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6.2374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4.5091in"/>
    </style:style>
    <style:style style:name="co8" style:family="table-column">
      <style:table-column-properties fo:break-before="auto" style:column-width="2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dido 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rubro</text:p>
          </table:table-cell>
        </table:table-row>
        <table:table-row table:style-name="ro1">
          <table:table-cell office:value-type="string" calcext:value-type="string">
            <text:p>ABROCHADORA KANGARO HP-10 PINZA 20H</text:p>
          </table:table-cell>
          <table:table-cell office:value-type="float" office:value="6327.55" calcext:value-type="float">
            <text:p>6327.55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3275.5" calcext:value-type="float">
            <text:p>63275.5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ASIGNATURAS N-3</text:p>
          </table:table-cell>
          <table:table-cell office:value-type="float" office:value="136.37" calcext:value-type="float">
            <text:p>136.37</text:p>
          </table:table-cell>
          <table:table-cell office:value-type="float" office:value="50" calcext:value-type="float">
            <text:p>50</text:p>
          </table:table-cell>
          <table:table-cell table:formula="of:=[.B3]*[.C3]" office:value-type="float" office:value="6818.5" calcext:value-type="float">
            <text:p>6818.5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RESMA AUTOR A4 70g 210x297 x500h</text:p>
          </table:table-cell>
          <table:table-cell office:value-type="float" office:value="5976.63" calcext:value-type="float">
            <text:p>5976.63</text:p>
          </table:table-cell>
          <table:table-cell office:value-type="float" office:value="80" calcext:value-type="float">
            <text:p>80</text:p>
          </table:table-cell>
          <table:table-cell table:formula="of:=[.B4]*[.C4]" office:value-type="float" office:value="478130.4" calcext:value-type="float">
            <text:p>478130.4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TONER GTC P/BROTHER TN-1060</text:p>
          </table:table-cell>
          <table:table-cell office:value-type="float" office:value="4087.67" calcext:value-type="float">
            <text:p>4087.67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40876.7" calcext:value-type="float">
            <text:p>40876.7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TIJERA EZCO LOTUS 13cm</text:p>
          </table:table-cell>
          <table:table-cell office:value-type="float" office:value="842.12" calcext:value-type="float">
            <text:p>842.12</text:p>
          </table:table-cell>
          <table:table-cell office:value-type="float" office:value="20" calcext:value-type="float">
            <text:p>20</text:p>
          </table:table-cell>
          <table:table-cell table:formula="of:=[.B6]*[.C6]" office:value-type="float" office:value="16842.4" calcext:value-type="float">
            <text:p>16842.4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SOBRE MEDORO MANILA 22.9x32.4 x10u 2732</text:p>
          </table:table-cell>
          <table:table-cell office:value-type="float" office:value="2980.17" calcext:value-type="float">
            <text:p>2980.17</text:p>
          </table:table-cell>
          <table:table-cell office:value-type="float" office:value="50" calcext:value-type="float">
            <text:p>50</text:p>
          </table:table-cell>
          <table:table-cell table:formula="of:=[.B7]*[.C7]" office:value-type="float" office:value="149008.5" calcext:value-type="float">
            <text:p>149008.5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SOBRE LAMA A4 C/BOTON OFICIO</text:p>
          </table:table-cell>
          <table:table-cell office:value-type="float" office:value="283.93" calcext:value-type="float">
            <text:p>283.93</text:p>
          </table:table-cell>
          <table:table-cell office:value-type="float" office:value="100" calcext:value-type="float">
            <text:p>100</text:p>
          </table:table-cell>
          <table:table-cell table:formula="of:=[.B8]*[.C8]" office:value-type="float" office:value="28393" calcext:value-type="float">
            <text:p>28393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SEPARADOR LAMA 12 POSICIONES A4</text:p>
          </table:table-cell>
          <table:table-cell office:value-type="float" office:value="1740.63" calcext:value-type="float">
            <text:p>1740.63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17406.3" calcext:value-type="float">
            <text:p>17406.3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SELLO BIN-BIN FECHADOR 4mm YT-400</text:p>
          </table:table-cell>
          <table:table-cell office:value-type="float" office:value="1871.85" calcext:value-type="float">
            <text:p>1871.85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28077.75" calcext:value-type="float">
            <text:p>28077.75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  <table:table-row table:style-name="ro1">
          <table:table-cell office:value-type="string" calcext:value-type="string">
            <text:p>ROLLO PAPEL TERMICO 80mm x70m x10u</text:p>
          </table:table-cell>
          <table:table-cell office:value-type="float" office:value="840.24" calcext:value-type="float">
            <text:p>840.24</text:p>
          </table:table-cell>
          <table:table-cell office:value-type="float" office:value="30" calcext:value-type="float">
            <text:p>30</text:p>
          </table:table-cell>
          <table:table-cell table:formula="of:=[.B11]*[.C11]" office:value-type="float" office:value="25207.2" calcext:value-type="float">
            <text:p>25207.2</text:p>
          </table:table-cell>
          <table:table-cell office:value-type="string" calcext:value-type="string">
            <text:p>Linea</text:p>
          </table:table-cell>
          <table:table-cell office:value-type="float" office:value="653092" calcext:value-type="float">
            <text:p>653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peleria</text:p>
          </table:table-cell>
        </table:table-row>
      </table:table>
      <table:table table:name="Computacion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Computadora Kelyx AMD Ryzen 3 3200G</text:p>
          </table:table-cell>
          <table:table-cell office:value-type="float" office:value="288552" calcext:value-type="float">
            <text:p>288552</text:p>
          </table:table-cell>
        </table:table-row>
        <table:table-row table:style-name="ro1">
          <table:table-cell office:value-type="string" calcext:value-type="string">
            <text:p>Lenovo ThinkCentre neo 50q Gen 4 - Intel® Core™ i3-1215U - 8GB - 256GB SSD</text:p>
          </table:table-cell>
          <table:table-cell office:value-type="float" office:value="542128" calcext:value-type="float">
            <text:p>542128</text:p>
          </table:table-cell>
        </table:table-row>
        <table:table-row table:style-name="ro1">
          <table:table-cell office:value-type="string" calcext:value-type="string">
            <text:p>KIT de PC Ultra Compacta Gigabyte BRIX PRO AMD Ryzen™ R1505G</text:p>
          </table:table-cell>
          <table:table-cell office:value-type="float" office:value="605522" calcext:value-type="float">
            <text:p>605522</text:p>
          </table:table-cell>
        </table:table-row>
        <table:table-row table:style-name="ro1">
          <table:table-cell office:value-type="string" calcext:value-type="string">
            <text:p>Combo Actualización Intel® Core™ i3-12100</text:p>
          </table:table-cell>
          <table:table-cell office:value-type="float" office:value="313691" calcext:value-type="float">
            <text:p>313691</text:p>
          </table:table-cell>
        </table:table-row>
        <table:table-row table:style-name="ro1">
          <table:table-cell office:value-type="string" calcext:value-type="string">
            <text:p>Combo Actualización AMD Ryzen™ 5 4600G</text:p>
          </table:table-cell>
          <table:table-cell office:value-type="float" office:value="346481" calcext:value-type="float">
            <text:p>346481</text:p>
          </table:table-cell>
        </table:table-row>
        <table:table-row table:style-name="ro1">
          <table:table-cell office:value-type="string" calcext:value-type="string">
            <text:p>Computadora CS Pentium</text:p>
          </table:table-cell>
          <table:table-cell office:value-type="float" office:value="366155" calcext:value-type="float">
            <text:p>366155</text:p>
          </table:table-cell>
        </table:table-row>
        <table:table-row table:style-name="ro1">
          <table:table-cell office:value-type="string" calcext:value-type="string">
            <text:p>Computadora CS Power i3</text:p>
          </table:table-cell>
          <table:table-cell office:value-type="float" office:value="400038" calcext:value-type="float">
            <text:p>400038</text:p>
          </table:table-cell>
        </table:table-row>
        <table:table-row table:style-name="ro1">
          <table:table-cell office:value-type="string" calcext:value-type="string">
            <text:p>Computadora Kelyx Intel Core i3-10105</text:p>
          </table:table-cell>
          <table:table-cell office:value-type="float" office:value="343202" calcext:value-type="float">
            <text:p>343202</text:p>
          </table:table-cell>
        </table:table-row>
        <table:table-row table:style-name="ro1">
          <table:table-cell office:value-type="string" calcext:value-type="string">
            <text:p>Computadora CS Power i3 Pro</text:p>
          </table:table-cell>
          <table:table-cell office:value-type="float" office:value="467804" calcext:value-type="float">
            <text:p>467804</text:p>
          </table:table-cell>
        </table:table-row>
        <table:table-row table:style-name="ro1">
          <table:table-cell office:value-type="string" calcext:value-type="string">
            <text:p>Computadora CS Power i5</text:p>
          </table:table-cell>
          <table:table-cell office:value-type="float" office:value="521361" calcext:value-type="float">
            <text:p>521361</text:p>
          </table:table-cell>
        </table:table-row>
        <table:table-row table:style-name="ro1">
          <table:table-cell office:value-type="string" calcext:value-type="string">
            <text:p>Computadora CS Power i5 Pro</text:p>
          </table:table-cell>
          <table:table-cell office:value-type="float" office:value="560709" calcext:value-type="float">
            <text:p>560709</text:p>
          </table:table-cell>
        </table:table-row>
        <table:table-row table:style-name="ro1">
          <table:table-cell office:value-type="string" calcext:value-type="string">
            <text:p>Computadora CS Elite i7 Pro</text:p>
          </table:table-cell>
          <table:table-cell office:value-type="float" office:value="798983" calcext:value-type="float">
            <text:p>798983</text:p>
          </table:table-cell>
        </table:table-row>
        <table:table-row table:style-name="ro1">
          <table:table-cell office:value-type="string" calcext:value-type="string">
            <text:p>Computadora CS Ryzen 5 8500G</text:p>
          </table:table-cell>
          <table:table-cell office:value-type="float" office:value="549779" calcext:value-type="float">
            <text:p>549779</text:p>
          </table:table-cell>
        </table:table-row>
        <table:table-row table:style-name="ro1">
          <table:table-cell office:value-type="string" calcext:value-type="string">
            <text:p>Computadora CS Ryzen 5 4600G</text:p>
          </table:table-cell>
          <table:table-cell office:value-type="float" office:value="441572" calcext:value-type="float">
            <text:p>441572</text:p>
          </table:table-cell>
        </table:table-row>
        <table:table-row table:style-name="ro1">
          <table:table-cell office:value-type="string" calcext:value-type="string">
            <text:p>Computadora CS Ryzen 5</text:p>
          </table:table-cell>
          <table:table-cell office:value-type="float" office:value="442665" calcext:value-type="float">
            <text:p>442665</text:p>
          </table:table-cell>
        </table:table-row>
        <table:table-row table:style-name="ro1">
          <table:table-cell office:value-type="string" calcext:value-type="string">
            <text:p>Computadora Kelyx AMD Ryzen 5 5600G - 480GB</text:p>
          </table:table-cell>
          <table:table-cell office:value-type="float" office:value="408782" calcext:value-type="float">
            <text:p>408782</text:p>
          </table:table-cell>
        </table:table-row>
        <table:table-row table:style-name="ro1">
          <table:table-cell office:value-type="string" calcext:value-type="string">
            <text:p>Computadora CS Ryzen 5 Pro</text:p>
          </table:table-cell>
          <table:table-cell office:value-type="float" office:value="498408" calcext:value-type="float">
            <text:p>498408</text:p>
          </table:table-cell>
        </table:table-row>
        <table:table-row table:style-name="ro1">
          <table:table-cell office:value-type="string" calcext:value-type="string">
            <text:p>Computadora CS Ryzen 7</text:p>
          </table:table-cell>
          <table:table-cell office:value-type="float" office:value="462339" calcext:value-type="float">
            <text:p>462339</text:p>
          </table:table-cell>
        </table:table-row>
        <table:table-row table:style-name="ro1">
          <table:table-cell office:value-type="string" calcext:value-type="string">
            <text:p>Computadora CS Ryzen 7 Pro</text:p>
          </table:table-cell>
          <table:table-cell office:value-type="float" office:value="518082" calcext:value-type="float">
            <text:p>518082</text:p>
          </table:table-cell>
        </table:table-row>
        <table:table-row table:style-name="ro1">
          <table:table-cell office:value-type="string" calcext:value-type="string">
            <text:p>Computadora Gamer CS Ryzen 5 8600G</text:p>
          </table:table-cell>
          <table:table-cell office:value-type="float" office:value="796797" calcext:value-type="float">
            <text:p>796797</text:p>
          </table:table-cell>
        </table:table-row>
        <table:table-row table:style-name="ro1">
          <table:table-cell office:value-type="string" calcext:value-type="string">
            <text:p>Computadora Gamer CS Ryzen 5</text:p>
          </table:table-cell>
          <table:table-cell office:value-type="float" office:value="606615" calcext:value-type="float">
            <text:p>606615</text:p>
          </table:table-cell>
        </table:table-row>
        <table:table-row table:style-name="ro1">
          <table:table-cell office:value-type="string" calcext:value-type="string">
            <text:p>Computadora Gamer CS Ryzen 5 4600G</text:p>
          </table:table-cell>
          <table:table-cell office:value-type="float" office:value="605522" calcext:value-type="float">
            <text:p>605522</text:p>
          </table:table-cell>
        </table:table-row>
        <table:table-row table:style-name="ro1">
          <table:table-cell office:value-type="string" calcext:value-type="string">
            <text:p>Computadora Gamer CS Ryzen 7</text:p>
          </table:table-cell>
          <table:table-cell office:value-type="float" office:value="626289" calcext:value-type="float">
            <text:p>626289</text:p>
          </table:table-cell>
        </table:table-row>
        <table:table-row table:style-name="ro1">
          <table:table-cell office:value-type="string" calcext:value-type="string">
            <text:p>Computadora Gamer CS Ryzen 5 Pro</text:p>
          </table:table-cell>
          <table:table-cell office:value-type="float" office:value="1197928" calcext:value-type="float">
            <text:p>1197928</text:p>
          </table:table-cell>
        </table:table-row>
        <table:table-row table:style-name="ro1">
          <table:table-cell office:value-type="string" calcext:value-type="string">
            <text:p>Computadora Gamer CS Ryzen 7 Pro</text:p>
          </table:table-cell>
          <table:table-cell office:value-type="float" office:value="1217602" calcext:value-type="float">
            <text:p>1217602</text:p>
          </table:table-cell>
        </table:table-row>
        <table:table-row table:style-name="ro1">
          <table:table-cell office:value-type="string" calcext:value-type="string">
            <text:p>Computadora CS Designer para Lumion 2023 Rango Alto-Medio</text:p>
          </table:table-cell>
          <table:table-cell office:value-type="float" office:value="2076700" calcext:value-type="float">
            <text:p>2076700</text:p>
          </table:table-cell>
        </table:table-row>
        <table:table-row table:style-name="ro1">
          <table:table-cell office:value-type="string" calcext:value-type="string">
            <text:p>Computadora CS Designer para Lumion 2023 Rango Alto</text:p>
          </table:table-cell>
          <table:table-cell office:value-type="float" office:value="3245117" calcext:value-type="float">
            <text:p>3245117</text:p>
          </table:table-cell>
        </table:table-row>
        <table:table-row table:style-name="ro1">
          <table:table-cell office:value-type="string" calcext:value-type="string">
            <text:p>Lenovo ThinkCentre neo 50q Gen 4 - Intel® Core™ i3-1215U - 8GB - 256GB SSD - W11 Pro</text:p>
          </table:table-cell>
          <table:table-cell office:value-type="float" office:value="867842" calcext:value-type="float">
            <text:p>867842</text:p>
          </table:table-cell>
        </table:table-row>
        <table:table-row table:style-name="ro1">
          <table:table-cell office:value-type="string" calcext:value-type="string">
            <text:p>Lenovo ThinkCentre neo 50q Gen 4 - Intel® Core™ i5-13420H - 8GB - 256GB SSD</text:p>
          </table:table-cell>
          <table:table-cell office:value-type="float" office:value="816471" calcext:value-type="float">
            <text:p>816471</text:p>
          </table:table-cell>
        </table:table-row>
        <table:table-row table:style-name="ro1">
          <table:table-cell office:value-type="string" calcext:value-type="string">
            <text:p>Lenovo ThinkCentre neo 50q Gen 4 - Intel® Core™ i5-13420H - 8GB - 256GB SSD - W11 Pro</text:p>
          </table:table-cell>
          <table:table-cell office:value-type="float" office:value="937794" calcext:value-type="float">
            <text:p>937794</text:p>
          </table:table-cell>
        </table:table-row>
        <table:table-row table:style-name="ro1">
          <table:table-cell office:value-type="string" calcext:value-type="string">
            <text:p>Lenovo ThinkCentre neo 50s Gen 4 - Intel® Core™ i3-13100 - 8GB - 256GB SSD</text:p>
          </table:table-cell>
          <table:table-cell office:value-type="float" office:value="694055" calcext:value-type="float">
            <text:p>694055</text:p>
          </table:table-cell>
        </table:table-row>
        <table:table-row table:style-name="ro1">
          <table:table-cell office:value-type="string" calcext:value-type="string">
            <text:p>Lenovo ThinkCentre neo 50s Gen 4 - Intel® Core™ i3-13100 - 8GB - 256GB SSD - W11 Pro</text:p>
          </table:table-cell>
          <table:table-cell office:value-type="float" office:value="1038350" calcext:value-type="float">
            <text:p>1038350</text:p>
          </table:table-cell>
        </table:table-row>
        <table:table-row table:style-name="ro1">
          <table:table-cell office:value-type="string" calcext:value-type="string">
            <text:p>Lenovo ThinkCentre neo 50s Gen 4 - Intel® Core™ i5-13400 - 8GB - 512GB SSD</text:p>
          </table:table-cell>
          <table:table-cell office:value-type="float" office:value="934515" calcext:value-type="float">
            <text:p>934515</text:p>
          </table:table-cell>
        </table:table-row>
        <table:table-row table:style-name="ro1">
          <table:table-cell office:value-type="string" calcext:value-type="string">
            <text:p>Lenovo ThinkCentre neo 50s Gen 4 - Intel® Core™ i5-13400 - 8GB - 512GB SSD - W11 Pro</text:p>
          </table:table-cell>
          <table:table-cell office:value-type="float" office:value="1216509" calcext:value-type="float">
            <text:p>1216509</text:p>
          </table:table-cell>
        </table:table-row>
        <table:table-row table:style-name="ro1">
          <table:table-cell office:value-type="string" calcext:value-type="string">
            <text:p>Lenovo ThinkCentre neo 50s Gen 4 - Intel® Core™ i7-13700 - 16GB - 512GB SSD - W11 Pro</text:p>
          </table:table-cell>
          <table:table-cell office:value-type="float" office:value="1626384" calcext:value-type="float">
            <text:p>1626384</text:p>
          </table:table-cell>
        </table:table-row>
        <table:table-row table:style-name="ro1">
          <table:table-cell office:value-type="string" calcext:value-type="string">
            <text:p>Mini PC ASUS ExpertCenter PN52 AMD Ryzen™ 5 5600H</text:p>
          </table:table-cell>
          <table:table-cell office:value-type="float" office:value="648149" calcext:value-type="float">
            <text:p>648149</text:p>
          </table:table-cell>
        </table:table-row>
        <table:table-row table:style-name="ro1">
          <table:table-cell office:value-type="string" calcext:value-type="string">
            <text:p>Mini PC ASUS ExpertCenter PN52 AMD Ryzen™ 7 5800H</text:p>
          </table:table-cell>
          <table:table-cell office:value-type="float" office:value="858005" calcext:value-type="float">
            <text:p>858005</text:p>
          </table:table-cell>
        </table:table-row>
        <table:table-row table:style-name="ro1">
          <table:table-cell office:value-type="string" calcext:value-type="string">
            <text:p>KIT de PC Ultra Compacta Gigabyte BRIX Intel® Core™ i5-10210U</text:p>
          </table:table-cell>
          <table:table-cell office:value-type="float" office:value="1042722" calcext:value-type="float">
            <text:p>1042722</text:p>
          </table:table-cell>
        </table:table-row>
        <table:table-row table:style-name="ro1">
          <table:table-cell office:value-type="string" calcext:value-type="string">
            <text:p>KIT de PC Ultra Compacta Gigabyte BRIX Intel® Core™ i7-10710U</text:p>
          </table:table-cell>
          <table:table-cell office:value-type="float" office:value="1180440" calcext:value-type="float">
            <text:p>1180440</text:p>
          </table:table-cell>
        </table:table-row>
        <table:table-row table:style-name="ro1">
          <table:table-cell office:value-type="string" calcext:value-type="string">
            <text:p>Combo Actualización Intel® Core™ i5-12400</text:p>
          </table:table-cell>
          <table:table-cell office:value-type="float" office:value="405503" calcext:value-type="float">
            <text:p>405503</text:p>
          </table:table-cell>
        </table:table-row>
        <table:table-row table:style-name="ro1">
          <table:table-cell office:value-type="string" calcext:value-type="string">
            <text:p>Combo Actualización Intel® Core™ i7-12700</text:p>
          </table:table-cell>
          <table:table-cell office:value-type="float" office:value="647056" calcext:value-type="float">
            <text:p>647056</text:p>
          </table:table-cell>
        </table:table-row>
        <table:table-row table:style-name="ro1">
          <table:table-cell office:value-type="string" calcext:value-type="string">
            <text:p>Combo Actualización Intel® Core™ i3-10105</text:p>
          </table:table-cell>
          <table:table-cell office:value-type="float" office:value="301668" calcext:value-type="float">
            <text:p>301668</text:p>
          </table:table-cell>
        </table:table-row>
        <table:table-row table:style-name="ro1">
          <table:table-cell office:value-type="string" calcext:value-type="string">
            <text:p>Combo Actualización Intel® Core™ i5-11400</text:p>
          </table:table-cell>
          <table:table-cell office:value-type="float" office:value="422991" calcext:value-type="float">
            <text:p>422991</text:p>
          </table:table-cell>
        </table:table-row>
        <table:table-row table:style-name="ro1">
          <table:table-cell office:value-type="string" calcext:value-type="string">
            <text:p>Combo Actualización AMD Ryzen™ 5 5600G</text:p>
          </table:table-cell>
          <table:table-cell office:value-type="float" office:value="347574" calcext:value-type="float">
            <text:p>347574</text:p>
          </table:table-cell>
        </table:table-row>
        <table:table-row table:style-name="ro1">
          <table:table-cell office:value-type="string" calcext:value-type="string">
            <text:p>Combo Actualización AMD Ryzen™ 7 5700G</text:p>
          </table:table-cell>
          <table:table-cell office:value-type="float" office:value="367248" calcext:value-type="float">
            <text:p>367248</text:p>
          </table:table-cell>
        </table:table-row>
        <table:table-row table:style-name="ro1">
          <table:table-cell office:value-type="string" calcext:value-type="string">
            <text:p>Notebook HP 255 G9 - AMD Ryzen™ 3 3250U - 8GB - 256GB SSD - 15,6" HD</text:p>
          </table:table-cell>
          <table:table-cell office:value-type="float" office:value="636126" calcext:value-type="float">
            <text:p>636126</text:p>
          </table:table-cell>
        </table:table-row>
        <table:table-row table:style-name="ro1">
          <table:table-cell office:value-type="string" calcext:value-type="string">
            <text:p>Notebook HP 250 G10 Intel® Core™ i3-1315U - 8GB - 256GB SSD - 15,6"</text:p>
          </table:table-cell>
          <table:table-cell office:value-type="float" office:value="792425" calcext:value-type="float">
            <text:p>792425</text:p>
          </table:table-cell>
        </table:table-row>
        <table:table-row table:style-name="ro1">
          <table:table-cell office:value-type="string" calcext:value-type="string">
            <text:p>Notebook HP 250 G10 Intel® Core™ i5-1334U - 8GB - 512GB SSD - 15,6"</text:p>
          </table:table-cell>
          <table:table-cell office:value-type="float" office:value="1060210" calcext:value-type="float">
            <text:p>1060210</text:p>
          </table:table-cell>
        </table:table-row>
        <table:table-row table:style-name="ro1">
          <table:table-cell office:value-type="string" calcext:value-type="string">
            <text:p>Notebook HP 250 G10 Intel® Core™ i7-1355U - 8GB - 512GB SSD - 15,6"</text:p>
          </table:table-cell>
          <table:table-cell office:value-type="float" office:value="1216509" calcext:value-type="float">
            <text:p>1216509</text:p>
          </table:table-cell>
        </table:table-row>
        <table:table-row table:style-name="ro1">
          <table:table-cell office:value-type="string" calcext:value-type="string">
            <text:p>Notebook Lenovo ThinkBook 14 G6 IRL - Intel® Core™ i5-13420H - 8GB - 512GB - 14"</text:p>
          </table:table-cell>
          <table:table-cell office:value-type="float" office:value="1082070" calcext:value-type="float">
            <text:p>1082070</text:p>
          </table:table-cell>
        </table:table-row>
        <table:table-row table:style-name="ro1">
          <table:table-cell office:value-type="string" calcext:value-type="string">
            <text:p>Notebook Lenovo ThinkBook 14 G6 IRL - Intel® Core™ i7-13700H - 16GB - 512GB - 14"</text:p>
          </table:table-cell>
          <table:table-cell office:value-type="float" office:value="1537851" calcext:value-type="float">
            <text:p>1537851</text:p>
          </table:table-cell>
        </table:table-row>
        <table:table-row table:style-name="ro1">
          <table:table-cell office:value-type="string" calcext:value-type="string">
            <text:p>Notebook Lenovo ThinkBook 16 G6 IRL - Intel® Core™ i5-13420H - 8GB - 512GB - 16"</text:p>
          </table:table-cell>
          <table:table-cell office:value-type="float" office:value="1113767" calcext:value-type="float">
            <text:p>1113767</text:p>
          </table:table-cell>
        </table:table-row>
        <table:table-row table:style-name="ro1">
          <table:table-cell office:value-type="string" calcext:value-type="string">
            <text:p>Notebook Lenovo ThinkBook 16 G6 IRL - Intel® Core™ i7-13700H - 16GB - 512GB - 16"</text:p>
          </table:table-cell>
          <table:table-cell office:value-type="float" office:value="1511619" calcext:value-type="float">
            <text:p>1511619</text:p>
          </table:table-cell>
        </table:table-row>
        <table:table-row table:style-name="ro1">
          <table:table-cell office:value-type="string" calcext:value-type="string">
            <text:p>Notebook Lenovo V15 G3 IAP - i3-1215U - 8GB - 512GB SSD - 15,6" FHD</text:p>
          </table:table-cell>
          <table:table-cell office:value-type="float" office:value="772751" calcext:value-type="float">
            <text:p>772751</text:p>
          </table:table-cell>
        </table:table-row>
        <table:table-row table:style-name="ro1">
          <table:table-cell office:value-type="string" calcext:value-type="string">
            <text:p>Notebook Lenovo V15 G3 IAP - i5-1235U - 8GB - 512GB SSD - 15,6" FHD</text:p>
          </table:table-cell>
          <table:table-cell office:value-type="float" office:value="1048187" calcext:value-type="float">
            <text:p>1048187</text:p>
          </table:table-cell>
        </table:table-row>
        <table:table-row table:style-name="ro1">
          <table:table-cell office:value-type="string" calcext:value-type="string">
            <text:p>Notebook Lenovo V15 G3 IAP - i7-1255U - 8GB - 512GB SSD - 15,6" FHD</text:p>
          </table:table-cell>
          <table:table-cell office:value-type="float" office:value="1087535" calcext:value-type="float">
            <text:p>1087535</text:p>
          </table:table-cell>
        </table:table-row>
        <table:table-row table:style-name="ro1">
          <table:table-cell office:value-type="string" calcext:value-type="string">
            <text:p>Notebook Lenovo Yoga Slim 6 14IRH8 - i5-13420H - 16GB - 512GB - 14" 2.8K - W11H</text:p>
          </table:table-cell>
          <table:table-cell office:value-type="float" office:value="1606710" calcext:value-type="float">
            <text:p>1606710</text:p>
          </table:table-cell>
        </table:table-row>
        <table:table-row table:style-name="ro1">
          <table:table-cell office:value-type="string" calcext:value-type="string">
            <text:p>Notebook Lenovo Yoga Slim 7 14IMH9 - Intel® Core™ Ultra 5 125H - 16GB - 512GB - 14" - W11H</text:p>
          </table:table-cell>
          <table:table-cell office:value-type="float" office:value="1803450" calcext:value-type="float">
            <text:p>1803450</text:p>
          </table:table-cell>
        </table:table-row>
        <table:table-row table:style-name="ro1">
          <table:table-cell office:value-type="string" calcext:value-type="string">
            <text:p>Notebook Lenovo IdeaPad 1 15IAU7 - Intel® Core™ i3-1215U - 8GB - 256GB - 15,6" FHD - W11H</text:p>
          </table:table-cell>
          <table:table-cell office:value-type="float" office:value="741054" calcext:value-type="float">
            <text:p>741054</text:p>
          </table:table-cell>
        </table:table-row>
        <table:table-row table:style-name="ro1">
          <table:table-cell office:value-type="string" calcext:value-type="string">
            <text:p>Notebook Lenovo IdeaPad Slim 3 15IAN8 - i3-N305 - 8GB - 256GB SSD - 15,6" FHD - W11H</text:p>
          </table:table-cell>
          <table:table-cell office:value-type="float" office:value="851447" calcext:value-type="float">
            <text:p>851447</text:p>
          </table:table-cell>
        </table:table-row>
        <table:table-row table:style-name="ro1">
          <table:table-cell office:value-type="string" calcext:value-type="string">
            <text:p>Notebook Lenovo IdeaPad Slim 3 15IAH8 - i5-12450H - 8GB - 512GB SSD - 15,6" FHD - W11H</text:p>
          </table:table-cell>
          <table:table-cell office:value-type="float" office:value="958561" calcext:value-type="float">
            <text:p>958561</text:p>
          </table:table-cell>
        </table:table-row>
        <table:table-row table:style-name="ro1">
          <table:table-cell office:value-type="string" calcext:value-type="string">
            <text:p>Notebook Lenovo IdeaPad Slim 3 15IAH8 - i5-12450H - 8GB - 512GB - 15,6" FHD Touch - W11H</text:p>
          </table:table-cell>
          <table:table-cell office:value-type="float" office:value="1009932" calcext:value-type="float">
            <text:p>1009932</text:p>
          </table:table-cell>
        </table:table-row>
        <table:table-row table:style-name="ro1">
          <table:table-cell office:value-type="string" calcext:value-type="string">
            <text:p>Notebook Lenovo IdeaPad Slim 3 15IAH8 - i5-12450H - 16GB - 512GB - 15,6" FHD - W11H</text:p>
          </table:table-cell>
          <table:table-cell office:value-type="float" office:value="1090814" calcext:value-type="float">
            <text:p>1090814</text:p>
          </table:table-cell>
        </table:table-row>
        <table:table-row table:style-name="ro1">
          <table:table-cell office:value-type="string" calcext:value-type="string">
            <text:p>Notebook Lenovo IdeaPad 3 15ITL6 - i7-1165G7 - 8GB - 256GB SSD - 15,6" FHD - W11H</text:p>
          </table:table-cell>
          <table:table-cell office:value-type="float" office:value="1277717" calcext:value-type="float">
            <text:p>1277717</text:p>
          </table:table-cell>
        </table:table-row>
        <table:table-row table:style-name="ro1">
          <table:table-cell office:value-type="string" calcext:value-type="string">
            <text:p>Notebook Lenovo V15 G2 ITL - i3-1115G4 - 8GB - 256GB SSD - 15,6" FHD</text:p>
          </table:table-cell>
          <table:table-cell office:value-type="float" office:value="814285" calcext:value-type="float">
            <text:p>814285</text:p>
          </table:table-cell>
        </table:table-row>
        <table:table-row table:style-name="ro1">
          <table:table-cell office:value-type="string" calcext:value-type="string">
            <text:p>Notebook Lenovo V15 G2 ITL - i5-1135G7 - 8GB - 256GB SSD - 15,6" FHD</text:p>
          </table:table-cell>
          <table:table-cell office:value-type="float" office:value="1216509" calcext:value-type="float">
            <text:p>1216509</text:p>
          </table:table-cell>
        </table:table-row>
        <table:table-row table:style-name="ro1">
          <table:table-cell office:value-type="string" calcext:value-type="string">
            <text:p>Notebook Lenovo ThinkPad E16 Gen 1 - Intel® Core™ i5-13420H - 8GB - 512GB - 16" - W11 Pro</text:p>
          </table:table-cell>
          <table:table-cell office:value-type="float" office:value="1848263" calcext:value-type="float">
            <text:p>1848263</text:p>
          </table:table-cell>
        </table:table-row>
        <table:table-row table:style-name="ro1">
          <table:table-cell office:value-type="string" calcext:value-type="string">
            <text:p>Notebook Lenovo ThinkPad E16 Gen 2 - Intel® Core™ Ultra 5 125U - 16GB - 512GB - 16"</text:p>
          </table:table-cell>
          <table:table-cell office:value-type="float" office:value="1449318" calcext:value-type="float">
            <text:p>1449318</text:p>
          </table:table-cell>
        </table:table-row>
        <table:table-row table:style-name="ro1">
          <table:table-cell office:value-type="string" calcext:value-type="string">
            <text:p>Notebook Lenovo ThinkPad E16 Gen 2 - Intel® Core™ Ultra 7 155H - 16GB - 512GB - 16"</text:p>
          </table:table-cell>
          <table:table-cell office:value-type="float" office:value="1855914" calcext:value-type="float">
            <text:p>1855914</text:p>
          </table:table-cell>
        </table:table-row>
        <table:table-row table:style-name="ro1">
          <table:table-cell office:value-type="string" calcext:value-type="string">
            <text:p>Notebook Lenovo ThinkPad T14 Gen 5 - Intel® Core™ Ultra 5 125U - 16GB - 512GB - 14" - W11 Pro</text:p>
          </table:table-cell>
          <table:table-cell office:value-type="float" office:value="2490947" calcext:value-type="float">
            <text:p>2490947</text:p>
          </table:table-cell>
        </table:table-row>
        <table:table-row table:style-name="ro1">
          <table:table-cell office:value-type="string" calcext:value-type="string">
            <text:p>Notebook Lenovo ThinkPad T14 Gen 5 - Intel® Core™ Ultra 7 155U - 16GB - 512GB - 14" - W11 Pro</text:p>
          </table:table-cell>
          <table:table-cell office:value-type="float" office:value="2875683" calcext:value-type="float">
            <text:p>2875683</text:p>
          </table:table-cell>
        </table:table-row>
        <table:table-row table:style-name="ro1">
          <table:table-cell office:value-type="string" calcext:value-type="string">
            <text:p>Notebook Lenovo ThinkPad P16s Gen 2 - i7-1360P - 16GB - 1TB - RTX A500 4GB - 16" - W11 Pro</text:p>
          </table:table-cell>
          <table:table-cell office:value-type="float" office:value="3592691" calcext:value-type="float">
            <text:p>3592691</text:p>
          </table:table-cell>
        </table:table-row>
        <table:table-row table:style-name="ro1">
          <table:table-cell office:value-type="string" calcext:value-type="string">
            <text:p>Notebook HP ProBook 460 G11 Intel® Core™ Ultra 5 125U - 8GB - 512GB SSD - 16" - W11 Pro</text:p>
          </table:table-cell>
          <table:table-cell office:value-type="float" office:value="1593594" calcext:value-type="float">
            <text:p>1593594</text:p>
          </table:table-cell>
        </table:table-row>
        <table:table-row table:style-name="ro1">
          <table:table-cell office:value-type="string" calcext:value-type="string">
            <text:p>Notebook HP ProBook 460 G11 Intel® Core™ Ultra 7 155U - 16GB - 1TB SSD - 16" - W11 Pro</text:p>
          </table:table-cell>
          <table:table-cell office:value-type="float" office:value="1963028" calcext:value-type="float">
            <text:p>1963028</text:p>
          </table:table-cell>
        </table:table-row>
        <table:table-row table:style-name="ro1">
          <table:table-cell office:value-type="string" calcext:value-type="string">
            <text:p>Notebook Samsung Galaxy Book3 - Intel® Core™ i3-1315U - 8GB - 256GB - 15.6" FHD - W11H</text:p>
          </table:table-cell>
          <table:table-cell office:value-type="float" office:value="1139999" calcext:value-type="float">
            <text:p>1139999</text:p>
          </table:table-cell>
        </table:table-row>
        <table:table-row table:style-name="ro1">
          <table:table-cell office:value-type="string" calcext:value-type="string">
            <text:p>Notebook Lenovo Yoga 7 2-in-1 14AHP9 - Ryzen™ 5 8640HS - 8GB - 512GB - 14" Touch - W11H</text:p>
          </table:table-cell>
          <table:table-cell office:value-type="float" office:value="1384831" calcext:value-type="float">
            <text:p>1384831</text:p>
          </table:table-cell>
        </table:table-row>
        <table:table-row table:style-name="ro1">
          <table:table-cell office:value-type="string" calcext:value-type="string">
            <text:p>Notebook Lenovo Yoga 7 2-in-1 14AHP9 - Ryzen™ 5 8640HS - 16GB - 512GB - 14" Touch - W11H</text:p>
          </table:table-cell>
          <table:table-cell office:value-type="float" office:value="1646058" calcext:value-type="float">
            <text:p>1646058</text:p>
          </table:table-cell>
        </table:table-row>
        <table:table-row table:style-name="ro1">
          <table:table-cell office:value-type="string" calcext:value-type="string">
            <text:p>Notebook Lenovo V15 G4 AMN - AMD Ryzen™ 3 7320U - 16GB - 512GB - 15,6" FHD</text:p>
          </table:table-cell>
          <table:table-cell office:value-type="float" office:value="762914" calcext:value-type="float">
            <text:p>762914</text:p>
          </table:table-cell>
        </table:table-row>
        <table:table-row table:style-name="ro1">
          <table:table-cell office:value-type="string" calcext:value-type="string">
            <text:p>Notebook Lenovo V15 G4 AMN - AMD Ryzen™ 5 7520U - 16GB - 512GB - 15,6" FHD</text:p>
          </table:table-cell>
          <table:table-cell office:value-type="float" office:value="849261" calcext:value-type="float">
            <text:p>849261</text:p>
          </table:table-cell>
        </table:table-row>
        <table:table-row table:style-name="ro1">
          <table:table-cell office:value-type="string" calcext:value-type="string">
            <text:p>Notebook Lenovo V15 G4 ABP AMD Ryzen™ 7 7730U - 8GB - 512GB - 15,6" FHD</text:p>
          </table:table-cell>
          <table:table-cell office:value-type="float" office:value="905004" calcext:value-type="float">
            <text:p>905004</text:p>
          </table:table-cell>
        </table:table-row>
        <table:table-row table:style-name="ro1">
          <table:table-cell office:value-type="string" calcext:value-type="string">
            <text:p>Notebook Lenovo ThinkBook 16 G6 ABP - AMD Ryzen™ 5 7430U - 8GB - 512GB - 16"</text:p>
          </table:table-cell>
          <table:table-cell office:value-type="float" office:value="1063489" calcext:value-type="float">
            <text:p>1063489</text:p>
          </table:table-cell>
        </table:table-row>
        <table:table-row table:style-name="ro1">
          <table:table-cell office:value-type="string" calcext:value-type="string">
            <text:p>Notebook Lenovo ThinkBook 16 G6 ABP - AMD Ryzen™ 7 7730U - 16GB - 512GB - 16"</text:p>
          </table:table-cell>
          <table:table-cell office:value-type="float" office:value="1204486" calcext:value-type="float">
            <text:p>1204486</text:p>
          </table:table-cell>
        </table:table-row>
        <table:table-row table:style-name="ro1">
          <table:table-cell office:value-type="string" calcext:value-type="string">
            <text:p>Notebook Lenovo ThinkBook 16 G6 ABP - AMD Ryzen™ 5 7430U - 8GB - 512GB - 16" - W11 Pro</text:p>
          </table:table-cell>
          <table:table-cell office:value-type="float" office:value="1479922" calcext:value-type="float">
            <text:p>1479922</text:p>
          </table:table-cell>
        </table:table-row>
        <table:table-row table:style-name="ro1">
          <table:table-cell office:value-type="string" calcext:value-type="string">
            <text:p>Notebook Lenovo IdeaPad Slim 3 15AMN8 - Ryzen™ 5 7520U - 8GB - 512GB - 15,6" FHD - W11H</text:p>
          </table:table-cell>
          <table:table-cell office:value-type="float" office:value="802262" calcext:value-type="float">
            <text:p>802262</text:p>
          </table:table-cell>
        </table:table-row>
        <table:table-row table:style-name="ro1">
          <table:table-cell office:value-type="string" calcext:value-type="string">
            <text:p>Notebook Lenovo IdeaPad Slim 3 15ABR8 - Ryzen™ 7 7730U - 16GB - 512GB - 15,6" FHD - W11H</text:p>
          </table:table-cell>
          <table:table-cell office:value-type="float" office:value="1119232" calcext:value-type="float">
            <text:p>1119232</text:p>
          </table:table-cell>
        </table:table-row>
        <table:table-row table:style-name="ro1">
          <table:table-cell office:value-type="string" calcext:value-type="string">
            <text:p>Notebook Lenovo IdeaPad Slim 5 14AHP9 - Ryzen™ 5 8645HS - 16GB - 512GB - 14" - W11H</text:p>
          </table:table-cell>
          <table:table-cell office:value-type="float" office:value="1251485" calcext:value-type="float">
            <text:p>1251485</text:p>
          </table:table-cell>
        </table:table-row>
        <table:table-row table:style-name="ro1">
          <table:table-cell office:value-type="string" calcext:value-type="string">
            <text:p>Notebook Lenovo V15 G2 ALC - Ryzen™ 3 5300U - 8GB - 256GB SSD - 15,6" FHD</text:p>
          </table:table-cell>
          <table:table-cell office:value-type="float" office:value="742147" calcext:value-type="float">
            <text:p>742147</text:p>
          </table:table-cell>
        </table:table-row>
        <table:table-row table:style-name="ro1">
          <table:table-cell office:value-type="string" calcext:value-type="string">
            <text:p>Notebook Lenovo V14 ADA - AMD Ryzen™ 3 3250U - 8GB - 256GB SSD - 14"</text:p>
          </table:table-cell>
          <table:table-cell office:value-type="float" office:value="913748" calcext:value-type="float">
            <text:p>913748</text:p>
          </table:table-cell>
        </table:table-row>
        <table:table-row table:style-name="ro1">
          <table:table-cell office:value-type="string" calcext:value-type="string">
            <text:p>Notebook Lenovo ThinkPad L16 Gen 1 - AMD Ryzen™ 5 PRO 7535U - 16GB - 512GB - 16"</text:p>
          </table:table-cell>
          <table:table-cell office:value-type="float" office:value="1576106" calcext:value-type="float">
            <text:p>1576106</text:p>
          </table:table-cell>
        </table:table-row>
        <table:table-row table:style-name="ro1">
          <table:table-cell office:value-type="string" calcext:value-type="string">
            <text:p>Notebook Lenovo ThinkPad L16 Gen 1 - AMD Ryzen™ 7 PRO 7735U - 16GB - 512GB - 16"</text:p>
          </table:table-cell>
          <table:table-cell office:value-type="float" office:value="1805636" calcext:value-type="float">
            <text:p>1805636</text:p>
          </table:table-cell>
        </table:table-row>
        <table:table-row table:style-name="ro1">
          <table:table-cell office:value-type="string" calcext:value-type="string">
            <text:p>Notebook Lenovo ThinkPad L16 Gen 1 - AMD Ryzen™ 5 PRO 7535U - 16GB - 512GB - 16" - W11 Pro</text:p>
          </table:table-cell>
          <table:table-cell office:value-type="float" office:value="1971772" calcext:value-type="float">
            <text:p>1971772</text:p>
          </table:table-cell>
        </table:table-row>
        <table:table-row table:style-name="ro1">
          <table:table-cell office:value-type="string" calcext:value-type="string">
            <text:p>Notebook HP 255 G10 - AMD Ryzen™ 3 7330U - 8GB -256GB SSD - 15,6"</text:p>
          </table:table-cell>
          <table:table-cell office:value-type="float" office:value="688590" calcext:value-type="float">
            <text:p>688590</text:p>
          </table:table-cell>
        </table:table-row>
        <table:table-row table:style-name="ro1">
          <table:table-cell office:value-type="string" calcext:value-type="string">
            <text:p>Notebook HP 255 G10 - AMD Ryzen™ 5 7530U - 8GB - 512GB SSD - 15,6"</text:p>
          </table:table-cell>
          <table:table-cell office:value-type="float" office:value="830680" calcext:value-type="float">
            <text:p>830680</text:p>
          </table:table-cell>
        </table:table-row>
        <table:table-row table:style-name="ro1">
          <table:table-cell office:value-type="string" calcext:value-type="string">
            <text:p>Notebook Lenovo ThinkPad E14 Gen 5 - Ryzen™ 5 7530U - 8GB - 512GB SSD - 14"</text:p>
          </table:table-cell>
          <table:table-cell office:value-type="float" office:value="1298484" calcext:value-type="float">
            <text:p>1298484</text:p>
          </table:table-cell>
        </table:table-row>
        <table:table-row table:style-name="ro1">
          <table:table-cell office:value-type="string" calcext:value-type="string">
            <text:p>Notebook Lenovo ThinkPad E14 Gen 6 - Ryzen™ 5 7535HS - 8GB - 512GB SSD - 14"</text:p>
          </table:table-cell>
          <table:table-cell office:value-type="float" office:value="1326902" calcext:value-type="float">
            <text:p>1326902</text:p>
          </table:table-cell>
        </table:table-row>
        <table:table-row table:style-name="ro1">
          <table:table-cell office:value-type="string" calcext:value-type="string">
            <text:p>Notebook Lenovo ThinkPad E16 Gen 2 - Ryzen™ 5 7535HS - 8GB - 512GB - 16"</text:p>
          </table:table-cell>
          <table:table-cell office:value-type="float" office:value="1348762" calcext:value-type="float">
            <text:p>1348762</text:p>
          </table:table-cell>
        </table:table-row>
        <table:table-row table:style-name="ro1">
          <table:table-cell office:value-type="string" calcext:value-type="string">
            <text:p>Notebook Lenovo ThinkPad E16 Gen 2 - Ryzen™ 5 7535HS - 16GB - 512GB - 16"</text:p>
          </table:table-cell>
          <table:table-cell office:value-type="float" office:value="1226346" calcext:value-type="float">
            <text:p>1226346</text:p>
          </table:table-cell>
        </table:table-row>
        <table:table-row table:style-name="ro1">
          <table:table-cell office:value-type="string" calcext:value-type="string">
            <text:p>Notebook Lenovo ThinkPad E16 Gen 2 - Ryzen™ 7 7735HS - 16GB - 512GB - 16"</text:p>
          </table:table-cell>
          <table:table-cell office:value-type="float" office:value="1544409" calcext:value-type="float">
            <text:p>1544409</text:p>
          </table:table-cell>
        </table:table-row>
        <table:table-row table:style-name="ro1">
          <table:table-cell office:value-type="string" calcext:value-type="string">
            <text:p>Notebook Lenovo Legion 5 16IRX9 - i7-13650HX - 16GB - 512GB - RTX™ 4060 8GB - 16" - W11H</text:p>
          </table:table-cell>
          <table:table-cell office:value-type="float" office:value="2816661" calcext:value-type="float">
            <text:p>2816661</text:p>
          </table:table-cell>
        </table:table-row>
        <table:table-row table:style-name="ro1">
          <table:table-cell office:value-type="string" calcext:value-type="string">
            <text:p>Notebook MSI Katana 15 B13V - i5-13420H - 16GB - 512GB - RTX™ 4050 6GB - 15,6" FHD - W11H</text:p>
          </table:table-cell>
          <table:table-cell office:value-type="float" office:value="2035166" calcext:value-type="float">
            <text:p>2035166</text:p>
          </table:table-cell>
        </table:table-row>
        <table:table-row table:style-name="ro1">
          <table:table-cell office:value-type="string" calcext:value-type="string">
            <text:p>Nisuta Docking USB C 3.1 a HDMI, HUB USB, lector de tarjetas (NSUCD1)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Nisuta Docking USB-C 3.1 a HDMI - Red - HUB USB 3.0 - Lector de Tarjetas (NSUCD2)</text:p>
          </table:table-cell>
          <table:table-cell office:value-type="float" office:value="85254" calcext:value-type="float">
            <text:p>85254</text:p>
          </table:table-cell>
        </table:table-row>
        <table:table-row table:style-name="ro1">
          <table:table-cell office:value-type="string" calcext:value-type="string">
            <text:p>Nisuta Docking USB C 3.1 a HDMI, VGA, Red, Hub USB, Audio, PD, lector tarjetas (NSUCD3)</text:p>
          </table:table-cell>
          <table:table-cell office:value-type="float" office:value="112579" calcext:value-type="float">
            <text:p>112579</text:p>
          </table:table-cell>
        </table:table-row>
        <table:table-row table:style-name="ro1">
          <table:table-cell office:value-type="string" calcext:value-type="string">
            <text:p>Nisuta Docking USB C 3.1 a 2x HDMI, Red, HUB USB 3.0, PD 100W (NSUCD4)</text:p>
          </table:table-cell>
          <table:table-cell office:value-type="float" office:value="93998" calcext:value-type="float">
            <text:p>93998</text:p>
          </table:table-cell>
        </table:table-row>
        <table:table-row table:style-name="ro1">
          <table:table-cell office:value-type="string" calcext:value-type="string">
            <text:p>Nisuta Docking USB C 3.1 a M.2 NVME, HDMI, VGA, Red, HUB USB 3.0, TF-SD, PD 100W (NSUCD5)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Nisuta Docking USB C 3.1 a 2x HDMI, USB 3.0, PD 100W (NSUCD6)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Nisuta Docking USB C 3.1 a HDMI, USB 3.0, USB 2.0, USB-C, PD 100W (NSUCD7)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Mochila Targus Ascend Backpack Negra 16" (TSB710US)</text:p>
          </table:table-cell>
          <table:table-cell office:value-type="float" office:value="45906" calcext:value-type="float">
            <text:p>45906</text:p>
          </table:table-cell>
        </table:table-row>
        <table:table-row table:style-name="ro1">
          <table:table-cell office:value-type="string" calcext:value-type="string">
            <text:p>Mochila Targus Sagano™ EcoSmart® Campus de 16" - Negra/Gris (TBB636GL)</text:p>
          </table:table-cell>
          <table:table-cell office:value-type="float" office:value="83068" calcext:value-type="float">
            <text:p>83068</text:p>
          </table:table-cell>
        </table:table-row>
        <table:table-row table:style-name="ro1">
          <table:table-cell office:value-type="string" calcext:value-type="string">
            <text:p>Mochila Targus EcoSmart® Zero Waste 15,6" - Negra (TBB641GL)</text:p>
          </table:table-cell>
          <table:table-cell office:value-type="float" office:value="108207" calcext:value-type="float">
            <text:p>108207</text:p>
          </table:table-cell>
        </table:table-row>
        <table:table-row table:style-name="ro1">
          <table:table-cell office:value-type="string" calcext:value-type="string">
            <text:p>Mochila Targus Legend IQ 16" - Negra (TSB705US)</text:p>
          </table:table-cell>
          <table:table-cell office:value-type="float" office:value="114765" calcext:value-type="float">
            <text:p>114765</text:p>
          </table:table-cell>
        </table:table-row>
        <table:table-row table:style-name="ro1">
          <table:table-cell office:value-type="string" calcext:value-type="string">
            <text:p>Mochila Targus Mobile Elite 15" - 16" - Negra (TBB617GL)</text:p>
          </table:table-cell>
          <table:table-cell office:value-type="float" office:value="130067" calcext:value-type="float">
            <text:p>130067</text:p>
          </table:table-cell>
        </table:table-row>
        <table:table-row table:style-name="ro1">
          <table:table-cell office:value-type="string" calcext:value-type="string">
            <text:p>Base Targus Chill Mat+ de 17" con Hub de 4 puertos (AWE81US)</text:p>
          </table:table-cell>
          <table:table-cell office:value-type="float" office:value="93998" calcext:value-type="float">
            <text:p>93998</text:p>
          </table:table-cell>
        </table:table-row>
        <table:table-row table:style-name="ro1">
          <table:table-cell office:value-type="string" calcext:value-type="string">
            <text:p>Hub USB-C de 4 puertos USB-A 3.2 Gen1 Trust Halyx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string" calcext:value-type="string">
            <text:p>Base de refrigeración para Notebook Trust Cyclone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Base de refrigeración para Notebook Trust Exto</text:p>
          </table:table-cell>
          <table:table-cell office:value-type="float" office:value="45906" calcext:value-type="float">
            <text:p>45906</text:p>
          </table:table-cell>
        </table:table-row>
        <table:table-row table:style-name="ro1">
          <table:table-cell office:value-type="string" calcext:value-type="string">
            <text:p>Base plegable para notebook Nisuta (NSCN5)</text:p>
          </table:table-cell>
          <table:table-cell office:value-type="float" office:value="12570" calcext:value-type="float">
            <text:p>12570</text:p>
          </table:table-cell>
        </table:table-row>
        <table:table-row table:style-name="ro1">
          <table:table-cell office:value-type="string" calcext:value-type="string">
            <text:p>Maletín para Laptop de 16" Trust Lisboa - Azul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Maletín para Laptop de 16" Trust Lisboa - Verde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Mochila para Laptop de 16" Trust Lisboa - Negra</text:p>
          </table:table-cell>
          <table:table-cell office:value-type="float" office:value="73231" calcext:value-type="float">
            <text:p>73231</text:p>
          </table:table-cell>
        </table:table-row>
        <table:table-row table:style-name="ro1">
          <table:table-cell office:value-type="string" calcext:value-type="string">
            <text:p>Mochila KlipXtreme Emblem para laptop de hasta 15,6" (KNB-582)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Mochila KlipXtreme Tundra para laptop de hasta 15,6" (KNB-575)</text:p>
          </table:table-cell>
          <table:table-cell office:value-type="float" office:value="80882" calcext:value-type="float">
            <text:p>80882</text:p>
          </table:table-cell>
        </table:table-row>
        <table:table-row table:style-name="ro1">
          <table:table-cell office:value-type="string" calcext:value-type="string">
            <text:p>Maletín KlipXtreme Classic essential para laptop de hasta 15.6" (KNC-025)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Cable de Seguridad Serializado Standard Targus ASP61LA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Tablet Lenovo Tab M9 - 9" HD - 64GB - Con Folio Case + Film</text:p>
          </table:table-cell>
          <table:table-cell office:value-type="float" office:value="210949" calcext:value-type="float">
            <text:p>210949</text:p>
          </table:table-cell>
        </table:table-row>
        <table:table-row table:style-name="ro1">
          <table:table-cell office:value-type="string" calcext:value-type="string">
            <text:p>Tablet Samsung Galaxy Tab A9 Wi-Fi - 8,7" - 64GB - Graphite (SM-X110)</text:p>
          </table:table-cell>
          <table:table-cell office:value-type="float" office:value="345388" calcext:value-type="float">
            <text:p>345388</text:p>
          </table:table-cell>
        </table:table-row>
        <table:table-row table:style-name="ro1">
          <table:table-cell office:value-type="string" calcext:value-type="string">
            <text:p>Tablet Samsung Galaxy Tab A9+ Wi-Fi - 11" - 64GB - Graphite (SM-X210)</text:p>
          </table:table-cell>
          <table:table-cell office:value-type="float" office:value="556337" calcext:value-type="float">
            <text:p>556337</text:p>
          </table:table-cell>
        </table:table-row>
        <table:table-row table:style-name="ro1">
          <table:table-cell office:value-type="string" calcext:value-type="string">
            <text:p>Tablet Samsung Galaxy Tab A9+ Wi-Fi - 11" - 64GB - Silver (SM-X210)</text:p>
          </table:table-cell>
          <table:table-cell office:value-type="float" office:value="556337" calcext:value-type="float">
            <text:p>556337</text:p>
          </table:table-cell>
        </table:table-row>
        <table:table-row table:style-name="ro1">
          <table:table-cell office:value-type="string" calcext:value-type="string">
            <text:p>Microprocesador Intel® Celeron® G6900 (4M Cache, 3.40 GHz) s. 1700 BOX</text:p>
          </table:table-cell>
          <table:table-cell office:value-type="float" office:value="107114" calcext:value-type="float">
            <text:p>107114</text:p>
          </table:table-cell>
        </table:table-row>
        <table:table-row table:style-name="ro1">
          <table:table-cell office:value-type="string" calcext:value-type="string">
            <text:p>Microprocesador Intel® Pentium® Gold G7400 (6M Cache, 3.70 GHz) s.1700 BOX</text:p>
          </table:table-cell>
          <table:table-cell office:value-type="float" office:value="156299" calcext:value-type="float">
            <text:p>156299</text:p>
          </table:table-cell>
        </table:table-row>
        <table:table-row table:style-name="ro1">
          <table:table-cell office:value-type="string" calcext:value-type="string">
            <text:p>Microprocesador Intel® Pentium® Gold G6400 (4M Cache, 4.00 GHz) s.1200 BOX</text:p>
          </table:table-cell>
          <table:table-cell office:value-type="float" office:value="116951" calcext:value-type="float">
            <text:p>116951</text:p>
          </table:table-cell>
        </table:table-row>
        <table:table-row table:style-name="ro1">
          <table:table-cell office:value-type="string" calcext:value-type="string">
            <text:p>Microprocesador Intel® Pentium® Gold G6405 (4M Cache, 4.10 GHz) s.1200 BOX</text:p>
          </table:table-cell>
          <table:table-cell office:value-type="float" office:value="116951" calcext:value-type="float">
            <text:p>116951</text:p>
          </table:table-cell>
        </table:table-row>
        <table:table-row table:style-name="ro1">
          <table:table-cell office:value-type="string" calcext:value-type="string">
            <text:p>Microprocesador Intel® Core™ i3-13100F (12M caché, 4.50 GHz) s.1700 BOX</text:p>
          </table:table-cell>
          <table:table-cell office:value-type="float" office:value="160671" calcext:value-type="float">
            <text:p>160671</text:p>
          </table:table-cell>
        </table:table-row>
        <table:table-row table:style-name="ro1">
          <table:table-cell office:value-type="string" calcext:value-type="string">
            <text:p>Microprocesador Intel® Core™ i3-13100 (12M caché, 4.50 GHz) s.1700 BOX</text:p>
          </table:table-cell>
          <table:table-cell office:value-type="float" office:value="197833" calcext:value-type="float">
            <text:p>197833</text:p>
          </table:table-cell>
        </table:table-row>
        <table:table-row table:style-name="ro1">
          <table:table-cell office:value-type="string" calcext:value-type="string">
            <text:p>Microprocesador Intel® Core™ i5-13400F (20M caché, 4.60 GHz) s.1700 BOX</text:p>
          </table:table-cell>
          <table:table-cell office:value-type="float" office:value="298389" calcext:value-type="float">
            <text:p>298389</text:p>
          </table:table-cell>
        </table:table-row>
        <table:table-row table:style-name="ro1">
          <table:table-cell office:value-type="string" calcext:value-type="string">
            <text:p>Microprocesador Intel® Core™ i5-13400 (20M caché, 4.60 GHz) s.1700 BOX</text:p>
          </table:table-cell>
          <table:table-cell office:value-type="float" office:value="326807" calcext:value-type="float">
            <text:p>326807</text:p>
          </table:table-cell>
        </table:table-row>
        <table:table-row table:style-name="ro1">
          <table:table-cell office:value-type="string" calcext:value-type="string">
            <text:p>Microprocesador Intel® Core™ i9-13900F (36M caché, 5.60 GHz) s.1700 BOX</text:p>
          </table:table-cell>
          <table:table-cell office:value-type="float" office:value="718101" calcext:value-type="float">
            <text:p>718101</text:p>
          </table:table-cell>
        </table:table-row>
        <table:table-row table:style-name="ro1">
          <table:table-cell office:value-type="string" calcext:value-type="string">
            <text:p>Microprocesador Intel® Core™ i5-11400 (12M Cache, 4.40 GHz) s.1200 BOX</text:p>
          </table:table-cell>
          <table:table-cell office:value-type="float" office:value="274343" calcext:value-type="float">
            <text:p>274343</text:p>
          </table:table-cell>
        </table:table-row>
        <table:table-row table:style-name="ro1">
          <table:table-cell office:value-type="string" calcext:value-type="string">
            <text:p>Microprocesador Intel® Core™ i3-12100F (12M Cache, 4.30 GHz) s.1700 BOX</text:p>
          </table:table-cell>
          <table:table-cell office:value-type="float" office:value="134439" calcext:value-type="float">
            <text:p>134439</text:p>
          </table:table-cell>
        </table:table-row>
        <table:table-row table:style-name="ro1">
          <table:table-cell office:value-type="string" calcext:value-type="string">
            <text:p>Microprocesador Intel® Core™ i3-12100 (12M Cache, 4.30 GHz) s.1700 BOX</text:p>
          </table:table-cell>
          <table:table-cell office:value-type="float" office:value="167229" calcext:value-type="float">
            <text:p>167229</text:p>
          </table:table-cell>
        </table:table-row>
        <table:table-row table:style-name="ro1">
          <table:table-cell office:value-type="string" calcext:value-type="string">
            <text:p>Microprocesador Intel® Core™ i5-12400F (18M Cache, 4.40 GHz) s.1700 BOX</text:p>
          </table:table-cell>
          <table:table-cell office:value-type="float" office:value="196740" calcext:value-type="float">
            <text:p>196740</text:p>
          </table:table-cell>
        </table:table-row>
        <table:table-row table:style-name="ro1">
          <table:table-cell office:value-type="string" calcext:value-type="string">
            <text:p>Microprocesador Intel® Core™ i5-12400 (18M Cache, 4.40 GHz) s.1700 BOX</text:p>
          </table:table-cell>
          <table:table-cell office:value-type="float" office:value="256855" calcext:value-type="float">
            <text:p>256855</text:p>
          </table:table-cell>
        </table:table-row>
        <table:table-row table:style-name="ro1">
          <table:table-cell office:value-type="string" calcext:value-type="string">
            <text:p>Microprocesador Intel® Core™ i5-12600K (20M Cache, 4.90 GHz) s.1700 BOX</text:p>
          </table:table-cell>
          <table:table-cell office:value-type="float" office:value="339923" calcext:value-type="float">
            <text:p>339923</text:p>
          </table:table-cell>
        </table:table-row>
        <table:table-row table:style-name="ro1">
          <table:table-cell office:value-type="string" calcext:value-type="string">
            <text:p>Microprocesador Intel® Core™ i7-12700F (25M Cache, 4.90 GHz) s.1700 BOX</text:p>
          </table:table-cell>
          <table:table-cell office:value-type="float" office:value="436107" calcext:value-type="float">
            <text:p>436107</text:p>
          </table:table-cell>
        </table:table-row>
        <table:table-row table:style-name="ro1">
          <table:table-cell office:value-type="string" calcext:value-type="string">
            <text:p>Microprocesador Intel® Core™ i7-12700 (25M Cache, 4.90 GHz) s.1700 BOX</text:p>
          </table:table-cell>
          <table:table-cell office:value-type="float" office:value="502780" calcext:value-type="float">
            <text:p>502780</text:p>
          </table:table-cell>
        </table:table-row>
        <table:table-row table:style-name="ro1">
          <table:table-cell office:value-type="string" calcext:value-type="string">
            <text:p>Microprocesador Intel® Core™ i7-12700KF (25M Cache, 5.00 GHz) s.1700 BOX</text:p>
          </table:table-cell>
          <table:table-cell office:value-type="float" office:value="488571" calcext:value-type="float">
            <text:p>488571</text:p>
          </table:table-cell>
        </table:table-row>
        <table:table-row table:style-name="ro1">
          <table:table-cell office:value-type="string" calcext:value-type="string">
            <text:p>Microprocesador Intel® Core™ i7-12700K (25M Cache, 5.00 GHz) s.1700 BOX</text:p>
          </table:table-cell>
          <table:table-cell office:value-type="float" office:value="504966" calcext:value-type="float">
            <text:p>504966</text:p>
          </table:table-cell>
        </table:table-row>
        <table:table-row table:style-name="ro1">
          <table:table-cell office:value-type="string" calcext:value-type="string">
            <text:p>Microprocesador Intel® Core™ i9-12900K (30M Cache, 5.20 GHz) s.1700 BOX</text:p>
          </table:table-cell>
          <table:table-cell office:value-type="float" office:value="717008" calcext:value-type="float">
            <text:p>717008</text:p>
          </table:table-cell>
        </table:table-row>
        <table:table-row table:style-name="ro1">
          <table:table-cell office:value-type="string" calcext:value-type="string">
            <text:p>Microprocesador Intel® Core™ i3-10100 (6M Cache, 4.30 GHz) s.1200 BOX</text:p>
          </table:table-cell>
          <table:table-cell office:value-type="float" office:value="148648" calcext:value-type="float">
            <text:p>148648</text:p>
          </table:table-cell>
        </table:table-row>
        <table:table-row table:style-name="ro1">
          <table:table-cell office:value-type="string" calcext:value-type="string">
            <text:p>Microprocesador Intel® Core™ i3-10105 (6M Cache, 4.40 GHz) s.1200 BOX</text:p>
          </table:table-cell>
          <table:table-cell office:value-type="float" office:value="150834" calcext:value-type="float">
            <text:p>150834</text:p>
          </table:table-cell>
        </table:table-row>
        <table:table-row table:style-name="ro1">
          <table:table-cell office:value-type="string" calcext:value-type="string">
            <text:p>Microprocesador Intel® Core™ i5-10400 (12M Cache, 4.30 GHz) s.1200 BOX</text:p>
          </table:table-cell>
          <table:table-cell office:value-type="float" office:value="217507" calcext:value-type="float">
            <text:p>217507</text:p>
          </table:table-cell>
        </table:table-row>
        <table:table-row table:style-name="ro1">
          <table:table-cell office:value-type="string" calcext:value-type="string">
            <text:p>Microprocesador AMD Athlon™ 3000G con Gráficos Radeon™ Vega 3</text:p>
          </table:table-cell>
          <table:table-cell office:value-type="float" office:value="73231" calcext:value-type="float">
            <text:p>73231</text:p>
          </table:table-cell>
        </table:table-row>
        <table:table-row table:style-name="ro1">
          <table:table-cell office:value-type="string" calcext:value-type="string">
            <text:p>Microprocesador AMD Ryzen™ 5 8500G 5GHz AM5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Microprocesador AMD Ryzen™ 5 8600G 5GHz AM5</text:p>
          </table:table-cell>
          <table:table-cell office:value-type="float" office:value="290738" calcext:value-type="float">
            <text:p>290738</text:p>
          </table:table-cell>
        </table:table-row>
        <table:table-row table:style-name="ro1">
          <table:table-cell office:value-type="string" calcext:value-type="string">
            <text:p>Microprocesador AMD Ryzen™ 7 8700G 5.1GHz AM5</text:p>
          </table:table-cell>
          <table:table-cell office:value-type="float" office:value="440479" calcext:value-type="float">
            <text:p>440479</text:p>
          </table:table-cell>
        </table:table-row>
        <table:table-row table:style-name="ro1">
          <table:table-cell office:value-type="string" calcext:value-type="string">
            <text:p>Microprocesador AMD Ryzen™ 5 9600X 5.4GHz AM5</text:p>
          </table:table-cell>
          <table:table-cell office:value-type="float" office:value="414247" calcext:value-type="float">
            <text:p>414247</text:p>
          </table:table-cell>
        </table:table-row>
        <table:table-row table:style-name="ro1">
          <table:table-cell office:value-type="string" calcext:value-type="string">
            <text:p>Microprocesador AMD Ryzen™ 7 9700X 5.5GHz AM5</text:p>
          </table:table-cell>
          <table:table-cell office:value-type="float" office:value="582569" calcext:value-type="float">
            <text:p>582569</text:p>
          </table:table-cell>
        </table:table-row>
        <table:table-row table:style-name="ro1">
          <table:table-cell office:value-type="string" calcext:value-type="string">
            <text:p>Microprocesador AMD Ryzen™ 5 5600G 4.4GHz AM4</text:p>
          </table:table-cell>
          <table:table-cell office:value-type="float" office:value="217507" calcext:value-type="float">
            <text:p>217507</text:p>
          </table:table-cell>
        </table:table-row>
        <table:table-row table:style-name="ro1">
          <table:table-cell office:value-type="string" calcext:value-type="string">
            <text:p>Microprocesador AMD Ryzen™ 7 5700G 4.6GHz AM4</text:p>
          </table:table-cell>
          <table:table-cell office:value-type="float" office:value="237181" calcext:value-type="float">
            <text:p>237181</text:p>
          </table:table-cell>
        </table:table-row>
        <table:table-row table:style-name="ro1">
          <table:table-cell office:value-type="string" calcext:value-type="string">
            <text:p>Microprocesador AMD Ryzen™ 5 4600G 4.2GHz AM4</text:p>
          </table:table-cell>
          <table:table-cell office:value-type="float" office:value="217507" calcext:value-type="float">
            <text:p>217507</text:p>
          </table:table-cell>
        </table:table-row>
        <table:table-row table:style-name="ro1">
          <table:table-cell office:value-type="string" calcext:value-type="string">
            <text:p>Microprocesador AMD Ryzen™ 3 5300G 4.2GHz AM4</text:p>
          </table:table-cell>
          <table:table-cell office:value-type="float" office:value="145369" calcext:value-type="float">
            <text:p>145369</text:p>
          </table:table-cell>
        </table:table-row>
        <table:table-row table:style-name="ro1">
          <table:table-cell office:value-type="string" calcext:value-type="string">
            <text:p>Microprocesador AMD Ryzen™ 5 5500 4.2GHz AM4</text:p>
          </table:table-cell>
          <table:table-cell office:value-type="float" office:value="125695" calcext:value-type="float">
            <text:p>125695</text:p>
          </table:table-cell>
        </table:table-row>
        <table:table-row table:style-name="ro1">
          <table:table-cell office:value-type="string" calcext:value-type="string">
            <text:p>Microprocesador AMD Ryzen™ 5 5600 4.4GHz AM4</text:p>
          </table:table-cell>
          <table:table-cell office:value-type="float" office:value="209856" calcext:value-type="float">
            <text:p>209856</text:p>
          </table:table-cell>
        </table:table-row>
        <table:table-row table:style-name="ro1">
          <table:table-cell office:value-type="string" calcext:value-type="string">
            <text:p>Microprocesador AMD Ryzen™ 5 5600X 4.6GHz AM4</text:p>
          </table:table-cell>
          <table:table-cell office:value-type="float" office:value="247018" calcext:value-type="float">
            <text:p>247018</text:p>
          </table:table-cell>
        </table:table-row>
        <table:table-row table:style-name="ro1">
          <table:table-cell office:value-type="string" calcext:value-type="string">
            <text:p>Microprocesador AMD Ryzen™ 7 5800X 4.7GHz AM4</text:p>
          </table:table-cell>
          <table:table-cell office:value-type="float" office:value="366155" calcext:value-type="float">
            <text:p>366155</text:p>
          </table:table-cell>
        </table:table-row>
        <table:table-row table:style-name="ro1">
          <table:table-cell office:value-type="string" calcext:value-type="string">
            <text:p>Microprocesador AMD Ryzen™ 5 7600 5.1GHz AM5</text:p>
          </table:table-cell>
          <table:table-cell office:value-type="float" office:value="350853" calcext:value-type="float">
            <text:p>350853</text:p>
          </table:table-cell>
        </table:table-row>
        <table:table-row table:style-name="ro1">
          <table:table-cell office:value-type="string" calcext:value-type="string">
            <text:p>Microprocesador AMD Ryzen™ 5 7600X 5.3GHz AM5</text:p>
          </table:table-cell>
          <table:table-cell office:value-type="float" office:value="379271" calcext:value-type="float">
            <text:p>379271</text:p>
          </table:table-cell>
        </table:table-row>
        <table:table-row table:style-name="ro1">
          <table:table-cell office:value-type="string" calcext:value-type="string">
            <text:p>Microprocesador AMD Ryzen™ 7 7700 5.3GHz AM5</text:p>
          </table:table-cell>
          <table:table-cell office:value-type="float" office:value="522454" calcext:value-type="float">
            <text:p>522454</text:p>
          </table:table-cell>
        </table:table-row>
        <table:table-row table:style-name="ro1">
          <table:table-cell office:value-type="string" calcext:value-type="string">
            <text:p>Microprocesador AMD Ryzen™ 7 7700X 5.4GHz AM5</text:p>
          </table:table-cell>
          <table:table-cell office:value-type="float" office:value="530105" calcext:value-type="float">
            <text:p>530105</text:p>
          </table:table-cell>
        </table:table-row>
        <table:table-row table:style-name="ro1">
          <table:table-cell office:value-type="string" calcext:value-type="string">
            <text:p>Microprocesador AMD Ryzen™ 9 7900 5.4GHz AM5</text:p>
          </table:table-cell>
          <table:table-cell office:value-type="float" office:value="612080" calcext:value-type="float">
            <text:p>612080</text:p>
          </table:table-cell>
        </table:table-row>
        <table:table-row table:style-name="ro1">
          <table:table-cell office:value-type="string" calcext:value-type="string">
            <text:p>Microprocesador AMD Ryzen™ 9 7900X 5.6GHz AM5</text:p>
          </table:table-cell>
          <table:table-cell office:value-type="float" office:value="649242" calcext:value-type="float">
            <text:p>649242</text:p>
          </table:table-cell>
        </table:table-row>
        <table:table-row table:style-name="ro1">
          <table:table-cell office:value-type="string" calcext:value-type="string">
            <text:p>Microprocesador AMD Ryzen™ 9 7950X 5.7GHz AM5</text:p>
          </table:table-cell>
          <table:table-cell office:value-type="float" office:value="880958" calcext:value-type="float">
            <text:p>880958</text:p>
          </table:table-cell>
        </table:table-row>
        <table:table-row table:style-name="ro1">
          <table:table-cell office:value-type="string" calcext:value-type="string">
            <text:p>Microprocesador AMD Ryzen™ 3 3200G con Gráficos Radeon™ Vega 8</text:p>
          </table:table-cell>
          <table:table-cell office:value-type="float" office:value="102742" calcext:value-type="float">
            <text:p>102742</text:p>
          </table:table-cell>
        </table:table-row>
        <table:table-row table:style-name="ro1">
          <table:table-cell office:value-type="string" calcext:value-type="string">
            <text:p>Mother Gigabyte H510M H Socket 1200</text:p>
          </table:table-cell>
          <table:table-cell office:value-type="float" office:value="126788" calcext:value-type="float">
            <text:p>126788</text:p>
          </table:table-cell>
        </table:table-row>
        <table:table-row table:style-name="ro1">
          <table:table-cell office:value-type="string" calcext:value-type="string">
            <text:p>Mother Gigabyte H510M K V2 Socket 1200</text:p>
          </table:table-cell>
          <table:table-cell office:value-type="float" office:value="104928" calcext:value-type="float">
            <text:p>104928</text:p>
          </table:table-cell>
        </table:table-row>
        <table:table-row table:style-name="ro1">
          <table:table-cell office:value-type="string" calcext:value-type="string">
            <text:p>Mother Gigabyte H610M H DDR4 Socket 1700</text:p>
          </table:table-cell>
          <table:table-cell office:value-type="float" office:value="125695" calcext:value-type="float">
            <text:p>125695</text:p>
          </table:table-cell>
        </table:table-row>
        <table:table-row table:style-name="ro1">
          <table:table-cell office:value-type="string" calcext:value-type="string">
            <text:p>Mother Gigabyte H610M K V2 Socket 1700</text:p>
          </table:table-cell>
          <table:table-cell office:value-type="float" office:value="118044" calcext:value-type="float">
            <text:p>118044</text:p>
          </table:table-cell>
        </table:table-row>
        <table:table-row table:style-name="ro1">
          <table:table-cell office:value-type="string" calcext:value-type="string">
            <text:p>Mother Gigabyte B760M DS3H DDR4 Socket 1700</text:p>
          </table:table-cell>
          <table:table-cell office:value-type="float" office:value="180345" calcext:value-type="float">
            <text:p>180345</text:p>
          </table:table-cell>
        </table:table-row>
        <table:table-row table:style-name="ro1">
          <table:table-cell office:value-type="string" calcext:value-type="string">
            <text:p>Mother Gigabyte B760M DS3H AX DDR4 Socket 1700</text:p>
          </table:table-cell>
          <table:table-cell office:value-type="float" office:value="204391" calcext:value-type="float">
            <text:p>204391</text:p>
          </table:table-cell>
        </table:table-row>
        <table:table-row table:style-name="ro1">
          <table:table-cell office:value-type="string" calcext:value-type="string">
            <text:p>Mother Gigabyte B760M K DDR4 Socket 1700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Mother Gigabyte B760M H Socket 1700</text:p>
          </table:table-cell>
          <table:table-cell office:value-type="float" office:value="161764" calcext:value-type="float">
            <text:p>161764</text:p>
          </table:table-cell>
        </table:table-row>
        <table:table-row table:style-name="ro1">
          <table:table-cell office:value-type="string" calcext:value-type="string">
            <text:p>Mother ASUS PRIME H610M-K D4-CSM Socket 1700</text:p>
          </table:table-cell>
          <table:table-cell office:value-type="float" office:value="115858" calcext:value-type="float">
            <text:p>115858</text:p>
          </table:table-cell>
        </table:table-row>
        <table:table-row table:style-name="ro1">
          <table:table-cell office:value-type="string" calcext:value-type="string">
            <text:p>Mother ASUS PRIME B760M-A WIFI D4 Socket 1700</text:p>
          </table:table-cell>
          <table:table-cell office:value-type="float" office:value="259041" calcext:value-type="float">
            <text:p>259041</text:p>
          </table:table-cell>
        </table:table-row>
        <table:table-row table:style-name="ro1">
          <table:table-cell office:value-type="string" calcext:value-type="string">
            <text:p>Mother ASUS ProArt B760-CREATOR WIFI Socket 1700</text:p>
          </table:table-cell>
          <table:table-cell office:value-type="float" office:value="359597" calcext:value-type="float">
            <text:p>359597</text:p>
          </table:table-cell>
        </table:table-row>
        <table:table-row table:style-name="ro1">
          <table:table-cell office:value-type="string" calcext:value-type="string">
            <text:p>Mother MSI PRO H610M-G DDR4 Socket 1700</text:p>
          </table:table-cell>
          <table:table-cell office:value-type="float" office:value="115858" calcext:value-type="float">
            <text:p>115858</text:p>
          </table:table-cell>
        </table:table-row>
        <table:table-row table:style-name="ro1">
          <table:table-cell office:value-type="string" calcext:value-type="string">
            <text:p>Mother Gigabyte A520M DS3H Socket AM4</text:p>
          </table:table-cell>
          <table:table-cell office:value-type="float" office:value="108207" calcext:value-type="float">
            <text:p>108207</text:p>
          </table:table-cell>
        </table:table-row>
        <table:table-row table:style-name="ro1">
          <table:table-cell office:value-type="string" calcext:value-type="string">
            <text:p>Mother Gigabyte B550M DS3H Socket AM4</text:p>
          </table:table-cell>
          <table:table-cell office:value-type="float" office:value="144276" calcext:value-type="float">
            <text:p>144276</text:p>
          </table:table-cell>
        </table:table-row>
        <table:table-row table:style-name="ro1">
          <table:table-cell office:value-type="string" calcext:value-type="string">
            <text:p>Mother ASUS PRIME A520M-K Socket AM4</text:p>
          </table:table-cell>
          <table:table-cell office:value-type="float" office:value="90719" calcext:value-type="float">
            <text:p>90719</text:p>
          </table:table-cell>
        </table:table-row>
        <table:table-row table:style-name="ro1">
          <table:table-cell office:value-type="string" calcext:value-type="string">
            <text:p>Mother ASUS PRIME B550M-K Socket AM4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Mother MSI A520M-A PRO Socket AM4</text:p>
          </table:table-cell>
          <table:table-cell office:value-type="float" office:value="89626" calcext:value-type="float">
            <text:p>89626</text:p>
          </table:table-cell>
        </table:table-row>
        <table:table-row table:style-name="ro1">
          <table:table-cell office:value-type="string" calcext:value-type="string">
            <text:p>Mother MSI B550M PRO-VDH WIFI Socket AM4</text:p>
          </table:table-cell>
          <table:table-cell office:value-type="float" office:value="140997" calcext:value-type="float">
            <text:p>140997</text:p>
          </table:table-cell>
        </table:table-row>
        <table:table-row table:style-name="ro1">
          <table:table-cell office:value-type="string" calcext:value-type="string">
            <text:p>Mother Gigabyte A620M S2H Socket AM5</text:p>
          </table:table-cell>
          <table:table-cell office:value-type="float" office:value="143183" calcext:value-type="float">
            <text:p>143183</text:p>
          </table:table-cell>
        </table:table-row>
        <table:table-row table:style-name="ro1">
          <table:table-cell office:value-type="string" calcext:value-type="string">
            <text:p>Mother Gigabyte B650M AORUS ELITE AX Socket AM5</text:p>
          </table:table-cell>
          <table:table-cell office:value-type="float" office:value="343202" calcext:value-type="float">
            <text:p>343202</text:p>
          </table:table-cell>
        </table:table-row>
        <table:table-row table:style-name="ro1">
          <table:table-cell office:value-type="string" calcext:value-type="string">
            <text:p>Mother ASUS PRIME A620M-K Socket AM5</text:p>
          </table:table-cell>
          <table:table-cell office:value-type="float" office:value="130067" calcext:value-type="float">
            <text:p>130067</text:p>
          </table:table-cell>
        </table:table-row>
        <table:table-row table:style-name="ro1">
          <table:table-cell office:value-type="string" calcext:value-type="string">
            <text:p>Mother ASUS PRIME B650M-A II-CSM Socket AM5</text:p>
          </table:table-cell>
          <table:table-cell office:value-type="float" office:value="226251" calcext:value-type="float">
            <text:p>226251</text:p>
          </table:table-cell>
        </table:table-row>
        <table:table-row table:style-name="ro1">
          <table:table-cell office:value-type="string" calcext:value-type="string">
            <text:p>Mother ASUS TUF GAMING A620M-PLUS WIFI Socket AM5</text:p>
          </table:table-cell>
          <table:table-cell office:value-type="float" office:value="216414" calcext:value-type="float">
            <text:p>216414</text:p>
          </table:table-cell>
        </table:table-row>
        <table:table-row table:style-name="ro1">
          <table:table-cell office:value-type="string" calcext:value-type="string">
            <text:p>Mother MSI PRO A620M-E Socket AM5</text:p>
          </table:table-cell>
          <table:table-cell office:value-type="float" office:value="118044" calcext:value-type="float">
            <text:p>118044</text:p>
          </table:table-cell>
        </table:table-row>
        <table:table-row table:style-name="ro1">
          <table:table-cell office:value-type="string" calcext:value-type="string">
            <text:p>Memoria RAM Kingston DDR5 8GB 4800MT/s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Memoria RAM Kingston DDR5 16GB 4800MT/s</text:p>
          </table:table-cell>
          <table:table-cell office:value-type="float" office:value="73231" calcext:value-type="float">
            <text:p>73231</text:p>
          </table:table-cell>
        </table:table-row>
        <table:table-row table:style-name="ro1">
          <table:table-cell office:value-type="string" calcext:value-type="string">
            <text:p>Memoria RAM Kingston FURY Beast DDR5 16GB 5200MT/s</text:p>
          </table:table-cell>
          <table:table-cell office:value-type="float" office:value="67766" calcext:value-type="float">
            <text:p>67766</text:p>
          </table:table-cell>
        </table:table-row>
        <table:table-row table:style-name="ro1">
          <table:table-cell office:value-type="string" calcext:value-type="string">
            <text:p>Memoria RAM Kingston FURY Beast DDR5 16GB 5600MT/s</text:p>
          </table:table-cell>
          <table:table-cell office:value-type="float" office:value="72138" calcext:value-type="float">
            <text:p>72138</text:p>
          </table:table-cell>
        </table:table-row>
        <table:table-row table:style-name="ro1">
          <table:table-cell office:value-type="string" calcext:value-type="string">
            <text:p>Memoria RAM Kingston FURY Beast DDR5 32GB 5200MT/s</text:p>
          </table:table-cell>
          <table:table-cell office:value-type="float" office:value="133346" calcext:value-type="float">
            <text:p>133346</text:p>
          </table:table-cell>
        </table:table-row>
        <table:table-row table:style-name="ro1">
          <table:table-cell office:value-type="string" calcext:value-type="string">
            <text:p>Memoria RAM Kingston FURY Beast DDR5 32GB 5600MT/s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Memoria RAM CORSAIR VENGEANCE® DDR5 16GB 5600MT/s — Black</text:p>
          </table:table-cell>
          <table:table-cell office:value-type="float" office:value="76510" calcext:value-type="float">
            <text:p>76510</text:p>
          </table:table-cell>
        </table:table-row>
        <table:table-row table:style-name="ro1">
          <table:table-cell office:value-type="string" calcext:value-type="string">
            <text:p>Memoria Ram Kingston para Notebook SODIMM DDR4 8GB 3200MHz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Memoria Ram Kingston para Notebook SODIMM DDR4 16GB 3200MHz</text:p>
          </table:table-cell>
          <table:table-cell office:value-type="float" office:value="42627" calcext:value-type="float">
            <text:p>42627</text:p>
          </table:table-cell>
        </table:table-row>
        <table:table-row table:style-name="ro1">
          <table:table-cell office:value-type="string" calcext:value-type="string">
            <text:p>Memoria Ram Markvision para Notebook SODIMM DDR4 32GB 3200MHz</text:p>
          </table:table-cell>
          <table:table-cell office:value-type="float" office:value="102742" calcext:value-type="float">
            <text:p>102742</text:p>
          </table:table-cell>
        </table:table-row>
        <table:table-row table:style-name="ro1">
          <table:table-cell office:value-type="string" calcext:value-type="string">
            <text:p>Memoria Ram Hiksemi HIKER SODIMM DDR3 4GB 1600MHz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Memoria Ram Hiksemi HIKER SODIMM DDR3 8GB 1600MHz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Memoria Ram Kingston DDR4 8GB 3200MHz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Memoria Ram Kingston DDR4 16GB 3200MHz</text:p>
          </table:table-cell>
          <table:table-cell office:value-type="float" office:value="42627" calcext:value-type="float">
            <text:p>42627</text:p>
          </table:table-cell>
        </table:table-row>
        <table:table-row table:style-name="ro1">
          <table:table-cell office:value-type="string" calcext:value-type="string">
            <text:p>Memoria Ram Kingston FURY Beast DDR4 8GB 3200MHz</text:p>
          </table:table-cell>
          <table:table-cell office:value-type="float" office:value="31697" calcext:value-type="float">
            <text:p>31697</text:p>
          </table:table-cell>
        </table:table-row>
        <table:table-row table:style-name="ro1">
          <table:table-cell office:value-type="string" calcext:value-type="string">
            <text:p>Memoria Ram Kingston FURY Beast DDR4 RGB 8GB 3200MHz</text:p>
          </table:table-cell>
          <table:table-cell office:value-type="float" office:value="40441" calcext:value-type="float">
            <text:p>40441</text:p>
          </table:table-cell>
        </table:table-row>
        <table:table-row table:style-name="ro1">
          <table:table-cell office:value-type="string" calcext:value-type="string">
            <text:p>Memoria Ram Kingston FURY Beast DDR4 16GB 3200MHz</text:p>
          </table:table-cell>
          <table:table-cell office:value-type="float" office:value="53557" calcext:value-type="float">
            <text:p>53557</text:p>
          </table:table-cell>
        </table:table-row>
        <table:table-row table:style-name="ro1">
          <table:table-cell office:value-type="string" calcext:value-type="string">
            <text:p>Memoria Ram Kingston FURY Beast DDR4 RGB 16GB 3200MHz</text:p>
          </table:table-cell>
          <table:table-cell office:value-type="float" office:value="63394" calcext:value-type="float">
            <text:p>63394</text:p>
          </table:table-cell>
        </table:table-row>
        <table:table-row table:style-name="ro1">
          <table:table-cell office:value-type="string" calcext:value-type="string">
            <text:p>Memoria Ram Hiksemi HIKER DDR3 4GB 1600MHz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string" calcext:value-type="string">
            <text:p>Memoria Ram Hiksemi HIKER DDR3 8GB 1600MHz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Disco Rígido WD Blue 1 TB SATA3 64MB Buffer (WD10EZEX)</text:p>
          </table:table-cell>
          <table:table-cell office:value-type="float" office:value="72138" calcext:value-type="float">
            <text:p>72138</text:p>
          </table:table-cell>
        </table:table-row>
        <table:table-row table:style-name="ro1">
          <table:table-cell office:value-type="string" calcext:value-type="string">
            <text:p>Disco Rígido WD Blue 2 TB SATA3 64MB Buffer (WD20EARZ)</text:p>
          </table:table-cell>
          <table:table-cell office:value-type="float" office:value="90719" calcext:value-type="float">
            <text:p>90719</text:p>
          </table:table-cell>
        </table:table-row>
        <table:table-row table:style-name="ro1">
          <table:table-cell office:value-type="string" calcext:value-type="string">
            <text:p>Disco Rígido WD Blue 2 TB SATA3 256MB Buffer (WD20EZBX)</text:p>
          </table:table-cell>
          <table:table-cell office:value-type="float" office:value="97277" calcext:value-type="float">
            <text:p>97277</text:p>
          </table:table-cell>
        </table:table-row>
        <table:table-row table:style-name="ro1">
          <table:table-cell office:value-type="string" calcext:value-type="string">
            <text:p>Disco Rígido WD Blue 4 TB SATA3 256MB Buffer (WD40EZAX)</text:p>
          </table:table-cell>
          <table:table-cell office:value-type="float" office:value="136625" calcext:value-type="float">
            <text:p>136625</text:p>
          </table:table-cell>
        </table:table-row>
        <table:table-row table:style-name="ro1">
          <table:table-cell office:value-type="string" calcext:value-type="string">
            <text:p>Disco Rígido WD Blue 6 TB SATA3 256MB Buffer (WD60EZAX)</text:p>
          </table:table-cell>
          <table:table-cell office:value-type="float" office:value="171601" calcext:value-type="float">
            <text:p>171601</text:p>
          </table:table-cell>
        </table:table-row>
        <table:table-row table:style-name="ro1">
          <table:table-cell office:value-type="string" calcext:value-type="string">
            <text:p>Disco Rígido WD Red Plus 2 TB SATA3 64MiB Buffer (WD20EFPX)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Disco Rígido WD Red Plus 4 TB SATA3 256MiB Buffer (WD40EFPX)</text:p>
          </table:table-cell>
          <table:table-cell office:value-type="float" office:value="149741" calcext:value-type="float">
            <text:p>149741</text:p>
          </table:table-cell>
        </table:table-row>
        <table:table-row table:style-name="ro1">
          <table:table-cell office:value-type="string" calcext:value-type="string">
            <text:p>Disco Rígido WD Red Plus 6 TB SATA3 256MiB Buffer (WD60EFPX)</text:p>
          </table:table-cell>
          <table:table-cell office:value-type="float" office:value="234995" calcext:value-type="float">
            <text:p>234995</text:p>
          </table:table-cell>
        </table:table-row>
        <table:table-row table:style-name="ro1">
          <table:table-cell office:value-type="string" calcext:value-type="string">
            <text:p>Disco Rígido WD Red Plus 8 TB SATA3 256MiB Buffer (WD80EFPX)</text:p>
          </table:table-cell>
          <table:table-cell office:value-type="float" office:value="281994" calcext:value-type="float">
            <text:p>281994</text:p>
          </table:table-cell>
        </table:table-row>
        <table:table-row table:style-name="ro1">
          <table:table-cell office:value-type="string" calcext:value-type="string">
            <text:p>Disco Rígido WD Red Plus 10 TB SATA3 256MiB Buffer (WD101EFBX)</text:p>
          </table:table-cell>
          <table:table-cell office:value-type="float" office:value="404410" calcext:value-type="float">
            <text:p>404410</text:p>
          </table:table-cell>
        </table:table-row>
        <table:table-row table:style-name="ro1">
          <table:table-cell office:value-type="string" calcext:value-type="string">
            <text:p>Disco Rígido WD Red Plus 12 TB SATA3 256MiB Buffer (WD120EFBX)</text:p>
          </table:table-cell>
          <table:table-cell office:value-type="float" office:value="426270" calcext:value-type="float">
            <text:p>426270</text:p>
          </table:table-cell>
        </table:table-row>
        <table:table-row table:style-name="ro1">
          <table:table-cell office:value-type="string" calcext:value-type="string">
            <text:p>Disco Rígido WD Red Pro 4 TB SATA3 256MB Buffer (WD4005FFBX)</text:p>
          </table:table-cell>
          <table:table-cell office:value-type="float" office:value="238274" calcext:value-type="float">
            <text:p>238274</text:p>
          </table:table-cell>
        </table:table-row>
        <table:table-row table:style-name="ro1">
          <table:table-cell office:value-type="string" calcext:value-type="string">
            <text:p>Disco Rígido WD Purple 1 TB SATA3 64MB Buffer (WD11PURZ)</text:p>
          </table:table-cell>
          <table:table-cell office:value-type="float" office:value="78696" calcext:value-type="float">
            <text:p>78696</text:p>
          </table:table-cell>
        </table:table-row>
        <table:table-row table:style-name="ro1">
          <table:table-cell office:value-type="string" calcext:value-type="string">
            <text:p>Disco Rígido WD Purple 2 TB SATA3 64MB Buffer (WD23PURZ)</text:p>
          </table:table-cell>
          <table:table-cell office:value-type="float" office:value="95091" calcext:value-type="float">
            <text:p>95091</text:p>
          </table:table-cell>
        </table:table-row>
        <table:table-row table:style-name="ro1">
          <table:table-cell office:value-type="string" calcext:value-type="string">
            <text:p>Disco Rígido WD Purple 4 TB SATA3 256MB Buffer (WD43PURZ)</text:p>
          </table:table-cell>
          <table:table-cell office:value-type="float" office:value="146462" calcext:value-type="float">
            <text:p>146462</text:p>
          </table:table-cell>
        </table:table-row>
        <table:table-row table:style-name="ro1">
          <table:table-cell office:value-type="string" calcext:value-type="string">
            <text:p>Disco Rígido WD Purple 6 TB SATA3 256MB Buffer (WD64PURZ)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Disco Rígido WD Purple 8 TB SATA3 256MB Buffer (WD85PURZ)</text:p>
          </table:table-cell>
          <table:table-cell office:value-type="float" office:value="334458" calcext:value-type="float">
            <text:p>334458</text:p>
          </table:table-cell>
        </table:table-row>
        <table:table-row table:style-name="ro1">
          <table:table-cell office:value-type="string" calcext:value-type="string">
            <text:p>Disco Rígido WD Purple Pro 14 TB SATA3 512MB Buffer (WD142PURP)</text:p>
          </table:table-cell>
          <table:table-cell office:value-type="float" office:value="503873" calcext:value-type="float">
            <text:p>503873</text:p>
          </table:table-cell>
        </table:table-row>
        <table:table-row table:style-name="ro1">
          <table:table-cell office:value-type="string" calcext:value-type="string">
            <text:p>Disco Rígido WD Purple Pro 18 TB SATA3 512MB Buffer (WD181PURP)</text:p>
          </table:table-cell>
          <table:table-cell office:value-type="float" office:value="609894" calcext:value-type="float">
            <text:p>609894</text:p>
          </table:table-cell>
        </table:table-row>
        <table:table-row table:style-name="ro1">
          <table:table-cell office:value-type="string" calcext:value-type="string">
            <text:p>Disco Rígido Seagate BarraCuda 1 TB 256MB Buffer (ST1000DM014)</text:p>
          </table:table-cell>
          <table:table-cell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Disco Rígido Seagate BarraCuda 2 TB 256MB Buffer (ST2000DM008)</text:p>
          </table:table-cell>
          <table:table-cell office:value-type="float" office:value="103835" calcext:value-type="float">
            <text:p>103835</text:p>
          </table:table-cell>
        </table:table-row>
        <table:table-row table:style-name="ro1">
          <table:table-cell office:value-type="string" calcext:value-type="string">
            <text:p>Disco Rígido Seagate Skyhawk 1 TB 256MB Buffer (ST1000VX013)</text:p>
          </table:table-cell>
          <table:table-cell office:value-type="float" office:value="76510" calcext:value-type="float">
            <text:p>76510</text:p>
          </table:table-cell>
        </table:table-row>
        <table:table-row table:style-name="ro1">
          <table:table-cell office:value-type="string" calcext:value-type="string">
            <text:p>Disco Rígido Seagate Skyhawk 2 TB 256MB Buffer (ST2000VX017)</text:p>
          </table:table-cell>
          <table:table-cell office:value-type="float" office:value="91812" calcext:value-type="float">
            <text:p>91812</text:p>
          </table:table-cell>
        </table:table-row>
        <table:table-row table:style-name="ro1">
          <table:table-cell office:value-type="string" calcext:value-type="string">
            <text:p>Disco Rígido Seagate Skyhawk 4 TB 256MB Buffer (ST4000VX016)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Disco Rígido Seagate Skyhawk 6 TB 256MB Buffer (ST6000VX009)</text:p>
          </table:table-cell>
          <table:table-cell office:value-type="float" office:value="217507" calcext:value-type="float">
            <text:p>217507</text:p>
          </table:table-cell>
        </table:table-row>
        <table:table-row table:style-name="ro1">
          <table:table-cell office:value-type="string" calcext:value-type="string">
            <text:p>Disco Rígido Seagate Skyhawk AI 8 TB 256MB Buffer (ST8000VE001)</text:p>
          </table:table-cell>
          <table:table-cell office:value-type="float" office:value="306040" calcext:value-type="float">
            <text:p>306040</text:p>
          </table:table-cell>
        </table:table-row>
        <table:table-row table:style-name="ro1">
          <table:table-cell office:value-type="string" calcext:value-type="string">
            <text:p>Disco Rígido Seagate Skyhawk AI 10 TB 256MB Buffer (ST10000VE001)</text:p>
          </table:table-cell>
          <table:table-cell office:value-type="float" office:value="391294" calcext:value-type="float">
            <text:p>391294</text:p>
          </table:table-cell>
        </table:table-row>
        <table:table-row table:style-name="ro1">
          <table:table-cell office:value-type="string" calcext:value-type="string">
            <text:p>Disco Rígido Seagate Skyhawk AI 12 TB 256MB Buffer (ST12000VE001)</text:p>
          </table:table-cell>
          <table:table-cell office:value-type="float" office:value="428456" calcext:value-type="float">
            <text:p>428456</text:p>
          </table:table-cell>
        </table:table-row>
        <table:table-row table:style-name="ro1">
          <table:table-cell office:value-type="string" calcext:value-type="string">
            <text:p>Disco Rígido Seagate Skyhawk AI 16 TB 256MB Buffer (ST16000VE002)</text:p>
          </table:table-cell>
          <table:table-cell office:value-type="float" office:value="496222" calcext:value-type="float">
            <text:p>496222</text:p>
          </table:table-cell>
        </table:table-row>
        <table:table-row table:style-name="ro1">
          <table:table-cell office:value-type="string" calcext:value-type="string">
            <text:p>Disco Kingston A400 SSD 240GB SATA3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Disco Kingston A400 SSD 480GB SATA3</text:p>
          </table:table-cell>
          <table:table-cell office:value-type="float" office:value="51371" calcext:value-type="float">
            <text:p>51371</text:p>
          </table:table-cell>
        </table:table-row>
        <table:table-row table:style-name="ro1">
          <table:table-cell office:value-type="string" calcext:value-type="string">
            <text:p>Disco Kingston A400 SSD 960GB SATA3</text:p>
          </table:table-cell>
          <table:table-cell office:value-type="float" office:value="80882" calcext:value-type="float">
            <text:p>80882</text:p>
          </table:table-cell>
        </table:table-row>
        <table:table-row table:style-name="ro1">
          <table:table-cell office:value-type="string" calcext:value-type="string">
            <text:p>Disco SSD Kingston NV3 PCIe 4.0 x4 NVMe™ 500GB M.2 2280</text:p>
          </table:table-cell>
          <table:table-cell office:value-type="float" office:value="62301" calcext:value-type="float">
            <text:p>62301</text:p>
          </table:table-cell>
        </table:table-row>
        <table:table-row table:style-name="ro1">
          <table:table-cell office:value-type="string" calcext:value-type="string">
            <text:p>Disco SSD Kingston NV3 PCIe 4.0 x4 NVMe™ 1TB M.2 2280</text:p>
          </table:table-cell>
          <table:table-cell office:value-type="float" office:value="85254" calcext:value-type="float">
            <text:p>85254</text:p>
          </table:table-cell>
        </table:table-row>
        <table:table-row table:style-name="ro1">
          <table:table-cell office:value-type="string" calcext:value-type="string">
            <text:p>Disco SSD Kingston NV3 PCIe 4.0 x4 NVMe™ 2TB M.2 2280</text:p>
          </table:table-cell>
          <table:table-cell office:value-type="float" office:value="183624" calcext:value-type="float">
            <text:p>183624</text:p>
          </table:table-cell>
        </table:table-row>
        <table:table-row table:style-name="ro1">
          <table:table-cell office:value-type="string" calcext:value-type="string">
            <text:p>Disco SSD Kingston NV3 PCIe 4.0 x4 NVMe™ 4TB M.2 2280</text:p>
          </table:table-cell>
          <table:table-cell office:value-type="float" office:value="378178" calcext:value-type="float">
            <text:p>378178</text:p>
          </table:table-cell>
        </table:table-row>
        <table:table-row table:style-name="ro1">
          <table:table-cell office:value-type="string" calcext:value-type="string">
            <text:p>Disco SSD Kingston KC3000 PCIe 4.0 NVMe M.2 512GB</text:p>
          </table:table-cell>
          <table:table-cell office:value-type="float" office:value="93998" calcext:value-type="float">
            <text:p>93998</text:p>
          </table:table-cell>
        </table:table-row>
        <table:table-row table:style-name="ro1">
          <table:table-cell office:value-type="string" calcext:value-type="string">
            <text:p>Disco SSD Kingston KC3000 PCIe 4.0 NVMe M.2 2048GB</text:p>
          </table:table-cell>
          <table:table-cell office:value-type="float" office:value="245925" calcext:value-type="float">
            <text:p>245925</text:p>
          </table:table-cell>
        </table:table-row>
        <table:table-row table:style-name="ro1">
          <table:table-cell office:value-type="string" calcext:value-type="string">
            <text:p>Disco SSD Kingston KC3000 PCIe 4.0 NVMe M.2 4096GB</text:p>
          </table:table-cell>
          <table:table-cell office:value-type="float" office:value="488571" calcext:value-type="float">
            <text:p>488571</text:p>
          </table:table-cell>
        </table:table-row>
        <table:table-row table:style-name="ro1">
          <table:table-cell office:value-type="string" calcext:value-type="string">
            <text:p>Disco SSD WD Blue™ SN580 NVMe™ 500GB</text:p>
          </table:table-cell>
          <table:table-cell office:value-type="float" office:value="71045" calcext:value-type="float">
            <text:p>71045</text:p>
          </table:table-cell>
        </table:table-row>
        <table:table-row table:style-name="ro1">
          <table:table-cell office:value-type="string" calcext:value-type="string">
            <text:p>Disco SSD WD Blue™ SN580 NVMe™ 1TB</text:p>
          </table:table-cell>
          <table:table-cell office:value-type="float" office:value="102742" calcext:value-type="float">
            <text:p>102742</text:p>
          </table:table-cell>
        </table:table-row>
        <table:table-row table:style-name="ro1">
          <table:table-cell office:value-type="string" calcext:value-type="string">
            <text:p>Disco SSD WD_Black™ SN770 NVMe™ 500GB - PCIe® Gen4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1">
          <table:table-cell office:value-type="string" calcext:value-type="string">
            <text:p>Disco SSD WD_Black™ SN770 NVMe™ 1TB - PCIe® Gen4</text:p>
          </table:table-cell>
          <table:table-cell office:value-type="float" office:value="104928" calcext:value-type="float">
            <text:p>104928</text:p>
          </table:table-cell>
        </table:table-row>
        <table:table-row table:style-name="ro1">
          <table:table-cell office:value-type="string" calcext:value-type="string">
            <text:p>Disco SSD WD Green™ SN350 NVMe™ 250GB</text:p>
          </table:table-cell>
          <table:table-cell office:value-type="float" office:value="36069" calcext:value-type="float">
            <text:p>36069</text:p>
          </table:table-cell>
        </table:table-row>
        <table:table-row table:style-name="ro1">
          <table:table-cell office:value-type="string" calcext:value-type="string">
            <text:p>Disco SSD WD Green™ SN350 NVMe™ 500GB</text:p>
          </table:table-cell>
          <table:table-cell office:value-type="float" office:value="53557" calcext:value-type="float">
            <text:p>53557</text:p>
          </table:table-cell>
        </table:table-row>
        <table:table-row table:style-name="ro1">
          <table:table-cell office:value-type="string" calcext:value-type="string">
            <text:p>Disco SSD WD Green™ SN350 NVMe™ 1TB</text:p>
          </table:table-cell>
          <table:table-cell office:value-type="float" office:value="71045" calcext:value-type="float">
            <text:p>71045</text:p>
          </table:table-cell>
        </table:table-row>
        <table:table-row table:style-name="ro1">
          <table:table-cell office:value-type="string" calcext:value-type="string">
            <text:p>Disco SSD WD Blue™ SA510 SATA 250GB</text:p>
          </table:table-cell>
          <table:table-cell office:value-type="float" office:value="57929" calcext:value-type="float">
            <text:p>57929</text:p>
          </table:table-cell>
        </table:table-row>
        <table:table-row table:style-name="ro1">
          <table:table-cell office:value-type="string" calcext:value-type="string">
            <text:p>Disco SSD WD Blue™ SA510 SATA 500GB</text:p>
          </table:table-cell>
          <table:table-cell office:value-type="float" office:value="83068" calcext:value-type="float">
            <text:p>83068</text:p>
          </table:table-cell>
        </table:table-row>
        <table:table-row table:style-name="ro1">
          <table:table-cell office:value-type="string" calcext:value-type="string">
            <text:p>Disco SSD WD Blue™ SA510 SATA 1TB</text:p>
          </table:table-cell>
          <table:table-cell office:value-type="float" office:value="124602" calcext:value-type="float">
            <text:p>124602</text:p>
          </table:table-cell>
        </table:table-row>
        <table:table-row table:style-name="ro1">
          <table:table-cell office:value-type="string" calcext:value-type="string">
            <text:p>Disco WD Green™ SATA SSD 240GB</text:p>
          </table:table-cell>
          <table:table-cell office:value-type="float" office:value="31697" calcext:value-type="float">
            <text:p>31697</text:p>
          </table:table-cell>
        </table:table-row>
        <table:table-row table:style-name="ro1">
          <table:table-cell office:value-type="string" calcext:value-type="string">
            <text:p>Disco WD Green™ SATA SSD 480GB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Disco SSD Patriot P400 Lite 1TB M.2 - PCIe Gen4 x4 NVMe</text:p>
          </table:table-cell>
          <table:table-cell office:value-type="float" office:value="107114" calcext:value-type="float">
            <text:p>107114</text:p>
          </table:table-cell>
        </table:table-row>
        <table:table-row table:style-name="ro1">
          <table:table-cell office:value-type="string" calcext:value-type="string">
            <text:p>Disco SSD Patriot P300 1TB M.2 - PCIe Gen3 x4 NVMe</text:p>
          </table:table-cell>
          <table:table-cell office:value-type="float" office:value="85254" calcext:value-type="float">
            <text:p>85254</text:p>
          </table:table-cell>
        </table:table-row>
        <table:table-row table:style-name="ro1">
          <table:table-cell office:value-type="string" calcext:value-type="string">
            <text:p>Disco Rígido portátil WD Elements 1TB USB 3.0</text:p>
          </table:table-cell>
          <table:table-cell office:value-type="float" office:value="109300" calcext:value-type="float">
            <text:p>109300</text:p>
          </table:table-cell>
        </table:table-row>
        <table:table-row table:style-name="ro1">
          <table:table-cell office:value-type="string" calcext:value-type="string">
            <text:p>Disco Rígido portátil WD Elements 2TB USB 3.0</text:p>
          </table:table-cell>
          <table:table-cell office:value-type="float" office:value="132253" calcext:value-type="float">
            <text:p>132253</text:p>
          </table:table-cell>
        </table:table-row>
        <table:table-row table:style-name="ro1">
          <table:table-cell office:value-type="string" calcext:value-type="string">
            <text:p>Disco Rígido portátil WD Elements 4TB USB 3.0</text:p>
          </table:table-cell>
          <table:table-cell office:value-type="float" office:value="212042" calcext:value-type="float">
            <text:p>212042</text:p>
          </table:table-cell>
        </table:table-row>
        <table:table-row table:style-name="ro1">
          <table:table-cell office:value-type="string" calcext:value-type="string">
            <text:p>Disco Rígido portátil WD Elements 5TB USB 3.0</text:p>
          </table:table-cell>
          <table:table-cell office:value-type="float" office:value="238274" calcext:value-type="float">
            <text:p>238274</text:p>
          </table:table-cell>
        </table:table-row>
        <table:table-row table:style-name="ro1">
          <table:table-cell office:value-type="string" calcext:value-type="string">
            <text:p>Disco Rígido portátil WD My Passport 2TB USB 3.2 Gen 1</text:p>
          </table:table-cell>
          <table:table-cell office:value-type="float" office:value="116951" calcext:value-type="float">
            <text:p>116951</text:p>
          </table:table-cell>
        </table:table-row>
        <table:table-row table:style-name="ro1">
          <table:table-cell office:value-type="string" calcext:value-type="string">
            <text:p>Disco Rígido portátil WD My Passport 4TB USB 3.2 Gen 1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Disco Rígido portátil WD My Passport 5TB USB 3.2 Gen 1</text:p>
          </table:table-cell>
          <table:table-cell office:value-type="float" office:value="253576" calcext:value-type="float">
            <text:p>253576</text:p>
          </table:table-cell>
        </table:table-row>
        <table:table-row table:style-name="ro1">
          <table:table-cell office:value-type="string" calcext:value-type="string">
            <text:p>Disco Rígido portátil Seagate Portable Drive 1TB USB 3.0</text:p>
          </table:table-cell>
          <table:table-cell office:value-type="float" office:value="108207" calcext:value-type="float">
            <text:p>108207</text:p>
          </table:table-cell>
        </table:table-row>
        <table:table-row table:style-name="ro1">
          <table:table-cell office:value-type="string" calcext:value-type="string">
            <text:p>Disco Rígido portátil Seagate Portable Drive 2TB USB 3.0</text:p>
          </table:table-cell>
          <table:table-cell office:value-type="float" office:value="146462" calcext:value-type="float">
            <text:p>146462</text:p>
          </table:table-cell>
        </table:table-row>
        <table:table-row table:style-name="ro1">
          <table:table-cell office:value-type="string" calcext:value-type="string">
            <text:p>Disco Rígido portátil Seagate Portable Drive 4TB USB 3.0</text:p>
          </table:table-cell>
          <table:table-cell office:value-type="float" office:value="225158" calcext:value-type="float">
            <text:p>225158</text:p>
          </table:table-cell>
        </table:table-row>
        <table:table-row table:style-name="ro1">
          <table:table-cell office:value-type="string" calcext:value-type="string">
            <text:p>Disco Rígido portátil Seagate Portable Drive 5TB USB 3.0</text:p>
          </table:table-cell>
          <table:table-cell office:value-type="float" office:value="273250" calcext:value-type="float">
            <text:p>273250</text:p>
          </table:table-cell>
        </table:table-row>
        <table:table-row table:style-name="ro1">
          <table:table-cell office:value-type="string" calcext:value-type="string">
            <text:p>Disco duro de escritorio LaCie d2 Professional 4TB</text:p>
          </table:table-cell>
          <table:table-cell office:value-type="float" office:value="428456" calcext:value-type="float">
            <text:p>428456</text:p>
          </table:table-cell>
        </table:table-row>
        <table:table-row table:style-name="ro1">
          <table:table-cell office:value-type="string" calcext:value-type="string">
            <text:p>Disco duro de escritorio LaCie d2 Professional 8TB</text:p>
          </table:table-cell>
          <table:table-cell office:value-type="float" office:value="592406" calcext:value-type="float">
            <text:p>592406</text:p>
          </table:table-cell>
        </table:table-row>
        <table:table-row table:style-name="ro1">
          <table:table-cell office:value-type="string" calcext:value-type="string">
            <text:p>Disco duro de escritorio LaCie d2 Professional 10TB</text:p>
          </table:table-cell>
          <table:table-cell office:value-type="float" office:value="709357" calcext:value-type="float">
            <text:p>709357</text:p>
          </table:table-cell>
        </table:table-row>
        <table:table-row table:style-name="ro1">
          <table:table-cell office:value-type="string" calcext:value-type="string">
            <text:p>Disco duro de escritorio LaCie d2 Professional 14TB</text:p>
          </table:table-cell>
          <table:table-cell office:value-type="float" office:value="1028513" calcext:value-type="float">
            <text:p>1028513</text:p>
          </table:table-cell>
        </table:table-row>
        <table:table-row table:style-name="ro1">
          <table:table-cell office:value-type="string" calcext:value-type="string">
            <text:p>SSD externo Kingston XS1000 1TB USB 3.2 Gen 2</text:p>
          </table:table-cell>
          <table:table-cell office:value-type="float" office:value="157392" calcext:value-type="float">
            <text:p>157392</text:p>
          </table:table-cell>
        </table:table-row>
        <table:table-row table:style-name="ro1">
          <table:table-cell office:value-type="string" calcext:value-type="string">
            <text:p>SSD externo Kingston XS1000 2TB USB 3.2 Gen 2</text:p>
          </table:table-cell>
          <table:table-cell office:value-type="float" office:value="245925" calcext:value-type="float">
            <text:p>245925</text:p>
          </table:table-cell>
        </table:table-row>
        <table:table-row table:style-name="ro1">
          <table:table-cell office:value-type="string" calcext:value-type="string">
            <text:p>Carcasa Externa ADATA ED600 USB 3.2 Gen1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Disco Rígido para Notebook WD Blue™ 500 GB SATA 128MB Buffer (WD5000LPZX)</text:p>
          </table:table-cell>
          <table:table-cell office:value-type="float" office:value="49185" calcext:value-type="float">
            <text:p>49185</text:p>
          </table:table-cell>
        </table:table-row>
        <table:table-row table:style-name="ro1">
          <table:table-cell office:value-type="string" calcext:value-type="string">
            <text:p>QNAP TS-431K High-performance quad-core NAS - 4 Bahías</text:p>
          </table:table-cell>
          <table:table-cell office:value-type="float" office:value="894074" calcext:value-type="float">
            <text:p>894074</text:p>
          </table:table-cell>
        </table:table-row>
        <table:table-row table:style-name="ro1">
          <table:table-cell office:value-type="string" calcext:value-type="string">
            <text:p>Placa de video ASUS Dual Radeon™ RX 7600 V2 OC Edition 8GB GDDR6</text:p>
          </table:table-cell>
          <table:table-cell office:value-type="float" office:value="492943" calcext:value-type="float">
            <text:p>492943</text:p>
          </table:table-cell>
        </table:table-row>
        <table:table-row table:style-name="ro1">
          <table:table-cell office:value-type="string" calcext:value-type="string">
            <text:p>Placa de video SAPPHIRE PULSE AMD Radeon™ RX 7600 8GB</text:p>
          </table:table-cell>
          <table:table-cell office:value-type="float" office:value="474362" calcext:value-type="float">
            <text:p>474362</text:p>
          </table:table-cell>
        </table:table-row>
        <table:table-row table:style-name="ro1">
          <table:table-cell office:value-type="string" calcext:value-type="string">
            <text:p>Placa de video Gigabyte Radeon™ RX 7600 GAMING OC 8G</text:p>
          </table:table-cell>
          <table:table-cell office:value-type="float" office:value="490757" calcext:value-type="float">
            <text:p>490757</text:p>
          </table:table-cell>
        </table:table-row>
        <table:table-row table:style-name="ro1">
          <table:table-cell office:value-type="string" calcext:value-type="string">
            <text:p>Placa de video Gigabyte Radeon™ RX 7700 XT GAMING OC 12G</text:p>
          </table:table-cell>
          <table:table-cell office:value-type="float" office:value="870028" calcext:value-type="float">
            <text:p>870028</text:p>
          </table:table-cell>
        </table:table-row>
        <table:table-row table:style-name="ro1">
          <table:table-cell office:value-type="string" calcext:value-type="string">
            <text:p>Placa de video Gigabyte Radeon™ RX 7800 XT GAMING OC 16G</text:p>
          </table:table-cell>
          <table:table-cell office:value-type="float" office:value="1059117" calcext:value-type="float">
            <text:p>1059117</text:p>
          </table:table-cell>
        </table:table-row>
        <table:table-row table:style-name="ro1">
          <table:table-cell office:value-type="string" calcext:value-type="string">
            <text:p>Placa de video Gigabyte GeForce RTX™ 3050 OC Low Profile 6G</text:p>
          </table:table-cell>
          <table:table-cell office:value-type="float" office:value="290738" calcext:value-type="float">
            <text:p>290738</text:p>
          </table:table-cell>
        </table:table-row>
        <table:table-row table:style-name="ro1">
          <table:table-cell office:value-type="string" calcext:value-type="string">
            <text:p>Placa de video Gigabyte GeForce RTX™ 3050 WINDFORCE OC 6G</text:p>
          </table:table-cell>
          <table:table-cell office:value-type="float" office:value="306040" calcext:value-type="float">
            <text:p>306040</text:p>
          </table:table-cell>
        </table:table-row>
        <table:table-row table:style-name="ro1">
          <table:table-cell office:value-type="string" calcext:value-type="string">
            <text:p>Placa de video Gigabyte GeForce RTX™ 4060 WINDFORCE OC 8G</text:p>
          </table:table-cell>
          <table:table-cell office:value-type="float" office:value="597871" calcext:value-type="float">
            <text:p>597871</text:p>
          </table:table-cell>
        </table:table-row>
        <table:table-row table:style-name="ro1">
          <table:table-cell office:value-type="string" calcext:value-type="string">
            <text:p>Placa de video Gigabyte GeForce RTX™ 4060 Ti EAGLE OC 8G</text:p>
          </table:table-cell>
          <table:table-cell office:value-type="float" office:value="852540" calcext:value-type="float">
            <text:p>852540</text:p>
          </table:table-cell>
        </table:table-row>
        <table:table-row table:style-name="ro1">
          <table:table-cell office:value-type="string" calcext:value-type="string">
            <text:p>Placa de video ASUS Dual GeForce RTX™ 3050 OC Edition 6GB GDDR6</text:p>
          </table:table-cell>
          <table:table-cell office:value-type="float" office:value="311505" calcext:value-type="float">
            <text:p>311505</text:p>
          </table:table-cell>
        </table:table-row>
        <table:table-row table:style-name="ro1">
          <table:table-cell office:value-type="string" calcext:value-type="string">
            <text:p>Placa de video ASUS Dual GeForce RTX™ 4060 OC Edition 8GB GDDR6</text:p>
          </table:table-cell>
          <table:table-cell office:value-type="float" office:value="628475" calcext:value-type="float">
            <text:p>628475</text:p>
          </table:table-cell>
        </table:table-row>
        <table:table-row table:style-name="ro1">
          <table:table-cell office:value-type="string" calcext:value-type="string">
            <text:p>Placa de Video Gigabyte GeForce® GTX 1650 D6 OC 4G</text:p>
          </table:table-cell>
          <table:table-cell office:value-type="float" office:value="286366" calcext:value-type="float">
            <text:p>286366</text:p>
          </table:table-cell>
        </table:table-row>
        <table:table-row table:style-name="ro1">
          <table:table-cell office:value-type="string" calcext:value-type="string">
            <text:p>Placa de Video Gigabyte GT 1030 Low Profile D4 2G</text:p>
          </table:table-cell>
          <table:table-cell office:value-type="float" office:value="144276" calcext:value-type="float">
            <text:p>144276</text:p>
          </table:table-cell>
        </table:table-row>
        <table:table-row table:style-name="ro1">
          <table:table-cell office:value-type="string" calcext:value-type="string">
            <text:p>Placa de Video PNY NVIDIA® T1000 - 8GB GDDR6</text:p>
          </table:table-cell>
          <table:table-cell office:value-type="float" office:value="758542" calcext:value-type="float">
            <text:p>758542</text:p>
          </table:table-cell>
        </table:table-row>
        <table:table-row table:style-name="ro1">
          <table:table-cell office:value-type="string" calcext:value-type="string">
            <text:p>Gabinete ASUS TUF Gaming GT302 ARGB - Black</text:p>
          </table:table-cell>
          <table:table-cell office:value-type="float" office:value="263413" calcext:value-type="float">
            <text:p>263413</text:p>
          </table:table-cell>
        </table:table-row>
        <table:table-row table:style-name="ro1">
          <table:table-cell office:value-type="string" calcext:value-type="string">
            <text:p>Gabinete ASUS TUF Gaming GT302 ARGB - White</text:p>
          </table:table-cell>
          <table:table-cell office:value-type="float" office:value="277622" calcext:value-type="float">
            <text:p>277622</text:p>
          </table:table-cell>
        </table:table-row>
        <table:table-row table:style-name="ro1">
          <table:table-cell office:value-type="string" calcext:value-type="string">
            <text:p>Gabinete Corsair 480T RGB Airflow - Black</text:p>
          </table:table-cell>
          <table:table-cell office:value-type="float" office:value="133346" calcext:value-type="float">
            <text:p>133346</text:p>
          </table:table-cell>
        </table:table-row>
        <table:table-row table:style-name="ro1">
          <table:table-cell office:value-type="string" calcext:value-type="string">
            <text:p>Gabinete Corsair 4000D AIRFLOW - White</text:p>
          </table:table-cell>
          <table:table-cell office:value-type="float" office:value="146462" calcext:value-type="float">
            <text:p>146462</text:p>
          </table:table-cell>
        </table:table-row>
        <table:table-row table:style-name="ro1">
          <table:table-cell office:value-type="string" calcext:value-type="string">
            <text:p>Gabinete Thermaltake V150 Tempered Glass Micro Chassis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Gabinete Cooler Master MasterBox TD300 Mesh - Black</text:p>
          </table:table-cell>
          <table:table-cell office:value-type="float" office:value="125695" calcext:value-type="float">
            <text:p>125695</text:p>
          </table:table-cell>
        </table:table-row>
        <table:table-row table:style-name="ro1">
          <table:table-cell office:value-type="string" calcext:value-type="string">
            <text:p>Gabinete Cooler Master MasterBox TD300 Mesh - White</text:p>
          </table:table-cell>
          <table:table-cell office:value-type="float" office:value="131160" calcext:value-type="float">
            <text:p>131160</text:p>
          </table:table-cell>
        </table:table-row>
        <table:table-row table:style-name="ro1">
          <table:table-cell office:value-type="string" calcext:value-type="string">
            <text:p>Gabinete KIT Cromax 2801 T+M con fuente 600W - Incluye Mouse y Teclado</text:p>
          </table:table-cell>
          <table:table-cell office:value-type="float" office:value="54650" calcext:value-type="float">
            <text:p>54650</text:p>
          </table:table-cell>
        </table:table-row>
        <table:table-row table:style-name="ro1">
          <table:table-cell office:value-type="string" calcext:value-type="string">
            <text:p>Gabinete KIT Kelyx LC727-14 con fuente 500W - Incluye Mouse, Teclado y Parlantes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Gabinete Sentey G50 Power Kit con fuente 600W, Incluye mouse, teclado y parlantes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1">
          <table:table-cell office:value-type="string" calcext:value-type="string">
            <text:p>Fuente Gigabyte P550SS 550W 80 PLUS® Silver ATX 3.0</text:p>
          </table:table-cell>
          <table:table-cell office:value-type="float" office:value="74324" calcext:value-type="float">
            <text:p>74324</text:p>
          </table:table-cell>
        </table:table-row>
        <table:table-row table:style-name="ro1">
          <table:table-cell office:value-type="string" calcext:value-type="string">
            <text:p>Fuente Thermaltake Smart 500W - 80 PLUS® Standard</text:p>
          </table:table-cell>
          <table:table-cell office:value-type="float" office:value="67766" calcext:value-type="float">
            <text:p>67766</text:p>
          </table:table-cell>
        </table:table-row>
        <table:table-row table:style-name="ro1">
          <table:table-cell office:value-type="string" calcext:value-type="string">
            <text:p>Fuente Thermaltake Smart 600W - 80 PLUS® Standard</text:p>
          </table:table-cell>
          <table:table-cell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Fuente Thermaltake Smart 700W - 80 PLUS® Standard</text:p>
          </table:table-cell>
          <table:table-cell office:value-type="float" office:value="95091" calcext:value-type="float">
            <text:p>95091</text:p>
          </table:table-cell>
        </table:table-row>
        <table:table-row table:style-name="ro1">
          <table:table-cell office:value-type="string" calcext:value-type="string">
            <text:p>Fuente Thermaltake Smart BX3 Bronze 550W - 80 PLUS® Bronze</text:p>
          </table:table-cell>
          <table:table-cell office:value-type="float" office:value="89626" calcext:value-type="float">
            <text:p>89626</text:p>
          </table:table-cell>
        </table:table-row>
        <table:table-row table:style-name="ro1">
          <table:table-cell office:value-type="string" calcext:value-type="string">
            <text:p>Fuente Thermaltake Smart BX3 Bronze 650W - 80 PLUS® Bronze</text:p>
          </table:table-cell>
          <table:table-cell office:value-type="float" office:value="99463" calcext:value-type="float">
            <text:p>99463</text:p>
          </table:table-cell>
        </table:table-row>
        <table:table-row table:style-name="ro1">
          <table:table-cell office:value-type="string" calcext:value-type="string">
            <text:p>Fuente Thermaltake Smart BX3 Bronze 750W - 80 PLUS® Bronze</text:p>
          </table:table-cell>
          <table:table-cell office:value-type="float" office:value="110393" calcext:value-type="float">
            <text:p>110393</text:p>
          </table:table-cell>
        </table:table-row>
        <table:table-row table:style-name="ro1">
          <table:table-cell office:value-type="string" calcext:value-type="string">
            <text:p>Fuente EVGA 500BR 500W 80 PLUS Bronze</text:p>
          </table:table-cell>
          <table:table-cell office:value-type="float" office:value="91812" calcext:value-type="float">
            <text:p>91812</text:p>
          </table:table-cell>
        </table:table-row>
        <table:table-row table:style-name="ro1">
          <table:table-cell office:value-type="string" calcext:value-type="string">
            <text:p>Fuente ThermalTake TR2 500W - TR2-500NL2NC</text:p>
          </table:table-cell>
          <table:table-cell office:value-type="float" office:value="66673" calcext:value-type="float">
            <text:p>66673</text:p>
          </table:table-cell>
        </table:table-row>
        <table:table-row table:style-name="ro1">
          <table:table-cell office:value-type="string" calcext:value-type="string">
            <text:p>Fuente ThermalTake TR2 600W - TR2-600NL2NC</text:p>
          </table:table-cell>
          <table:table-cell office:value-type="float" office:value="73231" calcext:value-type="float">
            <text:p>73231</text:p>
          </table:table-cell>
        </table:table-row>
        <table:table-row table:style-name="ro1">
          <table:table-cell office:value-type="string" calcext:value-type="string">
            <text:p>Fuente ATX Cromax 600W (KC-DAA-600)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Fuente Modular Gigabyte UD850GM 850W 80+ GOLD</text:p>
          </table:table-cell>
          <table:table-cell office:value-type="float" office:value="200019" calcext:value-type="float">
            <text:p>200019</text:p>
          </table:table-cell>
        </table:table-row>
        <table:table-row table:style-name="ro1">
          <table:table-cell office:value-type="string" calcext:value-type="string">
            <text:p>Fuente Thermaltake Smart BM2 750W 80 PLUS® Bronze Semi Modular</text:p>
          </table:table-cell>
          <table:table-cell office:value-type="float" office:value="130067" calcext:value-type="float">
            <text:p>130067</text:p>
          </table:table-cell>
        </table:table-row>
        <table:table-row table:style-name="ro1">
          <table:table-cell office:value-type="string" calcext:value-type="string">
            <text:p>Cooler para CPU Thermaltake UX200 SE ARGB Lighting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Cooler para CPU Cooler Master Hyper H410R RGB</text:p>
          </table:table-cell>
          <table:table-cell office:value-type="float" office:value="59022" calcext:value-type="float">
            <text:p>59022</text:p>
          </table:table-cell>
        </table:table-row>
        <table:table-row table:style-name="ro1">
          <table:table-cell office:value-type="string" calcext:value-type="string">
            <text:p>Cooler para CPU Cooler Master Hyper 212 ARGB</text:p>
          </table:table-cell>
          <table:table-cell office:value-type="float" office:value="68859" calcext:value-type="float">
            <text:p>68859</text:p>
          </table:table-cell>
        </table:table-row>
        <table:table-row table:style-name="ro1">
          <table:table-cell office:value-type="string" calcext:value-type="string">
            <text:p>Cooler para CPU Cooler Master MasterLiquid 240L Core ARGB</text:p>
          </table:table-cell>
          <table:table-cell office:value-type="float" office:value="140997" calcext:value-type="float">
            <text:p>140997</text:p>
          </table:table-cell>
        </table:table-row>
        <table:table-row table:style-name="ro1">
          <table:table-cell office:value-type="string" calcext:value-type="string">
            <text:p>Cooler para CPU Cooler Master MasterLiquid 240L Core ARGB White</text:p>
          </table:table-cell>
          <table:table-cell office:value-type="float" office:value="127881" calcext:value-type="float">
            <text:p>127881</text:p>
          </table:table-cell>
        </table:table-row>
        <table:table-row table:style-name="ro1">
          <table:table-cell office:value-type="string" calcext:value-type="string">
            <text:p>Cooler para CPU Cooler Master MasterLiquid 360L Core ARGB</text:p>
          </table:table-cell>
          <table:table-cell office:value-type="float" office:value="162857" calcext:value-type="float">
            <text:p>162857</text:p>
          </table:table-cell>
        </table:table-row>
        <table:table-row table:style-name="ro1">
          <table:table-cell office:value-type="string" calcext:value-type="string">
            <text:p>Cooler para CPU Cooler Master MasterLiquid 360L Core ARGB White</text:p>
          </table:table-cell>
          <table:table-cell office:value-type="float" office:value="162857" calcext:value-type="float">
            <text:p>162857</text:p>
          </table:table-cell>
        </table:table-row>
        <table:table-row table:style-name="ro1">
          <table:table-cell office:value-type="string" calcext:value-type="string">
            <text:p>Regrabadora de DVDs y CDs LG Dual Layer 24x SATA Negra</text:p>
          </table:table-cell>
          <table:table-cell office:value-type="float" office:value="45906" calcext:value-type="float">
            <text:p>45906</text:p>
          </table:table-cell>
        </table:table-row>
        <table:table-row table:style-name="ro1">
          <table:table-cell office:value-type="string" calcext:value-type="string">
            <text:p>Placa PCI Express serie 1P y paralelo 1P Nisuta (NSPLPCIESP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Placa PCI Express serie low profile Nisuta (NSPLPCIEXSELP)</text:p>
          </table:table-cell>
          <table:table-cell office:value-type="float" office:value="51371" calcext:value-type="float">
            <text:p>51371</text:p>
          </table:table-cell>
        </table:table-row>
        <table:table-row table:style-name="ro1">
          <table:table-cell office:value-type="string" calcext:value-type="string">
            <text:p>Placa PCI Express para 2 discos M.2 SSD NVMe y NGFF SATA Nisuta (NSPLPCIEM2)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Placa PCI a Serial 2 puertos RS232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Mouse ergonómico Trust Fyda - USB</text:p>
          </table:table-cell>
          <table:table-cell office:value-type="float" office:value="16942" calcext:value-type="float">
            <text:p>16942</text:p>
          </table:table-cell>
        </table:table-row>
        <table:table-row table:style-name="ro1">
          <table:table-cell office:value-type="string" calcext:value-type="string">
            <text:p>Mouse inalámbrico silencioso Trust Mydo - Negro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string" calcext:value-type="string">
            <text:p>Mouse inalámbrico silencioso Trust Mydo - Verde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string" calcext:value-type="string">
            <text:p>Mouse inalámbrico compacto Bluetooth® Trust Primo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Mouse inalámbrico ergonómico Trust Nito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Mouse inalámbrico recargable Trust Ozaa - Azul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Mouse inalámbrico recargable Trust Ozaa - Blanco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Mouse ergonómico Trust Bayo II - Blanco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Mouse inalámbrico multidispositivo Trust Ozaa+ - Negro</text:p>
          </table:table-cell>
          <table:table-cell office:value-type="float" office:value="77603" calcext:value-type="float">
            <text:p>77603</text:p>
          </table:table-cell>
        </table:table-row>
        <table:table-row table:style-name="ro1">
          <table:table-cell office:value-type="string" calcext:value-type="string">
            <text:p>Mouse inalámbrico multidispositivo Trust Ozaa+ - Blanco</text:p>
          </table:table-cell>
          <table:table-cell office:value-type="float" office:value="77603" calcext:value-type="float">
            <text:p>77603</text:p>
          </table:table-cell>
        </table:table-row>
        <table:table-row table:style-name="ro1">
          <table:table-cell office:value-type="string" calcext:value-type="string">
            <text:p>Mouse Logitech Wireless M185 Gris Oscuro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Mouse Logitech Wireless M170 Negro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Mouse Logitech Wireless M280 Negro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Mouse Logitech Wireless M317 Negro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Mouse Logitech Wireless Signature M650 Graphite</text:p>
          </table:table-cell>
          <table:table-cell office:value-type="float" office:value="34976" calcext:value-type="float">
            <text:p>34976</text:p>
          </table:table-cell>
        </table:table-row>
        <table:table-row table:style-name="ro1">
          <table:table-cell office:value-type="string" calcext:value-type="string">
            <text:p>Mouse Logitech Wireless Signature M650 White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Mouse Logitech M90 Optico USB Plug and Play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string" calcext:value-type="string">
            <text:p>Mouse Logitech M110 Silent Negro USB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Mouse Logitech M110 Silent Gris USB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Mouse Genius NX-7000 BlueEye Inalambrico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Mouse Genius NX-7010 BlueEye inalámbrico (Gris)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string" calcext:value-type="string">
            <text:p>Mouse Genius NX-7015 BlueEye inalámbrico (Iron Grey)</text:p>
          </table:table-cell>
          <table:table-cell office:value-type="float" office:value="12570" calcext:value-type="float">
            <text:p>12570</text:p>
          </table:table-cell>
        </table:table-row>
        <table:table-row table:style-name="ro1">
          <table:table-cell office:value-type="string" calcext:value-type="string">
            <text:p>Mouse Genius DX-110 USB Negro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Mouse Genius DX-120 USB Negro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Mouse óptico USB 1200 dpi Nisuta (NSMO35S)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Teclado en Español Logitech K120 USB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string" calcext:value-type="string">
            <text:p>Teclado inalámbrico Logitech Signature K650 Graphite</text:p>
          </table:table-cell>
          <table:table-cell office:value-type="float" office:value="40441" calcext:value-type="float">
            <text:p>40441</text:p>
          </table:table-cell>
        </table:table-row>
        <table:table-row table:style-name="ro1">
          <table:table-cell office:value-type="string" calcext:value-type="string">
            <text:p>Teclado inalámbrico Logitech Signature K650 White</text:p>
          </table:table-cell>
          <table:table-cell office:value-type="float" office:value="40441" calcext:value-type="float">
            <text:p>40441</text:p>
          </table:table-cell>
        </table:table-row>
        <table:table-row table:style-name="ro1">
          <table:table-cell office:value-type="string" calcext:value-type="string">
            <text:p>Teclado mecánico inalámbrico Logitech POP Keys - Heartbreaker</text:p>
          </table:table-cell>
          <table:table-cell office:value-type="float" office:value="111486" calcext:value-type="float">
            <text:p>111486</text:p>
          </table:table-cell>
        </table:table-row>
        <table:table-row table:style-name="ro1">
          <table:table-cell office:value-type="string" calcext:value-type="string">
            <text:p>Teclado Logitech Wireless Touch K400 Plus</text:p>
          </table:table-cell>
          <table:table-cell office:value-type="float" office:value="36069" calcext:value-type="float">
            <text:p>36069</text:p>
          </table:table-cell>
        </table:table-row>
        <table:table-row table:style-name="ro1">
          <table:table-cell office:value-type="string" calcext:value-type="string">
            <text:p>Teclado Logitech K780 Multi-Device Wireless</text:p>
          </table:table-cell>
          <table:table-cell office:value-type="float" office:value="89626" calcext:value-type="float">
            <text:p>89626</text:p>
          </table:table-cell>
        </table:table-row>
        <table:table-row table:style-name="ro1">
          <table:table-cell office:value-type="string" calcext:value-type="string">
            <text:p>Teclado Genius SlimStar 230 USB Negro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Teclado Genius SlimStar Q200 USB Negro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Teclado Genius KB-117 USB Negro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eclado Genius KB-118 USB Negro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eclado Genius LuxeMate 110 USB Negro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eclado inalámbrico compacto Trust Lyra - Negro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Teclado inalámbrico Genius Slimstar 7230 Negro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eclado y Mouse Genius KM-160 USB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Logitech Desktop Combo MK120 Teclado y Mouse USB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Logitech Wireless Combo MK220 Teclado y Mouse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Logitech Wireless Combo MK270 Teclado y Mouse</text:p>
          </table:table-cell>
          <table:table-cell office:value-type="float" office:value="36069" calcext:value-type="float">
            <text:p>36069</text:p>
          </table:table-cell>
        </table:table-row>
        <table:table-row table:style-name="ro1">
          <table:table-cell office:value-type="string" calcext:value-type="string">
            <text:p>Logitech Wireless Combo MK235 Teclado y Mouse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Logitech Wireless Combo MK345 Teclado y Mouse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Logitech Wireless Combo MK470 Slim Teclado y Mouse</text:p>
          </table:table-cell>
          <table:table-cell office:value-type="float" office:value="59022" calcext:value-type="float">
            <text:p>59022</text:p>
          </table:table-cell>
        </table:table-row>
        <table:table-row table:style-name="ro1">
          <table:table-cell office:value-type="string" calcext:value-type="string">
            <text:p>Logitech Wireless Combo MK540 Teclado y Mouse</text:p>
          </table:table-cell>
          <table:table-cell office:value-type="float" office:value="55743" calcext:value-type="float">
            <text:p>55743</text:p>
          </table:table-cell>
        </table:table-row>
        <table:table-row table:style-name="ro1">
          <table:table-cell office:value-type="string" calcext:value-type="string">
            <text:p>Logitech Wireless Combo MK850 Teclado y Mouse</text:p>
          </table:table-cell>
          <table:table-cell office:value-type="float" office:value="92905" calcext:value-type="float">
            <text:p>92905</text:p>
          </table:table-cell>
        </table:table-row>
        <table:table-row table:style-name="ro1">
          <table:table-cell office:value-type="string" calcext:value-type="string">
            <text:p>Combo de Teclado y Mouse Trust Primo USB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Combo de Teclado y Mouse inalámbrico Trust Primo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Combo de Teclado y Mouse inalámbrico y silencioso Trust Ody II</text:p>
          </table:table-cell>
          <table:table-cell office:value-type="float" office:value="33883" calcext:value-type="float">
            <text:p>33883</text:p>
          </table:table-cell>
        </table:table-row>
        <table:table-row table:style-name="ro1">
          <table:table-cell office:value-type="string" calcext:value-type="string">
            <text:p>Teclado y Mouse inalámbrico Genius KM-8200 Dual color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Combo de Teclado y Mouse inalámbrico Genius KM-8206S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Teclado y Mouse Gigabyte KM6300 USB (Inglés)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Auriculares con Micrófono para PC Trust Ayda</text:p>
          </table:table-cell>
          <table:table-cell office:value-type="float" office:value="31697" calcext:value-type="float">
            <text:p>31697</text:p>
          </table:table-cell>
        </table:table-row>
        <table:table-row table:style-name="ro1">
          <table:table-cell office:value-type="string" calcext:value-type="string">
            <text:p>Auriculares con Micrófono para PC Trust Ayda USB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Auriculares con Micrófono para PC Trust Ayda USB-ENC</text:p>
          </table:table-cell>
          <table:table-cell office:value-type="float" office:value="66673" calcext:value-type="float">
            <text:p>66673</text:p>
          </table:table-cell>
        </table:table-row>
        <table:table-row table:style-name="ro1">
          <table:table-cell office:value-type="string" calcext:value-type="string">
            <text:p>Auriculares con Micrófono Trust Ozo USB</text:p>
          </table:table-cell>
          <table:table-cell office:value-type="float" office:value="60115" calcext:value-type="float">
            <text:p>60115</text:p>
          </table:table-cell>
        </table:table-row>
        <table:table-row table:style-name="ro1">
          <table:table-cell office:value-type="string" calcext:value-type="string">
            <text:p>Auriculares con Micrófono Logitech H390 USB</text:p>
          </table:table-cell>
          <table:table-cell office:value-type="float" office:value="54650" calcext:value-type="float">
            <text:p>54650</text:p>
          </table:table-cell>
        </table:table-row>
        <table:table-row table:style-name="ro1">
          <table:table-cell office:value-type="string" calcext:value-type="string">
            <text:p>Auriculares con Micrófono Logitech H390 USB - Blanco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Auriculares con Micrófono Logitech H390 USB - Rosado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Auriculares con Micrófono Logitech H111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Auriculares con Micrófono Logitech H151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Auriculares con Micrófono Logitech H570e USB</text:p>
          </table:table-cell>
          <table:table-cell office:value-type="float" office:value="86347" calcext:value-type="float">
            <text:p>86347</text:p>
          </table:table-cell>
        </table:table-row>
        <table:table-row table:style-name="ro1">
          <table:table-cell office:value-type="string" calcext:value-type="string">
            <text:p>Auriculares con Micrófono Logitech H650e USB</text:p>
          </table:table-cell>
          <table:table-cell office:value-type="float" office:value="173787" calcext:value-type="float">
            <text:p>173787</text:p>
          </table:table-cell>
        </table:table-row>
        <table:table-row table:style-name="ro1">
          <table:table-cell office:value-type="string" calcext:value-type="string">
            <text:p>Auriculares inalámbricos Logitech Zone Vibe 100 - Graphite</text:p>
          </table:table-cell>
          <table:table-cell office:value-type="float" office:value="209856" calcext:value-type="float">
            <text:p>209856</text:p>
          </table:table-cell>
        </table:table-row>
        <table:table-row table:style-name="ro1">
          <table:table-cell office:value-type="string" calcext:value-type="string">
            <text:p>Auricular profesional Jabra Evolve 20 MS Stereo - USB-A</text:p>
          </table:table-cell>
          <table:table-cell office:value-type="float" office:value="79789" calcext:value-type="float">
            <text:p>79789</text:p>
          </table:table-cell>
        </table:table-row>
        <table:table-row table:style-name="ro1">
          <table:table-cell office:value-type="string" calcext:value-type="string">
            <text:p>Auricular profesional Jabra Evolve 20 UC Stereo - USB-A</text:p>
          </table:table-cell>
          <table:table-cell office:value-type="float" office:value="80882" calcext:value-type="float">
            <text:p>80882</text:p>
          </table:table-cell>
        </table:table-row>
        <table:table-row table:style-name="ro1">
          <table:table-cell office:value-type="string" calcext:value-type="string">
            <text:p>Auricular profesional Jabra Evolve 30 II MS Stereo - USB-A</text:p>
          </table:table-cell>
          <table:table-cell office:value-type="float" office:value="144276" calcext:value-type="float">
            <text:p>144276</text:p>
          </table:table-cell>
        </table:table-row>
        <table:table-row table:style-name="ro1">
          <table:table-cell office:value-type="string" calcext:value-type="string">
            <text:p>Auriculares USB Genius HS-230U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Auriculares con Micrófono Genius HS-610 - Rojo</text:p>
          </table:table-cell>
          <table:table-cell office:value-type="float" office:value="34976" calcext:value-type="float">
            <text:p>34976</text:p>
          </table:table-cell>
        </table:table-row>
        <table:table-row table:style-name="ro1">
          <table:table-cell office:value-type="string" calcext:value-type="string">
            <text:p>Auriculares con Micrófono Genius HS-02B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Auriculares con Micrófono Genius HS-05A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Auriculares inalámbricos Bluetooth Trust Primo Touch - Negro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Auriculares inalámbricos Bluetooth Trust Primo Touch - Azul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Auriculares inalámbricos Bluetooth Trust Primo Touch - Turquesa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Auriculares inalámbricos Bluetooth Trust Primo Touch - Rosado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Auriculares inalámbricos Bluetooth Trust Primo Touch - Blanco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Auriculares inalámbricos Bluetooth Trust Nika Compact - Negro</text:p>
          </table:table-cell>
          <table:table-cell office:value-type="float" office:value="71045" calcext:value-type="float">
            <text:p>71045</text:p>
          </table:table-cell>
        </table:table-row>
        <table:table-row table:style-name="ro1">
          <table:table-cell office:value-type="string" calcext:value-type="string">
            <text:p>Auriculares inalámbricos Bluetooth Trust Nika Compact - Blanco</text:p>
          </table:table-cell>
          <table:table-cell office:value-type="float" office:value="71045" calcext:value-type="float">
            <text:p>71045</text:p>
          </table:table-cell>
        </table:table-row>
        <table:table-row table:style-name="ro1">
          <table:table-cell office:value-type="string" calcext:value-type="string">
            <text:p>Parlantes 2.0 con iluminación RGB Trust GXT 606 Javv - Negro</text:p>
          </table:table-cell>
          <table:table-cell office:value-type="float" office:value="63394" calcext:value-type="float">
            <text:p>63394</text:p>
          </table:table-cell>
        </table:table-row>
        <table:table-row table:style-name="ro1">
          <table:table-cell office:value-type="string" calcext:value-type="string">
            <text:p>Parlantes 2.0 con iluminación RGB Trust GXT 606 Javv - Gris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 office:value-type="string" calcext:value-type="string">
            <text:p>Parlantes 2.0 con iluminación RGB Trust GXT 609 Zoxa - Negro</text:p>
          </table:table-cell>
          <table:table-cell office:value-type="float" office:value="63394" calcext:value-type="float">
            <text:p>63394</text:p>
          </table:table-cell>
        </table:table-row>
        <table:table-row table:style-name="ro1">
          <table:table-cell office:value-type="string" calcext:value-type="string">
            <text:p>Barra de sonido para PC Trust Arys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Barra de sonido para PC y TV Trust Asto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 office:value-type="string" calcext:value-type="string">
            <text:p>Parlante Bluetooth® JBL Flip 6 - Azul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Parlante Bluetooth® JBL Charge 5 - Negro</text:p>
          </table:table-cell>
          <table:table-cell office:value-type="float" office:value="302761" calcext:value-type="float">
            <text:p>302761</text:p>
          </table:table-cell>
        </table:table-row>
        <table:table-row table:style-name="ro1">
          <table:table-cell office:value-type="string" calcext:value-type="string">
            <text:p>Parlantes Genius SP-HF180 USB 6W Black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Parlantes Genius SP-HF180 USB 6W Wood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Parlantes Genius SP-HF280 USB 6W Wood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Parlantes Genius SP-HF500B 16W</text:p>
          </table:table-cell>
          <table:table-cell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Parlantes Genius SP-HF1200B 36W</text:p>
          </table:table-cell>
          <table:table-cell office:value-type="float" office:value="99463" calcext:value-type="float">
            <text:p>99463</text:p>
          </table:table-cell>
        </table:table-row>
        <table:table-row table:style-name="ro1">
          <table:table-cell office:value-type="string" calcext:value-type="string">
            <text:p>Parlantes Bluetooth® Genius SP-HF385BT 4W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Parlantes Bluetooth® Genius SP-HF2800BT 60W con Control remoto</text:p>
          </table:table-cell>
          <table:table-cell office:value-type="float" office:value="140997" calcext:value-type="float">
            <text:p>140997</text:p>
          </table:table-cell>
        </table:table-row>
        <table:table-row table:style-name="ro1">
          <table:table-cell office:value-type="string" calcext:value-type="string">
            <text:p>Teclado Mecánico Razer BlackWidow V3 - Green Switch</text:p>
          </table:table-cell>
          <table:table-cell office:value-type="float" office:value="193461" calcext:value-type="float">
            <text:p>193461</text:p>
          </table:table-cell>
        </table:table-row>
        <table:table-row table:style-name="ro1">
          <table:table-cell office:value-type="string" calcext:value-type="string">
            <text:p>Teclado Mecánico Razer BlackWidow V3 Tenkeyless - Yellow Switch</text:p>
          </table:table-cell>
          <table:table-cell office:value-type="float" office:value="137718" calcext:value-type="float">
            <text:p>137718</text:p>
          </table:table-cell>
        </table:table-row>
        <table:table-row table:style-name="ro1">
          <table:table-cell office:value-type="string" calcext:value-type="string">
            <text:p>Teclado Mecánico Razer BlackWidow V4 X - Yellow Switch</text:p>
          </table:table-cell>
          <table:table-cell office:value-type="float" office:value="185810" calcext:value-type="float">
            <text:p>185810</text:p>
          </table:table-cell>
        </table:table-row>
        <table:table-row table:style-name="ro1">
          <table:table-cell office:value-type="string" calcext:value-type="string">
            <text:p>Teclado Razer Huntsman V2 Tenkeyless - Clicky Optical Switch</text:p>
          </table:table-cell>
          <table:table-cell office:value-type="float" office:value="218600" calcext:value-type="float">
            <text:p>218600</text:p>
          </table:table-cell>
        </table:table-row>
        <table:table-row table:style-name="ro1">
          <table:table-cell office:value-type="string" calcext:value-type="string">
            <text:p>Teclado Gaming con iluminación Trust Ziva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Teclado Gaming Iluminado Trust GXT 836 Evocx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string" calcext:value-type="string">
            <text:p>Teclado Mecánico Trust GXT 863 Mazz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Teclado Mecánico Trust GXT 865 Asta</text:p>
          </table:table-cell>
          <table:table-cell office:value-type="float" office:value="87440" calcext:value-type="float">
            <text:p>87440</text:p>
          </table:table-cell>
        </table:table-row>
        <table:table-row table:style-name="ro1">
          <table:table-cell office:value-type="string" calcext:value-type="string">
            <text:p>Teclado y Mouse Thermaltake CHALLENGER COMBO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Teclado y Mouse Thermaltake Challenger Elite RGB Combo</text:p>
          </table:table-cell>
          <table:table-cell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Mouse gaming Trust GXT 922 Ybar - Negro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string" calcext:value-type="string">
            <text:p>Mouse gaming inalámbrico Trust GXT 923 Ybar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Mouse gaming inalámbrico Trust GXT 923W Ybar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Mouse gaming inalámbrico recargable Trust GXT 980 Redex</text:p>
          </table:table-cell>
          <table:table-cell office:value-type="float" office:value="60115" calcext:value-type="float">
            <text:p>60115</text:p>
          </table:table-cell>
        </table:table-row>
        <table:table-row table:style-name="ro1">
          <table:table-cell office:value-type="string" calcext:value-type="string">
            <text:p>Mouse gaming ligero Trust GXT 981 Redex</text:p>
          </table:table-cell>
          <table:table-cell office:value-type="float" office:value="46999" calcext:value-type="float">
            <text:p>46999</text:p>
          </table:table-cell>
        </table:table-row>
        <table:table-row table:style-name="ro1">
          <table:table-cell office:value-type="string" calcext:value-type="string">
            <text:p>Mouse Inalámbrico Logitech G305 LIGHTSPEED - Negro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Mouse Gigabyte AORUS M3</text:p>
          </table:table-cell>
          <table:table-cell office:value-type="float" office:value="93998" calcext:value-type="float">
            <text:p>93998</text:p>
          </table:table-cell>
        </table:table-row>
        <table:table-row table:style-name="ro1">
          <table:table-cell office:value-type="string" calcext:value-type="string">
            <text:p>Auriculares Inalámbricos Multiplataforma Razer Barracuda X - Mercury</text:p>
          </table:table-cell>
          <table:table-cell office:value-type="float" office:value="195647" calcext:value-type="float">
            <text:p>195647</text:p>
          </table:table-cell>
        </table:table-row>
        <table:table-row table:style-name="ro1">
          <table:table-cell office:value-type="string" calcext:value-type="string">
            <text:p>Auriculares inalámbricos Logitech G435 - Negro y Amarillo</text:p>
          </table:table-cell>
          <table:table-cell office:value-type="float" office:value="146462" calcext:value-type="float">
            <text:p>146462</text:p>
          </table:table-cell>
        </table:table-row>
        <table:table-row table:style-name="ro1">
          <table:table-cell office:value-type="string" calcext:value-type="string">
            <text:p>Auriculares inalámbricos Logitech G435 - Blanco Crudo y Lila</text:p>
          </table:table-cell>
          <table:table-cell office:value-type="float" office:value="146462" calcext:value-type="float">
            <text:p>146462</text:p>
          </table:table-cell>
        </table:table-row>
        <table:table-row table:style-name="ro1">
          <table:table-cell office:value-type="string" calcext:value-type="string">
            <text:p>Auriculares Multiplataforma Prémium Trust GXT 414 Zamak</text:p>
          </table:table-cell>
          <table:table-cell office:value-type="float" office:value="97277" calcext:value-type="float">
            <text:p>97277</text:p>
          </table:table-cell>
        </table:table-row>
        <table:table-row table:style-name="ro1">
          <table:table-cell office:value-type="string" calcext:value-type="string">
            <text:p>Auriculares Gaming Multiplataforma Trust GXT 489 Fayzo</text:p>
          </table:table-cell>
          <table:table-cell office:value-type="float" office:value="68859" calcext:value-type="float">
            <text:p>68859</text:p>
          </table:table-cell>
        </table:table-row>
        <table:table-row table:style-name="ro1">
          <table:table-cell office:value-type="string" calcext:value-type="string">
            <text:p>Auriculares Gaming Inalámbricos Trust GXT 491W Fayzo - White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Auriculares Gaming Inalámbricos Trust GXT 491P Fayzo - Purple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Mouse Pad Trust GXT 752 - M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Mouse Pad Trust GXT 754 - L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Mouse Pad Trust GXT 756 - XL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Mouse Pad RGB Trust GXT 764 Glide-Flex XXL</text:p>
          </table:table-cell>
          <table:table-cell office:value-type="float" office:value="64487" calcext:value-type="float">
            <text:p>64487</text:p>
          </table:table-cell>
        </table:table-row>
        <table:table-row table:style-name="ro1">
          <table:table-cell office:value-type="string" calcext:value-type="string">
            <text:p>Mouse Pad Gaming Razer Gigantus V2 - XXL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Micrófono USB para streaming Trust GXT 241 Velica</text:p>
          </table:table-cell>
          <table:table-cell office:value-type="float" office:value="91812" calcext:value-type="float">
            <text:p>91812</text:p>
          </table:table-cell>
        </table:table-row>
        <table:table-row table:style-name="ro1">
          <table:table-cell office:value-type="string" calcext:value-type="string">
            <text:p>Micrófono USB para streaming Trust GXT 242 Lance</text:p>
          </table:table-cell>
          <table:table-cell office:value-type="float" office:value="124602" calcext:value-type="float">
            <text:p>124602</text:p>
          </table:table-cell>
        </table:table-row>
        <table:table-row table:style-name="ro1">
          <table:table-cell office:value-type="string" calcext:value-type="string">
            <text:p>Micrófono USB para estudio Trust GXT 252 Emita</text:p>
          </table:table-cell>
          <table:table-cell office:value-type="float" office:value="190182" calcext:value-type="float">
            <text:p>190182</text:p>
          </table:table-cell>
        </table:table-row>
        <table:table-row table:style-name="ro1">
          <table:table-cell office:value-type="string" calcext:value-type="string">
            <text:p>Micrófono USB para streaming Trust GXT 256 Exxo</text:p>
          </table:table-cell>
          <table:table-cell office:value-type="float" office:value="201112" calcext:value-type="float">
            <text:p>201112</text:p>
          </table:table-cell>
        </table:table-row>
        <table:table-row table:style-name="ro1">
          <table:table-cell office:value-type="string" calcext:value-type="string">
            <text:p>Micrófono USB 4 en 1 para streaming Trust GXT 258 Fyru</text:p>
          </table:table-cell>
          <table:table-cell office:value-type="float" office:value="236088" calcext:value-type="float">
            <text:p>236088</text:p>
          </table:table-cell>
        </table:table-row>
        <table:table-row table:style-name="ro1">
          <table:table-cell office:value-type="string" calcext:value-type="string">
            <text:p>Micrófono de streaming ultracompacto Razer Seiren Mini - Quartz</text:p>
          </table:table-cell>
          <table:table-cell office:value-type="float" office:value="99463" calcext:value-type="float">
            <text:p>99463</text:p>
          </table:table-cell>
        </table:table-row>
        <table:table-row table:style-name="ro1">
          <table:table-cell office:value-type="string" calcext:value-type="string">
            <text:p>Micrófono de streaming ultracompacto Razer Seiren Mini - Mercury</text:p>
          </table:table-cell>
          <table:table-cell office:value-type="float" office:value="99463" calcext:value-type="float">
            <text:p>99463</text:p>
          </table:table-cell>
        </table:table-row>
        <table:table-row table:style-name="ro1">
          <table:table-cell office:value-type="string" calcext:value-type="string">
            <text:p>Tableta Digitalizadora One by Wacom Small - CTL-472</text:p>
          </table:table-cell>
          <table:table-cell office:value-type="float" office:value="52464" calcext:value-type="float">
            <text:p>52464</text:p>
          </table:table-cell>
        </table:table-row>
        <table:table-row table:style-name="ro1">
          <table:table-cell office:value-type="string" calcext:value-type="string">
            <text:p>Tableta Digitalizadora One by Wacom Medium - CTL-672</text:p>
          </table:table-cell>
          <table:table-cell office:value-type="float" office:value="73231" calcext:value-type="float">
            <text:p>73231</text:p>
          </table:table-cell>
        </table:table-row>
        <table:table-row table:style-name="ro1">
          <table:table-cell office:value-type="string" calcext:value-type="string">
            <text:p>UPS APC Easy UPS BV 500VA / BV500I-AR</text:p>
          </table:table-cell>
          <table:table-cell office:value-type="float" office:value="118044" calcext:value-type="float">
            <text:p>118044</text:p>
          </table:table-cell>
        </table:table-row>
        <table:table-row table:style-name="ro1">
          <table:table-cell office:value-type="string" calcext:value-type="string">
            <text:p>UPS APC Easy UPS BV 650VA / BV650I-AR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UPS APC Easy UPS BV 800VA / BV800I-AR</text:p>
          </table:table-cell>
          <table:table-cell office:value-type="float" office:value="177066" calcext:value-type="float">
            <text:p>177066</text:p>
          </table:table-cell>
        </table:table-row>
        <table:table-row table:style-name="ro1">
          <table:table-cell office:value-type="string" calcext:value-type="string">
            <text:p>UPS APC Easy UPS BV 1000VA / BV1000I-AR</text:p>
          </table:table-cell>
          <table:table-cell office:value-type="float" office:value="228437" calcext:value-type="float">
            <text:p>228437</text:p>
          </table:table-cell>
        </table:table-row>
        <table:table-row table:style-name="ro1">
          <table:table-cell office:value-type="string" calcext:value-type="string">
            <text:p>UPS APC Back-UPS 1200VA / BX1200MI-AR</text:p>
          </table:table-cell>
          <table:table-cell office:value-type="float" office:value="369434" calcext:value-type="float">
            <text:p>369434</text:p>
          </table:table-cell>
        </table:table-row>
        <table:table-row table:style-name="ro1">
          <table:table-cell office:value-type="string" calcext:value-type="string">
            <text:p>UPS APC Back-UPS 1600VA / BX1600MI-AR</text:p>
          </table:table-cell>
          <table:table-cell office:value-type="float" office:value="433921" calcext:value-type="float">
            <text:p>433921</text:p>
          </table:table-cell>
        </table:table-row>
        <table:table-row table:style-name="ro1">
          <table:table-cell office:value-type="string" calcext:value-type="string">
            <text:p>UPS APC Back-UPS 2200VA / BX2200MI-AR</text:p>
          </table:table-cell>
          <table:table-cell office:value-type="float" office:value="524640" calcext:value-type="float">
            <text:p>524640</text:p>
          </table:table-cell>
        </table:table-row>
        <table:table-row table:style-name="ro1">
          <table:table-cell office:value-type="string" calcext:value-type="string">
            <text:p>UPS APC Back-UPS Pro 550VA / BR550G-AR</text:p>
          </table:table-cell>
          <table:table-cell office:value-type="float" office:value="358504" calcext:value-type="float">
            <text:p>358504</text:p>
          </table:table-cell>
        </table:table-row>
        <table:table-row table:style-name="ro1">
          <table:table-cell office:value-type="string" calcext:value-type="string">
            <text:p>UPS APC Back-UPS Pro 900VA / BR900G-AR</text:p>
          </table:table-cell>
          <table:table-cell office:value-type="float" office:value="520268" calcext:value-type="float">
            <text:p>520268</text:p>
          </table:table-cell>
        </table:table-row>
        <table:table-row table:style-name="ro1">
          <table:table-cell office:value-type="string" calcext:value-type="string">
            <text:p>UPS APC Back-UPS Pro 1200VA / BR1200G-AR</text:p>
          </table:table-cell>
          <table:table-cell office:value-type="float" office:value="796797" calcext:value-type="float">
            <text:p>796797</text:p>
          </table:table-cell>
        </table:table-row>
        <table:table-row table:style-name="ro1">
          <table:table-cell office:value-type="string" calcext:value-type="string">
            <text:p>UPS APC Back-UPS Pro 1500VA / BR1500G-AR</text:p>
          </table:table-cell>
          <table:table-cell office:value-type="float" office:value="894074" calcext:value-type="float">
            <text:p>894074</text:p>
          </table:table-cell>
        </table:table-row>
        <table:table-row table:style-name="ro1">
          <table:table-cell office:value-type="string" calcext:value-type="string">
            <text:p>UPS APC Easy UPS On-Line SRV 1000VA / SRV1KI-AR</text:p>
          </table:table-cell>
          <table:table-cell office:value-type="float" office:value="791332" calcext:value-type="float">
            <text:p>791332</text:p>
          </table:table-cell>
        </table:table-row>
        <table:table-row table:style-name="ro1">
          <table:table-cell office:value-type="string" calcext:value-type="string">
            <text:p>UPS APC Easy UPS On-Line SRV 3000VA / SRV3KI-AR</text:p>
          </table:table-cell>
          <table:table-cell office:value-type="float" office:value="1883239" calcext:value-type="float">
            <text:p>1883239</text:p>
          </table:table-cell>
        </table:table-row>
        <table:table-row table:style-name="ro1">
          <table:table-cell office:value-type="string" calcext:value-type="string">
            <text:p>UPS interactiva Forza HT-752LCD-A 750VA/450W</text:p>
          </table:table-cell>
          <table:table-cell office:value-type="float" office:value="138811" calcext:value-type="float">
            <text:p>138811</text:p>
          </table:table-cell>
        </table:table-row>
        <table:table-row table:style-name="ro1">
          <table:table-cell office:value-type="string" calcext:value-type="string">
            <text:p>UPS interactiva Forza HT-1002LCD-A 1000VA/600W</text:p>
          </table:table-cell>
          <table:table-cell office:value-type="float" office:value="185810" calcext:value-type="float">
            <text:p>185810</text:p>
          </table:table-cell>
        </table:table-row>
        <table:table-row table:style-name="ro1">
          <table:table-cell office:value-type="string" calcext:value-type="string">
            <text:p>UPS inteligente Forza SL-1012UL-A 1000VA/600W - LCD táctil</text:p>
          </table:table-cell>
          <table:table-cell office:value-type="float" office:value="198926" calcext:value-type="float">
            <text:p>198926</text:p>
          </table:table-cell>
        </table:table-row>
        <table:table-row table:style-name="ro1">
          <table:table-cell office:value-type="string" calcext:value-type="string">
            <text:p>UPS inteligente Forza SL-1502UL-A 1500VA/900W - LCD táctil</text:p>
          </table:table-cell>
          <table:table-cell office:value-type="float" office:value="278715" calcext:value-type="float">
            <text:p>278715</text:p>
          </table:table-cell>
        </table:table-row>
        <table:table-row table:style-name="ro1">
          <table:table-cell office:value-type="string" calcext:value-type="string">
            <text:p>UPS inteligente Forza SL-2002UL-A 2000VA/1200W - LCD táctil</text:p>
          </table:table-cell>
          <table:table-cell office:value-type="float" office:value="321342" calcext:value-type="float">
            <text:p>321342</text:p>
          </table:table-cell>
        </table:table-row>
        <table:table-row table:style-name="ro1">
          <table:table-cell office:value-type="string" calcext:value-type="string">
            <text:p>Protector de sobretensión Forza FSP-602USB-A 2200W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Regulador automático de voltaje Forza FVR-1202A 1200VA/600W</text:p>
          </table:table-cell>
          <table:table-cell office:value-type="float" office:value="40441" calcext:value-type="float">
            <text:p>40441</text:p>
          </table:table-cell>
        </table:table-row>
        <table:table-row table:style-name="ro1">
          <table:table-cell office:value-type="string" calcext:value-type="string">
            <text:p>Regulador automático de voltaje Forza FVR-1202USB-A 1200VA/600W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Regulador automático de voltaje Forza FVR-2202A 2200VA/1100W</text:p>
          </table:table-cell>
          <table:table-cell office:value-type="float" office:value="61208" calcext:value-type="float">
            <text:p>61208</text:p>
          </table:table-cell>
        </table:table-row>
        <table:table-row table:style-name="ro1">
          <table:table-cell office:value-type="string" calcext:value-type="string">
            <text:p>Estabilizador LYONN TCA 2000VA - 6 Tomas (TCA-2000N-V)</text:p>
          </table:table-cell>
          <table:table-cell office:value-type="float" office:value="67766" calcext:value-type="float">
            <text:p>67766</text:p>
          </table:table-cell>
        </table:table-row>
        <table:table-row table:style-name="ro1">
          <table:table-cell office:value-type="string" calcext:value-type="string">
            <text:p>Pen Drive Kingston DataTraveler® Exodia 64GB USB 3.2 Gen 1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Pen Drive Kingston DataTraveler® Exodia 128GB USB 3.2 Gen 1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Pen Drive Kingston DataTraveler® Exodia™ M 64GB USB 3.2 Gen 1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Pen Drive Kingston DataTraveler® Exodia™ M 128GB USB 3.2 Gen 1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Pen Drive Kingston DataTraveler® 70 64GB USB-C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Pen Drive Kingston DataTraveler® 70 128GB USB-C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Tarjeta de memoria microSD Kingston Canvas Select Plus 64GB con Adaptador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Tarjeta de memoria microSD Kingston Canvas Select Plus 128GB con Adaptador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Tarjeta de memoria microSD Kingston Canvas Select Plus 256GB con Adaptador</text:p>
          </table:table-cell>
          <table:table-cell office:value-type="float" office:value="33883" calcext:value-type="float">
            <text:p>33883</text:p>
          </table:table-cell>
        </table:table-row>
        <table:table-row table:style-name="ro1">
          <table:table-cell office:value-type="string" calcext:value-type="string">
            <text:p>Tarjeta de memoria microSD Kingston Canvas Select Plus 512GB con Adaptador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Lector de tarjetas SD/MicroSD con USB C, A y Micro-USB Nisuta (NSCRUC2)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Lector de tarjetas SD/MicroSD con USB C 3.1 y AM 3.0 Nisuta (NSCRUC3)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Gaveta externa USB 3.0 disco M.2 SSD Nisuta (NSGASAM2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Conversor HDMI a VGA con audio y alimentación Nisuta (NSCOHDVG4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Conversor DisplayPort a HDMI 4K Nisuta (NSDPHD4K)</text:p>
          </table:table-cell>
          <table:table-cell office:value-type="float" office:value="22953" calcext:value-type="float">
            <text:p>22953</text:p>
          </table:table-cell>
        </table:table-row>
        <table:table-row table:style-name="ro1">
          <table:table-cell office:value-type="string" calcext:value-type="string">
            <text:p>Hub Portátil de 4 Puertos USB 3.0 TP-Link UH400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Hub de 7 Puertos USB 3.0 TP-Link UH700</text:p>
          </table:table-cell>
          <table:table-cell office:value-type="float" office:value="46999" calcext:value-type="float">
            <text:p>46999</text:p>
          </table:table-cell>
        </table:table-row>
        <table:table-row table:style-name="ro1">
          <table:table-cell office:value-type="string" calcext:value-type="string">
            <text:p>Adaptador USB-C 3.0 SuperSpeed a USB-A TP-Link UC400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Hub USB 3.0 de 4 Puertos con teclas on/off para cada puerto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Cable de Alimentacion Nisuta Power SATA 15cm (NSCAPOSA)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Cable de Alimentacion Nisuta Power SATA 15cm con traba (NSCAPOSAT)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Cable de Alimentacion Nisuta Power SATA doble 15cm (NSCAPOSAD)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Adaptador USB 2.0 AH/AH (Hembra a Hembra)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Cable de alimentación 220V Nisuta Tipo Trebol de 1,5m (NSINTR)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string" calcext:value-type="string">
            <text:p>Cable de alimentación 220V Nisuta Tipo 8 de 1,5m (NSINGR)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string" calcext:value-type="string">
            <text:p>Cable de alimentación PC 3 patas 220V - C13</text:p>
          </table:table-cell>
          <table:table-cell office:value-type="float" office:value="9291" calcext:value-type="float">
            <text:p>9291</text:p>
          </table:table-cell>
        </table:table-row>
        <table:table-row table:style-name="ro1">
          <table:table-cell office:value-type="string" calcext:value-type="string">
            <text:p>Cable de alimentación Tipo 8 220V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Cable de alimentación Tipo Trébol 220V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Cable de Datos plano SATA III 50cm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Cable de Datos plano SATA III 50cm - Conector a 90 grados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Cable USB 2.0 AM/BM de 1,8 Metros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Cable USB 2.0 AM/BM de 3 Metros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string" calcext:value-type="string">
            <text:p>Cable USB 2.0 AM/BM de 5 Metros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string" calcext:value-type="string">
            <text:p>Cable USB 3.0 AM/BM de 1,8 Metros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Cable XTech HDMI macho a HDMI macho 1,8 Metros (XTC-311)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string" calcext:value-type="string">
            <text:p>Cable XTech HDMI macho a HDMI macho 3 Metros (XTC-152)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string" calcext:value-type="string">
            <text:p>Cable XTech HDMI macho a HDMI macho 4,57 Metros (XTC-338)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Cable BKT HDMI macho a HDMI macho 1,0 Metros (CPM002)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string" calcext:value-type="string">
            <text:p>Cable BKT HDMI macho a HDMI macho 1,80 Metros (CHD102)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Cable BKT HDMI macho a HDMI macho 3,00 Metros (CHD103)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1">
          <table:table-cell office:value-type="string" calcext:value-type="string">
            <text:p>Cable BKT HDMI macho a HDMI macho 5,00 Metros (CHD105)</text:p>
          </table:table-cell>
          <table:table-cell office:value-type="float" office:value="19128" calcext:value-type="float">
            <text:p>19128</text:p>
          </table:table-cell>
        </table:table-row>
        <table:table-row table:style-name="ro1">
          <table:table-cell office:value-type="string" calcext:value-type="string">
            <text:p>Cable BKT HDMI macho a HDMI macho 10,00 Metros (CHD110)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Cable BKT HDMI macho a HDMI macho 15,00 Metros (CHD115)</text:p>
          </table:table-cell>
          <table:table-cell office:value-type="float" office:value="54650" calcext:value-type="float">
            <text:p>54650</text:p>
          </table:table-cell>
        </table:table-row>
        <table:table-row table:style-name="ro1">
          <table:table-cell office:value-type="string" calcext:value-type="string">
            <text:p>Cable BKT HDMI macho a HDMI macho V2.0 4K 1,80 Metros (CHD202)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Cable BKT HDMI macho a HDMI macho V2.0 4K 3,00 Metros (CHD203)</text:p>
          </table:table-cell>
          <table:table-cell office:value-type="float" office:value="19128" calcext:value-type="float">
            <text:p>19128</text:p>
          </table:table-cell>
        </table:table-row>
        <table:table-row table:style-name="ro1">
          <table:table-cell office:value-type="string" calcext:value-type="string">
            <text:p>Monitor Philips LCD 193V5LHSB2/55 de 18,5" - HDMI - VGA</text:p>
          </table:table-cell>
          <table:table-cell office:value-type="float" office:value="145369" calcext:value-type="float">
            <text:p>145369</text:p>
          </table:table-cell>
        </table:table-row>
        <table:table-row table:style-name="ro1">
          <table:table-cell office:value-type="string" calcext:value-type="string">
            <text:p>Monitor LG LED 19M38A-B VGA de 18,5"</text:p>
          </table:table-cell>
          <table:table-cell office:value-type="float" office:value="169415" calcext:value-type="float">
            <text:p>169415</text:p>
          </table:table-cell>
        </table:table-row>
        <table:table-row table:style-name="ro1">
          <table:table-cell office:value-type="string" calcext:value-type="string">
            <text:p>Monitor Samsung LED S19A330 de 19" - HDMI - VGA</text:p>
          </table:table-cell>
          <table:table-cell office:value-type="float" office:value="153020" calcext:value-type="float">
            <text:p>153020</text:p>
          </table:table-cell>
        </table:table-row>
        <table:table-row table:style-name="ro1">
          <table:table-cell office:value-type="string" calcext:value-type="string">
            <text:p>Monitor LED IPS Samsung 22" LF22T350 Full HD con diseño sin bordes</text:p>
          </table:table-cell>
          <table:table-cell office:value-type="float" office:value="198926" calcext:value-type="float">
            <text:p>198926</text:p>
          </table:table-cell>
        </table:table-row>
        <table:table-row table:style-name="ro1">
          <table:table-cell office:value-type="string" calcext:value-type="string">
            <text:p>Monitor LED IPS Samsung 24" LF24T350 Full HD con diseño sin bordes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Monitor Lenovo ThinkVision E22-30 21.5" FHD IPS - HDMI - DP - VGA</text:p>
          </table:table-cell>
          <table:table-cell office:value-type="float" office:value="234995" calcext:value-type="float">
            <text:p>234995</text:p>
          </table:table-cell>
        </table:table-row>
        <table:table-row table:style-name="ro1">
          <table:table-cell office:value-type="string" calcext:value-type="string">
            <text:p>Monitor LCD Philips 22" 221V8/77 Full HD - HDMI - VGA</text:p>
          </table:table-cell>
          <table:table-cell office:value-type="float" office:value="192368" calcext:value-type="float">
            <text:p>192368</text:p>
          </table:table-cell>
        </table:table-row>
        <table:table-row table:style-name="ro1">
          <table:table-cell office:value-type="string" calcext:value-type="string">
            <text:p>Monitor LCD Philips 24" 241V8L/77 Full HD - HDMI - VGA</text:p>
          </table:table-cell>
          <table:table-cell office:value-type="float" office:value="229530" calcext:value-type="float">
            <text:p>229530</text:p>
          </table:table-cell>
        </table:table-row>
        <table:table-row table:style-name="ro1">
          <table:table-cell office:value-type="string" calcext:value-type="string">
            <text:p>Monitor LCD Philips 27" 272V8LA/55 Full HD - DisplayPort - HDMI - VGA</text:p>
          </table:table-cell>
          <table:table-cell office:value-type="float" office:value="321342" calcext:value-type="float">
            <text:p>321342</text:p>
          </table:table-cell>
        </table:table-row>
        <table:table-row table:style-name="ro1">
          <table:table-cell office:value-type="string" calcext:value-type="string">
            <text:p>Monitor Samsung Odyssey G4 25" FHD 240Hz con panel IPS</text:p>
          </table:table-cell>
          <table:table-cell office:value-type="float" office:value="583662" calcext:value-type="float">
            <text:p>583662</text:p>
          </table:table-cell>
        </table:table-row>
        <table:table-row table:style-name="ro1">
          <table:table-cell office:value-type="string" calcext:value-type="string">
            <text:p>Monitor Samsung Odyssey G4 27" FHD 240Hz con panel IPS</text:p>
          </table:table-cell>
          <table:table-cell office:value-type="float" office:value="654707" calcext:value-type="float">
            <text:p>654707</text:p>
          </table:table-cell>
        </table:table-row>
        <table:table-row table:style-name="ro1">
          <table:table-cell office:value-type="string" calcext:value-type="string">
            <text:p>Monitor Samsung Viewfinity S5 34" Ultra-WQHD - HDR10 - 100Hz</text:p>
          </table:table-cell>
          <table:table-cell office:value-type="float" office:value="754170" calcext:value-type="float">
            <text:p>754170</text:p>
          </table:table-cell>
        </table:table-row>
        <table:table-row table:style-name="ro1">
          <table:table-cell office:value-type="string" calcext:value-type="string">
            <text:p>Monitor Samsung Viewfinity S6 27" QHD - IPS - HDR10 - USB Hub</text:p>
          </table:table-cell>
          <table:table-cell office:value-type="float" office:value="741054" calcext:value-type="float">
            <text:p>741054</text:p>
          </table:table-cell>
        </table:table-row>
        <table:table-row table:style-name="ro1">
          <table:table-cell office:value-type="string" calcext:value-type="string">
            <text:p>Monitor LED IPS Samsung 27" LF27T350 Full HD con diseño sin bordes</text:p>
          </table:table-cell>
          <table:table-cell office:value-type="float" office:value="273250" calcext:value-type="float">
            <text:p>273250</text:p>
          </table:table-cell>
        </table:table-row>
        <table:table-row table:style-name="ro1">
          <table:table-cell office:value-type="string" calcext:value-type="string">
            <text:p>Monitor Gaming LG UltraGear™ 27GS60F-B 27" - Full HD - 180Hz - IPS</text:p>
          </table:table-cell>
          <table:table-cell office:value-type="float" office:value="483106" calcext:value-type="float">
            <text:p>483106</text:p>
          </table:table-cell>
        </table:table-row>
        <table:table-row table:style-name="ro1">
          <table:table-cell office:value-type="string" calcext:value-type="string">
            <text:p>Monitor Gaming LG UltraGear™ 27GS75Q-B 27" - QHD - 200Hz - IPS</text:p>
          </table:table-cell>
          <table:table-cell office:value-type="float" office:value="507152" calcext:value-type="float">
            <text:p>507152</text:p>
          </table:table-cell>
        </table:table-row>
        <table:table-row table:style-name="ro1">
          <table:table-cell office:value-type="string" calcext:value-type="string">
            <text:p>Monitor Gaming LG UltraGear™ 27GS85Q-B 27" - QHD - 200Hz - Nano IPS - HDR 400</text:p>
          </table:table-cell>
          <table:table-cell office:value-type="float" office:value="708264" calcext:value-type="float">
            <text:p>708264</text:p>
          </table:table-cell>
        </table:table-row>
        <table:table-row table:style-name="ro1">
          <table:table-cell office:value-type="string" calcext:value-type="string">
            <text:p>Monitor Gaming LG UltraGear™ 32GS85Q-B 32" - QHD - 180Hz - Nano IPS - HDR10</text:p>
          </table:table-cell>
          <table:table-cell office:value-type="float" office:value="1021955" calcext:value-type="float">
            <text:p>1021955</text:p>
          </table:table-cell>
        </table:table-row>
        <table:table-row table:style-name="ro1">
          <table:table-cell office:value-type="string" calcext:value-type="string">
            <text:p>Monitor LG UltraWide™ 26WQ500-B 26” - FHD - HDR10 - IPS - FreeSync™</text:p>
          </table:table-cell>
          <table:table-cell office:value-type="float" office:value="327900" calcext:value-type="float">
            <text:p>327900</text:p>
          </table:table-cell>
        </table:table-row>
        <table:table-row table:style-name="ro1">
          <table:table-cell office:value-type="string" calcext:value-type="string">
            <text:p>Monitor LG UltraWide™ 34WP500-B 34'' - WFHD - IPS - HDR10 - FreeSync™</text:p>
          </table:table-cell>
          <table:table-cell office:value-type="float" office:value="684218" calcext:value-type="float">
            <text:p>684218</text:p>
          </table:table-cell>
        </table:table-row>
        <table:table-row table:style-name="ro1">
          <table:table-cell office:value-type="string" calcext:value-type="string">
            <text:p>Monitor LED BenQ 27" GW2780 Full HD - DisplayPort - HDMI - VGA</text:p>
          </table:table-cell>
          <table:table-cell office:value-type="float" office:value="451409" calcext:value-type="float">
            <text:p>451409</text:p>
          </table:table-cell>
        </table:table-row>
        <table:table-row table:style-name="ro1">
          <table:table-cell office:value-type="string" calcext:value-type="string">
            <text:p>Monitor BenQ 24" ZOWIE XL2411 144Hz - Full HD - 1ms - HDMI - VGA - DVI</text:p>
          </table:table-cell>
          <table:table-cell office:value-type="float" office:value="492943" calcext:value-type="float">
            <text:p>492943</text:p>
          </table:table-cell>
        </table:table-row>
        <table:table-row table:style-name="ro1">
          <table:table-cell office:value-type="string" calcext:value-type="string">
            <text:p>Monitor BenQ 24.5" ZOWIE XL2546 240Hz - Full HD - 1ms - HDMI - DVI - DP</text:p>
          </table:table-cell>
          <table:table-cell office:value-type="float" office:value="1090814" calcext:value-type="float">
            <text:p>1090814</text:p>
          </table:table-cell>
        </table:table-row>
        <table:table-row table:style-name="ro1">
          <table:table-cell office:value-type="string" calcext:value-type="string">
            <text:p>Monitor Samsung Smart de 32" LS32BM500 Full HD - Apps - WiFi - BT</text:p>
          </table:table-cell>
          <table:table-cell office:value-type="float" office:value="519175" calcext:value-type="float">
            <text:p>519175</text:p>
          </table:table-cell>
        </table:table-row>
        <table:table-row table:style-name="ro1">
          <table:table-cell office:value-type="string" calcext:value-type="string">
            <text:p>Monitor Samsung 32" UHD 4K con Smart TV Experience</text:p>
          </table:table-cell>
          <table:table-cell office:value-type="float" office:value="819750" calcext:value-type="float">
            <text:p>819750</text:p>
          </table:table-cell>
        </table:table-row>
        <table:table-row table:style-name="ro1">
          <table:table-cell office:value-type="string" calcext:value-type="string">
            <text:p>Monitor Curvo Samsung 24" D366 Full HD 100Hz - HDMI - VGA</text:p>
          </table:table-cell>
          <table:table-cell office:value-type="float" office:value="342109" calcext:value-type="float">
            <text:p>342109</text:p>
          </table:table-cell>
        </table:table-row>
        <table:table-row table:style-name="ro1">
          <table:table-cell office:value-type="string" calcext:value-type="string">
            <text:p>Monitor Curvo Samsung 27" D366 Full HD 100Hz - HDMI - VGA</text:p>
          </table:table-cell>
          <table:table-cell office:value-type="float" office:value="398945" calcext:value-type="float">
            <text:p>398945</text:p>
          </table:table-cell>
        </table:table-row>
        <table:table-row table:style-name="ro1">
          <table:table-cell office:value-type="string" calcext:value-type="string">
            <text:p>Monitor Curvo LCD Philips 27" 271E1SCA/55 Full HD - HDMI - VGA</text:p>
          </table:table-cell>
          <table:table-cell office:value-type="float" office:value="409875" calcext:value-type="float">
            <text:p>409875</text:p>
          </table:table-cell>
        </table:table-row>
        <table:table-row table:style-name="ro1">
          <table:table-cell office:value-type="string" calcext:value-type="string">
            <text:p>Soporte para monitor de cristal templado Trust Monta - Negro</text:p>
          </table:table-cell>
          <table:table-cell office:value-type="float" office:value="42627" calcext:value-type="float">
            <text:p>42627</text:p>
          </table:table-cell>
        </table:table-row>
        <table:table-row table:style-name="ro1">
          <table:table-cell office:value-type="string" calcext:value-type="string">
            <text:p>Soporte para monitor de cristal templado Trust Monta - Blanco</text:p>
          </table:table-cell>
          <table:table-cell office:value-type="float" office:value="42627" calcext:value-type="float">
            <text:p>42627</text:p>
          </table:table-cell>
        </table:table-row>
        <table:table-row table:style-name="ro1">
          <table:table-cell office:value-type="string" calcext:value-type="string">
            <text:p>Soporte de escritorio para pantallas planas 13" a 32" Intelaid (IT-DBSL)</text:p>
          </table:table-cell>
          <table:table-cell office:value-type="float" office:value="80882" calcext:value-type="float">
            <text:p>80882</text:p>
          </table:table-cell>
        </table:table-row>
        <table:table-row table:style-name="ro1">
          <table:table-cell office:value-type="string" calcext:value-type="string">
            <text:p>Soporte de escritorio para pantallas planas 13" a 32" Intelaid (IT-DBSX)</text:p>
          </table:table-cell>
          <table:table-cell office:value-type="float" office:value="78696" calcext:value-type="float">
            <text:p>78696</text:p>
          </table:table-cell>
        </table:table-row>
        <table:table-row table:style-name="ro1">
          <table:table-cell office:value-type="string" calcext:value-type="string">
            <text:p>Soporte doble de escritorio para pantallas planas 13" a 32" Intelaid (IT-DB91E)</text:p>
          </table:table-cell>
          <table:table-cell office:value-type="float" office:value="97277" calcext:value-type="float">
            <text:p>97277</text:p>
          </table:table-cell>
        </table:table-row>
        <table:table-row table:style-name="ro1">
          <table:table-cell office:value-type="string" calcext:value-type="string">
            <text:p>Soporte doble de escritorio para pantallas planas 13" a 32" Intelaid (IT-DB88VD)</text:p>
          </table:table-cell>
          <table:table-cell office:value-type="float" office:value="155206" calcext:value-type="float">
            <text:p>155206</text:p>
          </table:table-cell>
        </table:table-row>
        <table:table-row table:style-name="ro1">
          <table:table-cell office:value-type="string" calcext:value-type="string">
            <text:p>Soporte hidráulico para pantallas planas y curvas 17" a 32" Intelaid (IT-DBGS)</text:p>
          </table:table-cell>
          <table:table-cell office:value-type="float" office:value="87440" calcext:value-type="float">
            <text:p>87440</text:p>
          </table:table-cell>
        </table:table-row>
        <table:table-row table:style-name="ro1">
          <table:table-cell office:value-type="string" calcext:value-type="string">
            <text:p>Soporte hidráulico doble para pantallas planas y curvas 17" a 32" Intelaid (IT-DGB2U)</text:p>
          </table:table-cell>
          <table:table-cell office:value-type="float" office:value="180345" calcext:value-type="float">
            <text:p>180345</text:p>
          </table:table-cell>
        </table:table-row>
        <table:table-row table:style-name="ro1">
          <table:table-cell office:value-type="string" calcext:value-type="string">
            <text:p>Soporte base elevador de monitor de vidrio templado Nisuta (NSSOTVME)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Soporte de escritorio para pantallas de 17" a 32" Nisuta (NSSOTVEB)</text:p>
          </table:table-cell>
          <table:table-cell office:value-type="float" office:value="62301" calcext:value-type="float">
            <text:p>62301</text:p>
          </table:table-cell>
        </table:table-row>
        <table:table-row table:style-name="ro1">
          <table:table-cell office:value-type="string" calcext:value-type="string">
            <text:p>Soporte con amortiguación para pantallas de 13" a 27" Nisuta (NSSOTVE1)</text:p>
          </table:table-cell>
          <table:table-cell office:value-type="float" office:value="108207" calcext:value-type="float">
            <text:p>108207</text:p>
          </table:table-cell>
        </table:table-row>
        <table:table-row table:style-name="ro1">
          <table:table-cell office:value-type="string" calcext:value-type="string">
            <text:p>Soporte doble de escritorio para pantallas de 17" a 32" Nisuta (NSSOTVE22)</text:p>
          </table:table-cell>
          <table:table-cell office:value-type="float" office:value="124602" calcext:value-type="float">
            <text:p>124602</text:p>
          </table:table-cell>
        </table:table-row>
        <table:table-row table:style-name="ro1">
          <table:table-cell office:value-type="string" calcext:value-type="string">
            <text:p>Soporte doble con amortiguación para pantallas de 17" a 32" Nisuta (NSSOTVE2)</text:p>
          </table:table-cell>
          <table:table-cell office:value-type="float" office:value="189089" calcext:value-type="float">
            <text:p>189089</text:p>
          </table:table-cell>
        </table:table-row>
        <table:table-row table:style-name="ro1">
          <table:table-cell office:value-type="string" calcext:value-type="string">
            <text:p>Smart TV TCL 32" S5400 FHD - HDR - Android TV (L32S5400)</text:p>
          </table:table-cell>
          <table:table-cell office:value-type="float" office:value="377085" calcext:value-type="float">
            <text:p>377085</text:p>
          </table:table-cell>
        </table:table-row>
        <table:table-row table:style-name="ro1">
          <table:table-cell office:value-type="string" calcext:value-type="string">
            <text:p>Smart TV LG UHD 4K AI ThinQ 43" (43UR8750)</text:p>
          </table:table-cell>
          <table:table-cell office:value-type="float" office:value="647056" calcext:value-type="float">
            <text:p>647056</text:p>
          </table:table-cell>
        </table:table-row>
        <table:table-row table:style-name="ro1">
          <table:table-cell office:value-type="string" calcext:value-type="string">
            <text:p>Smart TV LG UHD 4K AI ThinQ 50" (50UR8750)</text:p>
          </table:table-cell>
          <table:table-cell office:value-type="float" office:value="818657" calcext:value-type="float">
            <text:p>818657</text:p>
          </table:table-cell>
        </table:table-row>
        <table:table-row table:style-name="ro1">
          <table:table-cell office:value-type="string" calcext:value-type="string">
            <text:p>Smart TV Samsung 43" Crystal UHD 4K CU7000 (43CU7000)</text:p>
          </table:table-cell>
          <table:table-cell office:value-type="float" office:value="702799" calcext:value-type="float">
            <text:p>702799</text:p>
          </table:table-cell>
        </table:table-row>
        <table:table-row table:style-name="ro1">
          <table:table-cell office:value-type="string" calcext:value-type="string">
            <text:p>Smart TV Samsung 55" Crystal UHD 4K CU7000 (55CU7000)</text:p>
          </table:table-cell>
          <table:table-cell office:value-type="float" office:value="886423" calcext:value-type="float">
            <text:p>886423</text:p>
          </table:table-cell>
        </table:table-row>
        <table:table-row table:style-name="ro1">
          <table:table-cell office:value-type="string" calcext:value-type="string">
            <text:p>Samsung Business TV 43" Crystal UHD 4K BEC-H BizTV</text:p>
          </table:table-cell>
          <table:table-cell office:value-type="float" office:value="700613" calcext:value-type="float">
            <text:p>700613</text:p>
          </table:table-cell>
        </table:table-row>
        <table:table-row table:style-name="ro1">
          <table:table-cell office:value-type="string" calcext:value-type="string">
            <text:p>Genius QCam 6000 Black - Full HD con Micrófono integrado</text:p>
          </table:table-cell>
          <table:table-cell office:value-type="float" office:value="44813" calcext:value-type="float">
            <text:p>44813</text:p>
          </table:table-cell>
        </table:table-row>
        <table:table-row table:style-name="ro1">
          <table:table-cell office:value-type="string" calcext:value-type="string">
            <text:p>Logitech HD Webcam C270 - 720P con Micrófono integrado</text:p>
          </table:table-cell>
          <table:table-cell office:value-type="float" office:value="37162" calcext:value-type="float">
            <text:p>37162</text:p>
          </table:table-cell>
        </table:table-row>
        <table:table-row table:style-name="ro1">
          <table:table-cell office:value-type="string" calcext:value-type="string">
            <text:p>Logitech C922 Pro HD Stream Webcam - Full HD 1080p con Trípode</text:p>
          </table:table-cell>
          <table:table-cell office:value-type="float" office:value="142090" calcext:value-type="float">
            <text:p>142090</text:p>
          </table:table-cell>
        </table:table-row>
        <table:table-row table:style-name="ro1">
          <table:table-cell office:value-type="string" calcext:value-type="string">
            <text:p>Logitech C925e Business Webcam - 1080p y RightLight™ 2</text:p>
          </table:table-cell>
          <table:table-cell office:value-type="float" office:value="186903" calcext:value-type="float">
            <text:p>186903</text:p>
          </table:table-cell>
        </table:table-row>
        <table:table-row table:style-name="ro1">
          <table:table-cell office:value-type="string" calcext:value-type="string">
            <text:p>Logitech C930e Business Webcam - 1080p y RightLight™ 2</text:p>
          </table:table-cell>
          <table:table-cell office:value-type="float" office:value="186903" calcext:value-type="float">
            <text:p>186903</text:p>
          </table:table-cell>
        </table:table-row>
        <table:table-row table:style-name="ro1">
          <table:table-cell office:value-type="string" calcext:value-type="string">
            <text:p>Logitech StreamCam - Full HD 1080p - USB-C</text:p>
          </table:table-cell>
          <table:table-cell office:value-type="float" office:value="238274" calcext:value-type="float">
            <text:p>238274</text:p>
          </table:table-cell>
        </table:table-row>
        <table:table-row table:style-name="ro1">
          <table:table-cell office:value-type="string" calcext:value-type="string">
            <text:p>Logitech BRIO Ultra HD Pro Webcam - 4K con HDR y RightLight™ 3</text:p>
          </table:table-cell>
          <table:table-cell office:value-type="float" office:value="349760" calcext:value-type="float">
            <text:p>349760</text:p>
          </table:table-cell>
        </table:table-row>
        <table:table-row table:style-name="ro1">
          <table:table-cell office:value-type="string" calcext:value-type="string">
            <text:p>Logitech Meetup ConferenceCam - Todo en Uno - 4K Ultra HD</text:p>
          </table:table-cell>
          <table:table-cell office:value-type="float" office:value="1334553" calcext:value-type="float">
            <text:p>1334553</text:p>
          </table:table-cell>
        </table:table-row>
        <table:table-row table:style-name="ro1">
          <table:table-cell office:value-type="string" calcext:value-type="string">
            <text:p>Logitech BCC950 ConferenceCam - Todo en Uno - Soporte motorizado</text:p>
          </table:table-cell>
          <table:table-cell office:value-type="float" office:value="579290" calcext:value-type="float">
            <text:p>579290</text:p>
          </table:table-cell>
        </table:table-row>
        <table:table-row table:style-name="ro1">
          <table:table-cell office:value-type="string" calcext:value-type="string">
            <text:p>Equipo de Videoconferencia Logitech Group</text:p>
          </table:table-cell>
          <table:table-cell office:value-type="float" office:value="2465808" calcext:value-type="float">
            <text:p>2465808</text:p>
          </table:table-cell>
        </table:table-row>
        <table:table-row table:style-name="ro1">
          <table:table-cell office:value-type="string" calcext:value-type="string">
            <text:p>Webcam Full HD Trust Tyro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1">
          <table:table-cell office:value-type="string" calcext:value-type="string">
            <text:p>Webcam 4K Ultra HD Trust Teza</text:p>
          </table:table-cell>
          <table:table-cell office:value-type="float" office:value="174880" calcext:value-type="float">
            <text:p>174880</text:p>
          </table:table-cell>
        </table:table-row>
        <table:table-row table:style-name="ro1">
          <table:table-cell office:value-type="string" calcext:value-type="string">
            <text:p>Proyector de bolsillo LED ViewSonic M1 mini con altavoz JBL®</text:p>
          </table:table-cell>
          <table:table-cell office:value-type="float" office:value="265599" calcext:value-type="float">
            <text:p>265599</text:p>
          </table:table-cell>
        </table:table-row>
        <table:table-row table:style-name="ro1">
          <table:table-cell office:value-type="string" calcext:value-type="string">
            <text:p>Proyector Epson PowerLite E20 3LCD 3400 ansi - Resolución XGA</text:p>
          </table:table-cell>
          <table:table-cell office:value-type="float" office:value="816471" calcext:value-type="float">
            <text:p>816471</text:p>
          </table:table-cell>
        </table:table-row>
        <table:table-row table:style-name="ro1">
          <table:table-cell office:value-type="string" calcext:value-type="string">
            <text:p>Proyector Portátil Epson CO-W01 3LCD 3000 ANSI lúmenes - Resolución WXGA</text:p>
          </table:table-cell>
          <table:table-cell office:value-type="float" office:value="683125" calcext:value-type="float">
            <text:p>683125</text:p>
          </table:table-cell>
        </table:table-row>
        <table:table-row table:style-name="ro1">
          <table:table-cell office:value-type="string" calcext:value-type="string">
            <text:p>Proyector Epson Home Cinema 2350 4K PRO-UHD® con Android TV®</text:p>
          </table:table-cell>
          <table:table-cell office:value-type="float" office:value="3069144" calcext:value-type="float">
            <text:p>3069144</text:p>
          </table:table-cell>
        </table:table-row>
        <table:table-row table:style-name="ro1">
          <table:table-cell office:value-type="string" calcext:value-type="string">
            <text:p>Proyector Inteligente FHD BenQ EH600 - 3500 ANSI lúmenes - Wireless</text:p>
          </table:table-cell>
          <table:table-cell office:value-type="float" office:value="1900727" calcext:value-type="float">
            <text:p>1900727</text:p>
          </table:table-cell>
        </table:table-row>
        <table:table-row table:style-name="ro1">
          <table:table-cell office:value-type="string" calcext:value-type="string">
            <text:p>Proyector BenQ MX631ST DLP 3200 ansi - Tiro corto - con HDMI</text:p>
          </table:table-cell>
          <table:table-cell office:value-type="float" office:value="1309414" calcext:value-type="float">
            <text:p>1309414</text:p>
          </table:table-cell>
        </table:table-row>
        <table:table-row table:style-name="ro1">
          <table:table-cell office:value-type="string" calcext:value-type="string">
            <text:p>Proyector Smart LED portátil Full HD ViewSonic M2e con altavoces Harman Kardon®</text:p>
          </table:table-cell>
          <table:table-cell office:value-type="float" office:value="1033978" calcext:value-type="float">
            <text:p>1033978</text:p>
          </table:table-cell>
        </table:table-row>
        <table:table-row table:style-name="ro1">
          <table:table-cell office:value-type="string" calcext:value-type="string">
            <text:p>Proyector Portátil Smart LED ViewSonic M1+ con altavoces Harman Kardon®</text:p>
          </table:table-cell>
          <table:table-cell office:value-type="float" office:value="635033" calcext:value-type="float">
            <text:p>635033</text:p>
          </table:table-cell>
        </table:table-row>
        <table:table-row table:style-name="ro1">
          <table:table-cell office:value-type="string" calcext:value-type="string">
            <text:p>Proyector Viewsonic PA503S DLP 3600 ansi - SuperColor™</text:p>
          </table:table-cell>
          <table:table-cell office:value-type="float" office:value="533384" calcext:value-type="float">
            <text:p>533384</text:p>
          </table:table-cell>
        </table:table-row>
        <table:table-row table:style-name="ro1">
          <table:table-cell office:value-type="string" calcext:value-type="string">
            <text:p>Proyector Viewsonic PA503X DLP 3600 ansi - SuperColor™</text:p>
          </table:table-cell>
          <table:table-cell office:value-type="float" office:value="751984" calcext:value-type="float">
            <text:p>751984</text:p>
          </table:table-cell>
        </table:table-row>
        <table:table-row table:style-name="ro1">
          <table:table-cell office:value-type="string" calcext:value-type="string">
            <text:p>Presentador Inalámbrico Genius Media Pointer 100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Soporte de Techo para Proyector Nisuta - Hasta 20kg (NSSOTVP)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Soporte de Techo o Pared para Proyector Nisuta - Hasta 20kg (NSSOTVPL)</text:p>
          </table:table-cell>
          <table:table-cell office:value-type="float" office:value="46999" calcext:value-type="float">
            <text:p>46999</text:p>
          </table:table-cell>
        </table:table-row>
        <table:table-row table:style-name="ro1">
          <table:table-cell office:value-type="string" calcext:value-type="string">
            <text:p>Soporte de Techo para Proyector Intelaid IT-11E</text:p>
          </table:table-cell>
          <table:table-cell office:value-type="float" office:value="45906" calcext:value-type="float">
            <text:p>45906</text:p>
          </table:table-cell>
        </table:table-row>
        <table:table-row table:style-name="ro1">
          <table:table-cell office:value-type="string" calcext:value-type="string">
            <text:p>Pantalla de proyección Intelaid 86" 4:3 colgable retractil - SELF-LOCK</text:p>
          </table:table-cell>
          <table:table-cell office:value-type="float" office:value="227344" calcext:value-type="float">
            <text:p>227344</text:p>
          </table:table-cell>
        </table:table-row>
        <table:table-row table:style-name="ro1">
          <table:table-cell office:value-type="string" calcext:value-type="string">
            <text:p>Pantalla de proyección Intelaid 100" 4:3 colgable retractil - SELF-LOCK</text:p>
          </table:table-cell>
          <table:table-cell office:value-type="float" office:value="265599" calcext:value-type="float">
            <text:p>265599</text:p>
          </table:table-cell>
        </table:table-row>
        <table:table-row table:style-name="ro1">
          <table:table-cell office:value-type="string" calcext:value-type="string">
            <text:p>Pantalla de proyección Intelaid 86" 4:3 Con Trípode</text:p>
          </table:table-cell>
          <table:table-cell office:value-type="float" office:value="308226" calcext:value-type="float">
            <text:p>308226</text:p>
          </table:table-cell>
        </table:table-row>
        <table:table-row table:style-name="ro1">
          <table:table-cell office:value-type="string" calcext:value-type="string">
            <text:p>Pantalla de proyección Intelaid 100" 4:3 Con Trípode</text:p>
          </table:table-cell>
          <table:table-cell office:value-type="float" office:value="363969" calcext:value-type="float">
            <text:p>363969</text:p>
          </table:table-cell>
        </table:table-row>
        <table:table-row table:style-name="ro1">
          <table:table-cell office:value-type="string" calcext:value-type="string">
            <text:p>Pantalla de proyección Intelaid 120" 4:3 Con Trípode</text:p>
          </table:table-cell>
          <table:table-cell office:value-type="float" office:value="406596" calcext:value-type="float">
            <text:p>406596</text:p>
          </table:table-cell>
        </table:table-row>
        <table:table-row table:style-name="ro1">
          <table:table-cell office:value-type="string" calcext:value-type="string">
            <text:p>Scanner Epson DS-1630</text:p>
          </table:table-cell>
          <table:table-cell office:value-type="float" office:value="662358" calcext:value-type="float">
            <text:p>662358</text:p>
          </table:table-cell>
        </table:table-row>
        <table:table-row table:style-name="ro1">
          <table:table-cell office:value-type="string" calcext:value-type="string">
            <text:p>Scanner de Documentos Dúplex a Color Epson DS-770 II</text:p>
          </table:table-cell>
          <table:table-cell office:value-type="float" office:value="1279903" calcext:value-type="float">
            <text:p>1279903</text:p>
          </table:table-cell>
        </table:table-row>
        <table:table-row table:style-name="ro1">
          <table:table-cell office:value-type="string" calcext:value-type="string">
            <text:p>Scanner Dúplex Portátil Epson WorkForce ES-200</text:p>
          </table:table-cell>
          <table:table-cell office:value-type="float" office:value="483106" calcext:value-type="float">
            <text:p>483106</text:p>
          </table:table-cell>
        </table:table-row>
        <table:table-row table:style-name="ro1">
          <table:table-cell office:value-type="string" calcext:value-type="string">
            <text:p>Scanner Kodak E1030</text:p>
          </table:table-cell>
          <table:table-cell office:value-type="float" office:value="539942" calcext:value-type="float">
            <text:p>539942</text:p>
          </table:table-cell>
        </table:table-row>
        <table:table-row table:style-name="ro1">
          <table:table-cell office:value-type="string" calcext:value-type="string">
            <text:p>Scanner Kodak E1040</text:p>
          </table:table-cell>
          <table:table-cell office:value-type="float" office:value="612080" calcext:value-type="float">
            <text:p>612080</text:p>
          </table:table-cell>
        </table:table-row>
        <table:table-row table:style-name="ro1">
          <table:table-cell office:value-type="string" calcext:value-type="string">
            <text:p>Impresora HP LaserJet M111a (7MD67A)</text:p>
          </table:table-cell>
          <table:table-cell office:value-type="float" office:value="126788" calcext:value-type="float">
            <text:p>126788</text:p>
          </table:table-cell>
        </table:table-row>
        <table:table-row table:style-name="ro1">
          <table:table-cell office:value-type="string" calcext:value-type="string">
            <text:p>Impresora Epson EcoTank M1120 - USB - Wi-Fi</text:p>
          </table:table-cell>
          <table:table-cell office:value-type="float" office:value="390201" calcext:value-type="float">
            <text:p>390201</text:p>
          </table:table-cell>
        </table:table-row>
        <table:table-row table:style-name="ro1">
          <table:table-cell office:value-type="string" calcext:value-type="string">
            <text:p>Impresora portátil HP OfficeJet 200 (CZ993A) Mobile</text:p>
          </table:table-cell>
          <table:table-cell office:value-type="float" office:value="485292" calcext:value-type="float">
            <text:p>485292</text:p>
          </table:table-cell>
        </table:table-row>
        <table:table-row table:style-name="ro1">
          <table:table-cell office:value-type="string" calcext:value-type="string">
            <text:p>Impresora Epson matriz de punto LX-350</text:p>
          </table:table-cell>
          <table:table-cell office:value-type="float" office:value="448130" calcext:value-type="float">
            <text:p>448130</text:p>
          </table:table-cell>
        </table:table-row>
        <table:table-row table:style-name="ro1">
          <table:table-cell office:value-type="string" calcext:value-type="string">
            <text:p>Impresora HP LaserJet M111w (7MD68A)</text:p>
          </table:table-cell>
          <table:table-cell office:value-type="float" office:value="183624" calcext:value-type="float">
            <text:p>183624</text:p>
          </table:table-cell>
        </table:table-row>
        <table:table-row table:style-name="ro1">
          <table:table-cell office:value-type="string" calcext:value-type="string">
            <text:p>Impresora HP LaserJet Pro 4003dw (2Z610A)</text:p>
          </table:table-cell>
          <table:table-cell office:value-type="float" office:value="389108" calcext:value-type="float">
            <text:p>389108</text:p>
          </table:table-cell>
        </table:table-row>
        <table:table-row table:style-name="ro1">
          <table:table-cell office:value-type="string" calcext:value-type="string">
            <text:p>Impresora HP LaserJet Pro M501dn (J8H61A)</text:p>
          </table:table-cell>
          <table:table-cell office:value-type="float" office:value="532291" calcext:value-type="float">
            <text:p>532291</text:p>
          </table:table-cell>
        </table:table-row>
        <table:table-row table:style-name="ro1">
          <table:table-cell office:value-type="string" calcext:value-type="string">
            <text:p>Multifunción Epson EcoTank L3210 - USB</text:p>
          </table:table-cell>
          <table:table-cell office:value-type="float" office:value="449223" calcext:value-type="float">
            <text:p>449223</text:p>
          </table:table-cell>
        </table:table-row>
        <table:table-row table:style-name="ro1">
          <table:table-cell office:value-type="string" calcext:value-type="string">
            <text:p>Multifunción Epson EcoTank L3250 - USB y Wi-Fi</text:p>
          </table:table-cell>
          <table:table-cell office:value-type="float" office:value="534477" calcext:value-type="float">
            <text:p>534477</text:p>
          </table:table-cell>
        </table:table-row>
        <table:table-row table:style-name="ro1">
          <table:table-cell office:value-type="string" calcext:value-type="string">
            <text:p>Multifunción Epson EcoTank L3560 - USB y Wi-Fi</text:p>
          </table:table-cell>
          <table:table-cell office:value-type="float" office:value="591313" calcext:value-type="float">
            <text:p>591313</text:p>
          </table:table-cell>
        </table:table-row>
        <table:table-row table:style-name="ro1">
          <table:table-cell office:value-type="string" calcext:value-type="string">
            <text:p>Multifunción Epson EcoTank L5590 - ADF - USB y Wi-Fi</text:p>
          </table:table-cell>
          <table:table-cell office:value-type="float" office:value="655800" calcext:value-type="float">
            <text:p>655800</text:p>
          </table:table-cell>
        </table:table-row>
        <table:table-row table:style-name="ro1">
          <table:table-cell office:value-type="string" calcext:value-type="string">
            <text:p>Multifunción Monocromática Epson EcoTank M2120 - USB y Wi-Fi</text:p>
          </table:table-cell>
          <table:table-cell office:value-type="float" office:value="459060" calcext:value-type="float">
            <text:p>459060</text:p>
          </table:table-cell>
        </table:table-row>
        <table:table-row table:style-name="ro1">
          <table:table-cell office:value-type="string" calcext:value-type="string">
            <text:p>Multifunción Monocromática Epson EcoTank M3170 - ADF - USB y Wi-Fi</text:p>
          </table:table-cell>
          <table:table-cell office:value-type="float" office:value="719194" calcext:value-type="float">
            <text:p>719194</text:p>
          </table:table-cell>
        </table:table-row>
        <table:table-row table:style-name="ro1">
          <table:table-cell office:value-type="string" calcext:value-type="string">
            <text:p>Impresora Todo-en-uno HP Smart Tank 750 (6UU47A)</text:p>
          </table:table-cell>
          <table:table-cell office:value-type="float" office:value="509338" calcext:value-type="float">
            <text:p>509338</text:p>
          </table:table-cell>
        </table:table-row>
        <table:table-row table:style-name="ro1">
          <table:table-cell office:value-type="string" calcext:value-type="string">
            <text:p>Impresora multifunción HP LaserJet Tank MFP 1602w (2R3E8A)</text:p>
          </table:table-cell>
          <table:table-cell office:value-type="float" office:value="441572" calcext:value-type="float">
            <text:p>441572</text:p>
          </table:table-cell>
        </table:table-row>
        <table:table-row table:style-name="ro1">
          <table:table-cell office:value-type="string" calcext:value-type="string">
            <text:p>Impresora Multifunción HP LaserJet Pro MFP 4103fdw (2Z629A)</text:p>
          </table:table-cell>
          <table:table-cell office:value-type="float" office:value="664544" calcext:value-type="float">
            <text:p>664544</text:p>
          </table:table-cell>
        </table:table-row>
        <table:table-row table:style-name="ro1">
          <table:table-cell office:value-type="string" calcext:value-type="string">
            <text:p>Impresora HP DesignJet T250 de 24 pulgadas (610 mm) (5HB06A)</text:p>
          </table:table-cell>
          <table:table-cell office:value-type="float" office:value="1596873" calcext:value-type="float">
            <text:p>1596873</text:p>
          </table:table-cell>
        </table:table-row>
        <table:table-row table:style-name="ro1">
          <table:table-cell office:value-type="string" calcext:value-type="string">
            <text:p>Botella de tinta negra de ultra alto rendimiento Brother BTD60BK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Botella de tinta amarilla de ultra alto rendimiento Brother BT5001Y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Botella de tinta magenta de ultra alto rendimiento Brother BT5001M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Botella de tinta cian de ultra alto rendimiento Brother BT5001C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Botella de Tinta Negra Epson 544 (T544120-AL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Botella de Tinta Cian Epson 544 (T5442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Magenta Epson 544 (T5443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Amarilla Epson 544 (T5444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Negra Epson 664 (T664120-AL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Botella de Tinta Cian Epson 664 (T6642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Magenta Epson 664 (T6643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Amarilla Epson 664 (T6644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Negra Epson 504 (T504120-AL)</text:p>
          </table:table-cell>
          <table:table-cell office:value-type="float" office:value="30604" calcext:value-type="float">
            <text:p>30604</text:p>
          </table:table-cell>
        </table:table-row>
        <table:table-row table:style-name="ro1">
          <table:table-cell office:value-type="string" calcext:value-type="string">
            <text:p>Botella de Tinta Cian Epson 504 (T5042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Magenta Epson 504 (T5043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Amarilla Epson 504 (T504420-AL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Botella de Tinta Negra Pigmentada Epson T554 (T554120-AL)</text:p>
          </table:table-cell>
          <table:table-cell office:value-type="float" office:value="41534" calcext:value-type="float">
            <text:p>41534</text:p>
          </table:table-cell>
        </table:table-row>
        <table:table-row table:style-name="ro1">
          <table:table-cell office:value-type="string" calcext:value-type="string">
            <text:p>Botella de Tinta Negra Fotográfica Epson T555 (T555120-AL)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Botella de Tinta Cian Epson T555 (T555220-AL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Botella de Tinta Magenta Epson T555 (T555320-AL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Botella de Tinta Amarilla Epson T555 (T555420-AL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Botella de Tinta Gris Fotográfica Epson T555 (T555520-AL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Cartucho original de tinta negra HP 122 (CH561HL) - 120 páginas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Cartucho original de tinta Tricolor HP 122 (CH562HL) - 100 páginas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Cartucho original de tinta negra de alto rendimiento HP 122XL (CH563HL)</text:p>
          </table:table-cell>
          <table:table-cell office:value-type="float" office:value="72138" calcext:value-type="float">
            <text:p>72138</text:p>
          </table:table-cell>
        </table:table-row>
        <table:table-row table:style-name="ro1">
          <table:table-cell office:value-type="string" calcext:value-type="string">
            <text:p>Cartucho original de tinta tricolor de alto rendimiento HP 122XL (CH564HL)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1">
          <table:table-cell office:value-type="string" calcext:value-type="string">
            <text:p>Cartucho de Tinta HP 662 Negra Original (CZ103AL)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Cartucho de Tinta HP 662 Tricolor Original (CZ104AL)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Cartucho de Tinta HP 662XL Negra Original (CZ105AL)</text:p>
          </table:table-cell>
          <table:table-cell office:value-type="float" office:value="43720" calcext:value-type="float">
            <text:p>43720</text:p>
          </table:table-cell>
        </table:table-row>
        <table:table-row table:style-name="ro1">
          <table:table-cell office:value-type="string" calcext:value-type="string">
            <text:p>Cartucho de Tinta HP 662XL Tricolor Original (CZ106AL)</text:p>
          </table:table-cell>
          <table:table-cell office:value-type="float" office:value="49185" calcext:value-type="float">
            <text:p>49185</text:p>
          </table:table-cell>
        </table:table-row>
        <table:table-row table:style-name="ro1">
          <table:table-cell office:value-type="string" calcext:value-type="string">
            <text:p>Cartucho de Tinta HP 664 Negra Original (F6V29AL)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Cartucho de Tinta HP 664 Tricolor Original (F6V28AL)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Cartucho de Tinta HP 664XL Tricolor Original (F6V30AL)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string" calcext:value-type="string">
            <text:p>Botella de Tinta HP GT52 Cian Original (M0H54AL)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Botella de Tinta HP GT52 Magenta Original (M0H55AL)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Kit de recarga de tóner original HP Laser 103A negro (W1103A)</text:p>
          </table:table-cell>
          <table:table-cell office:value-type="float" office:value="20221" calcext:value-type="float">
            <text:p>20221</text:p>
          </table:table-cell>
        </table:table-row>
        <table:table-row table:style-name="ro1">
          <table:table-cell office:value-type="string" calcext:value-type="string">
            <text:p>Tóner Brother TN1060 Original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Tóner negro HP 05A LaserJet (CE505A) Original</text:p>
          </table:table-cell>
          <table:table-cell office:value-type="float" office:value="187996" calcext:value-type="float">
            <text:p>187996</text:p>
          </table:table-cell>
        </table:table-row>
        <table:table-row table:style-name="ro1">
          <table:table-cell office:value-type="string" calcext:value-type="string">
            <text:p>Tóner negro HP 17A LaserJet (CF217A) Original</text:p>
          </table:table-cell>
          <table:table-cell office:value-type="float" office:value="126788" calcext:value-type="float">
            <text:p>126788</text:p>
          </table:table-cell>
        </table:table-row>
        <table:table-row table:style-name="ro1">
          <table:table-cell office:value-type="string" calcext:value-type="string">
            <text:p>Tóner negro HP 30A LaserJet (CF230A) Original</text:p>
          </table:table-cell>
          <table:table-cell office:value-type="float" office:value="124602" calcext:value-type="float">
            <text:p>124602</text:p>
          </table:table-cell>
        </table:table-row>
        <table:table-row table:style-name="ro1">
          <table:table-cell office:value-type="string" calcext:value-type="string">
            <text:p>Tóner negro HP 78A LaserJet (CE278A) Original</text:p>
          </table:table-cell>
          <table:table-cell office:value-type="float" office:value="170508" calcext:value-type="float">
            <text:p>170508</text:p>
          </table:table-cell>
        </table:table-row>
        <table:table-row table:style-name="ro1">
          <table:table-cell office:value-type="string" calcext:value-type="string">
            <text:p>Tóner negro HP 83A LaserJet (CF283A) Original</text:p>
          </table:table-cell>
          <table:table-cell office:value-type="float" office:value="135532" calcext:value-type="float">
            <text:p>135532</text:p>
          </table:table-cell>
        </table:table-row>
        <table:table-row table:style-name="ro1">
          <table:table-cell office:value-type="string" calcext:value-type="string">
            <text:p>Tóner negro HP 85A LaserJet (CE285A) Original</text:p>
          </table:table-cell>
          <table:table-cell office:value-type="float" office:value="143183" calcext:value-type="float">
            <text:p>143183</text:p>
          </table:table-cell>
        </table:table-row>
        <table:table-row table:style-name="ro1">
          <table:table-cell office:value-type="string" calcext:value-type="string">
            <text:p>Tóner negro HP 85A LaserJet (CE285AD) Original - Paquete de 2</text:p>
          </table:table-cell>
          <table:table-cell office:value-type="float" office:value="253576" calcext:value-type="float">
            <text:p>253576</text:p>
          </table:table-cell>
        </table:table-row>
        <table:table-row table:style-name="ro1">
          <table:table-cell office:value-type="string" calcext:value-type="string">
            <text:p>Kit Dual Pack de recarga de tóner original HP Laser 103AD negro (W1103AD)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1">
          <table:table-cell office:value-type="string" calcext:value-type="string">
            <text:p>Tóner láser original HP 105A negro (W1105A)</text:p>
          </table:table-cell>
          <table:table-cell office:value-type="float" office:value="86347" calcext:value-type="float">
            <text:p>86347</text:p>
          </table:table-cell>
        </table:table-row>
        <table:table-row table:style-name="ro1">
          <table:table-cell office:value-type="string" calcext:value-type="string">
            <text:p>Tóner negro HP 151A LaserJet (W1510A) Original</text:p>
          </table:table-cell>
          <table:table-cell office:value-type="float" office:value="200019" calcext:value-type="float">
            <text:p>200019</text:p>
          </table:table-cell>
        </table:table-row>
        <table:table-row table:style-name="ro1">
          <table:table-cell office:value-type="string" calcext:value-type="string">
            <text:p>Tóner Original HP LaserJet 136X de Alto rendimiento Negro (W1360X)</text:p>
          </table:table-cell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string" calcext:value-type="string">
            <text:p>Tóner Original HP 150A LaserJet Negro (W1500A)</text:p>
          </table:table-cell>
          <table:table-cell office:value-type="float" office:value="91812" calcext:value-type="float">
            <text:p>91812</text:p>
          </table:table-cell>
        </table:table-row>
        <table:table-row table:style-name="ro1">
          <table:table-cell office:value-type="string" calcext:value-type="string">
            <text:p>Toner Alternativo HP 17A (CF217A) - CON CHIP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oner Alternativo HP 35A (CB435A) - Negro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Toner Alternativo HP 105A (W1105A) - SIN CHIP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HP 105A (W1105A) - CON CHIP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Toner Alternativo HP 150A (W1500A) - CON CHIP</text:p>
          </table:table-cell>
          <table:table-cell office:value-type="float" office:value="46999" calcext:value-type="float">
            <text:p>46999</text:p>
          </table:table-cell>
        </table:table-row>
        <table:table-row table:style-name="ro1">
          <table:table-cell office:value-type="string" calcext:value-type="string">
            <text:p>Toner Alternativo HP 151A (W1510A) - CON CHIP</text:p>
          </table:table-cell>
          <table:table-cell office:value-type="float" office:value="63394" calcext:value-type="float">
            <text:p>63394</text:p>
          </table:table-cell>
        </table:table-row>
        <table:table-row table:style-name="ro1">
          <table:table-cell office:value-type="string" calcext:value-type="string">
            <text:p>Toner Alternativo HP 48A (CF248A) - CON CHIP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HP 58A (CF258A) - SIN CHIP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Toner Alternativo HP 79A (CF279A) - Negro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oner Alternativo HP 83A (CF283A)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Toner Alternativo para HP LaserJet 100/CP1020/CP1025 (CE310A)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para HP LaserJet 100/CP1020/CP1025 (CE311A)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para HP LaserJet 100/CP1020/CP1025 (CE312A)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para HP LaserJet 100/CP1020/CP1025 (CE313A)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Toner Alternativo para HP LaserJet P1102W/M1130/M1210/M1213/M1212NF (CE285A)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Toner Alternativo Q2612A para impresora HP LaserJet 1010/1012/1015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oner Alternativo para HP LaserJet Pro 400 M401dne (CF280A)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Toner Alternativo HP LaserJet 312A Negro (CF380A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Toner Alternativo HP LaserJet 312A Cyan (CF381A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Toner Alternativo HP LaserJet 312A Amarillo (CF382A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Toner Alternativo HP LaserJet 312A Magenta (CF383A)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Toner Alternativo para HP LaserJet P2035 / P2035N / P2055DN (CE505A)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Toner Alternativo para HP LaserJet P2055DN (CE505X)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string" calcext:value-type="string">
            <text:p>Toner Alternativo para HP LaserJet P1606DN/P1560/M1322 (CE278A)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Toner Alternativo Brother TN 1060 1050 - Negro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Toner Alternativo Samsung MLT-D111S - Negro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Toner Alternativo Samsung MLT-D111L - Negro de Alta Capacidad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string" calcext:value-type="string">
            <text:p>Toner Alternativo Samsung MLT-D101S - Negro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Toner Alternativo Xerox 106R02773 - Negro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Placa de red Wireless N PCI-Express TL-WN781ND de 150 Mbps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Placa de red Wireless N PCI-Express TL-WN881ND de 300 Mbps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Placa de red Wireless PCI-Express TP-Link ARCHER T2E Banda Dual AC600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Adaptador de red PCIe Gigabit TP-Link TG-3468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string" calcext:value-type="string">
            <text:p>Adaptador de red PCIe de 2.5 Gigabit TP-Link TX201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string" calcext:value-type="string">
            <text:p>Adaptador de red Nano USB wireless Banda Dual AC600 TP-Link ARCHER T2U Nano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Adaptador de red USB wireless Banda Dual AC600 TP-Link ARCHER T2U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string" calcext:value-type="string">
            <text:p>Adaptador de red USB wireless Banda Dual AC1300 TP-Link ARCHER T4U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Adaptador USB wireless AC1300 de alta ganancia TP-Link Archer T4U Plus</text:p>
          </table:table-cell>
          <table:table-cell office:value-type="float" office:value="36069" calcext:value-type="float">
            <text:p>36069</text:p>
          </table:table-cell>
        </table:table-row>
        <table:table-row table:style-name="ro1">
          <table:table-cell office:value-type="string" calcext:value-type="string">
            <text:p>Adaptador USB Nano wireless N TP-Link TL-WN725N de 150Mbps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string" calcext:value-type="string">
            <text:p>Mini Adaptador USB wireless N TP-Link TL-WN823N de 300Mbps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Adaptador de red USB wireless N TP-Link TL-WN8200ND de 300Mbps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string" calcext:value-type="string">
            <text:p>Adaptador USB 2 en 1 con Hub de 3 Puertos USB 3.0 y Ethernet Gigabit TP-Link UE330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Adaptador de red USB Type-C a RJ45 Gigabit Ethernet TP-Link UE300C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Router Wireless de Banda Dual AC1350 TP-Link (Archer C60) - 5 Antenas</text:p>
          </table:table-cell>
          <table:table-cell office:value-type="float" office:value="48092" calcext:value-type="float">
            <text:p>48092</text:p>
          </table:table-cell>
        </table:table-row>
        <table:table-row table:style-name="ro1">
          <table:table-cell office:value-type="string" calcext:value-type="string">
            <text:p>Router Wireless MU-MIMO de Doble Banda AC1900 TP-Link (Archer C80)</text:p>
          </table:table-cell>
          <table:table-cell office:value-type="float" office:value="62301" calcext:value-type="float">
            <text:p>62301</text:p>
          </table:table-cell>
        </table:table-row>
        <table:table-row table:style-name="ro1">
          <table:table-cell office:value-type="string" calcext:value-type="string">
            <text:p>Router Wireless MU-MIMO de Doble Banda AC1900 TP-Link (Archer C86)</text:p>
          </table:table-cell>
          <table:table-cell office:value-type="float" office:value="61208" calcext:value-type="float">
            <text:p>61208</text:p>
          </table:table-cell>
        </table:table-row>
        <table:table-row table:style-name="ro1">
          <table:table-cell office:value-type="string" calcext:value-type="string">
            <text:p>Router TP-Link AX1500 Wi-Fi 6 - 4 Antenas (Archer AX10)</text:p>
          </table:table-cell>
          <table:table-cell office:value-type="float" office:value="76510" calcext:value-type="float">
            <text:p>76510</text:p>
          </table:table-cell>
        </table:table-row>
        <table:table-row table:style-name="ro1">
          <table:table-cell office:value-type="string" calcext:value-type="string">
            <text:p>Router Wi-Fi 6 de doble banda AX1800 TP-Link (Archer AX23)</text:p>
          </table:table-cell>
          <table:table-cell office:value-type="float" office:value="81975" calcext:value-type="float">
            <text:p>81975</text:p>
          </table:table-cell>
        </table:table-row>
        <table:table-row table:style-name="ro1">
          <table:table-cell office:value-type="string" calcext:value-type="string">
            <text:p>Router Wi-Fi 6 doble banda AX3000 Gigabit TP-Link (Archer AX55)</text:p>
          </table:table-cell>
          <table:table-cell office:value-type="float" office:value="103835" calcext:value-type="float">
            <text:p>103835</text:p>
          </table:table-cell>
        </table:table-row>
        <table:table-row table:style-name="ro1">
          <table:table-cell office:value-type="string" calcext:value-type="string">
            <text:p>Router Wireless-N de Alta Potencia TP-Link (TL-WR841HP) - 2 Antenas 9dBi</text:p>
          </table:table-cell>
          <table:table-cell office:value-type="float" office:value="59022" calcext:value-type="float">
            <text:p>59022</text:p>
          </table:table-cell>
        </table:table-row>
        <table:table-row table:style-name="ro1">
          <table:table-cell office:value-type="string" calcext:value-type="string">
            <text:p>Router Wireless-N 300Mbps TP-Link (TL-WR840N) - 2 Antenas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string" calcext:value-type="string">
            <text:p>Router Wireless de Banda Dual AC750 TP-Link (Archer C20) - 3 Antenas</text:p>
          </table:table-cell>
          <table:table-cell office:value-type="float" office:value="37162" calcext:value-type="float">
            <text:p>37162</text:p>
          </table:table-cell>
        </table:table-row>
        <table:table-row table:style-name="ro1">
          <table:table-cell office:value-type="string" calcext:value-type="string">
            <text:p>Router Wireless AC750 de doble banda D-Link (DIR-819)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string" calcext:value-type="string">
            <text:p>Router AI Wi-Fi 6 AX1500 D-Link (R15)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1">
          <table:table-cell office:value-type="string" calcext:value-type="string">
            <text:p>Router Wi-Fi Gigabit AC2100 D-Link (DIR-2150)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Router Mesh Wi-Fi 6 AX1800 D-Link (DIR-X1870)</text:p>
          </table:table-cell>
          <table:table-cell office:value-type="float" office:value="99463" calcext:value-type="float">
            <text:p>99463</text:p>
          </table:table-cell>
        </table:table-row>
        <table:table-row table:style-name="ro1">
          <table:table-cell office:value-type="string" calcext:value-type="string">
            <text:p>Router de Banda Ancha con Balanceo de Carga TP-Link (TL-R470T+)</text:p>
          </table:table-cell>
          <table:table-cell office:value-type="float" office:value="42627" calcext:value-type="float">
            <text:p>42627</text:p>
          </table:table-cell>
        </table:table-row>
        <table:table-row table:style-name="ro1">
          <table:table-cell office:value-type="string" calcext:value-type="string">
            <text:p>Router de Banda Ancha con Balanceo de Carga TP-Link (TL-R480T+)</text:p>
          </table:table-cell>
          <table:table-cell office:value-type="float" office:value="64487" calcext:value-type="float">
            <text:p>64487</text:p>
          </table:table-cell>
        </table:table-row>
        <table:table-row table:style-name="ro1">
          <table:table-cell office:value-type="string" calcext:value-type="string">
            <text:p>Switch de 5 Puertos 10/100Mbps TP-Link (TL-SF1005D)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Switch de 5 Puertos Gigabit TP-Link (TL-SG1005D)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string" calcext:value-type="string">
            <text:p>Switch de 8 Puertos 10/100Mbps TP-Link (TL-SF1008D)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string" calcext:value-type="string">
            <text:p>Switch de 8 Puertos Gigabit TP-Link (TL-SG1008D)</text:p>
          </table:table-cell>
          <table:table-cell office:value-type="float" office:value="32790" calcext:value-type="float">
            <text:p>32790</text:p>
          </table:table-cell>
        </table:table-row>
        <table:table-row table:style-name="ro1">
          <table:table-cell office:value-type="string" calcext:value-type="string">
            <text:p>Switch de 16 Puertos 10/100Mbps TP-Link (TL-SF1016D)</text:p>
          </table:table-cell>
          <table:table-cell office:value-type="float" office:value="31697" calcext:value-type="float">
            <text:p>31697</text:p>
          </table:table-cell>
        </table:table-row>
        <table:table-row table:style-name="ro1">
          <table:table-cell office:value-type="string" calcext:value-type="string">
            <text:p>Switch de 16 Puertos Gigabit TP-Link (TL-SG1016)</text:p>
          </table:table-cell>
          <table:table-cell office:value-type="float" office:value="101649" calcext:value-type="float">
            <text:p>101649</text:p>
          </table:table-cell>
        </table:table-row>
        <table:table-row table:style-name="ro1">
          <table:table-cell office:value-type="string" calcext:value-type="string">
            <text:p>Switch de 24 Puertos 10/100Mbps TP-Link (TL-SF1024D)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Switch de 24 Puertos Gigabit TP-Link (TL-SG1024D)</text:p>
          </table:table-cell>
          <table:table-cell office:value-type="float" office:value="123509" calcext:value-type="float">
            <text:p>123509</text:p>
          </table:table-cell>
        </table:table-row>
        <table:table-row table:style-name="ro1">
          <table:table-cell office:value-type="string" calcext:value-type="string">
            <text:p>Switch de 48 Puertos Gigabit TP-Link (TL-SG1048)</text:p>
          </table:table-cell>
          <table:table-cell office:value-type="float" office:value="315877" calcext:value-type="float">
            <text:p>315877</text:p>
          </table:table-cell>
        </table:table-row>
        <table:table-row table:style-name="ro1">
          <table:table-cell office:value-type="string" calcext:value-type="string">
            <text:p>Switch TP-Link JetStream Smart de 8 Puertos Gigabit (TL-SG2008)</text:p>
          </table:table-cell>
          <table:table-cell office:value-type="float" office:value="84161" calcext:value-type="float">
            <text:p>84161</text:p>
          </table:table-cell>
        </table:table-row>
        <table:table-row table:style-name="ro1">
          <table:table-cell office:value-type="string" calcext:value-type="string">
            <text:p>Switch TP-Link JetStream Smart de 8 Puertos Gigabit - 4P PoE+ (TL-SG2008P)</text:p>
          </table:table-cell>
          <table:table-cell office:value-type="float" office:value="107114" calcext:value-type="float">
            <text:p>107114</text:p>
          </table:table-cell>
        </table:table-row>
        <table:table-row table:style-name="ro1">
          <table:table-cell office:value-type="string" calcext:value-type="string">
            <text:p>Switch TP-Link JetStream Smart de 8 Puertos Gigabit PoE+ con 2 slots SFP (TL-SG2210P)</text:p>
          </table:table-cell>
          <table:table-cell office:value-type="float" office:value="153020" calcext:value-type="float">
            <text:p>153020</text:p>
          </table:table-cell>
        </table:table-row>
        <table:table-row table:style-name="ro1">
          <table:table-cell office:value-type="string" calcext:value-type="string">
            <text:p>Switch TP-Link JetStream Gestionado de 8 Puertos Gigabit L2+ con 2 slots SFP (TL-SG3210)</text:p>
          </table:table-cell>
          <table:table-cell office:value-type="float" office:value="118044" calcext:value-type="float">
            <text:p>118044</text:p>
          </table:table-cell>
        </table:table-row>
        <table:table-row table:style-name="ro1">
          <table:table-cell office:value-type="string" calcext:value-type="string">
            <text:p>Switch HPE OfficeConnect 1420 5G (JH327A)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string" calcext:value-type="string">
            <text:p>Sistema Wi-Fi Mesh para toda la Casa AC1200 TP-Link Deco E4 (3-pack)</text:p>
          </table:table-cell>
          <table:table-cell office:value-type="float" office:value="130067" calcext:value-type="float">
            <text:p>130067</text:p>
          </table:table-cell>
        </table:table-row>
        <table:table-row table:style-name="ro1">
          <table:table-cell office:value-type="string" calcext:value-type="string">
            <text:p>Sistema Wi-Fi Mesh para toda la Casa AC1200 TP-Link Deco M4 (2-pack)</text:p>
          </table:table-cell>
          <table:table-cell office:value-type="float" office:value="109300" calcext:value-type="float">
            <text:p>109300</text:p>
          </table:table-cell>
        </table:table-row>
        <table:table-row table:style-name="ro1">
          <table:table-cell office:value-type="string" calcext:value-type="string">
            <text:p>Sistema Wi-Fi 6 Mesh para todo tu hogar AX1800 TP-Link Deco X20 (1-pack)</text:p>
          </table:table-cell>
          <table:table-cell office:value-type="float" office:value="89626" calcext:value-type="float">
            <text:p>89626</text:p>
          </table:table-cell>
        </table:table-row>
        <table:table-row table:style-name="ro1">
          <table:table-cell office:value-type="string" calcext:value-type="string">
            <text:p>Sistema Wi-Fi 6 Mesh para todo tu hogar AX1800 TP-Link Deco X20 (2-pack)</text:p>
          </table:table-cell>
          <table:table-cell office:value-type="float" office:value="165043" calcext:value-type="float">
            <text:p>165043</text:p>
          </table:table-cell>
        </table:table-row>
        <table:table-row table:style-name="ro1">
          <table:table-cell office:value-type="string" calcext:value-type="string">
            <text:p>Sistema Wi-Fi 6 Mesh para todo tu hogar AX1800 TP-Link Deco X20 (3-pack)</text:p>
          </table:table-cell>
          <table:table-cell office:value-type="float" office:value="255762" calcext:value-type="float">
            <text:p>255762</text:p>
          </table:table-cell>
        </table:table-row>
        <table:table-row table:style-name="ro1">
          <table:table-cell office:value-type="string" calcext:value-type="string">
            <text:p>Sistema Wi-Fi Mesh Inteligente Doble Banda AC1900 TP-Link Deco S7 (2-pack)</text:p>
          </table:table-cell>
          <table:table-cell office:value-type="float" office:value="121323" calcext:value-type="float">
            <text:p>121323</text:p>
          </table:table-cell>
        </table:table-row>
        <table:table-row table:style-name="ro1">
          <table:table-cell office:value-type="string" calcext:value-type="string">
            <text:p>Sistema Wi-Fi Mesh Inteligente Doble Banda AC1900 TP-Link Deco S7 (3-pack)</text:p>
          </table:table-cell>
          <table:table-cell office:value-type="float" office:value="186903" calcext:value-type="float">
            <text:p>186903</text:p>
          </table:table-cell>
        </table:table-row>
        <table:table-row table:style-name="ro1">
          <table:table-cell office:value-type="string" calcext:value-type="string">
            <text:p>Sistema Mesh AI Wi-Fi 6 para toda la Casa AX3000 con PoE TP-Link Deco X50-PoE (2-pack)</text:p>
          </table:table-cell>
          <table:table-cell office:value-type="float" office:value="221879" calcext:value-type="float">
            <text:p>221879</text:p>
          </table:table-cell>
        </table:table-row>
        <table:table-row table:style-name="ro1">
          <table:table-cell office:value-type="string" calcext:value-type="string">
            <text:p>Sistema Mesh AI Wi-Fi 6 para toda la Casa AX3000 con PoE TP-Link Deco X50-PoE (3-pack)</text:p>
          </table:table-cell>
          <table:table-cell office:value-type="float" office:value="360690" calcext:value-type="float">
            <text:p>360690</text:p>
          </table:table-cell>
        </table:table-row>
        <table:table-row table:style-name="ro1">
          <table:table-cell office:value-type="string" calcext:value-type="string">
            <text:p>Sistema Wi-Fi 6 Mesh para Todo el Hogar AX3000 TP-Link Deco X50 (1-pack)</text:p>
          </table:table-cell>
          <table:table-cell office:value-type="float" office:value="103835" calcext:value-type="float">
            <text:p>103835</text:p>
          </table:table-cell>
        </table:table-row>
        <table:table-row table:style-name="ro1">
          <table:table-cell office:value-type="string" calcext:value-type="string">
            <text:p>Sistema Wi-Fi 6 Mesh para Todo el Hogar AX3000 TP-Link Deco X50 (2-pack)</text:p>
          </table:table-cell>
          <table:table-cell office:value-type="float" office:value="180345" calcext:value-type="float">
            <text:p>180345</text:p>
          </table:table-cell>
        </table:table-row>
        <table:table-row table:style-name="ro1">
          <table:table-cell office:value-type="string" calcext:value-type="string">
            <text:p>Sistema Wi-Fi 6 Mesh para Todo el Hogar AX3000 TP-Link Deco X50 (3-pack)</text:p>
          </table:table-cell>
          <table:table-cell office:value-type="float" office:value="284180" calcext:value-type="float">
            <text:p>284180</text:p>
          </table:table-cell>
        </table:table-row>
        <table:table-row table:style-name="ro1">
          <table:table-cell office:value-type="string" calcext:value-type="string">
            <text:p>Punto de Acceso Inalámbrico Gigabit MU-MIMO AC1350 de Montaje en techo TP-Link (EAP225)</text:p>
          </table:table-cell>
          <table:table-cell office:value-type="float" office:value="91812" calcext:value-type="float">
            <text:p>91812</text:p>
          </table:table-cell>
        </table:table-row>
        <table:table-row table:style-name="ro1">
          <table:table-cell office:value-type="string" calcext:value-type="string">
            <text:p>Punto de Acceso Inalámbrico Gigabit MU-MIMO AC1750 de Montaje en techo TP-Link (EAP245)</text:p>
          </table:table-cell>
          <table:table-cell office:value-type="float" office:value="135532" calcext:value-type="float">
            <text:p>135532</text:p>
          </table:table-cell>
        </table:table-row>
        <table:table-row table:style-name="ro1">
          <table:table-cell office:value-type="string" calcext:value-type="string">
            <text:p>Punto de Acceso Inalámbrico Exterior de 5GHz 13dBi TP-Link (CPE510)</text:p>
          </table:table-cell>
          <table:table-cell office:value-type="float" office:value="75417" calcext:value-type="float">
            <text:p>75417</text:p>
          </table:table-cell>
        </table:table-row>
        <table:table-row table:style-name="ro1">
          <table:table-cell office:value-type="string" calcext:value-type="string">
            <text:p>Bobina de cable UTP marca Commscope / AMP categoria 5e 305metros</text:p>
          </table:table-cell>
          <table:table-cell office:value-type="float" office:value="273250" calcext:value-type="float">
            <text:p>273250</text:p>
          </table:table-cell>
        </table:table-row>
        <table:table-row table:style-name="ro1">
          <table:table-cell office:value-type="string" calcext:value-type="string">
            <text:p>Bobina de cable UTP marca Commscope / AMP categoria 6 GigaLan 305metros</text:p>
          </table:table-cell>
          <table:table-cell office:value-type="float" office:value="304947" calcext:value-type="float">
            <text:p>304947</text:p>
          </table:table-cell>
        </table:table-row>
        <table:table-row table:style-name="ro1">
          <table:table-cell office:value-type="string" calcext:value-type="string">
            <text:p>CommScope® Patch Cord Categoria 5e U/UTP - 0.60 m (2 ft)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CommScope® Patch Cord Categoria 5e U/UTP - 1.20 m (4 ft)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string" calcext:value-type="string">
            <text:p>CommScope® Patch Cord Categoria 5e U/UTP - 1.80 m (6 ft)</text:p>
          </table:table-cell>
          <table:table-cell office:value-type="float" office:value="12570" calcext:value-type="float">
            <text:p>12570</text:p>
          </table:table-cell>
        </table:table-row>
        <table:table-row table:style-name="ro1">
          <table:table-cell office:value-type="string" calcext:value-type="string">
            <text:p>CommScope® Patch Cord Categoria 5e U/UTP - 2.40 m (8 ft)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1">
          <table:table-cell office:value-type="string" calcext:value-type="string">
            <text:p>CommScope® Patch Cord Categoria 6 U/UTP - 0.60 m (2 ft)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string" calcext:value-type="string">
            <text:p>CommScope® Patch Cord Categoria 6 U/UTP - 1.20 m (4 ft)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string" calcext:value-type="string">
            <text:p>CommScope® Patch Cord Categoria 6 U/UTP - 1.80 m (6 ft)</text:p>
          </table:table-cell>
          <table:table-cell office:value-type="float" office:value="12570" calcext:value-type="float">
            <text:p>12570</text:p>
          </table:table-cell>
        </table:table-row>
        <table:table-row table:style-name="ro1">
          <table:table-cell office:value-type="string" calcext:value-type="string">
            <text:p>CommScope® Patch Cord Categoria 6 U/UTP - 2.40 m (8 ft)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TP-Link Cámara de seguridad para el interior del hogar con Wi-Fi (Tapo C100)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TP-Link Cámara de seguridad Pan / Tilt para el interior del hogar con Wi-Fi (Tapo C200)</text:p>
          </table:table-cell>
          <table:table-cell office:value-type="float" office:value="36069" calcext:value-type="float">
            <text:p>36069</text:p>
          </table:table-cell>
        </table:table-row>
        <table:table-row table:style-name="ro1">
          <table:table-cell office:value-type="string" calcext:value-type="string">
            <text:p>TP-Link Cámara Wi-Fi de seguridad para exteriores (Tapo C310)</text:p>
          </table:table-cell>
          <table:table-cell office:value-type="float" office:value="51371" calcext:value-type="float">
            <text:p>51371</text:p>
          </table:table-cell>
        </table:table-row>
        <table:table-row table:style-name="ro1">
          <table:table-cell office:value-type="string" calcext:value-type="string">
            <text:p>Microsoft Windows 11 Professional 64 bits OEM</text:p>
          </table:table-cell>
          <table:table-cell office:value-type="float" office:value="274343" calcext:value-type="float">
            <text:p>274343</text:p>
          </table:table-cell>
        </table:table-row>
      </table:table>
      <table:table table:name="Papeleria" table:style-name="ta1">
        <table:table-column table:style-name="co7" table:default-cell-style-name="ce1"/>
        <table:table-column table:style-name="co2" table:default-cell-style-name="ce2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ABROCHADORA BENABI 9063</text:p>
          </table:table-cell>
          <table:table-cell office:value-type="float" office:value="2228.53" calcext:value-type="float">
            <text:p>2228.53</text:p>
          </table:table-cell>
        </table:table-row>
        <table:table-row table:style-name="ro1">
          <table:table-cell office:value-type="string" calcext:value-type="string">
            <text:p>ABROCHADORA IBI MINI DE MESA 24/6 26/6 10Hj</text:p>
          </table:table-cell>
          <table:table-cell office:value-type="float" office:value="1368.41" calcext:value-type="float">
            <text:p>1368.41</text:p>
          </table:table-cell>
        </table:table-row>
        <table:table-row table:style-name="ro1">
          <table:table-cell office:value-type="string" calcext:value-type="string">
            <text:p>ABROCHADORA IBI MINI DE MESA N-10 10Hj</text:p>
          </table:table-cell>
          <table:table-cell office:value-type="float" office:value="1747.46" calcext:value-type="float">
            <text:p>1747.46</text:p>
          </table:table-cell>
        </table:table-row>
        <table:table-row table:style-name="ro1">
          <table:table-cell office:value-type="string" calcext:value-type="string">
            <text:p>ABROCHADORA IBI PINZA GRANDE 24/6-26/6 25Hj</text:p>
          </table:table-cell>
          <table:table-cell office:value-type="float" office:value="4399.25" calcext:value-type="float">
            <text:p>4399.25</text:p>
          </table:table-cell>
        </table:table-row>
        <table:table-row table:style-name="ro1">
          <table:table-cell office:value-type="string" calcext:value-type="string">
            <text:p>ABROCHADORA IBI PINZA GRANDE N-10 20Hj</text:p>
          </table:table-cell>
          <table:table-cell office:value-type="float" office:value="9340.14" calcext:value-type="float">
            <text:p>9340.14</text:p>
          </table:table-cell>
        </table:table-row>
        <table:table-row table:style-name="ro1">
          <table:table-cell office:value-type="string" calcext:value-type="string">
            <text:p>ABROCHADORA IBI PINZA MINI N-10 12Hj</text:p>
          </table:table-cell>
          <table:table-cell office:value-type="float" office:value="2573.98" calcext:value-type="float">
            <text:p>2573.98</text:p>
          </table:table-cell>
        </table:table-row>
        <table:table-row table:style-name="ro1">
          <table:table-cell office:value-type="string" calcext:value-type="string">
            <text:p>ABROCHADORA JILIANG 24/9 JL-207</text:p>
          </table:table-cell>
          <table:table-cell office:value-type="float" office:value="2421.32" calcext:value-type="float">
            <text:p>2421.32</text:p>
          </table:table-cell>
        </table:table-row>
        <table:table-row table:style-name="ro1">
          <table:table-cell office:value-type="string" calcext:value-type="string">
            <text:p>ABROCHADORA KANGARO 10 QUICK LOAD. P/20Hj</text:p>
          </table:table-cell>
          <table:table-cell office:value-type="float" office:value="2084.59" calcext:value-type="float">
            <text:p>2084.59</text:p>
          </table:table-cell>
        </table:table-row>
        <table:table-row table:style-name="ro1">
          <table:table-cell office:value-type="string" calcext:value-type="string">
            <text:p>ABROCHADORA KANGARO HP-10 PINZA 20H</text:p>
          </table:table-cell>
          <table:table-cell office:value-type="float" office:value="6327.55" calcext:value-type="float">
            <text:p>6327.55</text:p>
          </table:table-cell>
        </table:table-row>
        <table:table-row table:style-name="ro1">
          <table:table-cell office:value-type="string" calcext:value-type="string">
            <text:p>ABROCHADORA KANGARO HP-15 PINZA N-10 P/20Hj</text:p>
          </table:table-cell>
          <table:table-cell office:value-type="float" office:value="6622.71" calcext:value-type="float">
            <text:p>6622.71</text:p>
          </table:table-cell>
        </table:table-row>
        <table:table-row table:style-name="ro1">
          <table:table-cell office:value-type="string" calcext:value-type="string">
            <text:p>ABROCHADORA KANGARO HP-45 PINZA METAL</text:p>
          </table:table-cell>
          <table:table-cell office:value-type="float" office:value="11253.07" calcext:value-type="float">
            <text:p>11253.07</text:p>
          </table:table-cell>
        </table:table-row>
        <table:table-row table:style-name="ro1">
          <table:table-cell office:value-type="string" calcext:value-type="string">
            <text:p>ABROCHADORA KANGARO HP-65 PINZA 10/15HJ</text:p>
          </table:table-cell>
          <table:table-cell office:value-type="float" office:value="6989.61" calcext:value-type="float">
            <text:p>6989.61</text:p>
          </table:table-cell>
        </table:table-row>
        <table:table-row table:style-name="ro1">
          <table:table-cell office:value-type="string" calcext:value-type="string">
            <text:p>ABROCHADORA KANGARO HS-10A 9cm 20Hj</text:p>
          </table:table-cell>
          <table:table-cell office:value-type="float" office:value="2453.54" calcext:value-type="float">
            <text:p>2453.54</text:p>
          </table:table-cell>
        </table:table-row>
        <table:table-row table:style-name="ro1">
          <table:table-cell office:value-type="string" calcext:value-type="string">
            <text:p>ABROCHADORA KANGARO POCKET 10 P/10Hj</text:p>
          </table:table-cell>
          <table:table-cell office:value-type="float" office:value="1697.18" calcext:value-type="float">
            <text:p>1697.18</text:p>
          </table:table-cell>
        </table:table-row>
        <table:table-row table:style-name="ro1">
          <table:table-cell office:value-type="string" calcext:value-type="string">
            <text:p>ABROCHADORA KANGARO TRENDY 10M N-10 P/10h</text:p>
          </table:table-cell>
          <table:table-cell office:value-type="float" office:value="1844.77" calcext:value-type="float">
            <text:p>1844.77</text:p>
          </table:table-cell>
        </table:table-row>
        <table:table-row table:style-name="ro1">
          <table:table-cell office:value-type="string" calcext:value-type="string">
            <text:p>ABROCHADORA KATANA C/BROCHES Y SACABROCHES</text:p>
          </table:table-cell>
          <table:table-cell office:value-type="float" office:value="2344.24" calcext:value-type="float">
            <text:p>2344.24</text:p>
          </table:table-cell>
        </table:table-row>
        <table:table-row table:style-name="ro1">
          <table:table-cell office:value-type="string" calcext:value-type="string">
            <text:p>ABROCHADORA KATANA PINZA N-10 514421</text:p>
          </table:table-cell>
          <table:table-cell office:value-type="float" office:value="3605" calcext:value-type="float">
            <text:p>3605.00</text:p>
          </table:table-cell>
        </table:table-row>
        <table:table-row table:style-name="ro1">
          <table:table-cell office:value-type="string" calcext:value-type="string">
            <text:p>ABROCHADORA KEYROAD SOFT MINI 26/6 +BROCHE</text:p>
          </table:table-cell>
          <table:table-cell office:value-type="float" office:value="3715.01" calcext:value-type="float">
            <text:p>3715.01</text:p>
          </table:table-cell>
        </table:table-row>
        <table:table-row table:style-name="ro1">
          <table:table-cell office:value-type="string" calcext:value-type="string">
            <text:p>ABROCHADORA MAPED N-10 VIVO MINI PLASTICA 540300</text:p>
          </table:table-cell>
          <table:table-cell office:value-type="float" office:value="2115.65" calcext:value-type="float">
            <text:p>2115.65</text:p>
          </table:table-cell>
        </table:table-row>
        <table:table-row table:style-name="ro1">
          <table:table-cell office:value-type="string" calcext:value-type="string">
            <text:p>ABROCHADORA MAPED N-10 VIVO PASTEL</text:p>
          </table:table-cell>
          <table:table-cell office:value-type="float" office:value="2115.65" calcext:value-type="float">
            <text:p>2115.65</text:p>
          </table:table-cell>
        </table:table-row>
        <table:table-row table:style-name="ro1">
          <table:table-cell office:value-type="string" calcext:value-type="string">
            <text:p>ABROCHADORA MAPED N-24/6 26/6 GREENLOGIC</text:p>
          </table:table-cell>
          <table:table-cell office:value-type="float" office:value="7717.4" calcext:value-type="float">
            <text:p>7717.40</text:p>
          </table:table-cell>
        </table:table-row>
        <table:table-row table:style-name="ro1">
          <table:table-cell office:value-type="string" calcext:value-type="string">
            <text:p>ABROCHADORA MAPED N-24/6 MINI GREENLOGIC 353011</text:p>
          </table:table-cell>
          <table:table-cell office:value-type="float" office:value="1951.74" calcext:value-type="float">
            <text:p>1951.74</text:p>
          </table:table-cell>
        </table:table-row>
        <table:table-row table:style-name="ro1">
          <table:table-cell office:value-type="string" calcext:value-type="string">
            <text:p>ABROCHADORA MINI C/BROCHES EN BLISTER 514467</text:p>
          </table:table-cell>
          <table:table-cell office:value-type="float" office:value="1430.33" calcext:value-type="float">
            <text:p>1430.33</text:p>
          </table:table-cell>
        </table:table-row>
        <table:table-row table:style-name="ro1">
          <table:table-cell office:value-type="string" calcext:value-type="string">
            <text:p>ABROCHADORA MINI N-10 9070</text:p>
          </table:table-cell>
          <table:table-cell office:value-type="float" office:value="1336.95" calcext:value-type="float">
            <text:p>1336.95</text:p>
          </table:table-cell>
        </table:table-row>
        <table:table-row table:style-name="ro1">
          <table:table-cell office:value-type="string" calcext:value-type="string">
            <text:p>ABROCHADORA MIT 21/6 PINTADA</text:p>
          </table:table-cell>
          <table:table-cell office:value-type="float" office:value="32039.63" calcext:value-type="float">
            <text:p>32039.63</text:p>
          </table:table-cell>
        </table:table-row>
        <table:table-row table:style-name="ro1">
          <table:table-cell office:value-type="string" calcext:value-type="string">
            <text:p>ABROCHADORA MIT 24/6 PINTADA</text:p>
          </table:table-cell>
          <table:table-cell office:value-type="float" office:value="32039.63" calcext:value-type="float">
            <text:p>32039.63</text:p>
          </table:table-cell>
        </table:table-row>
        <table:table-row table:style-name="ro1">
          <table:table-cell office:value-type="string" calcext:value-type="string">
            <text:p>ABROCHADORA MIT 24/8 PINTADA</text:p>
          </table:table-cell>
          <table:table-cell office:value-type="float" office:value="24664.18" calcext:value-type="float">
            <text:p>24664.18</text:p>
          </table:table-cell>
        </table:table-row>
        <table:table-row table:style-name="ro1">
          <table:table-cell office:value-type="string" calcext:value-type="string">
            <text:p>ABROCHADORA MIT 64 PINTADA</text:p>
          </table:table-cell>
          <table:table-cell office:value-type="float" office:value="23753.99" calcext:value-type="float">
            <text:p>23753.99</text:p>
          </table:table-cell>
        </table:table-row>
        <table:table-row table:style-name="ro1">
          <table:table-cell office:value-type="string" calcext:value-type="string">
            <text:p>ABROCHADORA MIT BRIEF N-10</text:p>
          </table:table-cell>
          <table:table-cell office:value-type="float" office:value="3934.48" calcext:value-type="float">
            <text:p>3934.48</text:p>
          </table:table-cell>
        </table:table-row>
        <table:table-row table:style-name="ro1">
          <table:table-cell office:value-type="string" calcext:value-type="string">
            <text:p>ABROCHADORA MIT COUNTER 21/6 MESA 20H</text:p>
          </table:table-cell>
          <table:table-cell office:value-type="float" office:value="11755.08" calcext:value-type="float">
            <text:p>11755.08</text:p>
          </table:table-cell>
        </table:table-row>
        <table:table-row table:style-name="ro1">
          <table:table-cell office:value-type="string" calcext:value-type="string">
            <text:p>ABROCHADORA MIT FX-50 PINTADA</text:p>
          </table:table-cell>
          <table:table-cell office:value-type="float" office:value="28073.57" calcext:value-type="float">
            <text:p>28073.57</text:p>
          </table:table-cell>
        </table:table-row>
        <table:table-row table:style-name="ro1">
          <table:table-cell office:value-type="string" calcext:value-type="string">
            <text:p>ABROCHADORA MIT NEW DESK 21/6 MESA</text:p>
          </table:table-cell>
          <table:table-cell office:value-type="float" office:value="8523.53" calcext:value-type="float">
            <text:p>8523.53</text:p>
          </table:table-cell>
        </table:table-row>
        <table:table-row table:style-name="ro1">
          <table:table-cell office:value-type="string" calcext:value-type="string">
            <text:p>ABROCHADORA OLAMI MINI N-10 POTE x1</text:p>
          </table:table-cell>
          <table:table-cell office:value-type="float" office:value="1394.65" calcext:value-type="float">
            <text:p>1394.65</text:p>
          </table:table-cell>
        </table:table-row>
        <table:table-row table:style-name="ro1">
          <table:table-cell office:value-type="string" calcext:value-type="string">
            <text:p>ABROCHADORA SKYCOLOR N-10 MINI</text:p>
          </table:table-cell>
          <table:table-cell office:value-type="float" office:value="1349.07" calcext:value-type="float">
            <text:p>1349.07</text:p>
          </table:table-cell>
        </table:table-row>
        <table:table-row table:style-name="ro1">
          <table:table-cell office:value-type="string" calcext:value-type="string">
            <text:p>ABROCHADORA SKYCOLOR N-10 P/ESCRITORIO</text:p>
          </table:table-cell>
          <table:table-cell office:value-type="float" office:value="2219.52" calcext:value-type="float">
            <text:p>2219.52</text:p>
          </table:table-cell>
        </table:table-row>
        <table:table-row table:style-name="ro1">
          <table:table-cell office:value-type="string" calcext:value-type="string">
            <text:p>ABROCHADORA SKYCOLOR N-10 PLASTICA S-50</text:p>
          </table:table-cell>
          <table:table-cell office:value-type="float" office:value="1533.23" calcext:value-type="float">
            <text:p>1533.23</text:p>
          </table:table-cell>
        </table:table-row>
        <table:table-row table:style-name="ro1">
          <table:table-cell office:value-type="string" calcext:value-type="string">
            <text:p>ABROCHADORA TALBOT MINI 24/6 26/6 T-820S</text:p>
          </table:table-cell>
          <table:table-cell office:value-type="float" office:value="2337.72" calcext:value-type="float">
            <text:p>2337.72</text:p>
          </table:table-cell>
        </table:table-row>
        <table:table-row table:style-name="ro1">
          <table:table-cell office:value-type="string" calcext:value-type="string">
            <text:p>ACETATO TRANSPARENTE 35x50cm 200mic IBI</text:p>
          </table:table-cell>
          <table:table-cell office:value-type="float" office:value="723.42" calcext:value-type="float">
            <text:p>723.42</text:p>
          </table:table-cell>
        </table:table-row>
        <table:table-row table:style-name="ro1">
          <table:table-cell office:value-type="string" calcext:value-type="string">
            <text:p>ACETATO TRANSPARENTE 50x70cm 200mic IBI</text:p>
          </table:table-cell>
          <table:table-cell office:value-type="float" office:value="1023.25" calcext:value-type="float">
            <text:p>1023.25</text:p>
          </table:table-cell>
        </table:table-row>
        <table:table-row table:style-name="ro1">
          <table:table-cell office:value-type="string" calcext:value-type="string">
            <text:p>ACRILICO AD 60ml</text:p>
          </table:table-cell>
          <table:table-cell office:value-type="float" office:value="1070.61" calcext:value-type="float">
            <text:p>1070.61</text:p>
          </table:table-cell>
        </table:table-row>
        <table:table-row table:style-name="ro1">
          <table:table-cell office:value-type="string" calcext:value-type="string">
            <text:p>ACUAREL ACRILICO DECORATIVO 250cc</text:p>
          </table:table-cell>
          <table:table-cell office:value-type="float" office:value="2764" calcext:value-type="float">
            <text:p>2764.00</text:p>
          </table:table-cell>
        </table:table-row>
        <table:table-row table:style-name="ro1">
          <table:table-cell office:value-type="string" calcext:value-type="string">
            <text:p>ACUAREL ACRILICO DECORATIVO 60cc</text:p>
          </table:table-cell>
          <table:table-cell office:value-type="float" office:value="810" calcext:value-type="float">
            <text:p>810.00</text:p>
          </table:table-cell>
        </table:table-row>
        <table:table-row table:style-name="ro1">
          <table:table-cell office:value-type="string" calcext:value-type="string">
            <text:p>ACUAREL ADHESIVO MULTIPROPOSITO 100cc</text:p>
          </table:table-cell>
          <table:table-cell office:value-type="float" office:value="786.83" calcext:value-type="float">
            <text:p>786.83</text:p>
          </table:table-cell>
        </table:table-row>
        <table:table-row table:style-name="ro1">
          <table:table-cell office:value-type="string" calcext:value-type="string">
            <text:p>ACUAREL BARNIZ AL AGUA SEMI MATE 100cc</text:p>
          </table:table-cell>
          <table:table-cell office:value-type="float" office:value="1714.49" calcext:value-type="float">
            <text:p>1714.49</text:p>
          </table:table-cell>
        </table:table-row>
        <table:table-row table:style-name="ro1">
          <table:table-cell office:value-type="string" calcext:value-type="string">
            <text:p>ACUAREL BASE ACRILICA 200cc 8 COLORES</text:p>
          </table:table-cell>
          <table:table-cell office:value-type="float" office:value="1788.91" calcext:value-type="float">
            <text:p>1788.91</text:p>
          </table:table-cell>
        </table:table-row>
        <table:table-row table:style-name="ro1">
          <table:table-cell office:value-type="string" calcext:value-type="string">
            <text:p>ACUAREL PINTURA A LA TIZA 200gr</text:p>
          </table:table-cell>
          <table:table-cell office:value-type="float" office:value="2076.77" calcext:value-type="float">
            <text:p>2076.77</text:p>
          </table:table-cell>
        </table:table-row>
        <table:table-row table:style-name="ro1">
          <table:table-cell office:value-type="string" calcext:value-type="string">
            <text:p>ACUAREL TEMPERA POMO 250cc</text:p>
          </table:table-cell>
          <table:table-cell office:value-type="float" office:value="1455.01" calcext:value-type="float">
            <text:p>1455.01</text:p>
          </table:table-cell>
        </table:table-row>
        <table:table-row table:style-name="ro1">
          <table:table-cell office:value-type="string" calcext:value-type="string">
            <text:p>ACUARELA BENABI 7826</text:p>
          </table:table-cell>
          <table:table-cell office:value-type="float" office:value="1137.96" calcext:value-type="float">
            <text:p>1137.96</text:p>
          </table:table-cell>
        </table:table-row>
        <table:table-row table:style-name="ro1">
          <table:table-cell office:value-type="string" calcext:value-type="string">
            <text:p>ACUARELA GIOTTO 12 COLORES +PINCEL 351200</text:p>
          </table:table-cell>
          <table:table-cell office:value-type="float" office:value="4233.8" calcext:value-type="float">
            <text:p>4233.80</text:p>
          </table:table-cell>
        </table:table-row>
        <table:table-row table:style-name="ro1">
          <table:table-cell office:value-type="string" calcext:value-type="string">
            <text:p>ACUARELA GIOTTO 24 COLORES +PINCEL 352400</text:p>
          </table:table-cell>
          <table:table-cell office:value-type="float" office:value="5554.42" calcext:value-type="float">
            <text:p>5554.42</text:p>
          </table:table-cell>
        </table:table-row>
        <table:table-row table:style-name="ro1">
          <table:table-cell office:value-type="string" calcext:value-type="string">
            <text:p>ACUARELA KATANA C/PINCEL X12 514547</text:p>
          </table:table-cell>
          <table:table-cell office:value-type="float" office:value="945.84" calcext:value-type="float">
            <text:p>945.84</text:p>
          </table:table-cell>
        </table:table-row>
        <table:table-row table:style-name="ro1">
          <table:table-cell office:value-type="string" calcext:value-type="string">
            <text:p>ACUARELA KATANA WATER x12 C/PINCEL 514522</text:p>
          </table:table-cell>
          <table:table-cell office:value-type="float" office:value="824.72" calcext:value-type="float">
            <text:p>824.72</text:p>
          </table:table-cell>
        </table:table-row>
        <table:table-row table:style-name="ro1">
          <table:table-cell office:value-type="string" calcext:value-type="string">
            <text:p>ACUARELA KATANA x12 C/PINCEL 514505</text:p>
          </table:table-cell>
          <table:table-cell office:value-type="float" office:value="934.83" calcext:value-type="float">
            <text:p>934.83</text:p>
          </table:table-cell>
        </table:table-row>
        <table:table-row table:style-name="ro1">
          <table:table-cell office:value-type="string" calcext:value-type="string">
            <text:p>ACUARELA PELIKAN PASTEL x12 C/PINCEL</text:p>
          </table:table-cell>
          <table:table-cell office:value-type="float" office:value="3891.99" calcext:value-type="float">
            <text:p>3891.99</text:p>
          </table:table-cell>
        </table:table-row>
        <table:table-row table:style-name="ro1">
          <table:table-cell office:value-type="string" calcext:value-type="string">
            <text:p>ACUARELA PELIKAN UNIVERSE x6</text:p>
          </table:table-cell>
          <table:table-cell office:value-type="float" office:value="1109.68" calcext:value-type="float">
            <text:p>1109.68</text:p>
          </table:table-cell>
        </table:table-row>
        <table:table-row table:style-name="ro1">
          <table:table-cell office:value-type="string" calcext:value-type="string">
            <text:p>ACUARELAS EZCO x12 COLORES C/PINCEL</text:p>
          </table:table-cell>
          <table:table-cell office:value-type="float" office:value="785.86" calcext:value-type="float">
            <text:p>785.86</text:p>
          </table:table-cell>
        </table:table-row>
        <table:table-row table:style-name="ro1">
          <table:table-cell office:value-type="string" calcext:value-type="string">
            <text:p>ACUARELAS FILGO x12u</text:p>
          </table:table-cell>
          <table:table-cell office:value-type="float" office:value="917.79" calcext:value-type="float">
            <text:p>917.79</text:p>
          </table:table-cell>
        </table:table-row>
        <table:table-row table:style-name="ro1">
          <table:table-cell office:value-type="string" calcext:value-type="string">
            <text:p>ACUARELAS FILGO x8u</text:p>
          </table:table-cell>
          <table:table-cell office:value-type="float" office:value="641.51" calcext:value-type="float">
            <text:p>641.51</text:p>
          </table:table-cell>
        </table:table-row>
        <table:table-row table:style-name="ro1">
          <table:table-cell office:value-type="string" calcext:value-type="string">
            <text:p>ADHESIVO SINTETICO 30gr BOLSA x10u</text:p>
          </table:table-cell>
          <table:table-cell office:value-type="float" office:value="228.61" calcext:value-type="float">
            <text:p>228.61</text:p>
          </table:table-cell>
        </table:table-row>
        <table:table-row table:style-name="ro1">
          <table:table-cell office:value-type="string" calcext:value-type="string">
            <text:p>ADHESIVO SINTETICO FILGO 30ml</text:p>
          </table:table-cell>
          <table:table-cell office:value-type="float" office:value="378.71" calcext:value-type="float">
            <text:p>378.71</text:p>
          </table:table-cell>
        </table:table-row>
        <table:table-row table:style-name="ro1">
          <table:table-cell office:value-type="string" calcext:value-type="string">
            <text:p>ADHESIVO SINTETICO FILGO 50ml</text:p>
          </table:table-cell>
          <table:table-cell office:value-type="float" office:value="439.56" calcext:value-type="float">
            <text:p>439.56</text:p>
          </table:table-cell>
        </table:table-row>
        <table:table-row table:style-name="ro1">
          <table:table-cell office:value-type="string" calcext:value-type="string">
            <text:p>ADHESIVO SINTETICO KEYROAD 30g</text:p>
          </table:table-cell>
          <table:table-cell office:value-type="float" office:value="418.36" calcext:value-type="float">
            <text:p>418.36</text:p>
          </table:table-cell>
        </table:table-row>
        <table:table-row table:style-name="ro1">
          <table:table-cell office:value-type="string" calcext:value-type="string">
            <text:p>ADHESIVO SINTETICO KEYROAD 50g</text:p>
          </table:table-cell>
          <table:table-cell office:value-type="float" office:value="516.77" calcext:value-type="float">
            <text:p>516.77</text:p>
          </table:table-cell>
        </table:table-row>
        <table:table-row table:style-name="ro1">
          <table:table-cell office:value-type="string" calcext:value-type="string">
            <text:p>ADHESIVO SINTETICO PEGALBA 30ml</text:p>
          </table:table-cell>
          <table:table-cell office:value-type="float" office:value="471.8" calcext:value-type="float">
            <text:p>471.80</text:p>
          </table:table-cell>
        </table:table-row>
        <table:table-row table:style-name="ro1">
          <table:table-cell office:value-type="string" calcext:value-type="string">
            <text:p>ADHESIVO SINTETICO PELIKAN 30ml</text:p>
          </table:table-cell>
          <table:table-cell office:value-type="float" office:value="625.09" calcext:value-type="float">
            <text:p>625.09</text:p>
          </table:table-cell>
        </table:table-row>
        <table:table-row table:style-name="ro1">
          <table:table-cell office:value-type="string" calcext:value-type="string">
            <text:p>ADHESIVO SINTETICO PELIKAN 50ml</text:p>
          </table:table-cell>
          <table:table-cell office:value-type="float" office:value="830.02" calcext:value-type="float">
            <text:p>830.02</text:p>
          </table:table-cell>
        </table:table-row>
        <table:table-row table:style-name="ro1">
          <table:table-cell office:value-type="string" calcext:value-type="string">
            <text:p>ADHESIVO SINTETICO PIZZINI ROLLER 50ml</text:p>
          </table:table-cell>
          <table:table-cell office:value-type="float" office:value="329.57" calcext:value-type="float">
            <text:p>329.57</text:p>
          </table:table-cell>
        </table:table-row>
        <table:table-row table:style-name="ro1">
          <table:table-cell office:value-type="string" calcext:value-type="string">
            <text:p>ADHESIVO SINTETICO TINTORETTO 30gr CAJA x48u</text:p>
          </table:table-cell>
          <table:table-cell office:value-type="float" office:value="222.07" calcext:value-type="float">
            <text:p>222.07</text:p>
          </table:table-cell>
        </table:table-row>
        <table:table-row table:style-name="ro1">
          <table:table-cell office:value-type="string" calcext:value-type="string">
            <text:p>ADHESIVO VINILICO PLAYCOLOR x250gr COLOR</text:p>
          </table:table-cell>
          <table:table-cell office:value-type="float" office:value="1557.23" calcext:value-type="float">
            <text:p>1557.23</text:p>
          </table:table-cell>
        </table:table-row>
        <table:table-row table:style-name="ro1">
          <table:table-cell office:value-type="string" calcext:value-type="string">
            <text:p>ADHESIVO VINILICO STA 100gr</text:p>
          </table:table-cell>
          <table:table-cell office:value-type="float" office:value="711.31" calcext:value-type="float">
            <text:p>711.31</text:p>
          </table:table-cell>
        </table:table-row>
        <table:table-row table:style-name="ro1">
          <table:table-cell office:value-type="string" calcext:value-type="string">
            <text:p>ADHESIVO VINILICO STA 1kg</text:p>
          </table:table-cell>
          <table:table-cell office:value-type="float" office:value="5199.56" calcext:value-type="float">
            <text:p>5199.56</text:p>
          </table:table-cell>
        </table:table-row>
        <table:table-row table:style-name="ro1">
          <table:table-cell office:value-type="string" calcext:value-type="string">
            <text:p>ADHESIVO VINILICO STA 250gr</text:p>
          </table:table-cell>
          <table:table-cell office:value-type="float" office:value="1386.62" calcext:value-type="float">
            <text:p>1386.62</text:p>
          </table:table-cell>
        </table:table-row>
        <table:table-row table:style-name="ro1">
          <table:table-cell office:value-type="string" calcext:value-type="string">
            <text:p>ADHESIVO VINILICO STA 30g x12u SURT. PRIMARIO</text:p>
          </table:table-cell>
          <table:table-cell office:value-type="float" office:value="362.67" calcext:value-type="float">
            <text:p>362.67</text:p>
          </table:table-cell>
        </table:table-row>
        <table:table-row table:style-name="ro1">
          <table:table-cell office:value-type="string" calcext:value-type="string">
            <text:p>ADHESIVO VINILICO STA 30gr</text:p>
          </table:table-cell>
          <table:table-cell office:value-type="float" office:value="203.75" calcext:value-type="float">
            <text:p>203.75</text:p>
          </table:table-cell>
        </table:table-row>
        <table:table-row table:style-name="ro1">
          <table:table-cell office:value-type="string" calcext:value-type="string">
            <text:p>ADHESIVO VINILICO STA 500gr</text:p>
          </table:table-cell>
          <table:table-cell office:value-type="float" office:value="2671.01" calcext:value-type="float">
            <text:p>2671.01</text:p>
          </table:table-cell>
        </table:table-row>
        <table:table-row table:style-name="ro1">
          <table:table-cell office:value-type="string" calcext:value-type="string">
            <text:p>ADHESIVO VINILICO STA 50gr</text:p>
          </table:table-cell>
          <table:table-cell office:value-type="float" office:value="364.73" calcext:value-type="float">
            <text:p>364.73</text:p>
          </table:table-cell>
        </table:table-row>
        <table:table-row table:style-name="ro1">
          <table:table-cell office:value-type="string" calcext:value-type="string">
            <text:p>ADHESIVO VINILICO TINTORETTO 100gr</text:p>
          </table:table-cell>
          <table:table-cell office:value-type="float" office:value="579.35" calcext:value-type="float">
            <text:p>579.35</text:p>
          </table:table-cell>
        </table:table-row>
        <table:table-row table:style-name="ro1">
          <table:table-cell office:value-type="string" calcext:value-type="string">
            <text:p>ADHESIVO VINILICO TINTORETTO 1kg</text:p>
          </table:table-cell>
          <table:table-cell office:value-type="float" office:value="3608.22" calcext:value-type="float">
            <text:p>3608.22</text:p>
          </table:table-cell>
        </table:table-row>
        <table:table-row table:style-name="ro1">
          <table:table-cell office:value-type="string" calcext:value-type="string">
            <text:p>ADHESIVO VINILICO TINTORETTO 250gr</text:p>
          </table:table-cell>
          <table:table-cell office:value-type="float" office:value="1024.87" calcext:value-type="float">
            <text:p>1024.87</text:p>
          </table:table-cell>
        </table:table-row>
        <table:table-row table:style-name="ro1">
          <table:table-cell office:value-type="string" calcext:value-type="string">
            <text:p>ADHESIVO VINILICO TINTORETTO 30gr CAJA x48u</text:p>
          </table:table-cell>
          <table:table-cell office:value-type="float" office:value="173.66" calcext:value-type="float">
            <text:p>173.66</text:p>
          </table:table-cell>
        </table:table-row>
        <table:table-row table:style-name="ro1">
          <table:table-cell office:value-type="string" calcext:value-type="string">
            <text:p>ADHESIVO VINILICO TINTORETTO 30gr x10u</text:p>
          </table:table-cell>
          <table:table-cell office:value-type="float" office:value="176.18" calcext:value-type="float">
            <text:p>176.18</text:p>
          </table:table-cell>
        </table:table-row>
        <table:table-row table:style-name="ro1">
          <table:table-cell office:value-type="string" calcext:value-type="string">
            <text:p>ADHESIVO VINILICO TINTORETTO 500gr</text:p>
          </table:table-cell>
          <table:table-cell office:value-type="float" office:value="1942.68" calcext:value-type="float">
            <text:p>1942.68</text:p>
          </table:table-cell>
        </table:table-row>
        <table:table-row table:style-name="ro1">
          <table:table-cell office:value-type="string" calcext:value-type="string">
            <text:p>ADHESIVO VINILICO TINTORETTO 50gr</text:p>
          </table:table-cell>
          <table:table-cell office:value-type="float" office:value="313.4" calcext:value-type="float">
            <text:p>313.40</text:p>
          </table:table-cell>
        </table:table-row>
        <table:table-row table:style-name="ro1">
          <table:table-cell office:value-type="string" calcext:value-type="string">
            <text:p>AGUJA P/ETIQUETADORA P/PRENDAS FINA x1 x5u</text:p>
          </table:table-cell>
          <table:table-cell office:value-type="float" office:value="214.13" calcext:value-type="float">
            <text:p>214.13</text:p>
          </table:table-cell>
        </table:table-row>
        <table:table-row table:style-name="ro1">
          <table:table-cell office:value-type="string" calcext:value-type="string">
            <text:p>AGUJA P/ETIQUETADORA P/PRENDAS REGULAR x1 x5u</text:p>
          </table:table-cell>
          <table:table-cell office:value-type="float" office:value="169.86" calcext:value-type="float">
            <text:p>169.86</text:p>
          </table:table-cell>
        </table:table-row>
        <table:table-row table:style-name="ro1">
          <table:table-cell office:value-type="string" calcext:value-type="string">
            <text:p>ALFILER DE GANCHO SIFAP x50u</text:p>
          </table:table-cell>
          <table:table-cell office:value-type="float" office:value="1200.21" calcext:value-type="float">
            <text:p>1200.21</text:p>
          </table:table-cell>
        </table:table-row>
        <table:table-row table:style-name="ro1">
          <table:table-cell office:value-type="string" calcext:value-type="string">
            <text:p>ALFILER EZCO 28mm x50g</text:p>
          </table:table-cell>
          <table:table-cell office:value-type="float" office:value="602.63" calcext:value-type="float">
            <text:p>602.63</text:p>
          </table:table-cell>
        </table:table-row>
        <table:table-row table:style-name="ro1">
          <table:table-cell office:value-type="string" calcext:value-type="string">
            <text:p>ALFILER SIFAP 50gr</text:p>
          </table:table-cell>
          <table:table-cell office:value-type="float" office:value="719.15" calcext:value-type="float">
            <text:p>719.15</text:p>
          </table:table-cell>
        </table:table-row>
        <table:table-row table:style-name="ro1">
          <table:table-cell office:value-type="string" calcext:value-type="string">
            <text:p>ALFILER SIFAP CABEZA PLASTICA RUEDA x12u</text:p>
          </table:table-cell>
          <table:table-cell office:value-type="float" office:value="766.95" calcext:value-type="float">
            <text:p>766.95</text:p>
          </table:table-cell>
        </table:table-row>
        <table:table-row table:style-name="ro1">
          <table:table-cell office:value-type="string" calcext:value-type="string">
            <text:p>ALMOHADILLA STA N-2 PLASTICA</text:p>
          </table:table-cell>
          <table:table-cell office:value-type="float" office:value="2907.94" calcext:value-type="float">
            <text:p>2907.94</text:p>
          </table:table-cell>
        </table:table-row>
        <table:table-row table:style-name="ro1">
          <table:table-cell office:value-type="string" calcext:value-type="string">
            <text:p>ALMOHADILLA STA N-3 METALICA</text:p>
          </table:table-cell>
          <table:table-cell office:value-type="float" office:value="4316.94" calcext:value-type="float">
            <text:p>4316.94</text:p>
          </table:table-cell>
        </table:table-row>
        <table:table-row table:style-name="ro1">
          <table:table-cell office:value-type="string" calcext:value-type="string">
            <text:p>ANILINA COLIBRI FRIO x20g</text:p>
          </table:table-cell>
          <table:table-cell office:value-type="float" office:value="1457.22" calcext:value-type="float">
            <text:p>1457.22</text:p>
          </table:table-cell>
        </table:table-row>
        <table:table-row table:style-name="ro1">
          <table:table-cell office:value-type="string" calcext:value-type="string">
            <text:p>ARCILLA PLAYCOLOR x300g</text:p>
          </table:table-cell>
          <table:table-cell office:value-type="float" office:value="1245.3" calcext:value-type="float">
            <text:p>1245.30</text:p>
          </table:table-cell>
        </table:table-row>
        <table:table-row table:style-name="ro1">
          <table:table-cell office:value-type="string" calcext:value-type="string">
            <text:p>ARCILLA SIFAP 300gr</text:p>
          </table:table-cell>
          <table:table-cell office:value-type="float" office:value="1092.85" calcext:value-type="float">
            <text:p>1092.85</text:p>
          </table:table-cell>
        </table:table-row>
        <table:table-row table:style-name="ro1">
          <table:table-cell office:value-type="string" calcext:value-type="string">
            <text:p>ARO EZCO METALICO 40mm x100u</text:p>
          </table:table-cell>
          <table:table-cell office:value-type="float" office:value="11234.09" calcext:value-type="float">
            <text:p>11234.09</text:p>
          </table:table-cell>
        </table:table-row>
        <table:table-row table:style-name="ro1">
          <table:table-cell office:value-type="string" calcext:value-type="string">
            <text:p>ARO EZCO METALICO 50mm x50u</text:p>
          </table:table-cell>
          <table:table-cell office:value-type="float" office:value="6738.3" calcext:value-type="float">
            <text:p>6738.30</text:p>
          </table:table-cell>
        </table:table-row>
        <table:table-row table:style-name="ro1">
          <table:table-cell office:value-type="string" calcext:value-type="string">
            <text:p>ARO EZCO METALICO 60mm x50u</text:p>
          </table:table-cell>
          <table:table-cell office:value-type="float" office:value="10198.39" calcext:value-type="float">
            <text:p>10198.39</text:p>
          </table:table-cell>
        </table:table-row>
        <table:table-row table:style-name="ro1">
          <table:table-cell office:value-type="string" calcext:value-type="string">
            <text:p>ARO P/CARPETA 40mm x10u</text:p>
          </table:table-cell>
          <table:table-cell office:value-type="float" office:value="1924.35" calcext:value-type="float">
            <text:p>1924.35</text:p>
          </table:table-cell>
        </table:table-row>
        <table:table-row table:style-name="ro1">
          <table:table-cell office:value-type="string" calcext:value-type="string">
            <text:p>ARO P/CARPETA 50mm x10u</text:p>
          </table:table-cell>
          <table:table-cell office:value-type="float" office:value="2077.09" calcext:value-type="float">
            <text:p>2077.09</text:p>
          </table:table-cell>
        </table:table-row>
        <table:table-row table:style-name="ro1">
          <table:table-cell office:value-type="string" calcext:value-type="string">
            <text:p>ARO P/CARPETA 50mm x50u</text:p>
          </table:table-cell>
          <table:table-cell office:value-type="float" office:value="7443.22" calcext:value-type="float">
            <text:p>7443.22</text:p>
          </table:table-cell>
        </table:table-row>
        <table:table-row table:style-name="ro1">
          <table:table-cell office:value-type="string" calcext:value-type="string">
            <text:p>ARO P/CARPETA 60mm x10u</text:p>
          </table:table-cell>
          <table:table-cell office:value-type="float" office:value="2834.75" calcext:value-type="float">
            <text:p>2834.75</text:p>
          </table:table-cell>
        </table:table-row>
        <table:table-row table:style-name="ro1">
          <table:table-cell office:value-type="string" calcext:value-type="string">
            <text:p>ARO P/CARPETA 70mm x10u</text:p>
          </table:table-cell>
          <table:table-cell office:value-type="float" office:value="4072.57" calcext:value-type="float">
            <text:p>4072.57</text:p>
          </table:table-cell>
        </table:table-row>
        <table:table-row table:style-name="ro1">
          <table:table-cell office:value-type="string" calcext:value-type="string">
            <text:p>ARO P/CARPETA 70mm x50u</text:p>
          </table:table-cell>
          <table:table-cell office:value-type="float" office:value="12080.77" calcext:value-type="float">
            <text:p>12080.77</text:p>
          </table:table-cell>
        </table:table-row>
        <table:table-row table:style-name="ro1">
          <table:table-cell office:value-type="string" calcext:value-type="string">
            <text:p>ASIGNATURAS N-3</text:p>
          </table:table-cell>
          <table:table-cell office:value-type="float" office:value="136.37" calcext:value-type="float">
            <text:p>136.37</text:p>
          </table:table-cell>
        </table:table-row>
        <table:table-row table:style-name="ro1">
          <table:table-cell office:value-type="string" calcext:value-type="string">
            <text:p>ASTA DIME MADERA REGLAMENTARIA ART-211</text:p>
          </table:table-cell>
          <table:table-cell office:value-type="float" office:value="70422.28" calcext:value-type="float">
            <text:p>70422.28</text:p>
          </table:table-cell>
        </table:table-row>
        <table:table-row table:style-name="ro1">
          <table:table-cell office:value-type="string" calcext:value-type="string">
            <text:p>ATRIL MEDIANO</text:p>
          </table:table-cell>
          <table:table-cell office:value-type="float" office:value="4065.6" calcext:value-type="float">
            <text:p>4065.60</text:p>
          </table:table-cell>
        </table:table-row>
        <table:table-row table:style-name="ro1">
          <table:table-cell office:value-type="string" calcext:value-type="string">
            <text:p>BANDA DE ESCOLTA DIME ART-166</text:p>
          </table:table-cell>
          <table:table-cell office:value-type="float" office:value="16346" calcext:value-type="float">
            <text:p>16346.00</text:p>
          </table:table-cell>
        </table:table-row>
        <table:table-row table:style-name="ro1">
          <table:table-cell office:value-type="string" calcext:value-type="string">
            <text:p>BANDAS ELASTICAS CONSUL x1Kg BOLSA</text:p>
          </table:table-cell>
          <table:table-cell office:value-type="float" office:value="7655.78" calcext:value-type="float">
            <text:p>7655.78</text:p>
          </table:table-cell>
        </table:table-row>
        <table:table-row table:style-name="ro1">
          <table:table-cell office:value-type="string" calcext:value-type="string">
            <text:p>BANDAS ELASTICAS CONSUL x250g</text:p>
          </table:table-cell>
          <table:table-cell office:value-type="float" office:value="2029.24" calcext:value-type="float">
            <text:p>2029.24</text:p>
          </table:table-cell>
        </table:table-row>
        <table:table-row table:style-name="ro1">
          <table:table-cell office:value-type="string" calcext:value-type="string">
            <text:p>BANDAS ELASTICAS CONSUL x500g</text:p>
          </table:table-cell>
          <table:table-cell office:value-type="float" office:value="3874.01" calcext:value-type="float">
            <text:p>3874.01</text:p>
          </table:table-cell>
        </table:table-row>
        <table:table-row table:style-name="ro1">
          <table:table-cell office:value-type="string" calcext:value-type="string">
            <text:p>BANDAS ELASTICAS CREDENCIAL x100g CAJA</text:p>
          </table:table-cell>
          <table:table-cell office:value-type="float" office:value="1393.82" calcext:value-type="float">
            <text:p>1393.82</text:p>
          </table:table-cell>
        </table:table-row>
        <table:table-row table:style-name="ro1">
          <table:table-cell office:value-type="string" calcext:value-type="string">
            <text:p>BANDAS ELASTICAS CREDENCIAL x1Kg BOLSA</text:p>
          </table:table-cell>
          <table:table-cell office:value-type="float" office:value="10822.63" calcext:value-type="float">
            <text:p>10822.63</text:p>
          </table:table-cell>
        </table:table-row>
        <table:table-row table:style-name="ro1">
          <table:table-cell office:value-type="string" calcext:value-type="string">
            <text:p>BANDAS ELASTICAS CREDENCIAL x250g CAJA</text:p>
          </table:table-cell>
          <table:table-cell office:value-type="float" office:value="3238.59" calcext:value-type="float">
            <text:p>3238.59</text:p>
          </table:table-cell>
        </table:table-row>
        <table:table-row table:style-name="ro1">
          <table:table-cell office:value-type="string" calcext:value-type="string">
            <text:p>BANDAS ELASTICAS CREDENCIAL x500g <text:s/>ESPECIAL</text:p>
          </table:table-cell>
          <table:table-cell office:value-type="float" office:value="5985.24" calcext:value-type="float">
            <text:p>5985.24</text:p>
          </table:table-cell>
        </table:table-row>
        <table:table-row table:style-name="ro1">
          <table:table-cell office:value-type="string" calcext:value-type="string">
            <text:p>BANDAS ELASTICAS CREDENCIAL x500g BOLSA</text:p>
          </table:table-cell>
          <table:table-cell office:value-type="float" office:value="5411.31" calcext:value-type="float">
            <text:p>5411.31</text:p>
          </table:table-cell>
        </table:table-row>
        <table:table-row table:style-name="ro1">
          <table:table-cell office:value-type="string" calcext:value-type="string">
            <text:p>BANDAS ELASTICAS CREDENCIAL x50g CAJA</text:p>
          </table:table-cell>
          <table:table-cell office:value-type="float" office:value="840.39" calcext:value-type="float">
            <text:p>840.39</text:p>
          </table:table-cell>
        </table:table-row>
        <table:table-row table:style-name="ro1">
          <table:table-cell office:value-type="string" calcext:value-type="string">
            <text:p>BANDAS ELASTICAS EZCO 100g</text:p>
          </table:table-cell>
          <table:table-cell office:value-type="float" office:value="976.46" calcext:value-type="float">
            <text:p>976.46</text:p>
          </table:table-cell>
        </table:table-row>
        <table:table-row table:style-name="ro1">
          <table:table-cell office:value-type="string" calcext:value-type="string">
            <text:p>BANDAS ELASTICAS EZCO 10g x12u</text:p>
          </table:table-cell>
          <table:table-cell office:value-type="float" office:value="3004.13" calcext:value-type="float">
            <text:p>3004.13</text:p>
          </table:table-cell>
        </table:table-row>
        <table:table-row table:style-name="ro1">
          <table:table-cell office:value-type="string" calcext:value-type="string">
            <text:p>BANDAS ELASTICAS EZCO 1KG DIAM 130mm ANCHO 6mm</text:p>
          </table:table-cell>
          <table:table-cell office:value-type="float" office:value="8488.14" calcext:value-type="float">
            <text:p>8488.14</text:p>
          </table:table-cell>
        </table:table-row>
        <table:table-row table:style-name="ro1">
          <table:table-cell office:value-type="string" calcext:value-type="string">
            <text:p>BANDAS ELASTICAS EZCO 1KG DIAM 38mm</text:p>
          </table:table-cell>
          <table:table-cell office:value-type="float" office:value="8468.23" calcext:value-type="float">
            <text:p>8468.23</text:p>
          </table:table-cell>
        </table:table-row>
        <table:table-row table:style-name="ro1">
          <table:table-cell office:value-type="string" calcext:value-type="string">
            <text:p>BANDAS ELASTICAS EZCO 1KG DIAM 60mm</text:p>
          </table:table-cell>
          <table:table-cell office:value-type="float" office:value="8611.15" calcext:value-type="float">
            <text:p>8611.15</text:p>
          </table:table-cell>
        </table:table-row>
        <table:table-row table:style-name="ro1">
          <table:table-cell office:value-type="string" calcext:value-type="string">
            <text:p>BANDAS ELASTICAS EZCO 250g</text:p>
          </table:table-cell>
          <table:table-cell office:value-type="float" office:value="2360.32" calcext:value-type="float">
            <text:p>2360.32</text:p>
          </table:table-cell>
        </table:table-row>
        <table:table-row table:style-name="ro1">
          <table:table-cell office:value-type="string" calcext:value-type="string">
            <text:p>BANDAS ELASTICAS EZCO 500g DIAM 130mm ANCHO 6mm</text:p>
          </table:table-cell>
          <table:table-cell office:value-type="float" office:value="5201.92" calcext:value-type="float">
            <text:p>5201.92</text:p>
          </table:table-cell>
        </table:table-row>
        <table:table-row table:style-name="ro1">
          <table:table-cell office:value-type="string" calcext:value-type="string">
            <text:p>BANDAS ELASTICAS EZCO 500g DIAM 38mm</text:p>
          </table:table-cell>
          <table:table-cell office:value-type="float" office:value="4677.69" calcext:value-type="float">
            <text:p>4677.69</text:p>
          </table:table-cell>
        </table:table-row>
        <table:table-row table:style-name="ro1">
          <table:table-cell office:value-type="string" calcext:value-type="string">
            <text:p>BANDAS ELASTICAS EZCO 500g DIAM 60mm</text:p>
          </table:table-cell>
          <table:table-cell office:value-type="float" office:value="5201.92" calcext:value-type="float">
            <text:p>5201.92</text:p>
          </table:table-cell>
        </table:table-row>
        <table:table-row table:style-name="ro1">
          <table:table-cell office:value-type="string" calcext:value-type="string">
            <text:p>BANDAS ELASTICAS EZCO 50gr</text:p>
          </table:table-cell>
          <table:table-cell office:value-type="float" office:value="562" calcext:value-type="float">
            <text:p>562.00</text:p>
          </table:table-cell>
        </table:table-row>
        <table:table-row table:style-name="ro1">
          <table:table-cell office:value-type="string" calcext:value-type="string">
            <text:p>BANDAS ELASTICAS EZCO x1KG PREMIUM</text:p>
          </table:table-cell>
          <table:table-cell office:value-type="float" office:value="8468.23" calcext:value-type="float">
            <text:p>8468.23</text:p>
          </table:table-cell>
        </table:table-row>
        <table:table-row table:style-name="ro1">
          <table:table-cell office:value-type="string" calcext:value-type="string">
            <text:p>BANDEJA PAPELERA LIGGO APILABLE</text:p>
          </table:table-cell>
          <table:table-cell office:value-type="float" office:value="3667.24" calcext:value-type="float">
            <text:p>3667.24</text:p>
          </table:table-cell>
        </table:table-row>
        <table:table-row table:style-name="ro1">
          <table:table-cell office:value-type="string" calcext:value-type="string">
            <text:p>BANDERA DIME ARGENTINA 1.30x2.50 C/SOL ART-41</text:p>
          </table:table-cell>
          <table:table-cell office:value-type="float" office:value="28523.75" calcext:value-type="float">
            <text:p>28523.75</text:p>
          </table:table-cell>
        </table:table-row>
        <table:table-row table:style-name="ro1">
          <table:table-cell office:value-type="string" calcext:value-type="string">
            <text:p>BANDERA DIME ARGENTINA 2.70 x 5.00 C/SOL ART.80</text:p>
          </table:table-cell>
          <table:table-cell office:value-type="float" office:value="67845.23" calcext:value-type="float">
            <text:p>67845.23</text:p>
          </table:table-cell>
        </table:table-row>
        <table:table-row table:style-name="ro1">
          <table:table-cell office:value-type="string" calcext:value-type="string">
            <text:p>BANDERA DIME ARGENTINA 60x90 C/SOL ART-33</text:p>
          </table:table-cell>
          <table:table-cell office:value-type="float" office:value="5969.84" calcext:value-type="float">
            <text:p>5969.84</text:p>
          </table:table-cell>
        </table:table-row>
        <table:table-row table:style-name="ro1">
          <table:table-cell office:value-type="string" calcext:value-type="string">
            <text:p>BANDERA DIME ARGENTINA 90x144 C/SOL ART-37</text:p>
          </table:table-cell>
          <table:table-cell office:value-type="float" office:value="8808.8" calcext:value-type="float">
            <text:p>8808.80</text:p>
          </table:table-cell>
        </table:table-row>
        <table:table-row table:style-name="ro1">
          <table:table-cell office:value-type="string" calcext:value-type="string">
            <text:p>BANDERA DIME ARGENTINA 90x2,00 C/SOL ART-39</text:p>
          </table:table-cell>
          <table:table-cell office:value-type="float" office:value="11655.88" calcext:value-type="float">
            <text:p>11655.88</text:p>
          </table:table-cell>
        </table:table-row>
        <table:table-row table:style-name="ro1">
          <table:table-cell office:value-type="string" calcext:value-type="string">
            <text:p>BANDERA DIME CEREMONIA ARGENTINA 90x1,40 ART-159</text:p>
          </table:table-cell>
          <table:table-cell office:value-type="float" office:value="49011.32" calcext:value-type="float">
            <text:p>49011.32</text:p>
          </table:table-cell>
        </table:table-row>
        <table:table-row table:style-name="ro1">
          <table:table-cell office:value-type="string" calcext:value-type="string">
            <text:p>BANDERA DIME CEREMONIA MENDOZA 122x144 ART-180</text:p>
          </table:table-cell>
          <table:table-cell office:value-type="float" office:value="201033.21" calcext:value-type="float">
            <text:p>201033.21</text:p>
          </table:table-cell>
        </table:table-row>
        <table:table-row table:style-name="ro1">
          <table:table-cell office:value-type="string" calcext:value-type="string">
            <text:p>BANDERA DIME CEREMONIA PAPAL 90x1.40 GROSS</text:p>
          </table:table-cell>
          <table:table-cell office:value-type="float" office:value="19294.6" calcext:value-type="float">
            <text:p>19294.60</text:p>
          </table:table-cell>
        </table:table-row>
        <table:table-row table:style-name="ro1">
          <table:table-cell office:value-type="string" calcext:value-type="string">
            <text:p>BANDERA DIME MENDOZA 1.22x1.44 ART 61</text:p>
          </table:table-cell>
          <table:table-cell office:value-type="float" office:value="28749.44" calcext:value-type="float">
            <text:p>28749.44</text:p>
          </table:table-cell>
        </table:table-row>
        <table:table-row table:style-name="ro1">
          <table:table-cell office:value-type="string" calcext:value-type="string">
            <text:p>BANDERA DIME PAPAL C/ESCUDO 90x1.50</text:p>
          </table:table-cell>
          <table:table-cell office:value-type="float" office:value="10275.68" calcext:value-type="float">
            <text:p>10275.68</text:p>
          </table:table-cell>
        </table:table-row>
        <table:table-row table:style-name="ro1">
          <table:table-cell office:value-type="string" calcext:value-type="string">
            <text:p>BANDERA DIME PVC 15x25 ART-14</text:p>
          </table:table-cell>
          <table:table-cell office:value-type="float" office:value="269.73" calcext:value-type="float">
            <text:p>269.73</text:p>
          </table:table-cell>
        </table:table-row>
        <table:table-row table:style-name="ro1">
          <table:table-cell office:value-type="string" calcext:value-type="string">
            <text:p>BANDERITAS BENABI AUTOADHESIVAS FLUO 28422</text:p>
          </table:table-cell>
          <table:table-cell office:value-type="float" office:value="576.69" calcext:value-type="float">
            <text:p>576.69</text:p>
          </table:table-cell>
        </table:table-row>
        <table:table-row table:style-name="ro1">
          <table:table-cell office:value-type="string" calcext:value-type="string">
            <text:p>BANDERITAS EZCO NEON</text:p>
          </table:table-cell>
          <table:table-cell office:value-type="float" office:value="712.3" calcext:value-type="float">
            <text:p>712.30</text:p>
          </table:table-cell>
        </table:table-row>
        <table:table-row table:style-name="ro1">
          <table:table-cell office:value-type="string" calcext:value-type="string">
            <text:p>BANDERITAS KATANA ADHESIVAS TRANSPARENTE 42x12x100</text:p>
          </table:table-cell>
          <table:table-cell office:value-type="float" office:value="483.38" calcext:value-type="float">
            <text:p>483.38</text:p>
          </table:table-cell>
        </table:table-row>
        <table:table-row table:style-name="ro1">
          <table:table-cell office:value-type="string" calcext:value-type="string">
            <text:p>BANDERITAS KATANA ADHESIVAS x10</text:p>
          </table:table-cell>
          <table:table-cell office:value-type="float" office:value="934.83" calcext:value-type="float">
            <text:p>934.83</text:p>
          </table:table-cell>
        </table:table-row>
        <table:table-row table:style-name="ro1">
          <table:table-cell office:value-type="string" calcext:value-type="string">
            <text:p>BARNIZ ACRILICO AD BRILLANTE 100ml</text:p>
          </table:table-cell>
          <table:table-cell office:value-type="float" office:value="1883.73" calcext:value-type="float">
            <text:p>1883.73</text:p>
          </table:table-cell>
        </table:table-row>
        <table:table-row table:style-name="ro1">
          <table:table-cell office:value-type="string" calcext:value-type="string">
            <text:p>BARNIZ ACRILICO AD MATE 100ml</text:p>
          </table:table-cell>
          <table:table-cell office:value-type="float" office:value="1748.21" calcext:value-type="float">
            <text:p>1748.21</text:p>
          </table:table-cell>
        </table:table-row>
        <table:table-row table:style-name="ro1">
          <table:table-cell office:value-type="string" calcext:value-type="string">
            <text:p>BARNIZ ACRILICO AD SEMI MATE 100ml</text:p>
          </table:table-cell>
          <table:table-cell office:value-type="float" office:value="1748.21" calcext:value-type="float">
            <text:p>1748.21</text:p>
          </table:table-cell>
        </table:table-row>
        <table:table-row table:style-name="ro1">
          <table:table-cell office:value-type="string" calcext:value-type="string">
            <text:p>BARNIZ AD LACA VITRAL 40ml</text:p>
          </table:table-cell>
          <table:table-cell office:value-type="float" office:value="405.08" calcext:value-type="float">
            <text:p>405.08</text:p>
          </table:table-cell>
        </table:table-row>
        <table:table-row table:style-name="ro1">
          <table:table-cell office:value-type="string" calcext:value-type="string">
            <text:p>BARNIZ AD VITRAL 50ml</text:p>
          </table:table-cell>
          <table:table-cell office:value-type="float" office:value="1016.4" calcext:value-type="float">
            <text:p>1016.40</text:p>
          </table:table-cell>
        </table:table-row>
        <table:table-row table:style-name="ro1">
          <table:table-cell office:value-type="string" calcext:value-type="string">
            <text:p>BASE ACRILICA AD 100M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ASE CALENDARIO PLASTICO ART-1201</text:p>
          </table:table-cell>
          <table:table-cell office:value-type="float" office:value="2695.96" calcext:value-type="float">
            <text:p>2695.96</text:p>
          </table:table-cell>
        </table:table-row>
        <table:table-row table:style-name="ro1">
          <table:table-cell office:value-type="string" calcext:value-type="string">
            <text:p>BASE CORTE IBI 30x22cm A4 VERDE</text:p>
          </table:table-cell>
          <table:table-cell office:value-type="float" office:value="5653.39" calcext:value-type="float">
            <text:p>5653.39</text:p>
          </table:table-cell>
        </table:table-row>
        <table:table-row table:style-name="ro1">
          <table:table-cell office:value-type="string" calcext:value-type="string">
            <text:p>BASE CORTE IBI 45x30cm A3 VERDE</text:p>
          </table:table-cell>
          <table:table-cell office:value-type="float" office:value="11614.02" calcext:value-type="float">
            <text:p>11614.02</text:p>
          </table:table-cell>
        </table:table-row>
        <table:table-row table:style-name="ro1">
          <table:table-cell office:value-type="string" calcext:value-type="string">
            <text:p>BASE FINANCIERA ACRILICA</text:p>
          </table:table-cell>
          <table:table-cell office:value-type="float" office:value="7388.89" calcext:value-type="float">
            <text:p>7388.89</text:p>
          </table:table-cell>
        </table:table-row>
        <table:table-row table:style-name="ro1">
          <table:table-cell office:value-type="string" calcext:value-type="string">
            <text:p>BASE MADERA P/ASTA LUSTRADA GRANDE ART-214</text:p>
          </table:table-cell>
          <table:table-cell office:value-type="float" office:value="48272.16" calcext:value-type="float">
            <text:p>48272.16</text:p>
          </table:table-cell>
        </table:table-row>
        <table:table-row table:style-name="ro1">
          <table:table-cell office:value-type="string" calcext:value-type="string">
            <text:p>BIBLIORATO AVIOS FORRADO PVC</text:p>
          </table:table-cell>
          <table:table-cell office:value-type="float" office:value="3235.54" calcext:value-type="float">
            <text:p>3235.54</text:p>
          </table:table-cell>
        </table:table-row>
        <table:table-row table:style-name="ro1">
          <table:table-cell office:value-type="string" calcext:value-type="string">
            <text:p>BIBLIORATO AVIOS MARMOLADO A4-OFICIO-ESQUELA</text:p>
          </table:table-cell>
          <table:table-cell office:value-type="float" office:value="2574.88" calcext:value-type="float">
            <text:p>2574.88</text:p>
          </table:table-cell>
        </table:table-row>
        <table:table-row table:style-name="ro1">
          <table:table-cell office:value-type="string" calcext:value-type="string">
            <text:p>BIBLIORATO EZCO FORRADO</text:p>
          </table:table-cell>
          <table:table-cell office:value-type="float" office:value="3028.03" calcext:value-type="float">
            <text:p>3028.03</text:p>
          </table:table-cell>
        </table:table-row>
        <table:table-row table:style-name="ro1">
          <table:table-cell office:value-type="string" calcext:value-type="string">
            <text:p>BINDER EZCO COLOR x12u 19mm N-1</text:p>
          </table:table-cell>
          <table:table-cell office:value-type="float" office:value="619.25" calcext:value-type="float">
            <text:p>619.25</text:p>
          </table:table-cell>
        </table:table-row>
        <table:table-row table:style-name="ro1">
          <table:table-cell office:value-type="string" calcext:value-type="string">
            <text:p>BINDER EZCO COLOR x12u 32mm N-3</text:p>
          </table:table-cell>
          <table:table-cell office:value-type="float" office:value="1301.5" calcext:value-type="float">
            <text:p>1301.50</text:p>
          </table:table-cell>
        </table:table-row>
        <table:table-row table:style-name="ro1">
          <table:table-cell office:value-type="string" calcext:value-type="string">
            <text:p>BINDER EZCO COLOR x12u 41mm N-4</text:p>
          </table:table-cell>
          <table:table-cell office:value-type="float" office:value="2084.27" calcext:value-type="float">
            <text:p>2084.27</text:p>
          </table:table-cell>
        </table:table-row>
        <table:table-row table:style-name="ro1">
          <table:table-cell office:value-type="string" calcext:value-type="string">
            <text:p>BINDER SIFAP N-1 x12u 19mm COLOR</text:p>
          </table:table-cell>
          <table:table-cell office:value-type="float" office:value="991.95" calcext:value-type="float">
            <text:p>991.95</text:p>
          </table:table-cell>
        </table:table-row>
        <table:table-row table:style-name="ro1">
          <table:table-cell office:value-type="string" calcext:value-type="string">
            <text:p>BINDER SIFAP N-1 x12u 19mm NEGRO</text:p>
          </table:table-cell>
          <table:table-cell office:value-type="float" office:value="729.97" calcext:value-type="float">
            <text:p>729.97</text:p>
          </table:table-cell>
        </table:table-row>
        <table:table-row table:style-name="ro1">
          <table:table-cell office:value-type="string" calcext:value-type="string">
            <text:p>BINDER SIFAP N-2 x12u 25mm NEGRO</text:p>
          </table:table-cell>
          <table:table-cell office:value-type="float" office:value="1142.48" calcext:value-type="float">
            <text:p>1142.48</text:p>
          </table:table-cell>
        </table:table-row>
        <table:table-row table:style-name="ro1">
          <table:table-cell office:value-type="string" calcext:value-type="string">
            <text:p>BINDER SIFAP N-3 x12u 32mm COLOR</text:p>
          </table:table-cell>
          <table:table-cell office:value-type="float" office:value="2032.06" calcext:value-type="float">
            <text:p>2032.06</text:p>
          </table:table-cell>
        </table:table-row>
        <table:table-row table:style-name="ro1">
          <table:table-cell office:value-type="string" calcext:value-type="string">
            <text:p>BINDER SIFAP N-3 x12u 32mm NEGRO</text:p>
          </table:table-cell>
          <table:table-cell office:value-type="float" office:value="1556.79" calcext:value-type="float">
            <text:p>1556.79</text:p>
          </table:table-cell>
        </table:table-row>
        <table:table-row table:style-name="ro1">
          <table:table-cell office:value-type="string" calcext:value-type="string">
            <text:p>BINDER SIFAP N-3 x6u COLOR</text:p>
          </table:table-cell>
          <table:table-cell office:value-type="float" office:value="1134.48" calcext:value-type="float">
            <text:p>1134.48</text:p>
          </table:table-cell>
        </table:table-row>
        <table:table-row table:style-name="ro1">
          <table:table-cell office:value-type="string" calcext:value-type="string">
            <text:p>BINDER SIFAP N-4 POTE x12u</text:p>
          </table:table-cell>
          <table:table-cell office:value-type="float" office:value="1258.98" calcext:value-type="float">
            <text:p>1258.98</text:p>
          </table:table-cell>
        </table:table-row>
        <table:table-row table:style-name="ro1">
          <table:table-cell office:value-type="string" calcext:value-type="string">
            <text:p>BINDER SIFAP N-4 x12u 41mm COLOR</text:p>
          </table:table-cell>
          <table:table-cell office:value-type="float" office:value="3455.65" calcext:value-type="float">
            <text:p>3455.65</text:p>
          </table:table-cell>
        </table:table-row>
        <table:table-row table:style-name="ro1">
          <table:table-cell office:value-type="string" calcext:value-type="string">
            <text:p>BINDER SIFAP N-4 x1u 41mm NEGRO</text:p>
          </table:table-cell>
          <table:table-cell office:value-type="float" office:value="215.44" calcext:value-type="float">
            <text:p>215.44</text:p>
          </table:table-cell>
        </table:table-row>
        <table:table-row table:style-name="ro1">
          <table:table-cell office:value-type="string" calcext:value-type="string">
            <text:p>BINDER SIFAP N-5 x1u 51mm NEGRO</text:p>
          </table:table-cell>
          <table:table-cell office:value-type="float" office:value="322.89" calcext:value-type="float">
            <text:p>322.89</text:p>
          </table:table-cell>
        </table:table-row>
        <table:table-row table:style-name="ro1">
          <table:table-cell office:value-type="string" calcext:value-type="string">
            <text:p>BLOCK AMERICA A4 80h</text:p>
          </table:table-cell>
          <table:table-cell office:value-type="float" office:value="2996.59" calcext:value-type="float">
            <text:p>2996.59</text:p>
          </table:table-cell>
        </table:table-row>
        <table:table-row table:style-name="ro1">
          <table:table-cell office:value-type="string" calcext:value-type="string">
            <text:p>BLOCK ARTE OFICIO 70h</text:p>
          </table:table-cell>
          <table:table-cell office:value-type="float" office:value="1960.44" calcext:value-type="float">
            <text:p>1960.44</text:p>
          </table:table-cell>
        </table:table-row>
        <table:table-row table:style-name="ro1">
          <table:table-cell office:value-type="string" calcext:value-type="string">
            <text:p>BLOCK ASAMBLEA A4 80H</text:p>
          </table:table-cell>
          <table:table-cell office:value-type="float" office:value="3486.25" calcext:value-type="float">
            <text:p>3486.25</text:p>
          </table:table-cell>
        </table:table-row>
        <table:table-row table:style-name="ro1">
          <table:table-cell office:value-type="string" calcext:value-type="string">
            <text:p>BLOCK AVON A4 80H</text:p>
          </table:table-cell>
          <table:table-cell office:value-type="float" office:value="2939.91" calcext:value-type="float">
            <text:p>2939.91</text:p>
          </table:table-cell>
        </table:table-row>
        <table:table-row table:style-name="ro1">
          <table:table-cell office:value-type="string" calcext:value-type="string">
            <text:p>BLOCK AVON OFICIO 80h</text:p>
          </table:table-cell>
          <table:table-cell office:value-type="float" office:value="2240.75" calcext:value-type="float">
            <text:p>2240.75</text:p>
          </table:table-cell>
        </table:table-row>
        <table:table-row table:style-name="ro1">
          <table:table-cell office:value-type="string" calcext:value-type="string">
            <text:p>BLOCK CONGRESO A4 40h 95g</text:p>
          </table:table-cell>
          <table:table-cell office:value-type="float" office:value="2714.65" calcext:value-type="float">
            <text:p>2714.65</text:p>
          </table:table-cell>
        </table:table-row>
        <table:table-row table:style-name="ro1">
          <table:table-cell office:value-type="string" calcext:value-type="string">
            <text:p>BLOCK CONGRESO A4 80h 95g</text:p>
          </table:table-cell>
          <table:table-cell office:value-type="float" office:value="2999.97" calcext:value-type="float">
            <text:p>2999.97</text:p>
          </table:table-cell>
        </table:table-row>
        <table:table-row table:style-name="ro1">
          <table:table-cell office:value-type="string" calcext:value-type="string">
            <text:p>BLOCK CONGRESO ESPIRAL A5 80h</text:p>
          </table:table-cell>
          <table:table-cell office:value-type="float" office:value="2319.04" calcext:value-type="float">
            <text:p>2319.04</text:p>
          </table:table-cell>
        </table:table-row>
        <table:table-row table:style-name="ro1">
          <table:table-cell office:value-type="string" calcext:value-type="string">
            <text:p>BLOCK CONGRESO ESPIRAL OFICIO 80h</text:p>
          </table:table-cell>
          <table:table-cell office:value-type="float" office:value="4399.85" calcext:value-type="float">
            <text:p>4399.85</text:p>
          </table:table-cell>
        </table:table-row>
        <table:table-row table:style-name="ro1">
          <table:table-cell office:value-type="string" calcext:value-type="string">
            <text:p>BLOCK DIBUJO EL NENE N-5 BLANCO 24h</text:p>
          </table:table-cell>
          <table:table-cell office:value-type="float" office:value="4480.84" calcext:value-type="float">
            <text:p>4480.84</text:p>
          </table:table-cell>
        </table:table-row>
        <table:table-row table:style-name="ro1">
          <table:table-cell office:value-type="string" calcext:value-type="string">
            <text:p>BLOCK DIBUJO EL NENE N-5 COLOR 24h</text:p>
          </table:table-cell>
          <table:table-cell office:value-type="float" office:value="5327.16" calcext:value-type="float">
            <text:p>5327.16</text:p>
          </table:table-cell>
        </table:table-row>
        <table:table-row table:style-name="ro1">
          <table:table-cell office:value-type="string" calcext:value-type="string">
            <text:p>BLOCK DIBUJO EL NENE N-6 BLANCO 24h</text:p>
          </table:table-cell>
          <table:table-cell office:value-type="float" office:value="9915.74" calcext:value-type="float">
            <text:p>9915.74</text:p>
          </table:table-cell>
        </table:table-row>
        <table:table-row table:style-name="ro1">
          <table:table-cell office:value-type="string" calcext:value-type="string">
            <text:p>BLOCK DIBUJO EL NENE N-6 COLOR 24h</text:p>
          </table:table-cell>
          <table:table-cell office:value-type="float" office:value="12878.83" calcext:value-type="float">
            <text:p>12878.83</text:p>
          </table:table-cell>
        </table:table-row>
        <table:table-row table:style-name="ro1">
          <table:table-cell office:value-type="string" calcext:value-type="string">
            <text:p>BLOCK DIBUJO EXITO N-5 COLOR x40h</text:p>
          </table:table-cell>
          <table:table-cell office:value-type="float" office:value="2178.75" calcext:value-type="float">
            <text:p>2178.75</text:p>
          </table:table-cell>
        </table:table-row>
        <table:table-row table:style-name="ro1">
          <table:table-cell office:value-type="string" calcext:value-type="string">
            <text:p>BLOCK DIBUJO EXITO NAT x24h</text:p>
          </table:table-cell>
          <table:table-cell office:value-type="float" office:value="1967.54" calcext:value-type="float">
            <text:p>1967.54</text:p>
          </table:table-cell>
        </table:table-row>
        <table:table-row table:style-name="ro1">
          <table:table-cell office:value-type="string" calcext:value-type="string">
            <text:p>BLOCK DIBUJO GLORIA N-5 BLANCO 24h</text:p>
          </table:table-cell>
          <table:table-cell office:value-type="float" office:value="1784.76" calcext:value-type="float">
            <text:p>1784.76</text:p>
          </table:table-cell>
        </table:table-row>
        <table:table-row table:style-name="ro1">
          <table:table-cell office:value-type="string" calcext:value-type="string">
            <text:p>BLOCK DIBUJO MANCHA BLANCO 20HS</text:p>
          </table:table-cell>
          <table:table-cell office:value-type="float" office:value="1220.24" calcext:value-type="float">
            <text:p>1220.24</text:p>
          </table:table-cell>
        </table:table-row>
        <table:table-row table:style-name="ro1">
          <table:table-cell office:value-type="string" calcext:value-type="string">
            <text:p>BLOCK DIBUJO MANCHA COLOR 24HS</text:p>
          </table:table-cell>
          <table:table-cell office:value-type="float" office:value="1690.94" calcext:value-type="float">
            <text:p>1690.94</text:p>
          </table:table-cell>
        </table:table-row>
        <table:table-row table:style-name="ro1">
          <table:table-cell office:value-type="string" calcext:value-type="string">
            <text:p>BLOCK DIBUJO TRIUNFANTE N-6 BLANCO 20h</text:p>
          </table:table-cell>
          <table:table-cell office:value-type="float" office:value="2716.92" calcext:value-type="float">
            <text:p>2716.92</text:p>
          </table:table-cell>
        </table:table-row>
        <table:table-row table:style-name="ro1">
          <table:table-cell office:value-type="string" calcext:value-type="string">
            <text:p>BLOCK EXITO A4 80H</text:p>
          </table:table-cell>
          <table:table-cell office:value-type="float" office:value="4608.65" calcext:value-type="float">
            <text:p>4608.65</text:p>
          </table:table-cell>
        </table:table-row>
        <table:table-row table:style-name="ro1">
          <table:table-cell office:value-type="string" calcext:value-type="string">
            <text:p>BLOCK HUSARES LETTER x50H RAYAS</text:p>
          </table:table-cell>
          <table:table-cell office:value-type="float" office:value="847" calcext:value-type="float">
            <text:p>847.00</text:p>
          </table:table-cell>
        </table:table-row>
        <table:table-row table:style-name="ro1">
          <table:table-cell office:value-type="string" calcext:value-type="string">
            <text:p>BLOCK LEDESMA NAT A4 80h</text:p>
          </table:table-cell>
          <table:table-cell office:value-type="float" office:value="2642.25" calcext:value-type="float">
            <text:p>2642.25</text:p>
          </table:table-cell>
        </table:table-row>
        <table:table-row table:style-name="ro1">
          <table:table-cell office:value-type="string" calcext:value-type="string">
            <text:p>BLOCK LUMA A4 MULTICOLOR x100h</text:p>
          </table:table-cell>
          <table:table-cell office:value-type="float" office:value="3586.98" calcext:value-type="float">
            <text:p>3586.98</text:p>
          </table:table-cell>
        </table:table-row>
        <table:table-row table:style-name="ro1">
          <table:table-cell office:value-type="string" calcext:value-type="string">
            <text:p>BLOCK LUMA DIBUJO N-5 FLUO x15h</text:p>
          </table:table-cell>
          <table:table-cell office:value-type="float" office:value="2591.28" calcext:value-type="float">
            <text:p>2591.28</text:p>
          </table:table-cell>
        </table:table-row>
        <table:table-row table:style-name="ro1">
          <table:table-cell office:value-type="string" calcext:value-type="string">
            <text:p>BLOCK LUMA DIBUJO N-5 NEGRO 20h</text:p>
          </table:table-cell>
          <table:table-cell office:value-type="float" office:value="1824.29" calcext:value-type="float">
            <text:p>1824.29</text:p>
          </table:table-cell>
        </table:table-row>
        <table:table-row table:style-name="ro1">
          <table:table-cell office:value-type="string" calcext:value-type="string">
            <text:p>BLOCK LUMA DIBUJO N-5 PATRIO 20HJ</text:p>
          </table:table-cell>
          <table:table-cell office:value-type="float" office:value="1670.99" calcext:value-type="float">
            <text:p>1670.99</text:p>
          </table:table-cell>
        </table:table-row>
        <table:table-row table:style-name="ro1">
          <table:table-cell office:value-type="string" calcext:value-type="string">
            <text:p>BLOCK LUMA DIBUJO N-5 x20h BLANCO</text:p>
          </table:table-cell>
          <table:table-cell office:value-type="float" office:value="1539.85" calcext:value-type="float">
            <text:p>1539.85</text:p>
          </table:table-cell>
        </table:table-row>
        <table:table-row table:style-name="ro1">
          <table:table-cell office:value-type="string" calcext:value-type="string">
            <text:p>BLOCK LUMA DIBUJO N-5 x24h COLOR</text:p>
          </table:table-cell>
          <table:table-cell office:value-type="float" office:value="2413.95" calcext:value-type="float">
            <text:p>2413.95</text:p>
          </table:table-cell>
        </table:table-row>
        <table:table-row table:style-name="ro1">
          <table:table-cell office:value-type="string" calcext:value-type="string">
            <text:p>BLOCK LUMA DIBUJO N-5 x24H PASTEL</text:p>
          </table:table-cell>
          <table:table-cell office:value-type="float" office:value="2356.22" calcext:value-type="float">
            <text:p>2356.22</text:p>
          </table:table-cell>
        </table:table-row>
        <table:table-row table:style-name="ro1">
          <table:table-cell office:value-type="string" calcext:value-type="string">
            <text:p>BLOCK LUMA DIBUJO N-6 BLANCO 20h</text:p>
          </table:table-cell>
          <table:table-cell office:value-type="float" office:value="3454.62" calcext:value-type="float">
            <text:p>3454.62</text:p>
          </table:table-cell>
        </table:table-row>
        <table:table-row table:style-name="ro1">
          <table:table-cell office:value-type="string" calcext:value-type="string">
            <text:p>BLOCK LUMA DIBUJO N-6 COLOR 24h</text:p>
          </table:table-cell>
          <table:table-cell office:value-type="float" office:value="5212.3" calcext:value-type="float">
            <text:p>5212.30</text:p>
          </table:table-cell>
        </table:table-row>
        <table:table-row table:style-name="ro1">
          <table:table-cell office:value-type="string" calcext:value-type="string">
            <text:p>BLOCK MARATON A4 80hj</text:p>
          </table:table-cell>
          <table:table-cell office:value-type="float" office:value="2879.38" calcext:value-type="float">
            <text:p>2879.38</text:p>
          </table:table-cell>
        </table:table-row>
        <table:table-row table:style-name="ro1">
          <table:table-cell office:value-type="string" calcext:value-type="string">
            <text:p>BLOCK MIL28 LISO CARTA 6300</text:p>
          </table:table-cell>
          <table:table-cell office:value-type="float" office:value="1669.67" calcext:value-type="float">
            <text:p>1669.67</text:p>
          </table:table-cell>
        </table:table-row>
        <table:table-row table:style-name="ro1">
          <table:table-cell office:value-type="string" calcext:value-type="string">
            <text:p>BLOCK MIL28 LISO ESQUELA 6200</text:p>
          </table:table-cell>
          <table:table-cell office:value-type="float" office:value="996.24" calcext:value-type="float">
            <text:p>996.24</text:p>
          </table:table-cell>
        </table:table-row>
        <table:table-row table:style-name="ro1">
          <table:table-cell office:value-type="string" calcext:value-type="string">
            <text:p>BLOCK MIL28 LISO ESQUELITA 6100</text:p>
          </table:table-cell>
          <table:table-cell office:value-type="float" office:value="648.9" calcext:value-type="float">
            <text:p>648.90</text:p>
          </table:table-cell>
        </table:table-row>
        <table:table-row table:style-name="ro1">
          <table:table-cell office:value-type="string" calcext:value-type="string">
            <text:p>BLOCK MIS APUNTES OFICIO 80h</text:p>
          </table:table-cell>
          <table:table-cell office:value-type="float" office:value="1820.41" calcext:value-type="float">
            <text:p>1820.41</text:p>
          </table:table-cell>
        </table:table-row>
        <table:table-row table:style-name="ro1">
          <table:table-cell office:value-type="string" calcext:value-type="string">
            <text:p>BLOCK TRIUNFANTE A4 40h</text:p>
          </table:table-cell>
          <table:table-cell office:value-type="float" office:value="2560.55" calcext:value-type="float">
            <text:p>2560.55</text:p>
          </table:table-cell>
        </table:table-row>
        <table:table-row table:style-name="ro1">
          <table:table-cell office:value-type="string" calcext:value-type="string">
            <text:p>BLOCK TRIUNFANTE A4 80h</text:p>
          </table:table-cell>
          <table:table-cell office:value-type="float" office:value="3000.29" calcext:value-type="float">
            <text:p>3000.29</text:p>
          </table:table-cell>
        </table:table-row>
        <table:table-row table:style-name="ro1">
          <table:table-cell office:value-type="string" calcext:value-type="string">
            <text:p>BLOCK TRIUNFANTE A4 C/ESPIRAL 80h</text:p>
          </table:table-cell>
          <table:table-cell office:value-type="float" office:value="2742.85" calcext:value-type="float">
            <text:p>2742.85</text:p>
          </table:table-cell>
        </table:table-row>
        <table:table-row table:style-name="ro1">
          <table:table-cell office:value-type="string" calcext:value-type="string">
            <text:p>BLOCK TRIUNFANTE A5 C/ESPIRAL 80h</text:p>
          </table:table-cell>
          <table:table-cell office:value-type="float" office:value="1706.77" calcext:value-type="float">
            <text:p>1706.77</text:p>
          </table:table-cell>
        </table:table-row>
        <table:table-row table:style-name="ro1">
          <table:table-cell office:value-type="string" calcext:value-type="string">
            <text:p>BLOCK TRIUNFANTE A6 C/ESPIRAL 80h</text:p>
          </table:table-cell>
          <table:table-cell office:value-type="float" office:value="1134.96" calcext:value-type="float">
            <text:p>1134.96</text:p>
          </table:table-cell>
        </table:table-row>
        <table:table-row table:style-name="ro1">
          <table:table-cell office:value-type="string" calcext:value-type="string">
            <text:p>BLOCK TRIUNFANTE OFICIO 40h</text:p>
          </table:table-cell>
          <table:table-cell office:value-type="float" office:value="2823.8" calcext:value-type="float">
            <text:p>2823.80</text:p>
          </table:table-cell>
        </table:table-row>
        <table:table-row table:style-name="ro1">
          <table:table-cell office:value-type="string" calcext:value-type="string">
            <text:p>BLOCK TRIUNFANTE OFICIO 80h</text:p>
          </table:table-cell>
          <table:table-cell office:value-type="float" office:value="4961.15" calcext:value-type="float">
            <text:p>4961.15</text:p>
          </table:table-cell>
        </table:table-row>
        <table:table-row table:style-name="ro1">
          <table:table-cell office:value-type="string" calcext:value-type="string">
            <text:p>BLOW PEN POP ART CREATIV ESTUCHE 846715</text:p>
          </table:table-cell>
          <table:table-cell office:value-type="float" office:value="20037.58" calcext:value-type="float">
            <text:p>20037.58</text:p>
          </table:table-cell>
        </table:table-row>
        <table:table-row table:style-name="ro1">
          <table:table-cell office:value-type="string" calcext:value-type="string">
            <text:p>BOLIGRAFO BIC 4 COLORES FASHION YELLOW</text:p>
          </table:table-cell>
          <table:table-cell office:value-type="float" office:value="2636.65" calcext:value-type="float">
            <text:p>2636.65</text:p>
          </table:table-cell>
        </table:table-row>
        <table:table-row table:style-name="ro1">
          <table:table-cell office:value-type="string" calcext:value-type="string">
            <text:p>BOLIGRAFO BIC 4 COLORES FINE</text:p>
          </table:table-cell>
          <table:table-cell office:value-type="float" office:value="2636.65" calcext:value-type="float">
            <text:p>2636.65</text:p>
          </table:table-cell>
        </table:table-row>
        <table:table-row table:style-name="ro1">
          <table:table-cell office:value-type="string" calcext:value-type="string">
            <text:p>BOLIGRAFO BIC 4 COLORES PASTEL LILA</text:p>
          </table:table-cell>
          <table:table-cell office:value-type="float" office:value="2636.65" calcext:value-type="float">
            <text:p>2636.65</text:p>
          </table:table-cell>
        </table:table-row>
        <table:table-row table:style-name="ro1">
          <table:table-cell office:value-type="string" calcext:value-type="string">
            <text:p>BOLIGRAFO BIC ATLANTIS FASHION 1.0mm</text:p>
          </table:table-cell>
          <table:table-cell office:value-type="float" office:value="853.32" calcext:value-type="float">
            <text:p>853.32</text:p>
          </table:table-cell>
        </table:table-row>
        <table:table-row table:style-name="ro1">
          <table:table-cell office:value-type="string" calcext:value-type="string">
            <text:p>BOLIGRAFO BIC ATLANTIS PTA EXTRA GRUESA BOLD 1.6</text:p>
          </table:table-cell>
          <table:table-cell office:value-type="float" office:value="859.15" calcext:value-type="float">
            <text:p>859.15</text:p>
          </table:table-cell>
        </table:table-row>
        <table:table-row table:style-name="ro1">
          <table:table-cell office:value-type="string" calcext:value-type="string">
            <text:p>BOLIGRAFO BIC ATLANTIS RETRACTIL EASY</text:p>
          </table:table-cell>
          <table:table-cell office:value-type="float" office:value="812.96" calcext:value-type="float">
            <text:p>812.96</text:p>
          </table:table-cell>
        </table:table-row>
        <table:table-row table:style-name="ro1">
          <table:table-cell office:value-type="string" calcext:value-type="string">
            <text:p>BOLIGRAFO BIC BU3 GRIP 1mm</text:p>
          </table:table-cell>
          <table:table-cell office:value-type="float" office:value="798.61" calcext:value-type="float">
            <text:p>798.61</text:p>
          </table:table-cell>
        </table:table-row>
        <table:table-row table:style-name="ro1">
          <table:table-cell office:value-type="string" calcext:value-type="string">
            <text:p>BOLIGRAFO BIC BU3 GRIP FASHION</text:p>
          </table:table-cell>
          <table:table-cell office:value-type="float" office:value="569.34" calcext:value-type="float">
            <text:p>569.34</text:p>
          </table:table-cell>
        </table:table-row>
        <table:table-row table:style-name="ro1">
          <table:table-cell office:value-type="string" calcext:value-type="string">
            <text:p>BOLIGRAFO BIC CLIC BLUE x12u</text:p>
          </table:table-cell>
          <table:table-cell office:value-type="float" office:value="539.72" calcext:value-type="float">
            <text:p>539.72</text:p>
          </table:table-cell>
        </table:table-row>
        <table:table-row table:style-name="ro1">
          <table:table-cell office:value-type="string" calcext:value-type="string">
            <text:p>BOLIGRAFO BIC CRISTAL 1.6mm</text:p>
          </table:table-cell>
          <table:table-cell office:value-type="float" office:value="545.99" calcext:value-type="float">
            <text:p>545.99</text:p>
          </table:table-cell>
        </table:table-row>
        <table:table-row table:style-name="ro1">
          <table:table-cell office:value-type="string" calcext:value-type="string">
            <text:p>BOLIGRAFO BIC CRISTAL SOFT 1.2mm</text:p>
          </table:table-cell>
          <table:table-cell office:value-type="float" office:value="438.56" calcext:value-type="float">
            <text:p>438.56</text:p>
          </table:table-cell>
        </table:table-row>
        <table:table-row table:style-name="ro1">
          <table:table-cell office:value-type="string" calcext:value-type="string">
            <text:p>BOLIGRAFO BIC CRISTAL STYLUS BLISTER</text:p>
          </table:table-cell>
          <table:table-cell office:value-type="float" office:value="2640.55" calcext:value-type="float">
            <text:p>2640.55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56.72" calcext:value-type="float">
            <text:p>656.72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32.35" calcext:value-type="float">
            <text:p>632.35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string" calcext:value-type="string">
            <text:p>BOLIGRAFO BIC FASHION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string" calcext:value-type="string">
            <text:p>BOLIGRAFO BIC FASHION DORADO x1</text:p>
          </table:table-cell>
          <table:table-cell office:value-type="float" office:value="632.39" calcext:value-type="float">
            <text:p>632.39</text:p>
          </table:table-cell>
        </table:table-row>
        <table:table-row table:style-name="ro1">
          <table:table-cell office:value-type="string" calcext:value-type="string">
            <text:p>BOLIGRAFO BIC FASHION ROSA x1</text:p>
          </table:table-cell>
          <table:table-cell office:value-type="float" office:value="632.39" calcext:value-type="float">
            <text:p>632.39</text:p>
          </table:table-cell>
        </table:table-row>
        <table:table-row table:style-name="ro1">
          <table:table-cell office:value-type="string" calcext:value-type="string">
            <text:p>BOLIGRAFO BIC FASHION TURQUESA x1</text:p>
          </table:table-cell>
          <table:table-cell office:value-type="float" office:value="632.39" calcext:value-type="float">
            <text:p>632.39</text:p>
          </table:table-cell>
        </table:table-row>
        <table:table-row table:style-name="ro1">
          <table:table-cell office:value-type="string" calcext:value-type="string">
            <text:p>BOLIGRAFO BIC FASHION x10u</text:p>
          </table:table-cell>
          <table:table-cell office:value-type="float" office:value="3479.16" calcext:value-type="float">
            <text:p>3479.16</text:p>
          </table:table-cell>
        </table:table-row>
        <table:table-row table:style-name="ro1">
          <table:table-cell office:value-type="string" calcext:value-type="string">
            <text:p>BOLIGRAFO BIC FASHION x25u SURTIDO</text:p>
          </table:table-cell>
          <table:table-cell office:value-type="float" office:value="632.35" calcext:value-type="float">
            <text:p>632.35</text:p>
          </table:table-cell>
        </table:table-row>
        <table:table-row table:style-name="ro1">
          <table:table-cell office:value-type="string" calcext:value-type="string">
            <text:p>BOLIGRAFO BIC FASHION x4u</text:p>
          </table:table-cell>
          <table:table-cell office:value-type="float" office:value="1787.02" calcext:value-type="float">
            <text:p>1787.02</text:p>
          </table:table-cell>
        </table:table-row>
        <table:table-row table:style-name="ro1">
          <table:table-cell office:value-type="string" calcext:value-type="string">
            <text:p>BOLIGRAFO BIC FINE 0.8mm</text:p>
          </table:table-cell>
          <table:table-cell office:value-type="float" office:value="576.59" calcext:value-type="float">
            <text:p>576.59</text:p>
          </table:table-cell>
        </table:table-row>
        <table:table-row table:style-name="ro1">
          <table:table-cell office:value-type="string" calcext:value-type="string">
            <text:p>BOLIGRAFO BIC FINE 0.8mm</text:p>
          </table:table-cell>
          <table:table-cell office:value-type="float" office:value="576.59" calcext:value-type="float">
            <text:p>576.59</text:p>
          </table:table-cell>
        </table:table-row>
        <table:table-row table:style-name="ro1">
          <table:table-cell office:value-type="string" calcext:value-type="string">
            <text:p>BOLIGRAFO BIC FINE 0.8mm</text:p>
          </table:table-cell>
          <table:table-cell office:value-type="float" office:value="576.59" calcext:value-type="float">
            <text:p>576.59</text:p>
          </table:table-cell>
        </table:table-row>
        <table:table-row table:style-name="ro1">
          <table:table-cell office:value-type="string" calcext:value-type="string">
            <text:p>BOLIGRAFO BIC FINE 0.8mm</text:p>
          </table:table-cell>
          <table:table-cell office:value-type="float" office:value="576.59" calcext:value-type="float">
            <text:p>576.59</text:p>
          </table:table-cell>
        </table:table-row>
        <table:table-row table:style-name="ro1">
          <table:table-cell office:value-type="string" calcext:value-type="string">
            <text:p>BOLIGRAFO BIC FINE x1u</text:p>
          </table:table-cell>
          <table:table-cell office:value-type="float" office:value="580.88" calcext:value-type="float">
            <text:p>580.88</text:p>
          </table:table-cell>
        </table:table-row>
        <table:table-row table:style-name="ro1">
          <table:table-cell office:value-type="string" calcext:value-type="string">
            <text:p>BOLIGRAFO BIC FIREWORK 4 EN 1</text:p>
          </table:table-cell>
          <table:table-cell office:value-type="float" office:value="2739.85" calcext:value-type="float">
            <text:p>2739.85</text:p>
          </table:table-cell>
        </table:table-row>
        <table:table-row table:style-name="ro1">
          <table:table-cell office:value-type="string" calcext:value-type="string">
            <text:p>BOLIGRAFO BIC FLORA 4 COLORES</text:p>
          </table:table-cell>
          <table:table-cell office:value-type="float" office:value="2739.85" calcext:value-type="float">
            <text:p>2739.85</text:p>
          </table:table-cell>
        </table:table-row>
        <table:table-row table:style-name="ro1">
          <table:table-cell office:value-type="string" calcext:value-type="string">
            <text:p>BOLIGRAFO BIC FLUO 4 EN 1</text:p>
          </table:table-cell>
          <table:table-cell office:value-type="float" office:value="2739.85" calcext:value-type="float">
            <text:p>2739.85</text:p>
          </table:table-cell>
        </table:table-row>
        <table:table-row table:style-name="ro1">
          <table:table-cell office:value-type="string" calcext:value-type="string">
            <text:p>BOLIGRAFO BIC FORHER AMBER</text:p>
          </table:table-cell>
          <table:table-cell office:value-type="float" office:value="2541.7" calcext:value-type="float">
            <text:p>2541.70</text:p>
          </table:table-cell>
        </table:table-row>
        <table:table-row table:style-name="ro1">
          <table:table-cell office:value-type="string" calcext:value-type="string">
            <text:p>BOLIGRAFO BIC FORHER PEARL</text:p>
          </table:table-cell>
          <table:table-cell office:value-type="float" office:value="2353.32" calcext:value-type="float">
            <text:p>2353.32</text:p>
          </table:table-cell>
        </table:table-row>
        <table:table-row table:style-name="ro1">
          <table:table-cell office:value-type="string" calcext:value-type="string">
            <text:p>BOLIGRAFO BIC FUN 4 EN 1</text:p>
          </table:table-cell>
          <table:table-cell office:value-type="float" office:value="2739.85" calcext:value-type="float">
            <text:p>2739.85</text:p>
          </table:table-cell>
        </table:table-row>
        <table:table-row table:style-name="ro1">
          <table:table-cell office:value-type="string" calcext:value-type="string">
            <text:p>BOLIGRAFO BIC GEL QUICK DRY AZUL</text:p>
          </table:table-cell>
          <table:table-cell office:value-type="float" office:value="1843.14" calcext:value-type="float">
            <text:p>1843.14</text:p>
          </table:table-cell>
        </table:table-row>
        <table:table-row table:style-name="ro1">
          <table:table-cell office:value-type="string" calcext:value-type="string">
            <text:p>BOLIGRAFO BIC GEL VELOCITY RETRACTIL</text:p>
          </table:table-cell>
          <table:table-cell office:value-type="float" office:value="879.45" calcext:value-type="float">
            <text:p>879.45</text:p>
          </table:table-cell>
        </table:table-row>
        <table:table-row table:style-name="ro1">
          <table:table-cell office:value-type="string" calcext:value-type="string">
            <text:p>BOLIGRAFO BIC GELOCITY ROLLER BORRABLE</text:p>
          </table:table-cell>
          <table:table-cell office:value-type="float" office:value="2320.42" calcext:value-type="float">
            <text:p>2320.42</text:p>
          </table:table-cell>
        </table:table-row>
        <table:table-row table:style-name="ro1">
          <table:table-cell office:value-type="string" calcext:value-type="string">
            <text:p>BOLIGRAFO BIC GELOCITY STIC</text:p>
          </table:table-cell>
          <table:table-cell office:value-type="float" office:value="705.3" calcext:value-type="float">
            <text:p>705.30</text:p>
          </table:table-cell>
        </table:table-row>
        <table:table-row table:style-name="ro1">
          <table:table-cell office:value-type="string" calcext:value-type="string">
            <text:p>BOLIGRAFO BIC GELOCITY STIC AZUL</text:p>
          </table:table-cell>
          <table:table-cell office:value-type="float" office:value="905.79" calcext:value-type="float">
            <text:p>905.79</text:p>
          </table:table-cell>
        </table:table-row>
        <table:table-row table:style-name="ro1">
          <table:table-cell office:value-type="string" calcext:value-type="string">
            <text:p>BOLIGRAFO BIC GELOCITY STIC NEGRO</text:p>
          </table:table-cell>
          <table:table-cell office:value-type="float" office:value="905.79" calcext:value-type="float">
            <text:p>905.79</text:p>
          </table:table-cell>
        </table:table-row>
        <table:table-row table:style-name="ro1">
          <table:table-cell office:value-type="string" calcext:value-type="string">
            <text:p>BOLIGRAFO BIC GELOCITY STIC x4 SURTIDO</text:p>
          </table:table-cell>
          <table:table-cell office:value-type="float" office:value="3251.96" calcext:value-type="float">
            <text:p>3251.96</text:p>
          </table:table-cell>
        </table:table-row>
        <table:table-row table:style-name="ro1">
          <table:table-cell office:value-type="string" calcext:value-type="string">
            <text:p>BOLIGRAFO BIC ILLUSION BORRABLE</text:p>
          </table:table-cell>
          <table:table-cell office:value-type="float" office:value="1996.29" calcext:value-type="float">
            <text:p>1996.29</text:p>
          </table:table-cell>
        </table:table-row>
        <table:table-row table:style-name="ro1">
          <table:table-cell office:value-type="string" calcext:value-type="string">
            <text:p>BOLIGRAFO BIC OPACO 1mm</text:p>
          </table:table-cell>
          <table:table-cell office:value-type="float" office:value="501.38" calcext:value-type="float">
            <text:p>501.38</text:p>
          </table:table-cell>
        </table:table-row>
        <table:table-row table:style-name="ro1">
          <table:table-cell office:value-type="string" calcext:value-type="string">
            <text:p>BOLIGRAFO BIC OPACO 1mm</text:p>
          </table:table-cell>
          <table:table-cell office:value-type="float" office:value="501.38" calcext:value-type="float">
            <text:p>501.38</text:p>
          </table:table-cell>
        </table:table-row>
        <table:table-row table:style-name="ro1">
          <table:table-cell office:value-type="string" calcext:value-type="string">
            <text:p>BOLIGRAFO BIC OPACO 1mm</text:p>
          </table:table-cell>
          <table:table-cell office:value-type="float" office:value="501.38" calcext:value-type="float">
            <text:p>501.38</text:p>
          </table:table-cell>
        </table:table-row>
        <table:table-row table:style-name="ro1">
          <table:table-cell office:value-type="string" calcext:value-type="string">
            <text:p>BOLIGRAFO BIC OPACO 1mm</text:p>
          </table:table-cell>
          <table:table-cell office:value-type="float" office:value="501.39" calcext:value-type="float">
            <text:p>501.39</text:p>
          </table:table-cell>
        </table:table-row>
        <table:table-row table:style-name="ro1">
          <table:table-cell office:value-type="string" calcext:value-type="string">
            <text:p>BOLIGRAFO BIC OPACO x1u</text:p>
          </table:table-cell>
          <table:table-cell office:value-type="float" office:value="505.13" calcext:value-type="float">
            <text:p>505.13</text:p>
          </table:table-cell>
        </table:table-row>
        <table:table-row table:style-name="ro1">
          <table:table-cell office:value-type="string" calcext:value-type="string">
            <text:p>BOLIGRAFO BIC OPACO x6u AZUL</text:p>
          </table:table-cell>
          <table:table-cell office:value-type="float" office:value="3128.39" calcext:value-type="float">
            <text:p>3128.39</text:p>
          </table:table-cell>
        </table:table-row>
        <table:table-row table:style-name="ro1">
          <table:table-cell office:value-type="string" calcext:value-type="string">
            <text:p>BOLIGRAFO BIC OPACO x6u SURTIDO</text:p>
          </table:table-cell>
          <table:table-cell office:value-type="float" office:value="3128.39" calcext:value-type="float">
            <text:p>3128.39</text:p>
          </table:table-cell>
        </table:table-row>
        <table:table-row table:style-name="ro1">
          <table:table-cell office:value-type="string" calcext:value-type="string">
            <text:p>BOLIGRAFO BIC POCKET CRISTAL</text:p>
          </table:table-cell>
          <table:table-cell office:value-type="float" office:value="194.91" calcext:value-type="float">
            <text:p>194.91</text:p>
          </table:table-cell>
        </table:table-row>
        <table:table-row table:style-name="ro1">
          <table:table-cell office:value-type="string" calcext:value-type="string">
            <text:p>BOLIGRAFO BIC POCKET CRISTAL SCENT</text:p>
          </table:table-cell>
          <table:table-cell office:value-type="float" office:value="493.35" calcext:value-type="float">
            <text:p>493.35</text:p>
          </table:table-cell>
        </table:table-row>
        <table:table-row table:style-name="ro1">
          <table:table-cell office:value-type="string" calcext:value-type="string">
            <text:p>BOLIGRAFO BIC PRO+ GEL RETRACTIL</text:p>
          </table:table-cell>
          <table:table-cell office:value-type="float" office:value="2123.5" calcext:value-type="float">
            <text:p>2123.50</text:p>
          </table:table-cell>
        </table:table-row>
        <table:table-row table:style-name="ro1">
          <table:table-cell office:value-type="string" calcext:value-type="string">
            <text:p>BOLIGRAFO BIC PRO+ RETRACTIL 1mm</text:p>
          </table:table-cell>
          <table:table-cell office:value-type="float" office:value="2026.54" calcext:value-type="float">
            <text:p>2026.54</text:p>
          </table:table-cell>
        </table:table-row>
        <table:table-row table:style-name="ro1">
          <table:table-cell office:value-type="string" calcext:value-type="string">
            <text:p>BOLIGRAFO BIC QUICK DRY NEGRO</text:p>
          </table:table-cell>
          <table:table-cell office:value-type="float" office:value="1843.14" calcext:value-type="float">
            <text:p>1843.14</text:p>
          </table:table-cell>
        </table:table-row>
        <table:table-row table:style-name="ro1">
          <table:table-cell office:value-type="string" calcext:value-type="string">
            <text:p>BOLIGRAFO BIC REACTION RETRACTIL</text:p>
          </table:table-cell>
          <table:table-cell office:value-type="float" office:value="1576.97" calcext:value-type="float">
            <text:p>1576.97</text:p>
          </table:table-cell>
        </table:table-row>
        <table:table-row table:style-name="ro1">
          <table:table-cell office:value-type="string" calcext:value-type="string">
            <text:p>BOLIGRAFO BIC ROLLER GRIP 0.7</text:p>
          </table:table-cell>
          <table:table-cell office:value-type="float" office:value="1063.66" calcext:value-type="float">
            <text:p>1063.66</text:p>
          </table:table-cell>
        </table:table-row>
        <table:table-row table:style-name="ro1">
          <table:table-cell office:value-type="string" calcext:value-type="string">
            <text:p>BOLIGRAFO BIC ROUND STIC x12u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string" calcext:value-type="string">
            <text:p>BOLIGRAFO BIC VELOCITY STIC</text:p>
          </table:table-cell>
          <table:table-cell office:value-type="float" office:value="907.55" calcext:value-type="float">
            <text:p>907.55</text:p>
          </table:table-cell>
        </table:table-row>
        <table:table-row table:style-name="ro1">
          <table:table-cell office:value-type="string" calcext:value-type="string">
            <text:p>BOLIGRAFO BIC Z4 0.5-0.7 FREE INK</text:p>
          </table:table-cell>
          <table:table-cell office:value-type="float" office:value="1671.14" calcext:value-type="float">
            <text:p>1671.14</text:p>
          </table:table-cell>
        </table:table-row>
        <table:table-row table:style-name="ro1">
          <table:table-cell office:value-type="string" calcext:value-type="string">
            <text:p>BOLIGRAFO BIC Z4 FASHION 0.7mm</text:p>
          </table:table-cell>
          <table:table-cell office:value-type="float" office:value="1489.18" calcext:value-type="float">
            <text:p>1489.18</text:p>
          </table:table-cell>
        </table:table-row>
        <table:table-row table:style-name="ro1">
          <table:table-cell office:value-type="string" calcext:value-type="string">
            <text:p>BOLIGRAFO BIC Z4 ROLLER 0.7mm</text:p>
          </table:table-cell>
          <table:table-cell office:value-type="float" office:value="1489.18" calcext:value-type="float">
            <text:p>1489.18</text:p>
          </table:table-cell>
        </table:table-row>
        <table:table-row table:style-name="ro1">
          <table:table-cell office:value-type="string" calcext:value-type="string">
            <text:p>BOLIGRAFO BORRABLE DEPORTES 5254</text:p>
          </table:table-cell>
          <table:table-cell office:value-type="float" office:value="1155.05" calcext:value-type="float">
            <text:p>1155.05</text:p>
          </table:table-cell>
        </table:table-row>
        <table:table-row table:style-name="ro1">
          <table:table-cell office:value-type="string" calcext:value-type="string">
            <text:p>BOLIGRAFO BORRABLE FANTASIA 515252</text:p>
          </table:table-cell>
          <table:table-cell office:value-type="float" office:value="1353.25" calcext:value-type="float">
            <text:p>1353.25</text:p>
          </table:table-cell>
        </table:table-row>
        <table:table-row table:style-name="ro1">
          <table:table-cell office:value-type="string" calcext:value-type="string">
            <text:p>BOLIGRAFO BORRABLE FANTASIA515253</text:p>
          </table:table-cell>
          <table:table-cell office:value-type="float" office:value="1353.25" calcext:value-type="float">
            <text:p>1353.25</text:p>
          </table:table-cell>
        </table:table-row>
        <table:table-row table:style-name="ro1">
          <table:table-cell office:value-type="string" calcext:value-type="string">
            <text:p>BOLIGRAFO CONSUL TRIO 1mm x50u</text:p>
          </table:table-cell>
          <table:table-cell office:value-type="float" office:value="286.96" calcext:value-type="float">
            <text:p>286.96</text:p>
          </table:table-cell>
        </table:table-row>
        <table:table-row table:style-name="ro1">
          <table:table-cell office:value-type="string" calcext:value-type="string">
            <text:p>BOLIGRAFO DOLCHE COLOR x10u</text:p>
          </table:table-cell>
          <table:table-cell office:value-type="float" office:value="1531.86" calcext:value-type="float">
            <text:p>1531.86</text:p>
          </table:table-cell>
        </table:table-row>
        <table:table-row table:style-name="ro1">
          <table:table-cell office:value-type="string" calcext:value-type="string">
            <text:p>BOLIGRAFO DOLCHE x50u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string" calcext:value-type="string">
            <text:p>BOLIGRAFO EZCO 1mm MESH x10u</text:p>
          </table:table-cell>
          <table:table-cell office:value-type="float" office:value="1531.3" calcext:value-type="float">
            <text:p>1531.30</text:p>
          </table:table-cell>
        </table:table-row>
        <table:table-row table:style-name="ro1">
          <table:table-cell office:value-type="string" calcext:value-type="string">
            <text:p>BOLIGRAFO EZCO 1mm PASTEL x10u</text:p>
          </table:table-cell>
          <table:table-cell office:value-type="float" office:value="1531.3" calcext:value-type="float">
            <text:p>1531.30</text:p>
          </table:table-cell>
        </table:table-row>
        <table:table-row table:style-name="ro1">
          <table:table-cell office:value-type="string" calcext:value-type="string">
            <text:p>BOLIGRAFO EZCO BORRABLE VIZION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>
          <table:table-cell office:value-type="string" calcext:value-type="string">
            <text:p>BOLIGRAFO EZCO LENNO RETRACTIL x36u AZUL</text:p>
          </table:table-cell>
          <table:table-cell office:value-type="float" office:value="9293.61" calcext:value-type="float">
            <text:p>9293.61</text:p>
          </table:table-cell>
        </table:table-row>
        <table:table-row table:style-name="ro1">
          <table:table-cell office:value-type="string" calcext:value-type="string">
            <text:p>BOLIGRAFO EZCO LENNO RETRACTIL x36u NEGRO</text:p>
          </table:table-cell>
          <table:table-cell office:value-type="float" office:value="9293.61" calcext:value-type="float">
            <text:p>9293.61</text:p>
          </table:table-cell>
        </table:table-row>
        <table:table-row table:style-name="ro1">
          <table:table-cell office:value-type="string" calcext:value-type="string">
            <text:p>BOLIGRAFO FABER 035F x12u NEGRO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035F x12u ROJO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035F x12u VERDE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ROLLER TRUE GEL</text:p>
          </table:table-cell>
          <table:table-cell office:value-type="float" office:value="326.25" calcext:value-type="float">
            <text:p>326.25</text:p>
          </table:table-cell>
        </table:table-row>
        <table:table-row table:style-name="ro1">
          <table:table-cell office:value-type="string" calcext:value-type="string">
            <text:p>BOLIGRAFO FABER TRILUX 032 COLORS x12u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2 COLORS x12u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2 COLORS x12u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2 COLORS x12u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2 COLORS x12u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2 COLORS x1u</text:p>
          </table:table-cell>
          <table:table-cell office:value-type="float" office:value="378.61" calcext:value-type="float">
            <text:p>378.61</text:p>
          </table:table-cell>
        </table:table-row>
        <table:table-row table:style-name="ro1">
          <table:table-cell office:value-type="string" calcext:value-type="string">
            <text:p>BOLIGRAFO FABER TRILUX 032 COLORS x5u</text:p>
          </table:table-cell>
          <table:table-cell office:value-type="float" office:value="2208.55" calcext:value-type="float">
            <text:p>2208.55</text:p>
          </table:table-cell>
        </table:table-row>
        <table:table-row table:style-name="ro1">
          <table:table-cell office:value-type="string" calcext:value-type="string">
            <text:p>BOLIGRAFO FABER TRILUX 032 x12u AZUL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TRILUX 032 x12u DORADO</text:p>
          </table:table-cell>
          <table:table-cell office:value-type="float" office:value="435.39" calcext:value-type="float">
            <text:p>435.39</text:p>
          </table:table-cell>
        </table:table-row>
        <table:table-row table:style-name="ro1">
          <table:table-cell office:value-type="string" calcext:value-type="string">
            <text:p>BOLIGRAFO FABER TRILUX 032 x12u NEGRO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TRILUX 032 x12u PLATA</text:p>
          </table:table-cell>
          <table:table-cell office:value-type="float" office:value="435.39" calcext:value-type="float">
            <text:p>435.39</text:p>
          </table:table-cell>
        </table:table-row>
        <table:table-row table:style-name="ro1">
          <table:table-cell office:value-type="string" calcext:value-type="string">
            <text:p>BOLIGRAFO FABER TRILUX 032 x12u ROJO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TRILUX 032 x12u VERDE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TRILUX 032 x50u</text:p>
          </table:table-cell>
          <table:table-cell office:value-type="float" office:value="18389.57" calcext:value-type="float">
            <text:p>18389.57</text:p>
          </table:table-cell>
        </table:table-row>
        <table:table-row table:style-name="ro1">
          <table:table-cell office:value-type="string" calcext:value-type="string">
            <text:p>BOLIGRAFO FABER TRILUX 035 x12u AZUL</text:p>
          </table:table-cell>
          <table:table-cell office:value-type="float" office:value="373.2" calcext:value-type="float">
            <text:p>373.20</text:p>
          </table:table-cell>
        </table:table-row>
        <table:table-row table:style-name="ro1">
          <table:table-cell office:value-type="string" calcext:value-type="string">
            <text:p>BOLIGRAFO FABER TRILUX 035 x50u FINO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TRILUX x1u</text:p>
          </table:table-cell>
          <table:table-cell office:value-type="float" office:value="367.79" calcext:value-type="float">
            <text:p>367.79</text:p>
          </table:table-cell>
        </table:table-row>
        <table:table-row table:style-name="ro1">
          <table:table-cell office:value-type="string" calcext:value-type="string">
            <text:p>BOLIGRAFO FABER VISION FINER 0.5</text:p>
          </table:table-cell>
          <table:table-cell office:value-type="float" office:value="380.93" calcext:value-type="float">
            <text:p>380.93</text:p>
          </table:table-cell>
        </table:table-row>
        <table:table-row table:style-name="ro1">
          <table:table-cell office:value-type="string" calcext:value-type="string">
            <text:p>BOLIGRAFO FABER VISION ROLLER <text:s/>0.5-0.7</text:p>
          </table:table-cell>
          <table:table-cell office:value-type="float" office:value="347.33" calcext:value-type="float">
            <text:p>347.33</text:p>
          </table:table-cell>
        </table:table-row>
        <table:table-row table:style-name="ro1">
          <table:table-cell office:value-type="string" calcext:value-type="string">
            <text:p>BOLIGRAFO FANTASIA 6 COLORES UNICORNIO 515261</text:p>
          </table:table-cell>
          <table:table-cell office:value-type="float" office:value="769.67" calcext:value-type="float">
            <text:p>769.67</text:p>
          </table:table-cell>
        </table:table-row>
        <table:table-row table:style-name="ro1">
          <table:table-cell office:value-type="string" calcext:value-type="string">
            <text:p>BOLIGRAFO FANTASIA C/LUZ 515254</text:p>
          </table:table-cell>
          <table:table-cell office:value-type="float" office:value="1077.98" calcext:value-type="float">
            <text:p>1077.98</text:p>
          </table:table-cell>
        </table:table-row>
        <table:table-row table:style-name="ro1">
          <table:table-cell office:value-type="string" calcext:value-type="string">
            <text:p>BOLIGRAFO FANTASIA C/MOSTACILLAS 515251</text:p>
          </table:table-cell>
          <table:table-cell office:value-type="float" office:value="1100" calcext:value-type="float">
            <text:p>1100.00</text:p>
          </table:table-cell>
        </table:table-row>
        <table:table-row table:style-name="ro1">
          <table:table-cell office:value-type="string" calcext:value-type="string">
            <text:p>BOLIGRAFO FANTASIA UNICORNIO 515256</text:p>
          </table:table-cell>
          <table:table-cell office:value-type="float" office:value="1100" calcext:value-type="float">
            <text:p>1100.00</text:p>
          </table:table-cell>
        </table:table-row>
        <table:table-row table:style-name="ro1">
          <table:table-cell office:value-type="string" calcext:value-type="string">
            <text:p>BOLIGRAFO FILGO BORRAX RT</text:p>
          </table:table-cell>
          <table:table-cell office:value-type="float" office:value="915.58" calcext:value-type="float">
            <text:p>915.58</text:p>
          </table:table-cell>
        </table:table-row>
        <table:table-row table:style-name="ro1">
          <table:table-cell office:value-type="string" calcext:value-type="string">
            <text:p>BOLIGRAFO FILGO BORRAX VERDE</text:p>
          </table:table-cell>
          <table:table-cell office:value-type="float" office:value="1117.73" calcext:value-type="float">
            <text:p>1117.73</text:p>
          </table:table-cell>
        </table:table-row>
        <table:table-row table:style-name="ro1">
          <table:table-cell office:value-type="string" calcext:value-type="string">
            <text:p>BOLIGRAFO FILGO BORRAX VIOLETA</text:p>
          </table:table-cell>
          <table:table-cell office:value-type="float" office:value="1117.73" calcext:value-type="float">
            <text:p>1117.73</text:p>
          </table:table-cell>
        </table:table-row>
        <table:table-row table:style-name="ro1">
          <table:table-cell office:value-type="string" calcext:value-type="string">
            <text:p>BOLIGRAFO FILGO FASTGRIP RETRACTIL x36 SURTIDO</text:p>
          </table:table-cell>
          <table:table-cell office:value-type="float" office:value="325.42" calcext:value-type="float">
            <text:p>325.42</text:p>
          </table:table-cell>
        </table:table-row>
        <table:table-row table:style-name="ro1">
          <table:table-cell office:value-type="string" calcext:value-type="string">
            <text:p>BOLIGRAFO FILGO FASTRACK 1.0 NEGRA</text:p>
          </table:table-cell>
          <table:table-cell office:value-type="float" office:value="282.09" calcext:value-type="float">
            <text:p>282.09</text:p>
          </table:table-cell>
        </table:table-row>
        <table:table-row table:style-name="ro1">
          <table:table-cell office:value-type="string" calcext:value-type="string">
            <text:p>BOLIGRAFO FILGO FASTRACK AZUL 1mm</text:p>
          </table:table-cell>
          <table:table-cell office:value-type="float" office:value="282.09" calcext:value-type="float">
            <text:p>282.09</text:p>
          </table:table-cell>
        </table:table-row>
        <table:table-row table:style-name="ro1">
          <table:table-cell office:value-type="string" calcext:value-type="string">
            <text:p>BOLIGRAFO FILGO FASTRACK x36 PASTEL</text:p>
          </table:table-cell>
          <table:table-cell office:value-type="float" office:value="262.76" calcext:value-type="float">
            <text:p>262.76</text:p>
          </table:table-cell>
        </table:table-row>
        <table:table-row table:style-name="ro1">
          <table:table-cell office:value-type="string" calcext:value-type="string">
            <text:p>BOLIGRAFO FILGO GEL BORRAX SE AZUL</text:p>
          </table:table-cell>
          <table:table-cell office:value-type="float" office:value="758.42" calcext:value-type="float">
            <text:p>758.42</text:p>
          </table:table-cell>
        </table:table-row>
        <table:table-row table:style-name="ro1">
          <table:table-cell office:value-type="string" calcext:value-type="string">
            <text:p>BOLIGRAFO FILGO GEL BORRAX SE AZUL</text:p>
          </table:table-cell>
          <table:table-cell office:value-type="float" office:value="758.42" calcext:value-type="float">
            <text:p>758.42</text:p>
          </table:table-cell>
        </table:table-row>
        <table:table-row table:style-name="ro1">
          <table:table-cell office:value-type="string" calcext:value-type="string">
            <text:p>BOLIGRAFO FILGO GEL BORRAX SE GO</text:p>
          </table:table-cell>
          <table:table-cell office:value-type="float" office:value="758.42" calcext:value-type="float">
            <text:p>758.42</text:p>
          </table:table-cell>
        </table:table-row>
        <table:table-row table:style-name="ro1">
          <table:table-cell office:value-type="string" calcext:value-type="string">
            <text:p>BOLIGRAFO FILGO GEL BORRAX SE JUMP</text:p>
          </table:table-cell>
          <table:table-cell office:value-type="float" office:value="758.42" calcext:value-type="float">
            <text:p>758.42</text:p>
          </table:table-cell>
        </table:table-row>
        <table:table-row table:style-name="ro1">
          <table:table-cell office:value-type="string" calcext:value-type="string">
            <text:p>BOLIGRAFO FILGO GEL BORRAX SE SUNSET</text:p>
          </table:table-cell>
          <table:table-cell office:value-type="float" office:value="758.42" calcext:value-type="float">
            <text:p>758.42</text:p>
          </table:table-cell>
        </table:table-row>
        <table:table-row table:style-name="ro1">
          <table:table-cell office:value-type="string" calcext:value-type="string">
            <text:p>BOLIGRAFO FILGO GEL FLUO x6u</text:p>
          </table:table-cell>
          <table:table-cell office:value-type="float" office:value="2475.78" calcext:value-type="float">
            <text:p>2475.78</text:p>
          </table:table-cell>
        </table:table-row>
        <table:table-row table:style-name="ro1">
          <table:table-cell office:value-type="string" calcext:value-type="string">
            <text:p>BOLIGRAFO FILGO GEL POP GLITTER-PASTEL-FLUO</text:p>
          </table:table-cell>
          <table:table-cell office:value-type="float" office:value="434.21" calcext:value-type="float">
            <text:p>434.21</text:p>
          </table:table-cell>
        </table:table-row>
        <table:table-row table:style-name="ro1">
          <table:table-cell office:value-type="string" calcext:value-type="string">
            <text:p>BOLIGRAFO FILGO GEL POP ROLLER x12 BEACH</text:p>
          </table:table-cell>
          <table:table-cell office:value-type="float" office:value="4894.18" calcext:value-type="float">
            <text:p>4894.18</text:p>
          </table:table-cell>
        </table:table-row>
        <table:table-row table:style-name="ro1">
          <table:table-cell office:value-type="string" calcext:value-type="string">
            <text:p>BOLIGRAFO FILGO GEL POP ROLLER x12u EXPLORE</text:p>
          </table:table-cell>
          <table:table-cell office:value-type="float" office:value="4894.18" calcext:value-type="float">
            <text:p>4894.18</text:p>
          </table:table-cell>
        </table:table-row>
        <table:table-row table:style-name="ro1">
          <table:table-cell office:value-type="string" calcext:value-type="string">
            <text:p>BOLIGRAFO FILGO GEL POP x10u GLITTER</text:p>
          </table:table-cell>
          <table:table-cell office:value-type="float" office:value="4126.16" calcext:value-type="float">
            <text:p>4126.16</text:p>
          </table:table-cell>
        </table:table-row>
        <table:table-row table:style-name="ro1">
          <table:table-cell office:value-type="string" calcext:value-type="string">
            <text:p>BOLIGRAFO FILGO GEL POP x4u CLASICO</text:p>
          </table:table-cell>
          <table:table-cell office:value-type="float" office:value="1563.51" calcext:value-type="float">
            <text:p>1563.51</text:p>
          </table:table-cell>
        </table:table-row>
        <table:table-row table:style-name="ro1">
          <table:table-cell office:value-type="string" calcext:value-type="string">
            <text:p>BOLIGRAFO FILGO GEL POP x5u GLITTER</text:p>
          </table:table-cell>
          <table:table-cell office:value-type="float" office:value="2062.87" calcext:value-type="float">
            <text:p>2062.87</text:p>
          </table:table-cell>
        </table:table-row>
        <table:table-row table:style-name="ro1">
          <table:table-cell office:value-type="string" calcext:value-type="string">
            <text:p>BOLIGRAFO FILGO GEL POP x6 METALIZADO</text:p>
          </table:table-cell>
          <table:table-cell office:value-type="float" office:value="2317.46" calcext:value-type="float">
            <text:p>2317.46</text:p>
          </table:table-cell>
        </table:table-row>
        <table:table-row table:style-name="ro1">
          <table:table-cell office:value-type="string" calcext:value-type="string">
            <text:p>BOLIGRAFO FILGO GEL x10 COLORES SURTIDOS</text:p>
          </table:table-cell>
          <table:table-cell office:value-type="float" office:value="4126.16" calcext:value-type="float">
            <text:p>4126.16</text:p>
          </table:table-cell>
        </table:table-row>
        <table:table-row table:style-name="ro1">
          <table:table-cell office:value-type="string" calcext:value-type="string">
            <text:p>BOLIGRAFO FILGO GEL x6 PASTEL</text:p>
          </table:table-cell>
          <table:table-cell office:value-type="float" office:value="2474.73" calcext:value-type="float">
            <text:p>2474.73</text:p>
          </table:table-cell>
        </table:table-row>
        <table:table-row table:style-name="ro1">
          <table:table-cell office:value-type="string" calcext:value-type="string">
            <text:p>BOLIGRAFO FILGO GINZA 027 T/AZUL</text:p>
          </table:table-cell>
          <table:table-cell office:value-type="float" office:value="355.32" calcext:value-type="float">
            <text:p>355.32</text:p>
          </table:table-cell>
        </table:table-row>
        <table:table-row table:style-name="ro1">
          <table:table-cell office:value-type="string" calcext:value-type="string">
            <text:p>BOLIGRAFO FILGO GINZA RETRACTIL 1.00 NEGRO</text:p>
          </table:table-cell>
          <table:table-cell office:value-type="float" office:value="426.36" calcext:value-type="float">
            <text:p>426.36</text:p>
          </table:table-cell>
        </table:table-row>
        <table:table-row table:style-name="ro1">
          <table:table-cell office:value-type="string" calcext:value-type="string">
            <text:p>BOLIGRAFO FILGO NERO 1mm x36u</text:p>
          </table:table-cell>
          <table:table-cell office:value-type="float" office:value="419.28" calcext:value-type="float">
            <text:p>419.28</text:p>
          </table:table-cell>
        </table:table-row>
        <table:table-row table:style-name="ro1">
          <table:table-cell office:value-type="string" calcext:value-type="string">
            <text:p>BOLIGRAFO FILGO NERO RETRACTIL 1.0 AZUL</text:p>
          </table:table-cell>
          <table:table-cell office:value-type="float" office:value="933.22" calcext:value-type="float">
            <text:p>933.22</text:p>
          </table:table-cell>
        </table:table-row>
        <table:table-row table:style-name="ro1">
          <table:table-cell office:value-type="string" calcext:value-type="string">
            <text:p>BOLIGRAFO FILGO NERO RETRACTIL 1.0 x2u</text:p>
          </table:table-cell>
          <table:table-cell office:value-type="float" office:value="933.22" calcext:value-type="float">
            <text:p>933.22</text:p>
          </table:table-cell>
        </table:table-row>
        <table:table-row table:style-name="ro1">
          <table:table-cell office:value-type="string" calcext:value-type="string">
            <text:p>BOLIGRAFO FILGO ONE RETRACTIL 1mm</text:p>
          </table:table-cell>
          <table:table-cell office:value-type="float" office:value="471.31" calcext:value-type="float">
            <text:p>471.31</text:p>
          </table:table-cell>
        </table:table-row>
        <table:table-row table:style-name="ro1">
          <table:table-cell office:value-type="string" calcext:value-type="string">
            <text:p>BOLIGRAFO FILGO PHILIPPE AZUL MEDITERRANEO</text:p>
          </table:table-cell>
          <table:table-cell office:value-type="float" office:value="4729.53" calcext:value-type="float">
            <text:p>4729.53</text:p>
          </table:table-cell>
        </table:table-row>
        <table:table-row table:style-name="ro1">
          <table:table-cell office:value-type="string" calcext:value-type="string">
            <text:p>BOLIGRAFO FILGO PHILIPPE ESMERALDA</text:p>
          </table:table-cell>
          <table:table-cell office:value-type="float" office:value="4305.12" calcext:value-type="float">
            <text:p>4305.12</text:p>
          </table:table-cell>
        </table:table-row>
        <table:table-row table:style-name="ro1">
          <table:table-cell office:value-type="string" calcext:value-type="string">
            <text:p>BOLIGRAFO FILGO PHILIPPE NEGRO MATE</text:p>
          </table:table-cell>
          <table:table-cell office:value-type="float" office:value="4305.12" calcext:value-type="float">
            <text:p>4305.12</text:p>
          </table:table-cell>
        </table:table-row>
        <table:table-row table:style-name="ro1">
          <table:table-cell office:value-type="string" calcext:value-type="string">
            <text:p>BOLIGRAFO FILGO PHILIPPE NEGRO METAL</text:p>
          </table:table-cell>
          <table:table-cell office:value-type="float" office:value="4305.12" calcext:value-type="float">
            <text:p>4305.12</text:p>
          </table:table-cell>
        </table:table-row>
        <table:table-row table:style-name="ro1">
          <table:table-cell office:value-type="string" calcext:value-type="string">
            <text:p>BOLIGRAFO FILGO PHILIPPE NEGRO/ORO</text:p>
          </table:table-cell>
          <table:table-cell office:value-type="float" office:value="4305.12" calcext:value-type="float">
            <text:p>4305.12</text:p>
          </table:table-cell>
        </table:table-row>
        <table:table-row table:style-name="ro1">
          <table:table-cell office:value-type="string" calcext:value-type="string">
            <text:p>BOLIGRAFO FILGO ROLLER GEL x12 PASTEL BOUTIQUE</text:p>
          </table:table-cell>
          <table:table-cell office:value-type="float" office:value="4894.18" calcext:value-type="float">
            <text:p>4894.18</text:p>
          </table:table-cell>
        </table:table-row>
        <table:table-row table:style-name="ro1">
          <table:table-cell office:value-type="string" calcext:value-type="string">
            <text:p>BOLIGRAFO FILGO ROLLER JET A CARTUCHO</text:p>
          </table:table-cell>
          <table:table-cell office:value-type="float" office:value="573.81" calcext:value-type="float">
            <text:p>573.81</text:p>
          </table:table-cell>
        </table:table-row>
        <table:table-row table:style-name="ro1">
          <table:table-cell office:value-type="string" calcext:value-type="string">
            <text:p>BOLIGRAFO FILGO ROLLER LIQUIDO SUPER BALL 0.5mm</text:p>
          </table:table-cell>
          <table:table-cell office:value-type="float" office:value="1050.26" calcext:value-type="float">
            <text:p>1050.26</text:p>
          </table:table-cell>
        </table:table-row>
        <table:table-row table:style-name="ro1">
          <table:table-cell office:value-type="string" calcext:value-type="string">
            <text:p>BOLIGRAFO FILGO ROLLER LIQUIDO SUPER BALL 0.7mm</text:p>
          </table:table-cell>
          <table:table-cell office:value-type="float" office:value="1074.49" calcext:value-type="float">
            <text:p>1074.49</text:p>
          </table:table-cell>
        </table:table-row>
        <table:table-row table:style-name="ro1">
          <table:table-cell office:value-type="string" calcext:value-type="string">
            <text:p>BOLIGRAFO FILGO ROLLER SUPER BALL 0.7mm SURT</text:p>
          </table:table-cell>
          <table:table-cell office:value-type="float" office:value="680.08" calcext:value-type="float">
            <text:p>680.08</text:p>
          </table:table-cell>
        </table:table-row>
        <table:table-row table:style-name="ro1">
          <table:table-cell office:value-type="string" calcext:value-type="string">
            <text:p>BOLIGRAFO FILGO S-MILE A CARTUCHO</text:p>
          </table:table-cell>
          <table:table-cell office:value-type="float" office:value="481.65" calcext:value-type="float">
            <text:p>481.65</text:p>
          </table:table-cell>
        </table:table-row>
        <table:table-row table:style-name="ro1">
          <table:table-cell office:value-type="string" calcext:value-type="string">
            <text:p>BOLIGRAFO FILGO STICK 025 FINE 0.7mm x50u VERDE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string" calcext:value-type="string">
            <text:p>BOLIGRAFO FILGO STICK 026 1mm x50u NEGRO</text:p>
          </table:table-cell>
          <table:table-cell office:value-type="float" office:value="91.79" calcext:value-type="float">
            <text:p>91.79</text:p>
          </table:table-cell>
        </table:table-row>
        <table:table-row table:style-name="ro1">
          <table:table-cell office:value-type="string" calcext:value-type="string">
            <text:p>BOLIGRAFO FILGO STICK 026 1mm x50u ROJO</text:p>
          </table:table-cell>
          <table:table-cell office:value-type="float" office:value="89.72" calcext:value-type="float">
            <text:p>89.72</text:p>
          </table:table-cell>
        </table:table-row>
        <table:table-row table:style-name="ro1">
          <table:table-cell office:value-type="string" calcext:value-type="string">
            <text:p>BOLIGRAFO FILGO STICK 026 1mm x50u VERDE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BOLIGRAFO FILGO STICK 026 BOLD 1.6mm x50u AZUL</text:p>
          </table:table-cell>
          <table:table-cell office:value-type="float" office:value="109.71" calcext:value-type="float">
            <text:p>109.71</text:p>
          </table:table-cell>
        </table:table-row>
        <table:table-row table:style-name="ro1">
          <table:table-cell office:value-type="string" calcext:value-type="string">
            <text:p>BOLIGRAFO FILGO STICK 026 BOLD 1.6mm x50u NEGRO</text:p>
          </table:table-cell>
          <table:table-cell office:value-type="float" office:value="109.71" calcext:value-type="float">
            <text:p>109.71</text:p>
          </table:table-cell>
        </table:table-row>
        <table:table-row table:style-name="ro1">
          <table:table-cell office:value-type="string" calcext:value-type="string">
            <text:p>BOLIGRAFO FILGO STICK 026 FAST 1.0mm x50 AZUL</text:p>
          </table:table-cell>
          <table:table-cell office:value-type="float" office:value="107.1" calcext:value-type="float">
            <text:p>107.10</text:p>
          </table:table-cell>
        </table:table-row>
        <table:table-row table:style-name="ro1">
          <table:table-cell office:value-type="string" calcext:value-type="string">
            <text:p>BOLIGRAFO FILGO STICK 026 FAST 1.0mm x50 NEGRA</text:p>
          </table:table-cell>
          <table:table-cell office:value-type="float" office:value="176.15" calcext:value-type="float">
            <text:p>176.15</text:p>
          </table:table-cell>
        </table:table-row>
        <table:table-row table:style-name="ro1">
          <table:table-cell office:value-type="string" calcext:value-type="string">
            <text:p>BOLIGRAFO FILGO STICK 026 FAST x1x50</text:p>
          </table:table-cell>
          <table:table-cell office:value-type="float" office:value="83.8" calcext:value-type="float">
            <text:p>83.80</text:p>
          </table:table-cell>
        </table:table-row>
        <table:table-row table:style-name="ro1">
          <table:table-cell office:value-type="string" calcext:value-type="string">
            <text:p>BOLIGRAFO FILGO STICK 026 FINE 0.7mm x50u AZUL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string" calcext:value-type="string">
            <text:p>BOLIGRAFO FILGO STICK 026 FINE 0.7mm x50u NEGRO</text:p>
          </table:table-cell>
          <table:table-cell office:value-type="float" office:value="132.45" calcext:value-type="float">
            <text:p>132.45</text:p>
          </table:table-cell>
        </table:table-row>
        <table:table-row table:style-name="ro1">
          <table:table-cell office:value-type="string" calcext:value-type="string">
            <text:p>BOLIGRAFO FILGO STICK 026 FINE 0.7mm x50u ROJO</text:p>
          </table:table-cell>
          <table:table-cell office:value-type="float" office:value="132.45" calcext:value-type="float">
            <text:p>132.45</text:p>
          </table:table-cell>
        </table:table-row>
        <table:table-row table:style-name="ro1">
          <table:table-cell office:value-type="string" calcext:value-type="string">
            <text:p>BOLIGRAFO FILGO STICK 026 x10u SURTIDO</text:p>
          </table:table-cell>
          <table:table-cell office:value-type="float" office:value="1500.07" calcext:value-type="float">
            <text:p>1500.07</text:p>
          </table:table-cell>
        </table:table-row>
        <table:table-row table:style-name="ro1">
          <table:table-cell office:value-type="string" calcext:value-type="string">
            <text:p>BOLIGRAFO FILGO STICK 026 x4u AZUL</text:p>
          </table:table-cell>
          <table:table-cell office:value-type="float" office:value="650.88" calcext:value-type="float">
            <text:p>650.88</text:p>
          </table:table-cell>
        </table:table-row>
        <table:table-row table:style-name="ro1">
          <table:table-cell office:value-type="string" calcext:value-type="string">
            <text:p>BOLIGRAFO FILGO STICK 026 x4u NEGRO</text:p>
          </table:table-cell>
          <table:table-cell office:value-type="float" office:value="650.88" calcext:value-type="float">
            <text:p>650.88</text:p>
          </table:table-cell>
        </table:table-row>
        <table:table-row table:style-name="ro1">
          <table:table-cell office:value-type="string" calcext:value-type="string">
            <text:p>BOLIGRAFO FILGO STICK 026 x4u SURTIDO</text:p>
          </table:table-cell>
          <table:table-cell office:value-type="float" office:value="698.78" calcext:value-type="float">
            <text:p>698.78</text:p>
          </table:table-cell>
        </table:table-row>
        <table:table-row table:style-name="ro1">
          <table:table-cell office:value-type="string" calcext:value-type="string">
            <text:p>BOLIGRAFO FILGO STICK 026 x50u COLORS</text:p>
          </table:table-cell>
          <table:table-cell office:value-type="float" office:value="130.04" calcext:value-type="float">
            <text:p>130.04</text:p>
          </table:table-cell>
        </table:table-row>
        <table:table-row table:style-name="ro1">
          <table:table-cell office:value-type="string" calcext:value-type="string">
            <text:p>BOLIGRAFO FILGO STICK 026 x6u COLORS</text:p>
          </table:table-cell>
          <table:table-cell office:value-type="float" office:value="962.77" calcext:value-type="float">
            <text:p>962.77</text:p>
          </table:table-cell>
        </table:table-row>
        <table:table-row table:style-name="ro1">
          <table:table-cell office:value-type="string" calcext:value-type="string">
            <text:p>BOLIGRAFO FILGO STICK 026-024 1mm x50u AZUL</text:p>
          </table:table-cell>
          <table:table-cell office:value-type="float" office:value="89.72" calcext:value-type="float">
            <text:p>89.72</text:p>
          </table:table-cell>
        </table:table-row>
        <table:table-row table:style-name="ro1">
          <table:table-cell office:value-type="string" calcext:value-type="string">
            <text:p>BOLIGRAFO FILGO SUPER CONFORT 0.7 AZUL</text:p>
          </table:table-cell>
          <table:table-cell office:value-type="float" office:value="1267.58" calcext:value-type="float">
            <text:p>1267.58</text:p>
          </table:table-cell>
        </table:table-row>
        <table:table-row table:style-name="ro1">
          <table:table-cell office:value-type="string" calcext:value-type="string">
            <text:p>BOLIGRAFO FILGO SUPER CONFORT 0.7 NEGRO</text:p>
          </table:table-cell>
          <table:table-cell office:value-type="float" office:value="1267.58" calcext:value-type="float">
            <text:p>1267.58</text:p>
          </table:table-cell>
        </table:table-row>
        <table:table-row table:style-name="ro1">
          <table:table-cell office:value-type="string" calcext:value-type="string">
            <text:p>BOLIGRAFO FILGO SUPER CONFORT RT 0.7 NEGRO</text:p>
          </table:table-cell>
          <table:table-cell office:value-type="float" office:value="1352.7" calcext:value-type="float">
            <text:p>1352.70</text:p>
          </table:table-cell>
        </table:table-row>
        <table:table-row table:style-name="ro1">
          <table:table-cell office:value-type="string" calcext:value-type="string">
            <text:p>BOLIGRAFO FILGO SUPER CONFORT RT 0.7mm AZUL</text:p>
          </table:table-cell>
          <table:table-cell office:value-type="float" office:value="1352.7" calcext:value-type="float">
            <text:p>1352.70</text:p>
          </table:table-cell>
        </table:table-row>
        <table:table-row table:style-name="ro1">
          <table:table-cell office:value-type="string" calcext:value-type="string">
            <text:p>BOLIGRAFO FILGO SUPER GEL 1mm</text:p>
          </table:table-cell>
          <table:table-cell office:value-type="float" office:value="992.5" calcext:value-type="float">
            <text:p>992.50</text:p>
          </table:table-cell>
        </table:table-row>
        <table:table-row table:style-name="ro1">
          <table:table-cell office:value-type="string" calcext:value-type="string">
            <text:p>BOLIGRAFO FW C/TAPA CLASSIC 999572</text:p>
          </table:table-cell>
          <table:table-cell office:value-type="float" office:value="3225.38" calcext:value-type="float">
            <text:p>3225.38</text:p>
          </table:table-cell>
        </table:table-row>
        <table:table-row table:style-name="ro1">
          <table:table-cell office:value-type="string" calcext:value-type="string">
            <text:p>BOLIGRAFO FW RETRACTIL HINE 999574</text:p>
          </table:table-cell>
          <table:table-cell office:value-type="float" office:value="5383.53" calcext:value-type="float">
            <text:p>5383.53</text:p>
          </table:table-cell>
        </table:table-row>
        <table:table-row table:style-name="ro1">
          <table:table-cell office:value-type="string" calcext:value-type="string">
            <text:p>BOLIGRAFO GEL BEIFA ORO/PLATA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BOLIGRAFO GEL OIL AZUL 515231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string" calcext:value-type="string">
            <text:p>BOLIGRAFO GEL SIMBALL GLITTER-METAL-FLUO</text:p>
          </table:table-cell>
          <table:table-cell office:value-type="float" office:value="70.54" calcext:value-type="float">
            <text:p>70.54</text:p>
          </table:table-cell>
        </table:table-row>
        <table:table-row table:style-name="ro1">
          <table:table-cell office:value-type="string" calcext:value-type="string">
            <text:p>BOLIGRAFO KATANA BORRABLE 513072</text:p>
          </table:table-cell>
          <table:table-cell office:value-type="float" office:value="769.67" calcext:value-type="float">
            <text:p>769.67</text:p>
          </table:table-cell>
        </table:table-row>
        <table:table-row table:style-name="ro1">
          <table:table-cell office:value-type="string" calcext:value-type="string">
            <text:p>BOLIGRAFO KATANA BORRABLE 513073</text:p>
          </table:table-cell>
          <table:table-cell office:value-type="float" office:value="477.84" calcext:value-type="float">
            <text:p>477.84</text:p>
          </table:table-cell>
        </table:table-row>
        <table:table-row table:style-name="ro1">
          <table:table-cell office:value-type="string" calcext:value-type="string">
            <text:p>BOLIGRAFO LOLLYPOP</text:p>
          </table:table-cell>
          <table:table-cell office:value-type="float" office:value="118.58" calcext:value-type="float">
            <text:p>118.58</text:p>
          </table:table-cell>
        </table:table-row>
        <table:table-row table:style-name="ro1">
          <table:table-cell office:value-type="string" calcext:value-type="string">
            <text:p>BOLIGRAFO MAPED 4 COLORES 9120-21</text:p>
          </table:table-cell>
          <table:table-cell office:value-type="float" office:value="205.7" calcext:value-type="float">
            <text:p>205.70</text:p>
          </table:table-cell>
        </table:table-row>
        <table:table-row table:style-name="ro1">
          <table:table-cell office:value-type="string" calcext:value-type="string">
            <text:p>BOLIGRAFO MAPED 4 COLORES FANCY 229131</text:p>
          </table:table-cell>
          <table:table-cell office:value-type="float" office:value="205.69" calcext:value-type="float">
            <text:p>205.69</text:p>
          </table:table-cell>
        </table:table-row>
        <table:table-row table:style-name="ro1">
          <table:table-cell office:value-type="string" calcext:value-type="string">
            <text:p>BOLIGRAFO MAPED CAPUCHON MINI 224611</text:p>
          </table:table-cell>
          <table:table-cell office:value-type="float" office:value="99" calcext:value-type="float">
            <text:p>99.00</text:p>
          </table:table-cell>
        </table:table-row>
        <table:table-row table:style-name="ro1">
          <table:table-cell office:value-type="string" calcext:value-type="string">
            <text:p>BOLIGRAFO MAPED ROLLER NEGRO 8431</text:p>
          </table:table-cell>
          <table:table-cell office:value-type="float" office:value="189.99" calcext:value-type="float">
            <text:p>189.99</text:p>
          </table:table-cell>
        </table:table-row>
        <table:table-row table:style-name="ro1">
          <table:table-cell office:value-type="string" calcext:value-type="string">
            <text:p>BOLIGRAFO MAPED ROLLER ROJO 8432</text:p>
          </table:table-cell>
          <table:table-cell office:value-type="float" office:value="189.99" calcext:value-type="float">
            <text:p>189.99</text:p>
          </table:table-cell>
        </table:table-row>
        <table:table-row table:style-name="ro1">
          <table:table-cell office:value-type="string" calcext:value-type="string">
            <text:p>BOLIGRAFO MICRO CITY RETRACTIL</text:p>
          </table:table-cell>
          <table:table-cell office:value-type="float" office:value="404.03" calcext:value-type="float">
            <text:p>404.03</text:p>
          </table:table-cell>
        </table:table-row>
        <table:table-row table:style-name="ro1">
          <table:table-cell office:value-type="string" calcext:value-type="string">
            <text:p>BOLIGRAFO MICRO DOLCHE x4u SURTIDA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string" calcext:value-type="string">
            <text:p>BOLIGRAFO MICRO GEL CENTRO</text:p>
          </table:table-cell>
          <table:table-cell office:value-type="float" office:value="150.23" calcext:value-type="float">
            <text:p>150.23</text:p>
          </table:table-cell>
        </table:table-row>
        <table:table-row table:style-name="ro1">
          <table:table-cell office:value-type="string" calcext:value-type="string">
            <text:p>BOLIGRAFO MICRO LINC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string" calcext:value-type="string">
            <text:p>BOLIGRAFO MICRO TANK PEN</text:p>
          </table:table-cell>
          <table:table-cell office:value-type="float" office:value="965.62" calcext:value-type="float">
            <text:p>965.62</text:p>
          </table:table-cell>
        </table:table-row>
        <table:table-row table:style-name="ro1">
          <table:table-cell office:value-type="string" calcext:value-type="string">
            <text:p>BOLIGRAFO PELIKAN BORRABLE LOCORRIJO AZUL</text:p>
          </table:table-cell>
          <table:table-cell office:value-type="float" office:value="985.91" calcext:value-type="float">
            <text:p>985.91</text:p>
          </table:table-cell>
        </table:table-row>
        <table:table-row table:style-name="ro1">
          <table:table-cell office:value-type="string" calcext:value-type="string">
            <text:p>BOLIGRAFO PELIKAN JAZZ BLANCO/NEGRO</text:p>
          </table:table-cell>
          <table:table-cell office:value-type="float" office:value="4284.89" calcext:value-type="float">
            <text:p>4284.89</text:p>
          </table:table-cell>
        </table:table-row>
        <table:table-row table:style-name="ro1">
          <table:table-cell office:value-type="string" calcext:value-type="string">
            <text:p>BOLIGRAFO PELIKAN JAZZ CLASSIC</text:p>
          </table:table-cell>
          <table:table-cell office:value-type="float" office:value="9639.28" calcext:value-type="float">
            <text:p>9639.28</text:p>
          </table:table-cell>
        </table:table-row>
        <table:table-row table:style-name="ro1">
          <table:table-cell office:value-type="string" calcext:value-type="string">
            <text:p>BOLIGRAFO PELIKAN JAZZ NOBLE</text:p>
          </table:table-cell>
          <table:table-cell office:value-type="float" office:value="10371.09" calcext:value-type="float">
            <text:p>10371.09</text:p>
          </table:table-cell>
        </table:table-row>
        <table:table-row table:style-name="ro1">
          <table:table-cell office:value-type="string" calcext:value-type="string">
            <text:p>BOLIGRAFO PELIKAN JAZZ PASTEL</text:p>
          </table:table-cell>
          <table:table-cell office:value-type="float" office:value="4284.89" calcext:value-type="float">
            <text:p>4284.89</text:p>
          </table:table-cell>
        </table:table-row>
        <table:table-row table:style-name="ro1">
          <table:table-cell office:value-type="string" calcext:value-type="string">
            <text:p>BOLIGRAFO PELIKAN MINI</text:p>
          </table:table-cell>
          <table:table-cell office:value-type="float" office:value="1856.2" calcext:value-type="float">
            <text:p>1856.20</text:p>
          </table:table-cell>
        </table:table-row>
        <table:table-row table:style-name="ro1">
          <table:table-cell office:value-type="string" calcext:value-type="string">
            <text:p>BOLIGRAFO PELIKAN POINTEC AZUL x12</text:p>
          </table:table-cell>
          <table:table-cell office:value-type="float" office:value="2643.41" calcext:value-type="float">
            <text:p>2643.41</text:p>
          </table:table-cell>
        </table:table-row>
        <table:table-row table:style-name="ro1">
          <table:table-cell office:value-type="string" calcext:value-type="string">
            <text:p>BOLIGRAFO PELIKAN POINTEC FANCY x10</text:p>
          </table:table-cell>
          <table:table-cell office:value-type="float" office:value="1904.47" calcext:value-type="float">
            <text:p>1904.47</text:p>
          </table:table-cell>
        </table:table-row>
        <table:table-row table:style-name="ro1">
          <table:table-cell office:value-type="string" calcext:value-type="string">
            <text:p>BOLIGRAFO PELIKAN SNAP</text:p>
          </table:table-cell>
          <table:table-cell office:value-type="float" office:value="13961.52" calcext:value-type="float">
            <text:p>13961.52</text:p>
          </table:table-cell>
        </table:table-row>
        <table:table-row table:style-name="ro1">
          <table:table-cell office:value-type="string" calcext:value-type="string">
            <text:p>BOLIGRAFO PELIKAN TANGO x1 x12u</text:p>
          </table:table-cell>
          <table:table-cell office:value-type="float" office:value="317.55" calcext:value-type="float">
            <text:p>317.55</text:p>
          </table:table-cell>
        </table:table-row>
        <table:table-row table:style-name="ro1">
          <table:table-cell office:value-type="string" calcext:value-type="string">
            <text:p>BOLIGRAFO PIZZINI 1mm x12u</text:p>
          </table:table-cell>
          <table:table-cell office:value-type="float" office:value="2510.59" calcext:value-type="float">
            <text:p>2510.59</text:p>
          </table:table-cell>
        </table:table-row>
        <table:table-row table:style-name="ro1">
          <table:table-cell office:value-type="string" calcext:value-type="string">
            <text:p>BOLIGRAFO PIZZINI 1MM x4unid CLASICOS</text:p>
          </table:table-cell>
          <table:table-cell office:value-type="float" office:value="1320.91" calcext:value-type="float">
            <text:p>1320.91</text:p>
          </table:table-cell>
        </table:table-row>
        <table:table-row table:style-name="ro1">
          <table:table-cell office:value-type="string" calcext:value-type="string">
            <text:p>BOLIGRAFO PIZZINI BORRABLE BORRAMIO 0.7mm</text:p>
          </table:table-cell>
          <table:table-cell office:value-type="float" office:value="593.01" calcext:value-type="float">
            <text:p>593.01</text:p>
          </table:table-cell>
        </table:table-row>
        <table:table-row table:style-name="ro1">
          <table:table-cell office:value-type="string" calcext:value-type="string">
            <text:p>BOLIGRAFO PIZZINI RECTRATIL x4u T/AZUL</text:p>
          </table:table-cell>
          <table:table-cell office:value-type="float" office:value="1910.06" calcext:value-type="float">
            <text:p>1910.06</text:p>
          </table:table-cell>
        </table:table-row>
        <table:table-row table:style-name="ro1">
          <table:table-cell office:value-type="string" calcext:value-type="string">
            <text:p>BOLIGRAFO PIZZINI x10u SURTIDO</text:p>
          </table:table-cell>
          <table:table-cell office:value-type="float" office:value="4146.13" calcext:value-type="float">
            <text:p>4146.13</text:p>
          </table:table-cell>
        </table:table-row>
        <table:table-row table:style-name="ro1">
          <table:table-cell office:value-type="string" calcext:value-type="string">
            <text:p>BOLIGRAFO PXSTICK CAJA x50u 51301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BOLIGRAFO RETRACTIL UNICORNIO TUBO x24u 1003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1">
          <table:table-cell office:value-type="string" calcext:value-type="string">
            <text:p>BOLIGRAFO REYNOLDS 1mm x1u 048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BOLIGRAFO REYNOLDS 1mm x50u 048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BOLIGRAFO REYNOLDS FINO 0.7mm x1u 049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BOLIGRAFO REYNOLDS FINO 0.7mm x50u 049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BOLIGRAFO SIMBALL COLE ROLLER</text:p>
          </table:table-cell>
          <table:table-cell office:value-type="float" office:value="610.26" calcext:value-type="float">
            <text:p>610.26</text:p>
          </table:table-cell>
        </table:table-row>
        <table:table-row table:style-name="ro1">
          <table:table-cell office:value-type="string" calcext:value-type="string">
            <text:p>BOLIGRAFO SIMBALL FLOW 1000 x4u AZUL</text:p>
          </table:table-cell>
          <table:table-cell office:value-type="float" office:value="119.15" calcext:value-type="float">
            <text:p>119.15</text:p>
          </table:table-cell>
        </table:table-row>
        <table:table-row table:style-name="ro1">
          <table:table-cell office:value-type="string" calcext:value-type="string">
            <text:p>BOLIGRAFO SIMBALL FLOW 1000 x4u SURTIDO</text:p>
          </table:table-cell>
          <table:table-cell office:value-type="float" office:value="133.25" calcext:value-type="float">
            <text:p>133.25</text:p>
          </table:table-cell>
        </table:table-row>
        <table:table-row table:style-name="ro1">
          <table:table-cell office:value-type="string" calcext:value-type="string">
            <text:p>BOLIGRAFO SIMBALL FLOW 1000 x8u</text:p>
          </table:table-cell>
          <table:table-cell office:value-type="float" office:value="188.6" calcext:value-type="float">
            <text:p>188.60</text:p>
          </table:table-cell>
        </table:table-row>
        <table:table-row table:style-name="ro1">
          <table:table-cell office:value-type="string" calcext:value-type="string">
            <text:p>BOLIGRAFO SIMBALL FUENTE PLUMATRIX</text:p>
          </table:table-cell>
          <table:table-cell office:value-type="float" office:value="140.53" calcext:value-type="float">
            <text:p>140.53</text:p>
          </table:table-cell>
        </table:table-row>
        <table:table-row table:style-name="ro1">
          <table:table-cell office:value-type="string" calcext:value-type="string">
            <text:p>BOLIGRAFO SIMBALL FUENTE PLUMY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string" calcext:value-type="string">
            <text:p>BOLIGRAFO SIMBALL GENIO 2G POP</text:p>
          </table:table-cell>
          <table:table-cell office:value-type="float" office:value="698.27" calcext:value-type="float">
            <text:p>698.27</text:p>
          </table:table-cell>
        </table:table-row>
        <table:table-row table:style-name="ro1">
          <table:table-cell office:value-type="string" calcext:value-type="string">
            <text:p>BOLIGRAFO SIMBALL GENIO 2G POP DISEÑO</text:p>
          </table:table-cell>
          <table:table-cell office:value-type="float" office:value="698.27" calcext:value-type="float">
            <text:p>698.27</text:p>
          </table:table-cell>
        </table:table-row>
        <table:table-row table:style-name="ro1">
          <table:table-cell office:value-type="string" calcext:value-type="string">
            <text:p>BOLIGRAFO SIMBALL ROLLER GENIO 2G</text:p>
          </table:table-cell>
          <table:table-cell office:value-type="float" office:value="154.14" calcext:value-type="float">
            <text:p>154.14</text:p>
          </table:table-cell>
        </table:table-row>
        <table:table-row table:style-name="ro1">
          <table:table-cell office:value-type="string" calcext:value-type="string">
            <text:p>BOLIGRAFO SIMBALL S1.1 RETRACTIL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string" calcext:value-type="string">
            <text:p>BOLIGRAFO SIMBALL S4.1 MINI RETRACTIL 4 COLORES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string" calcext:value-type="string">
            <text:p>BOLIGRAFO SIMBALL S4.1 RETRACTIL 4 COLORES</text:p>
          </table:table-cell>
          <table:table-cell office:value-type="float" office:value="161.4" calcext:value-type="float">
            <text:p>161.40</text:p>
          </table:table-cell>
        </table:table-row>
        <table:table-row table:style-name="ro1">
          <table:table-cell office:value-type="string" calcext:value-type="string">
            <text:p>BOLIGRAFO SIMBALL S4.1 RETRACTIL 4 COLORES MINI</text:p>
          </table:table-cell>
          <table:table-cell office:value-type="float" office:value="142.38" calcext:value-type="float">
            <text:p>142.38</text:p>
          </table:table-cell>
        </table:table-row>
        <table:table-row table:style-name="ro1">
          <table:table-cell office:value-type="string" calcext:value-type="string">
            <text:p>BOLIGRAFO SIMBALL ZIRO RET. AZUL</text:p>
          </table:table-cell>
          <table:table-cell office:value-type="float" office:value="377.33" calcext:value-type="float">
            <text:p>377.33</text:p>
          </table:table-cell>
        </table:table-row>
        <table:table-row table:style-name="ro1">
          <table:table-cell office:value-type="string" calcext:value-type="string">
            <text:p>BOLIGRAFO SURTIDO x50u 513278</text:p>
          </table:table-cell>
          <table:table-cell office:value-type="float" office:value="16.64" calcext:value-type="float">
            <text:p>16.64</text:p>
          </table:table-cell>
        </table:table-row>
        <table:table-row table:style-name="ro1">
          <table:table-cell office:value-type="string" calcext:value-type="string">
            <text:p>BOLIGRAFO TRATTO BORRABLE CANCELLIK</text:p>
          </table:table-cell>
          <table:table-cell office:value-type="float" office:value="241.2" calcext:value-type="float">
            <text:p>241.20</text:p>
          </table:table-cell>
        </table:table-row>
        <table:table-row table:style-name="ro1">
          <table:table-cell office:value-type="string" calcext:value-type="string">
            <text:p>BOLIGRAFO TRATTO UNO GIRO</text:p>
          </table:table-cell>
          <table:table-cell office:value-type="float" office:value="95.74" calcext:value-type="float">
            <text:p>95.74</text:p>
          </table:table-cell>
        </table:table-row>
        <table:table-row table:style-name="ro1">
          <table:table-cell office:value-type="string" calcext:value-type="string">
            <text:p>BOLIGRAFO TRATTO UNO GIRO FINO</text:p>
          </table:table-cell>
          <table:table-cell office:value-type="float" office:value="95.74" calcext:value-type="float">
            <text:p>95.74</text:p>
          </table:table-cell>
        </table:table-row>
        <table:table-row table:style-name="ro1">
          <table:table-cell office:value-type="string" calcext:value-type="string">
            <text:p>BOLIGRAFO TRATTO UNO GIRO x50u</text:p>
          </table:table-cell>
          <table:table-cell office:value-type="float" office:value="95.74" calcext:value-type="float">
            <text:p>95.74</text:p>
          </table:table-cell>
        </table:table-row>
        <table:table-row table:style-name="ro1">
          <table:table-cell office:value-type="string" calcext:value-type="string">
            <text:p>BOLIGRAFO TRATTO UNO GRIP</text:p>
          </table:table-cell>
          <table:table-cell office:value-type="float" office:value="114.88" calcext:value-type="float">
            <text:p>114.88</text:p>
          </table:table-cell>
        </table:table-row>
        <table:table-row table:style-name="ro1">
          <table:table-cell office:value-type="string" calcext:value-type="string">
            <text:p>BOLIGRAFO UNIBALL UB-150 0.5mm</text:p>
          </table:table-cell>
          <table:table-cell office:value-type="float" office:value="3095.11" calcext:value-type="float">
            <text:p>3095.11</text:p>
          </table:table-cell>
        </table:table-row>
        <table:table-row table:style-name="ro1">
          <table:table-cell office:value-type="string" calcext:value-type="string">
            <text:p>BOLIGRAFO UNIBALL UB-157 O.7mm</text:p>
          </table:table-cell>
          <table:table-cell office:value-type="float" office:value="3095.11" calcext:value-type="float">
            <text:p>3095.11</text:p>
          </table:table-cell>
        </table:table-row>
        <table:table-row table:style-name="ro1">
          <table:table-cell office:value-type="string" calcext:value-type="string">
            <text:p>BOLIGRAFO VINSON OIL GEL SMART 515239</text:p>
          </table:table-cell>
          <table:table-cell office:value-type="float" office:value="439.34" calcext:value-type="float">
            <text:p>439.34</text:p>
          </table:table-cell>
        </table:table-row>
        <table:table-row table:style-name="ro1">
          <table:table-cell office:value-type="string" calcext:value-type="string">
            <text:p>BOLIGRAFO VINSON POWER 515224</text:p>
          </table:table-cell>
          <table:table-cell office:value-type="float" office:value="395.29" calcext:value-type="float">
            <text:p>395.29</text:p>
          </table:table-cell>
        </table:table-row>
        <table:table-row table:style-name="ro1">
          <table:table-cell office:value-type="string" calcext:value-type="string">
            <text:p>BOLIGRAFO VINSON SUNRISE 515241</text:p>
          </table:table-cell>
          <table:table-cell office:value-type="float" office:value="439.34" calcext:value-type="float">
            <text:p>439.34</text:p>
          </table:table-cell>
        </table:table-row>
        <table:table-row table:style-name="ro1">
          <table:table-cell office:value-type="string" calcext:value-type="string">
            <text:p>BOLSA AMERICANA KRAFT N-2L x100</text:p>
          </table:table-cell>
          <table:table-cell office:value-type="float" office:value="1396" calcext:value-type="float">
            <text:p>1396.00</text:p>
          </table:table-cell>
        </table:table-row>
        <table:table-row table:style-name="ro1">
          <table:table-cell office:value-type="string" calcext:value-type="string">
            <text:p>BOLSA AMERICANA KRAFT N-3 x100</text:p>
          </table:table-cell>
          <table:table-cell office:value-type="float" office:value="1588.72" calcext:value-type="float">
            <text:p>1588.72</text:p>
          </table:table-cell>
        </table:table-row>
        <table:table-row table:style-name="ro1">
          <table:table-cell office:value-type="string" calcext:value-type="string">
            <text:p>BOLSA AMERICANA KRAFT N-4A x100</text:p>
          </table:table-cell>
          <table:table-cell office:value-type="float" office:value="1870.22" calcext:value-type="float">
            <text:p>1870.22</text:p>
          </table:table-cell>
        </table:table-row>
        <table:table-row table:style-name="ro1">
          <table:table-cell office:value-type="string" calcext:value-type="string">
            <text:p>BOLSA AMERICANA KRAFT N-6L x100</text:p>
          </table:table-cell>
          <table:table-cell office:value-type="float" office:value="2573.57" calcext:value-type="float">
            <text:p>2573.57</text:p>
          </table:table-cell>
        </table:table-row>
        <table:table-row table:style-name="ro1">
          <table:table-cell office:value-type="string" calcext:value-type="string">
            <text:p>BOLSA AMERICANA KRAFT N-8 x100</text:p>
          </table:table-cell>
          <table:table-cell office:value-type="float" office:value="3958.59" calcext:value-type="float">
            <text:p>3958.59</text:p>
          </table:table-cell>
        </table:table-row>
        <table:table-row table:style-name="ro1">
          <table:table-cell office:value-type="string" calcext:value-type="string">
            <text:p>BOLSA DE REGALO 15x22cm x5 PZAS 307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1">
          <table:table-cell office:value-type="string" calcext:value-type="string">
            <text:p>BOLSA DE REGALO 18x24cm x4 PZAS.308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string" calcext:value-type="string">
            <text:p>BOLSA KRAFT M/SOGA KM-12</text:p>
          </table:table-cell>
          <table:table-cell office:value-type="float" office:value="203.03" calcext:value-type="float">
            <text:p>203.03</text:p>
          </table:table-cell>
        </table:table-row>
        <table:table-row table:style-name="ro1">
          <table:table-cell office:value-type="string" calcext:value-type="string">
            <text:p>BOLSA KRAFT M/SOGA KM-12 BOTELLA</text:p>
          </table:table-cell>
          <table:table-cell office:value-type="float" office:value="244.03" calcext:value-type="float">
            <text:p>244.03</text:p>
          </table:table-cell>
        </table:table-row>
        <table:table-row table:style-name="ro1">
          <table:table-cell office:value-type="string" calcext:value-type="string">
            <text:p>BOLSA KRAFT M/SOGA KM-16</text:p>
          </table:table-cell>
          <table:table-cell office:value-type="float" office:value="210.92" calcext:value-type="float">
            <text:p>210.92</text:p>
          </table:table-cell>
        </table:table-row>
        <table:table-row table:style-name="ro1">
          <table:table-cell office:value-type="string" calcext:value-type="string">
            <text:p>BOLSA KRAFT M/SOGA KM-20</text:p>
          </table:table-cell>
          <table:table-cell office:value-type="float" office:value="220.63" calcext:value-type="float">
            <text:p>220.63</text:p>
          </table:table-cell>
        </table:table-row>
        <table:table-row table:style-name="ro1">
          <table:table-cell office:value-type="string" calcext:value-type="string">
            <text:p>BOLSA KRAFT M/SOGA KM-20 BOTELLA</text:p>
          </table:table-cell>
          <table:table-cell office:value-type="float" office:value="267.46" calcext:value-type="float">
            <text:p>267.46</text:p>
          </table:table-cell>
        </table:table-row>
        <table:table-row table:style-name="ro1">
          <table:table-cell office:value-type="string" calcext:value-type="string">
            <text:p>BOLSA KRAFT M/SOGA KM-25</text:p>
          </table:table-cell>
          <table:table-cell office:value-type="float" office:value="277.02" calcext:value-type="float">
            <text:p>277.02</text:p>
          </table:table-cell>
        </table:table-row>
        <table:table-row table:style-name="ro1">
          <table:table-cell office:value-type="string" calcext:value-type="string">
            <text:p>BOLSA KRAFT M/SOGA KM-30</text:p>
          </table:table-cell>
          <table:table-cell office:value-type="float" office:value="301.27" calcext:value-type="float">
            <text:p>301.27</text:p>
          </table:table-cell>
        </table:table-row>
        <table:table-row table:style-name="ro1">
          <table:table-cell office:value-type="string" calcext:value-type="string">
            <text:p>BOLSA KRAFT M/SOGA KM-34</text:p>
          </table:table-cell>
          <table:table-cell office:value-type="float" office:value="340.43" calcext:value-type="float">
            <text:p>340.43</text:p>
          </table:table-cell>
        </table:table-row>
        <table:table-row table:style-name="ro1">
          <table:table-cell office:value-type="string" calcext:value-type="string">
            <text:p>BOLSA PAPEL FANTASIA 12x18 x100</text:p>
          </table:table-cell>
          <table:table-cell office:value-type="float" office:value="2097.73" calcext:value-type="float">
            <text:p>2097.73</text:p>
          </table:table-cell>
        </table:table-row>
        <table:table-row table:style-name="ro1">
          <table:table-cell office:value-type="string" calcext:value-type="string">
            <text:p>BOLSA PAPEL FANTASIA 20x26 x100</text:p>
          </table:table-cell>
          <table:table-cell office:value-type="float" office:value="3152.53" calcext:value-type="float">
            <text:p>3152.53</text:p>
          </table:table-cell>
        </table:table-row>
        <table:table-row table:style-name="ro1">
          <table:table-cell office:value-type="string" calcext:value-type="string">
            <text:p>BOLSA PAPEL FANTASIA 25x35 x100</text:p>
          </table:table-cell>
          <table:table-cell office:value-type="float" office:value="5687.33" calcext:value-type="float">
            <text:p>5687.33</text:p>
          </table:table-cell>
        </table:table-row>
        <table:table-row table:style-name="ro1">
          <table:table-cell office:value-type="string" calcext:value-type="string">
            <text:p>BOLSA PAPEL FANTASIA 7x22 x100u</text:p>
          </table:table-cell>
          <table:table-cell office:value-type="float" office:value="1507.02" calcext:value-type="float">
            <text:p>1507.02</text:p>
          </table:table-cell>
        </table:table-row>
        <table:table-row table:style-name="ro1">
          <table:table-cell office:value-type="string" calcext:value-type="string">
            <text:p>BOLSA PAPEL FANTASIA N-30 7x10 x100u</text:p>
          </table:table-cell>
          <table:table-cell office:value-type="float" office:value="1209.48" calcext:value-type="float">
            <text:p>1209.48</text:p>
          </table:table-cell>
        </table:table-row>
        <table:table-row table:style-name="ro1">
          <table:table-cell office:value-type="string" calcext:value-type="string">
            <text:p>BOLSA PAPEL FANTASIA N-31 7x13 x100u</text:p>
          </table:table-cell>
          <table:table-cell office:value-type="float" office:value="1291.89" calcext:value-type="float">
            <text:p>1291.89</text:p>
          </table:table-cell>
        </table:table-row>
        <table:table-row table:style-name="ro1">
          <table:table-cell office:value-type="string" calcext:value-type="string">
            <text:p>BOLSA PAPEL FANTASIA N-32 9x15 x100u</text:p>
          </table:table-cell>
          <table:table-cell office:value-type="float" office:value="1461.95" calcext:value-type="float">
            <text:p>1461.95</text:p>
          </table:table-cell>
        </table:table-row>
        <table:table-row table:style-name="ro1">
          <table:table-cell office:value-type="string" calcext:value-type="string">
            <text:p>BOLSA PAPEL FANTASIA N-33 14x21 x100u</text:p>
          </table:table-cell>
          <table:table-cell office:value-type="float" office:value="2311.39" calcext:value-type="float">
            <text:p>2311.39</text:p>
          </table:table-cell>
        </table:table-row>
        <table:table-row table:style-name="ro1">
          <table:table-cell office:value-type="string" calcext:value-type="string">
            <text:p>BOLSA PAPEL FANTASIA N-34 7x20 x100</text:p>
          </table:table-cell>
          <table:table-cell office:value-type="float" office:value="1371.98" calcext:value-type="float">
            <text:p>1371.98</text:p>
          </table:table-cell>
        </table:table-row>
        <table:table-row table:style-name="ro1">
          <table:table-cell office:value-type="string" calcext:value-type="string">
            <text:p>BOLSA PAPEL FANTASIA N-35 15x25 x100u</text:p>
          </table:table-cell>
          <table:table-cell office:value-type="float" office:value="2639.75" calcext:value-type="float">
            <text:p>2639.75</text:p>
          </table:table-cell>
        </table:table-row>
        <table:table-row table:style-name="ro1">
          <table:table-cell office:value-type="string" calcext:value-type="string">
            <text:p>BOLSA PAPEL FANTASIA N-36 20x29 x100u</text:p>
          </table:table-cell>
          <table:table-cell office:value-type="float" office:value="3597.18" calcext:value-type="float">
            <text:p>3597.18</text:p>
          </table:table-cell>
        </table:table-row>
        <table:table-row table:style-name="ro1">
          <table:table-cell office:value-type="string" calcext:value-type="string">
            <text:p>BOLSA PAPEL FANTASIA N-37 25x31 x100u</text:p>
          </table:table-cell>
          <table:table-cell office:value-type="float" office:value="5264.95" calcext:value-type="float">
            <text:p>5264.95</text:p>
          </table:table-cell>
        </table:table-row>
        <table:table-row table:style-name="ro1">
          <table:table-cell office:value-type="string" calcext:value-type="string">
            <text:p>BOLSA PAPEL FANTASIA N-38 27x37 x100u</text:p>
          </table:table-cell>
          <table:table-cell office:value-type="float" office:value="6293.02" calcext:value-type="float">
            <text:p>6293.02</text:p>
          </table:table-cell>
        </table:table-row>
        <table:table-row table:style-name="ro1">
          <table:table-cell office:value-type="string" calcext:value-type="string">
            <text:p>BOLSA PAPEL FANTASIA N-39 33x41 x100</text:p>
          </table:table-cell>
          <table:table-cell office:value-type="float" office:value="8211.37" calcext:value-type="float">
            <text:p>8211.37</text:p>
          </table:table-cell>
        </table:table-row>
        <table:table-row table:style-name="ro1">
          <table:table-cell office:value-type="string" calcext:value-type="string">
            <text:p>BOLSA PAPEL FANTASIA N-40 37x45 x100</text:p>
          </table:table-cell>
          <table:table-cell office:value-type="float" office:value="10604.89" calcext:value-type="float">
            <text:p>10604.89</text:p>
          </table:table-cell>
        </table:table-row>
        <table:table-row table:style-name="ro1">
          <table:table-cell office:value-type="string" calcext:value-type="string">
            <text:p>BOLSA PAPEL P/CARAMELO x100u <text:s text:c="21"/>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OLSA TUL 11x15cm x25u</text:p>
          </table:table-cell>
          <table:table-cell office:value-type="float" office:value="8167.29" calcext:value-type="float">
            <text:p>8167.29</text:p>
          </table:table-cell>
        </table:table-row>
        <table:table-row table:style-name="ro1">
          <table:table-cell office:value-type="string" calcext:value-type="string">
            <text:p>BOLSA TUL 7x10cm x25u</text:p>
          </table:table-cell>
          <table:table-cell office:value-type="float" office:value="6387.43" calcext:value-type="float">
            <text:p>6387.43</text:p>
          </table:table-cell>
        </table:table-row>
        <table:table-row table:style-name="ro1">
          <table:table-cell office:value-type="string" calcext:value-type="string">
            <text:p>BOLSILLO DASA PVC 60x90 x100u</text:p>
          </table:table-cell>
          <table:table-cell office:value-type="float" office:value="580.73" calcext:value-type="float">
            <text:p>580.73</text:p>
          </table:table-cell>
        </table:table-row>
        <table:table-row table:style-name="ro1">
          <table:table-cell office:value-type="string" calcext:value-type="string">
            <text:p>BOLSILLO DASA PVC 70x110 x100u</text:p>
          </table:table-cell>
          <table:table-cell office:value-type="float" office:value="1404.58" calcext:value-type="float">
            <text:p>1404.58</text:p>
          </table:table-cell>
        </table:table-row>
        <table:table-row table:style-name="ro1">
          <table:table-cell office:value-type="string" calcext:value-type="string">
            <text:p>BOLSILLO DE PVC 60x90 180mic x50u</text:p>
          </table:table-cell>
          <table:table-cell office:value-type="float" office:value="226.89" calcext:value-type="float">
            <text:p>226.89</text:p>
          </table:table-cell>
        </table:table-row>
        <table:table-row table:style-name="ro1">
          <table:table-cell office:value-type="string" calcext:value-type="string">
            <text:p>BOLSILLO DE PVC 70x110 180mic x50u</text:p>
          </table:table-cell>
          <table:table-cell office:value-type="float" office:value="340.39" calcext:value-type="float">
            <text:p>340.39</text:p>
          </table:table-cell>
        </table:table-row>
        <table:table-row table:style-name="ro1">
          <table:table-cell office:value-type="string" calcext:value-type="string">
            <text:p>BORRADOR KATANA C/PORTA MARCADOR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office:value-type="string" calcext:value-type="string">
            <text:p>BORRADOR P/PIZARRA C/IMAN ER-105M 5108</text:p>
          </table:table-cell>
          <table:table-cell office:value-type="float" office:value="45.62" calcext:value-type="float">
            <text:p>45.62</text:p>
          </table:table-cell>
        </table:table-row>
        <table:table-row table:style-name="ro1">
          <table:table-cell office:value-type="string" calcext:value-type="string">
            <text:p>BORRADOR PIZARRA EZCO MAGNETICO BP-504</text:p>
          </table:table-cell>
          <table:table-cell office:value-type="float" office:value="1613.11" calcext:value-type="float">
            <text:p>1613.11</text:p>
          </table:table-cell>
        </table:table-row>
        <table:table-row table:style-name="ro1">
          <table:table-cell office:value-type="string" calcext:value-type="string">
            <text:p>BORRADOR SIFAP ESCOLAR MADERA</text:p>
          </table:table-cell>
          <table:table-cell office:value-type="float" office:value="1798.06" calcext:value-type="float">
            <text:p>1798.06</text:p>
          </table:table-cell>
        </table:table-row>
        <table:table-row table:style-name="ro1">
          <table:table-cell office:value-type="string" calcext:value-type="string">
            <text:p>BORRADOR SIFAP GOMA EVA</text:p>
          </table:table-cell>
          <table:table-cell office:value-type="float" office:value="1504.32" calcext:value-type="float">
            <text:p>1504.32</text:p>
          </table:table-cell>
        </table:table-row>
        <table:table-row table:style-name="ro1">
          <table:table-cell office:value-type="string" calcext:value-type="string">
            <text:p>BORRADOR SIFAP PIZARRA BLANCA</text:p>
          </table:table-cell>
          <table:table-cell office:value-type="float" office:value="2202.93" calcext:value-type="float">
            <text:p>2202.93</text:p>
          </table:table-cell>
        </table:table-row>
        <table:table-row table:style-name="ro1">
          <table:table-cell office:value-type="string" calcext:value-type="string">
            <text:p>BORRADOR TALBOT P/PIZARRA 4001</text:p>
          </table:table-cell>
          <table:table-cell office:value-type="float" office:value="1801.8" calcext:value-type="float">
            <text:p>1801.80</text:p>
          </table:table-cell>
        </table:table-row>
        <table:table-row table:style-name="ro1">
          <table:table-cell office:value-type="string" calcext:value-type="string">
            <text:p>BORRATINTA FILGO JET KILLER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>
          <table:table-cell office:value-type="string" calcext:value-type="string">
            <text:p>BORRATINTA JET KILLER x2u SURTIDO</text:p>
          </table:table-cell>
          <table:table-cell office:value-type="float" office:value="1297.18" calcext:value-type="float">
            <text:p>1297.18</text:p>
          </table:table-cell>
        </table:table-row>
        <table:table-row table:style-name="ro1">
          <table:table-cell office:value-type="string" calcext:value-type="string">
            <text:p>BRILLANTIMA SIFAP C/FORMAS RAINBOW x6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<text:s/>SIFAP STICKS <text:s/>METAL <text:s/>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<text:s/>SIFAP STICKS VERDE <text:s/>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10 COLORES x40u 514019</text:p>
          </table:table-cell>
          <table:table-cell office:value-type="float" office:value="2124.02" calcext:value-type="float">
            <text:p>2124.02</text:p>
          </table:table-cell>
        </table:table-row>
        <table:table-row table:style-name="ro1">
          <table:table-cell office:value-type="string" calcext:value-type="string">
            <text:p>BRILLANTINA 5 COLORES x40u 514018</text:p>
          </table:table-cell>
          <table:table-cell office:value-type="float" office:value="2046.94" calcext:value-type="float">
            <text:p>2046.94</text:p>
          </table:table-cell>
        </table:table-row>
        <table:table-row table:style-name="ro1">
          <table:table-cell office:value-type="string" calcext:value-type="string">
            <text:p>BRILLANTINA MINI-GLAS x100s</text:p>
          </table:table-cell>
          <table:table-cell office:value-type="float" office:value="14030.33" calcext:value-type="float">
            <text:p>14030.33</text:p>
          </table:table-cell>
        </table:table-row>
        <table:table-row table:style-name="ro1">
          <table:table-cell office:value-type="string" calcext:value-type="string">
            <text:p>BRILLANTINA MINI-GLAS x5u</text:p>
          </table:table-cell>
          <table:table-cell office:value-type="float" office:value="711.69" calcext:value-type="float">
            <text:p>711.69</text:p>
          </table:table-cell>
        </table:table-row>
        <table:table-row table:style-name="ro1">
          <table:table-cell office:value-type="string" calcext:value-type="string">
            <text:p>BRILLANTINA SIFAP AZUL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BLANCA PERLADO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C/FORMAS BABY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C/FORMAS HAPPY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C/FORMAS INSUPERABLES</text:p>
          </table:table-cell>
          <table:table-cell office:value-type="float" office:value="1678.38" calcext:value-type="float">
            <text:p>1678.38</text:p>
          </table:table-cell>
        </table:table-row>
        <table:table-row table:style-name="ro1">
          <table:table-cell office:value-type="string" calcext:value-type="string">
            <text:p>BRILLANTINA SIFAP C/FORMAS LOVE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C/FORMAS MAGICAS</text:p>
          </table:table-cell>
          <table:table-cell office:value-type="float" office:value="1678.38" calcext:value-type="float">
            <text:p>1678.38</text:p>
          </table:table-cell>
        </table:table-row>
        <table:table-row table:style-name="ro1">
          <table:table-cell office:value-type="string" calcext:value-type="string">
            <text:p>BRILLANTINA SIFAP C/FORMAS PARTY TIME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CELESTE x5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ESMOQUIN</text:p>
          </table:table-cell>
          <table:table-cell office:value-type="float" office:value="1600.52" calcext:value-type="float">
            <text:p>1600.52</text:p>
          </table:table-cell>
        </table:table-row>
        <table:table-row table:style-name="ro1">
          <table:table-cell office:value-type="string" calcext:value-type="string">
            <text:p>BRILLANTINA SIFAP FLUO BLISTER x5u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BRILLANTINA SIFAP FORMAS DREAMS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FORMAS FLOWER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GEMAS</text:p>
          </table:table-cell>
          <table:table-cell office:value-type="float" office:value="1339.98" calcext:value-type="float">
            <text:p>1339.98</text:p>
          </table:table-cell>
        </table:table-row>
        <table:table-row table:style-name="ro1">
          <table:table-cell office:value-type="string" calcext:value-type="string">
            <text:p>BRILLANTINA SIFAP MULTICOLOR SOBRE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ORO BLISTER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PASTEL x6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PIRATAS x6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PLATA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POTE x6 METAL</text:p>
          </table:table-cell>
          <table:table-cell office:value-type="float" office:value="5182.7" calcext:value-type="float">
            <text:p>5182.70</text:p>
          </table:table-cell>
        </table:table-row>
        <table:table-row table:style-name="ro1">
          <table:table-cell office:value-type="string" calcext:value-type="string">
            <text:p>BRILLANTINA SIFAP POTE x6 NEON</text:p>
          </table:table-cell>
          <table:table-cell office:value-type="float" office:value="6609.99" calcext:value-type="float">
            <text:p>6609.99</text:p>
          </table:table-cell>
        </table:table-row>
        <table:table-row table:style-name="ro1">
          <table:table-cell office:value-type="string" calcext:value-type="string">
            <text:p>BRILLANTINA SIFAP PRINCESAS DE HIELO</text:p>
          </table:table-cell>
          <table:table-cell office:value-type="float" office:value="1600.5" calcext:value-type="float">
            <text:p>1600.50</text:p>
          </table:table-cell>
        </table:table-row>
        <table:table-row table:style-name="ro1">
          <table:table-cell office:value-type="string" calcext:value-type="string">
            <text:p>BRILLANTINA SIFAP ROJA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STICKS BLANCO <text:s/>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STICKS CELESTE <text:s/>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STICKS DORADO 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STICKS ROJO <text:s/>x5u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ILLANTINA SIFAP SURTIDA BLISTER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TUTTI FRUTTI</text:p>
          </table:table-cell>
          <table:table-cell office:value-type="float" office:value="2488.49" calcext:value-type="float">
            <text:p>2488.49</text:p>
          </table:table-cell>
        </table:table-row>
        <table:table-row table:style-name="ro1">
          <table:table-cell office:value-type="string" calcext:value-type="string">
            <text:p>BRILLANTINA SIFAP VERDE x5u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x5u VIOLETA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BRILLANTINA SIFAP x6 <text:s/>CELEBRATE</text:p>
          </table:table-cell>
          <table:table-cell office:value-type="float" office:value="1678.43" calcext:value-type="float">
            <text:p>1678.43</text:p>
          </table:table-cell>
        </table:table-row>
        <table:table-row table:style-name="ro1">
          <table:table-cell office:value-type="string" calcext:value-type="string">
            <text:p>BROCHE DORADO SIFAP N-10 x100u 40mm</text:p>
          </table:table-cell>
          <table:table-cell office:value-type="float" office:value="2255.74" calcext:value-type="float">
            <text:p>2255.74</text:p>
          </table:table-cell>
        </table:table-row>
        <table:table-row table:style-name="ro1">
          <table:table-cell office:value-type="string" calcext:value-type="string">
            <text:p>BROCHE DORADO SIFAP N-12 x100u 45mm</text:p>
          </table:table-cell>
          <table:table-cell office:value-type="float" office:value="4113.47" calcext:value-type="float">
            <text:p>4113.47</text:p>
          </table:table-cell>
        </table:table-row>
        <table:table-row table:style-name="ro1">
          <table:table-cell office:value-type="string" calcext:value-type="string">
            <text:p>BROCHE DORADO SIFAP N-14 x100u 65mm</text:p>
          </table:table-cell>
          <table:table-cell office:value-type="float" office:value="5210.07" calcext:value-type="float">
            <text:p>5210.07</text:p>
          </table:table-cell>
        </table:table-row>
        <table:table-row table:style-name="ro1">
          <table:table-cell office:value-type="string" calcext:value-type="string">
            <text:p>BROCHE DORADO SIFAP N-3 x100u 16mm</text:p>
          </table:table-cell>
          <table:table-cell office:value-type="float" office:value="1432.23" calcext:value-type="float">
            <text:p>1432.23</text:p>
          </table:table-cell>
        </table:table-row>
        <table:table-row table:style-name="ro1">
          <table:table-cell office:value-type="string" calcext:value-type="string">
            <text:p>BROCHE DORADO SIFAP N-4 x100u 19mm</text:p>
          </table:table-cell>
          <table:table-cell office:value-type="float" office:value="1521.26" calcext:value-type="float">
            <text:p>1521.26</text:p>
          </table:table-cell>
        </table:table-row>
        <table:table-row table:style-name="ro1">
          <table:table-cell office:value-type="string" calcext:value-type="string">
            <text:p>BROCHE DORADO SIFAP N-5 x100u 23mm</text:p>
          </table:table-cell>
          <table:table-cell office:value-type="float" office:value="1617.73" calcext:value-type="float">
            <text:p>1617.73</text:p>
          </table:table-cell>
        </table:table-row>
        <table:table-row table:style-name="ro1">
          <table:table-cell office:value-type="string" calcext:value-type="string">
            <text:p>BROCHE DORADO SIFAP N-6 x100u 26mm</text:p>
          </table:table-cell>
          <table:table-cell office:value-type="float" office:value="1731.98" calcext:value-type="float">
            <text:p>1731.98</text:p>
          </table:table-cell>
        </table:table-row>
        <table:table-row table:style-name="ro1">
          <table:table-cell office:value-type="string" calcext:value-type="string">
            <text:p>BROCHE DORADO SIFAP N-7 x100u 30mm</text:p>
          </table:table-cell>
          <table:table-cell office:value-type="float" office:value="1854.03" calcext:value-type="float">
            <text:p>1854.03</text:p>
          </table:table-cell>
        </table:table-row>
        <table:table-row table:style-name="ro1">
          <table:table-cell office:value-type="string" calcext:value-type="string">
            <text:p>BROCHE DORADO SIFAP N-8 x100u 35mm</text:p>
          </table:table-cell>
          <table:table-cell office:value-type="float" office:value="1929.01" calcext:value-type="float">
            <text:p>1929.01</text:p>
          </table:table-cell>
        </table:table-row>
        <table:table-row table:style-name="ro1">
          <table:table-cell office:value-type="string" calcext:value-type="string">
            <text:p>BROCHE EZCO N-10 x1000u x10c</text:p>
          </table:table-cell>
          <table:table-cell office:value-type="float" office:value="260.4" calcext:value-type="float">
            <text:p>260.40</text:p>
          </table:table-cell>
        </table:table-row>
        <table:table-row table:style-name="ro1">
          <table:table-cell office:value-type="string" calcext:value-type="string">
            <text:p>BROCHE EZCO N-26/6 x1000u x10c</text:p>
          </table:table-cell>
          <table:table-cell office:value-type="float" office:value="313.49" calcext:value-type="float">
            <text:p>313.49</text:p>
          </table:table-cell>
        </table:table-row>
        <table:table-row table:style-name="ro1">
          <table:table-cell office:value-type="string" calcext:value-type="string">
            <text:p>BROCHE IBI N-24/6 x1000u</text:p>
          </table:table-cell>
          <table:table-cell office:value-type="float" office:value="372.21" calcext:value-type="float">
            <text:p>372.21</text:p>
          </table:table-cell>
        </table:table-row>
        <table:table-row table:style-name="ro1">
          <table:table-cell office:value-type="string" calcext:value-type="string">
            <text:p>BROCHE IBI N-26/6 (21/6) x1000u</text:p>
          </table:table-cell>
          <table:table-cell office:value-type="float" office:value="377.79" calcext:value-type="float">
            <text:p>377.79</text:p>
          </table:table-cell>
        </table:table-row>
        <table:table-row table:style-name="ro1">
          <table:table-cell office:value-type="string" calcext:value-type="string">
            <text:p>BROCHE JILIANG N-10 x1000u</text:p>
          </table:table-cell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string" calcext:value-type="string">
            <text:p>BROCHE JILIANG N-10 x1000u</text:p>
          </table:table-cell>
          <table:table-cell office:value-type="float" office:value="161.99" calcext:value-type="float">
            <text:p>161.99</text:p>
          </table:table-cell>
        </table:table-row>
        <table:table-row table:style-name="ro1">
          <table:table-cell office:value-type="string" calcext:value-type="string">
            <text:p>BROCHE JILIANG N-24/6 x1000u</text:p>
          </table:table-cell>
          <table:table-cell office:value-type="float" office:value="329.23" calcext:value-type="float">
            <text:p>329.23</text:p>
          </table:table-cell>
        </table:table-row>
        <table:table-row table:style-name="ro1">
          <table:table-cell office:value-type="string" calcext:value-type="string">
            <text:p>BROCHE MAPED 24/6 x1000u</text:p>
          </table:table-cell>
          <table:table-cell office:value-type="float" office:value="1671.01" calcext:value-type="float">
            <text:p>1671.01</text:p>
          </table:table-cell>
        </table:table-row>
        <table:table-row table:style-name="ro1">
          <table:table-cell office:value-type="string" calcext:value-type="string">
            <text:p>BROCHE MAPED N-10 x1000u</text:p>
          </table:table-cell>
          <table:table-cell office:value-type="float" office:value="580.34" calcext:value-type="float">
            <text:p>580.34</text:p>
          </table:table-cell>
        </table:table-row>
        <table:table-row table:style-name="ro1">
          <table:table-cell office:value-type="string" calcext:value-type="string">
            <text:p>BROCHE MIT 10 x1000u</text:p>
          </table:table-cell>
          <table:table-cell office:value-type="float" office:value="970.49" calcext:value-type="float">
            <text:p>970.49</text:p>
          </table:table-cell>
        </table:table-row>
        <table:table-row table:style-name="ro1">
          <table:table-cell office:value-type="string" calcext:value-type="string">
            <text:p>BROCHE MIT 21/6 x1000u</text:p>
          </table:table-cell>
          <table:table-cell office:value-type="float" office:value="1262.79" calcext:value-type="float">
            <text:p>1262.79</text:p>
          </table:table-cell>
        </table:table-row>
        <table:table-row table:style-name="ro1">
          <table:table-cell office:value-type="string" calcext:value-type="string">
            <text:p>BROCHE MIT 21/6 x5000u</text:p>
          </table:table-cell>
          <table:table-cell office:value-type="float" office:value="5815.03" calcext:value-type="float">
            <text:p>5815.03</text:p>
          </table:table-cell>
        </table:table-row>
        <table:table-row table:style-name="ro1">
          <table:table-cell office:value-type="string" calcext:value-type="string">
            <text:p>BROCHE MIT 21/8 x5000u</text:p>
          </table:table-cell>
          <table:table-cell office:value-type="float" office:value="6591.04" calcext:value-type="float">
            <text:p>6591.04</text:p>
          </table:table-cell>
        </table:table-row>
        <table:table-row table:style-name="ro1">
          <table:table-cell office:value-type="string" calcext:value-type="string">
            <text:p>BROCHE MIT 24/6 x1000u</text:p>
          </table:table-cell>
          <table:table-cell office:value-type="float" office:value="1641.49" calcext:value-type="float">
            <text:p>1641.49</text:p>
          </table:table-cell>
        </table:table-row>
        <table:table-row table:style-name="ro1">
          <table:table-cell office:value-type="string" calcext:value-type="string">
            <text:p>BROCHE MIT 24/8 x5000u</text:p>
          </table:table-cell>
          <table:table-cell office:value-type="float" office:value="8707.43" calcext:value-type="float">
            <text:p>8707.43</text:p>
          </table:table-cell>
        </table:table-row>
        <table:table-row table:style-name="ro1">
          <table:table-cell office:value-type="string" calcext:value-type="string">
            <text:p>BROCHE MIT 24/8R x5000u</text:p>
          </table:table-cell>
          <table:table-cell office:value-type="float" office:value="16175.24" calcext:value-type="float">
            <text:p>16175.24</text:p>
          </table:table-cell>
        </table:table-row>
        <table:table-row table:style-name="ro1">
          <table:table-cell office:value-type="string" calcext:value-type="string">
            <text:p>BROCHE MIT 50 x1000u</text:p>
          </table:table-cell>
          <table:table-cell office:value-type="float" office:value="1159.12" calcext:value-type="float">
            <text:p>1159.12</text:p>
          </table:table-cell>
        </table:table-row>
        <table:table-row table:style-name="ro1">
          <table:table-cell office:value-type="string" calcext:value-type="string">
            <text:p>BROCHE MIT 50 x5000u</text:p>
          </table:table-cell>
          <table:table-cell office:value-type="float" office:value="5491.78" calcext:value-type="float">
            <text:p>5491.78</text:p>
          </table:table-cell>
        </table:table-row>
        <table:table-row table:style-name="ro1">
          <table:table-cell office:value-type="string" calcext:value-type="string">
            <text:p>BROCHE MIT 64 x1000u</text:p>
          </table:table-cell>
          <table:table-cell office:value-type="float" office:value="1079.93" calcext:value-type="float">
            <text:p>1079.93</text:p>
          </table:table-cell>
        </table:table-row>
        <table:table-row table:style-name="ro1">
          <table:table-cell office:value-type="string" calcext:value-type="string">
            <text:p>BROCHE NEPACO EZCO PLASTICO x50u</text:p>
          </table:table-cell>
          <table:table-cell office:value-type="float" office:value="1385.51" calcext:value-type="float">
            <text:p>1385.51</text:p>
          </table:table-cell>
        </table:table-row>
        <table:table-row table:style-name="ro1">
          <table:table-cell office:value-type="string" calcext:value-type="string">
            <text:p>BROCHE NEPACO SIFAP 2L x50u</text:p>
          </table:table-cell>
          <table:table-cell office:value-type="float" office:value="3253.61" calcext:value-type="float">
            <text:p>3253.61</text:p>
          </table:table-cell>
        </table:table-row>
        <table:table-row table:style-name="ro1">
          <table:table-cell office:value-type="string" calcext:value-type="string">
            <text:p>BROCHE NEPACO SIFAP METALICO x50u</text:p>
          </table:table-cell>
          <table:table-cell office:value-type="float" office:value="2704.73" calcext:value-type="float">
            <text:p>2704.73</text:p>
          </table:table-cell>
        </table:table-row>
        <table:table-row table:style-name="ro1">
          <table:table-cell office:value-type="string" calcext:value-type="string">
            <text:p>BROCHE TALBOT N-10 x1000u</text:p>
          </table:table-cell>
          <table:table-cell office:value-type="float" office:value="291.5" calcext:value-type="float">
            <text:p>291.50</text:p>
          </table:table-cell>
        </table:table-row>
        <table:table-row table:style-name="ro1">
          <table:table-cell office:value-type="string" calcext:value-type="string">
            <text:p>CAJA ARCHIVO CARTON AMERICANA /TAPA 42x33x25cm</text:p>
          </table:table-cell>
          <table:table-cell office:value-type="float" office:value="2686.21" calcext:value-type="float">
            <text:p>2686.21</text:p>
          </table:table-cell>
        </table:table-row>
        <table:table-row table:style-name="ro1">
          <table:table-cell office:value-type="string" calcext:value-type="string">
            <text:p>CAJA ARCHIVO CARTON OFICIO 12 T/V</text:p>
          </table:table-cell>
          <table:table-cell office:value-type="float" office:value="1067.22" calcext:value-type="float">
            <text:p>1067.22</text:p>
          </table:table-cell>
        </table:table-row>
        <table:table-row table:style-name="ro1">
          <table:table-cell office:value-type="string" calcext:value-type="string">
            <text:p>CAJA ARCHIVO PLASTICA AMERICANA C/TAPA 804</text:p>
          </table:table-cell>
          <table:table-cell office:value-type="float" office:value="11455.02" calcext:value-type="float">
            <text:p>11455.02</text:p>
          </table:table-cell>
        </table:table-row>
        <table:table-row table:style-name="ro1">
          <table:table-cell office:value-type="string" calcext:value-type="string">
            <text:p>CAJA ARCHIVO PLASTICA OFICIO 12 T/V AZUL 701</text:p>
          </table:table-cell>
          <table:table-cell office:value-type="float" office:value="2283.12" calcext:value-type="float">
            <text:p>2283.12</text:p>
          </table:table-cell>
        </table:table-row>
        <table:table-row table:style-name="ro1">
          <table:table-cell office:value-type="string" calcext:value-type="string">
            <text:p>CAJA REPUESTERA N-1</text:p>
          </table:table-cell>
          <table:table-cell office:value-type="float" office:value="1525.74" calcext:value-type="float">
            <text:p>1525.74</text:p>
          </table:table-cell>
        </table:table-row>
        <table:table-row table:style-name="ro1">
          <table:table-cell office:value-type="string" calcext:value-type="string">
            <text:p>CAJA REPUESTERA N-2</text:p>
          </table:table-cell>
          <table:table-cell office:value-type="float" office:value="1653.85" calcext:value-type="float">
            <text:p>1653.85</text:p>
          </table:table-cell>
        </table:table-row>
        <table:table-row table:style-name="ro1">
          <table:table-cell office:value-type="string" calcext:value-type="string">
            <text:p>CAJA REPUESTERA N-3</text:p>
          </table:table-cell>
          <table:table-cell office:value-type="float" office:value="1921.73" calcext:value-type="float">
            <text:p>1921.73</text:p>
          </table:table-cell>
        </table:table-row>
        <table:table-row table:style-name="ro1">
          <table:table-cell office:value-type="string" calcext:value-type="string">
            <text:p>CAJA REPUESTERA N-4 C/3 DIV</text:p>
          </table:table-cell>
          <table:table-cell office:value-type="float" office:value="2352.66" calcext:value-type="float">
            <text:p>2352.66</text:p>
          </table:table-cell>
        </table:table-row>
        <table:table-row table:style-name="ro1">
          <table:table-cell office:value-type="string" calcext:value-type="string">
            <text:p>CALCULADORA CALCUMAX 12 Dig 515601</text:p>
          </table:table-cell>
          <table:table-cell office:value-type="float" office:value="3302.2" calcext:value-type="float">
            <text:p>3302.20</text:p>
          </table:table-cell>
        </table:table-row>
        <table:table-row table:style-name="ro1">
          <table:table-cell office:value-type="string" calcext:value-type="string">
            <text:p>CALCULADORA CALCUMAX 515605 12 DIG.</text:p>
          </table:table-cell>
          <table:table-cell office:value-type="float" office:value="3137.03" calcext:value-type="float">
            <text:p>3137.03</text:p>
          </table:table-cell>
        </table:table-row>
        <table:table-row table:style-name="ro1">
          <table:table-cell office:value-type="string" calcext:value-type="string">
            <text:p>CALCULADORA CALCUMAX 515624 8DIG</text:p>
          </table:table-cell>
          <table:table-cell office:value-type="float" office:value="3742.64" calcext:value-type="float">
            <text:p>3742.64</text:p>
          </table:table-cell>
        </table:table-row>
        <table:table-row table:style-name="ro1">
          <table:table-cell office:value-type="string" calcext:value-type="string">
            <text:p>CALCULADORA CALCUMAX 8 DIG 515650</text:p>
          </table:table-cell>
          <table:table-cell office:value-type="float" office:value="4403.3" calcext:value-type="float">
            <text:p>4403.30</text:p>
          </table:table-cell>
        </table:table-row>
        <table:table-row table:style-name="ro1">
          <table:table-cell office:value-type="string" calcext:value-type="string">
            <text:p>CALCULADORA CALCUMAX CIENTIFICA 515682</text:p>
          </table:table-cell>
          <table:table-cell office:value-type="float" office:value="4183.08" calcext:value-type="float">
            <text:p>4183.08</text:p>
          </table:table-cell>
        </table:table-row>
        <table:table-row table:style-name="ro1">
          <table:table-cell office:value-type="string" calcext:value-type="string">
            <text:p>CALCULADORA ECAL CIENTIFICA TC-82 MS</text:p>
          </table:table-cell>
          <table:table-cell office:value-type="float" office:value="6455.01" calcext:value-type="float">
            <text:p>6455.01</text:p>
          </table:table-cell>
        </table:table-row>
        <table:table-row table:style-name="ro1">
          <table:table-cell office:value-type="string" calcext:value-type="string">
            <text:p>CALCULADORA ECAL CIENTIFICA TC-95 MS</text:p>
          </table:table-cell>
          <table:table-cell office:value-type="float" office:value="19572.83" calcext:value-type="float">
            <text:p>19572.83</text:p>
          </table:table-cell>
        </table:table-row>
        <table:table-row table:style-name="ro1">
          <table:table-cell office:value-type="string" calcext:value-type="string">
            <text:p>CALCULADORA ECAL TC-32 8 DIG</text:p>
          </table:table-cell>
          <table:table-cell office:value-type="float" office:value="7348.52" calcext:value-type="float">
            <text:p>7348.52</text:p>
          </table:table-cell>
        </table:table-row>
        <table:table-row table:style-name="ro1">
          <table:table-cell office:value-type="string" calcext:value-type="string">
            <text:p>CALCULADORA ECAL TC-34 12 DIG</text:p>
          </table:table-cell>
          <table:table-cell office:value-type="float" office:value="6325.92" calcext:value-type="float">
            <text:p>6325.92</text:p>
          </table:table-cell>
        </table:table-row>
        <table:table-row table:style-name="ro1">
          <table:table-cell office:value-type="string" calcext:value-type="string">
            <text:p>CALCULADORA ECAL TC-65 12 DIG</text:p>
          </table:table-cell>
          <table:table-cell office:value-type="float" office:value="4588.63" calcext:value-type="float">
            <text:p>4588.63</text:p>
          </table:table-cell>
        </table:table-row>
        <table:table-row table:style-name="ro1">
          <table:table-cell office:value-type="string" calcext:value-type="string">
            <text:p>CAMION C/ACOPLADO HM10119</text:p>
          </table:table-cell>
          <table:table-cell office:value-type="float" office:value="2630.53" calcext:value-type="float">
            <text:p>2630.53</text:p>
          </table:table-cell>
        </table:table-row>
        <table:table-row table:style-name="ro1">
          <table:table-cell office:value-type="string" calcext:value-type="string">
            <text:p>CANOPLA ARTE LAURA VARSKY 1 CIERRE 851914</text:p>
          </table:table-cell>
          <table:table-cell office:value-type="float" office:value="8545.09" calcext:value-type="float">
            <text:p>8545.09</text:p>
          </table:table-cell>
        </table:table-row>
        <table:table-row table:style-name="ro1">
          <table:table-cell office:value-type="string" calcext:value-type="string">
            <text:p>CANOPLA ARTE LAURA VARSKY 2 CIERRES 851916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LAURA VARSKY 2 CIERRES 851917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LAURA VARSKY 2 CIERRES 851918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LAURA VARSKY 2 CIERRES 851919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LAURA VARSKY 851912</text:p>
          </table:table-cell>
          <table:table-cell office:value-type="float" office:value="8545.09" calcext:value-type="float">
            <text:p>8545.09</text:p>
          </table:table-cell>
        </table:table-row>
        <table:table-row table:style-name="ro1">
          <table:table-cell office:value-type="string" calcext:value-type="string">
            <text:p>CANOPLA ARTE LAURA VARSKY 851913</text:p>
          </table:table-cell>
          <table:table-cell office:value-type="float" office:value="8545.09" calcext:value-type="float">
            <text:p>8545.09</text:p>
          </table:table-cell>
        </table:table-row>
        <table:table-row table:style-name="ro1">
          <table:table-cell office:value-type="string" calcext:value-type="string">
            <text:p>CANOPLA ARTE MILAGROS 851934</text:p>
          </table:table-cell>
          <table:table-cell office:value-type="float" office:value="8545.09" calcext:value-type="float">
            <text:p>8545.09</text:p>
          </table:table-cell>
        </table:table-row>
        <table:table-row table:style-name="ro1">
          <table:table-cell office:value-type="string" calcext:value-type="string">
            <text:p>CANOPLA ARTE MILAGROS 851936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MILAGROS GIRLS 851938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MILAGROS LLAMA 851939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ARTE MILAGROS SHABBY 851937</text:p>
          </table:table-cell>
          <table:table-cell office:value-type="float" office:value="11614.08" calcext:value-type="float">
            <text:p>11614.08</text:p>
          </table:table-cell>
        </table:table-row>
        <table:table-row table:style-name="ro1">
          <table:table-cell office:value-type="string" calcext:value-type="string">
            <text:p>CANOPLA LAMA PVC ZIP CRISTAL</text:p>
          </table:table-cell>
          <table:table-cell office:value-type="float" office:value="307.85" calcext:value-type="float">
            <text:p>307.85</text:p>
          </table:table-cell>
        </table:table-row>
        <table:table-row table:style-name="ro1">
          <table:table-cell office:value-type="string" calcext:value-type="string">
            <text:p>CANOPLA MULTI 3 PISOS SPIDERMAN 18103</text:p>
          </table:table-cell>
          <table:table-cell office:value-type="float" office:value="2032.8" calcext:value-type="float">
            <text:p>2032.80</text:p>
          </table:table-cell>
        </table:table-row>
        <table:table-row table:style-name="ro1">
          <table:table-cell office:value-type="string" calcext:value-type="string">
            <text:p>CANOPLA MULTI DESPLEGABLE C/CIERRE WHATEVER 6332</text:p>
          </table:table-cell>
          <table:table-cell office:value-type="float" office:value="2507.12" calcext:value-type="float">
            <text:p>2507.12</text:p>
          </table:table-cell>
        </table:table-row>
        <table:table-row table:style-name="ro1">
          <table:table-cell office:value-type="string" calcext:value-type="string">
            <text:p>CANOPLA MULTISCOPE 2 PISOS 5102</text:p>
          </table:table-cell>
          <table:table-cell office:value-type="float" office:value="2168.32" calcext:value-type="float">
            <text:p>2168.32</text:p>
          </table:table-cell>
        </table:table-row>
        <table:table-row table:style-name="ro1">
          <table:table-cell office:value-type="string" calcext:value-type="string">
            <text:p>CANOPLA OLAMI LISA 1028</text:p>
          </table:table-cell>
          <table:table-cell office:value-type="float" office:value="1196.23" calcext:value-type="float">
            <text:p>1196.23</text:p>
          </table:table-cell>
        </table:table-row>
        <table:table-row table:style-name="ro1">
          <table:table-cell office:value-type="string" calcext:value-type="string">
            <text:p>CANOPLA OLAMI LISA CAN1019</text:p>
          </table:table-cell>
          <table:table-cell office:value-type="float" office:value="3465.66" calcext:value-type="float">
            <text:p>3465.66</text:p>
          </table:table-cell>
        </table:table-row>
        <table:table-row table:style-name="ro1">
          <table:table-cell office:value-type="string" calcext:value-type="string">
            <text:p>CANOPLA OLAMI LISA CAN1020</text:p>
          </table:table-cell>
          <table:table-cell office:value-type="float" office:value="2191.72" calcext:value-type="float">
            <text:p>2191.72</text:p>
          </table:table-cell>
        </table:table-row>
        <table:table-row table:style-name="ro1">
          <table:table-cell office:value-type="string" calcext:value-type="string">
            <text:p>CANOPLA OLAMI SIMIL GLITTER 1060</text:p>
          </table:table-cell>
          <table:table-cell office:value-type="float" office:value="2646.4" calcext:value-type="float">
            <text:p>2646.40</text:p>
          </table:table-cell>
        </table:table-row>
        <table:table-row table:style-name="ro1">
          <table:table-cell office:value-type="string" calcext:value-type="string">
            <text:p>CANOPLA OLAMI TORNAZOL METALIZADA 1054</text:p>
          </table:table-cell>
          <table:table-cell office:value-type="float" office:value="2029.45" calcext:value-type="float">
            <text:p>2029.45</text:p>
          </table:table-cell>
        </table:table-row>
        <table:table-row table:style-name="ro1">
          <table:table-cell office:value-type="string" calcext:value-type="string">
            <text:p>CANOPLA PLANA BASIC LINE 700402</text:p>
          </table:table-cell>
          <table:table-cell office:value-type="float" office:value="664.4" calcext:value-type="float">
            <text:p>664.40</text:p>
          </table:table-cell>
        </table:table-row>
        <table:table-row table:style-name="ro1">
          <table:table-cell office:value-type="string" calcext:value-type="string">
            <text:p>CANOPLA RVD CHATA 831941</text:p>
          </table:table-cell>
          <table:table-cell office:value-type="float" office:value="9026.5" calcext:value-type="float">
            <text:p>9026.50</text:p>
          </table:table-cell>
        </table:table-row>
        <table:table-row table:style-name="ro1">
          <table:table-cell office:value-type="string" calcext:value-type="string">
            <text:p>CANOPLA RVD CHATA AZUL 831942</text:p>
          </table:table-cell>
          <table:table-cell office:value-type="float" office:value="9026.5" calcext:value-type="float">
            <text:p>9026.50</text:p>
          </table:table-cell>
        </table:table-row>
        <table:table-row table:style-name="ro1">
          <table:table-cell office:value-type="string" calcext:value-type="string">
            <text:p>CANOPLA RVD CHATA ROJA 831943</text:p>
          </table:table-cell>
          <table:table-cell office:value-type="float" office:value="9026.5" calcext:value-type="float">
            <text:p>9026.50</text:p>
          </table:table-cell>
        </table:table-row>
        <table:table-row table:style-name="ro1">
          <table:table-cell office:value-type="string" calcext:value-type="string">
            <text:p>CANOPLA RVD TRIPLE 831934</text:p>
          </table:table-cell>
          <table:table-cell office:value-type="float" office:value="13238.86" calcext:value-type="float">
            <text:p>13238.86</text:p>
          </table:table-cell>
        </table:table-row>
        <table:table-row table:style-name="ro1">
          <table:table-cell office:value-type="string" calcext:value-type="string">
            <text:p>CANOPLA RVD TRIPLE HEARTS 831931</text:p>
          </table:table-cell>
          <table:table-cell office:value-type="float" office:value="13238.86" calcext:value-type="float">
            <text:p>13238.86</text:p>
          </table:table-cell>
        </table:table-row>
        <table:table-row table:style-name="ro1">
          <table:table-cell office:value-type="string" calcext:value-type="string">
            <text:p>CANOPLA RVD TRIPLE LADYBUG 831932</text:p>
          </table:table-cell>
          <table:table-cell office:value-type="float" office:value="13238.86" calcext:value-type="float">
            <text:p>13238.86</text:p>
          </table:table-cell>
        </table:table-row>
        <table:table-row table:style-name="ro1">
          <table:table-cell office:value-type="string" calcext:value-type="string">
            <text:p>CANOPLA RVD TRIPLE MULTICOLOR 831933</text:p>
          </table:table-cell>
          <table:table-cell office:value-type="float" office:value="13238.86" calcext:value-type="float">
            <text:p>13238.86</text:p>
          </table:table-cell>
        </table:table-row>
        <table:table-row table:style-name="ro1">
          <table:table-cell office:value-type="string" calcext:value-type="string">
            <text:p>CANOPLA TALBOT 4666 SOBRE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CANOPLA TALBOT 4667 TRENDY</text:p>
          </table:table-cell>
          <table:table-cell office:value-type="float" office:value="3282.16" calcext:value-type="float">
            <text:p>3282.16</text:p>
          </table:table-cell>
        </table:table-row>
        <table:table-row table:style-name="ro1">
          <table:table-cell office:value-type="string" calcext:value-type="string">
            <text:p>CANOPLA TALBOT 4668 SOBRE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CANOPLA TALBOT 4725 CANVAS C/ARO</text:p>
          </table:table-cell>
          <table:table-cell office:value-type="float" office:value="5353.17" calcext:value-type="float">
            <text:p>5353.17</text:p>
          </table:table-cell>
        </table:table-row>
        <table:table-row table:style-name="ro1">
          <table:table-cell office:value-type="string" calcext:value-type="string">
            <text:p>CANOPLA TALBOT 4727 DESPLEGABLE</text:p>
          </table:table-cell>
          <table:table-cell office:value-type="float" office:value="1428.79" calcext:value-type="float">
            <text:p>1428.79</text:p>
          </table:table-cell>
        </table:table-row>
        <table:table-row table:style-name="ro1">
          <table:table-cell office:value-type="string" calcext:value-type="string">
            <text:p>CANOPLA TALBOT 4728 DESPLEGABLE</text:p>
          </table:table-cell>
          <table:table-cell office:value-type="float" office:value="1428.79" calcext:value-type="float">
            <text:p>1428.79</text:p>
          </table:table-cell>
        </table:table-row>
        <table:table-row table:style-name="ro1">
          <table:table-cell office:value-type="string" calcext:value-type="string">
            <text:p>CANOPLA TALBOT 4731 DESPLEGABLE</text:p>
          </table:table-cell>
          <table:table-cell office:value-type="float" office:value="1428.79" calcext:value-type="float">
            <text:p>1428.79</text:p>
          </table:table-cell>
        </table:table-row>
        <table:table-row table:style-name="ro1">
          <table:table-cell office:value-type="string" calcext:value-type="string">
            <text:p>CANOPLA TALBOT 4733 GREEN</text:p>
          </table:table-cell>
          <table:table-cell office:value-type="float" office:value="1065.09" calcext:value-type="float">
            <text:p>1065.09</text:p>
          </table:table-cell>
        </table:table-row>
        <table:table-row table:style-name="ro1">
          <table:table-cell office:value-type="string" calcext:value-type="string">
            <text:p>CANOPLA TALBOT 4736 PANDA LOVE</text:p>
          </table:table-cell>
          <table:table-cell office:value-type="float" office:value="1065.09" calcext:value-type="float">
            <text:p>1065.09</text:p>
          </table:table-cell>
        </table:table-row>
        <table:table-row table:style-name="ro1">
          <table:table-cell office:value-type="string" calcext:value-type="string">
            <text:p>CANOPLA TALBOT 4737 RAINBOW</text:p>
          </table:table-cell>
          <table:table-cell office:value-type="float" office:value="1065.09" calcext:value-type="float">
            <text:p>1065.09</text:p>
          </table:table-cell>
        </table:table-row>
        <table:table-row table:style-name="ro1">
          <table:table-cell office:value-type="string" calcext:value-type="string">
            <text:p>CANOPLA TALBOT 4738 SHARK</text:p>
          </table:table-cell>
          <table:table-cell office:value-type="float" office:value="1065.09" calcext:value-type="float">
            <text:p>1065.09</text:p>
          </table:table-cell>
        </table:table-row>
        <table:table-row table:style-name="ro1">
          <table:table-cell office:value-type="string" calcext:value-type="string">
            <text:p>CANOPLA TALBOT 4742 PRINTING BE</text:p>
          </table:table-cell>
          <table:table-cell office:value-type="float" office:value="1013.15" calcext:value-type="float">
            <text:p>1013.15</text:p>
          </table:table-cell>
        </table:table-row>
        <table:table-row table:style-name="ro1">
          <table:table-cell office:value-type="string" calcext:value-type="string">
            <text:p>CANOPLA TALBOT 4743 COOL</text:p>
          </table:table-cell>
          <table:table-cell office:value-type="float" office:value="1143.03" calcext:value-type="float">
            <text:p>1143.03</text:p>
          </table:table-cell>
        </table:table-row>
        <table:table-row table:style-name="ro1">
          <table:table-cell office:value-type="string" calcext:value-type="string">
            <text:p>CANOPLA TALBOT 4745 PRINTING NEON</text:p>
          </table:table-cell>
          <table:table-cell office:value-type="float" office:value="1143.03" calcext:value-type="float">
            <text:p>1143.03</text:p>
          </table:table-cell>
        </table:table-row>
        <table:table-row table:style-name="ro1">
          <table:table-cell office:value-type="string" calcext:value-type="string">
            <text:p>CANOPLA TALBOT 4746 PRINTING PALTA</text:p>
          </table:table-cell>
          <table:table-cell office:value-type="float" office:value="5219.01" calcext:value-type="float">
            <text:p>5219.01</text:p>
          </table:table-cell>
        </table:table-row>
        <table:table-row table:style-name="ro1">
          <table:table-cell office:value-type="string" calcext:value-type="string">
            <text:p>CANOPLA TALBOT 4747 PANDA</text:p>
          </table:table-cell>
          <table:table-cell office:value-type="float" office:value="1143.03" calcext:value-type="float">
            <text:p>1143.03</text:p>
          </table:table-cell>
        </table:table-row>
        <table:table-row table:style-name="ro1">
          <table:table-cell office:value-type="string" calcext:value-type="string">
            <text:p>CANOPLA TALBOT 4748 RAINBOW</text:p>
          </table:table-cell>
          <table:table-cell office:value-type="float" office:value="1143.03" calcext:value-type="float">
            <text:p>1143.03</text:p>
          </table:table-cell>
        </table:table-row>
        <table:table-row table:style-name="ro1">
          <table:table-cell office:value-type="string" calcext:value-type="string">
            <text:p>CANOPLA TALBOT AGUA Y GLITTER PANDA 4284</text:p>
          </table:table-cell>
          <table:table-cell office:value-type="float" office:value="1465.75" calcext:value-type="float">
            <text:p>1465.75</text:p>
          </table:table-cell>
        </table:table-row>
        <table:table-row table:style-name="ro1">
          <table:table-cell office:value-type="string" calcext:value-type="string">
            <text:p>CANOPLA TALBOT CANVAS CON ARO RAINBOW 4724</text:p>
          </table:table-cell>
          <table:table-cell office:value-type="float" office:value="1261.35" calcext:value-type="float">
            <text:p>1261.35</text:p>
          </table:table-cell>
        </table:table-row>
        <table:table-row table:style-name="ro1">
          <table:table-cell office:value-type="string" calcext:value-type="string">
            <text:p>CANOPLA TALBOT CLASSICS PLAN WOOD 2987</text:p>
          </table:table-cell>
          <table:table-cell office:value-type="float" office:value="1636.4" calcext:value-type="float">
            <text:p>1636.40</text:p>
          </table:table-cell>
        </table:table-row>
        <table:table-row table:style-name="ro1">
          <table:table-cell office:value-type="string" calcext:value-type="string">
            <text:p>CANOPLA TALBOT CORDURA TERRA 2496</text:p>
          </table:table-cell>
          <table:table-cell office:value-type="float" office:value="512.27" calcext:value-type="float">
            <text:p>512.27</text:p>
          </table:table-cell>
        </table:table-row>
        <table:table-row table:style-name="ro1">
          <table:table-cell office:value-type="string" calcext:value-type="string">
            <text:p>CANOPLA TALBOT LENTEJUELAS 3934</text:p>
          </table:table-cell>
          <table:table-cell office:value-type="float" office:value="1465.75" calcext:value-type="float">
            <text:p>1465.75</text:p>
          </table:table-cell>
        </table:table-row>
        <table:table-row table:style-name="ro1">
          <table:table-cell office:value-type="string" calcext:value-type="string">
            <text:p>CANOPLA TALBOT LENTEJUELAS SHINY GRANDE 3933</text:p>
          </table:table-cell>
          <table:table-cell office:value-type="float" office:value="6689.61" calcext:value-type="float">
            <text:p>6689.61</text:p>
          </table:table-cell>
        </table:table-row>
        <table:table-row table:style-name="ro1">
          <table:table-cell office:value-type="string" calcext:value-type="string">
            <text:p>CANOPLA TALBOT LINER 3992</text:p>
          </table:table-cell>
          <table:table-cell office:value-type="float" office:value="5165.34" calcext:value-type="float">
            <text:p>5165.34</text:p>
          </table:table-cell>
        </table:table-row>
        <table:table-row table:style-name="ro1">
          <table:table-cell office:value-type="string" calcext:value-type="string">
            <text:p>CANOPLA TALBOT NEOPRENE BABY ANIMALS 4395</text:p>
          </table:table-cell>
          <table:table-cell office:value-type="float" office:value="909.23" calcext:value-type="float">
            <text:p>909.23</text:p>
          </table:table-cell>
        </table:table-row>
        <table:table-row table:style-name="ro1">
          <table:table-cell office:value-type="string" calcext:value-type="string">
            <text:p>CANOPLA TALBOT NEOPRENE LOVE 4399</text:p>
          </table:table-cell>
          <table:table-cell office:value-type="float" office:value="900.97" calcext:value-type="float">
            <text:p>900.97</text:p>
          </table:table-cell>
        </table:table-row>
        <table:table-row table:style-name="ro1">
          <table:table-cell office:value-type="string" calcext:value-type="string">
            <text:p>CANOPLA TALBOT NEOPRENE MERMAID 4400</text:p>
          </table:table-cell>
          <table:table-cell office:value-type="float" office:value="909.23" calcext:value-type="float">
            <text:p>909.23</text:p>
          </table:table-cell>
        </table:table-row>
        <table:table-row table:style-name="ro1">
          <table:table-cell office:value-type="string" calcext:value-type="string">
            <text:p>CANOPLA TALBOT PLANA CORDURA 1 CIERRE 2986</text:p>
          </table:table-cell>
          <table:table-cell office:value-type="float" office:value="467.6" calcext:value-type="float">
            <text:p>467.60</text:p>
          </table:table-cell>
        </table:table-row>
        <table:table-row table:style-name="ro1">
          <table:table-cell office:value-type="string" calcext:value-type="string">
            <text:p>CANOPLA THE PEL PP C/CIERRE ZIPLOC 9024</text:p>
          </table:table-cell>
          <table:table-cell office:value-type="float" office:value="361.37" calcext:value-type="float">
            <text:p>361.37</text:p>
          </table:table-cell>
        </table:table-row>
        <table:table-row table:style-name="ro1">
          <table:table-cell office:value-type="string" calcext:value-type="string">
            <text:p>CARBONICO CARBEST FILM x10h AZUL</text:p>
          </table:table-cell>
          <table:table-cell office:value-type="float" office:value="2827.09" calcext:value-type="float">
            <text:p>2827.09</text:p>
          </table:table-cell>
        </table:table-row>
        <table:table-row table:style-name="ro1">
          <table:table-cell office:value-type="string" calcext:value-type="string">
            <text:p>CARBONICO CARBEST FILM x10h NEGRO</text:p>
          </table:table-cell>
          <table:table-cell office:value-type="float" office:value="2827.09" calcext:value-type="float">
            <text:p>2827.09</text:p>
          </table:table-cell>
        </table:table-row>
        <table:table-row table:style-name="ro1">
          <table:table-cell office:value-type="string" calcext:value-type="string">
            <text:p>CARBONICO IBI FILM x50h AZUL</text:p>
          </table:table-cell>
          <table:table-cell office:value-type="float" office:value="9359.94" calcext:value-type="float">
            <text:p>9359.94</text:p>
          </table:table-cell>
        </table:table-row>
        <table:table-row table:style-name="ro1">
          <table:table-cell office:value-type="string" calcext:value-type="string">
            <text:p>CARBONICO IBI FILM x50h NEGRO</text:p>
          </table:table-cell>
          <table:table-cell office:value-type="float" office:value="9359.94" calcext:value-type="float">
            <text:p>9359.94</text:p>
          </table:table-cell>
        </table:table-row>
        <table:table-row table:style-name="ro1">
          <table:table-cell office:value-type="string" calcext:value-type="string">
            <text:p>CARBONICO IBI PAPEL OFICIO AZUL x50hj</text:p>
          </table:table-cell>
          <table:table-cell office:value-type="float" office:value="4592" calcext:value-type="float">
            <text:p>4592.00</text:p>
          </table:table-cell>
        </table:table-row>
        <table:table-row table:style-name="ro1">
          <table:table-cell office:value-type="string" calcext:value-type="string">
            <text:p>CARBONICO IBI PAPEL OFICIO NEGRO x50hj</text:p>
          </table:table-cell>
          <table:table-cell office:value-type="float" office:value="3694.71" calcext:value-type="float">
            <text:p>3694.71</text:p>
          </table:table-cell>
        </table:table-row>
        <table:table-row table:style-name="ro1">
          <table:table-cell office:value-type="string" calcext:value-type="string">
            <text:p>CARBONICO P/MODISTA 44x56cm</text:p>
          </table:table-cell>
          <table:table-cell office:value-type="float" office:value="1331.11" calcext:value-type="float">
            <text:p>1331.11</text:p>
          </table:table-cell>
        </table:table-row>
        <table:table-row table:style-name="ro1">
          <table:table-cell office:value-type="string" calcext:value-type="string">
            <text:p>CARBONICO PELIKAN x10 NEGRO</text:p>
          </table:table-cell>
          <table:table-cell office:value-type="float" office:value="8317.64" calcext:value-type="float">
            <text:p>8317.64</text:p>
          </table:table-cell>
        </table:table-row>
        <table:table-row table:style-name="ro1">
          <table:table-cell office:value-type="string" calcext:value-type="string">
            <text:p>CARBONILLA AD x8u 3-8mm</text:p>
          </table:table-cell>
          <table:table-cell office:value-type="float" office:value="2134.44" calcext:value-type="float">
            <text:p>2134.44</text:p>
          </table:table-cell>
        </table:table-row>
        <table:table-row table:style-name="ro1">
          <table:table-cell office:value-type="string" calcext:value-type="string">
            <text:p>CARPETA 3 SOLAPAS FANTASIA C/ELASTICO FANTASIA</text:p>
          </table:table-cell>
          <table:table-cell office:value-type="float" office:value="883" calcext:value-type="float">
            <text:p>883.00</text:p>
          </table:table-cell>
        </table:table-row>
        <table:table-row table:style-name="ro1">
          <table:table-cell office:value-type="string" calcext:value-type="string">
            <text:p>CARPETA 3x40 BECERRO LISO E-611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CARPETA 3x40 HOLOGRAMA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string" calcext:value-type="string">
            <text:p>CARPETA 3x40 TELA ROCK L139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PETA A4 2x40 CORDURA C/CIERRE LISA C4-0401</text:p>
          </table:table-cell>
          <table:table-cell office:value-type="float" office:value="5080.73" calcext:value-type="float">
            <text:p>5080.73</text:p>
          </table:table-cell>
        </table:table-row>
        <table:table-row table:style-name="ro1">
          <table:table-cell office:value-type="string" calcext:value-type="string">
            <text:p>CARPETA APE CARTULINA A4 F/40</text:p>
          </table:table-cell>
          <table:table-cell office:value-type="float" office:value="328.65" calcext:value-type="float">
            <text:p>328.65</text:p>
          </table:table-cell>
        </table:table-row>
        <table:table-row table:style-name="ro1">
          <table:table-cell office:value-type="string" calcext:value-type="string">
            <text:p>CARPETA APE CARTULINA OFICIO F/40</text:p>
          </table:table-cell>
          <table:table-cell office:value-type="float" office:value="285.4" calcext:value-type="float">
            <text:p>285.40</text:p>
          </table:table-cell>
        </table:table-row>
        <table:table-row table:style-name="ro1">
          <table:table-cell office:value-type="string" calcext:value-type="string">
            <text:p>CARPETA ARTE A4 + REPUESTO 120HJ</text:p>
          </table:table-cell>
          <table:table-cell office:value-type="float" office:value="4567.11" calcext:value-type="float">
            <text:p>4567.11</text:p>
          </table:table-cell>
        </table:table-row>
        <table:table-row table:style-name="ro1">
          <table:table-cell office:value-type="string" calcext:value-type="string">
            <text:p>CARPETA AVIOS 3x40 FORRADA PVC</text:p>
          </table:table-cell>
          <table:table-cell office:value-type="float" office:value="2320.78" calcext:value-type="float">
            <text:p>2320.78</text:p>
          </table:table-cell>
        </table:table-row>
        <table:table-row table:style-name="ro1">
          <table:table-cell office:value-type="string" calcext:value-type="string">
            <text:p>CARPETA AVIOS A4 2x40 FIBRA NEGRA</text:p>
          </table:table-cell>
          <table:table-cell office:value-type="float" office:value="1820.08" calcext:value-type="float">
            <text:p>1820.08</text:p>
          </table:table-cell>
        </table:table-row>
        <table:table-row table:style-name="ro1">
          <table:table-cell office:value-type="string" calcext:value-type="string">
            <text:p>CARPETA AVIOS A4 2x40 FORRADA PVC</text:p>
          </table:table-cell>
          <table:table-cell office:value-type="float" office:value="2778.16" calcext:value-type="float">
            <text:p>2778.16</text:p>
          </table:table-cell>
        </table:table-row>
        <table:table-row table:style-name="ro1">
          <table:table-cell office:value-type="string" calcext:value-type="string">
            <text:p>CARPETA AVIOS DIBUJO N-5 FORRADA PVC C/CORDON</text:p>
          </table:table-cell>
          <table:table-cell office:value-type="float" office:value="2185.26" calcext:value-type="float">
            <text:p>2185.26</text:p>
          </table:table-cell>
        </table:table-row>
        <table:table-row table:style-name="ro1">
          <table:table-cell office:value-type="string" calcext:value-type="string">
            <text:p>CARPETA AVIOS DIBUJO N-6 FIBRA C/CORDON 0702</text:p>
          </table:table-cell>
          <table:table-cell office:value-type="float" office:value="1931.16" calcext:value-type="float">
            <text:p>1931.16</text:p>
          </table:table-cell>
        </table:table-row>
        <table:table-row table:style-name="ro1">
          <table:table-cell office:value-type="string" calcext:value-type="string">
            <text:p>CARPETA AVIOS DIBUJO N-6 FORRADA PVC C/CORDON</text:p>
          </table:table-cell>
          <table:table-cell office:value-type="float" office:value="3167.78" calcext:value-type="float">
            <text:p>3167.78</text:p>
          </table:table-cell>
        </table:table-row>
        <table:table-row table:style-name="ro1">
          <table:table-cell office:value-type="string" calcext:value-type="string">
            <text:p>CARPETA AVIOS OFICIO 2x40 FORRADA PVC</text:p>
          </table:table-cell>
          <table:table-cell office:value-type="float" office:value="2845.92" calcext:value-type="float">
            <text:p>2845.92</text:p>
          </table:table-cell>
        </table:table-row>
        <table:table-row table:style-name="ro1">
          <table:table-cell office:value-type="string" calcext:value-type="string">
            <text:p>CARPETA C/10 FOLIOS A4</text:p>
          </table:table-cell>
          <table:table-cell office:value-type="float" office:value="1246.61" calcext:value-type="float">
            <text:p>1246.61</text:p>
          </table:table-cell>
        </table:table-row>
        <table:table-row table:style-name="ro1">
          <table:table-cell office:value-type="string" calcext:value-type="string">
            <text:p>CARPETA C/10 FOLIOS OFICIO</text:p>
          </table:table-cell>
          <table:table-cell office:value-type="float" office:value="1612.4" calcext:value-type="float">
            <text:p>1612.40</text:p>
          </table:table-cell>
        </table:table-row>
        <table:table-row table:style-name="ro1">
          <table:table-cell office:value-type="string" calcext:value-type="string">
            <text:p>CARPETA C/100 FOLIOS A4</text:p>
          </table:table-cell>
          <table:table-cell office:value-type="float" office:value="6291.07" calcext:value-type="float">
            <text:p>6291.07</text:p>
          </table:table-cell>
        </table:table-row>
        <table:table-row table:style-name="ro1">
          <table:table-cell office:value-type="string" calcext:value-type="string">
            <text:p>CARPETA C/100 FOLIOS OFICIO</text:p>
          </table:table-cell>
          <table:table-cell office:value-type="float" office:value="4227.8" calcext:value-type="float">
            <text:p>4227.80</text:p>
          </table:table-cell>
        </table:table-row>
        <table:table-row table:style-name="ro1">
          <table:table-cell office:value-type="string" calcext:value-type="string">
            <text:p>CARPETA C/20 FOLIOS A4</text:p>
          </table:table-cell>
          <table:table-cell office:value-type="float" office:value="1708.71" calcext:value-type="float">
            <text:p>1708.71</text:p>
          </table:table-cell>
        </table:table-row>
        <table:table-row table:style-name="ro1">
          <table:table-cell office:value-type="string" calcext:value-type="string">
            <text:p>CARPETA C/20 FOLIOS OFICIO</text:p>
          </table:table-cell>
          <table:table-cell office:value-type="float" office:value="2067.5" calcext:value-type="float">
            <text:p>2067.50</text:p>
          </table:table-cell>
        </table:table-row>
        <table:table-row table:style-name="ro1">
          <table:table-cell office:value-type="string" calcext:value-type="string">
            <text:p>CARPETA C/30 FOLIOS A4</text:p>
          </table:table-cell>
          <table:table-cell office:value-type="float" office:value="2145.67" calcext:value-type="float">
            <text:p>2145.67</text:p>
          </table:table-cell>
        </table:table-row>
        <table:table-row table:style-name="ro1">
          <table:table-cell office:value-type="string" calcext:value-type="string">
            <text:p>CARPETA C/30 FOLIOS OFICIO</text:p>
          </table:table-cell>
          <table:table-cell office:value-type="float" office:value="2706.53" calcext:value-type="float">
            <text:p>2706.53</text:p>
          </table:table-cell>
        </table:table-row>
        <table:table-row table:style-name="ro1">
          <table:table-cell office:value-type="string" calcext:value-type="string">
            <text:p>CARPETA C/40 FOLIOS A4</text:p>
          </table:table-cell>
          <table:table-cell office:value-type="float" office:value="2643" calcext:value-type="float">
            <text:p>2643.00</text:p>
          </table:table-cell>
        </table:table-row>
        <table:table-row table:style-name="ro1">
          <table:table-cell office:value-type="string" calcext:value-type="string">
            <text:p>CARPETA C/40 FOLIOS OFICIO</text:p>
          </table:table-cell>
          <table:table-cell office:value-type="float" office:value="3249.52" calcext:value-type="float">
            <text:p>3249.52</text:p>
          </table:table-cell>
        </table:table-row>
        <table:table-row table:style-name="ro1">
          <table:table-cell office:value-type="string" calcext:value-type="string">
            <text:p>CARPETA C/60 FOLIOS A4</text:p>
          </table:table-cell>
          <table:table-cell office:value-type="float" office:value="3547.67" calcext:value-type="float">
            <text:p>3547.67</text:p>
          </table:table-cell>
        </table:table-row>
        <table:table-row table:style-name="ro1">
          <table:table-cell office:value-type="string" calcext:value-type="string">
            <text:p>CARPETA C/60 FOLIOS OFICIO</text:p>
          </table:table-cell>
          <table:table-cell office:value-type="float" office:value="4235.52" calcext:value-type="float">
            <text:p>4235.52</text:p>
          </table:table-cell>
        </table:table-row>
        <table:table-row table:style-name="ro1">
          <table:table-cell office:value-type="string" calcext:value-type="string">
            <text:p>CARPETA C/80 FOLIOS A4</text:p>
          </table:table-cell>
          <table:table-cell office:value-type="float" office:value="5599.07" calcext:value-type="float">
            <text:p>5599.07</text:p>
          </table:table-cell>
        </table:table-row>
        <table:table-row table:style-name="ro1">
          <table:table-cell office:value-type="string" calcext:value-type="string">
            <text:p>CARPETA C/80 FOLIOS OFICIO</text:p>
          </table:table-cell>
          <table:table-cell office:value-type="float" office:value="5786.23" calcext:value-type="float">
            <text:p>5786.23</text:p>
          </table:table-cell>
        </table:table-row>
        <table:table-row table:style-name="ro1">
          <table:table-cell office:value-type="string" calcext:value-type="string">
            <text:p>CARPETA CARATULA 506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CARPETA CARTONE 3x40 FANTASIA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PETA CARTULINA APE CARATULA OFICIO 180gr F40</text:p>
          </table:table-cell>
          <table:table-cell office:value-type="float" office:value="285.4" calcext:value-type="float">
            <text:p>285.40</text:p>
          </table:table-cell>
        </table:table-row>
        <table:table-row table:style-name="ro1">
          <table:table-cell office:value-type="string" calcext:value-type="string">
            <text:p>CARPETA CARTULINA APE-UO ESPIRAL OFICIO</text:p>
          </table:table-cell>
          <table:table-cell office:value-type="float" office:value="511.13" calcext:value-type="float">
            <text:p>511.13</text:p>
          </table:table-cell>
        </table:table-row>
        <table:table-row table:style-name="ro1">
          <table:table-cell office:value-type="string" calcext:value-type="string">
            <text:p>CARPETA CARTULINA CARATULA A4 F-55 210g</text:p>
          </table:table-cell>
          <table:table-cell office:value-type="float" office:value="337.36" calcext:value-type="float">
            <text:p>337.36</text:p>
          </table:table-cell>
        </table:table-row>
        <table:table-row table:style-name="ro1">
          <table:table-cell office:value-type="string" calcext:value-type="string">
            <text:p>CARPETA CARTULINA CARATULA OFICIO</text:p>
          </table:table-cell>
          <table:table-cell office:value-type="float" office:value="220.32" calcext:value-type="float">
            <text:p>220.32</text:p>
          </table:table-cell>
        </table:table-row>
        <table:table-row table:style-name="ro1">
          <table:table-cell office:value-type="string" calcext:value-type="string">
            <text:p>CARPETA CARTULINA UO 2 SOLAPAS A4 240gr</text:p>
          </table:table-cell>
          <table:table-cell office:value-type="float" office:value="274.9" calcext:value-type="float">
            <text:p>274.90</text:p>
          </table:table-cell>
        </table:table-row>
        <table:table-row table:style-name="ro1">
          <table:table-cell office:value-type="string" calcext:value-type="string">
            <text:p>CARPETA CARTULINA UO/FIBRACAP 3 SOLAPAS OFICIO</text:p>
          </table:table-cell>
          <table:table-cell office:value-type="float" office:value="519.9" calcext:value-type="float">
            <text:p>519.90</text:p>
          </table:table-cell>
        </table:table-row>
        <table:table-row table:style-name="ro1">
          <table:table-cell office:value-type="string" calcext:value-type="string">
            <text:p>CARPETA COLGANTE VISOR FIJO</text:p>
          </table:table-cell>
          <table:table-cell office:value-type="float" office:value="1041.4" calcext:value-type="float">
            <text:p>1041.40</text:p>
          </table:table-cell>
        </table:table-row>
        <table:table-row table:style-name="ro1">
          <table:table-cell office:value-type="string" calcext:value-type="string">
            <text:p>CARPETA COLGANTE VISOR MOVIL</text:p>
          </table:table-cell>
          <table:table-cell office:value-type="float" office:value="967.81" calcext:value-type="float">
            <text:p>967.81</text:p>
          </table:table-cell>
        </table:table-row>
        <table:table-row table:style-name="ro1">
          <table:table-cell office:value-type="string" calcext:value-type="string">
            <text:p>CARPETA CORDURA 2x40 A4/OFICIO E-2469</text:p>
          </table:table-cell>
          <table:table-cell office:value-type="float" office:value="5499.99" calcext:value-type="float">
            <text:p>5499.99</text:p>
          </table:table-cell>
        </table:table-row>
        <table:table-row table:style-name="ro1">
          <table:table-cell office:value-type="string" calcext:value-type="string">
            <text:p>CARPETA CORDURA 3x40 RIBETEADO 661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CARPETA DIBUJO N-3 C/LAMINA E-323</text:p>
          </table:table-cell>
          <table:table-cell office:value-type="float" office:value="800" calcext:value-type="float">
            <text:p>800.00</text:p>
          </table:table-cell>
        </table:table-row>
        <table:table-row table:style-name="ro1">
          <table:table-cell office:value-type="string" calcext:value-type="string">
            <text:p>CARPETA DIBUJO UTIL OF N-5</text:p>
          </table:table-cell>
          <table:table-cell office:value-type="float" office:value="1483.05" calcext:value-type="float">
            <text:p>1483.05</text:p>
          </table:table-cell>
        </table:table-row>
        <table:table-row table:style-name="ro1">
          <table:table-cell office:value-type="string" calcext:value-type="string">
            <text:p>CARPETA FW CARTONE A4 2x40 COLORFULL 999447</text:p>
          </table:table-cell>
          <table:table-cell office:value-type="float" office:value="5004.08" calcext:value-type="float">
            <text:p>5004.08</text:p>
          </table:table-cell>
        </table:table-row>
        <table:table-row table:style-name="ro1">
          <table:table-cell office:value-type="string" calcext:value-type="string">
            <text:p>CARPETA FW CARTONE A4 2x40 PASION</text:p>
          </table:table-cell>
          <table:table-cell office:value-type="float" office:value="5810.42" calcext:value-type="float">
            <text:p>5810.42</text:p>
          </table:table-cell>
        </table:table-row>
        <table:table-row table:style-name="ro1">
          <table:table-cell office:value-type="string" calcext:value-type="string">
            <text:p>CARPETA FW CARTONE A4 2x40 PASTEL</text:p>
          </table:table-cell>
          <table:table-cell office:value-type="float" office:value="5810.42" calcext:value-type="float">
            <text:p>5810.42</text:p>
          </table:table-cell>
        </table:table-row>
        <table:table-row table:style-name="ro1">
          <table:table-cell office:value-type="string" calcext:value-type="string">
            <text:p>CARPETA GOMA LISA C/CIERRE 3x40 E-2487</text:p>
          </table:table-cell>
          <table:table-cell office:value-type="float" office:value="300" calcext:value-type="float">
            <text:p>300.00</text:p>
          </table:table-cell>
        </table:table-row>
        <table:table-row table:style-name="ro1">
          <table:table-cell office:value-type="string" calcext:value-type="string">
            <text:p>CARPETA IBI C/VAINA A4</text:p>
          </table:table-cell>
          <table:table-cell office:value-type="float" office:value="336.62" calcext:value-type="float">
            <text:p>336.62</text:p>
          </table:table-cell>
        </table:table-row>
        <table:table-row table:style-name="ro1">
          <table:table-cell office:value-type="string" calcext:value-type="string">
            <text:p>CARPETA INK CARTONE 3x40 ATRAPASUEÑOS</text:p>
          </table:table-cell>
          <table:table-cell office:value-type="float" office:value="4019.02" calcext:value-type="float">
            <text:p>4019.02</text:p>
          </table:table-cell>
        </table:table-row>
        <table:table-row table:style-name="ro1">
          <table:table-cell office:value-type="string" calcext:value-type="string">
            <text:p>CARPETA INK CARTONE 3x40 UNICORNIOS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office:value-type="string" calcext:value-type="string">
            <text:p>CARPETA INK CARTONE A4 2x40 ATRAPASUEÑOS</text:p>
          </table:table-cell>
          <table:table-cell office:value-type="float" office:value="4393.39" calcext:value-type="float">
            <text:p>4393.39</text:p>
          </table:table-cell>
        </table:table-row>
        <table:table-row table:style-name="ro1">
          <table:table-cell office:value-type="string" calcext:value-type="string">
            <text:p>CARPETA INK CARTONE A4 2x40 OFF ROAD</text:p>
          </table:table-cell>
          <table:table-cell office:value-type="float" office:value="145.37" calcext:value-type="float">
            <text:p>145.37</text:p>
          </table:table-cell>
        </table:table-row>
        <table:table-row table:style-name="ro1">
          <table:table-cell office:value-type="string" calcext:value-type="string">
            <text:p>CARPETA INK CARTONE A4 2x40 PELOTAS</text:p>
          </table:table-cell>
          <table:table-cell office:value-type="float" office:value="145.37" calcext:value-type="float">
            <text:p>145.37</text:p>
          </table:table-cell>
        </table:table-row>
        <table:table-row table:style-name="ro1">
          <table:table-cell office:value-type="string" calcext:value-type="string">
            <text:p>CARPETA INK CARTONE A4 2x40 ROMANTICA</text:p>
          </table:table-cell>
          <table:table-cell office:value-type="float" office:value="223.63" calcext:value-type="float">
            <text:p>223.63</text:p>
          </table:table-cell>
        </table:table-row>
        <table:table-row table:style-name="ro1">
          <table:table-cell office:value-type="string" calcext:value-type="string">
            <text:p>CARPETA INK DROP 3 SOLAPAS OFICIO FANTASIA</text:p>
          </table:table-cell>
          <table:table-cell office:value-type="float" office:value="1816.82" calcext:value-type="float">
            <text:p>1816.82</text:p>
          </table:table-cell>
        </table:table-row>
        <table:table-row table:style-name="ro1">
          <table:table-cell office:value-type="string" calcext:value-type="string">
            <text:p>CARPETA INSTITUCIONAL OFICIO 2X40 COD.17224-3203</text:p>
          </table:table-cell>
          <table:table-cell office:value-type="float" office:value="3084.92" calcext:value-type="float">
            <text:p>3084.92</text:p>
          </table:table-cell>
        </table:table-row>
        <table:table-row table:style-name="ro1">
          <table:table-cell office:value-type="string" calcext:value-type="string">
            <text:p>CARPETA INTERNA COLGANTE</text:p>
          </table:table-cell>
          <table:table-cell office:value-type="float" office:value="268.89" calcext:value-type="float">
            <text:p>268.89</text:p>
          </table:table-cell>
        </table:table-row>
        <table:table-row table:style-name="ro1">
          <table:table-cell office:value-type="string" calcext:value-type="string">
            <text:p>CARPETA LAMA 3 SOL.C/ELAST OFICIO</text:p>
          </table:table-cell>
          <table:table-cell office:value-type="float" office:value="1635.02" calcext:value-type="float">
            <text:p>1635.02</text:p>
          </table:table-cell>
        </table:table-row>
        <table:table-row table:style-name="ro1">
          <table:table-cell office:value-type="string" calcext:value-type="string">
            <text:p>CARPETA LAMA 3x40 FORRADA PVC</text:p>
          </table:table-cell>
          <table:table-cell office:value-type="float" office:value="2766.1" calcext:value-type="float">
            <text:p>2766.10</text:p>
          </table:table-cell>
        </table:table-row>
        <table:table-row table:style-name="ro1">
          <table:table-cell office:value-type="string" calcext:value-type="string">
            <text:p>CARPETA LAMA A4 2x40 FORRADA PASTEL/COLORES</text:p>
          </table:table-cell>
          <table:table-cell office:value-type="float" office:value="3240.83" calcext:value-type="float">
            <text:p>3240.83</text:p>
          </table:table-cell>
        </table:table-row>
        <table:table-row table:style-name="ro1">
          <table:table-cell office:value-type="string" calcext:value-type="string">
            <text:p>CARPETA LAMA A4 PRESENTACION C/BOLSILLO RP15A</text:p>
          </table:table-cell>
          <table:table-cell office:value-type="float" office:value="172.67" calcext:value-type="float">
            <text:p>172.67</text:p>
          </table:table-cell>
        </table:table-row>
        <table:table-row table:style-name="ro1">
          <table:table-cell office:value-type="string" calcext:value-type="string">
            <text:p>CARPETA LAMA C/SWING CORTO A4</text:p>
          </table:table-cell>
          <table:table-cell office:value-type="float" office:value="201.96" calcext:value-type="float">
            <text:p>201.96</text:p>
          </table:table-cell>
        </table:table-row>
        <table:table-row table:style-name="ro1">
          <table:table-cell office:value-type="string" calcext:value-type="string">
            <text:p>CARPETA LAMA C/SWING CORTO OFICIO</text:p>
          </table:table-cell>
          <table:table-cell office:value-type="float" office:value="226.37" calcext:value-type="float">
            <text:p>226.37</text:p>
          </table:table-cell>
        </table:table-row>
        <table:table-row table:style-name="ro1">
          <table:table-cell office:value-type="string" calcext:value-type="string">
            <text:p>CARPETA LAMA C/SWING LARGO A4</text:p>
          </table:table-cell>
          <table:table-cell office:value-type="float" office:value="159.44" calcext:value-type="float">
            <text:p>159.44</text:p>
          </table:table-cell>
        </table:table-row>
        <table:table-row table:style-name="ro1">
          <table:table-cell office:value-type="string" calcext:value-type="string">
            <text:p>CARPETA LAMA C/SWING LARGO OFICIO</text:p>
          </table:table-cell>
          <table:table-cell office:value-type="float" office:value="206.28" calcext:value-type="float">
            <text:p>206.28</text:p>
          </table:table-cell>
        </table:table-row>
        <table:table-row table:style-name="ro1">
          <table:table-cell office:value-type="string" calcext:value-type="string">
            <text:p>CARPETA LAMA C/VAINA A4</text:p>
          </table:table-cell>
          <table:table-cell office:value-type="float" office:value="387.97" calcext:value-type="float">
            <text:p>387.97</text:p>
          </table:table-cell>
        </table:table-row>
        <table:table-row table:style-name="ro1">
          <table:table-cell office:value-type="string" calcext:value-type="string">
            <text:p>CARPETA LAMA C/VAINA OFICIO</text:p>
          </table:table-cell>
          <table:table-cell office:value-type="float" office:value="475.29" calcext:value-type="float">
            <text:p>475.29</text:p>
          </table:table-cell>
        </table:table-row>
        <table:table-row table:style-name="ro1">
          <table:table-cell office:value-type="string" calcext:value-type="string">
            <text:p>CARPETA LAMA DIBUJO N-5 PASTEL</text:p>
          </table:table-cell>
          <table:table-cell office:value-type="float" office:value="2533.53" calcext:value-type="float">
            <text:p>2533.53</text:p>
          </table:table-cell>
        </table:table-row>
        <table:table-row table:style-name="ro1">
          <table:table-cell office:value-type="string" calcext:value-type="string">
            <text:p>CARPETA LAMA DIBUJO N-5 PVC AZUL-ROJO-VERDE</text:p>
          </table:table-cell>
          <table:table-cell office:value-type="float" office:value="2533.53" calcext:value-type="float">
            <text:p>2533.53</text:p>
          </table:table-cell>
        </table:table-row>
        <table:table-row table:style-name="ro1">
          <table:table-cell office:value-type="string" calcext:value-type="string">
            <text:p>CARPETA LAMA DIBUJO N-6 COLOR/PASTEL</text:p>
          </table:table-cell>
          <table:table-cell office:value-type="float" office:value="3624.92" calcext:value-type="float">
            <text:p>3624.92</text:p>
          </table:table-cell>
        </table:table-row>
        <table:table-row table:style-name="ro1">
          <table:table-cell office:value-type="string" calcext:value-type="string">
            <text:p>CARPETA LAMA ECO 10 FOLIOS A4 B/OPACA</text:p>
          </table:table-cell>
          <table:table-cell office:value-type="float" office:value="406.61" calcext:value-type="float">
            <text:p>406.61</text:p>
          </table:table-cell>
        </table:table-row>
        <table:table-row table:style-name="ro1">
          <table:table-cell office:value-type="string" calcext:value-type="string">
            <text:p>CARPETA LAMA ECO 20 FOLIOS A4 B/OPACA</text:p>
          </table:table-cell>
          <table:table-cell office:value-type="float" office:value="529.71" calcext:value-type="float">
            <text:p>529.71</text:p>
          </table:table-cell>
        </table:table-row>
        <table:table-row table:style-name="ro1">
          <table:table-cell office:value-type="string" calcext:value-type="string">
            <text:p>CARPETA LAMA ECO 5 FOLIOS A4 B/OPACA</text:p>
          </table:table-cell>
          <table:table-cell office:value-type="float" office:value="352.93" calcext:value-type="float">
            <text:p>352.93</text:p>
          </table:table-cell>
        </table:table-row>
        <table:table-row table:style-name="ro1">
          <table:table-cell office:value-type="string" calcext:value-type="string">
            <text:p>CARPETA LAMA EN L A4</text:p>
          </table:table-cell>
          <table:table-cell office:value-type="float" office:value="213.87" calcext:value-type="float">
            <text:p>213.87</text:p>
          </table:table-cell>
        </table:table-row>
        <table:table-row table:style-name="ro1">
          <table:table-cell office:value-type="string" calcext:value-type="string">
            <text:p>CARPETA LAMA EN L A4 COLOR</text:p>
          </table:table-cell>
          <table:table-cell office:value-type="float" office:value="249.99" calcext:value-type="float">
            <text:p>249.99</text:p>
          </table:table-cell>
        </table:table-row>
        <table:table-row table:style-name="ro1">
          <table:table-cell office:value-type="string" calcext:value-type="string">
            <text:p>CARPETA LAMA EN L OFICIO</text:p>
          </table:table-cell>
          <table:table-cell office:value-type="float" office:value="281.49" calcext:value-type="float">
            <text:p>281.49</text:p>
          </table:table-cell>
        </table:table-row>
        <table:table-row table:style-name="ro1">
          <table:table-cell office:value-type="string" calcext:value-type="string">
            <text:p>CARPETA LAMA PLASTICA KISMET OFICIO 5607-711FC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CARPETA LAMA PP 3 SOLAPAS C/ELASTICO OFICIO</text:p>
          </table:table-cell>
          <table:table-cell office:value-type="float" office:value="1635.02" calcext:value-type="float">
            <text:p>1635.02</text:p>
          </table:table-cell>
        </table:table-row>
        <table:table-row table:style-name="ro1">
          <table:table-cell office:value-type="string" calcext:value-type="string">
            <text:p>CARPETA LAMA PP 3 SOLAPAS C/ELASTICO OFICIO PASTEL</text:p>
          </table:table-cell>
          <table:table-cell office:value-type="float" office:value="1635.02" calcext:value-type="float">
            <text:p>1635.02</text:p>
          </table:table-cell>
        </table:table-row>
        <table:table-row table:style-name="ro1">
          <table:table-cell office:value-type="string" calcext:value-type="string">
            <text:p>CARPETA LAMA/OTA PLASTICA KISMET A4 5605-711A4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CARPETA ONIX CARTONE A4 CACTUS</text:p>
          </table:table-cell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string" calcext:value-type="string">
            <text:p>CARPETA ONIX CARTONE A4 FEMME DESIGN</text:p>
          </table:table-cell>
          <table:table-cell office:value-type="float" office:value="879.15" calcext:value-type="float">
            <text:p>879.15</text:p>
          </table:table-cell>
        </table:table-row>
        <table:table-row table:style-name="ro1">
          <table:table-cell office:value-type="string" calcext:value-type="string">
            <text:p>CARPETA ONIX CARTONE A4 MANDALAS</text:p>
          </table:table-cell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string" calcext:value-type="string">
            <text:p>CARPETA ONIX CARTONE A4 METALLIC</text:p>
          </table:table-cell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string" calcext:value-type="string">
            <text:p>CARPETA ONIX CARTONE A4 MOTO RETRO</text:p>
          </table:table-cell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string" calcext:value-type="string">
            <text:p>CARPETA ONIX CARTONE A4 ROCK CALAVERAS</text:p>
          </table:table-cell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string" calcext:value-type="string">
            <text:p>CARPETA ONIX DIBUJO N-3</text:p>
          </table:table-cell>
          <table:table-cell office:value-type="float" office:value="800" calcext:value-type="float">
            <text:p>800.00</text:p>
          </table:table-cell>
        </table:table-row>
        <table:table-row table:style-name="ro1">
          <table:table-cell office:value-type="string" calcext:value-type="string">
            <text:p>CARPETA ONIX DIBUJO N-5 FANTASIA</text:p>
          </table:table-cell>
          <table:table-cell office:value-type="float" office:value="3350.65" calcext:value-type="float">
            <text:p>3350.65</text:p>
          </table:table-cell>
        </table:table-row>
        <table:table-row table:style-name="ro1">
          <table:table-cell office:value-type="string" calcext:value-type="string">
            <text:p>CARPETA OSIPEL CARATULA A4 240gr</text:p>
          </table:table-cell>
          <table:table-cell office:value-type="float" office:value="61.12" calcext:value-type="float">
            <text:p>61.12</text:p>
          </table:table-cell>
        </table:table-row>
        <table:table-row table:style-name="ro1">
          <table:table-cell office:value-type="string" calcext:value-type="string">
            <text:p>CARPETA OSIPEL CARATULA OFICIO 170gr</text:p>
          </table:table-cell>
          <table:table-cell office:value-type="float" office:value="44.41" calcext:value-type="float">
            <text:p>44.41</text:p>
          </table:table-cell>
        </table:table-row>
        <table:table-row table:style-name="ro1">
          <table:table-cell office:value-type="string" calcext:value-type="string">
            <text:p>CARPETA PLANA C/ELASTICO LOMO 25MM NEGRO</text:p>
          </table:table-cell>
          <table:table-cell office:value-type="float" office:value="5787.99" calcext:value-type="float">
            <text:p>5787.99</text:p>
          </table:table-cell>
        </table:table-row>
        <table:table-row table:style-name="ro1">
          <table:table-cell office:value-type="string" calcext:value-type="string">
            <text:p>CARPETA PLASTICA C/CLIP METALICO A4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CARPETA PLASTICA C/CLIP METALICO OFICIO</text:p>
          </table:table-cell>
          <table:table-cell office:value-type="float" office:value="2.4" calcext:value-type="float">
            <text:p>2.40</text:p>
          </table:table-cell>
        </table:table-row>
        <table:table-row table:style-name="ro1">
          <table:table-cell office:value-type="string" calcext:value-type="string">
            <text:p>CARPETA PLASTICA C/CLIP PLASTICO A4 C/BOLSILLO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CARPETA PLASTICA C/ELASTICO LOMO 5cm PLANA</text:p>
          </table:table-cell>
          <table:table-cell office:value-type="float" office:value="3394.05" calcext:value-type="float">
            <text:p>3394.05</text:p>
          </table:table-cell>
        </table:table-row>
        <table:table-row table:style-name="ro1">
          <table:table-cell office:value-type="string" calcext:value-type="string">
            <text:p>CARPETA PRESENTACION A4 KRAFT <text:s text:c="20"/>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CARPETA PRESENTACION AVIOS A4</text:p>
          </table:table-cell>
          <table:table-cell office:value-type="float" office:value="117.9" calcext:value-type="float">
            <text:p>117.90</text:p>
          </table:table-cell>
        </table:table-row>
        <table:table-row table:style-name="ro1">
          <table:table-cell office:value-type="string" calcext:value-type="string">
            <text:p>CARPETA PRESENTACION CORRUGADO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CARPETA PRESENTACION LAMA A4 PASTEL</text:p>
          </table:table-cell>
          <table:table-cell office:value-type="float" office:value="388.87" calcext:value-type="float">
            <text:p>388.87</text:p>
          </table:table-cell>
        </table:table-row>
        <table:table-row table:style-name="ro1">
          <table:table-cell office:value-type="string" calcext:value-type="string">
            <text:p>CARPETA PRESENTACION LAMA OFICIO</text:p>
          </table:table-cell>
          <table:table-cell office:value-type="float" office:value="481.46" calcext:value-type="float">
            <text:p>481.46</text:p>
          </table:table-cell>
        </table:table-row>
        <table:table-row table:style-name="ro1">
          <table:table-cell office:value-type="string" calcext:value-type="string">
            <text:p>CARPETA PRESENTACION LUMA A4 EQ. COMERCIAL</text:p>
          </table:table-cell>
          <table:table-cell office:value-type="float" office:value="310.07" calcext:value-type="float">
            <text:p>310.07</text:p>
          </table:table-cell>
        </table:table-row>
        <table:table-row table:style-name="ro1">
          <table:table-cell office:value-type="string" calcext:value-type="string">
            <text:p>CARPETA PRESENTACION LUMA OFICIO EQ. COMERCIAL</text:p>
          </table:table-cell>
          <table:table-cell office:value-type="float" office:value="357.85" calcext:value-type="float">
            <text:p>357.85</text:p>
          </table:table-cell>
        </table:table-row>
        <table:table-row table:style-name="ro1">
          <table:table-cell office:value-type="string" calcext:value-type="string">
            <text:p>CARPETA PROARTE DIBUJO N-5 LISA</text:p>
          </table:table-cell>
          <table:table-cell office:value-type="float" office:value="2682.28" calcext:value-type="float">
            <text:p>2682.28</text:p>
          </table:table-cell>
        </table:table-row>
        <table:table-row table:style-name="ro1">
          <table:table-cell office:value-type="string" calcext:value-type="string">
            <text:p>CARPETA SKYCOLOR FIBRA NEGRA N-5 C/CORDON</text:p>
          </table:table-cell>
          <table:table-cell office:value-type="float" office:value="1294.18" calcext:value-type="float">
            <text:p>1294.18</text:p>
          </table:table-cell>
        </table:table-row>
        <table:table-row table:style-name="ro1">
          <table:table-cell office:value-type="string" calcext:value-type="string">
            <text:p>CARPETA THE PEL 3 SOLAPAS C/ELASTICO FANTASIA 5150</text:p>
          </table:table-cell>
          <table:table-cell office:value-type="float" office:value="1870.18" calcext:value-type="float">
            <text:p>1870.18</text:p>
          </table:table-cell>
        </table:table-row>
        <table:table-row table:style-name="ro1">
          <table:table-cell office:value-type="string" calcext:value-type="string">
            <text:p>CARPETA THE PEL 3x40 FORRADA PVC 5151/5155</text:p>
          </table:table-cell>
          <table:table-cell office:value-type="float" office:value="1061.05" calcext:value-type="float">
            <text:p>1061.05</text:p>
          </table:table-cell>
        </table:table-row>
        <table:table-row table:style-name="ro1">
          <table:table-cell office:value-type="string" calcext:value-type="string">
            <text:p>CARPETA THE PEL CARTONE 3x40 FANTASIA 5201</text:p>
          </table:table-cell>
          <table:table-cell office:value-type="float" office:value="1817.35" calcext:value-type="float">
            <text:p>1817.35</text:p>
          </table:table-cell>
        </table:table-row>
        <table:table-row table:style-name="ro1">
          <table:table-cell office:value-type="string" calcext:value-type="string">
            <text:p>CARPETA THE PEL CARTONE FANTASIA A4 2x40 5505</text:p>
          </table:table-cell>
          <table:table-cell office:value-type="float" office:value="4900" calcext:value-type="float">
            <text:p>4900.00</text:p>
          </table:table-cell>
        </table:table-row>
        <table:table-row table:style-name="ro1">
          <table:table-cell office:value-type="string" calcext:value-type="string">
            <text:p>CARPETA THE PEL DIBUJO 35x50 MARRON</text:p>
          </table:table-cell>
          <table:table-cell office:value-type="float" office:value="1192.24" calcext:value-type="float">
            <text:p>1192.24</text:p>
          </table:table-cell>
        </table:table-row>
        <table:table-row table:style-name="ro1">
          <table:table-cell office:value-type="string" calcext:value-type="string">
            <text:p>CARPETA UO 3 SOLAPAS C/ELASTICO 35x50 C6635</text:p>
          </table:table-cell>
          <table:table-cell office:value-type="float" office:value="1561.73" calcext:value-type="float">
            <text:p>1561.73</text:p>
          </table:table-cell>
        </table:table-row>
        <table:table-row table:style-name="ro1">
          <table:table-cell office:value-type="string" calcext:value-type="string">
            <text:p>CARPETA UO 3 SOLAPAS C/ELASTICO OFICIO COLOR</text:p>
          </table:table-cell>
          <table:table-cell office:value-type="float" office:value="963.11" calcext:value-type="float">
            <text:p>963.11</text:p>
          </table:table-cell>
        </table:table-row>
        <table:table-row table:style-name="ro1">
          <table:table-cell office:value-type="string" calcext:value-type="string">
            <text:p>CARPETA UO 3 SOLAPAS C/ELASTICO OFICIO MARRON</text:p>
          </table:table-cell>
          <table:table-cell office:value-type="float" office:value="892.77" calcext:value-type="float">
            <text:p>892.77</text:p>
          </table:table-cell>
        </table:table-row>
        <table:table-row table:style-name="ro1">
          <table:table-cell office:value-type="string" calcext:value-type="string">
            <text:p>CARPETA UO FIBRA C/ELASTICO 2cm</text:p>
          </table:table-cell>
          <table:table-cell office:value-type="float" office:value="1099.41" calcext:value-type="float">
            <text:p>1099.41</text:p>
          </table:table-cell>
        </table:table-row>
        <table:table-row table:style-name="ro1">
          <table:table-cell office:value-type="string" calcext:value-type="string">
            <text:p>CARPETA UO FIBRA C/ELASTICO 4cm C2604</text:p>
          </table:table-cell>
          <table:table-cell office:value-type="float" office:value="1255.16" calcext:value-type="float">
            <text:p>1255.16</text:p>
          </table:table-cell>
        </table:table-row>
        <table:table-row table:style-name="ro1">
          <table:table-cell office:value-type="string" calcext:value-type="string">
            <text:p>CARPETA UO FIBRA C/ELASTICO 6cm C2606</text:p>
          </table:table-cell>
          <table:table-cell office:value-type="float" office:value="2032.8" calcext:value-type="float">
            <text:p>2032.80</text:p>
          </table:table-cell>
        </table:table-row>
        <table:table-row table:style-name="ro1">
          <table:table-cell office:value-type="string" calcext:value-type="string">
            <text:p>CARPETA UO FIBRA C/ELASTICO 8cm</text:p>
          </table:table-cell>
          <table:table-cell office:value-type="float" office:value="1710.65" calcext:value-type="float">
            <text:p>1710.65</text:p>
          </table:table-cell>
        </table:table-row>
        <table:table-row table:style-name="ro1">
          <table:table-cell office:value-type="string" calcext:value-type="string">
            <text:p>CARPETA UO FIBRA N-3 C/CORDON 2503</text:p>
          </table:table-cell>
          <table:table-cell office:value-type="float" office:value="641.78" calcext:value-type="float">
            <text:p>641.78</text:p>
          </table:table-cell>
        </table:table-row>
        <table:table-row table:style-name="ro1">
          <table:table-cell office:value-type="string" calcext:value-type="string">
            <text:p>CARPETA UO FIBRA NEGRA ESQUELA 2x30 2202</text:p>
          </table:table-cell>
          <table:table-cell office:value-type="float" office:value="895.68" calcext:value-type="float">
            <text:p>895.68</text:p>
          </table:table-cell>
        </table:table-row>
        <table:table-row table:style-name="ro1">
          <table:table-cell office:value-type="string" calcext:value-type="string">
            <text:p>CARPETA UO FIBRA NEGRA ESQUELITA 2x30 2204</text:p>
          </table:table-cell>
          <table:table-cell office:value-type="float" office:value="821.54" calcext:value-type="float">
            <text:p>821.54</text:p>
          </table:table-cell>
        </table:table-row>
        <table:table-row table:style-name="ro1">
          <table:table-cell office:value-type="string" calcext:value-type="string">
            <text:p>CARPETA UO FIBRA NEGRA OFICIO 2x40 C2441</text:p>
          </table:table-cell>
          <table:table-cell office:value-type="float" office:value="2152.65" calcext:value-type="float">
            <text:p>2152.65</text:p>
          </table:table-cell>
        </table:table-row>
        <table:table-row table:style-name="ro1">
          <table:table-cell office:value-type="string" calcext:value-type="string">
            <text:p>CARTON CORRUGADO METALIZADO 40X60 IBI</text:p>
          </table:table-cell>
          <table:table-cell office:value-type="float" office:value="1482.56" calcext:value-type="float">
            <text:p>1482.56</text:p>
          </table:table-cell>
        </table:table-row>
        <table:table-row table:style-name="ro1">
          <table:table-cell office:value-type="string" calcext:value-type="string">
            <text:p>CARTON GRIS 1.0mm 0.70 x1m</text:p>
          </table:table-cell>
          <table:table-cell office:value-type="float" office:value="1851.47" calcext:value-type="float">
            <text:p>1851.47</text:p>
          </table:table-cell>
        </table:table-row>
        <table:table-row table:style-name="ro1">
          <table:table-cell office:value-type="string" calcext:value-type="string">
            <text:p>CARTON GRIS 1.5mm 0.70 x1m</text:p>
          </table:table-cell>
          <table:table-cell office:value-type="float" office:value="3327.28" calcext:value-type="float">
            <text:p>3327.28</text:p>
          </table:table-cell>
        </table:table-row>
        <table:table-row table:style-name="ro1">
          <table:table-cell office:value-type="string" calcext:value-type="string">
            <text:p>CARTON GRIS 2.0mm 0.70 x1m</text:p>
          </table:table-cell>
          <table:table-cell office:value-type="float" office:value="4185.95" calcext:value-type="float">
            <text:p>4185.95</text:p>
          </table:table-cell>
        </table:table-row>
        <table:table-row table:style-name="ro1">
          <table:table-cell office:value-type="string" calcext:value-type="string">
            <text:p>CARTON GRIS 2.5mm 0.70 x1m</text:p>
          </table:table-cell>
          <table:table-cell office:value-type="float" office:value="5086.07" calcext:value-type="float">
            <text:p>5086.07</text:p>
          </table:table-cell>
        </table:table-row>
        <table:table-row table:style-name="ro1">
          <table:table-cell office:value-type="string" calcext:value-type="string">
            <text:p>CARTON MICROCORRUGADO BLANCO 50x70cm</text:p>
          </table:table-cell>
          <table:table-cell office:value-type="float" office:value="1073.74" calcext:value-type="float">
            <text:p>1073.74</text:p>
          </table:table-cell>
        </table:table-row>
        <table:table-row table:style-name="ro1">
          <table:table-cell office:value-type="string" calcext:value-type="string">
            <text:p>CARTON MICROCORRUGADO COLOR 50x70cm</text:p>
          </table:table-cell>
          <table:table-cell office:value-type="float" office:value="1332.27" calcext:value-type="float">
            <text:p>1332.27</text:p>
          </table:table-cell>
        </table:table-row>
        <table:table-row table:style-name="ro1">
          <table:table-cell office:value-type="string" calcext:value-type="string">
            <text:p>CARTON MICROCORRUGADO KRAFT 50x70cm</text:p>
          </table:table-cell>
          <table:table-cell office:value-type="float" office:value="857.74" calcext:value-type="float">
            <text:p>857.74</text:p>
          </table:table-cell>
        </table:table-row>
        <table:table-row table:style-name="ro1">
          <table:table-cell office:value-type="string" calcext:value-type="string">
            <text:p>CARTUCHERA FW COLORFUL 1 PISO</text:p>
          </table:table-cell>
          <table:table-cell office:value-type="float" office:value="14526.05" calcext:value-type="float">
            <text:p>14526.05</text:p>
          </table:table-cell>
        </table:table-row>
        <table:table-row table:style-name="ro1">
          <table:table-cell office:value-type="string" calcext:value-type="string">
            <text:p>CARTUCHERA MULTI 1 PISO TOY 444101</text:p>
          </table:table-cell>
          <table:table-cell office:value-type="float" office:value="1016.4" calcext:value-type="float">
            <text:p>1016.40</text:p>
          </table:table-cell>
        </table:table-row>
        <table:table-row table:style-name="ro1">
          <table:table-cell office:value-type="string" calcext:value-type="string">
            <text:p>CARTUCHERA MULTI 2 PISOS PRINCESAS 341</text:p>
          </table:table-cell>
          <table:table-cell office:value-type="float" office:value="1517.82" calcext:value-type="float">
            <text:p>1517.82</text:p>
          </table:table-cell>
        </table:table-row>
        <table:table-row table:style-name="ro1">
          <table:table-cell office:value-type="string" calcext:value-type="string">
            <text:p>CARTUCHERA MULTI 2 PISOS SPIDERMAN LENT 31802</text:p>
          </table:table-cell>
          <table:table-cell office:value-type="float" office:value="2117.5" calcext:value-type="float">
            <text:p>2117.50</text:p>
          </table:table-cell>
        </table:table-row>
        <table:table-row table:style-name="ro1">
          <table:table-cell office:value-type="string" calcext:value-type="string">
            <text:p>CARTUCHERA PERSONAJES 1 PISO PVC LIM0360</text:p>
          </table:table-cell>
          <table:table-cell office:value-type="float" office:value="228.69" calcext:value-type="float">
            <text:p>228.69</text:p>
          </table:table-cell>
        </table:table-row>
        <table:table-row table:style-name="ro1">
          <table:table-cell office:value-type="string" calcext:value-type="string">
            <text:p>CARTUCHERA PERSONAJES 2 PISOS PVC</text:p>
          </table:table-cell>
          <table:table-cell office:value-type="float" office:value="325.39" calcext:value-type="float">
            <text:p>325.39</text:p>
          </table:table-cell>
        </table:table-row>
        <table:table-row table:style-name="ro1">
          <table:table-cell office:value-type="string" calcext:value-type="string">
            <text:p>CARTUCHERA RVD BRICK LOVE 831921</text:p>
          </table:table-cell>
          <table:table-cell office:value-type="float" office:value="7709.6" calcext:value-type="float">
            <text:p>7709.60</text:p>
          </table:table-cell>
        </table:table-row>
        <table:table-row table:style-name="ro1">
          <table:table-cell office:value-type="string" calcext:value-type="string">
            <text:p>CARTUCHERA RVD BRICK VERDE 831924</text:p>
          </table:table-cell>
          <table:table-cell office:value-type="float" office:value="7822.98" calcext:value-type="float">
            <text:p>7822.98</text:p>
          </table:table-cell>
        </table:table-row>
        <table:table-row table:style-name="ro1">
          <table:table-cell office:value-type="string" calcext:value-type="string">
            <text:p>CARTUCHO DE TINTA FILGO x6 AZUL</text:p>
          </table:table-cell>
          <table:table-cell office:value-type="float" office:value="437.74" calcext:value-type="float">
            <text:p>437.74</text:p>
          </table:table-cell>
        </table:table-row>
        <table:table-row table:style-name="ro1">
          <table:table-cell office:value-type="string" calcext:value-type="string">
            <text:p>CARTUCHO TINTA AZUL LAVABLE x6u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string" calcext:value-type="string">
            <text:p>CARTUFORMIS BANDERIN x12u</text:p>
          </table:table-cell>
          <table:table-cell office:value-type="float" office:value="186.82" calcext:value-type="float">
            <text:p>186.82</text:p>
          </table:table-cell>
        </table:table-row>
        <table:table-row table:style-name="ro1">
          <table:table-cell office:value-type="string" calcext:value-type="string">
            <text:p>CARTUFORMIS CORAZON CHICO x12u</text:p>
          </table:table-cell>
          <table:table-cell office:value-type="float" office:value="122.6" calcext:value-type="float">
            <text:p>122.60</text:p>
          </table:table-cell>
        </table:table-row>
        <table:table-row table:style-name="ro1">
          <table:table-cell office:value-type="string" calcext:value-type="string">
            <text:p>CARTUFORMIS CORAZON GRANDE x12u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string" calcext:value-type="string">
            <text:p>CARTUFORMIS ESTRELLA CHICA x12u</text:p>
          </table:table-cell>
          <table:table-cell office:value-type="float" office:value="122.6" calcext:value-type="float">
            <text:p>122.60</text:p>
          </table:table-cell>
        </table:table-row>
        <table:table-row table:style-name="ro1">
          <table:table-cell office:value-type="string" calcext:value-type="string">
            <text:p>CARTUFORMIS ESTRELLA GRANDE x12u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string" calcext:value-type="string">
            <text:p>CARTUFORMIS OREJAS x12u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string" calcext:value-type="string">
            <text:p>CARTULINA BILLETES FANTASIA</text:p>
          </table:table-cell>
          <table:table-cell office:value-type="float" office:value="656.39" calcext:value-type="float">
            <text:p>656.39</text:p>
          </table:table-cell>
        </table:table-row>
        <table:table-row table:style-name="ro1">
          <table:table-cell office:value-type="string" calcext:value-type="string">
            <text:p>CARTULINA BLANCA x1 x20h</text:p>
          </table:table-cell>
          <table:table-cell office:value-type="float" office:value="209.03" calcext:value-type="float">
            <text:p>209.03</text:p>
          </table:table-cell>
        </table:table-row>
        <table:table-row table:style-name="ro1">
          <table:table-cell office:value-type="string" calcext:value-type="string">
            <text:p>CARTULINA COLOR 45x63cm x1 x20h</text:p>
          </table:table-cell>
          <table:table-cell office:value-type="float" office:value="278.17" calcext:value-type="float">
            <text:p>278.17</text:p>
          </table:table-cell>
        </table:table-row>
        <table:table-row table:style-name="ro1">
          <table:table-cell office:value-type="string" calcext:value-type="string">
            <text:p>CARTULINA COLOR 45x63cm x20h SURTIDAS</text:p>
          </table:table-cell>
          <table:table-cell office:value-type="float" office:value="359.15" calcext:value-type="float">
            <text:p>359.15</text:p>
          </table:table-cell>
        </table:table-row>
        <table:table-row table:style-name="ro1">
          <table:table-cell office:value-type="string" calcext:value-type="string">
            <text:p>CARTULINA ENTRETENIDA</text:p>
          </table:table-cell>
          <table:table-cell office:value-type="float" office:value="553.9" calcext:value-type="float">
            <text:p>553.90</text:p>
          </table:table-cell>
        </table:table-row>
        <table:table-row table:style-name="ro1">
          <table:table-cell office:value-type="string" calcext:value-type="string">
            <text:p>CARTULINA FLUO 45x63cm</text:p>
          </table:table-cell>
          <table:table-cell office:value-type="float" office:value="587.25" calcext:value-type="float">
            <text:p>587.25</text:p>
          </table:table-cell>
        </table:table-row>
        <table:table-row table:style-name="ro1">
          <table:table-cell office:value-type="string" calcext:value-type="string">
            <text:p>CARTULINA FORRADA 300g 72*102 FONDO BLANCA</text:p>
          </table:table-cell>
          <table:table-cell office:value-type="float" office:value="2578.36" calcext:value-type="float">
            <text:p>2578.36</text:p>
          </table:table-cell>
        </table:table-row>
        <table:table-row table:style-name="ro1">
          <table:table-cell office:value-type="string" calcext:value-type="string">
            <text:p>CARTULINA FORRADA 300g 72*102 FONDO KRAFT</text:p>
          </table:table-cell>
          <table:table-cell office:value-type="float" office:value="2410.11" calcext:value-type="float">
            <text:p>2410.11</text:p>
          </table:table-cell>
        </table:table-row>
        <table:table-row table:style-name="ro1">
          <table:table-cell office:value-type="string" calcext:value-type="string">
            <text:p>CARTULINA GLITTER 35x50cm 250g x10h</text:p>
          </table:table-cell>
          <table:table-cell office:value-type="float" office:value="7851.86" calcext:value-type="float">
            <text:p>7851.86</text:p>
          </table:table-cell>
        </table:table-row>
        <table:table-row table:style-name="ro1">
          <table:table-cell office:value-type="string" calcext:value-type="string">
            <text:p>CARTULINA HOLO GLITTER 50x35</text:p>
          </table:table-cell>
          <table:table-cell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CARTULINA METALIZADA</text:p>
          </table:table-cell>
          <table:table-cell office:value-type="float" office:value="682.68" calcext:value-type="float">
            <text:p>682.68</text:p>
          </table:table-cell>
        </table:table-row>
        <table:table-row table:style-name="ro1">
          <table:table-cell office:value-type="string" calcext:value-type="string">
            <text:p>CARTULINA METALIZADA SURTIDA x10u</text:p>
          </table:table-cell>
          <table:table-cell office:value-type="float" office:value="682.68" calcext:value-type="float">
            <text:p>682.68</text:p>
          </table:table-cell>
        </table:table-row>
        <table:table-row table:style-name="ro1">
          <table:table-cell office:value-type="string" calcext:value-type="string">
            <text:p>CELOFAN COLOR 0.9 x 0.75 x10h</text:p>
          </table:table-cell>
          <table:table-cell office:value-type="float" office:value="2667.53" calcext:value-type="float">
            <text:p>2667.53</text:p>
          </table:table-cell>
        </table:table-row>
        <table:table-row table:style-name="ro1">
          <table:table-cell office:value-type="string" calcext:value-type="string">
            <text:p>CELOFAN FANTASIA 70x100 x10h</text:p>
          </table:table-cell>
          <table:table-cell office:value-type="float" office:value="592.39" calcext:value-type="float">
            <text:p>592.39</text:p>
          </table:table-cell>
        </table:table-row>
        <table:table-row table:style-name="ro1">
          <table:table-cell office:value-type="string" calcext:value-type="string">
            <text:p>CELOFAN TRANSPARENTE x10h</text:p>
          </table:table-cell>
          <table:table-cell office:value-type="float" office:value="2586.73" calcext:value-type="float">
            <text:p>2586.73</text:p>
          </table:table-cell>
        </table:table-row>
        <table:table-row table:style-name="ro1">
          <table:table-cell office:value-type="string" calcext:value-type="string">
            <text:p>CERA 110mm x74m</text:p>
          </table:table-cell>
          <table:table-cell office:value-type="float" office:value="2234.18" calcext:value-type="float">
            <text:p>2234.18</text:p>
          </table:table-cell>
        </table:table-row>
        <table:table-row table:style-name="ro1">
          <table:table-cell office:value-type="string" calcext:value-type="string">
            <text:p>CERA DACTILAR PIZZINI P/CONTAR BILLETES C20</text:p>
          </table:table-cell>
          <table:table-cell office:value-type="float" office:value="3562.89" calcext:value-type="float">
            <text:p>3562.89</text:p>
          </table:table-cell>
        </table:table-row>
        <table:table-row table:style-name="ro1">
          <table:table-cell office:value-type="string" calcext:value-type="string">
            <text:p>CESTO PAPELERO PIZZINI PLASTICO</text:p>
          </table:table-cell>
          <table:table-cell office:value-type="float" office:value="5124.22" calcext:value-type="float">
            <text:p>5124.22</text:p>
          </table:table-cell>
        </table:table-row>
        <table:table-row table:style-name="ro1">
          <table:table-cell office:value-type="string" calcext:value-type="string">
            <text:p>CHINCHES EZCO DORADAS x100u x10c</text:p>
          </table:table-cell>
          <table:table-cell office:value-type="float" office:value="391.88" calcext:value-type="float">
            <text:p>391.88</text:p>
          </table:table-cell>
        </table:table-row>
        <table:table-row table:style-name="ro1">
          <table:table-cell office:value-type="string" calcext:value-type="string">
            <text:p>CHINCHES EZCO DORADAS x25u x10c</text:p>
          </table:table-cell>
          <table:table-cell office:value-type="float" office:value="73.79" calcext:value-type="float">
            <text:p>73.79</text:p>
          </table:table-cell>
        </table:table-row>
        <table:table-row table:style-name="ro1">
          <table:table-cell office:value-type="string" calcext:value-type="string">
            <text:p>CHINCHES EZCO DORADAS x50u x10c</text:p>
          </table:table-cell>
          <table:table-cell office:value-type="float" office:value="233.11" calcext:value-type="float">
            <text:p>233.11</text:p>
          </table:table-cell>
        </table:table-row>
        <table:table-row table:style-name="ro1">
          <table:table-cell office:value-type="string" calcext:value-type="string">
            <text:p>CHINCHES SIFAP 3 PATAS x50u</text:p>
          </table:table-cell>
          <table:table-cell office:value-type="float" office:value="1312.11" calcext:value-type="float">
            <text:p>1312.11</text:p>
          </table:table-cell>
        </table:table-row>
        <table:table-row table:style-name="ro1">
          <table:table-cell office:value-type="string" calcext:value-type="string">
            <text:p>CHINCHES SIFAP x100u</text:p>
          </table:table-cell>
          <table:table-cell office:value-type="float" office:value="518.79" calcext:value-type="float">
            <text:p>518.79</text:p>
          </table:table-cell>
        </table:table-row>
        <table:table-row table:style-name="ro1">
          <table:table-cell office:value-type="string" calcext:value-type="string">
            <text:p>CHINCHES SIFAP x25u</text:p>
          </table:table-cell>
          <table:table-cell office:value-type="float" office:value="223.83" calcext:value-type="float">
            <text:p>223.83</text:p>
          </table:table-cell>
        </table:table-row>
        <table:table-row table:style-name="ro1">
          <table:table-cell office:value-type="string" calcext:value-type="string">
            <text:p>CHINCHES SIFAP x50u</text:p>
          </table:table-cell>
          <table:table-cell office:value-type="float" office:value="302.48" calcext:value-type="float">
            <text:p>302.48</text:p>
          </table:table-cell>
        </table:table-row>
        <table:table-row table:style-name="ro1">
          <table:table-cell office:value-type="string" calcext:value-type="string">
            <text:p>CINTA ADHESIVA AUCA 12mm x25m x12r</text:p>
          </table:table-cell>
          <table:table-cell office:value-type="float" office:value="232.37" calcext:value-type="float">
            <text:p>232.37</text:p>
          </table:table-cell>
        </table:table-row>
        <table:table-row table:style-name="ro1">
          <table:table-cell office:value-type="string" calcext:value-type="string">
            <text:p>CINTA ADHESIVA AUCA 12mm x30m BOLSA</text:p>
          </table:table-cell>
          <table:table-cell office:value-type="float" office:value="319.86" calcext:value-type="float">
            <text:p>319.86</text:p>
          </table:table-cell>
        </table:table-row>
        <table:table-row table:style-name="ro1">
          <table:table-cell office:value-type="string" calcext:value-type="string">
            <text:p>CINTA ADHESIVA AUCA 12mm x50m x12r</text:p>
          </table:table-cell>
          <table:table-cell office:value-type="float" office:value="420.78" calcext:value-type="float">
            <text:p>420.78</text:p>
          </table:table-cell>
        </table:table-row>
        <table:table-row table:style-name="ro1">
          <table:table-cell office:value-type="string" calcext:value-type="string">
            <text:p>CINTA ADHESIVA AUCA 12mm x60m BOLSA</text:p>
          </table:table-cell>
          <table:table-cell office:value-type="float" office:value="585.47" calcext:value-type="float">
            <text:p>585.47</text:p>
          </table:table-cell>
        </table:table-row>
        <table:table-row table:style-name="ro1">
          <table:table-cell office:value-type="string" calcext:value-type="string">
            <text:p>CINTA ADHESIVA AUCA 12mm x8m x10r</text:p>
          </table:table-cell>
          <table:table-cell office:value-type="float" office:value="159.09" calcext:value-type="float">
            <text:p>159.09</text:p>
          </table:table-cell>
        </table:table-row>
        <table:table-row table:style-name="ro1">
          <table:table-cell office:value-type="string" calcext:value-type="string">
            <text:p>CINTA ADHESIVA AUCA 18mm x25m BOLSA</text:p>
          </table:table-cell>
          <table:table-cell office:value-type="float" office:value="412.14" calcext:value-type="float">
            <text:p>412.14</text:p>
          </table:table-cell>
        </table:table-row>
        <table:table-row table:style-name="ro1">
          <table:table-cell office:value-type="string" calcext:value-type="string">
            <text:p>CINTA ADHESIVA AUCA 18mm x50m x8r</text:p>
          </table:table-cell>
          <table:table-cell office:value-type="float" office:value="367.13" calcext:value-type="float">
            <text:p>367.13</text:p>
          </table:table-cell>
        </table:table-row>
        <table:table-row table:style-name="ro1">
          <table:table-cell office:value-type="string" calcext:value-type="string">
            <text:p>CINTA ADHESIVA AUCA 24mm x50m</text:p>
          </table:table-cell>
          <table:table-cell office:value-type="float" office:value="465.03" calcext:value-type="float">
            <text:p>465.03</text:p>
          </table:table-cell>
        </table:table-row>
        <table:table-row table:style-name="ro1">
          <table:table-cell office:value-type="string" calcext:value-type="string">
            <text:p>CINTA ADHESIVA CREDENCIAL 12mm x10m x12u</text:p>
          </table:table-cell>
          <table:table-cell office:value-type="float" office:value="1420.47" calcext:value-type="float">
            <text:p>1420.47</text:p>
          </table:table-cell>
        </table:table-row>
        <table:table-row table:style-name="ro1">
          <table:table-cell office:value-type="string" calcext:value-type="string">
            <text:p>CINTA ADHESIVA CREDENCIAL 12mm x25m x12u</text:p>
          </table:table-cell>
          <table:table-cell office:value-type="float" office:value="2324.41" calcext:value-type="float">
            <text:p>2324.41</text:p>
          </table:table-cell>
        </table:table-row>
        <table:table-row table:style-name="ro1">
          <table:table-cell office:value-type="string" calcext:value-type="string">
            <text:p>CINTA ADHESIVA CREDENCIAL 12mm x50m x12u</text:p>
          </table:table-cell>
          <table:table-cell office:value-type="float" office:value="4445.89" calcext:value-type="float">
            <text:p>4445.89</text:p>
          </table:table-cell>
        </table:table-row>
        <table:table-row table:style-name="ro1">
          <table:table-cell office:value-type="string" calcext:value-type="string">
            <text:p>CINTA ADHESIVA CREDENCIAL 18mm x25M x8u</text:p>
          </table:table-cell>
          <table:table-cell office:value-type="float" office:value="2324.41" calcext:value-type="float">
            <text:p>2324.41</text:p>
          </table:table-cell>
        </table:table-row>
        <table:table-row table:style-name="ro1">
          <table:table-cell office:value-type="string" calcext:value-type="string">
            <text:p>CINTA ADHESIVA FIX 12mm x10m</text:p>
          </table:table-cell>
          <table:table-cell office:value-type="float" office:value="203.28" calcext:value-type="float">
            <text:p>203.28</text:p>
          </table:table-cell>
        </table:table-row>
        <table:table-row table:style-name="ro1">
          <table:table-cell office:value-type="string" calcext:value-type="string">
            <text:p>CINTA ADHESIVA FIX 12mm x30m</text:p>
          </table:table-cell>
          <table:table-cell office:value-type="float" office:value="364.21" calcext:value-type="float">
            <text:p>364.21</text:p>
          </table:table-cell>
        </table:table-row>
        <table:table-row table:style-name="ro1">
          <table:table-cell office:value-type="string" calcext:value-type="string">
            <text:p>CINTA ADHESIVA FIX 24mm x40mm</text:p>
          </table:table-cell>
          <table:table-cell office:value-type="float" office:value="574.27" calcext:value-type="float">
            <text:p>574.27</text:p>
          </table:table-cell>
        </table:table-row>
        <table:table-row table:style-name="ro1">
          <table:table-cell office:value-type="string" calcext:value-type="string">
            <text:p>CINTA ADHESIVA MOTEX 12mm x30m</text:p>
          </table:table-cell>
          <table:table-cell office:value-type="float" office:value="344.83" calcext:value-type="float">
            <text:p>344.83</text:p>
          </table:table-cell>
        </table:table-row>
        <table:table-row table:style-name="ro1">
          <table:table-cell office:value-type="string" calcext:value-type="string">
            <text:p>CINTA ADHESIVA MOTEX 18mm x30m</text:p>
          </table:table-cell>
          <table:table-cell office:value-type="float" office:value="521.36" calcext:value-type="float">
            <text:p>521.36</text:p>
          </table:table-cell>
        </table:table-row>
        <table:table-row table:style-name="ro1">
          <table:table-cell office:value-type="string" calcext:value-type="string">
            <text:p>CINTA ADHESIVA MOTEX 24mm x40m</text:p>
          </table:table-cell>
          <table:table-cell office:value-type="float" office:value="642.41" calcext:value-type="float">
            <text:p>642.41</text:p>
          </table:table-cell>
        </table:table-row>
        <table:table-row table:style-name="ro1">
          <table:table-cell office:value-type="string" calcext:value-type="string">
            <text:p>CINTA ADHESIVA SELLOX 24xmm x40m x6r</text:p>
          </table:table-cell>
          <table:table-cell office:value-type="float" office:value="360.37" calcext:value-type="float">
            <text:p>360.37</text:p>
          </table:table-cell>
        </table:table-row>
        <table:table-row table:style-name="ro1">
          <table:table-cell office:value-type="string" calcext:value-type="string">
            <text:p>CINTA ADHESIVA STIKO 12mm x60m</text:p>
          </table:table-cell>
          <table:table-cell office:value-type="float" office:value="701.16" calcext:value-type="float">
            <text:p>701.16</text:p>
          </table:table-cell>
        </table:table-row>
        <table:table-row table:style-name="ro1">
          <table:table-cell office:value-type="string" calcext:value-type="string">
            <text:p>CINTA ADHESIVA STIKO 18mm x50mt</text:p>
          </table:table-cell>
          <table:table-cell office:value-type="float" office:value="922.08" calcext:value-type="float">
            <text:p>922.08</text:p>
          </table:table-cell>
        </table:table-row>
        <table:table-row table:style-name="ro1">
          <table:table-cell office:value-type="string" calcext:value-type="string">
            <text:p>CINTA BANDERA N-2 x10m</text:p>
          </table:table-cell>
          <table:table-cell office:value-type="float" office:value="1167.78" calcext:value-type="float">
            <text:p>1167.78</text:p>
          </table:table-cell>
        </table:table-row>
        <table:table-row table:style-name="ro1">
          <table:table-cell office:value-type="string" calcext:value-type="string">
            <text:p>CINTA BANDERA N-3 x10m</text:p>
          </table:table-cell>
          <table:table-cell office:value-type="float" office:value="1445.13" calcext:value-type="float">
            <text:p>1445.13</text:p>
          </table:table-cell>
        </table:table-row>
        <table:table-row table:style-name="ro1">
          <table:table-cell office:value-type="string" calcext:value-type="string">
            <text:p>CINTA BANDERA N-5 x10m</text:p>
          </table:table-cell>
          <table:table-cell office:value-type="float" office:value="1897.64" calcext:value-type="float">
            <text:p>1897.64</text:p>
          </table:table-cell>
        </table:table-row>
        <table:table-row table:style-name="ro1">
          <table:table-cell office:value-type="string" calcext:value-type="string">
            <text:p>CINTA CORRECTORA BENABI 5mm x5m</text:p>
          </table:table-cell>
          <table:table-cell office:value-type="float" office:value="615.41" calcext:value-type="float">
            <text:p>615.41</text:p>
          </table:table-cell>
        </table:table-row>
        <table:table-row table:style-name="ro1">
          <table:table-cell office:value-type="string" calcext:value-type="string">
            <text:p>CINTA CORRECTORA EZCO 5mm x6m</text:p>
          </table:table-cell>
          <table:table-cell office:value-type="float" office:value="835.73" calcext:value-type="float">
            <text:p>835.73</text:p>
          </table:table-cell>
        </table:table-row>
        <table:table-row table:style-name="ro1">
          <table:table-cell office:value-type="string" calcext:value-type="string">
            <text:p>CINTA CORRECTORA FILGO LINE 512 x12m x5mm</text:p>
          </table:table-cell>
          <table:table-cell office:value-type="float" office:value="1365.09" calcext:value-type="float">
            <text:p>1365.09</text:p>
          </table:table-cell>
        </table:table-row>
        <table:table-row table:style-name="ro1">
          <table:table-cell office:value-type="string" calcext:value-type="string">
            <text:p>CINTA CREPE CLASICA</text:p>
          </table:table-cell>
          <table:table-cell office:value-type="float" office:value="1677.06" calcext:value-type="float">
            <text:p>1677.06</text:p>
          </table:table-cell>
        </table:table-row>
        <table:table-row table:style-name="ro1">
          <table:table-cell office:value-type="string" calcext:value-type="string">
            <text:p>CINTA CREPE FLUO</text:p>
          </table:table-cell>
          <table:table-cell office:value-type="float" office:value="2151.38" calcext:value-type="float">
            <text:p>2151.38</text:p>
          </table:table-cell>
        </table:table-row>
        <table:table-row table:style-name="ro1">
          <table:table-cell office:value-type="string" calcext:value-type="string">
            <text:p>CINTA CREPE METAL</text:p>
          </table:table-cell>
          <table:table-cell office:value-type="float" office:value="2231" calcext:value-type="float">
            <text:p>2231.00</text:p>
          </table:table-cell>
        </table:table-row>
        <table:table-row table:style-name="ro1">
          <table:table-cell office:value-type="string" calcext:value-type="string">
            <text:p>CINTA CREPE PASTEL METAL</text:p>
          </table:table-cell>
          <table:table-cell office:value-type="float" office:value="2253.02" calcext:value-type="float">
            <text:p>2253.02</text:p>
          </table:table-cell>
        </table:table-row>
        <table:table-row table:style-name="ro1">
          <table:table-cell office:value-type="string" calcext:value-type="string">
            <text:p>CINTA DOBLE FAZ CBX 24mm x10m</text:p>
          </table:table-cell>
          <table:table-cell office:value-type="float" office:value="845.94" calcext:value-type="float">
            <text:p>845.94</text:p>
          </table:table-cell>
        </table:table-row>
        <table:table-row table:style-name="ro1">
          <table:table-cell office:value-type="string" calcext:value-type="string">
            <text:p>CINTA EMBALAJE AUCA 48mm x100m</text:p>
          </table:table-cell>
          <table:table-cell office:value-type="float" office:value="1631.84" calcext:value-type="float">
            <text:p>1631.84</text:p>
          </table:table-cell>
        </table:table-row>
        <table:table-row table:style-name="ro1">
          <table:table-cell office:value-type="string" calcext:value-type="string">
            <text:p>CINTA EMBALAJE AUCA 48mm x40m MARRON</text:p>
          </table:table-cell>
          <table:table-cell office:value-type="float" office:value="841.58" calcext:value-type="float">
            <text:p>841.58</text:p>
          </table:table-cell>
        </table:table-row>
        <table:table-row table:style-name="ro1">
          <table:table-cell office:value-type="string" calcext:value-type="string">
            <text:p>CINTA EMBALAJE AUCA 48mm x40m TRANSPARENTE</text:p>
          </table:table-cell>
          <table:table-cell office:value-type="float" office:value="841.58" calcext:value-type="float">
            <text:p>841.58</text:p>
          </table:table-cell>
        </table:table-row>
        <table:table-row table:style-name="ro1">
          <table:table-cell office:value-type="string" calcext:value-type="string">
            <text:p>CINTA EMBALAJE AUCA 48mm x50m</text:p>
          </table:table-cell>
          <table:table-cell office:value-type="float" office:value="866.69" calcext:value-type="float">
            <text:p>866.69</text:p>
          </table:table-cell>
        </table:table-row>
        <table:table-row table:style-name="ro1">
          <table:table-cell office:value-type="string" calcext:value-type="string">
            <text:p>CINTA EMBALAJE AUCA 48mm x50m FRAGIL</text:p>
          </table:table-cell>
          <table:table-cell office:value-type="float" office:value="1551.44" calcext:value-type="float">
            <text:p>1551.44</text:p>
          </table:table-cell>
        </table:table-row>
        <table:table-row table:style-name="ro1">
          <table:table-cell office:value-type="string" calcext:value-type="string">
            <text:p>CINTA EMBALAJE BENABI x80mt</text:p>
          </table:table-cell>
          <table:table-cell office:value-type="float" office:value="1400.97" calcext:value-type="float">
            <text:p>1400.97</text:p>
          </table:table-cell>
        </table:table-row>
        <table:table-row table:style-name="ro1">
          <table:table-cell office:value-type="string" calcext:value-type="string">
            <text:p>CINTA EMBALAJE FIX 48mm x40m</text:p>
          </table:table-cell>
          <table:table-cell office:value-type="float" office:value="779.97" calcext:value-type="float">
            <text:p>779.97</text:p>
          </table:table-cell>
        </table:table-row>
        <table:table-row table:style-name="ro1">
          <table:table-cell office:value-type="string" calcext:value-type="string">
            <text:p>CINTA EMBALAJE OKA 48mm x100m</text:p>
          </table:table-cell>
          <table:table-cell office:value-type="float" office:value="1485.94" calcext:value-type="float">
            <text:p>1485.94</text:p>
          </table:table-cell>
        </table:table-row>
        <table:table-row table:style-name="ro1">
          <table:table-cell office:value-type="string" calcext:value-type="string">
            <text:p>CINTA EMBALAJE REXON 48mm x40m TRANSPARENTE</text:p>
          </table:table-cell>
          <table:table-cell office:value-type="float" office:value="675.91" calcext:value-type="float">
            <text:p>675.91</text:p>
          </table:table-cell>
        </table:table-row>
        <table:table-row table:style-name="ro1">
          <table:table-cell office:value-type="string" calcext:value-type="string">
            <text:p>CINTA EMBALAJE SELLOX 48mm x40m TRANSPARENTE</text:p>
          </table:table-cell>
          <table:table-cell office:value-type="float" office:value="647.35" calcext:value-type="float">
            <text:p>647.35</text:p>
          </table:table-cell>
        </table:table-row>
        <table:table-row table:style-name="ro1">
          <table:table-cell office:value-type="string" calcext:value-type="string">
            <text:p>CINTA EMBALAJE SKYCOLOR 48mm x40m TRANSPARENTE</text:p>
          </table:table-cell>
          <table:table-cell office:value-type="float" office:value="609.84" calcext:value-type="float">
            <text:p>609.84</text:p>
          </table:table-cell>
        </table:table-row>
        <table:table-row table:style-name="ro1">
          <table:table-cell office:value-type="string" calcext:value-type="string">
            <text:p>CINTA ENMASCARAR AUCA 12mm x40m</text:p>
          </table:table-cell>
          <table:table-cell office:value-type="float" office:value="740.71" calcext:value-type="float">
            <text:p>740.71</text:p>
          </table:table-cell>
        </table:table-row>
        <table:table-row table:style-name="ro1">
          <table:table-cell office:value-type="string" calcext:value-type="string">
            <text:p>CINTA ENMASCARAR AUCA 12mm x50m</text:p>
          </table:table-cell>
          <table:table-cell office:value-type="float" office:value="812.96" calcext:value-type="float">
            <text:p>812.96</text:p>
          </table:table-cell>
        </table:table-row>
        <table:table-row table:style-name="ro1">
          <table:table-cell office:value-type="string" calcext:value-type="string">
            <text:p>CINTA ENMASCARAR AUCA 18mm x20m ESCOLAR</text:p>
          </table:table-cell>
          <table:table-cell office:value-type="float" office:value="620.14" calcext:value-type="float">
            <text:p>620.14</text:p>
          </table:table-cell>
        </table:table-row>
        <table:table-row table:style-name="ro1">
          <table:table-cell office:value-type="string" calcext:value-type="string">
            <text:p>CINTA ENMASCARAR AUCA 18mm x40m</text:p>
          </table:table-cell>
          <table:table-cell office:value-type="float" office:value="1076.27" calcext:value-type="float">
            <text:p>1076.27</text:p>
          </table:table-cell>
        </table:table-row>
        <table:table-row table:style-name="ro1">
          <table:table-cell office:value-type="string" calcext:value-type="string">
            <text:p>CINTA ENMASCARAR AUCA 18mm x50m</text:p>
          </table:table-cell>
          <table:table-cell office:value-type="float" office:value="1195.54" calcext:value-type="float">
            <text:p>1195.54</text:p>
          </table:table-cell>
        </table:table-row>
        <table:table-row table:style-name="ro1">
          <table:table-cell office:value-type="string" calcext:value-type="string">
            <text:p>CINTA ENMASCARAR AUCA 24mm x40m</text:p>
          </table:table-cell>
          <table:table-cell office:value-type="float" office:value="1443.57" calcext:value-type="float">
            <text:p>1443.57</text:p>
          </table:table-cell>
        </table:table-row>
        <table:table-row table:style-name="ro1">
          <table:table-cell office:value-type="string" calcext:value-type="string">
            <text:p>CINTA ENMASCARAR AUCA 36mm x40m</text:p>
          </table:table-cell>
          <table:table-cell office:value-type="float" office:value="2170.47" calcext:value-type="float">
            <text:p>2170.47</text:p>
          </table:table-cell>
        </table:table-row>
        <table:table-row table:style-name="ro1">
          <table:table-cell office:value-type="string" calcext:value-type="string">
            <text:p>CINTA ENMASCARAR AUCA 36mm x50m</text:p>
          </table:table-cell>
          <table:table-cell office:value-type="float" office:value="2391.08" calcext:value-type="float">
            <text:p>2391.08</text:p>
          </table:table-cell>
        </table:table-row>
        <table:table-row table:style-name="ro1">
          <table:table-cell office:value-type="string" calcext:value-type="string">
            <text:p>CINTA ENMASCARAR AUCA 48mm x40m</text:p>
          </table:table-cell>
          <table:table-cell office:value-type="float" office:value="2870.05" calcext:value-type="float">
            <text:p>2870.05</text:p>
          </table:table-cell>
        </table:table-row>
        <table:table-row table:style-name="ro1">
          <table:table-cell office:value-type="string" calcext:value-type="string">
            <text:p>CINTA ENMASCARAR AUCA 48mm x50m</text:p>
          </table:table-cell>
          <table:table-cell office:value-type="float" office:value="3188.11" calcext:value-type="float">
            <text:p>3188.11</text:p>
          </table:table-cell>
        </table:table-row>
        <table:table-row table:style-name="ro1">
          <table:table-cell office:value-type="string" calcext:value-type="string">
            <text:p>CINTA ENMASCARAR CABLEFIX 12mm x40m</text:p>
          </table:table-cell>
          <table:table-cell office:value-type="float" office:value="1084.16" calcext:value-type="float">
            <text:p>1084.16</text:p>
          </table:table-cell>
        </table:table-row>
        <table:table-row table:style-name="ro1">
          <table:table-cell office:value-type="string" calcext:value-type="string">
            <text:p>CINTA ENMASCARAR CABLEFIX 18mm x40m</text:p>
          </table:table-cell>
          <table:table-cell office:value-type="float" office:value="1558.48" calcext:value-type="float">
            <text:p>1558.48</text:p>
          </table:table-cell>
        </table:table-row>
        <table:table-row table:style-name="ro1">
          <table:table-cell office:value-type="string" calcext:value-type="string">
            <text:p>CINTA ENMASCARAR CABLEFIX 24mm x40m</text:p>
          </table:table-cell>
          <table:table-cell office:value-type="float" office:value="1963.35" calcext:value-type="float">
            <text:p>1963.35</text:p>
          </table:table-cell>
        </table:table-row>
        <table:table-row table:style-name="ro1">
          <table:table-cell office:value-type="string" calcext:value-type="string">
            <text:p>CINTA ENMASCARAR SELLOX 12mm x40m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>
          <table:table-cell office:value-type="string" calcext:value-type="string">
            <text:p>CINTA ENMASCARAR SELLOX 18mm x40m</text:p>
          </table:table-cell>
          <table:table-cell office:value-type="float" office:value="1118.21" calcext:value-type="float">
            <text:p>1118.21</text:p>
          </table:table-cell>
        </table:table-row>
        <table:table-row table:style-name="ro1">
          <table:table-cell office:value-type="string" calcext:value-type="string">
            <text:p>CINTA ENMASCARAR SELLOX 24mm x40m</text:p>
          </table:table-cell>
          <table:table-cell office:value-type="float" office:value="1488.02" calcext:value-type="float">
            <text:p>1488.02</text:p>
          </table:table-cell>
        </table:table-row>
        <table:table-row table:style-name="ro1">
          <table:table-cell office:value-type="string" calcext:value-type="string">
            <text:p>CINTA ENMASCARAR SELLOX 36mm x40m</text:p>
          </table:table-cell>
          <table:table-cell office:value-type="float" office:value="2236.44" calcext:value-type="float">
            <text:p>2236.44</text:p>
          </table:table-cell>
        </table:table-row>
        <table:table-row table:style-name="ro1">
          <table:table-cell office:value-type="string" calcext:value-type="string">
            <text:p>CINTA ENMASCARAR SELLOX 48mm x40m</text:p>
          </table:table-cell>
          <table:table-cell office:value-type="float" office:value="2976.04" calcext:value-type="float">
            <text:p>2976.04</text:p>
          </table:table-cell>
        </table:table-row>
        <table:table-row table:style-name="ro1">
          <table:table-cell office:value-type="string" calcext:value-type="string">
            <text:p>CINTA ENMASCARAR STIKO 18mm x20m</text:p>
          </table:table-cell>
          <table:table-cell office:value-type="float" office:value="622.63" calcext:value-type="float">
            <text:p>622.63</text:p>
          </table:table-cell>
        </table:table-row>
        <table:table-row table:style-name="ro1">
          <table:table-cell office:value-type="string" calcext:value-type="string">
            <text:p>CINTA GTC P/CIFRA CALCULAR NEGRA-ROJA</text:p>
          </table:table-cell>
          <table:table-cell office:value-type="float" office:value="1280.66" calcext:value-type="float">
            <text:p>1280.66</text:p>
          </table:table-cell>
        </table:table-row>
        <table:table-row table:style-name="ro1">
          <table:table-cell office:value-type="string" calcext:value-type="string">
            <text:p>CINTA GTC P/EPSON ERC-38</text:p>
          </table:table-cell>
          <table:table-cell office:value-type="float" office:value="2286.9" calcext:value-type="float">
            <text:p>2286.90</text:p>
          </table:table-cell>
        </table:table-row>
        <table:table-row table:style-name="ro1">
          <table:table-cell office:value-type="string" calcext:value-type="string">
            <text:p>CINTA GTC P/EPSON FX-2190-LX80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1">
          <table:table-cell office:value-type="string" calcext:value-type="string">
            <text:p>CINTA GTC P/EPSON MX-80</text:p>
          </table:table-cell>
          <table:table-cell office:value-type="float" office:value="5214.13" calcext:value-type="float">
            <text:p>5214.13</text:p>
          </table:table-cell>
        </table:table-row>
        <table:table-row table:style-name="ro1">
          <table:table-cell office:value-type="string" calcext:value-type="string">
            <text:p>CINTA GTC P/OKIDATA ML-182</text:p>
          </table:table-cell>
          <table:table-cell office:value-type="float" office:value="2286.9" calcext:value-type="float">
            <text:p>2286.90</text:p>
          </table:table-cell>
        </table:table-row>
        <table:table-row table:style-name="ro1">
          <table:table-cell office:value-type="string" calcext:value-type="string">
            <text:p>CINTA GTC P/OLIVETTI LOGOS 40-49</text:p>
          </table:table-cell>
          <table:table-cell office:value-type="float" office:value="2927.23" calcext:value-type="float">
            <text:p>2927.23</text:p>
          </table:table-cell>
        </table:table-row>
        <table:table-row table:style-name="ro1">
          <table:table-cell office:value-type="string" calcext:value-type="string">
            <text:p>CINTA GTC P/STAR MICRONICS SP 712 HASAR ML 441</text:p>
          </table:table-cell>
          <table:table-cell office:value-type="float" office:value="1463.62" calcext:value-type="float">
            <text:p>1463.62</text:p>
          </table:table-cell>
        </table:table-row>
        <table:table-row table:style-name="ro1">
          <table:table-cell office:value-type="string" calcext:value-type="string">
            <text:p>CINTA GTC STAR MICRONICS SP200</text:p>
          </table:table-cell>
          <table:table-cell office:value-type="float" office:value="2195.42" calcext:value-type="float">
            <text:p>2195.42</text:p>
          </table:table-cell>
        </table:table-row>
        <table:table-row table:style-name="ro1">
          <table:table-cell office:value-type="string" calcext:value-type="string">
            <text:p>CINTA MOTEX DOBLE FAZ 12mm x15m</text:p>
          </table:table-cell>
          <table:table-cell office:value-type="float" office:value="1080.66" calcext:value-type="float">
            <text:p>1080.66</text:p>
          </table:table-cell>
        </table:table-row>
        <table:table-row table:style-name="ro1">
          <table:table-cell office:value-type="string" calcext:value-type="string">
            <text:p>CINTA MOTEX DOBLE FAZ 18mm x15m</text:p>
          </table:table-cell>
          <table:table-cell office:value-type="float" office:value="1060.52" calcext:value-type="float">
            <text:p>1060.52</text:p>
          </table:table-cell>
        </table:table-row>
        <table:table-row table:style-name="ro1">
          <table:table-cell office:value-type="string" calcext:value-type="string">
            <text:p>CINTA MOTEX DUCT TAPE 48mm x9m GRIS</text:p>
          </table:table-cell>
          <table:table-cell office:value-type="float" office:value="2740.95" calcext:value-type="float">
            <text:p>2740.95</text:p>
          </table:table-cell>
        </table:table-row>
        <table:table-row table:style-name="ro1">
          <table:table-cell office:value-type="string" calcext:value-type="string">
            <text:p>CINTA REGALO 10mm x250m</text:p>
          </table:table-cell>
          <table:table-cell office:value-type="float" office:value="5698.98" calcext:value-type="float">
            <text:p>5698.98</text:p>
          </table:table-cell>
        </table:table-row>
        <table:table-row table:style-name="ro1">
          <table:table-cell office:value-type="string" calcext:value-type="string">
            <text:p>CINTA REGALO 10mm x50m</text:p>
          </table:table-cell>
          <table:table-cell office:value-type="float" office:value="1151.44" calcext:value-type="float">
            <text:p>1151.44</text:p>
          </table:table-cell>
        </table:table-row>
        <table:table-row table:style-name="ro1">
          <table:table-cell office:value-type="string" calcext:value-type="string">
            <text:p>CINTA REGALO 20mm x50m</text:p>
          </table:table-cell>
          <table:table-cell office:value-type="float" office:value="2005.58" calcext:value-type="float">
            <text:p>2005.58</text:p>
          </table:table-cell>
        </table:table-row>
        <table:table-row table:style-name="ro1">
          <table:table-cell office:value-type="string" calcext:value-type="string">
            <text:p>CINTA REGALO 30mm x50m</text:p>
          </table:table-cell>
          <table:table-cell office:value-type="float" office:value="2932.07" calcext:value-type="float">
            <text:p>2932.07</text:p>
          </table:table-cell>
        </table:table-row>
        <table:table-row table:style-name="ro1">
          <table:table-cell office:value-type="string" calcext:value-type="string">
            <text:p>CINTA REGALO 50mm x30m <text:s text:c="27"/>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CINTA REGALO 50mm x50m</text:p>
          </table:table-cell>
          <table:table-cell office:value-type="float" office:value="5385.95" calcext:value-type="float">
            <text:p>5385.95</text:p>
          </table:table-cell>
        </table:table-row>
        <table:table-row table:style-name="ro1">
          <table:table-cell office:value-type="string" calcext:value-type="string">
            <text:p>CINTA SILICONA ADHESIVA CBX 10mm</text:p>
          </table:table-cell>
          <table:table-cell office:value-type="float" office:value="300.88" calcext:value-type="float">
            <text:p>300.88</text:p>
          </table:table-cell>
        </table:table-row>
        <table:table-row table:style-name="ro1">
          <table:table-cell office:value-type="string" calcext:value-type="string">
            <text:p>CINTA SILICONA ADHESIVA CBX 30mm</text:p>
          </table:table-cell>
          <table:table-cell office:value-type="float" office:value="626.96" calcext:value-type="float">
            <text:p>626.96</text:p>
          </table:table-cell>
        </table:table-row>
        <table:table-row table:style-name="ro1">
          <table:table-cell office:value-type="string" calcext:value-type="string">
            <text:p>CINTA STIKO D.FAZ TRANSPARENTE 24mm x25mt</text:p>
          </table:table-cell>
          <table:table-cell office:value-type="float" office:value="2343.61" calcext:value-type="float">
            <text:p>2343.61</text:p>
          </table:table-cell>
        </table:table-row>
        <table:table-row table:style-name="ro1">
          <table:table-cell office:value-type="string" calcext:value-type="string">
            <text:p>CIRCULOS DE IMAN SIFAP</text:p>
          </table:table-cell>
          <table:table-cell office:value-type="float" office:value="151.12" calcext:value-type="float">
            <text:p>151.12</text:p>
          </table:table-cell>
        </table:table-row>
        <table:table-row table:style-name="ro1">
          <table:table-cell office:value-type="string" calcext:value-type="string">
            <text:p>CLASIFICADOR 12 DIVISIONES A-4</text:p>
          </table:table-cell>
          <table:table-cell office:value-type="float" office:value="4203.21" calcext:value-type="float">
            <text:p>4203.21</text:p>
          </table:table-cell>
        </table:table-row>
        <table:table-row table:style-name="ro1">
          <table:table-cell office:value-type="string" calcext:value-type="string">
            <text:p>CLASIFICADOR 12 DIVISIONES CHEQUERA</text:p>
          </table:table-cell>
          <table:table-cell office:value-type="float" office:value="2491.87" calcext:value-type="float">
            <text:p>2491.87</text:p>
          </table:table-cell>
        </table:table-row>
        <table:table-row table:style-name="ro1">
          <table:table-cell office:value-type="string" calcext:value-type="string">
            <text:p>CLASIFICADOR 12 DIVISIONES OFICIO</text:p>
          </table:table-cell>
          <table:table-cell office:value-type="float" office:value="4618.39" calcext:value-type="float">
            <text:p>4618.39</text:p>
          </table:table-cell>
        </table:table-row>
        <table:table-row table:style-name="ro1">
          <table:table-cell office:value-type="string" calcext:value-type="string">
            <text:p>CLASIFICADOR A4 C/ELASTICO 515130</text:p>
          </table:table-cell>
          <table:table-cell office:value-type="float" office:value="3104" calcext:value-type="float">
            <text:p>3104.00</text:p>
          </table:table-cell>
        </table:table-row>
        <table:table-row table:style-name="ro1">
          <table:table-cell office:value-type="string" calcext:value-type="string">
            <text:p>CLASIFICADOR IBICO A4</text:p>
          </table:table-cell>
          <table:table-cell office:value-type="float" office:value="3769.97" calcext:value-type="float">
            <text:p>3769.97</text:p>
          </table:table-cell>
        </table:table-row>
        <table:table-row table:style-name="ro1">
          <table:table-cell office:value-type="string" calcext:value-type="string">
            <text:p>CLAVA PAPEL IBI METALICO</text:p>
          </table:table-cell>
          <table:table-cell office:value-type="float" office:value="1794.58" calcext:value-type="float">
            <text:p>1794.58</text:p>
          </table:table-cell>
        </table:table-row>
        <table:table-row table:style-name="ro1">
          <table:table-cell office:value-type="string" calcext:value-type="string">
            <text:p>CLAVA PAPEL SIFAP BASE PLASTICA 10cm</text:p>
          </table:table-cell>
          <table:table-cell office:value-type="float" office:value="931.83" calcext:value-type="float">
            <text:p>931.83</text:p>
          </table:table-cell>
        </table:table-row>
        <table:table-row table:style-name="ro1">
          <table:table-cell office:value-type="string" calcext:value-type="string">
            <text:p>CLAVA PAPEL SIFAP BASE PLASTICA 10cm</text:p>
          </table:table-cell>
          <table:table-cell office:value-type="float" office:value="137.76" calcext:value-type="float">
            <text:p>137.76</text:p>
          </table:table-cell>
        </table:table-row>
        <table:table-row table:style-name="ro1">
          <table:table-cell office:value-type="string" calcext:value-type="string">
            <text:p>CLIP COCODRILO EXTENSIBLE 12302</text:p>
          </table:table-cell>
          <table:table-cell office:value-type="float" office:value="87.59" calcext:value-type="float">
            <text:p>87.59</text:p>
          </table:table-cell>
        </table:table-row>
        <table:table-row table:style-name="ro1">
          <table:table-cell office:value-type="string" calcext:value-type="string">
            <text:p>CLIP GUSTI x20u</text:p>
          </table:table-cell>
          <table:table-cell office:value-type="float" office:value="547.28" calcext:value-type="float">
            <text:p>547.28</text:p>
          </table:table-cell>
        </table:table-row>
        <table:table-row table:style-name="ro1">
          <table:table-cell office:value-type="string" calcext:value-type="string">
            <text:p>CLIPS COCODRILO METALICO</text:p>
          </table:table-cell>
          <table:table-cell office:value-type="float" office:value="28.7" calcext:value-type="float">
            <text:p>28.70</text:p>
          </table:table-cell>
        </table:table-row>
        <table:table-row table:style-name="ro1">
          <table:table-cell office:value-type="string" calcext:value-type="string">
            <text:p>CLIPS DOLPHIN FORRADO 28MM</text:p>
          </table:table-cell>
          <table:table-cell office:value-type="float" office:value="53.53" calcext:value-type="float">
            <text:p>53.53</text:p>
          </table:table-cell>
        </table:table-row>
        <table:table-row table:style-name="ro1">
          <table:table-cell office:value-type="string" calcext:value-type="string">
            <text:p>CLIPS DOLPHIN FORRADOS 33mm x100u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CLIPS EZCO N-3 FORRADO x100u</text:p>
          </table:table-cell>
          <table:table-cell office:value-type="float" office:value="289.48" calcext:value-type="float">
            <text:p>289.48</text:p>
          </table:table-cell>
        </table:table-row>
        <table:table-row table:style-name="ro1">
          <table:table-cell office:value-type="string" calcext:value-type="string">
            <text:p>CLIPS EZCO N-4 FORRADO x100u</text:p>
          </table:table-cell>
          <table:table-cell office:value-type="float" office:value="490.32" calcext:value-type="float">
            <text:p>490.32</text:p>
          </table:table-cell>
        </table:table-row>
        <table:table-row table:style-name="ro1">
          <table:table-cell office:value-type="string" calcext:value-type="string">
            <text:p>CLIPS EZCO N-4 NIQUELADOS x100u</text:p>
          </table:table-cell>
          <table:table-cell office:value-type="float" office:value="339.28" calcext:value-type="float">
            <text:p>339.28</text:p>
          </table:table-cell>
        </table:table-row>
        <table:table-row table:style-name="ro1">
          <table:table-cell office:value-type="string" calcext:value-type="string">
            <text:p>CLIPS EZCO N-5 NIQUELADOS x100u</text:p>
          </table:table-cell>
          <table:table-cell office:value-type="float" office:value="500.38" calcext:value-type="float">
            <text:p>500.38</text:p>
          </table:table-cell>
        </table:table-row>
        <table:table-row table:style-name="ro1">
          <table:table-cell office:value-type="string" calcext:value-type="string">
            <text:p>CLIPS EZCO N-8 NIQUELADOS x50u</text:p>
          </table:table-cell>
          <table:table-cell office:value-type="float" office:value="1432.86" calcext:value-type="float">
            <text:p>1432.86</text:p>
          </table:table-cell>
        </table:table-row>
        <table:table-row table:style-name="ro1">
          <table:table-cell office:value-type="string" calcext:value-type="string">
            <text:p>CLIPS SIFAP FORRADO N-3 x100u</text:p>
          </table:table-cell>
          <table:table-cell office:value-type="float" office:value="656.39" calcext:value-type="float">
            <text:p>656.39</text:p>
          </table:table-cell>
        </table:table-row>
        <table:table-row table:style-name="ro1">
          <table:table-cell office:value-type="string" calcext:value-type="string">
            <text:p>CLIPS SIFAP FORRADO N-4 x100u</text:p>
          </table:table-cell>
          <table:table-cell office:value-type="float" office:value="751.2" calcext:value-type="float">
            <text:p>751.20</text:p>
          </table:table-cell>
        </table:table-row>
        <table:table-row table:style-name="ro1">
          <table:table-cell office:value-type="string" calcext:value-type="string">
            <text:p>CLIPS SIFAP FORRADO N-6 x50u</text:p>
          </table:table-cell>
          <table:table-cell office:value-type="float" office:value="1060.78" calcext:value-type="float">
            <text:p>1060.78</text:p>
          </table:table-cell>
        </table:table-row>
        <table:table-row table:style-name="ro1">
          <table:table-cell office:value-type="string" calcext:value-type="string">
            <text:p>CLIPS SIFAP GUSTI x40u</text:p>
          </table:table-cell>
          <table:table-cell office:value-type="float" office:value="1241.57" calcext:value-type="float">
            <text:p>1241.57</text:p>
          </table:table-cell>
        </table:table-row>
        <table:table-row table:style-name="ro1">
          <table:table-cell office:value-type="string" calcext:value-type="string">
            <text:p>CLIPS SIFAP N-10 x5u</text:p>
          </table:table-cell>
          <table:table-cell office:value-type="float" office:value="1138.03" calcext:value-type="float">
            <text:p>1138.03</text:p>
          </table:table-cell>
        </table:table-row>
        <table:table-row table:style-name="ro1">
          <table:table-cell office:value-type="string" calcext:value-type="string">
            <text:p>CLIPS SIFAP N-2 x100u</text:p>
          </table:table-cell>
          <table:table-cell office:value-type="float" office:value="350.55" calcext:value-type="float">
            <text:p>350.55</text:p>
          </table:table-cell>
        </table:table-row>
        <table:table-row table:style-name="ro1">
          <table:table-cell office:value-type="string" calcext:value-type="string">
            <text:p>CLIPS SIFAP N-3 x100u</text:p>
          </table:table-cell>
          <table:table-cell office:value-type="float" office:value="365.89" calcext:value-type="float">
            <text:p>365.89</text:p>
          </table:table-cell>
        </table:table-row>
        <table:table-row table:style-name="ro1">
          <table:table-cell office:value-type="string" calcext:value-type="string">
            <text:p>CLIPS SIFAP N-4 x100u</text:p>
          </table:table-cell>
          <table:table-cell office:value-type="float" office:value="407.67" calcext:value-type="float">
            <text:p>407.67</text:p>
          </table:table-cell>
        </table:table-row>
        <table:table-row table:style-name="ro1">
          <table:table-cell office:value-type="string" calcext:value-type="string">
            <text:p>CLIPS SIFAP N-5 x100u</text:p>
          </table:table-cell>
          <table:table-cell office:value-type="float" office:value="615.09" calcext:value-type="float">
            <text:p>615.09</text:p>
          </table:table-cell>
        </table:table-row>
        <table:table-row table:style-name="ro1">
          <table:table-cell office:value-type="string" calcext:value-type="string">
            <text:p>CLIPS SIFAP N-6 x50u</text:p>
          </table:table-cell>
          <table:table-cell office:value-type="float" office:value="613.65" calcext:value-type="float">
            <text:p>613.65</text:p>
          </table:table-cell>
        </table:table-row>
        <table:table-row table:style-name="ro1">
          <table:table-cell office:value-type="string" calcext:value-type="string">
            <text:p>CLIPS SIFAP N-8 x25u</text:p>
          </table:table-cell>
          <table:table-cell office:value-type="float" office:value="1031.14" calcext:value-type="float">
            <text:p>1031.14</text:p>
          </table:table-cell>
        </table:table-row>
        <table:table-row table:style-name="ro1">
          <table:table-cell office:value-type="string" calcext:value-type="string">
            <text:p>CLIPS SIFAP SUPER GUSTI x100u</text:p>
          </table:table-cell>
          <table:table-cell office:value-type="float" office:value="1573.44" calcext:value-type="float">
            <text:p>1573.44</text:p>
          </table:table-cell>
        </table:table-row>
        <table:table-row table:style-name="ro1">
          <table:table-cell office:value-type="string" calcext:value-type="string">
            <text:p>COFRE PORTAVALORES 10" 24x18x9cm</text:p>
          </table:table-cell>
          <table:table-cell office:value-type="float" office:value="16705.88" calcext:value-type="float">
            <text:p>16705.88</text:p>
          </table:table-cell>
        </table:table-row>
        <table:table-row table:style-name="ro1">
          <table:table-cell office:value-type="string" calcext:value-type="string">
            <text:p>COFRE PORTAVALORES 8" 20x16x9cm</text:p>
          </table:table-cell>
          <table:table-cell office:value-type="float" office:value="13479.39" calcext:value-type="float">
            <text:p>13479.39</text:p>
          </table:table-cell>
        </table:table-row>
        <table:table-row table:style-name="ro1">
          <table:table-cell office:value-type="string" calcext:value-type="string">
            <text:p>COLORES BENABI x12 LARGOS PASTEL 34518</text:p>
          </table:table-cell>
          <table:table-cell office:value-type="float" office:value="1968.29" calcext:value-type="float">
            <text:p>1968.29</text:p>
          </table:table-cell>
        </table:table-row>
        <table:table-row table:style-name="ro1">
          <table:table-cell office:value-type="string" calcext:value-type="string">
            <text:p>COLORES BIC EVOLUTION x12 LARGOS +4 GRAFITOS</text:p>
          </table:table-cell>
          <table:table-cell office:value-type="float" office:value="2248.7" calcext:value-type="float">
            <text:p>2248.70</text:p>
          </table:table-cell>
        </table:table-row>
        <table:table-row table:style-name="ro1">
          <table:table-cell office:value-type="string" calcext:value-type="string">
            <text:p>COLORES BIC EVOLUTION x12 LARGOS EN LATA</text:p>
          </table:table-cell>
          <table:table-cell office:value-type="float" office:value="3086.92" calcext:value-type="float">
            <text:p>3086.92</text:p>
          </table:table-cell>
        </table:table-row>
        <table:table-row table:style-name="ro1">
          <table:table-cell office:value-type="string" calcext:value-type="string">
            <text:p>COLORES BIC KIDS x12 CORTOS</text:p>
          </table:table-cell>
          <table:table-cell office:value-type="float" office:value="2215.81" calcext:value-type="float">
            <text:p>2215.81</text:p>
          </table:table-cell>
        </table:table-row>
        <table:table-row table:style-name="ro1">
          <table:table-cell office:value-type="string" calcext:value-type="string">
            <text:p>COLORES BIC KIDS x6 CORTOS</text:p>
          </table:table-cell>
          <table:table-cell office:value-type="float" office:value="691.48" calcext:value-type="float">
            <text:p>691.48</text:p>
          </table:table-cell>
        </table:table-row>
        <table:table-row table:style-name="ro1">
          <table:table-cell office:value-type="string" calcext:value-type="string">
            <text:p>COLORES EZCO MITO x12 CORTOS</text:p>
          </table:table-cell>
          <table:table-cell office:value-type="float" office:value="593.15" calcext:value-type="float">
            <text:p>593.15</text:p>
          </table:table-cell>
        </table:table-row>
        <table:table-row table:style-name="ro1">
          <table:table-cell office:value-type="string" calcext:value-type="string">
            <text:p>COLORES EZCO MITO x12 LARGOS</text:p>
          </table:table-cell>
          <table:table-cell office:value-type="float" office:value="1059.43" calcext:value-type="float">
            <text:p>1059.43</text:p>
          </table:table-cell>
        </table:table-row>
        <table:table-row table:style-name="ro1">
          <table:table-cell office:value-type="string" calcext:value-type="string">
            <text:p>COLORES EZCO MITO x12u BORRABLE</text:p>
          </table:table-cell>
          <table:table-cell office:value-type="float" office:value="1691.96" calcext:value-type="float">
            <text:p>1691.96</text:p>
          </table:table-cell>
        </table:table-row>
        <table:table-row table:style-name="ro1">
          <table:table-cell office:value-type="string" calcext:value-type="string">
            <text:p>COLORES EZCO MITO x6 CORTOS</text:p>
          </table:table-cell>
          <table:table-cell office:value-type="float" office:value="317.78" calcext:value-type="float">
            <text:p>317.78</text:p>
          </table:table-cell>
        </table:table-row>
        <table:table-row table:style-name="ro1">
          <table:table-cell office:value-type="string" calcext:value-type="string">
            <text:p>COLORES EZCO MITO x6u PASTEL</text:p>
          </table:table-cell>
          <table:table-cell office:value-type="float" office:value="764.83" calcext:value-type="float">
            <text:p>764.83</text:p>
          </table:table-cell>
        </table:table-row>
        <table:table-row table:style-name="ro1">
          <table:table-cell office:value-type="string" calcext:value-type="string">
            <text:p>COLORES FABER CASTELL REPOSICION x6 CLASICOS</text:p>
          </table:table-cell>
          <table:table-cell office:value-type="float" office:value="507.82" calcext:value-type="float">
            <text:p>507.82</text:p>
          </table:table-cell>
        </table:table-row>
        <table:table-row table:style-name="ro1">
          <table:table-cell office:value-type="string" calcext:value-type="string">
            <text:p>COLORES FABER CASTELL x10 PASTEL</text:p>
          </table:table-cell>
          <table:table-cell office:value-type="float" office:value="6232.47" calcext:value-type="float">
            <text:p>6232.47</text:p>
          </table:table-cell>
        </table:table-row>
        <table:table-row table:style-name="ro1">
          <table:table-cell office:value-type="string" calcext:value-type="string">
            <text:p>COLORES FABER CASTELL x12 LARGOS+3 CARAS COLORES</text:p>
          </table:table-cell>
          <table:table-cell office:value-type="float" office:value="3550.32" calcext:value-type="float">
            <text:p>3550.32</text:p>
          </table:table-cell>
        </table:table-row>
        <table:table-row table:style-name="ro1">
          <table:table-cell office:value-type="string" calcext:value-type="string">
            <text:p>COLORES FABER CASTELL x12 LARGOS+3 GRAFITOS 112618</text:p>
          </table:table-cell>
          <table:table-cell office:value-type="float" office:value="3550.32" calcext:value-type="float">
            <text:p>3550.32</text:p>
          </table:table-cell>
        </table:table-row>
        <table:table-row table:style-name="ro1">
          <table:table-cell office:value-type="string" calcext:value-type="string">
            <text:p>COLORES FABER CASTELL x24 +3 SKIN CARES</text:p>
          </table:table-cell>
          <table:table-cell office:value-type="float" office:value="9451.42" calcext:value-type="float">
            <text:p>9451.42</text:p>
          </table:table-cell>
        </table:table-row>
        <table:table-row table:style-name="ro1">
          <table:table-cell office:value-type="string" calcext:value-type="string">
            <text:p>COLORES FABER CASTELL x24 LARGOS +4 PASTELES</text:p>
          </table:table-cell>
          <table:table-cell office:value-type="float" office:value="9451.42" calcext:value-type="float">
            <text:p>9451.42</text:p>
          </table:table-cell>
        </table:table-row>
        <table:table-row table:style-name="ro1">
          <table:table-cell office:value-type="string" calcext:value-type="string">
            <text:p>COLORES FABER CASTELL x36 LARGOS</text:p>
          </table:table-cell>
          <table:table-cell office:value-type="float" office:value="21198.06" calcext:value-type="float">
            <text:p>21198.06</text:p>
          </table:table-cell>
        </table:table-row>
        <table:table-row table:style-name="ro1">
          <table:table-cell office:value-type="string" calcext:value-type="string">
            <text:p>COLORES FABER CASTELL x48 LARGOS</text:p>
          </table:table-cell>
          <table:table-cell office:value-type="float" office:value="28244.68" calcext:value-type="float">
            <text:p>28244.68</text:p>
          </table:table-cell>
        </table:table-row>
        <table:table-row table:style-name="ro1">
          <table:table-cell office:value-type="string" calcext:value-type="string">
            <text:p>COLORES FABER CASTELL x60 LARGOS</text:p>
          </table:table-cell>
          <table:table-cell office:value-type="float" office:value="35496.09" calcext:value-type="float">
            <text:p>35496.09</text:p>
          </table:table-cell>
        </table:table-row>
        <table:table-row table:style-name="ro1">
          <table:table-cell office:value-type="string" calcext:value-type="string">
            <text:p>COLORES FILGO PINTO x10 METALIZADOS</text:p>
          </table:table-cell>
          <table:table-cell office:value-type="float" office:value="2503.77" calcext:value-type="float">
            <text:p>2503.77</text:p>
          </table:table-cell>
        </table:table-row>
        <table:table-row table:style-name="ro1">
          <table:table-cell office:value-type="string" calcext:value-type="string">
            <text:p>COLORES FILGO PINTO x10 PASTEL</text:p>
          </table:table-cell>
          <table:table-cell office:value-type="float" office:value="2503.77" calcext:value-type="float">
            <text:p>2503.77</text:p>
          </table:table-cell>
        </table:table-row>
        <table:table-row table:style-name="ro1">
          <table:table-cell office:value-type="string" calcext:value-type="string">
            <text:p>COLORES FILGO PINTO x12 BICOLOR</text:p>
          </table:table-cell>
          <table:table-cell office:value-type="float" office:value="2653.41" calcext:value-type="float">
            <text:p>2653.41</text:p>
          </table:table-cell>
        </table:table-row>
        <table:table-row table:style-name="ro1">
          <table:table-cell office:value-type="string" calcext:value-type="string">
            <text:p>COLORES FILGO PINTO x12 CORTOS</text:p>
          </table:table-cell>
          <table:table-cell office:value-type="float" office:value="672.24" calcext:value-type="float">
            <text:p>672.24</text:p>
          </table:table-cell>
        </table:table-row>
        <table:table-row table:style-name="ro1">
          <table:table-cell office:value-type="string" calcext:value-type="string">
            <text:p>COLORES FILGO PINTO x12 LARGOS</text:p>
          </table:table-cell>
          <table:table-cell office:value-type="float" office:value="877.69" calcext:value-type="float">
            <text:p>877.69</text:p>
          </table:table-cell>
        </table:table-row>
        <table:table-row table:style-name="ro1">
          <table:table-cell office:value-type="string" calcext:value-type="string">
            <text:p>COLORES FILGO PINTO x12 LARGOS +2 GRAFITO</text:p>
          </table:table-cell>
          <table:table-cell office:value-type="float" office:value="1122.57" calcext:value-type="float">
            <text:p>1122.57</text:p>
          </table:table-cell>
        </table:table-row>
        <table:table-row table:style-name="ro1">
          <table:table-cell office:value-type="string" calcext:value-type="string">
            <text:p>COLORES FILGO PINTO x12 LARGOS ACUARELABLES</text:p>
          </table:table-cell>
          <table:table-cell office:value-type="float" office:value="2659.87" calcext:value-type="float">
            <text:p>2659.87</text:p>
          </table:table-cell>
        </table:table-row>
        <table:table-row table:style-name="ro1">
          <table:table-cell office:value-type="string" calcext:value-type="string">
            <text:p>COLORES FILGO PINTO x12 LARGOS BORRABLES</text:p>
          </table:table-cell>
          <table:table-cell office:value-type="float" office:value="1798.12" calcext:value-type="float">
            <text:p>1798.12</text:p>
          </table:table-cell>
        </table:table-row>
        <table:table-row table:style-name="ro1">
          <table:table-cell office:value-type="string" calcext:value-type="string">
            <text:p>COLORES FILGO PINTO x24 LARGOS</text:p>
          </table:table-cell>
          <table:table-cell office:value-type="float" office:value="2338.24" calcext:value-type="float">
            <text:p>2338.24</text:p>
          </table:table-cell>
        </table:table-row>
        <table:table-row table:style-name="ro1">
          <table:table-cell office:value-type="string" calcext:value-type="string">
            <text:p>COLORES FILGO PINTO x36u</text:p>
          </table:table-cell>
          <table:table-cell office:value-type="float" office:value="3830.12" calcext:value-type="float">
            <text:p>3830.12</text:p>
          </table:table-cell>
        </table:table-row>
        <table:table-row table:style-name="ro1">
          <table:table-cell office:value-type="string" calcext:value-type="string">
            <text:p>COLORES FILGO PINTO x48u</text:p>
          </table:table-cell>
          <table:table-cell office:value-type="float" office:value="5220.73" calcext:value-type="float">
            <text:p>5220.73</text:p>
          </table:table-cell>
        </table:table-row>
        <table:table-row table:style-name="ro1">
          <table:table-cell office:value-type="string" calcext:value-type="string">
            <text:p>COLORES FILGO PINTO x6 CORTOS</text:p>
          </table:table-cell>
          <table:table-cell office:value-type="float" office:value="376.12" calcext:value-type="float">
            <text:p>376.12</text:p>
          </table:table-cell>
        </table:table-row>
        <table:table-row table:style-name="ro1">
          <table:table-cell office:value-type="string" calcext:value-type="string">
            <text:p>COLORES FILGO PINTO x60u</text:p>
          </table:table-cell>
          <table:table-cell office:value-type="float" office:value="8264.13" calcext:value-type="float">
            <text:p>8264.13</text:p>
          </table:table-cell>
        </table:table-row>
        <table:table-row table:style-name="ro1">
          <table:table-cell office:value-type="string" calcext:value-type="string">
            <text:p>COLORES FILGO PINTO x6u PASTEL</text:p>
          </table:table-cell>
          <table:table-cell office:value-type="float" office:value="940.42" calcext:value-type="float">
            <text:p>940.42</text:p>
          </table:table-cell>
        </table:table-row>
        <table:table-row table:style-name="ro1">
          <table:table-cell office:value-type="string" calcext:value-type="string">
            <text:p>COLORES FILGO SUPER PINTO METALIZADO x6u</text:p>
          </table:table-cell>
          <table:table-cell office:value-type="float" office:value="899.41" calcext:value-type="float">
            <text:p>899.41</text:p>
          </table:table-cell>
        </table:table-row>
        <table:table-row table:style-name="ro1">
          <table:table-cell office:value-type="string" calcext:value-type="string">
            <text:p>COLORES FILGO SUPER PINTO x24u</text:p>
          </table:table-cell>
          <table:table-cell office:value-type="float" office:value="1813.96" calcext:value-type="float">
            <text:p>1813.96</text:p>
          </table:table-cell>
        </table:table-row>
        <table:table-row table:style-name="ro1">
          <table:table-cell office:value-type="string" calcext:value-type="string">
            <text:p>COLORES FILGO x6 SKIN TONES</text:p>
          </table:table-cell>
          <table:table-cell office:value-type="float" office:value="1460.16" calcext:value-type="float">
            <text:p>1460.16</text:p>
          </table:table-cell>
        </table:table-row>
        <table:table-row table:style-name="ro1">
          <table:table-cell office:value-type="string" calcext:value-type="string">
            <text:p>COLORES FILGO x8 FLUO</text:p>
          </table:table-cell>
          <table:table-cell office:value-type="float" office:value="2003.08" calcext:value-type="float">
            <text:p>2003.08</text:p>
          </table:table-cell>
        </table:table-row>
        <table:table-row table:style-name="ro1">
          <table:table-cell office:value-type="string" calcext:value-type="string">
            <text:p>COLORES GIOTTO 3.0 x 12 LARGOS</text:p>
          </table:table-cell>
          <table:table-cell office:value-type="float" office:value="2845.92" calcext:value-type="float">
            <text:p>2845.92</text:p>
          </table:table-cell>
        </table:table-row>
        <table:table-row table:style-name="ro1">
          <table:table-cell office:value-type="string" calcext:value-type="string">
            <text:p>COLORES GIOTTO MEGA x12 LARGOS</text:p>
          </table:table-cell>
          <table:table-cell office:value-type="float" office:value="9960.72" calcext:value-type="float">
            <text:p>9960.72</text:p>
          </table:table-cell>
        </table:table-row>
        <table:table-row table:style-name="ro1">
          <table:table-cell office:value-type="string" calcext:value-type="string">
            <text:p>COLORES GIOTTO STILNOVO ACUARELABLE x12</text:p>
          </table:table-cell>
          <table:table-cell office:value-type="float" office:value="6990.29" calcext:value-type="float">
            <text:p>6990.29</text:p>
          </table:table-cell>
        </table:table-row>
        <table:table-row table:style-name="ro1">
          <table:table-cell office:value-type="string" calcext:value-type="string">
            <text:p>COLORES GIOTTO STILNOVO x12 LARGOS</text:p>
          </table:table-cell>
          <table:table-cell office:value-type="float" office:value="3032.43" calcext:value-type="float">
            <text:p>3032.43</text:p>
          </table:table-cell>
        </table:table-row>
        <table:table-row table:style-name="ro1">
          <table:table-cell office:value-type="string" calcext:value-type="string">
            <text:p>COLORES GIOTTO STILNOVO x24</text:p>
          </table:table-cell>
          <table:table-cell office:value-type="float" office:value="8324.32" calcext:value-type="float">
            <text:p>8324.32</text:p>
          </table:table-cell>
        </table:table-row>
        <table:table-row table:style-name="ro1">
          <table:table-cell office:value-type="string" calcext:value-type="string">
            <text:p>COLORES GIOTTO SUPERMINA x12u 3.8mm</text:p>
          </table:table-cell>
          <table:table-cell office:value-type="float" office:value="5905.28" calcext:value-type="float">
            <text:p>5905.28</text:p>
          </table:table-cell>
        </table:table-row>
        <table:table-row table:style-name="ro1">
          <table:table-cell office:value-type="string" calcext:value-type="string">
            <text:p>COLORES GIOTTO SUPERMINA x24 3.8mm</text:p>
          </table:table-cell>
          <table:table-cell office:value-type="float" office:value="12806.64" calcext:value-type="float">
            <text:p>12806.64</text:p>
          </table:table-cell>
        </table:table-row>
        <table:table-row table:style-name="ro1">
          <table:table-cell office:value-type="string" calcext:value-type="string">
            <text:p>COLORES GIOTTO SUPERMINA x36 3.8mm</text:p>
          </table:table-cell>
          <table:table-cell office:value-type="float" office:value="13862.05" calcext:value-type="float">
            <text:p>13862.05</text:p>
          </table:table-cell>
        </table:table-row>
        <table:table-row table:style-name="ro1">
          <table:table-cell office:value-type="string" calcext:value-type="string">
            <text:p>COLORES GIOTTO x24 3.0</text:p>
          </table:table-cell>
          <table:table-cell office:value-type="float" office:value="5264.95" calcext:value-type="float">
            <text:p>5264.95</text:p>
          </table:table-cell>
        </table:table-row>
        <table:table-row table:style-name="ro1">
          <table:table-cell office:value-type="string" calcext:value-type="string">
            <text:p>COLORES KEYROAD RESINA x12 LARGOS</text:p>
          </table:table-cell>
          <table:table-cell office:value-type="float" office:value="830.29" calcext:value-type="float">
            <text:p>830.29</text:p>
          </table:table-cell>
        </table:table-row>
        <table:table-row table:style-name="ro1">
          <table:table-cell office:value-type="string" calcext:value-type="string">
            <text:p>COLORES MAPED BORRABLES x12 EN ESTUCHE</text:p>
          </table:table-cell>
          <table:table-cell office:value-type="float" office:value="5089.83" calcext:value-type="float">
            <text:p>5089.83</text:p>
          </table:table-cell>
        </table:table-row>
        <table:table-row table:style-name="ro1">
          <table:table-cell office:value-type="string" calcext:value-type="string">
            <text:p>COLORES MAPED STRONG x12 862712</text:p>
          </table:table-cell>
          <table:table-cell office:value-type="float" office:value="1694" calcext:value-type="float">
            <text:p>1694.00</text:p>
          </table:table-cell>
        </table:table-row>
        <table:table-row table:style-name="ro1">
          <table:table-cell office:value-type="string" calcext:value-type="string">
            <text:p>COLORES MAPED STRONG x12 CORTOS</text:p>
          </table:table-cell>
          <table:table-cell office:value-type="float" office:value="1828.54" calcext:value-type="float">
            <text:p>1828.54</text:p>
          </table:table-cell>
        </table:table-row>
        <table:table-row table:style-name="ro1">
          <table:table-cell office:value-type="string" calcext:value-type="string">
            <text:p>COLORES MAPED STRONG x24u</text:p>
          </table:table-cell>
          <table:table-cell office:value-type="float" office:value="3049.2" calcext:value-type="float">
            <text:p>3049.20</text:p>
          </table:table-cell>
        </table:table-row>
        <table:table-row table:style-name="ro1">
          <table:table-cell office:value-type="string" calcext:value-type="string">
            <text:p>COLORES MAPED x12 ACUARELABLES 836011</text:p>
          </table:table-cell>
          <table:table-cell office:value-type="float" office:value="7769.56" calcext:value-type="float">
            <text:p>7769.56</text:p>
          </table:table-cell>
        </table:table-row>
        <table:table-row table:style-name="ro1">
          <table:table-cell office:value-type="string" calcext:value-type="string">
            <text:p>COLORES MAPED x12 BICOLOR 829600</text:p>
          </table:table-cell>
          <table:table-cell office:value-type="float" office:value="6231.94" calcext:value-type="float">
            <text:p>6231.94</text:p>
          </table:table-cell>
        </table:table-row>
        <table:table-row table:style-name="ro1">
          <table:table-cell office:value-type="string" calcext:value-type="string">
            <text:p>COLORES MAPED x12 PASTEL 832069</text:p>
          </table:table-cell>
          <table:table-cell office:value-type="float" office:value="4806.54" calcext:value-type="float">
            <text:p>4806.54</text:p>
          </table:table-cell>
        </table:table-row>
        <table:table-row table:style-name="ro1">
          <table:table-cell office:value-type="string" calcext:value-type="string">
            <text:p>COLORES MAPED x6 FLUO 32003</text:p>
          </table:table-cell>
          <table:table-cell office:value-type="float" office:value="3476.09" calcext:value-type="float">
            <text:p>3476.09</text:p>
          </table:table-cell>
        </table:table-row>
        <table:table-row table:style-name="ro1">
          <table:table-cell office:value-type="string" calcext:value-type="string">
            <text:p>COLORES PAX HEXACOLOR x12 CORTOS</text:p>
          </table:table-cell>
          <table:table-cell office:value-type="float" office:value="383.3" calcext:value-type="float">
            <text:p>383.30</text:p>
          </table:table-cell>
        </table:table-row>
        <table:table-row table:style-name="ro1">
          <table:table-cell office:value-type="string" calcext:value-type="string">
            <text:p>COLORES PENMAC x12 CORTOS</text:p>
          </table:table-cell>
          <table:table-cell office:value-type="float" office:value="472.75" calcext:value-type="float">
            <text:p>472.75</text:p>
          </table:table-cell>
        </table:table-row>
        <table:table-row table:style-name="ro1">
          <table:table-cell office:value-type="string" calcext:value-type="string">
            <text:p>COLORES PENMAC x12 LARGOS</text:p>
          </table:table-cell>
          <table:table-cell office:value-type="float" office:value="598.93" calcext:value-type="float">
            <text:p>598.93</text:p>
          </table:table-cell>
        </table:table-row>
        <table:table-row table:style-name="ro1">
          <table:table-cell office:value-type="string" calcext:value-type="string">
            <text:p>COLORES PENMAC x24 LARGOS</text:p>
          </table:table-cell>
          <table:table-cell office:value-type="float" office:value="1184.02" calcext:value-type="float">
            <text:p>1184.02</text:p>
          </table:table-cell>
        </table:table-row>
        <table:table-row table:style-name="ro1">
          <table:table-cell office:value-type="string" calcext:value-type="string">
            <text:p>COLORES SPLASH x12 CORTOS</text:p>
          </table:table-cell>
          <table:table-cell office:value-type="float" office:value="1026.12" calcext:value-type="float">
            <text:p>1026.12</text:p>
          </table:table-cell>
        </table:table-row>
        <table:table-row table:style-name="ro1">
          <table:table-cell office:value-type="string" calcext:value-type="string">
            <text:p>COLORES SPLASH x12 LARGOS</text:p>
          </table:table-cell>
          <table:table-cell office:value-type="float" office:value="1341.3" calcext:value-type="float">
            <text:p>1341.30</text:p>
          </table:table-cell>
        </table:table-row>
        <table:table-row table:style-name="ro1">
          <table:table-cell office:value-type="string" calcext:value-type="string">
            <text:p>COLORES SPLASH x6 CORTOS</text:p>
          </table:table-cell>
          <table:table-cell office:value-type="float" office:value="812.7" calcext:value-type="float">
            <text:p>812.70</text:p>
          </table:table-cell>
        </table:table-row>
        <table:table-row table:style-name="ro1">
          <table:table-cell office:value-type="string" calcext:value-type="string">
            <text:p>COMPAS C/LAPIZ EN CAJA 514185</text:p>
          </table:table-cell>
          <table:table-cell office:value-type="float" office:value="802.7" calcext:value-type="float">
            <text:p>802.70</text:p>
          </table:table-cell>
        </table:table-row>
        <table:table-row table:style-name="ro1">
          <table:table-cell office:value-type="string" calcext:value-type="string">
            <text:p>COMPAS EZCO BASIC METALICO CAJA ACRILICO</text:p>
          </table:table-cell>
          <table:table-cell office:value-type="float" office:value="1824.09" calcext:value-type="float">
            <text:p>1824.09</text:p>
          </table:table-cell>
        </table:table-row>
        <table:table-row table:style-name="ro1">
          <table:table-cell office:value-type="string" calcext:value-type="string">
            <text:p>COMPAS EZCO FIDDO PLASTICO x24u</text:p>
          </table:table-cell>
          <table:table-cell office:value-type="float" office:value="574.13" calcext:value-type="float">
            <text:p>574.13</text:p>
          </table:table-cell>
        </table:table-row>
        <table:table-row table:style-name="ro1">
          <table:table-cell office:value-type="string" calcext:value-type="string">
            <text:p>COMPAS EZCO FIDDO PVC BAG</text:p>
          </table:table-cell>
          <table:table-cell office:value-type="float" office:value="509.22" calcext:value-type="float">
            <text:p>509.22</text:p>
          </table:table-cell>
        </table:table-row>
        <table:table-row table:style-name="ro1">
          <table:table-cell office:value-type="string" calcext:value-type="string">
            <text:p>COMPAS EZCO PROGRESSION METALICO</text:p>
          </table:table-cell>
          <table:table-cell office:value-type="float" office:value="1338.57" calcext:value-type="float">
            <text:p>1338.57</text:p>
          </table:table-cell>
        </table:table-row>
        <table:table-row table:style-name="ro1">
          <table:table-cell office:value-type="string" calcext:value-type="string">
            <text:p>COMPAS FILGO GIRO</text:p>
          </table:table-cell>
          <table:table-cell office:value-type="float" office:value="703.3" calcext:value-type="float">
            <text:p>703.30</text:p>
          </table:table-cell>
        </table:table-row>
        <table:table-row table:style-name="ro1">
          <table:table-cell office:value-type="string" calcext:value-type="string">
            <text:p>COMPAS KING PLASTICO C/LAPIZ x24u 514186</text:p>
          </table:table-cell>
          <table:table-cell office:value-type="float" office:value="989.89" calcext:value-type="float">
            <text:p>989.89</text:p>
          </table:table-cell>
        </table:table-row>
        <table:table-row table:style-name="ro1">
          <table:table-cell office:value-type="string" calcext:value-type="string">
            <text:p>COMPAS MAPED KIDZ P/LAPIZ 191611</text:p>
          </table:table-cell>
          <table:table-cell office:value-type="float" office:value="1442.95" calcext:value-type="float">
            <text:p>1442.95</text:p>
          </table:table-cell>
        </table:table-row>
        <table:table-row table:style-name="ro1">
          <table:table-cell office:value-type="string" calcext:value-type="string">
            <text:p>COMPAS MAPED KIDZ P/LAPIZ EN BLISTER</text:p>
          </table:table-cell>
          <table:table-cell office:value-type="float" office:value="1453.31" calcext:value-type="float">
            <text:p>1453.31</text:p>
          </table:table-cell>
        </table:table-row>
        <table:table-row table:style-name="ro1">
          <table:table-cell office:value-type="string" calcext:value-type="string">
            <text:p>COMPAS MAPED KIDZ P/MINA 191511</text:p>
          </table:table-cell>
          <table:table-cell office:value-type="float" office:value="1303.51" calcext:value-type="float">
            <text:p>1303.51</text:p>
          </table:table-cell>
        </table:table-row>
        <table:table-row table:style-name="ro1">
          <table:table-cell office:value-type="string" calcext:value-type="string">
            <text:p>COMPAS MAPED STUDY 410 PORTA LAPIZ</text:p>
          </table:table-cell>
          <table:table-cell office:value-type="float" office:value="3337.64" calcext:value-type="float">
            <text:p>3337.64</text:p>
          </table:table-cell>
        </table:table-row>
        <table:table-row table:style-name="ro1">
          <table:table-cell office:value-type="string" calcext:value-type="string">
            <text:p>COMPAS MAPED STUDY 430 PORTA MINAS 0.5mm</text:p>
          </table:table-cell>
          <table:table-cell office:value-type="float" office:value="4032.29" calcext:value-type="float">
            <text:p>4032.29</text:p>
          </table:table-cell>
        </table:table-row>
        <table:table-row table:style-name="ro1">
          <table:table-cell office:value-type="string" calcext:value-type="string">
            <text:p>COMPAS MAPED STUDY C/MINAS 590</text:p>
          </table:table-cell>
          <table:table-cell office:value-type="float" office:value="432.38" calcext:value-type="float">
            <text:p>432.38</text:p>
          </table:table-cell>
        </table:table-row>
        <table:table-row table:style-name="ro1">
          <table:table-cell office:value-type="string" calcext:value-type="string">
            <text:p>COMPAS MAPED STUDY MINA 199511</text:p>
          </table:table-cell>
          <table:table-cell office:value-type="float" office:value="1456.36" calcext:value-type="float">
            <text:p>1456.36</text:p>
          </table:table-cell>
        </table:table-row>
        <table:table-row table:style-name="ro1">
          <table:table-cell office:value-type="string" calcext:value-type="string">
            <text:p>COMPAS MAPED STUDY MINA PASTEL +MINA 194510</text:p>
          </table:table-cell>
          <table:table-cell office:value-type="float" office:value="3441.17" calcext:value-type="float">
            <text:p>3441.17</text:p>
          </table:table-cell>
        </table:table-row>
        <table:table-row table:style-name="ro1">
          <table:table-cell office:value-type="string" calcext:value-type="string">
            <text:p>COMPAS PIZZINI ESCOLAR 118mm PK120</text:p>
          </table:table-cell>
          <table:table-cell office:value-type="float" office:value="680.6" calcext:value-type="float">
            <text:p>680.60</text:p>
          </table:table-cell>
        </table:table-row>
        <table:table-row table:style-name="ro1">
          <table:table-cell office:value-type="string" calcext:value-type="string">
            <text:p>COMPAS PIZZINI ESCOLAR 118mm POTE x18u</text:p>
          </table:table-cell>
          <table:table-cell office:value-type="float" office:value="22219.11" calcext:value-type="float">
            <text:p>22219.11</text:p>
          </table:table-cell>
        </table:table-row>
        <table:table-row table:style-name="ro1">
          <table:table-cell office:value-type="string" calcext:value-type="string">
            <text:p>COMPAS PIZZINI METAL 115mm C/CREMALLERA 133 x12u</text:p>
          </table:table-cell>
          <table:table-cell office:value-type="float" office:value="1388.63" calcext:value-type="float">
            <text:p>1388.63</text:p>
          </table:table-cell>
        </table:table-row>
        <table:table-row table:style-name="ro1">
          <table:table-cell office:value-type="string" calcext:value-type="string">
            <text:p>COMPAS PIZZINI METAL 115mm C/CREMALLERA CAJA PK133</text:p>
          </table:table-cell>
          <table:table-cell office:value-type="float" office:value="2490.17" calcext:value-type="float">
            <text:p>2490.17</text:p>
          </table:table-cell>
        </table:table-row>
        <table:table-row table:style-name="ro1">
          <table:table-cell office:value-type="string" calcext:value-type="string">
            <text:p>COMPAS PLASTICO C/MINA C/LAPIZ 0.5 BD-180-998</text:p>
          </table:table-cell>
          <table:table-cell office:value-type="float" office:value="728.73" calcext:value-type="float">
            <text:p>728.73</text:p>
          </table:table-cell>
        </table:table-row>
        <table:table-row table:style-name="ro1">
          <table:table-cell office:value-type="string" calcext:value-type="string">
            <text:p>COMPROBANTE DE CAJA ASTRONAUTA 40H ART-17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CONSTITUCION DE LA NACION ARGENTINA ZETA</text:p>
          </table:table-cell>
          <table:table-cell office:value-type="float" office:value="1120" calcext:value-type="float">
            <text:p>1120.00</text:p>
          </table:table-cell>
        </table:table-row>
        <table:table-row table:style-name="ro1">
          <table:table-cell office:value-type="string" calcext:value-type="string">
            <text:p>CONTAC LAMA 45cm x2m BLANCO</text:p>
          </table:table-cell>
          <table:table-cell office:value-type="float" office:value="2576.14" calcext:value-type="float">
            <text:p>2576.14</text:p>
          </table:table-cell>
        </table:table-row>
        <table:table-row table:style-name="ro1">
          <table:table-cell office:value-type="string" calcext:value-type="string">
            <text:p>CONTAC LAMA 45x10m BLANCO</text:p>
          </table:table-cell>
          <table:table-cell office:value-type="float" office:value="9971.32" calcext:value-type="float">
            <text:p>9971.32</text:p>
          </table:table-cell>
        </table:table-row>
        <table:table-row table:style-name="ro1">
          <table:table-cell office:value-type="string" calcext:value-type="string">
            <text:p>CONTAC LAMA TRANSPARENTE 45cm x2m</text:p>
          </table:table-cell>
          <table:table-cell office:value-type="float" office:value="1885.18" calcext:value-type="float">
            <text:p>1885.18</text:p>
          </table:table-cell>
        </table:table-row>
        <table:table-row table:style-name="ro1">
          <table:table-cell office:value-type="string" calcext:value-type="string">
            <text:p>CONTAC PRO-TECT 45cm x 2m VITRAUX <text:s/>TRANSLUCIDO</text:p>
          </table:table-cell>
          <table:table-cell office:value-type="float" office:value="1896.78" calcext:value-type="float">
            <text:p>1896.78</text:p>
          </table:table-cell>
        </table:table-row>
        <table:table-row table:style-name="ro1">
          <table:table-cell office:value-type="string" calcext:value-type="string">
            <text:p>CONTAC PRO-TECT 45cm x2m AMARILLO/NEGRO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AZUL</text:p>
          </table:table-cell>
          <table:table-cell office:value-type="float" office:value="1959.91" calcext:value-type="float">
            <text:p>1959.91</text:p>
          </table:table-cell>
        </table:table-row>
        <table:table-row table:style-name="ro1">
          <table:table-cell office:value-type="string" calcext:value-type="string">
            <text:p>CONTAC PRO-TECT 45cm x2m BLANCO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CELESTE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COLOR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FUCSIA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GRIS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MADERA OSCURO</text:p>
          </table:table-cell>
          <table:table-cell office:value-type="float" office:value="2132.23" calcext:value-type="float">
            <text:p>2132.23</text:p>
          </table:table-cell>
        </table:table-row>
        <table:table-row table:style-name="ro1">
          <table:table-cell office:value-type="string" calcext:value-type="string">
            <text:p>CONTAC PRO-TECT 45cm x2m MADERA ROBLE</text:p>
          </table:table-cell>
          <table:table-cell office:value-type="float" office:value="2241.23" calcext:value-type="float">
            <text:p>2241.23</text:p>
          </table:table-cell>
        </table:table-row>
        <table:table-row table:style-name="ro1">
          <table:table-cell office:value-type="string" calcext:value-type="string">
            <text:p>CONTAC PRO-TECT 45cm x2m NARANJA</text:p>
          </table:table-cell>
          <table:table-cell office:value-type="float" office:value="1959.91" calcext:value-type="float">
            <text:p>1959.91</text:p>
          </table:table-cell>
        </table:table-row>
        <table:table-row table:style-name="ro1">
          <table:table-cell office:value-type="string" calcext:value-type="string">
            <text:p>CONTAC PRO-TECT 45cm x2m ROBLE NATURAL</text:p>
          </table:table-cell>
          <table:table-cell office:value-type="float" office:value="2245.92" calcext:value-type="float">
            <text:p>2245.92</text:p>
          </table:table-cell>
        </table:table-row>
        <table:table-row table:style-name="ro1">
          <table:table-cell office:value-type="string" calcext:value-type="string">
            <text:p>CONTAC PRO-TECT 45cm x2m ROJO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ROSA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TRANSPARENTE</text:p>
          </table:table-cell>
          <table:table-cell office:value-type="float" office:value="3245.99" calcext:value-type="float">
            <text:p>3245.99</text:p>
          </table:table-cell>
        </table:table-row>
        <table:table-row table:style-name="ro1">
          <table:table-cell office:value-type="string" calcext:value-type="string">
            <text:p>CONTAC PRO-TECT 45cm x2m VERDE</text:p>
          </table:table-cell>
          <table:table-cell office:value-type="float" office:value="1737.57" calcext:value-type="float">
            <text:p>1737.57</text:p>
          </table:table-cell>
        </table:table-row>
        <table:table-row table:style-name="ro1">
          <table:table-cell office:value-type="string" calcext:value-type="string">
            <text:p>CONTAC PRO-TECT 45cm x2m VIOLETA</text:p>
          </table:table-cell>
          <table:table-cell office:value-type="float" office:value="1959.91" calcext:value-type="float">
            <text:p>1959.91</text:p>
          </table:table-cell>
        </table:table-row>
        <table:table-row table:style-name="ro1">
          <table:table-cell office:value-type="string" calcext:value-type="string">
            <text:p>CONTAC PRO-TECT 45mm x2m BANDERA ARGENTINA</text:p>
          </table:table-cell>
          <table:table-cell office:value-type="float" office:value="2348.01" calcext:value-type="float">
            <text:p>2348.01</text:p>
          </table:table-cell>
        </table:table-row>
        <table:table-row table:style-name="ro1">
          <table:table-cell office:value-type="string" calcext:value-type="string">
            <text:p>CONTADORA DE BILLETES</text:p>
          </table:table-cell>
          <table:table-cell office:value-type="float" office:value="133686.34" calcext:value-type="float">
            <text:p>133686.34</text:p>
          </table:table-cell>
        </table:table-row>
        <table:table-row table:style-name="ro1">
          <table:table-cell office:value-type="string" calcext:value-type="string">
            <text:p>CONTENEDOR MAPED ISOTERMICO KIDS</text:p>
          </table:table-cell>
          <table:table-cell office:value-type="float" office:value="37597.06" calcext:value-type="float">
            <text:p>37597.06</text:p>
          </table:table-cell>
        </table:table-row>
        <table:table-row table:style-name="ro1">
          <table:table-cell office:value-type="string" calcext:value-type="string">
            <text:p>CORCHO PLANCHA 45*60 x2mm</text:p>
          </table:table-cell>
          <table:table-cell office:value-type="float" office:value="3555.2" calcext:value-type="float">
            <text:p>3555.20</text:p>
          </table:table-cell>
        </table:table-row>
        <table:table-row table:style-name="ro1">
          <table:table-cell office:value-type="string" calcext:value-type="string">
            <text:p>CORRECTOR BIC EXACT LINER</text:p>
          </table:table-cell>
          <table:table-cell office:value-type="float" office:value="3883.75" calcext:value-type="float">
            <text:p>3883.75</text:p>
          </table:table-cell>
        </table:table-row>
        <table:table-row table:style-name="ro1">
          <table:table-cell office:value-type="string" calcext:value-type="string">
            <text:p>CORRECTOR KATANA EN CINTA 513617</text:p>
          </table:table-cell>
          <table:table-cell office:value-type="float" office:value="747.65" calcext:value-type="float">
            <text:p>747.65</text:p>
          </table:table-cell>
        </table:table-row>
        <table:table-row table:style-name="ro1">
          <table:table-cell office:value-type="string" calcext:value-type="string">
            <text:p>CRAQUELADOR AD KIT x2 50ml</text:p>
          </table:table-cell>
          <table:table-cell office:value-type="float" office:value="840.48" calcext:value-type="float">
            <text:p>840.48</text:p>
          </table:table-cell>
        </table:table-row>
        <table:table-row table:style-name="ro1">
          <table:table-cell office:value-type="string" calcext:value-type="string">
            <text:p>CRAYON DE CERA FABER-CASTELL x12</text:p>
          </table:table-cell>
          <table:table-cell office:value-type="float" office:value="3567.89" calcext:value-type="float">
            <text:p>3567.89</text:p>
          </table:table-cell>
        </table:table-row>
        <table:table-row table:style-name="ro1">
          <table:table-cell office:value-type="string" calcext:value-type="string">
            <text:p>CRAYON DE CERA SIMBALL x6u</text:p>
          </table:table-cell>
          <table:table-cell office:value-type="float" office:value="366.76" calcext:value-type="float">
            <text:p>366.76</text:p>
          </table:table-cell>
        </table:table-row>
        <table:table-row table:style-name="ro1">
          <table:table-cell office:value-type="string" calcext:value-type="string">
            <text:p>CRAYON EZCO GEL x12</text:p>
          </table:table-cell>
          <table:table-cell office:value-type="float" office:value="5152.71" calcext:value-type="float">
            <text:p>5152.71</text:p>
          </table:table-cell>
        </table:table-row>
        <table:table-row table:style-name="ro1">
          <table:table-cell office:value-type="string" calcext:value-type="string">
            <text:p>CRAYON EZCO JUMBO x12u</text:p>
          </table:table-cell>
          <table:table-cell office:value-type="float" office:value="1237.08" calcext:value-type="float">
            <text:p>1237.08</text:p>
          </table:table-cell>
        </table:table-row>
        <table:table-row table:style-name="ro1">
          <table:table-cell office:value-type="string" calcext:value-type="string">
            <text:p>CRAYON EZCO x12u</text:p>
          </table:table-cell>
          <table:table-cell office:value-type="float" office:value="612.76" calcext:value-type="float">
            <text:p>612.76</text:p>
          </table:table-cell>
        </table:table-row>
        <table:table-row table:style-name="ro1">
          <table:table-cell office:value-type="string" calcext:value-type="string">
            <text:p>CRAYON FILGO x12u</text:p>
          </table:table-cell>
          <table:table-cell office:value-type="float" office:value="741.61" calcext:value-type="float">
            <text:p>741.61</text:p>
          </table:table-cell>
        </table:table-row>
        <table:table-row table:style-name="ro1">
          <table:table-cell office:value-type="string" calcext:value-type="string">
            <text:p>CRAYON FILGO x12u JUMBO</text:p>
          </table:table-cell>
          <table:table-cell office:value-type="float" office:value="1380.13" calcext:value-type="float">
            <text:p>1380.13</text:p>
          </table:table-cell>
        </table:table-row>
        <table:table-row table:style-name="ro1">
          <table:table-cell office:value-type="string" calcext:value-type="string">
            <text:p>CRAYON FILGO x6 FLUO</text:p>
          </table:table-cell>
          <table:table-cell office:value-type="float" office:value="794.2" calcext:value-type="float">
            <text:p>794.20</text:p>
          </table:table-cell>
        </table:table-row>
        <table:table-row table:style-name="ro1">
          <table:table-cell office:value-type="string" calcext:value-type="string">
            <text:p>CRAYON FILGO x6u</text:p>
          </table:table-cell>
          <table:table-cell office:value-type="float" office:value="388.01" calcext:value-type="float">
            <text:p>388.01</text:p>
          </table:table-cell>
        </table:table-row>
        <table:table-row table:style-name="ro1">
          <table:table-cell office:value-type="string" calcext:value-type="string">
            <text:p>CRAYON FILGO x6u JUMBO</text:p>
          </table:table-cell>
          <table:table-cell office:value-type="float" office:value="794.5" calcext:value-type="float">
            <text:p>794.50</text:p>
          </table:table-cell>
        </table:table-row>
        <table:table-row table:style-name="ro1">
          <table:table-cell office:value-type="string" calcext:value-type="string">
            <text:p>CRAYON FILGO x8 FLUO</text:p>
          </table:table-cell>
          <table:table-cell office:value-type="float" office:value="1002.01" calcext:value-type="float">
            <text:p>1002.01</text:p>
          </table:table-cell>
        </table:table-row>
        <table:table-row table:style-name="ro1">
          <table:table-cell office:value-type="string" calcext:value-type="string">
            <text:p>CRAYON FILGO x8 PERLADO</text:p>
          </table:table-cell>
          <table:table-cell office:value-type="float" office:value="1315.2" calcext:value-type="float">
            <text:p>1315.20</text:p>
          </table:table-cell>
        </table:table-row>
        <table:table-row table:style-name="ro1">
          <table:table-cell office:value-type="string" calcext:value-type="string">
            <text:p>CRAYON FILGO x8u SUPER JUMBO</text:p>
          </table:table-cell>
          <table:table-cell office:value-type="float" office:value="1614.78" calcext:value-type="float">
            <text:p>1614.78</text:p>
          </table:table-cell>
        </table:table-row>
        <table:table-row table:style-name="ro1">
          <table:table-cell office:value-type="string" calcext:value-type="string">
            <text:p>CRAYON GIOTTO AL OLEO x12 293000</text:p>
          </table:table-cell>
          <table:table-cell office:value-type="float" office:value="2667.09" calcext:value-type="float">
            <text:p>2667.09</text:p>
          </table:table-cell>
        </table:table-row>
        <table:table-row table:style-name="ro1">
          <table:table-cell office:value-type="string" calcext:value-type="string">
            <text:p>CRAYON GIOTTO BEBE x10 COLORES</text:p>
          </table:table-cell>
          <table:table-cell office:value-type="float" office:value="6741.27" calcext:value-type="float">
            <text:p>6741.27</text:p>
          </table:table-cell>
        </table:table-row>
        <table:table-row table:style-name="ro1">
          <table:table-cell office:value-type="string" calcext:value-type="string">
            <text:p>CRAYON GIOTTO BEBE x8 COLORES</text:p>
          </table:table-cell>
          <table:table-cell office:value-type="float" office:value="1080.99" calcext:value-type="float">
            <text:p>1080.99</text:p>
          </table:table-cell>
        </table:table-row>
        <table:table-row table:style-name="ro1">
          <table:table-cell office:value-type="string" calcext:value-type="string">
            <text:p>CRAYON GIOTTO CERA MAXI x12</text:p>
          </table:table-cell>
          <table:table-cell office:value-type="float" office:value="1803.25" calcext:value-type="float">
            <text:p>1803.25</text:p>
          </table:table-cell>
        </table:table-row>
        <table:table-row table:style-name="ro1">
          <table:table-cell office:value-type="string" calcext:value-type="string">
            <text:p>CRAYON GIOTTO CERA MINI x24</text:p>
          </table:table-cell>
          <table:table-cell office:value-type="float" office:value="369.66" calcext:value-type="float">
            <text:p>369.66</text:p>
          </table:table-cell>
        </table:table-row>
        <table:table-row table:style-name="ro1">
          <table:table-cell office:value-type="string" calcext:value-type="string">
            <text:p>CRAYON KATANA x12 512503</text:p>
          </table:table-cell>
          <table:table-cell office:value-type="float" office:value="263.26" calcext:value-type="float">
            <text:p>263.26</text:p>
          </table:table-cell>
        </table:table-row>
        <table:table-row table:style-name="ro1">
          <table:table-cell office:value-type="string" calcext:value-type="string">
            <text:p>CRAYON KATANA x6 512502</text:p>
          </table:table-cell>
          <table:table-cell office:value-type="float" office:value="346.85" calcext:value-type="float">
            <text:p>346.85</text:p>
          </table:table-cell>
        </table:table-row>
        <table:table-row table:style-name="ro1">
          <table:table-cell office:value-type="string" calcext:value-type="string">
            <text:p>CRAYON MAPED x12 861011</text:p>
          </table:table-cell>
          <table:table-cell office:value-type="float" office:value="2387.68" calcext:value-type="float">
            <text:p>2387.68</text:p>
          </table:table-cell>
        </table:table-row>
        <table:table-row table:style-name="ro1">
          <table:table-cell office:value-type="string" calcext:value-type="string">
            <text:p>CRAYON PELIKAN INDUSTRIAL 762</text:p>
          </table:table-cell>
          <table:table-cell office:value-type="float" office:value="1688.49" calcext:value-type="float">
            <text:p>1688.49</text:p>
          </table:table-cell>
        </table:table-row>
        <table:table-row table:style-name="ro1">
          <table:table-cell office:value-type="string" calcext:value-type="string">
            <text:p>CRAYON PELIKAN JUMBO TRIANG x6 METALICO</text:p>
          </table:table-cell>
          <table:table-cell office:value-type="float" office:value="2356.04" calcext:value-type="float">
            <text:p>2356.04</text:p>
          </table:table-cell>
        </table:table-row>
        <table:table-row table:style-name="ro1">
          <table:table-cell office:value-type="string" calcext:value-type="string">
            <text:p>CRAYON PELIKAN JUMBO TRIANG. x6 COLOR</text:p>
          </table:table-cell>
          <table:table-cell office:value-type="float" office:value="1607.76" calcext:value-type="float">
            <text:p>1607.76</text:p>
          </table:table-cell>
        </table:table-row>
        <table:table-row table:style-name="ro1">
          <table:table-cell office:value-type="string" calcext:value-type="string">
            <text:p>CRAYON PELIKAN JUMBO TRIANGULAR x6</text:p>
          </table:table-cell>
          <table:table-cell office:value-type="float" office:value="2427.54" calcext:value-type="float">
            <text:p>2427.54</text:p>
          </table:table-cell>
        </table:table-row>
        <table:table-row table:style-name="ro1">
          <table:table-cell office:value-type="string" calcext:value-type="string">
            <text:p>CRAYON PIZZINI x6 9306</text:p>
          </table:table-cell>
          <table:table-cell office:value-type="float" office:value="753.24" calcext:value-type="float">
            <text:p>753.24</text:p>
          </table:table-cell>
        </table:table-row>
        <table:table-row table:style-name="ro1">
          <table:table-cell office:value-type="string" calcext:value-type="string">
            <text:p>CRAYON SIMBALL PLASTICO x12u</text:p>
          </table:table-cell>
          <table:table-cell office:value-type="float" office:value="403.26" calcext:value-type="float">
            <text:p>403.26</text:p>
          </table:table-cell>
        </table:table-row>
        <table:table-row table:style-name="ro1">
          <table:table-cell office:value-type="string" calcext:value-type="string">
            <text:p>CRAYON STA x12 CORTO</text:p>
          </table:table-cell>
          <table:table-cell office:value-type="float" office:value="625.38" calcext:value-type="float">
            <text:p>625.38</text:p>
          </table:table-cell>
        </table:table-row>
        <table:table-row table:style-name="ro1">
          <table:table-cell office:value-type="string" calcext:value-type="string">
            <text:p>CRAYONES PIZZINI SUPER x12 9212</text:p>
          </table:table-cell>
          <table:table-cell office:value-type="float" office:value="2287.72" calcext:value-type="float">
            <text:p>2287.72</text:p>
          </table:table-cell>
        </table:table-row>
        <table:table-row table:style-name="ro1">
          <table:table-cell office:value-type="string" calcext:value-type="string">
            <text:p>CRAYONES PIZZINI SUPER x6 9206</text:p>
          </table:table-cell>
          <table:table-cell office:value-type="float" office:value="1206.21" calcext:value-type="float">
            <text:p>1206.21</text:p>
          </table:table-cell>
        </table:table-row>
        <table:table-row table:style-name="ro1">
          <table:table-cell office:value-type="string" calcext:value-type="string">
            <text:p>CRAYONES PIZZINI x12u 9312</text:p>
          </table:table-cell>
          <table:table-cell office:value-type="float" office:value="1346.69" calcext:value-type="float">
            <text:p>1346.69</text:p>
          </table:table-cell>
        </table:table-row>
        <table:table-row table:style-name="ro1">
          <table:table-cell office:value-type="string" calcext:value-type="string">
            <text:p>CRAYONES SIMBALL BAÑO KIDS x5</text:p>
          </table:table-cell>
          <table:table-cell office:value-type="float" office:value="1166.38" calcext:value-type="float">
            <text:p>1166.38</text:p>
          </table:table-cell>
        </table:table-row>
        <table:table-row table:style-name="ro1">
          <table:table-cell office:value-type="string" calcext:value-type="string">
            <text:p>CUADERNILLO 3 COLUMNAS 5h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CUADERNILLO 4 COLUMNAS 5h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CUADERNILLO CUADRO-RAYA 5h</text:p>
          </table:table-cell>
          <table:table-cell office:value-type="float" office:value="9.1" calcext:value-type="float">
            <text:p>9.10</text:p>
          </table:table-cell>
        </table:table-row>
        <table:table-row table:style-name="ro1">
          <table:table-cell office:value-type="string" calcext:value-type="string">
            <text:p>CUADERNO AMERICA 16x21 T/FLEX x24H</text:p>
          </table:table-cell>
          <table:table-cell office:value-type="float" office:value="700.53" calcext:value-type="float">
            <text:p>700.53</text:p>
          </table:table-cell>
        </table:table-row>
        <table:table-row table:style-name="ro1">
          <table:table-cell office:value-type="string" calcext:value-type="string">
            <text:p>CUADERNO AMERICA 16x21 T/FLEX x48H</text:p>
          </table:table-cell>
          <table:table-cell office:value-type="float" office:value="959.47" calcext:value-type="float">
            <text:p>959.47</text:p>
          </table:table-cell>
        </table:table-row>
        <table:table-row table:style-name="ro1">
          <table:table-cell office:value-type="string" calcext:value-type="string">
            <text:p>CUADERNO AMERICA ESPIRAL 16x21 x80h</text:p>
          </table:table-cell>
          <table:table-cell office:value-type="float" office:value="2930.8" calcext:value-type="float">
            <text:p>2930.80</text:p>
          </table:table-cell>
        </table:table-row>
        <table:table-row table:style-name="ro1">
          <table:table-cell office:value-type="string" calcext:value-type="string">
            <text:p>CUADERNO AMERICA ESPIRAL 22x29 x80h</text:p>
          </table:table-cell>
          <table:table-cell office:value-type="float" office:value="2008.99" calcext:value-type="float">
            <text:p>2008.99</text:p>
          </table:table-cell>
        </table:table-row>
        <table:table-row table:style-name="ro1">
          <table:table-cell office:value-type="string" calcext:value-type="string">
            <text:p>CUADERNO ARTE ESCOCES 100h</text:p>
          </table:table-cell>
          <table:table-cell office:value-type="float" office:value="566.16" calcext:value-type="float">
            <text:p>566.16</text:p>
          </table:table-cell>
        </table:table-row>
        <table:table-row table:style-name="ro1">
          <table:table-cell office:value-type="string" calcext:value-type="string">
            <text:p>CUADERNO ARTE ESPIRAL A4 80H</text:p>
          </table:table-cell>
          <table:table-cell office:value-type="float" office:value="1123.81" calcext:value-type="float">
            <text:p>1123.81</text:p>
          </table:table-cell>
        </table:table-row>
        <table:table-row table:style-name="ro1">
          <table:table-cell office:value-type="string" calcext:value-type="string">
            <text:p>CUADERNO ARTE NUOVO 120h</text:p>
          </table:table-cell>
          <table:table-cell office:value-type="float" office:value="1850.91" calcext:value-type="float">
            <text:p>1850.91</text:p>
          </table:table-cell>
        </table:table-row>
        <table:table-row table:style-name="ro1">
          <table:table-cell office:value-type="string" calcext:value-type="string">
            <text:p>CUADERNO ARTE OFICIO 80H TAPA PVC</text:p>
          </table:table-cell>
          <table:table-cell office:value-type="float" office:value="8135.71" calcext:value-type="float">
            <text:p>8135.71</text:p>
          </table:table-cell>
        </table:table-row>
        <table:table-row table:style-name="ro1">
          <table:table-cell office:value-type="string" calcext:value-type="string">
            <text:p>CUADERNO ASAMBLEA 19x23.5 FORRADO ARAÑA x50hj</text:p>
          </table:table-cell>
          <table:table-cell office:value-type="float" office:value="4273.1" calcext:value-type="float">
            <text:p>4273.10</text:p>
          </table:table-cell>
        </table:table-row>
        <table:table-row table:style-name="ro1">
          <table:table-cell office:value-type="string" calcext:value-type="string">
            <text:p>CUADERNO ASAMBLEA 19x23.5 FORRADO ARAÑA x98hj</text:p>
          </table:table-cell>
          <table:table-cell office:value-type="float" office:value="6734.71" calcext:value-type="float">
            <text:p>6734.71</text:p>
          </table:table-cell>
        </table:table-row>
        <table:table-row table:style-name="ro1">
          <table:table-cell office:value-type="string" calcext:value-type="string">
            <text:p>CUADERNO ASAMBLEA 21x27 ESPIRAL x100hj</text:p>
          </table:table-cell>
          <table:table-cell office:value-type="float" office:value="5326.81" calcext:value-type="float">
            <text:p>5326.81</text:p>
          </table:table-cell>
        </table:table-row>
        <table:table-row table:style-name="ro1">
          <table:table-cell office:value-type="string" calcext:value-type="string">
            <text:p>CUADERNO ASAMBLEA 21x27 ESPIRAL x60hj</text:p>
          </table:table-cell>
          <table:table-cell office:value-type="float" office:value="4160.9" calcext:value-type="float">
            <text:p>4160.90</text:p>
          </table:table-cell>
        </table:table-row>
        <table:table-row table:style-name="ro1">
          <table:table-cell office:value-type="string" calcext:value-type="string">
            <text:p>CUADERNO ASAMBLEA ESP.22x29 x80h FRASES-FRESH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office:value-type="string" calcext:value-type="string">
            <text:p>CUADERNO AVON ESPIRAL 16x21 46h</text:p>
          </table:table-cell>
          <table:table-cell office:value-type="float" office:value="1567.54" calcext:value-type="float">
            <text:p>1567.54</text:p>
          </table:table-cell>
        </table:table-row>
        <table:table-row table:style-name="ro1">
          <table:table-cell office:value-type="string" calcext:value-type="string">
            <text:p>CUADERNO AVON ESPIRAL 16x21 84h</text:p>
          </table:table-cell>
          <table:table-cell office:value-type="float" office:value="2777.14" calcext:value-type="float">
            <text:p>2777.14</text:p>
          </table:table-cell>
        </table:table-row>
        <table:table-row table:style-name="ro1">
          <table:table-cell office:value-type="string" calcext:value-type="string">
            <text:p>CUADERNO AVON ESPIRAL OFICIO 84h</text:p>
          </table:table-cell>
          <table:table-cell office:value-type="float" office:value="2458.96" calcext:value-type="float">
            <text:p>2458.96</text:p>
          </table:table-cell>
        </table:table-row>
        <table:table-row table:style-name="ro1">
          <table:table-cell office:value-type="string" calcext:value-type="string">
            <text:p>CUADERNO EXITO CALIGRAFIA 24h T/FLEXIBLE</text:p>
          </table:table-cell>
          <table:table-cell office:value-type="float" office:value="1796.44" calcext:value-type="float">
            <text:p>1796.44</text:p>
          </table:table-cell>
        </table:table-row>
        <table:table-row table:style-name="ro1">
          <table:table-cell office:value-type="string" calcext:value-type="string">
            <text:p>CUADERNO EXITO COLEGIAL x100H ESP FORRADO 21x27.9</text:p>
          </table:table-cell>
          <table:table-cell office:value-type="float" office:value="9120.73" calcext:value-type="float">
            <text:p>9120.73</text:p>
          </table:table-cell>
        </table:table-row>
        <table:table-row table:style-name="ro1">
          <table:table-cell office:value-type="string" calcext:value-type="string">
            <text:p>CUADERNO EXITO COLEGIAL x100H ESPIRAL 21x27.9</text:p>
          </table:table-cell>
          <table:table-cell office:value-type="float" office:value="8080.33" calcext:value-type="float">
            <text:p>8080.33</text:p>
          </table:table-cell>
        </table:table-row>
        <table:table-row table:style-name="ro1">
          <table:table-cell office:value-type="string" calcext:value-type="string">
            <text:p>CUADERNO EXITO COLEGIAL x100H POLIPROPILENO</text:p>
          </table:table-cell>
          <table:table-cell office:value-type="float" office:value="5096.53" calcext:value-type="float">
            <text:p>5096.53</text:p>
          </table:table-cell>
        </table:table-row>
        <table:table-row table:style-name="ro1">
          <table:table-cell office:value-type="string" calcext:value-type="string">
            <text:p>CUADERNO EXITO COLEGIAL x60H ESP FORRADO 21x27.9</text:p>
          </table:table-cell>
          <table:table-cell office:value-type="float" office:value="6769.03" calcext:value-type="float">
            <text:p>6769.03</text:p>
          </table:table-cell>
        </table:table-row>
        <table:table-row table:style-name="ro1">
          <table:table-cell office:value-type="string" calcext:value-type="string">
            <text:p>CUADERNO EXITO COLEGIAL x60H ESPIRAL 21x27,9</text:p>
          </table:table-cell>
          <table:table-cell office:value-type="float" office:value="5732.3" calcext:value-type="float">
            <text:p>5732.30</text:p>
          </table:table-cell>
        </table:table-row>
        <table:table-row table:style-name="ro1">
          <table:table-cell office:value-type="string" calcext:value-type="string">
            <text:p>CUADERNO EXITO COLEGIAL x60H POLIPROPILENO</text:p>
          </table:table-cell>
          <table:table-cell office:value-type="float" office:value="3989.41" calcext:value-type="float">
            <text:p>3989.41</text:p>
          </table:table-cell>
        </table:table-row>
        <table:table-row table:style-name="ro1">
          <table:table-cell office:value-type="string" calcext:value-type="string">
            <text:p>CUADERNO EXITO COMUNICACIONES 24h T/FLEX</text:p>
          </table:table-cell>
          <table:table-cell office:value-type="float" office:value="2049.32" calcext:value-type="float">
            <text:p>2049.32</text:p>
          </table:table-cell>
        </table:table-row>
        <table:table-row table:style-name="ro1">
          <table:table-cell office:value-type="string" calcext:value-type="string">
            <text:p>CUADERNO EXITO FORRADO N-1 16x21 x100h</text:p>
          </table:table-cell>
          <table:table-cell office:value-type="float" office:value="4439.72" calcext:value-type="float">
            <text:p>4439.72</text:p>
          </table:table-cell>
        </table:table-row>
        <table:table-row table:style-name="ro1">
          <table:table-cell office:value-type="string" calcext:value-type="string">
            <text:p>CUADERNO EXITO FORRADO N-1 16x21 x48h</text:p>
          </table:table-cell>
          <table:table-cell office:value-type="float" office:value="5368.33" calcext:value-type="float">
            <text:p>5368.33</text:p>
          </table:table-cell>
        </table:table-row>
        <table:table-row table:style-name="ro1">
          <table:table-cell office:value-type="string" calcext:value-type="string">
            <text:p>CUADERNO EXITO FORRADO N-3 19x24 x100h</text:p>
          </table:table-cell>
          <table:table-cell office:value-type="float" office:value="10014.35" calcext:value-type="float">
            <text:p>10014.35</text:p>
          </table:table-cell>
        </table:table-row>
        <table:table-row table:style-name="ro1">
          <table:table-cell office:value-type="string" calcext:value-type="string">
            <text:p>CUADERNO EXITO FORRADO N-3 19x24 x48h</text:p>
          </table:table-cell>
          <table:table-cell office:value-type="float" office:value="6544.95" calcext:value-type="float">
            <text:p>6544.95</text:p>
          </table:table-cell>
        </table:table-row>
        <table:table-row table:style-name="ro1">
          <table:table-cell office:value-type="string" calcext:value-type="string">
            <text:p>CUADERNO EXITO N-3 19x24 36hj</text:p>
          </table:table-cell>
          <table:table-cell office:value-type="float" office:value="4351.69" calcext:value-type="float">
            <text:p>4351.69</text:p>
          </table:table-cell>
        </table:table-row>
        <table:table-row table:style-name="ro1">
          <table:table-cell office:value-type="string" calcext:value-type="string">
            <text:p>CUADERNO GLORIA 16x21 FORRADO 42h</text:p>
          </table:table-cell>
          <table:table-cell office:value-type="float" office:value="2400.02" calcext:value-type="float">
            <text:p>2400.02</text:p>
          </table:table-cell>
        </table:table-row>
        <table:table-row table:style-name="ro1">
          <table:table-cell office:value-type="string" calcext:value-type="string">
            <text:p>CUADERNO GLORIA 16x21 FORRADO 84h</text:p>
          </table:table-cell>
          <table:table-cell office:value-type="float" office:value="3455.05" calcext:value-type="float">
            <text:p>3455.05</text:p>
          </table:table-cell>
        </table:table-row>
        <table:table-row table:style-name="ro1">
          <table:table-cell office:value-type="string" calcext:value-type="string">
            <text:p>CUADERNO GLORIA ESPIRAL 21x27 x100h</text:p>
          </table:table-cell>
          <table:table-cell office:value-type="float" office:value="5888.66" calcext:value-type="float">
            <text:p>5888.66</text:p>
          </table:table-cell>
        </table:table-row>
        <table:table-row table:style-name="ro1">
          <table:table-cell office:value-type="string" calcext:value-type="string">
            <text:p>CUADERNO GLORIA N-3 FORRADO 19x24 x48H</text:p>
          </table:table-cell>
          <table:table-cell office:value-type="float" office:value="3444.83" calcext:value-type="float">
            <text:p>3444.83</text:p>
          </table:table-cell>
        </table:table-row>
        <table:table-row table:style-name="ro1">
          <table:table-cell office:value-type="string" calcext:value-type="string">
            <text:p>CUADERNO GLORIA T/FLEX 24h</text:p>
          </table:table-cell>
          <table:table-cell office:value-type="float" office:value="734.94" calcext:value-type="float">
            <text:p>734.94</text:p>
          </table:table-cell>
        </table:table-row>
        <table:table-row table:style-name="ro1">
          <table:table-cell office:value-type="string" calcext:value-type="string">
            <text:p>CUADERNO GLORIA T/FLEX 48h</text:p>
          </table:table-cell>
          <table:table-cell office:value-type="float" office:value="956.02" calcext:value-type="float">
            <text:p>956.02</text:p>
          </table:table-cell>
        </table:table-row>
        <table:table-row table:style-name="ro1">
          <table:table-cell office:value-type="string" calcext:value-type="string">
            <text:p>CUADERNO GLORIA T/FLEX 84h</text:p>
          </table:table-cell>
          <table:table-cell office:value-type="float" office:value="1600.03" calcext:value-type="float">
            <text:p>1600.03</text:p>
          </table:table-cell>
        </table:table-row>
        <table:table-row table:style-name="ro1">
          <table:table-cell office:value-type="string" calcext:value-type="string">
            <text:p>CUADERNO INK A5 B&amp;W</text:p>
          </table:table-cell>
          <table:table-cell office:value-type="float" office:value="1266.27" calcext:value-type="float">
            <text:p>1266.27</text:p>
          </table:table-cell>
        </table:table-row>
        <table:table-row table:style-name="ro1">
          <table:table-cell office:value-type="string" calcext:value-type="string">
            <text:p>CUADERNO INK A5 EMOTICONS</text:p>
          </table:table-cell>
          <table:table-cell office:value-type="float" office:value="1266.27" calcext:value-type="float">
            <text:p>1266.27</text:p>
          </table:table-cell>
        </table:table-row>
        <table:table-row table:style-name="ro1">
          <table:table-cell office:value-type="string" calcext:value-type="string">
            <text:p>CUADERNO INK A5 ESPIRAL 100HJ</text:p>
          </table:table-cell>
          <table:table-cell office:value-type="float" office:value="1266.27" calcext:value-type="float">
            <text:p>1266.27</text:p>
          </table:table-cell>
        </table:table-row>
        <table:table-row table:style-name="ro1">
          <table:table-cell office:value-type="string" calcext:value-type="string">
            <text:p>CUADERNO INK A5 GOLD</text:p>
          </table:table-cell>
          <table:table-cell office:value-type="float" office:value="1266.27" calcext:value-type="float">
            <text:p>1266.27</text:p>
          </table:table-cell>
        </table:table-row>
        <table:table-row table:style-name="ro1">
          <table:table-cell office:value-type="string" calcext:value-type="string">
            <text:p>CUADERNO LAPRIDA AB3 19x23.5 FORRADO 98h</text:p>
          </table:table-cell>
          <table:table-cell office:value-type="float" office:value="9428.65" calcext:value-type="float">
            <text:p>9428.65</text:p>
          </table:table-cell>
        </table:table-row>
        <table:table-row table:style-name="ro1">
          <table:table-cell office:value-type="string" calcext:value-type="string">
            <text:p>CUADERNO LAPRIDA AB7 ESPIRAL 21x27 x100h</text:p>
          </table:table-cell>
          <table:table-cell office:value-type="float" office:value="6456.02" calcext:value-type="float">
            <text:p>6456.02</text:p>
          </table:table-cell>
        </table:table-row>
        <table:table-row table:style-name="ro1">
          <table:table-cell office:value-type="string" calcext:value-type="string">
            <text:p>CUADERNO LAPRIDA AB7 ESPIRAL 21x27 x100h FORRADO</text:p>
          </table:table-cell>
          <table:table-cell office:value-type="float" office:value="7954.72" calcext:value-type="float">
            <text:p>7954.72</text:p>
          </table:table-cell>
        </table:table-row>
        <table:table-row table:style-name="ro1">
          <table:table-cell office:value-type="string" calcext:value-type="string">
            <text:p>CUADERNO LAPRIDA AB7 ESPIRAL 21x27 x60h</text:p>
          </table:table-cell>
          <table:table-cell office:value-type="float" office:value="5749.02" calcext:value-type="float">
            <text:p>5749.02</text:p>
          </table:table-cell>
        </table:table-row>
        <table:table-row table:style-name="ro1">
          <table:table-cell office:value-type="string" calcext:value-type="string">
            <text:p>CUADERNO LAPRIDA AB7 ESPIRAL 21x27 x60h FORRADO</text:p>
          </table:table-cell>
          <table:table-cell office:value-type="float" office:value="7212.42" calcext:value-type="float">
            <text:p>7212.42</text:p>
          </table:table-cell>
        </table:table-row>
        <table:table-row table:style-name="ro1">
          <table:table-cell office:value-type="string" calcext:value-type="string">
            <text:p>CUADERNO LAPRIDA FORRADO 50h</text:p>
          </table:table-cell>
          <table:table-cell office:value-type="float" office:value="4602.11" calcext:value-type="float">
            <text:p>4602.11</text:p>
          </table:table-cell>
        </table:table-row>
        <table:table-row table:style-name="ro1">
          <table:table-cell office:value-type="string" calcext:value-type="string">
            <text:p>CUADERNO LAPRIDA FORRADO 98h</text:p>
          </table:table-cell>
          <table:table-cell office:value-type="float" office:value="7194.37" calcext:value-type="float">
            <text:p>7194.37</text:p>
          </table:table-cell>
        </table:table-row>
        <table:table-row table:style-name="ro1">
          <table:table-cell office:value-type="string" calcext:value-type="string">
            <text:p>CUADERNO LEDESMA +BIO NAT 21x27 x84h</text:p>
          </table:table-cell>
          <table:table-cell office:value-type="float" office:value="5540.2" calcext:value-type="float">
            <text:p>5540.20</text:p>
          </table:table-cell>
        </table:table-row>
        <table:table-row table:style-name="ro1">
          <table:table-cell office:value-type="string" calcext:value-type="string">
            <text:p>CUADERNO LEDESMA CLASSIC 22x29 84H</text:p>
          </table:table-cell>
          <table:table-cell office:value-type="float" office:value="4404.97" calcext:value-type="float">
            <text:p>4404.97</text:p>
          </table:table-cell>
        </table:table-row>
        <table:table-row table:style-name="ro1">
          <table:table-cell office:value-type="string" calcext:value-type="string">
            <text:p>CUADERNO LEDESMA ESSENTIAL 22x29 x84H</text:p>
          </table:table-cell>
          <table:table-cell office:value-type="float" office:value="5729.88" calcext:value-type="float">
            <text:p>5729.88</text:p>
          </table:table-cell>
        </table:table-row>
        <table:table-row table:style-name="ro1">
          <table:table-cell office:value-type="string" calcext:value-type="string">
            <text:p>CUADERNO LEDESMA EXECUTIVE 22x29 x84H</text:p>
          </table:table-cell>
          <table:table-cell office:value-type="float" office:value="5762" calcext:value-type="float">
            <text:p>5762.00</text:p>
          </table:table-cell>
        </table:table-row>
        <table:table-row table:style-name="ro1">
          <table:table-cell office:value-type="string" calcext:value-type="string">
            <text:p>CUADERNO LEDESMA NAT 16x21 70hj</text:p>
          </table:table-cell>
          <table:table-cell office:value-type="float" office:value="2573.63" calcext:value-type="float">
            <text:p>2573.63</text:p>
          </table:table-cell>
        </table:table-row>
        <table:table-row table:style-name="ro1">
          <table:table-cell office:value-type="string" calcext:value-type="string">
            <text:p>CUADERNO LEDESMA NAT 22x29 70hj</text:p>
          </table:table-cell>
          <table:table-cell office:value-type="float" office:value="2371.22" calcext:value-type="float">
            <text:p>2371.22</text:p>
          </table:table-cell>
        </table:table-row>
        <table:table-row table:style-name="ro1">
          <table:table-cell office:value-type="string" calcext:value-type="string">
            <text:p>CUADERNO LEDESMA NAT 22x29 x100hj RAYA</text:p>
          </table:table-cell>
          <table:table-cell office:value-type="float" office:value="11229.96" calcext:value-type="float">
            <text:p>11229.96</text:p>
          </table:table-cell>
        </table:table-row>
        <table:table-row table:style-name="ro1">
          <table:table-cell office:value-type="string" calcext:value-type="string">
            <text:p>CUADERNO LEDESMA NAT ESPIRAL 21x27 80hj</text:p>
          </table:table-cell>
          <table:table-cell office:value-type="float" office:value="4546.3" calcext:value-type="float">
            <text:p>4546.30</text:p>
          </table:table-cell>
        </table:table-row>
        <table:table-row table:style-name="ro1">
          <table:table-cell office:value-type="string" calcext:value-type="string">
            <text:p>CUADERNO MARATON ESP.16x21 x80hj</text:p>
          </table:table-cell>
          <table:table-cell office:value-type="float" office:value="1682.06" calcext:value-type="float">
            <text:p>1682.06</text:p>
          </table:table-cell>
        </table:table-row>
        <table:table-row table:style-name="ro1">
          <table:table-cell office:value-type="string" calcext:value-type="string">
            <text:p>CUADERNO MIS HOJAS 21x27 ESPIRAL x100h</text:p>
          </table:table-cell>
          <table:table-cell office:value-type="float" office:value="6038.07" calcext:value-type="float">
            <text:p>6038.07</text:p>
          </table:table-cell>
        </table:table-row>
        <table:table-row table:style-name="ro1">
          <table:table-cell office:value-type="string" calcext:value-type="string">
            <text:p>CUADERNO MIS HOJAS A5 x100/120hj VS</text:p>
          </table:table-cell>
          <table:table-cell office:value-type="float" office:value="5299.18" calcext:value-type="float">
            <text:p>5299.18</text:p>
          </table:table-cell>
        </table:table-row>
        <table:table-row table:style-name="ro1">
          <table:table-cell office:value-type="string" calcext:value-type="string">
            <text:p>CUADERNO POTOSI ESPIRAL OFICIO 80H</text:p>
          </table:table-cell>
          <table:table-cell office:value-type="float" office:value="1936.97" calcext:value-type="float">
            <text:p>1936.97</text:p>
          </table:table-cell>
        </table:table-row>
        <table:table-row table:style-name="ro1">
          <table:table-cell office:value-type="string" calcext:value-type="string">
            <text:p>CUADERNO POTOSI T/FLEX 24h</text:p>
          </table:table-cell>
          <table:table-cell office:value-type="float" office:value="533.43" calcext:value-type="float">
            <text:p>533.43</text:p>
          </table:table-cell>
        </table:table-row>
        <table:table-row table:style-name="ro1">
          <table:table-cell office:value-type="string" calcext:value-type="string">
            <text:p>CUADERNO RIVADAVIA ABC 19x23.5 FORRADO 50h</text:p>
          </table:table-cell>
          <table:table-cell office:value-type="float" office:value="6491.12" calcext:value-type="float">
            <text:p>6491.12</text:p>
          </table:table-cell>
        </table:table-row>
        <table:table-row table:style-name="ro1">
          <table:table-cell office:value-type="string" calcext:value-type="string">
            <text:p>CUADERNO RIVADAVIA ABC 19x23.5 FORRADO 98h</text:p>
          </table:table-cell>
          <table:table-cell office:value-type="float" office:value="10645.47" calcext:value-type="float">
            <text:p>10645.47</text:p>
          </table:table-cell>
        </table:table-row>
        <table:table-row table:style-name="ro1">
          <table:table-cell office:value-type="string" calcext:value-type="string">
            <text:p>CUADERNO RIVADAVIA ABC 19x23.5 T/DURA 48h</text:p>
          </table:table-cell>
          <table:table-cell office:value-type="float" office:value="5603.58" calcext:value-type="float">
            <text:p>5603.58</text:p>
          </table:table-cell>
        </table:table-row>
        <table:table-row table:style-name="ro1">
          <table:table-cell office:value-type="string" calcext:value-type="string">
            <text:p>CUADERNO RIVADAVIA ABC 19x23.5 T/LUNARES 48H</text:p>
          </table:table-cell>
          <table:table-cell office:value-type="float" office:value="5770.42" calcext:value-type="float">
            <text:p>5770.42</text:p>
          </table:table-cell>
        </table:table-row>
        <table:table-row table:style-name="ro1">
          <table:table-cell office:value-type="string" calcext:value-type="string">
            <text:p>CUADERNO RIVADAVIA ABC 21x27 ESP. FANTASIA 60h</text:p>
          </table:table-cell>
          <table:table-cell office:value-type="float" office:value="4143.31" calcext:value-type="float">
            <text:p>4143.31</text:p>
          </table:table-cell>
        </table:table-row>
        <table:table-row table:style-name="ro1">
          <table:table-cell office:value-type="string" calcext:value-type="string">
            <text:p>CUADERNO RIVADAVIA ABC 21x27 ESP. FORRADO 60h</text:p>
          </table:table-cell>
          <table:table-cell office:value-type="float" office:value="8686.31" calcext:value-type="float">
            <text:p>8686.31</text:p>
          </table:table-cell>
        </table:table-row>
        <table:table-row table:style-name="ro1">
          <table:table-cell office:value-type="string" calcext:value-type="string">
            <text:p>CUADERNO RIVADAVIA ABC 21x27 ESPIRAL 100h</text:p>
          </table:table-cell>
          <table:table-cell office:value-type="float" office:value="9638.38" calcext:value-type="float">
            <text:p>9638.38</text:p>
          </table:table-cell>
        </table:table-row>
        <table:table-row table:style-name="ro1">
          <table:table-cell office:value-type="string" calcext:value-type="string">
            <text:p>CUADERNO RIVADAVIA ABC 21x27 ESPIRAL 60h</text:p>
          </table:table-cell>
          <table:table-cell office:value-type="float" office:value="7383.37" calcext:value-type="float">
            <text:p>7383.37</text:p>
          </table:table-cell>
        </table:table-row>
        <table:table-row table:style-name="ro1">
          <table:table-cell office:value-type="string" calcext:value-type="string">
            <text:p>CUADERNO RIVADAVIA FORRADO 16x21 50h</text:p>
          </table:table-cell>
          <table:table-cell office:value-type="float" office:value="5428.76" calcext:value-type="float">
            <text:p>5428.76</text:p>
          </table:table-cell>
        </table:table-row>
        <table:table-row table:style-name="ro1">
          <table:table-cell office:value-type="string" calcext:value-type="string">
            <text:p>CUADERNO RIVADAVIA FORRADO 16x21 98h</text:p>
          </table:table-cell>
          <table:table-cell office:value-type="float" office:value="9056.64" calcext:value-type="float">
            <text:p>9056.64</text:p>
          </table:table-cell>
        </table:table-row>
        <table:table-row table:style-name="ro1">
          <table:table-cell office:value-type="string" calcext:value-type="string">
            <text:p>CUADERNO SKORA ESPIRAL ESTAMPADO 80H 35164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string" calcext:value-type="string">
            <text:p>CUADERNO SKORA ESPIRAL ESTAMPADO 80H 35165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string" calcext:value-type="string">
            <text:p>CUADERNO SKORA ESPIRAL ESTAMPADO 80H 35166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string" calcext:value-type="string">
            <text:p>CUADERNO SKORA ESPIRAL ESTAMPADO 80H 35173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string" calcext:value-type="string">
            <text:p>CUADERNO TRIUNFANTE 123 EDUCACION INICIAL 42H</text:p>
          </table:table-cell>
          <table:table-cell office:value-type="float" office:value="2277.45" calcext:value-type="float">
            <text:p>2277.45</text:p>
          </table:table-cell>
        </table:table-row>
        <table:table-row table:style-name="ro1">
          <table:table-cell office:value-type="string" calcext:value-type="string">
            <text:p>CUADERNO TRIUNFANTE 123 ESP 21x27 100H FORRADO</text:p>
          </table:table-cell>
          <table:table-cell office:value-type="float" office:value="8432.73" calcext:value-type="float">
            <text:p>8432.73</text:p>
          </table:table-cell>
        </table:table-row>
        <table:table-row table:style-name="ro1">
          <table:table-cell office:value-type="string" calcext:value-type="string">
            <text:p>CUADERNO TRIUNFANTE 123 ESP 21x27 60H FORRADO</text:p>
          </table:table-cell>
          <table:table-cell office:value-type="float" office:value="6518.31" calcext:value-type="float">
            <text:p>6518.31</text:p>
          </table:table-cell>
        </table:table-row>
        <table:table-row table:style-name="ro1">
          <table:table-cell office:value-type="string" calcext:value-type="string">
            <text:p>CUADERNO TRIUNFANTE 123 ESPIRAL 21x27 100H</text:p>
          </table:table-cell>
          <table:table-cell office:value-type="float" office:value="7289.79" calcext:value-type="float">
            <text:p>7289.79</text:p>
          </table:table-cell>
        </table:table-row>
        <table:table-row table:style-name="ro1">
          <table:table-cell office:value-type="string" calcext:value-type="string">
            <text:p>CUADERNO TRIUNFANTE 123 ESPIRAL 21x27 60H</text:p>
          </table:table-cell>
          <table:table-cell office:value-type="float" office:value="5838.23" calcext:value-type="float">
            <text:p>5838.23</text:p>
          </table:table-cell>
        </table:table-row>
        <table:table-row table:style-name="ro1">
          <table:table-cell office:value-type="string" calcext:value-type="string">
            <text:p>CUADERNO TRIUNFANTE 123 FORRADO 19x24 48H</text:p>
          </table:table-cell>
          <table:table-cell office:value-type="float" office:value="5103.78" calcext:value-type="float">
            <text:p>5103.78</text:p>
          </table:table-cell>
        </table:table-row>
        <table:table-row table:style-name="ro1">
          <table:table-cell office:value-type="string" calcext:value-type="string">
            <text:p>CUADERNO TRIUNFANTE 123 FORRADO 19x24 98H</text:p>
          </table:table-cell>
          <table:table-cell office:value-type="float" office:value="8329.74" calcext:value-type="float">
            <text:p>8329.74</text:p>
          </table:table-cell>
        </table:table-row>
        <table:table-row table:style-name="ro1">
          <table:table-cell office:value-type="string" calcext:value-type="string">
            <text:p>CUADERNO TRIUNFANTE 16x21 FORRADO 48H</text:p>
          </table:table-cell>
          <table:table-cell office:value-type="float" office:value="3780.2" calcext:value-type="float">
            <text:p>3780.20</text:p>
          </table:table-cell>
        </table:table-row>
        <table:table-row table:style-name="ro1">
          <table:table-cell office:value-type="string" calcext:value-type="string">
            <text:p>CUADERNO TRIUNFANTE 16x21 FORRADO 96H</text:p>
          </table:table-cell>
          <table:table-cell office:value-type="float" office:value="4930" calcext:value-type="float">
            <text:p>4930.00</text:p>
          </table:table-cell>
        </table:table-row>
        <table:table-row table:style-name="ro1">
          <table:table-cell office:value-type="string" calcext:value-type="string">
            <text:p>CUADERNO TRIUNFANTE C/INDICE 48H T/FLEX</text:p>
          </table:table-cell>
          <table:table-cell office:value-type="float" office:value="2604.85" calcext:value-type="float">
            <text:p>2604.85</text:p>
          </table:table-cell>
        </table:table-row>
        <table:table-row table:style-name="ro1">
          <table:table-cell office:value-type="string" calcext:value-type="string">
            <text:p>CUADERNO TRIUNFANTE DE COMUNICACIONES 24H</text:p>
          </table:table-cell>
          <table:table-cell office:value-type="float" office:value="2693.75" calcext:value-type="float">
            <text:p>2693.75</text:p>
          </table:table-cell>
        </table:table-row>
        <table:table-row table:style-name="ro1">
          <table:table-cell office:value-type="string" calcext:value-type="string">
            <text:p>CUADERNO TRIUNFANTE ESPIRAL 16x21 40H</text:p>
          </table:table-cell>
          <table:table-cell office:value-type="float" office:value="1320.27" calcext:value-type="float">
            <text:p>1320.27</text:p>
          </table:table-cell>
        </table:table-row>
        <table:table-row table:style-name="ro1">
          <table:table-cell office:value-type="string" calcext:value-type="string">
            <text:p>CUADERNO TRIUNFANTE ESPIRAL A4 120H T/VINILICA</text:p>
          </table:table-cell>
          <table:table-cell office:value-type="float" office:value="7674.23" calcext:value-type="float">
            <text:p>7674.23</text:p>
          </table:table-cell>
        </table:table-row>
        <table:table-row table:style-name="ro1">
          <table:table-cell office:value-type="string" calcext:value-type="string">
            <text:p>CUADERNO TRIUNFANTE ESPIRAL A5 120H T/VINILICA</text:p>
          </table:table-cell>
          <table:table-cell office:value-type="float" office:value="6236.16" calcext:value-type="float">
            <text:p>6236.16</text:p>
          </table:table-cell>
        </table:table-row>
        <table:table-row table:style-name="ro1">
          <table:table-cell office:value-type="string" calcext:value-type="string">
            <text:p>CUADERNO TRIUNFANTE ESPIRAL A5 80H GLITTER</text:p>
          </table:table-cell>
          <table:table-cell office:value-type="float" office:value="3393.49" calcext:value-type="float">
            <text:p>3393.49</text:p>
          </table:table-cell>
        </table:table-row>
        <table:table-row table:style-name="ro1">
          <table:table-cell office:value-type="string" calcext:value-type="string">
            <text:p>CUADERNO TRIUNFANTE ESPIRAL A5 80H T/FANTASIA</text:p>
          </table:table-cell>
          <table:table-cell office:value-type="float" office:value="3199.34" calcext:value-type="float">
            <text:p>3199.34</text:p>
          </table:table-cell>
        </table:table-row>
        <table:table-row table:style-name="ro1">
          <table:table-cell office:value-type="string" calcext:value-type="string">
            <text:p>CUTTER 18mm 514847</text:p>
          </table:table-cell>
          <table:table-cell office:value-type="float" office:value="329.23" calcext:value-type="float">
            <text:p>329.23</text:p>
          </table:table-cell>
        </table:table-row>
        <table:table-row table:style-name="ro1">
          <table:table-cell office:value-type="string" calcext:value-type="string">
            <text:p>CUTTER 18mm C/GUIA DE ACERO</text:p>
          </table:table-cell>
          <table:table-cell office:value-type="float" office:value="1444.1" calcext:value-type="float">
            <text:p>1444.10</text:p>
          </table:table-cell>
        </table:table-row>
        <table:table-row table:style-name="ro1">
          <table:table-cell office:value-type="string" calcext:value-type="string">
            <text:p>CUTTER 9mm 514851</text:p>
          </table:table-cell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string" calcext:value-type="string">
            <text:p>CUTTER EZCO BASIC 18mm</text:p>
          </table:table-cell>
          <table:table-cell office:value-type="float" office:value="624.87" calcext:value-type="float">
            <text:p>624.87</text:p>
          </table:table-cell>
        </table:table-row>
        <table:table-row table:style-name="ro1">
          <table:table-cell office:value-type="string" calcext:value-type="string">
            <text:p>CUTTER EZCO BASIC 9mm</text:p>
          </table:table-cell>
          <table:table-cell office:value-type="float" office:value="305.33" calcext:value-type="float">
            <text:p>305.33</text:p>
          </table:table-cell>
        </table:table-row>
        <table:table-row table:style-name="ro1">
          <table:table-cell office:value-type="string" calcext:value-type="string">
            <text:p>CUTTER EZCO BASIC 9mm BLANCO</text:p>
          </table:table-cell>
          <table:table-cell office:value-type="float" office:value="305.33" calcext:value-type="float">
            <text:p>305.33</text:p>
          </table:table-cell>
        </table:table-row>
        <table:table-row table:style-name="ro1">
          <table:table-cell office:value-type="string" calcext:value-type="string">
            <text:p>CUTTER EZCO C/GUIA METALICA 18mm</text:p>
          </table:table-cell>
          <table:table-cell office:value-type="float" office:value="1382.55" calcext:value-type="float">
            <text:p>1382.55</text:p>
          </table:table-cell>
        </table:table-row>
        <table:table-row table:style-name="ro1">
          <table:table-cell office:value-type="string" calcext:value-type="string">
            <text:p>CUTTER EZCO C/GUIA METALICA 9mm</text:p>
          </table:table-cell>
          <table:table-cell office:value-type="float" office:value="1020.61" calcext:value-type="float">
            <text:p>1020.61</text:p>
          </table:table-cell>
        </table:table-row>
        <table:table-row table:style-name="ro1">
          <table:table-cell office:value-type="string" calcext:value-type="string">
            <text:p>CUTTER EZCO METALICO C/GUIA 18mm</text:p>
          </table:table-cell>
          <table:table-cell office:value-type="float" office:value="3702.89" calcext:value-type="float">
            <text:p>3702.89</text:p>
          </table:table-cell>
        </table:table-row>
        <table:table-row table:style-name="ro1">
          <table:table-cell office:value-type="string" calcext:value-type="string">
            <text:p>CUTTER EZCO METALICO C/GUIA 9mm</text:p>
          </table:table-cell>
          <table:table-cell office:value-type="float" office:value="2485.96" calcext:value-type="float">
            <text:p>2485.96</text:p>
          </table:table-cell>
        </table:table-row>
        <table:table-row table:style-name="ro1">
          <table:table-cell office:value-type="string" calcext:value-type="string">
            <text:p>CUTTER MAPED CHICO 9mm 92211</text:p>
          </table:table-cell>
          <table:table-cell office:value-type="float" office:value="1038.69" calcext:value-type="float">
            <text:p>1038.69</text:p>
          </table:table-cell>
        </table:table-row>
        <table:table-row table:style-name="ro1">
          <table:table-cell office:value-type="string" calcext:value-type="string">
            <text:p>CUTTER MAPED GRANDE 18mm 18211</text:p>
          </table:table-cell>
          <table:table-cell office:value-type="float" office:value="1241.1" calcext:value-type="float">
            <text:p>1241.10</text:p>
          </table:table-cell>
        </table:table-row>
        <table:table-row table:style-name="ro1">
          <table:table-cell office:value-type="string" calcext:value-type="string">
            <text:p>CUTTER NC 9mm 5906</text:p>
          </table:table-cell>
          <table:table-cell office:value-type="float" office:value="137.94" calcext:value-type="float">
            <text:p>137.94</text:p>
          </table:table-cell>
        </table:table-row>
        <table:table-row table:style-name="ro1">
          <table:table-cell office:value-type="string" calcext:value-type="string">
            <text:p>CUTTER PVC 9mm</text:p>
          </table:table-cell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string" calcext:value-type="string">
            <text:p>DECOUPAGE ADHESIVO 100ml</text:p>
          </table:table-cell>
          <table:table-cell office:value-type="float" office:value="390.27" calcext:value-type="float">
            <text:p>390.27</text:p>
          </table:table-cell>
        </table:table-row>
        <table:table-row table:style-name="ro1">
          <table:table-cell office:value-type="string" calcext:value-type="string">
            <text:p>DETECTOR FILGO EN BLISTER</text:p>
          </table:table-cell>
          <table:table-cell office:value-type="float" office:value="1057.75" calcext:value-type="float">
            <text:p>1057.75</text:p>
          </table:table-cell>
        </table:table-row>
        <table:table-row table:style-name="ro1">
          <table:table-cell office:value-type="string" calcext:value-type="string">
            <text:p>DICCIONARIO LAPRIDA ESCOLAR</text:p>
          </table:table-cell>
          <table:table-cell office:value-type="float" office:value="4455.99" calcext:value-type="float">
            <text:p>4455.99</text:p>
          </table:table-cell>
        </table:table-row>
        <table:table-row table:style-name="ro1">
          <table:table-cell office:value-type="string" calcext:value-type="string">
            <text:p>DICCIONARIO NEO DE LA LENGUA ESPAÑOLA</text:p>
          </table:table-cell>
          <table:table-cell office:value-type="float" office:value="4725" calcext:value-type="float">
            <text:p>4725.00</text:p>
          </table:table-cell>
        </table:table-row>
        <table:table-row table:style-name="ro1">
          <table:table-cell office:value-type="string" calcext:value-type="string">
            <text:p>DICCIONARIO NEO ESCOLAR DE LA LENGUA ESPAÑOLA</text:p>
          </table:table-cell>
          <table:table-cell office:value-type="float" office:value="1645" calcext:value-type="float">
            <text:p>1645.00</text:p>
          </table:table-cell>
        </table:table-row>
        <table:table-row table:style-name="ro1">
          <table:table-cell office:value-type="string" calcext:value-type="string">
            <text:p>DICCIONARIO NEO MINI LENGUA ESPAÑOLA</text:p>
          </table:table-cell>
          <table:table-cell office:value-type="float" office:value="2583" calcext:value-type="float">
            <text:p>2583.00</text:p>
          </table:table-cell>
        </table:table-row>
        <table:table-row table:style-name="ro1">
          <table:table-cell office:value-type="string" calcext:value-type="string">
            <text:p>DIDO ANIMALES DE GRANJA</text:p>
          </table:table-cell>
          <table:table-cell office:value-type="float" office:value="3260.36" calcext:value-type="float">
            <text:p>3260.36</text:p>
          </table:table-cell>
        </table:table-row>
        <table:table-row table:style-name="ro1">
          <table:table-cell office:value-type="string" calcext:value-type="string">
            <text:p>DIDO ANIMALES SALVAJES</text:p>
          </table:table-cell>
          <table:table-cell office:value-type="float" office:value="3646.34" calcext:value-type="float">
            <text:p>3646.34</text:p>
          </table:table-cell>
        </table:table-row>
        <table:table-row table:style-name="ro1">
          <table:table-cell office:value-type="string" calcext:value-type="string">
            <text:p>DIDO CORAL MODEL PUZZLE</text:p>
          </table:table-cell>
          <table:table-cell office:value-type="float" office:value="4002.08" calcext:value-type="float">
            <text:p>4002.08</text:p>
          </table:table-cell>
        </table:table-row>
        <table:table-row table:style-name="ro1">
          <table:table-cell office:value-type="string" calcext:value-type="string">
            <text:p>DIDO CRETACICO</text:p>
          </table:table-cell>
          <table:table-cell office:value-type="float" office:value="3260.36" calcext:value-type="float">
            <text:p>3260.36</text:p>
          </table:table-cell>
        </table:table-row>
        <table:table-row table:style-name="ro1">
          <table:table-cell office:value-type="string" calcext:value-type="string">
            <text:p>DIDO DE PASEO 607105</text:p>
          </table:table-cell>
          <table:table-cell office:value-type="float" office:value="4002.08" calcext:value-type="float">
            <text:p>4002.08</text:p>
          </table:table-cell>
        </table:table-row>
        <table:table-row table:style-name="ro1">
          <table:table-cell office:value-type="string" calcext:value-type="string">
            <text:p>DIDO JURASICO</text:p>
          </table:table-cell>
          <table:table-cell office:value-type="float" office:value="3646.34" calcext:value-type="float">
            <text:p>3646.34</text:p>
          </table:table-cell>
        </table:table-row>
        <table:table-row table:style-name="ro1">
          <table:table-cell office:value-type="string" calcext:value-type="string">
            <text:p>DIDO MERCADO DE FRUTAS 606105</text:p>
          </table:table-cell>
          <table:table-cell office:value-type="float" office:value="3260.36" calcext:value-type="float">
            <text:p>3260.36</text:p>
          </table:table-cell>
        </table:table-row>
        <table:table-row table:style-name="ro1">
          <table:table-cell office:value-type="string" calcext:value-type="string">
            <text:p>DIDO PASTELERO 395700</text:p>
          </table:table-cell>
          <table:table-cell office:value-type="float" office:value="10583.27" calcext:value-type="float">
            <text:p>10583.27</text:p>
          </table:table-cell>
        </table:table-row>
        <table:table-row table:style-name="ro1">
          <table:table-cell office:value-type="string" calcext:value-type="string">
            <text:p>DIDO SELVA MODEL PUZZLE</text:p>
          </table:table-cell>
          <table:table-cell office:value-type="float" office:value="4002.08" calcext:value-type="float">
            <text:p>4002.08</text:p>
          </table:table-cell>
        </table:table-row>
        <table:table-row table:style-name="ro1">
          <table:table-cell office:value-type="string" calcext:value-type="string">
            <text:p>DIDO SET FORMAS 16 ELEMENTOS</text:p>
          </table:table-cell>
          <table:table-cell office:value-type="float" office:value="3646.34" calcext:value-type="float">
            <text:p>3646.34</text:p>
          </table:table-cell>
        </table:table-row>
        <table:table-row table:style-name="ro1">
          <table:table-cell office:value-type="string" calcext:value-type="string">
            <text:p>DIDO SET NUMEROS</text:p>
          </table:table-cell>
          <table:table-cell office:value-type="float" office:value="4091.01" calcext:value-type="float">
            <text:p>4091.01</text:p>
          </table:table-cell>
        </table:table-row>
        <table:table-row table:style-name="ro1">
          <table:table-cell office:value-type="string" calcext:value-type="string">
            <text:p>DIDO SPACE MODEL &amp; PUZZLE</text:p>
          </table:table-cell>
          <table:table-cell office:value-type="float" office:value="4002.08" calcext:value-type="float">
            <text:p>4002.08</text:p>
          </table:table-cell>
        </table:table-row>
        <table:table-row table:style-name="ro1">
          <table:table-cell office:value-type="string" calcext:value-type="string">
            <text:p>DIDO UNICORNIO MODEL PUZZLE</text:p>
          </table:table-cell>
          <table:table-cell office:value-type="float" office:value="4002.08" calcext:value-type="float">
            <text:p>4002.08</text:p>
          </table:table-cell>
        </table:table-row>
        <table:table-row table:style-name="ro1">
          <table:table-cell office:value-type="string" calcext:value-type="string">
            <text:p>DISEÑO BLOCK BORRADOR ESQUELA 104</text:p>
          </table:table-cell>
          <table:table-cell office:value-type="float" office:value="891.72" calcext:value-type="float">
            <text:p>891.72</text:p>
          </table:table-cell>
        </table:table-row>
        <table:table-row table:style-name="ro1">
          <table:table-cell office:value-type="string" calcext:value-type="string">
            <text:p>DISEÑO BLOCK BORRADOR ESQUELITA 106</text:p>
          </table:table-cell>
          <table:table-cell office:value-type="float" office:value="525.82" calcext:value-type="float">
            <text:p>525.82</text:p>
          </table:table-cell>
        </table:table-row>
        <table:table-row table:style-name="ro1">
          <table:table-cell office:value-type="string" calcext:value-type="string">
            <text:p>DISEÑO BLOCK BORRADOR OFICIO 100</text:p>
          </table:table-cell>
          <table:table-cell office:value-type="float" office:value="1752.62" calcext:value-type="float">
            <text:p>1752.62</text:p>
          </table:table-cell>
        </table:table-row>
        <table:table-row table:style-name="ro1">
          <table:table-cell office:value-type="string" calcext:value-type="string">
            <text:p>DISEÑO CUADERNILLO 2 COLUMNAS 5h art.70</text:p>
          </table:table-cell>
          <table:table-cell office:value-type="float" office:value="517.69" calcext:value-type="float">
            <text:p>517.69</text:p>
          </table:table-cell>
        </table:table-row>
        <table:table-row table:style-name="ro1">
          <table:table-cell office:value-type="string" calcext:value-type="string">
            <text:p>DISEÑO CUADERNO CORRESPONDENCIA N-2 50H TRIPLICADO</text:p>
          </table:table-cell>
          <table:table-cell office:value-type="float" office:value="5593.66" calcext:value-type="float">
            <text:p>5593.66</text:p>
          </table:table-cell>
        </table:table-row>
        <table:table-row table:style-name="ro1">
          <table:table-cell office:value-type="string" calcext:value-type="string">
            <text:p>DISEÑO CUADERNO CORRESPONDENCIA N-3 50H TRIPLICADO</text:p>
          </table:table-cell>
          <table:table-cell office:value-type="float" office:value="8245.04" calcext:value-type="float">
            <text:p>8245.04</text:p>
          </table:table-cell>
        </table:table-row>
        <table:table-row table:style-name="ro1">
          <table:table-cell office:value-type="string" calcext:value-type="string">
            <text:p>DISEÑO CUADERNO DE VENTAS DIARIAS 60</text:p>
          </table:table-cell>
          <table:table-cell office:value-type="float" office:value="998.92" calcext:value-type="float">
            <text:p>998.92</text:p>
          </table:table-cell>
        </table:table-row>
        <table:table-row table:style-name="ro1">
          <table:table-cell office:value-type="string" calcext:value-type="string">
            <text:p>DISEÑO FICHA RAYADA N-3</text:p>
          </table:table-cell>
          <table:table-cell office:value-type="float" office:value="2419.03" calcext:value-type="float">
            <text:p>2419.03</text:p>
          </table:table-cell>
        </table:table-row>
        <table:table-row table:style-name="ro1">
          <table:table-cell office:value-type="string" calcext:value-type="string">
            <text:p>DISEÑO LIBRO DE BANCOS 48 PAG. ART-2</text:p>
          </table:table-cell>
          <table:table-cell office:value-type="float" office:value="3025.68" calcext:value-type="float">
            <text:p>3025.68</text:p>
          </table:table-cell>
        </table:table-row>
        <table:table-row table:style-name="ro1">
          <table:table-cell office:value-type="string" calcext:value-type="string">
            <text:p>DISEÑO LIBRO DIARIO 3 COLUMNAS 64</text:p>
          </table:table-cell>
          <table:table-cell office:value-type="float" office:value="2954.67" calcext:value-type="float">
            <text:p>2954.67</text:p>
          </table:table-cell>
        </table:table-row>
        <table:table-row table:style-name="ro1">
          <table:table-cell office:value-type="string" calcext:value-type="string">
            <text:p>DISEÑO LIBRO IVA COMPRAS ART-4</text:p>
          </table:table-cell>
          <table:table-cell office:value-type="float" office:value="3607.54" calcext:value-type="float">
            <text:p>3607.54</text:p>
          </table:table-cell>
        </table:table-row>
        <table:table-row table:style-name="ro1">
          <table:table-cell office:value-type="string" calcext:value-type="string">
            <text:p>DISEÑO LIBRO IVA VENTAS ART-6</text:p>
          </table:table-cell>
          <table:table-cell office:value-type="float" office:value="3607.54" calcext:value-type="float">
            <text:p>3607.54</text:p>
          </table:table-cell>
        </table:table-row>
        <table:table-row table:style-name="ro1">
          <table:table-cell office:value-type="string" calcext:value-type="string">
            <text:p>DISEÑO LIBRO P/ COLOREAR</text:p>
          </table:table-cell>
          <table:table-cell office:value-type="float" office:value="331.2" calcext:value-type="float">
            <text:p>331.20</text:p>
          </table:table-cell>
        </table:table-row>
        <table:table-row table:style-name="ro1">
          <table:table-cell office:value-type="string" calcext:value-type="string">
            <text:p>DISEÑO PLANILLA DE CAJA 292</text:p>
          </table:table-cell>
          <table:table-cell office:value-type="float" office:value="4026.23" calcext:value-type="float">
            <text:p>4026.23</text:p>
          </table:table-cell>
        </table:table-row>
        <table:table-row table:style-name="ro1">
          <table:table-cell office:value-type="string" calcext:value-type="string">
            <text:p>DISEÑO REPUESTO CONTABILIDAD N-3 2 COLUM.414</text:p>
          </table:table-cell>
          <table:table-cell office:value-type="float" office:value="548.86" calcext:value-type="float">
            <text:p>548.86</text:p>
          </table:table-cell>
        </table:table-row>
        <table:table-row table:style-name="ro1">
          <table:table-cell office:value-type="string" calcext:value-type="string">
            <text:p>DISEÑO ROLLO P/EXPENDEDORA x1000 SERIADOS 605</text:p>
          </table:table-cell>
          <table:table-cell office:value-type="float" office:value="1315.9" calcext:value-type="float">
            <text:p>1315.90</text:p>
          </table:table-cell>
        </table:table-row>
        <table:table-row table:style-name="ro1">
          <table:table-cell office:value-type="string" calcext:value-type="string">
            <text:p>DISEÑO ROLLO P/EXPENDEDORA x2000 SERIADO 607</text:p>
          </table:table-cell>
          <table:table-cell office:value-type="float" office:value="2158.83" calcext:value-type="float">
            <text:p>2158.83</text:p>
          </table:table-cell>
        </table:table-row>
        <table:table-row table:style-name="ro1">
          <table:table-cell office:value-type="string" calcext:value-type="string">
            <text:p>DISEÑO TACO 9x9cm COLOR</text:p>
          </table:table-cell>
          <table:table-cell office:value-type="float" office:value="1622.17" calcext:value-type="float">
            <text:p>1622.17</text:p>
          </table:table-cell>
        </table:table-row>
        <table:table-row table:style-name="ro1">
          <table:table-cell office:value-type="string" calcext:value-type="string">
            <text:p>DISEÑO TALONARIO COMPRA-VENTA AUTOMOTOR ART-266</text:p>
          </table:table-cell>
          <table:table-cell office:value-type="float" office:value="7014.52" calcext:value-type="float">
            <text:p>7014.52</text:p>
          </table:table-cell>
        </table:table-row>
        <table:table-row table:style-name="ro1">
          <table:table-cell office:value-type="string" calcext:value-type="string">
            <text:p>DISEÑO TALONARIO COMPRA-VENTA INMUEBLES ART-268</text:p>
          </table:table-cell>
          <table:table-cell office:value-type="float" office:value="4812.45" calcext:value-type="float">
            <text:p>4812.45</text:p>
          </table:table-cell>
        </table:table-row>
        <table:table-row table:style-name="ro1">
          <table:table-cell office:value-type="string" calcext:value-type="string">
            <text:p>DISEÑO TALONARIO CONTRATO DE LOCACION 270</text:p>
          </table:table-cell>
          <table:table-cell office:value-type="float" office:value="5181" calcext:value-type="float">
            <text:p>5181.00</text:p>
          </table:table-cell>
        </table:table-row>
        <table:table-row table:style-name="ro1">
          <table:table-cell office:value-type="string" calcext:value-type="string">
            <text:p>DISEÑO TALONARIO FRAGIL</text:p>
          </table:table-cell>
          <table:table-cell office:value-type="float" office:value="260.27" calcext:value-type="float">
            <text:p>260.27</text:p>
          </table:table-cell>
        </table:table-row>
        <table:table-row table:style-name="ro1">
          <table:table-cell office:value-type="string" calcext:value-type="string">
            <text:p>DISEÑO TALONARIO GUARDARROPA 1-100</text:p>
          </table:table-cell>
          <table:table-cell office:value-type="float" office:value="378.1" calcext:value-type="float">
            <text:p>378.10</text:p>
          </table:table-cell>
        </table:table-row>
        <table:table-row table:style-name="ro1">
          <table:table-cell office:value-type="string" calcext:value-type="string">
            <text:p>DISEÑO TALONARIO GUARDARROPA 1-1000</text:p>
          </table:table-cell>
          <table:table-cell office:value-type="float" office:value="4038.5" calcext:value-type="float">
            <text:p>4038.50</text:p>
          </table:table-cell>
        </table:table-row>
        <table:table-row table:style-name="ro1">
          <table:table-cell office:value-type="string" calcext:value-type="string">
            <text:p>DISEÑO TALONARIO GUARDARROPA 1-200</text:p>
          </table:table-cell>
          <table:table-cell office:value-type="float" office:value="761.62" calcext:value-type="float">
            <text:p>761.62</text:p>
          </table:table-cell>
        </table:table-row>
        <table:table-row table:style-name="ro1">
          <table:table-cell office:value-type="string" calcext:value-type="string">
            <text:p>DISEÑO TALONARIO GUARDARROPA 1-300</text:p>
          </table:table-cell>
          <table:table-cell office:value-type="float" office:value="1146.5" calcext:value-type="float">
            <text:p>1146.50</text:p>
          </table:table-cell>
        </table:table-row>
        <table:table-row table:style-name="ro1">
          <table:table-cell office:value-type="string" calcext:value-type="string">
            <text:p>DISEÑO TALONARIO NEUTRO CHICO 302</text:p>
          </table:table-cell>
          <table:table-cell office:value-type="float" office:value="773.27" calcext:value-type="float">
            <text:p>773.27</text:p>
          </table:table-cell>
        </table:table-row>
        <table:table-row table:style-name="ro1">
          <table:table-cell office:value-type="string" calcext:value-type="string">
            <text:p>DISEÑO TALONARIO NEUTRO GRANDE 304</text:p>
          </table:table-cell>
          <table:table-cell office:value-type="float" office:value="1546.55" calcext:value-type="float">
            <text:p>1546.55</text:p>
          </table:table-cell>
        </table:table-row>
        <table:table-row table:style-name="ro1">
          <table:table-cell office:value-type="string" calcext:value-type="string">
            <text:p>DISEÑO TALONARIO RECIBO AUTORIZADO 287</text:p>
          </table:table-cell>
          <table:table-cell office:value-type="float" office:value="1842.13" calcext:value-type="float">
            <text:p>1842.13</text:p>
          </table:table-cell>
        </table:table-row>
        <table:table-row table:style-name="ro1">
          <table:table-cell office:value-type="string" calcext:value-type="string">
            <text:p>DISEÑO TALONARIO RECIBO DUPLICADO 286</text:p>
          </table:table-cell>
          <table:table-cell office:value-type="float" office:value="1868.82" calcext:value-type="float">
            <text:p>1868.82</text:p>
          </table:table-cell>
        </table:table-row>
        <table:table-row table:style-name="ro1">
          <table:table-cell office:value-type="string" calcext:value-type="string">
            <text:p>DISEÑO TALONARIO RECIBO MEDIANO 284</text:p>
          </table:table-cell>
          <table:table-cell office:value-type="float" office:value="830.74" calcext:value-type="float">
            <text:p>830.74</text:p>
          </table:table-cell>
        </table:table-row>
        <table:table-row table:style-name="ro1">
          <table:table-cell office:value-type="string" calcext:value-type="string">
            <text:p>ECCOLE 9g</text:p>
          </table:table-cell>
          <table:table-cell office:value-type="float" office:value="3387.19" calcext:value-type="float">
            <text:p>3387.19</text:p>
          </table:table-cell>
        </table:table-row>
        <table:table-row table:style-name="ro1">
          <table:table-cell office:value-type="string" calcext:value-type="string">
            <text:p>ESCALIMETRO PIZZINI 170/1 1:20 1:125 L/COLOR</text:p>
          </table:table-cell>
          <table:table-cell office:value-type="float" office:value="2139.04" calcext:value-type="float">
            <text:p>2139.04</text:p>
          </table:table-cell>
        </table:table-row>
        <table:table-row table:style-name="ro1">
          <table:table-cell office:value-type="string" calcext:value-type="string">
            <text:p>ESCARAPELA DIME MOÑO C/COLA x24u ART-07</text:p>
          </table:table-cell>
          <table:table-cell office:value-type="float" office:value="3496.96" calcext:value-type="float">
            <text:p>3496.96</text:p>
          </table:table-cell>
        </table:table-row>
        <table:table-row table:style-name="ro1">
          <table:table-cell office:value-type="string" calcext:value-type="string">
            <text:p>ESCARAPELA DIME MOÑO SIMPLE x48u ART-06</text:p>
          </table:table-cell>
          <table:table-cell office:value-type="float" office:value="4138.07" calcext:value-type="float">
            <text:p>4138.07</text:p>
          </table:table-cell>
        </table:table-row>
        <table:table-row table:style-name="ro1">
          <table:table-cell office:value-type="string" calcext:value-type="string">
            <text:p>ESCARAPELA DIME REDONDA C/BOTON x24u</text:p>
          </table:table-cell>
          <table:table-cell office:value-type="float" office:value="3713.21" calcext:value-type="float">
            <text:p>3713.21</text:p>
          </table:table-cell>
        </table:table-row>
        <table:table-row table:style-name="ro1">
          <table:table-cell office:value-type="string" calcext:value-type="string">
            <text:p>ESCARAPELA DIME REDONDA N-3 x24 ART-03</text:p>
          </table:table-cell>
          <table:table-cell office:value-type="float" office:value="2822.05" calcext:value-type="float">
            <text:p>2822.05</text:p>
          </table:table-cell>
        </table:table-row>
        <table:table-row table:style-name="ro1">
          <table:table-cell office:value-type="string" calcext:value-type="string">
            <text:p>ESCARAPELA YANINA x24u</text:p>
          </table:table-cell>
          <table:table-cell office:value-type="float" office:value="1019.13" calcext:value-type="float">
            <text:p>1019.13</text:p>
          </table:table-cell>
        </table:table-row>
        <table:table-row table:style-name="ro1">
          <table:table-cell office:value-type="string" calcext:value-type="string">
            <text:p>ESCUADRA EZCO ACRILICA 60g x20cm x20u</text:p>
          </table:table-cell>
          <table:table-cell office:value-type="float" office:value="298.4" calcext:value-type="float">
            <text:p>298.40</text:p>
          </table:table-cell>
        </table:table-row>
        <table:table-row table:style-name="ro1">
          <table:table-cell office:value-type="string" calcext:value-type="string">
            <text:p>ESCUADRA MAPED 21cm 45g 4612300</text:p>
          </table:table-cell>
          <table:table-cell office:value-type="float" office:value="467.67" calcext:value-type="float">
            <text:p>467.67</text:p>
          </table:table-cell>
        </table:table-row>
        <table:table-row table:style-name="ro1">
          <table:table-cell office:value-type="string" calcext:value-type="string">
            <text:p>ESCUADRA MAPED CRISTAL 60g 21cm 6122</text:p>
          </table:table-cell>
          <table:table-cell office:value-type="float" office:value="467.67" calcext:value-type="float">
            <text:p>467.67</text:p>
          </table:table-cell>
        </table:table-row>
        <table:table-row table:style-name="ro1">
          <table:table-cell office:value-type="string" calcext:value-type="string">
            <text:p>ESCUADRA PIZZINI 30cm SET x2 VERDE 3732/30</text:p>
          </table:table-cell>
          <table:table-cell office:value-type="float" office:value="4596.51" calcext:value-type="float">
            <text:p>4596.51</text:p>
          </table:table-cell>
        </table:table-row>
        <table:table-row table:style-name="ro1">
          <table:table-cell office:value-type="string" calcext:value-type="string">
            <text:p>ESCUADRA PIZZINI C/TRANSP. 20cm x60g x25u 370220</text:p>
          </table:table-cell>
          <table:table-cell office:value-type="float" office:value="311.01" calcext:value-type="float">
            <text:p>311.01</text:p>
          </table:table-cell>
        </table:table-row>
        <table:table-row table:style-name="ro1">
          <table:table-cell office:value-type="string" calcext:value-type="string">
            <text:p>ESCUADRA PIZZINI ESCOLAR 45ª x20cm x25u</text:p>
          </table:table-cell>
          <table:table-cell office:value-type="float" office:value="471.86" calcext:value-type="float">
            <text:p>471.86</text:p>
          </table:table-cell>
        </table:table-row>
        <table:table-row table:style-name="ro1">
          <table:table-cell office:value-type="string" calcext:value-type="string">
            <text:p>ESCUADRA PIZZINI ESCOLAR 60° 20cm x25u</text:p>
          </table:table-cell>
          <table:table-cell office:value-type="float" office:value="471.86" calcext:value-type="float">
            <text:p>471.86</text:p>
          </table:table-cell>
        </table:table-row>
        <table:table-row table:style-name="ro1">
          <table:table-cell office:value-type="string" calcext:value-type="string">
            <text:p>ESCUADRA PIZZINI ESTUDIO 45º 25cm 373225</text:p>
          </table:table-cell>
          <table:table-cell office:value-type="float" office:value="2018.87" calcext:value-type="float">
            <text:p>2018.87</text:p>
          </table:table-cell>
        </table:table-row>
        <table:table-row table:style-name="ro1">
          <table:table-cell office:value-type="string" calcext:value-type="string">
            <text:p>ESCUADRA PIZZINI ESTUDIO 45º 30cm 373230</text:p>
          </table:table-cell>
          <table:table-cell office:value-type="float" office:value="2419.31" calcext:value-type="float">
            <text:p>2419.31</text:p>
          </table:table-cell>
        </table:table-row>
        <table:table-row table:style-name="ro1">
          <table:table-cell office:value-type="string" calcext:value-type="string">
            <text:p>ESCUADRA PIZZINI ESTUDIO 45º 35cm 373235</text:p>
          </table:table-cell>
          <table:table-cell office:value-type="float" office:value="3342.81" calcext:value-type="float">
            <text:p>3342.81</text:p>
          </table:table-cell>
        </table:table-row>
        <table:table-row table:style-name="ro1">
          <table:table-cell office:value-type="string" calcext:value-type="string">
            <text:p>ESCUADRA PIZZINI ESTUDIO 60º 25cm 373225</text:p>
          </table:table-cell>
          <table:table-cell office:value-type="float" office:value="2018.87" calcext:value-type="float">
            <text:p>2018.87</text:p>
          </table:table-cell>
        </table:table-row>
        <table:table-row table:style-name="ro1">
          <table:table-cell office:value-type="string" calcext:value-type="string">
            <text:p>ESCUADRA PIZZINI ESTUDIO 60º 30cm 372230</text:p>
          </table:table-cell>
          <table:table-cell office:value-type="float" office:value="2419.31" calcext:value-type="float">
            <text:p>2419.31</text:p>
          </table:table-cell>
        </table:table-row>
        <table:table-row table:style-name="ro1">
          <table:table-cell office:value-type="string" calcext:value-type="string">
            <text:p>ESCUADRA PIZZINI ESTUDIO 60º 35cm 373235</text:p>
          </table:table-cell>
          <table:table-cell office:value-type="float" office:value="3342.81" calcext:value-type="float">
            <text:p>3342.81</text:p>
          </table:table-cell>
        </table:table-row>
        <table:table-row table:style-name="ro1">
          <table:table-cell office:value-type="string" calcext:value-type="string">
            <text:p>ESPIRAL PLASTICO DE 12mm x50u</text:p>
          </table:table-cell>
          <table:table-cell office:value-type="float" office:value="4731.4" calcext:value-type="float">
            <text:p>4731.40</text:p>
          </table:table-cell>
        </table:table-row>
        <table:table-row table:style-name="ro1">
          <table:table-cell office:value-type="string" calcext:value-type="string">
            <text:p>ESPIRAL PLASTICO DE 14mm x50u</text:p>
          </table:table-cell>
          <table:table-cell office:value-type="float" office:value="5342.76" calcext:value-type="float">
            <text:p>5342.76</text:p>
          </table:table-cell>
        </table:table-row>
        <table:table-row table:style-name="ro1">
          <table:table-cell office:value-type="string" calcext:value-type="string">
            <text:p>ESPIRAL PLASTICO DE 17mm x50u</text:p>
          </table:table-cell>
          <table:table-cell office:value-type="float" office:value="6919.92" calcext:value-type="float">
            <text:p>6919.92</text:p>
          </table:table-cell>
        </table:table-row>
        <table:table-row table:style-name="ro1">
          <table:table-cell office:value-type="string" calcext:value-type="string">
            <text:p>ESPIRAL PLASTICO DE 20mm x50u</text:p>
          </table:table-cell>
          <table:table-cell office:value-type="float" office:value="8296.99" calcext:value-type="float">
            <text:p>8296.99</text:p>
          </table:table-cell>
        </table:table-row>
        <table:table-row table:style-name="ro1">
          <table:table-cell office:value-type="string" calcext:value-type="string">
            <text:p>ESPIRAL PLASTICO DE 23mm x20u</text:p>
          </table:table-cell>
          <table:table-cell office:value-type="float" office:value="4377.13" calcext:value-type="float">
            <text:p>4377.13</text:p>
          </table:table-cell>
        </table:table-row>
        <table:table-row table:style-name="ro1">
          <table:table-cell office:value-type="string" calcext:value-type="string">
            <text:p>ESPIRAL PLASTICO DE 25mm x20u</text:p>
          </table:table-cell>
          <table:table-cell office:value-type="float" office:value="5001.5" calcext:value-type="float">
            <text:p>5001.50</text:p>
          </table:table-cell>
        </table:table-row>
        <table:table-row table:style-name="ro1">
          <table:table-cell office:value-type="string" calcext:value-type="string">
            <text:p>ESPIRAL PLASTICO DE 29mm x20u</text:p>
          </table:table-cell>
          <table:table-cell office:value-type="float" office:value="6364.15" calcext:value-type="float">
            <text:p>6364.15</text:p>
          </table:table-cell>
        </table:table-row>
        <table:table-row table:style-name="ro1">
          <table:table-cell office:value-type="string" calcext:value-type="string">
            <text:p>ESPIRAL PLASTICO DE 33mm x20u</text:p>
          </table:table-cell>
          <table:table-cell office:value-type="float" office:value="7864.88" calcext:value-type="float">
            <text:p>7864.88</text:p>
          </table:table-cell>
        </table:table-row>
        <table:table-row table:style-name="ro1">
          <table:table-cell office:value-type="string" calcext:value-type="string">
            <text:p>ESPIRAL PLASTICO DE 40mm x12u</text:p>
          </table:table-cell>
          <table:table-cell office:value-type="float" office:value="6669.83" calcext:value-type="float">
            <text:p>6669.83</text:p>
          </table:table-cell>
        </table:table-row>
        <table:table-row table:style-name="ro1">
          <table:table-cell office:value-type="string" calcext:value-type="string">
            <text:p>ESPIRAL PLASTICO DE 45mm x9u</text:p>
          </table:table-cell>
          <table:table-cell office:value-type="float" office:value="5940.08" calcext:value-type="float">
            <text:p>5940.08</text:p>
          </table:table-cell>
        </table:table-row>
        <table:table-row table:style-name="ro1">
          <table:table-cell office:value-type="string" calcext:value-type="string">
            <text:p>ESPIRAL PLASTICO DE 50mm x6u</text:p>
          </table:table-cell>
          <table:table-cell office:value-type="float" office:value="5940.08" calcext:value-type="float">
            <text:p>5940.08</text:p>
          </table:table-cell>
        </table:table-row>
        <table:table-row table:style-name="ro1">
          <table:table-cell office:value-type="string" calcext:value-type="string">
            <text:p>ESPIRAL PLASTICO DE 7mm x50u</text:p>
          </table:table-cell>
          <table:table-cell office:value-type="float" office:value="2549.7" calcext:value-type="float">
            <text:p>2549.70</text:p>
          </table:table-cell>
        </table:table-row>
        <table:table-row table:style-name="ro1">
          <table:table-cell office:value-type="string" calcext:value-type="string">
            <text:p>ESPIRAL PLASTICO DE 9mm x50u</text:p>
          </table:table-cell>
          <table:table-cell office:value-type="float" office:value="3390.49" calcext:value-type="float">
            <text:p>3390.49</text:p>
          </table:table-cell>
        </table:table-row>
        <table:table-row table:style-name="ro1">
          <table:table-cell office:value-type="string" calcext:value-type="string">
            <text:p>ESTECAS AD PLASTICAS x4u</text:p>
          </table:table-cell>
          <table:table-cell office:value-type="float" office:value="853.78" calcext:value-type="float">
            <text:p>853.78</text:p>
          </table:table-cell>
        </table:table-row>
        <table:table-row table:style-name="ro1">
          <table:table-cell office:value-type="string" calcext:value-type="string">
            <text:p>ESTECAS PLASTICAS OLAMI x4u</text:p>
          </table:table-cell>
          <table:table-cell office:value-type="float" office:value="849.55" calcext:value-type="float">
            <text:p>849.55</text:p>
          </table:table-cell>
        </table:table-row>
        <table:table-row table:style-name="ro1">
          <table:table-cell office:value-type="string" calcext:value-type="string">
            <text:p>ETIQUETA AUTOADHESIVA MAUGER A4 x20hj 210x297</text:p>
          </table:table-cell>
          <table:table-cell office:value-type="float" office:value="3962.74" calcext:value-type="float">
            <text:p>3962.74</text:p>
          </table:table-cell>
        </table:table-row>
        <table:table-row table:style-name="ro1">
          <table:table-cell office:value-type="string" calcext:value-type="string">
            <text:p>ETIQUETA AUTOADHESIVA MAUGER A4 x50hj 210x297</text:p>
          </table:table-cell>
          <table:table-cell office:value-type="float" office:value="7265.02" calcext:value-type="float">
            <text:p>7265.02</text:p>
          </table:table-cell>
        </table:table-row>
        <table:table-row table:style-name="ro1">
          <table:table-cell office:value-type="string" calcext:value-type="string">
            <text:p>ETIQUETADORA EZCO MX-5500 8 DIG</text:p>
          </table:table-cell>
          <table:table-cell office:value-type="float" office:value="13788.52" calcext:value-type="float">
            <text:p>13788.52</text:p>
          </table:table-cell>
        </table:table-row>
        <table:table-row table:style-name="ro1">
          <table:table-cell office:value-type="string" calcext:value-type="string">
            <text:p>ETIQUETAS AUTOADHESIVA 64x32 C/BARRA</text:p>
          </table:table-cell>
          <table:table-cell office:value-type="float" office:value="12705" calcext:value-type="float">
            <text:p>12705.00</text:p>
          </table:table-cell>
        </table:table-row>
        <table:table-row table:style-name="ro1">
          <table:table-cell office:value-type="string" calcext:value-type="string">
            <text:p>ETIQUETAS AUTOADHESIVAS MAUGER A6 x25hj</text:p>
          </table:table-cell>
          <table:table-cell office:value-type="float" office:value="1651.14" calcext:value-type="float">
            <text:p>1651.14</text:p>
          </table:table-cell>
        </table:table-row>
        <table:table-row table:style-name="ro1">
          <table:table-cell office:value-type="string" calcext:value-type="string">
            <text:p>ETIQUETAS AUTOADHESIVAS ORI-TEC A4 210x297mm x100u</text:p>
          </table:table-cell>
          <table:table-cell office:value-type="float" office:value="20084.06" calcext:value-type="float">
            <text:p>20084.06</text:p>
          </table:table-cell>
        </table:table-row>
        <table:table-row table:style-name="ro1">
          <table:table-cell office:value-type="string" calcext:value-type="string">
            <text:p>ETIQUETAS AUTOADHESIVAS ORI-TEC A4 x25 CAJA</text:p>
          </table:table-cell>
          <table:table-cell office:value-type="float" office:value="7304.9" calcext:value-type="float">
            <text:p>7304.90</text:p>
          </table:table-cell>
        </table:table-row>
        <table:table-row table:style-name="ro1">
          <table:table-cell office:value-type="string" calcext:value-type="string">
            <text:p>ETIQUETAS AUTOADHESIVAS ORI-TEC A4 x25u BOLSA</text:p>
          </table:table-cell>
          <table:table-cell office:value-type="float" office:value="5824.38" calcext:value-type="float">
            <text:p>5824.38</text:p>
          </table:table-cell>
        </table:table-row>
        <table:table-row table:style-name="ro1">
          <table:table-cell office:value-type="string" calcext:value-type="string">
            <text:p>ETIQUETAS AUTOADHESIVAS ORI-TEC A6 BOLSA</text:p>
          </table:table-cell>
          <table:table-cell office:value-type="float" office:value="2678.86" calcext:value-type="float">
            <text:p>2678.86</text:p>
          </table:table-cell>
        </table:table-row>
        <table:table-row table:style-name="ro1">
          <table:table-cell office:value-type="string" calcext:value-type="string">
            <text:p>ETIQUETAS AUTOADHESIVAS TAURO A4 x100u</text:p>
          </table:table-cell>
          <table:table-cell office:value-type="float" office:value="16120.54" calcext:value-type="float">
            <text:p>16120.54</text:p>
          </table:table-cell>
        </table:table-row>
        <table:table-row table:style-name="ro1">
          <table:table-cell office:value-type="string" calcext:value-type="string">
            <text:p>ETIQUETAS AUTOADHESIVAS TAURO A4 x25 EN BOLSA</text:p>
          </table:table-cell>
          <table:table-cell office:value-type="float" office:value="4836.16" calcext:value-type="float">
            <text:p>4836.16</text:p>
          </table:table-cell>
        </table:table-row>
        <table:table-row table:style-name="ro1">
          <table:table-cell office:value-type="string" calcext:value-type="string">
            <text:p>ETIQUETAS DYMO ENVIO 59*102 x300u 30256</text:p>
          </table:table-cell>
          <table:table-cell office:value-type="float" office:value="28823.82" calcext:value-type="float">
            <text:p>28823.82</text:p>
          </table:table-cell>
        </table:table-row>
        <table:table-row table:style-name="ro1">
          <table:table-cell office:value-type="string" calcext:value-type="string">
            <text:p>ETIQUETAS ORI-TEC BALANZA TERMICA 55x44mm</text:p>
          </table:table-cell>
          <table:table-cell office:value-type="float" office:value="2358.12" calcext:value-type="float">
            <text:p>2358.12</text:p>
          </table:table-cell>
        </table:table-row>
        <table:table-row table:style-name="ro1">
          <table:table-cell office:value-type="string" calcext:value-type="string">
            <text:p>ETIQUETAS ORI-TEC BALANZA TERMICA 63x44mm</text:p>
          </table:table-cell>
          <table:table-cell office:value-type="float" office:value="2577.71" calcext:value-type="float">
            <text:p>2577.71</text:p>
          </table:table-cell>
        </table:table-row>
        <table:table-row table:style-name="ro1">
          <table:table-cell office:value-type="string" calcext:value-type="string">
            <text:p>EXHIBIDOR FILGO BOLIGRAFO BORRABLE BORRAX x24u</text:p>
          </table:table-cell>
          <table:table-cell office:value-type="float" office:value="857.78" calcext:value-type="float">
            <text:p>857.78</text:p>
          </table:table-cell>
        </table:table-row>
        <table:table-row table:style-name="ro1">
          <table:table-cell office:value-type="string" calcext:value-type="string">
            <text:p>EXHIBIDOR FILGO PDV PROXIMIDAD</text:p>
          </table:table-cell>
          <table:table-cell office:value-type="float" office:value="35515.76" calcext:value-type="float">
            <text:p>35515.76</text:p>
          </table:table-cell>
        </table:table-row>
        <table:table-row table:style-name="ro1">
          <table:table-cell office:value-type="string" calcext:value-type="string">
            <text:p>EXHIBIDOR FILGO RESALTADOR FINE x36u FLUO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EXHIBIDOR FILGO RESALTADOR FINE x36u PASTEL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EXHIBIDOR FILGO RESALTADOR TEXT x60 PASTEL</text:p>
          </table:table-cell>
          <table:table-cell office:value-type="float" office:value="26240.89" calcext:value-type="float">
            <text:p>26240.89</text:p>
          </table:table-cell>
        </table:table-row>
        <table:table-row table:style-name="ro1">
          <table:table-cell office:value-type="string" calcext:value-type="string">
            <text:p>EXHIBIDOR FILGO RESALTADOR TEXT x60u FLUO</text:p>
          </table:table-cell>
          <table:table-cell office:value-type="float" office:value="26240.89" calcext:value-type="float">
            <text:p>26240.89</text:p>
          </table:table-cell>
        </table:table-row>
        <table:table-row table:style-name="ro1">
          <table:table-cell office:value-type="string" calcext:value-type="string">
            <text:p>EXHIBIDOR MICROFIBRA FILGO 038 x240u</text:p>
          </table:table-cell>
          <table:table-cell office:value-type="float" office:value="90508.5" calcext:value-type="float">
            <text:p>90508.50</text:p>
          </table:table-cell>
        </table:table-row>
        <table:table-row table:style-name="ro1">
          <table:table-cell office:value-type="string" calcext:value-type="string">
            <text:p>EXHIBIDOR RESALTADOR FILGO FINE x72u FLUO</text:p>
          </table:table-cell>
          <table:table-cell office:value-type="float" office:value="23506.96" calcext:value-type="float">
            <text:p>23506.96</text:p>
          </table:table-cell>
        </table:table-row>
        <table:table-row table:style-name="ro1">
          <table:table-cell office:value-type="string" calcext:value-type="string">
            <text:p>FASTIX TANSPARENTE EXTERIOR 25gr</text:p>
          </table:table-cell>
          <table:table-cell office:value-type="float" office:value="3179.29" calcext:value-type="float">
            <text:p>3179.29</text:p>
          </table:table-cell>
        </table:table-row>
        <table:table-row table:style-name="ro1">
          <table:table-cell office:value-type="string" calcext:value-type="string">
            <text:p>FIBRA BIC CONTE VISAFINE AL AGUA</text:p>
          </table:table-cell>
          <table:table-cell office:value-type="float" office:value="234.26" calcext:value-type="float">
            <text:p>234.26</text:p>
          </table:table-cell>
        </table:table-row>
        <table:table-row table:style-name="ro1">
          <table:table-cell office:value-type="string" calcext:value-type="string">
            <text:p>FIBRA FILGO x10 PASTEL</text:p>
          </table:table-cell>
          <table:table-cell office:value-type="float" office:value="1716.59" calcext:value-type="float">
            <text:p>1716.59</text:p>
          </table:table-cell>
        </table:table-row>
        <table:table-row table:style-name="ro1">
          <table:table-cell office:value-type="string" calcext:value-type="string">
            <text:p>FIBRA GIOTTO AL AGUA</text:p>
          </table:table-cell>
          <table:table-cell office:value-type="float" office:value="55.88" calcext:value-type="float">
            <text:p>55.88</text:p>
          </table:table-cell>
        </table:table-row>
        <table:table-row table:style-name="ro1">
          <table:table-cell office:value-type="string" calcext:value-type="string">
            <text:p>FIBRA PELIKAN MARKANA TWIST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string" calcext:value-type="string">
            <text:p>FIBRA SIMBALL GRIP 200F NEGRO</text:p>
          </table:table-cell>
          <table:table-cell office:value-type="float" office:value="228" calcext:value-type="float">
            <text:p>228.00</text:p>
          </table:table-cell>
        </table:table-row>
        <table:table-row table:style-name="ro1">
          <table:table-cell office:value-type="string" calcext:value-type="string">
            <text:p>FIBRACAP BIBLIORATO GRIS PERLA CON VIROLA</text:p>
          </table:table-cell>
          <table:table-cell office:value-type="float" office:value="3557.4" calcext:value-type="float">
            <text:p>3557.40</text:p>
          </table:table-cell>
        </table:table-row>
        <table:table-row table:style-name="ro1">
          <table:table-cell office:value-type="string" calcext:value-type="string">
            <text:p>FIBRACAP BIBLIORATO NEGRO FIBRA CON VIROLA</text:p>
          </table:table-cell>
          <table:table-cell office:value-type="float" office:value="3472.7" calcext:value-type="float">
            <text:p>3472.70</text:p>
          </table:table-cell>
        </table:table-row>
        <table:table-row table:style-name="ro1">
          <table:table-cell office:value-type="string" calcext:value-type="string">
            <text:p>FIBRACAP CARPETA 3 SOLAPAS C/ELASTICO OFICIO KRAFT</text:p>
          </table:table-cell>
          <table:table-cell office:value-type="float" office:value="847" calcext:value-type="float">
            <text:p>847.00</text:p>
          </table:table-cell>
        </table:table-row>
        <table:table-row table:style-name="ro1">
          <table:table-cell office:value-type="string" calcext:value-type="string">
            <text:p>FIBRACAP CARPETA DIBUJO FIBRA N-5 C/CORDON</text:p>
          </table:table-cell>
          <table:table-cell office:value-type="float" office:value="1060.44" calcext:value-type="float">
            <text:p>1060.44</text:p>
          </table:table-cell>
        </table:table-row>
        <table:table-row table:style-name="ro1">
          <table:table-cell office:value-type="string" calcext:value-type="string">
            <text:p>FIBRACAP CARPETA DIBUJO FIBRA N-6 C/CORDON</text:p>
          </table:table-cell>
          <table:table-cell office:value-type="float" office:value="2049.74" calcext:value-type="float">
            <text:p>2049.74</text:p>
          </table:table-cell>
        </table:table-row>
        <table:table-row table:style-name="ro1">
          <table:table-cell office:value-type="string" calcext:value-type="string">
            <text:p>FIBRACAP CARPETA ESQUELA 2x30 FN</text:p>
          </table:table-cell>
          <table:table-cell office:value-type="float" office:value="1177.62" calcext:value-type="float">
            <text:p>1177.62</text:p>
          </table:table-cell>
        </table:table-row>
        <table:table-row table:style-name="ro1">
          <table:table-cell office:value-type="string" calcext:value-type="string">
            <text:p>FIBRACAP CARPETA ESQUELITA 2x30 FN</text:p>
          </table:table-cell>
          <table:table-cell office:value-type="float" office:value="1080.14" calcext:value-type="float">
            <text:p>1080.14</text:p>
          </table:table-cell>
        </table:table-row>
        <table:table-row table:style-name="ro1">
          <table:table-cell office:value-type="string" calcext:value-type="string">
            <text:p>FIBRACAP CARPETA FIBRA NEGRA A4 2x40 CALO</text:p>
          </table:table-cell>
          <table:table-cell office:value-type="float" office:value="2152.65" calcext:value-type="float">
            <text:p>2152.65</text:p>
          </table:table-cell>
        </table:table-row>
        <table:table-row table:style-name="ro1">
          <table:table-cell office:value-type="string" calcext:value-type="string">
            <text:p>FIBRACAP CARPETA FIBRA NEGRA ESCOLAR 3x40</text:p>
          </table:table-cell>
          <table:table-cell office:value-type="float" office:value="1880.34" calcext:value-type="float">
            <text:p>1880.34</text:p>
          </table:table-cell>
        </table:table-row>
        <table:table-row table:style-name="ro1">
          <table:table-cell office:value-type="string" calcext:value-type="string">
            <text:p>FIBRACAP CARPETA FUEGO NEGRA ESCOLAR 3x40</text:p>
          </table:table-cell>
          <table:table-cell office:value-type="float" office:value="1880.34" calcext:value-type="float">
            <text:p>1880.34</text:p>
          </table:table-cell>
        </table:table-row>
        <table:table-row table:style-name="ro1">
          <table:table-cell office:value-type="string" calcext:value-type="string">
            <text:p>FIBRAS EZCO x10 LARGAS</text:p>
          </table:table-cell>
          <table:table-cell office:value-type="float" office:value="939.37" calcext:value-type="float">
            <text:p>939.37</text:p>
          </table:table-cell>
        </table:table-row>
        <table:table-row table:style-name="ro1">
          <table:table-cell office:value-type="string" calcext:value-type="string">
            <text:p>FIBRAS EZCO x6 LARGAS</text:p>
          </table:table-cell>
          <table:table-cell office:value-type="float" office:value="578.62" calcext:value-type="float">
            <text:p>578.62</text:p>
          </table:table-cell>
        </table:table-row>
        <table:table-row table:style-name="ro1">
          <table:table-cell office:value-type="string" calcext:value-type="string">
            <text:p>FIBRAS FABER-CASTELL x10 LARGAS FIESTA CAJA</text:p>
          </table:table-cell>
          <table:table-cell office:value-type="float" office:value="3081.27" calcext:value-type="float">
            <text:p>3081.27</text:p>
          </table:table-cell>
        </table:table-row>
        <table:table-row table:style-name="ro1">
          <table:table-cell office:value-type="string" calcext:value-type="string">
            <text:p>FIBRAS FABER-CASTELL x6 LARGAS</text:p>
          </table:table-cell>
          <table:table-cell office:value-type="float" office:value="478.17" calcext:value-type="float">
            <text:p>478.17</text:p>
          </table:table-cell>
        </table:table-row>
        <table:table-row table:style-name="ro1">
          <table:table-cell office:value-type="string" calcext:value-type="string">
            <text:p>FIBRAS FABER-CASTELL x6 LARGAS FIESTA</text:p>
          </table:table-cell>
          <table:table-cell office:value-type="float" office:value="1433.98" calcext:value-type="float">
            <text:p>1433.98</text:p>
          </table:table-cell>
        </table:table-row>
        <table:table-row table:style-name="ro1">
          <table:table-cell office:value-type="string" calcext:value-type="string">
            <text:p>FIBRAS FILGO FLUO x6</text:p>
          </table:table-cell>
          <table:table-cell office:value-type="float" office:value="1016.57" calcext:value-type="float">
            <text:p>1016.57</text:p>
          </table:table-cell>
        </table:table-row>
        <table:table-row table:style-name="ro1">
          <table:table-cell office:value-type="string" calcext:value-type="string">
            <text:p>FIBRAS FILGO PASTEL x6u</text:p>
          </table:table-cell>
          <table:table-cell office:value-type="float" office:value="1002.22" calcext:value-type="float">
            <text:p>1002.22</text:p>
          </table:table-cell>
        </table:table-row>
        <table:table-row table:style-name="ro1">
          <table:table-cell office:value-type="string" calcext:value-type="string">
            <text:p>FIBRAS FILGO PINTO x10u 2210</text:p>
          </table:table-cell>
          <table:table-cell office:value-type="float" office:value="731.45" calcext:value-type="float">
            <text:p>731.45</text:p>
          </table:table-cell>
        </table:table-row>
        <table:table-row table:style-name="ro1">
          <table:table-cell office:value-type="string" calcext:value-type="string">
            <text:p>FIBRAS FILGO PINTO x6u 2210</text:p>
          </table:table-cell>
          <table:table-cell office:value-type="float" office:value="509.62" calcext:value-type="float">
            <text:p>509.62</text:p>
          </table:table-cell>
        </table:table-row>
        <table:table-row table:style-name="ro1">
          <table:table-cell office:value-type="string" calcext:value-type="string">
            <text:p>FIBRAS FILGO x10 EN CAJA 2220</text:p>
          </table:table-cell>
          <table:table-cell office:value-type="float" office:value="1544.95" calcext:value-type="float">
            <text:p>1544.95</text:p>
          </table:table-cell>
        </table:table-row>
        <table:table-row table:style-name="ro1">
          <table:table-cell office:value-type="string" calcext:value-type="string">
            <text:p>FIBRAS FILGO x20 SURTIDA</text:p>
          </table:table-cell>
          <table:table-cell office:value-type="float" office:value="1972.46" calcext:value-type="float">
            <text:p>1972.46</text:p>
          </table:table-cell>
        </table:table-row>
        <table:table-row table:style-name="ro1">
          <table:table-cell office:value-type="string" calcext:value-type="string">
            <text:p>FIBRAS FILGO x6 CAJA 2220</text:p>
          </table:table-cell>
          <table:table-cell office:value-type="float" office:value="928.19" calcext:value-type="float">
            <text:p>928.19</text:p>
          </table:table-cell>
        </table:table-row>
        <table:table-row table:style-name="ro1">
          <table:table-cell office:value-type="string" calcext:value-type="string">
            <text:p>FIBRAS FILGO x8 GLITTER</text:p>
          </table:table-cell>
          <table:table-cell office:value-type="float" office:value="3514.6" calcext:value-type="float">
            <text:p>3514.60</text:p>
          </table:table-cell>
        </table:table-row>
        <table:table-row table:style-name="ro1">
          <table:table-cell office:value-type="string" calcext:value-type="string">
            <text:p>FIBRAS FILGO x8 GLITTER PASTEL</text:p>
          </table:table-cell>
          <table:table-cell office:value-type="float" office:value="3514.6" calcext:value-type="float">
            <text:p>3514.60</text:p>
          </table:table-cell>
        </table:table-row>
        <table:table-row table:style-name="ro1">
          <table:table-cell office:value-type="string" calcext:value-type="string">
            <text:p>FIBRAS FILGO x8 METALIZADO</text:p>
          </table:table-cell>
          <table:table-cell office:value-type="float" office:value="3474.12" calcext:value-type="float">
            <text:p>3474.12</text:p>
          </table:table-cell>
        </table:table-row>
        <table:table-row table:style-name="ro1">
          <table:table-cell office:value-type="string" calcext:value-type="string">
            <text:p>FIBRAS GIOTTO TURBO COLOR x10u</text:p>
          </table:table-cell>
          <table:table-cell office:value-type="float" office:value="2205.59" calcext:value-type="float">
            <text:p>2205.59</text:p>
          </table:table-cell>
        </table:table-row>
        <table:table-row table:style-name="ro1">
          <table:table-cell office:value-type="string" calcext:value-type="string">
            <text:p>FIBRAS GIOTTO TURBO COLOR x20u</text:p>
          </table:table-cell>
          <table:table-cell office:value-type="float" office:value="3716.21" calcext:value-type="float">
            <text:p>3716.21</text:p>
          </table:table-cell>
        </table:table-row>
        <table:table-row table:style-name="ro1">
          <table:table-cell office:value-type="string" calcext:value-type="string">
            <text:p>FIBRAS GIOTTO TURBO COLOR x6u</text:p>
          </table:table-cell>
          <table:table-cell office:value-type="float" office:value="1387.39" calcext:value-type="float">
            <text:p>1387.39</text:p>
          </table:table-cell>
        </table:table-row>
        <table:table-row table:style-name="ro1">
          <table:table-cell office:value-type="string" calcext:value-type="string">
            <text:p>FIBRAS MAPED OCEAN x10u 845724</text:p>
          </table:table-cell>
          <table:table-cell office:value-type="float" office:value="1872.16" calcext:value-type="float">
            <text:p>1872.16</text:p>
          </table:table-cell>
        </table:table-row>
        <table:table-row table:style-name="ro1">
          <table:table-cell office:value-type="string" calcext:value-type="string">
            <text:p>FIBRAS MAPED OCEAN x6 845723</text:p>
          </table:table-cell>
          <table:table-cell office:value-type="float" office:value="1951.97" calcext:value-type="float">
            <text:p>1951.97</text:p>
          </table:table-cell>
        </table:table-row>
        <table:table-row table:style-name="ro1">
          <table:table-cell office:value-type="string" calcext:value-type="string">
            <text:p>FIBRAS MAPED PASTEL x10</text:p>
          </table:table-cell>
          <table:table-cell office:value-type="float" office:value="5078.76" calcext:value-type="float">
            <text:p>5078.76</text:p>
          </table:table-cell>
        </table:table-row>
        <table:table-row table:style-name="ro1">
          <table:table-cell office:value-type="string" calcext:value-type="string">
            <text:p>FIBRAS MIO x10 LARGAS</text:p>
          </table:table-cell>
          <table:table-cell office:value-type="float" office:value="1246.55" calcext:value-type="float">
            <text:p>1246.55</text:p>
          </table:table-cell>
        </table:table-row>
        <table:table-row table:style-name="ro1">
          <table:table-cell office:value-type="string" calcext:value-type="string">
            <text:p>FIBRAS MIO x6 LARGAS</text:p>
          </table:table-cell>
          <table:table-cell office:value-type="float" office:value="1358.59" calcext:value-type="float">
            <text:p>1358.59</text:p>
          </table:table-cell>
        </table:table-row>
        <table:table-row table:style-name="ro1">
          <table:table-cell office:value-type="string" calcext:value-type="string">
            <text:p>FIBRAS PELIKAN COLORELLA STAR x12u</text:p>
          </table:table-cell>
          <table:table-cell office:value-type="float" office:value="2405.52" calcext:value-type="float">
            <text:p>2405.52</text:p>
          </table:table-cell>
        </table:table-row>
        <table:table-row table:style-name="ro1">
          <table:table-cell office:value-type="string" calcext:value-type="string">
            <text:p>FIBRAS PELIKAN COLORELLAS STAR x10 PASTEL</text:p>
          </table:table-cell>
          <table:table-cell office:value-type="float" office:value="2050.41" calcext:value-type="float">
            <text:p>2050.41</text:p>
          </table:table-cell>
        </table:table-row>
        <table:table-row table:style-name="ro1">
          <table:table-cell office:value-type="string" calcext:value-type="string">
            <text:p>FIBRAS PELIKAN x12 PINTALOCO</text:p>
          </table:table-cell>
          <table:table-cell office:value-type="float" office:value="1660.12" calcext:value-type="float">
            <text:p>1660.12</text:p>
          </table:table-cell>
        </table:table-row>
        <table:table-row table:style-name="ro1">
          <table:table-cell office:value-type="string" calcext:value-type="string">
            <text:p>FIBRAS PELIKAN x24 PINTALOCO</text:p>
          </table:table-cell>
          <table:table-cell office:value-type="float" office:value="3201.66" calcext:value-type="float">
            <text:p>3201.66</text:p>
          </table:table-cell>
        </table:table-row>
        <table:table-row table:style-name="ro1">
          <table:table-cell office:value-type="string" calcext:value-type="string">
            <text:p>FIBRAS SIMBALL x10u LARGAS</text:p>
          </table:table-cell>
          <table:table-cell office:value-type="float" office:value="1101.77" calcext:value-type="float">
            <text:p>1101.77</text:p>
          </table:table-cell>
        </table:table-row>
        <table:table-row table:style-name="ro1">
          <table:table-cell office:value-type="string" calcext:value-type="string">
            <text:p>FICHAS CTA CTE N-13 HUSARES x100h 1704</text:p>
          </table:table-cell>
          <table:table-cell office:value-type="float" office:value="2139.63" calcext:value-type="float">
            <text:p>2139.63</text:p>
          </table:table-cell>
        </table:table-row>
        <table:table-row table:style-name="ro1">
          <table:table-cell office:value-type="string" calcext:value-type="string">
            <text:p>FICHAS RAYADAS N-1 x100u</text:p>
          </table:table-cell>
          <table:table-cell office:value-type="float" office:value="783.9" calcext:value-type="float">
            <text:p>783.90</text:p>
          </table:table-cell>
        </table:table-row>
        <table:table-row table:style-name="ro1">
          <table:table-cell office:value-type="string" calcext:value-type="string">
            <text:p>FICHAS RAYADAS N-2 x100u</text:p>
          </table:table-cell>
          <table:table-cell office:value-type="float" office:value="1282.72" calcext:value-type="float">
            <text:p>1282.72</text:p>
          </table:table-cell>
        </table:table-row>
        <table:table-row table:style-name="ro1">
          <table:table-cell office:value-type="string" calcext:value-type="string">
            <text:p>FICHAS RAYADAS N-3 HUSARES x100h 1703</text:p>
          </table:table-cell>
          <table:table-cell office:value-type="float" office:value="2124.01" calcext:value-type="float">
            <text:p>2124.01</text:p>
          </table:table-cell>
        </table:table-row>
        <table:table-row table:style-name="ro1">
          <table:table-cell office:value-type="string" calcext:value-type="string">
            <text:p>FICHAS RAYADAS N-3 x100u</text:p>
          </table:table-cell>
          <table:table-cell office:value-type="float" office:value="2120.42" calcext:value-type="float">
            <text:p>2120.42</text:p>
          </table:table-cell>
        </table:table-row>
        <table:table-row table:style-name="ro1">
          <table:table-cell office:value-type="string" calcext:value-type="string">
            <text:p>FIGURAS GEOMETRICAS CONO X3</text:p>
          </table:table-cell>
          <table:table-cell office:value-type="float" office:value="150" calcext:value-type="float">
            <text:p>150.00</text:p>
          </table:table-cell>
        </table:table-row>
        <table:table-row table:style-name="ro1">
          <table:table-cell office:value-type="string" calcext:value-type="string">
            <text:p>FILGO ENJOY SET COLORS SURTIDO 23 PZAS.</text:p>
          </table:table-cell>
          <table:table-cell office:value-type="float" office:value="8652.23" calcext:value-type="float">
            <text:p>8652.23</text:p>
          </table:table-cell>
        </table:table-row>
        <table:table-row table:style-name="ro1">
          <table:table-cell office:value-type="string" calcext:value-type="string">
            <text:p>FILGO ENJOY SET METAL SURTIDO 23 PZAS.</text:p>
          </table:table-cell>
          <table:table-cell office:value-type="float" office:value="12851.54" calcext:value-type="float">
            <text:p>12851.54</text:p>
          </table:table-cell>
        </table:table-row>
        <table:table-row table:style-name="ro1">
          <table:table-cell office:value-type="string" calcext:value-type="string">
            <text:p>FLAUTA DULCE IBI</text:p>
          </table:table-cell>
          <table:table-cell office:value-type="float" office:value="2549.35" calcext:value-type="float">
            <text:p>2549.35</text:p>
          </table:table-cell>
        </table:table-row>
        <table:table-row table:style-name="ro1">
          <table:table-cell office:value-type="string" calcext:value-type="string">
            <text:p>FLECO METALIZADO 2*1 mts</text:p>
          </table:table-cell>
          <table:table-cell office:value-type="float" office:value="1184.92" calcext:value-type="float">
            <text:p>1184.92</text:p>
          </table:table-cell>
        </table:table-row>
        <table:table-row table:style-name="ro1">
          <table:table-cell office:value-type="string" calcext:value-type="string">
            <text:p>FLECO PRINT 2*1 mts</text:p>
          </table:table-cell>
          <table:table-cell office:value-type="float" office:value="1184.92" calcext:value-type="float">
            <text:p>1184.92</text:p>
          </table:table-cell>
        </table:table-row>
        <table:table-row table:style-name="ro1">
          <table:table-cell office:value-type="string" calcext:value-type="string">
            <text:p>FOAMY MOLDEABLE 50g</text:p>
          </table:table-cell>
          <table:table-cell office:value-type="float" office:value="1943.34" calcext:value-type="float">
            <text:p>1943.34</text:p>
          </table:table-cell>
        </table:table-row>
        <table:table-row table:style-name="ro1">
          <table:table-cell office:value-type="string" calcext:value-type="string">
            <text:p>FOLIO LIGGO A4 CRISTAL x100u</text:p>
          </table:table-cell>
          <table:table-cell office:value-type="float" office:value="5067.86" calcext:value-type="float">
            <text:p>5067.86</text:p>
          </table:table-cell>
        </table:table-row>
        <table:table-row table:style-name="ro1">
          <table:table-cell office:value-type="string" calcext:value-type="string">
            <text:p>FOLIO LUMA EQUIPO COMERCIAL A4 x100u</text:p>
          </table:table-cell>
          <table:table-cell office:value-type="float" office:value="4142.77" calcext:value-type="float">
            <text:p>4142.77</text:p>
          </table:table-cell>
        </table:table-row>
        <table:table-row table:style-name="ro1">
          <table:table-cell office:value-type="string" calcext:value-type="string">
            <text:p>FOLIO LUMA EQUIPO COMERCIAL A4 x10u</text:p>
          </table:table-cell>
          <table:table-cell office:value-type="float" office:value="614.62" calcext:value-type="float">
            <text:p>614.62</text:p>
          </table:table-cell>
        </table:table-row>
        <table:table-row table:style-name="ro1">
          <table:table-cell office:value-type="string" calcext:value-type="string">
            <text:p>FOLIO LUMA EQUIPO COMERCIAL ESCOLAR x100u</text:p>
          </table:table-cell>
          <table:table-cell office:value-type="float" office:value="3470.8" calcext:value-type="float">
            <text:p>3470.80</text:p>
          </table:table-cell>
        </table:table-row>
        <table:table-row table:style-name="ro1">
          <table:table-cell office:value-type="string" calcext:value-type="string">
            <text:p>FOLIO LUMA EQUIPO COMERCIAL ESCOLAR x10u</text:p>
          </table:table-cell>
          <table:table-cell office:value-type="float" office:value="453.52" calcext:value-type="float">
            <text:p>453.52</text:p>
          </table:table-cell>
        </table:table-row>
        <table:table-row table:style-name="ro1">
          <table:table-cell office:value-type="string" calcext:value-type="string">
            <text:p>FOLIO LUMA EQUIPO COMERCIAL OFICIO x100u</text:p>
          </table:table-cell>
          <table:table-cell office:value-type="float" office:value="5039.32" calcext:value-type="float">
            <text:p>5039.32</text:p>
          </table:table-cell>
        </table:table-row>
        <table:table-row table:style-name="ro1">
          <table:table-cell office:value-type="string" calcext:value-type="string">
            <text:p>FOLIO LUMA EQUIPO COMERCIAL OFICIO x10u</text:p>
          </table:table-cell>
          <table:table-cell office:value-type="float" office:value="705.33" calcext:value-type="float">
            <text:p>705.33</text:p>
          </table:table-cell>
        </table:table-row>
        <table:table-row table:style-name="ro1">
          <table:table-cell office:value-type="string" calcext:value-type="string">
            <text:p>FOLIO LUMA EXTRA FUERTE 70mic A4 x100u</text:p>
          </table:table-cell>
          <table:table-cell office:value-type="float" office:value="2922.16" calcext:value-type="float">
            <text:p>2922.16</text:p>
          </table:table-cell>
        </table:table-row>
        <table:table-row table:style-name="ro1">
          <table:table-cell office:value-type="string" calcext:value-type="string">
            <text:p>FOLIO LUMA EXTRA FUERTE 70mic OFICIO x100u</text:p>
          </table:table-cell>
          <table:table-cell office:value-type="float" office:value="8878.56" calcext:value-type="float">
            <text:p>8878.56</text:p>
          </table:table-cell>
        </table:table-row>
        <table:table-row table:style-name="ro1">
          <table:table-cell office:value-type="string" calcext:value-type="string">
            <text:p>FOLIO LUMA POLIETILENO A4 x100u</text:p>
          </table:table-cell>
          <table:table-cell office:value-type="float" office:value="5084.94" calcext:value-type="float">
            <text:p>5084.94</text:p>
          </table:table-cell>
        </table:table-row>
        <table:table-row table:style-name="ro1">
          <table:table-cell office:value-type="string" calcext:value-type="string">
            <text:p>FOLIO LUMA POLIETILENO CARTA x100u</text:p>
          </table:table-cell>
          <table:table-cell office:value-type="float" office:value="1414.18" calcext:value-type="float">
            <text:p>1414.18</text:p>
          </table:table-cell>
        </table:table-row>
        <table:table-row table:style-name="ro1">
          <table:table-cell office:value-type="string" calcext:value-type="string">
            <text:p>FOLIO LUMA POLIETILENO ESCOLAR x100u</text:p>
          </table:table-cell>
          <table:table-cell office:value-type="float" office:value="2093.11" calcext:value-type="float">
            <text:p>2093.11</text:p>
          </table:table-cell>
        </table:table-row>
        <table:table-row table:style-name="ro1">
          <table:table-cell office:value-type="string" calcext:value-type="string">
            <text:p>FOLIO LUMA POLIETILENO ESCOLAR x10u</text:p>
          </table:table-cell>
          <table:table-cell office:value-type="float" office:value="316.87" calcext:value-type="float">
            <text:p>316.87</text:p>
          </table:table-cell>
        </table:table-row>
        <table:table-row table:style-name="ro1">
          <table:table-cell office:value-type="string" calcext:value-type="string">
            <text:p>FOLIO LUMA POLIETILENO OFICIO x100u</text:p>
          </table:table-cell>
          <table:table-cell office:value-type="float" office:value="4480.44" calcext:value-type="float">
            <text:p>4480.44</text:p>
          </table:table-cell>
        </table:table-row>
        <table:table-row table:style-name="ro1">
          <table:table-cell office:value-type="string" calcext:value-type="string">
            <text:p>FOLIO LUMA POLIETILENO OFICIO x10u</text:p>
          </table:table-cell>
          <table:table-cell office:value-type="float" office:value="565.01" calcext:value-type="float">
            <text:p>565.01</text:p>
          </table:table-cell>
        </table:table-row>
        <table:table-row table:style-name="ro1">
          <table:table-cell office:value-type="string" calcext:value-type="string">
            <text:p>FOLIO LUMA PREMIUM 100mic OFICIO x100u</text:p>
          </table:table-cell>
          <table:table-cell office:value-type="float" office:value="2872.66" calcext:value-type="float">
            <text:p>2872.66</text:p>
          </table:table-cell>
        </table:table-row>
        <table:table-row table:style-name="ro1">
          <table:table-cell office:value-type="string" calcext:value-type="string">
            <text:p>FOLIO LUMA PREMIUM 100mic OFICIO x10u</text:p>
          </table:table-cell>
          <table:table-cell office:value-type="float" office:value="752.34" calcext:value-type="float">
            <text:p>752.34</text:p>
          </table:table-cell>
        </table:table-row>
        <table:table-row table:style-name="ro1">
          <table:table-cell office:value-type="string" calcext:value-type="string">
            <text:p>FOLIO LUMA SUPER A4 x100u</text:p>
          </table:table-cell>
          <table:table-cell office:value-type="float" office:value="5966.68" calcext:value-type="float">
            <text:p>5966.68</text:p>
          </table:table-cell>
        </table:table-row>
        <table:table-row table:style-name="ro1">
          <table:table-cell office:value-type="string" calcext:value-type="string">
            <text:p>FOLIO LUMA SUPER A4 x10u</text:p>
          </table:table-cell>
          <table:table-cell office:value-type="float" office:value="693.5" calcext:value-type="float">
            <text:p>693.50</text:p>
          </table:table-cell>
        </table:table-row>
        <table:table-row table:style-name="ro1">
          <table:table-cell office:value-type="string" calcext:value-type="string">
            <text:p>FOLIO LUMA SUPER ESCOLAR x100u</text:p>
          </table:table-cell>
          <table:table-cell office:value-type="float" office:value="1686.81" calcext:value-type="float">
            <text:p>1686.81</text:p>
          </table:table-cell>
        </table:table-row>
        <table:table-row table:style-name="ro1">
          <table:table-cell office:value-type="string" calcext:value-type="string">
            <text:p>FOLIO LUMA SUPER ESCOLAR x10u</text:p>
          </table:table-cell>
          <table:table-cell office:value-type="float" office:value="198.66" calcext:value-type="float">
            <text:p>198.66</text:p>
          </table:table-cell>
        </table:table-row>
        <table:table-row table:style-name="ro1">
          <table:table-cell office:value-type="string" calcext:value-type="string">
            <text:p>FOLIO PIZZINI OFICIO x100u 50mic</text:p>
          </table:table-cell>
          <table:table-cell office:value-type="float" office:value="11138.41" calcext:value-type="float">
            <text:p>11138.41</text:p>
          </table:table-cell>
        </table:table-row>
        <table:table-row table:style-name="ro1">
          <table:table-cell office:value-type="string" calcext:value-type="string">
            <text:p>FOLIO SIMBALL OFICIO C/SEPARADOR x8u</text:p>
          </table:table-cell>
          <table:table-cell office:value-type="float" office:value="948.64" calcext:value-type="float">
            <text:p>948.64</text:p>
          </table:table-cell>
        </table:table-row>
        <table:table-row table:style-name="ro1">
          <table:table-cell office:value-type="string" calcext:value-type="string">
            <text:p>FUNDA POLIETILENO BIBLIORATO A4 LOMO 5cm x12u</text:p>
          </table:table-cell>
          <table:table-cell office:value-type="float" office:value="1235.47" calcext:value-type="float">
            <text:p>1235.47</text:p>
          </table:table-cell>
        </table:table-row>
        <table:table-row table:style-name="ro1">
          <table:table-cell office:value-type="string" calcext:value-type="string">
            <text:p>FUNDA POLIETILENO BIBLIORATO A4 LOMO 7,5cm x12u</text:p>
          </table:table-cell>
          <table:table-cell office:value-type="float" office:value="1262.34" calcext:value-type="float">
            <text:p>1262.34</text:p>
          </table:table-cell>
        </table:table-row>
        <table:table-row table:style-name="ro1">
          <table:table-cell office:value-type="string" calcext:value-type="string">
            <text:p>FUNDA POLIETILENO BIBLIORATO OFICIO 5cm x12u</text:p>
          </table:table-cell>
          <table:table-cell office:value-type="float" office:value="1235.46" calcext:value-type="float">
            <text:p>1235.46</text:p>
          </table:table-cell>
        </table:table-row>
        <table:table-row table:style-name="ro1">
          <table:table-cell office:value-type="string" calcext:value-type="string">
            <text:p>FUNDA POLIETILENO BIBLIORATO OFICIO 7.5cm x12u</text:p>
          </table:table-cell>
          <table:table-cell office:value-type="float" office:value="1262.34" calcext:value-type="float">
            <text:p>1262.34</text:p>
          </table:table-cell>
        </table:table-row>
        <table:table-row table:style-name="ro1">
          <table:table-cell office:value-type="string" calcext:value-type="string">
            <text:p>FUNDA POLIETILENO CARPETA A4 N-40 x12u</text:p>
          </table:table-cell>
          <table:table-cell office:value-type="float" office:value="1088.47" calcext:value-type="float">
            <text:p>1088.47</text:p>
          </table:table-cell>
        </table:table-row>
        <table:table-row table:style-name="ro1">
          <table:table-cell office:value-type="string" calcext:value-type="string">
            <text:p>FUNDA POLIETILENO CARPETA DIBUJO N-5 x12u</text:p>
          </table:table-cell>
          <table:table-cell office:value-type="float" office:value="1088.47" calcext:value-type="float">
            <text:p>1088.47</text:p>
          </table:table-cell>
        </table:table-row>
        <table:table-row table:style-name="ro1">
          <table:table-cell office:value-type="string" calcext:value-type="string">
            <text:p>FUNDA POLIETILENO CARPETA ESCOLAR N-40 x12u</text:p>
          </table:table-cell>
          <table:table-cell office:value-type="float" office:value="908.89" calcext:value-type="float">
            <text:p>908.89</text:p>
          </table:table-cell>
        </table:table-row>
        <table:table-row table:style-name="ro1">
          <table:table-cell office:value-type="string" calcext:value-type="string">
            <text:p>FUNDA POLIETILENO CARPETA ESCOLAR x12u</text:p>
          </table:table-cell>
          <table:table-cell office:value-type="float" office:value="908.89" calcext:value-type="float">
            <text:p>908.89</text:p>
          </table:table-cell>
        </table:table-row>
        <table:table-row table:style-name="ro1">
          <table:table-cell office:value-type="string" calcext:value-type="string">
            <text:p>FUNDA POLIETILENO CARPETA OFICIO x12u</text:p>
          </table:table-cell>
          <table:table-cell office:value-type="float" office:value="1088.46" calcext:value-type="float">
            <text:p>1088.46</text:p>
          </table:table-cell>
        </table:table-row>
        <table:table-row table:style-name="ro1">
          <table:table-cell office:value-type="string" calcext:value-type="string">
            <text:p>FUNDA POLIETILENO CUADERNO 100h x12u</text:p>
          </table:table-cell>
          <table:table-cell office:value-type="float" office:value="473.99" calcext:value-type="float">
            <text:p>473.99</text:p>
          </table:table-cell>
        </table:table-row>
        <table:table-row table:style-name="ro1">
          <table:table-cell office:value-type="string" calcext:value-type="string">
            <text:p>FUNDA POLIETILENO CUADERNO 100h x50u</text:p>
          </table:table-cell>
          <table:table-cell office:value-type="float" office:value="473.99" calcext:value-type="float">
            <text:p>473.99</text:p>
          </table:table-cell>
        </table:table-row>
        <table:table-row table:style-name="ro1">
          <table:table-cell office:value-type="string" calcext:value-type="string">
            <text:p>FUNDA POLIETILENO CUADERNO 19x24 x12u</text:p>
          </table:table-cell>
          <table:table-cell office:value-type="float" office:value="693.48" calcext:value-type="float">
            <text:p>693.48</text:p>
          </table:table-cell>
        </table:table-row>
        <table:table-row table:style-name="ro1">
          <table:table-cell office:value-type="string" calcext:value-type="string">
            <text:p>FUNDA POLIETILENO CUADERNO 19x24 x2u</text:p>
          </table:table-cell>
          <table:table-cell office:value-type="float" office:value="1480.21" calcext:value-type="float">
            <text:p>1480.21</text:p>
          </table:table-cell>
        </table:table-row>
        <table:table-row table:style-name="ro1">
          <table:table-cell office:value-type="string" calcext:value-type="string">
            <text:p>FUNDA POLIETILENO CUADERNO 19x24 x50u</text:p>
          </table:table-cell>
          <table:table-cell office:value-type="float" office:value="683.57" calcext:value-type="float">
            <text:p>683.57</text:p>
          </table:table-cell>
        </table:table-row>
        <table:table-row table:style-name="ro1">
          <table:table-cell office:value-type="string" calcext:value-type="string">
            <text:p>FUNDA POLIETILENO CUADERNO 27.3 x2u</text:p>
          </table:table-cell>
          <table:table-cell office:value-type="float" office:value="1970.07" calcext:value-type="float">
            <text:p>1970.07</text:p>
          </table:table-cell>
        </table:table-row>
        <table:table-row table:style-name="ro1">
          <table:table-cell office:value-type="string" calcext:value-type="string">
            <text:p>FUNDA POLIETILENO CUADERNO 50h x12u</text:p>
          </table:table-cell>
          <table:table-cell office:value-type="float" office:value="473.99" calcext:value-type="float">
            <text:p>473.99</text:p>
          </table:table-cell>
        </table:table-row>
        <table:table-row table:style-name="ro1">
          <table:table-cell office:value-type="string" calcext:value-type="string">
            <text:p>FUNDA POLIETILENO CUADERNO 50h x50u</text:p>
          </table:table-cell>
          <table:table-cell office:value-type="float" office:value="453.68" calcext:value-type="float">
            <text:p>453.68</text:p>
          </table:table-cell>
        </table:table-row>
        <table:table-row table:style-name="ro1">
          <table:table-cell office:value-type="string" calcext:value-type="string">
            <text:p>FUNDA POLIETILENO CUADERNO 50hj x3u</text:p>
          </table:table-cell>
          <table:table-cell office:value-type="float" office:value="1501.78" calcext:value-type="float">
            <text:p>1501.78</text:p>
          </table:table-cell>
        </table:table-row>
        <table:table-row table:style-name="ro1">
          <table:table-cell office:value-type="string" calcext:value-type="string">
            <text:p>FUNDA POLIETILENO CUADERNO COLOR</text:p>
          </table:table-cell>
          <table:table-cell office:value-type="float" office:value="537.03" calcext:value-type="float">
            <text:p>537.03</text:p>
          </table:table-cell>
        </table:table-row>
        <table:table-row table:style-name="ro1">
          <table:table-cell office:value-type="string" calcext:value-type="string">
            <text:p>FUNDA POLIETILENO CUADERNO ESPIRAL 27.3 x12u</text:p>
          </table:table-cell>
          <table:table-cell office:value-type="float" office:value="908.89" calcext:value-type="float">
            <text:p>908.89</text:p>
          </table:table-cell>
        </table:table-row>
        <table:table-row table:style-name="ro1">
          <table:table-cell office:value-type="string" calcext:value-type="string">
            <text:p>FUNDA POLIETILENO CUADERNO ESPIRAL 27.9 x12u</text:p>
          </table:table-cell>
          <table:table-cell office:value-type="float" office:value="998.07" calcext:value-type="float">
            <text:p>998.07</text:p>
          </table:table-cell>
        </table:table-row>
        <table:table-row table:style-name="ro1">
          <table:table-cell office:value-type="string" calcext:value-type="string">
            <text:p>FUNDA POLIETILENO CUADERNO ESPIRAL 29.7 x12u</text:p>
          </table:table-cell>
          <table:table-cell office:value-type="float" office:value="998.07" calcext:value-type="float">
            <text:p>998.07</text:p>
          </table:table-cell>
        </table:table-row>
        <table:table-row table:style-name="ro1">
          <table:table-cell office:value-type="string" calcext:value-type="string">
            <text:p>FW CARPETA DIBUJO N-5 BATIK 999478</text:p>
          </table:table-cell>
          <table:table-cell office:value-type="float" office:value="3521.83" calcext:value-type="float">
            <text:p>3521.83</text:p>
          </table:table-cell>
        </table:table-row>
        <table:table-row table:style-name="ro1">
          <table:table-cell office:value-type="string" calcext:value-type="string">
            <text:p>FW CARPETA DIBUJO N-5 MINIMALISTA MARIPOSAS 999476</text:p>
          </table:table-cell>
          <table:table-cell office:value-type="float" office:value="3521.83" calcext:value-type="float">
            <text:p>3521.83</text:p>
          </table:table-cell>
        </table:table-row>
        <table:table-row table:style-name="ro1">
          <table:table-cell office:value-type="string" calcext:value-type="string">
            <text:p>FW CARPETA DIBUJO N-5 PASTEL 999475</text:p>
          </table:table-cell>
          <table:table-cell office:value-type="float" office:value="3521.83" calcext:value-type="float">
            <text:p>3521.83</text:p>
          </table:table-cell>
        </table:table-row>
        <table:table-row table:style-name="ro1">
          <table:table-cell office:value-type="string" calcext:value-type="string">
            <text:p>FW ROTULOS ESCOLAR x2 PLANCHAS</text:p>
          </table:table-cell>
          <table:table-cell office:value-type="float" office:value="978.29" calcext:value-type="float">
            <text:p>978.29</text:p>
          </table:table-cell>
        </table:table-row>
        <table:table-row table:style-name="ro1">
          <table:table-cell office:value-type="string" calcext:value-type="string">
            <text:p>FW SEPARADOR A4 C/LENGUETA MINIMALISTA 999631</text:p>
          </table:table-cell>
          <table:table-cell office:value-type="float" office:value="2158.16" calcext:value-type="float">
            <text:p>2158.16</text:p>
          </table:table-cell>
        </table:table-row>
        <table:table-row table:style-name="ro1">
          <table:table-cell office:value-type="string" calcext:value-type="string">
            <text:p>FW SEPARADOR A4 C/LENGUETA PASION 9634</text:p>
          </table:table-cell>
          <table:table-cell office:value-type="float" office:value="2158.16" calcext:value-type="float">
            <text:p>2158.16</text:p>
          </table:table-cell>
        </table:table-row>
        <table:table-row table:style-name="ro1">
          <table:table-cell office:value-type="string" calcext:value-type="string">
            <text:p>FW SEPARADOR A4 C/LENGUETA PASTEL</text:p>
          </table:table-cell>
          <table:table-cell office:value-type="float" office:value="2158.16" calcext:value-type="float">
            <text:p>2158.16</text:p>
          </table:table-cell>
        </table:table-row>
        <table:table-row table:style-name="ro1">
          <table:table-cell office:value-type="string" calcext:value-type="string">
            <text:p>GAVETA P/DINERO 5 DIVISIONES 110 x410 x424mm</text:p>
          </table:table-cell>
          <table:table-cell office:value-type="float" office:value="129606.85" calcext:value-type="float">
            <text:p>129606.85</text:p>
          </table:table-cell>
        </table:table-row>
        <table:table-row table:style-name="ro1">
          <table:table-cell office:value-type="string" calcext:value-type="string">
            <text:p>GIBRE EN TUBO</text:p>
          </table:table-cell>
          <table:table-cell office:value-type="float" office:value="1.9" calcext:value-type="float">
            <text:p>1.90</text:p>
          </table:table-cell>
        </table:table-row>
        <table:table-row table:style-name="ro1">
          <table:table-cell office:value-type="string" calcext:value-type="string">
            <text:p>GIBRE SIFAP SHAKER TUBO X5 205B</text:p>
          </table:table-cell>
          <table:table-cell office:value-type="float" office:value="1557.86" calcext:value-type="float">
            <text:p>1557.86</text:p>
          </table:table-cell>
        </table:table-row>
        <table:table-row table:style-name="ro1">
          <table:table-cell office:value-type="string" calcext:value-type="string">
            <text:p>GIBRE SIFAP TUBO C/FORMA x6 306B</text:p>
          </table:table-cell>
          <table:table-cell office:value-type="float" office:value="1942.04" calcext:value-type="float">
            <text:p>1942.04</text:p>
          </table:table-cell>
        </table:table-row>
        <table:table-row table:style-name="ro1">
          <table:table-cell office:value-type="string" calcext:value-type="string">
            <text:p>GLITTER EZCO 21g</text:p>
          </table:table-cell>
          <table:table-cell office:value-type="float" office:value="343.76" calcext:value-type="float">
            <text:p>343.76</text:p>
          </table:table-cell>
        </table:table-row>
        <table:table-row table:style-name="ro1">
          <table:table-cell office:value-type="string" calcext:value-type="string">
            <text:p>GLITTER KATANA x100ml</text:p>
          </table:table-cell>
          <table:table-cell office:value-type="float" office:value="1210.11" calcext:value-type="float">
            <text:p>1210.11</text:p>
          </table:table-cell>
        </table:table-row>
        <table:table-row table:style-name="ro1">
          <table:table-cell office:value-type="string" calcext:value-type="string">
            <text:p>GLITTER MAPED TUBO 50g</text:p>
          </table:table-cell>
          <table:table-cell office:value-type="float" office:value="340.64" calcext:value-type="float">
            <text:p>340.64</text:p>
          </table:table-cell>
        </table:table-row>
        <table:table-row table:style-name="ro1">
          <table:table-cell office:value-type="string" calcext:value-type="string">
            <text:p>GLITTER PELIKAN 60ml</text:p>
          </table:table-cell>
          <table:table-cell office:value-type="float" office:value="1014.21" calcext:value-type="float">
            <text:p>1014.21</text:p>
          </table:table-cell>
        </table:table-row>
        <table:table-row table:style-name="ro1">
          <table:table-cell office:value-type="string" calcext:value-type="string">
            <text:p>GLITTER SIFAP DUO EN TUBO</text:p>
          </table:table-cell>
          <table:table-cell office:value-type="float" office:value="12509.11" calcext:value-type="float">
            <text:p>12509.11</text:p>
          </table:table-cell>
        </table:table-row>
        <table:table-row table:style-name="ro1">
          <table:table-cell office:value-type="string" calcext:value-type="string">
            <text:p>GLITTER x12 SURTIDO CHICO YWX-5-12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string" calcext:value-type="string">
            <text:p>GOMA BENABI BLANCA 5.5CM x24 pzas 21069</text:p>
          </table:table-cell>
          <table:table-cell office:value-type="float" office:value="54.3" calcext:value-type="float">
            <text:p>54.30</text:p>
          </table:table-cell>
        </table:table-row>
        <table:table-row table:style-name="ro1">
          <table:table-cell office:value-type="string" calcext:value-type="string">
            <text:p>GOMA BLANCA CON FORMA 21438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string" calcext:value-type="string">
            <text:p>GOMA BLANCA INDEX x2u 22378</text:p>
          </table:table-cell>
          <table:table-cell office:value-type="float" office:value="356.51" calcext:value-type="float">
            <text:p>356.51</text:p>
          </table:table-cell>
        </table:table-row>
        <table:table-row table:style-name="ro1">
          <table:table-cell office:value-type="string" calcext:value-type="string">
            <text:p>GOMA BORRAR FANTASIA UNICORNIO x2u</text:p>
          </table:table-cell>
          <table:table-cell office:value-type="float" office:value="263.16" calcext:value-type="float">
            <text:p>263.16</text:p>
          </table:table-cell>
        </table:table-row>
        <table:table-row table:style-name="ro1">
          <table:table-cell office:value-type="string" calcext:value-type="string">
            <text:p>GOMA DUBI LAPIZ x40u DU403</text:p>
          </table:table-cell>
          <table:table-cell office:value-type="float" office:value="106.37" calcext:value-type="float">
            <text:p>106.37</text:p>
          </table:table-cell>
        </table:table-row>
        <table:table-row table:style-name="ro1">
          <table:table-cell office:value-type="string" calcext:value-type="string">
            <text:p>GOMA DUBI LAPIZ/TINTA GRIS x48u</text:p>
          </table:table-cell>
          <table:table-cell office:value-type="float" office:value="97.5" calcext:value-type="float">
            <text:p>97.50</text:p>
          </table:table-cell>
        </table:table-row>
        <table:table-row table:style-name="ro1">
          <table:table-cell office:value-type="string" calcext:value-type="string">
            <text:p>GOMA DUBI LAPIZ/TINTA ROJA/AZUL x36u</text:p>
          </table:table-cell>
          <table:table-cell office:value-type="float" office:value="139.09" calcext:value-type="float">
            <text:p>139.09</text:p>
          </table:table-cell>
        </table:table-row>
        <table:table-row table:style-name="ro1">
          <table:table-cell office:value-type="string" calcext:value-type="string">
            <text:p>GOMA ERASER FORMAS x4u 2106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GOMA EVA 4 YOU 21x29.7cm x10u 2116</text:p>
          </table:table-cell>
          <table:table-cell office:value-type="float" office:value="1950.27" calcext:value-type="float">
            <text:p>1950.27</text:p>
          </table:table-cell>
        </table:table-row>
        <table:table-row table:style-name="ro1">
          <table:table-cell office:value-type="string" calcext:value-type="string">
            <text:p>GOMA EVA 4 YOU ENCASTRE ABECEDARIO 4273</text:p>
          </table:table-cell>
          <table:table-cell office:value-type="float" office:value="4504.5" calcext:value-type="float">
            <text:p>4504.50</text:p>
          </table:table-cell>
        </table:table-row>
        <table:table-row table:style-name="ro1">
          <table:table-cell office:value-type="string" calcext:value-type="string">
            <text:p>GOMA EVA 4 YOU LETRAS NUMEROS Y SIGNOS 96P</text:p>
          </table:table-cell>
          <table:table-cell office:value-type="float" office:value="5793.48" calcext:value-type="float">
            <text:p>5793.48</text:p>
          </table:table-cell>
        </table:table-row>
        <table:table-row table:style-name="ro1">
          <table:table-cell office:value-type="string" calcext:value-type="string">
            <text:p>GOMA EVA 4 YOU LETRAS NUMEROS Y SIGNOS x152u</text:p>
          </table:table-cell>
          <table:table-cell office:value-type="float" office:value="7047.04" calcext:value-type="float">
            <text:p>7047.04</text:p>
          </table:table-cell>
        </table:table-row>
        <table:table-row table:style-name="ro1">
          <table:table-cell office:value-type="string" calcext:value-type="string">
            <text:p>GOMA EVA 4 YOU MAPA ARGENTINA 4274</text:p>
          </table:table-cell>
          <table:table-cell office:value-type="float" office:value="1589.18" calcext:value-type="float">
            <text:p>1589.18</text:p>
          </table:table-cell>
        </table:table-row>
        <table:table-row table:style-name="ro1">
          <table:table-cell office:value-type="string" calcext:value-type="string">
            <text:p>GOMA EVA 4 YOU NUMEROS Y SIGNOS x44u 4275</text:p>
          </table:table-cell>
          <table:table-cell office:value-type="float" office:value="2701.93" calcext:value-type="float">
            <text:p>2701.93</text:p>
          </table:table-cell>
        </table:table-row>
        <table:table-row table:style-name="ro1">
          <table:table-cell office:value-type="string" calcext:value-type="string">
            <text:p>GOMA EVA ABECEDARIO ENCASTRE</text:p>
          </table:table-cell>
          <table:table-cell office:value-type="float" office:value="1108.08" calcext:value-type="float">
            <text:p>1108.08</text:p>
          </table:table-cell>
        </table:table-row>
        <table:table-row table:style-name="ro1">
          <table:table-cell office:value-type="string" calcext:value-type="string">
            <text:p>GOMA EVA ASAMBLEA TOALLA</text:p>
          </table:table-cell>
          <table:table-cell office:value-type="float" office:value="522.49" calcext:value-type="float">
            <text:p>522.49</text:p>
          </table:table-cell>
        </table:table-row>
        <table:table-row table:style-name="ro1">
          <table:table-cell office:value-type="string" calcext:value-type="string">
            <text:p>GOMA EVA AUTOAD. CORAZ-SOLES x48</text:p>
          </table:table-cell>
          <table:table-cell office:value-type="float" office:value="2144.46" calcext:value-type="float">
            <text:p>2144.46</text:p>
          </table:table-cell>
        </table:table-row>
        <table:table-row table:style-name="ro1">
          <table:table-cell office:value-type="string" calcext:value-type="string">
            <text:p>GOMA EVA BOLSON FIGURAS GEOM. 5mm x48u</text:p>
          </table:table-cell>
          <table:table-cell office:value-type="float" office:value="5085.3" calcext:value-type="float">
            <text:p>5085.30</text:p>
          </table:table-cell>
        </table:table-row>
        <table:table-row table:style-name="ro1">
          <table:table-cell office:value-type="string" calcext:value-type="string">
            <text:p>GOMA EVA BOLSON GIGANTE LETRAS/NUMEROS/FIG. x101u</text:p>
          </table:table-cell>
          <table:table-cell office:value-type="float" office:value="1491.98" calcext:value-type="float">
            <text:p>1491.98</text:p>
          </table:table-cell>
        </table:table-row>
        <table:table-row table:style-name="ro1">
          <table:table-cell office:value-type="string" calcext:value-type="string">
            <text:p>GOMA EVA BOLSON LETRAS SURTIDAS x72u</text:p>
          </table:table-cell>
          <table:table-cell office:value-type="float" office:value="1331.9" calcext:value-type="float">
            <text:p>1331.90</text:p>
          </table:table-cell>
        </table:table-row>
        <table:table-row table:style-name="ro1">
          <table:table-cell office:value-type="string" calcext:value-type="string">
            <text:p>GOMA EVA BOLSON NUMEROS Y FIG.GEOMETRICAS x74u</text:p>
          </table:table-cell>
          <table:table-cell office:value-type="float" office:value="1331.9" calcext:value-type="float">
            <text:p>1331.90</text:p>
          </table:table-cell>
        </table:table-row>
        <table:table-row table:style-name="ro1">
          <table:table-cell office:value-type="string" calcext:value-type="string">
            <text:p>GOMA EVA CBX LISA 40x60cm x10u</text:p>
          </table:table-cell>
          <table:table-cell office:value-type="float" office:value="418.78" calcext:value-type="float">
            <text:p>418.78</text:p>
          </table:table-cell>
        </table:table-row>
        <table:table-row table:style-name="ro1">
          <table:table-cell office:value-type="string" calcext:value-type="string">
            <text:p>GOMA EVA CBX SUPER GLITTER 40x60cm x10u</text:p>
          </table:table-cell>
          <table:table-cell office:value-type="float" office:value="821.59" calcext:value-type="float">
            <text:p>821.59</text:p>
          </table:table-cell>
        </table:table-row>
        <table:table-row table:style-name="ro1">
          <table:table-cell office:value-type="string" calcext:value-type="string">
            <text:p>GOMA EVA CBX SUPER GLITTER A4 x10u</text:p>
          </table:table-cell>
          <table:table-cell office:value-type="float" office:value="3238.08" calcext:value-type="float">
            <text:p>3238.08</text:p>
          </table:table-cell>
        </table:table-row>
        <table:table-row table:style-name="ro1">
          <table:table-cell office:value-type="string" calcext:value-type="string">
            <text:p>GOMA EVA CUERPO HUMANO APARATO DIGESTIVO</text:p>
          </table:table-cell>
          <table:table-cell office:value-type="float" office:value="1987.52" calcext:value-type="float">
            <text:p>1987.52</text:p>
          </table:table-cell>
        </table:table-row>
        <table:table-row table:style-name="ro1">
          <table:table-cell office:value-type="string" calcext:value-type="string">
            <text:p>GOMA EVA ENCASTRE NUMEROS</text:p>
          </table:table-cell>
          <table:table-cell office:value-type="float" office:value="1106.7" calcext:value-type="float">
            <text:p>1106.70</text:p>
          </table:table-cell>
        </table:table-row>
        <table:table-row table:style-name="ro1">
          <table:table-cell office:value-type="string" calcext:value-type="string">
            <text:p>GOMA EVA ENCASTRE TALBOT 4271</text:p>
          </table:table-cell>
          <table:table-cell office:value-type="float" office:value="1954.6" calcext:value-type="float">
            <text:p>1954.60</text:p>
          </table:table-cell>
        </table:table-row>
        <table:table-row table:style-name="ro1">
          <table:table-cell office:value-type="string" calcext:value-type="string">
            <text:p>GOMA EVA ENCASTRE TALBOT 4272</text:p>
          </table:table-cell>
          <table:table-cell office:value-type="float" office:value="2810.82" calcext:value-type="float">
            <text:p>2810.82</text:p>
          </table:table-cell>
        </table:table-row>
        <table:table-row table:style-name="ro1">
          <table:table-cell office:value-type="string" calcext:value-type="string">
            <text:p>GOMA EVA IBI A4 GLITTER PASTEL x10h</text:p>
          </table:table-cell>
          <table:table-cell office:value-type="float" office:value="2200.41" calcext:value-type="float">
            <text:p>2200.41</text:p>
          </table:table-cell>
        </table:table-row>
        <table:table-row table:style-name="ro1">
          <table:table-cell office:value-type="string" calcext:value-type="string">
            <text:p>GOMA EVA IBI A4 LISA PASTEL x10u</text:p>
          </table:table-cell>
          <table:table-cell office:value-type="float" office:value="1315.04" calcext:value-type="float">
            <text:p>1315.04</text:p>
          </table:table-cell>
        </table:table-row>
        <table:table-row table:style-name="ro1">
          <table:table-cell office:value-type="string" calcext:value-type="string">
            <text:p>GOMA EVA IBI A4 LISA x10u</text:p>
          </table:table-cell>
          <table:table-cell office:value-type="float" office:value="1315.04" calcext:value-type="float">
            <text:p>1315.04</text:p>
          </table:table-cell>
        </table:table-row>
        <table:table-row table:style-name="ro1">
          <table:table-cell office:value-type="string" calcext:value-type="string">
            <text:p>GOMA EVA IBI ABECEDARIO x52Pzas</text:p>
          </table:table-cell>
          <table:table-cell office:value-type="float" office:value="1718.84" calcext:value-type="float">
            <text:p>1718.84</text:p>
          </table:table-cell>
        </table:table-row>
        <table:table-row table:style-name="ro1">
          <table:table-cell office:value-type="string" calcext:value-type="string">
            <text:p>GOMA EVA IBI ANIMALITOS x120Pzas</text:p>
          </table:table-cell>
          <table:table-cell office:value-type="float" office:value="2065.91" calcext:value-type="float">
            <text:p>2065.91</text:p>
          </table:table-cell>
        </table:table-row>
        <table:table-row table:style-name="ro1">
          <table:table-cell office:value-type="string" calcext:value-type="string">
            <text:p>GOMA EVA IBI ARCOIRIS-FACE</text:p>
          </table:table-cell>
          <table:table-cell office:value-type="float" office:value="2675.04" calcext:value-type="float">
            <text:p>2675.04</text:p>
          </table:table-cell>
        </table:table-row>
        <table:table-row table:style-name="ro1">
          <table:table-cell office:value-type="string" calcext:value-type="string">
            <text:p>GOMA EVA IBI FORMAS AUTOADHESIVAS x48 Pzas</text:p>
          </table:table-cell>
          <table:table-cell office:value-type="float" office:value="2191.02" calcext:value-type="float">
            <text:p>2191.02</text:p>
          </table:table-cell>
        </table:table-row>
        <table:table-row table:style-name="ro1">
          <table:table-cell office:value-type="string" calcext:value-type="string">
            <text:p>GOMA EVA IBI FORMAS GEOM. GLITTER x30Pzas</text:p>
          </table:table-cell>
          <table:table-cell office:value-type="float" office:value="1484.73" calcext:value-type="float">
            <text:p>1484.73</text:p>
          </table:table-cell>
        </table:table-row>
        <table:table-row table:style-name="ro1">
          <table:table-cell office:value-type="string" calcext:value-type="string">
            <text:p>GOMA EVA IBI FORMAS GEOM. x60Pzas</text:p>
          </table:table-cell>
          <table:table-cell office:value-type="float" office:value="1327.36" calcext:value-type="float">
            <text:p>1327.36</text:p>
          </table:table-cell>
        </table:table-row>
        <table:table-row table:style-name="ro1">
          <table:table-cell office:value-type="string" calcext:value-type="string">
            <text:p>GOMA EVA IBI NUMEROS x120Pzas</text:p>
          </table:table-cell>
          <table:table-cell office:value-type="float" office:value="3035.14" calcext:value-type="float">
            <text:p>3035.14</text:p>
          </table:table-cell>
        </table:table-row>
        <table:table-row table:style-name="ro1">
          <table:table-cell office:value-type="string" calcext:value-type="string">
            <text:p>GOMA EVA MAPA DE LA REPUBLICA ARGENTINA 30x18</text:p>
          </table:table-cell>
          <table:table-cell office:value-type="float" office:value="2528.25" calcext:value-type="float">
            <text:p>2528.25</text:p>
          </table:table-cell>
        </table:table-row>
        <table:table-row table:style-name="ro1">
          <table:table-cell office:value-type="string" calcext:value-type="string">
            <text:p>GOMA EVA PAX PASTEL 45x60cm</text:p>
          </table:table-cell>
          <table:table-cell office:value-type="float" office:value="282.37" calcext:value-type="float">
            <text:p>282.37</text:p>
          </table:table-cell>
        </table:table-row>
        <table:table-row table:style-name="ro1">
          <table:table-cell office:value-type="string" calcext:value-type="string">
            <text:p>GOMA EVA REXON LISA 40x60 x10u</text:p>
          </table:table-cell>
          <table:table-cell office:value-type="float" office:value="288.15" calcext:value-type="float">
            <text:p>288.15</text:p>
          </table:table-cell>
        </table:table-row>
        <table:table-row table:style-name="ro1">
          <table:table-cell office:value-type="string" calcext:value-type="string">
            <text:p>GOMA EVA REXON SUPER GLITTER 40x60 x10u</text:p>
          </table:table-cell>
          <table:table-cell office:value-type="float" office:value="540.39" calcext:value-type="float">
            <text:p>540.39</text:p>
          </table:table-cell>
        </table:table-row>
        <table:table-row table:style-name="ro1">
          <table:table-cell office:value-type="string" calcext:value-type="string">
            <text:p>GOMA EVA REXON SUPER GLITTER A4 ADHESIVA x5u</text:p>
          </table:table-cell>
          <table:table-cell office:value-type="float" office:value="408.5" calcext:value-type="float">
            <text:p>408.50</text:p>
          </table:table-cell>
        </table:table-row>
        <table:table-row table:style-name="ro1">
          <table:table-cell office:value-type="string" calcext:value-type="string">
            <text:p>GOMA EVA STA GLITTER 40x60cm</text:p>
          </table:table-cell>
          <table:table-cell office:value-type="float" office:value="542.08" calcext:value-type="float">
            <text:p>542.08</text:p>
          </table:table-cell>
        </table:table-row>
        <table:table-row table:style-name="ro1">
          <table:table-cell office:value-type="string" calcext:value-type="string">
            <text:p>GOMA EVA STA LISA 40x60 x10u</text:p>
          </table:table-cell>
          <table:table-cell office:value-type="float" office:value="296.45" calcext:value-type="float">
            <text:p>296.45</text:p>
          </table:table-cell>
        </table:table-row>
        <table:table-row table:style-name="ro1">
          <table:table-cell office:value-type="string" calcext:value-type="string">
            <text:p>GOMA EVA TALBOT ENCASTRE DINO 18.5*20 5255</text:p>
          </table:table-cell>
          <table:table-cell office:value-type="float" office:value="2304.86" calcext:value-type="float">
            <text:p>2304.86</text:p>
          </table:table-cell>
        </table:table-row>
        <table:table-row table:style-name="ro1">
          <table:table-cell office:value-type="string" calcext:value-type="string">
            <text:p>GOMA EVA TALBOT ENCASTRE FRUTAS 18.5x20 5256</text:p>
          </table:table-cell>
          <table:table-cell office:value-type="float" office:value="2304.86" calcext:value-type="float">
            <text:p>2304.86</text:p>
          </table:table-cell>
        </table:table-row>
        <table:table-row table:style-name="ro1">
          <table:table-cell office:value-type="string" calcext:value-type="string">
            <text:p>GOMA EVA TALBOT ENCASTRE PLANETAS 27.5x24 5259</text:p>
          </table:table-cell>
          <table:table-cell office:value-type="float" office:value="3300.89" calcext:value-type="float">
            <text:p>3300.89</text:p>
          </table:table-cell>
        </table:table-row>
        <table:table-row table:style-name="ro1">
          <table:table-cell office:value-type="string" calcext:value-type="string">
            <text:p>GOMA EVA TALBOT MARIPOSA 27.5x24 5258</text:p>
          </table:table-cell>
          <table:table-cell office:value-type="float" office:value="3300.89" calcext:value-type="float">
            <text:p>3300.89</text:p>
          </table:table-cell>
        </table:table-row>
        <table:table-row table:style-name="ro1">
          <table:table-cell office:value-type="string" calcext:value-type="string">
            <text:p>GOMA EVA TALBOT PISO VEHICULOS X9u 31.5x31.5 5134</text:p>
          </table:table-cell>
          <table:table-cell office:value-type="float" office:value="23783.76" calcext:value-type="float">
            <text:p>23783.76</text:p>
          </table:table-cell>
        </table:table-row>
        <table:table-row table:style-name="ro1">
          <table:table-cell office:value-type="string" calcext:value-type="string">
            <text:p>GOMA EZCO LAPIZ x40u RAL 40</text:p>
          </table:table-cell>
          <table:table-cell office:value-type="float" office:value="5508.25" calcext:value-type="float">
            <text:p>5508.25</text:p>
          </table:table-cell>
        </table:table-row>
        <table:table-row table:style-name="ro1">
          <table:table-cell office:value-type="string" calcext:value-type="string">
            <text:p>GOMA EZCO LAPIZ/TINTA GRIS x40u DG40</text:p>
          </table:table-cell>
          <table:table-cell office:value-type="float" office:value="5285.72" calcext:value-type="float">
            <text:p>5285.72</text:p>
          </table:table-cell>
        </table:table-row>
        <table:table-row table:style-name="ro1">
          <table:table-cell office:value-type="string" calcext:value-type="string">
            <text:p>GOMA EZCO LAPIZ/TINTA x40u BR40</text:p>
          </table:table-cell>
          <table:table-cell office:value-type="float" office:value="6639.63" calcext:value-type="float">
            <text:p>6639.63</text:p>
          </table:table-cell>
        </table:table-row>
        <table:table-row table:style-name="ro1">
          <table:table-cell office:value-type="string" calcext:value-type="string">
            <text:p>GOMA EZCO TECNICA DUO x30u</text:p>
          </table:table-cell>
          <table:table-cell office:value-type="float" office:value="5609.67" calcext:value-type="float">
            <text:p>5609.67</text:p>
          </table:table-cell>
        </table:table-row>
        <table:table-row table:style-name="ro1">
          <table:table-cell office:value-type="string" calcext:value-type="string">
            <text:p>GOMA EZCO TECNICA LAPIZ x30u</text:p>
          </table:table-cell>
          <table:table-cell office:value-type="float" office:value="4855.85" calcext:value-type="float">
            <text:p>4855.85</text:p>
          </table:table-cell>
        </table:table-row>
        <table:table-row table:style-name="ro1">
          <table:table-cell office:value-type="string" calcext:value-type="string">
            <text:p>GOMA FABER LAPIZ PVC-FREE x30u 7086 188730</text:p>
          </table:table-cell>
          <table:table-cell office:value-type="float" office:value="599.98" calcext:value-type="float">
            <text:p>599.98</text:p>
          </table:table-cell>
        </table:table-row>
        <table:table-row table:style-name="ro1">
          <table:table-cell office:value-type="string" calcext:value-type="string">
            <text:p>GOMA FABER TINTA-LAPIZ x30u 7082</text:p>
          </table:table-cell>
          <table:table-cell office:value-type="float" office:value="964.49" calcext:value-type="float">
            <text:p>964.49</text:p>
          </table:table-cell>
        </table:table-row>
        <table:table-row table:style-name="ro1">
          <table:table-cell office:value-type="string" calcext:value-type="string">
            <text:p>GOMA FANTASIA ANIMALITOS x4u 514130</text:p>
          </table:table-cell>
          <table:table-cell office:value-type="float" office:value="1044.94" calcext:value-type="float">
            <text:p>1044.94</text:p>
          </table:table-cell>
        </table:table-row>
        <table:table-row table:style-name="ro1">
          <table:table-cell office:value-type="string" calcext:value-type="string">
            <text:p>GOMA FANTASIA AUTO 515357</text:p>
          </table:table-cell>
          <table:table-cell office:value-type="float" office:value="281.97" calcext:value-type="float">
            <text:p>281.97</text:p>
          </table:table-cell>
        </table:table-row>
        <table:table-row table:style-name="ro1">
          <table:table-cell office:value-type="string" calcext:value-type="string">
            <text:p>GOMA FANTASIA COMIDA x4 514142</text:p>
          </table:table-cell>
          <table:table-cell office:value-type="float" office:value="461.36" calcext:value-type="float">
            <text:p>461.36</text:p>
          </table:table-cell>
        </table:table-row>
        <table:table-row table:style-name="ro1">
          <table:table-cell office:value-type="string" calcext:value-type="string">
            <text:p>GOMA FANTASIA CORAZON/UNICORNIO</text:p>
          </table:table-cell>
          <table:table-cell office:value-type="float" office:value="281.97" calcext:value-type="float">
            <text:p>281.97</text:p>
          </table:table-cell>
        </table:table-row>
        <table:table-row table:style-name="ro1">
          <table:table-cell office:value-type="string" calcext:value-type="string">
            <text:p>GOMA FANTASIA DINOSAURIO x4 514143</text:p>
          </table:table-cell>
          <table:table-cell office:value-type="float" office:value="461.36" calcext:value-type="float">
            <text:p>461.36</text:p>
          </table:table-cell>
        </table:table-row>
        <table:table-row table:style-name="ro1">
          <table:table-cell office:value-type="string" calcext:value-type="string">
            <text:p>GOMA FANTASIA EMOJI 514141</text:p>
          </table:table-cell>
          <table:table-cell office:value-type="float" office:value="131.03" calcext:value-type="float">
            <text:p>131.03</text:p>
          </table:table-cell>
        </table:table-row>
        <table:table-row table:style-name="ro1">
          <table:table-cell office:value-type="string" calcext:value-type="string">
            <text:p>GOMA FANTASIA MARCIANOS EN BLISTER</text:p>
          </table:table-cell>
          <table:table-cell office:value-type="float" office:value="846.75" calcext:value-type="float">
            <text:p>846.75</text:p>
          </table:table-cell>
        </table:table-row>
        <table:table-row table:style-name="ro1">
          <table:table-cell office:value-type="string" calcext:value-type="string">
            <text:p>GOMA FANTASIA SET x6 514124</text:p>
          </table:table-cell>
          <table:table-cell office:value-type="float" office:value="1793.69" calcext:value-type="float">
            <text:p>1793.69</text:p>
          </table:table-cell>
        </table:table-row>
        <table:table-row table:style-name="ro1">
          <table:table-cell office:value-type="string" calcext:value-type="string">
            <text:p>GOMA FANTASIA SIRENA 515353</text:p>
          </table:table-cell>
          <table:table-cell office:value-type="float" office:value="281.97" calcext:value-type="float">
            <text:p>281.97</text:p>
          </table:table-cell>
        </table:table-row>
        <table:table-row table:style-name="ro1">
          <table:table-cell office:value-type="string" calcext:value-type="string">
            <text:p>GOMA FANTASIA SIRENAS BLISTER</text:p>
          </table:table-cell>
          <table:table-cell office:value-type="float" office:value="846.75" calcext:value-type="float">
            <text:p>846.75</text:p>
          </table:table-cell>
        </table:table-row>
        <table:table-row table:style-name="ro1">
          <table:table-cell office:value-type="string" calcext:value-type="string">
            <text:p>GOMA FANTASIA UNICORNIO 515352</text:p>
          </table:table-cell>
          <table:table-cell office:value-type="float" office:value="234.78" calcext:value-type="float">
            <text:p>234.78</text:p>
          </table:table-cell>
        </table:table-row>
        <table:table-row table:style-name="ro1">
          <table:table-cell office:value-type="string" calcext:value-type="string">
            <text:p>GOMA FANTASIA UNICORNIOS 42483</text:p>
          </table:table-cell>
          <table:table-cell office:value-type="float" office:value="1187.07" calcext:value-type="float">
            <text:p>1187.07</text:p>
          </table:table-cell>
        </table:table-row>
        <table:table-row table:style-name="ro1">
          <table:table-cell office:value-type="string" calcext:value-type="string">
            <text:p>GOMA FANTASIA x36u 514127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string" calcext:value-type="string">
            <text:p>GOMA FANTASIA x6u 514133</text:p>
          </table:table-cell>
          <table:table-cell office:value-type="float" office:value="802.7" calcext:value-type="float">
            <text:p>802.70</text:p>
          </table:table-cell>
        </table:table-row>
        <table:table-row table:style-name="ro1">
          <table:table-cell office:value-type="string" calcext:value-type="string">
            <text:p>GOMA FILGO DUO TEK x36u 4021</text:p>
          </table:table-cell>
          <table:table-cell office:value-type="float" office:value="217.51" calcext:value-type="float">
            <text:p>217.51</text:p>
          </table:table-cell>
        </table:table-row>
        <table:table-row table:style-name="ro1">
          <table:table-cell office:value-type="string" calcext:value-type="string">
            <text:p>GOMA FILGO ESCOLAR x40u 3020</text:p>
          </table:table-cell>
          <table:table-cell office:value-type="float" office:value="78.29" calcext:value-type="float">
            <text:p>78.29</text:p>
          </table:table-cell>
        </table:table-row>
        <table:table-row table:style-name="ro1">
          <table:table-cell office:value-type="string" calcext:value-type="string">
            <text:p>GOMA FILGO TEK x36u 4020</text:p>
          </table:table-cell>
          <table:table-cell office:value-type="float" office:value="148.06" calcext:value-type="float">
            <text:p>148.06</text:p>
          </table:table-cell>
        </table:table-row>
        <table:table-row table:style-name="ro1">
          <table:table-cell office:value-type="string" calcext:value-type="string">
            <text:p>GOMA FORMAS AUTOS 21060</text:p>
          </table:table-cell>
          <table:table-cell office:value-type="float" office:value="215.91" calcext:value-type="float">
            <text:p>215.91</text:p>
          </table:table-cell>
        </table:table-row>
        <table:table-row table:style-name="ro1">
          <table:table-cell office:value-type="string" calcext:value-type="string">
            <text:p>GOMA KATANA GRIS/BLANCA x40u</text:p>
          </table:table-cell>
          <table:table-cell office:value-type="float" office:value="2916.81" calcext:value-type="float">
            <text:p>2916.81</text:p>
          </table:table-cell>
        </table:table-row>
        <table:table-row table:style-name="ro1">
          <table:table-cell office:value-type="string" calcext:value-type="string">
            <text:p>GOMA KATANA LAPIZ BLANCA x30u 514102</text:p>
          </table:table-cell>
          <table:table-cell office:value-type="float" office:value="3020.98" calcext:value-type="float">
            <text:p>3020.98</text:p>
          </table:table-cell>
        </table:table-row>
        <table:table-row table:style-name="ro1">
          <table:table-cell office:value-type="string" calcext:value-type="string">
            <text:p>GOMA KATANA LAPIZ x40u 514100</text:p>
          </table:table-cell>
          <table:table-cell office:value-type="float" office:value="2553.41" calcext:value-type="float">
            <text:p>2553.41</text:p>
          </table:table-cell>
        </table:table-row>
        <table:table-row table:style-name="ro1">
          <table:table-cell office:value-type="string" calcext:value-type="string">
            <text:p>GOMA KATANA PLASTICA x30u 514105</text:p>
          </table:table-cell>
          <table:table-cell office:value-type="float" office:value="1709.5" calcext:value-type="float">
            <text:p>1709.50</text:p>
          </table:table-cell>
        </table:table-row>
        <table:table-row table:style-name="ro1">
          <table:table-cell office:value-type="string" calcext:value-type="string">
            <text:p>GOMA KATANA TINTA/LAPIZ x60 514103</text:p>
          </table:table-cell>
          <table:table-cell office:value-type="float" office:value="3192.05" calcext:value-type="float">
            <text:p>3192.05</text:p>
          </table:table-cell>
        </table:table-row>
        <table:table-row table:style-name="ro1">
          <table:table-cell office:value-type="string" calcext:value-type="string">
            <text:p>GOMA KATANA-BEIFA TINTA-LAPIZ x40</text:p>
          </table:table-cell>
          <table:table-cell office:value-type="float" office:value="2090.99" calcext:value-type="float">
            <text:p>2090.99</text:p>
          </table:table-cell>
        </table:table-row>
        <table:table-row table:style-name="ro1">
          <table:table-cell office:value-type="string" calcext:value-type="string">
            <text:p>GOMA KEYROAD COLORES PASTEL x20u</text:p>
          </table:table-cell>
          <table:table-cell office:value-type="float" office:value="2997.41" calcext:value-type="float">
            <text:p>2997.41</text:p>
          </table:table-cell>
        </table:table-row>
        <table:table-row table:style-name="ro1">
          <table:table-cell office:value-type="string" calcext:value-type="string">
            <text:p>GOMA KEYROAD LAPIZ TECNICA x30u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 office:value-type="string" calcext:value-type="string">
            <text:p>GOMA KEYROAD PASTEL x2u</text:p>
          </table:table-cell>
          <table:table-cell office:value-type="float" office:value="834.61" calcext:value-type="float">
            <text:p>834.61</text:p>
          </table:table-cell>
        </table:table-row>
        <table:table-row table:style-name="ro1">
          <table:table-cell office:value-type="string" calcext:value-type="string">
            <text:p>GOMA KEYROAD PASTEL x72u EN POTE</text:p>
          </table:table-cell>
          <table:table-cell office:value-type="float" office:value="228.33" calcext:value-type="float">
            <text:p>228.33</text:p>
          </table:table-cell>
        </table:table-row>
        <table:table-row table:style-name="ro1">
          <table:table-cell office:value-type="string" calcext:value-type="string">
            <text:p>GOMA MAPED DUO GOM x2u 610033</text:p>
          </table:table-cell>
          <table:table-cell office:value-type="float" office:value="1175.72" calcext:value-type="float">
            <text:p>1175.72</text:p>
          </table:table-cell>
        </table:table-row>
        <table:table-row table:style-name="ro1">
          <table:table-cell office:value-type="string" calcext:value-type="string">
            <text:p>GOMA MAPED DUO GOM x40u 10033ZA</text:p>
          </table:table-cell>
          <table:table-cell office:value-type="float" office:value="229.16" calcext:value-type="float">
            <text:p>229.16</text:p>
          </table:table-cell>
        </table:table-row>
        <table:table-row table:style-name="ro1">
          <table:table-cell office:value-type="string" calcext:value-type="string">
            <text:p>GOMA MAPED SOFT ESSENTIALS x40u 112911</text:p>
          </table:table-cell>
          <table:table-cell office:value-type="float" office:value="136.79" calcext:value-type="float">
            <text:p>136.79</text:p>
          </table:table-cell>
        </table:table-row>
        <table:table-row table:style-name="ro1">
          <table:table-cell office:value-type="string" calcext:value-type="string">
            <text:p>GOMA MAPED SOFT ESSENTIALS x40u 112921</text:p>
          </table:table-cell>
          <table:table-cell office:value-type="float" office:value="279.16" calcext:value-type="float">
            <text:p>279.16</text:p>
          </table:table-cell>
        </table:table-row>
        <table:table-row table:style-name="ro1">
          <table:table-cell office:value-type="string" calcext:value-type="string">
            <text:p>GOMA MAPED SOFT x2u 112912</text:p>
          </table:table-cell>
          <table:table-cell office:value-type="float" office:value="482.79" calcext:value-type="float">
            <text:p>482.79</text:p>
          </table:table-cell>
        </table:table-row>
        <table:table-row table:style-name="ro1">
          <table:table-cell office:value-type="string" calcext:value-type="string">
            <text:p>GOMA MAPED TECHNIC DUO x2u 611710</text:p>
          </table:table-cell>
          <table:table-cell office:value-type="float" office:value="977.17" calcext:value-type="float">
            <text:p>977.17</text:p>
          </table:table-cell>
        </table:table-row>
        <table:table-row table:style-name="ro1">
          <table:table-cell office:value-type="string" calcext:value-type="string">
            <text:p>GOMA MAPED TECHNIC DUO x36u</text:p>
          </table:table-cell>
          <table:table-cell office:value-type="float" office:value="586.77" calcext:value-type="float">
            <text:p>586.77</text:p>
          </table:table-cell>
        </table:table-row>
        <table:table-row table:style-name="ro1">
          <table:table-cell office:value-type="string" calcext:value-type="string">
            <text:p>GOMA MAPED TECHNIC MINI 300 x36u</text:p>
          </table:table-cell>
          <table:table-cell office:value-type="float" office:value="188.23" calcext:value-type="float">
            <text:p>188.23</text:p>
          </table:table-cell>
        </table:table-row>
        <table:table-row table:style-name="ro1">
          <table:table-cell office:value-type="string" calcext:value-type="string">
            <text:p>GOMA MAPED TECHNIC MINI x2u 611300</text:p>
          </table:table-cell>
          <table:table-cell office:value-type="float" office:value="564.67" calcext:value-type="float">
            <text:p>564.67</text:p>
          </table:table-cell>
        </table:table-row>
        <table:table-row table:style-name="ro1">
          <table:table-cell office:value-type="string" calcext:value-type="string">
            <text:p>GOMA PIZZINI MIGA C/ESTUCHE MOLDEABLE</text:p>
          </table:table-cell>
          <table:table-cell office:value-type="float" office:value="935.28" calcext:value-type="float">
            <text:p>935.28</text:p>
          </table:table-cell>
        </table:table-row>
        <table:table-row table:style-name="ro1">
          <table:table-cell office:value-type="string" calcext:value-type="string">
            <text:p>GOMA PIZZINI MINI x60u FLUO</text:p>
          </table:table-cell>
          <table:table-cell office:value-type="float" office:value="226.26" calcext:value-type="float">
            <text:p>226.26</text:p>
          </table:table-cell>
        </table:table-row>
        <table:table-row table:style-name="ro1">
          <table:table-cell office:value-type="string" calcext:value-type="string">
            <text:p>GOMA PIZZINI TECNICA BLANCA 44x18x12mm</text:p>
          </table:table-cell>
          <table:table-cell office:value-type="float" office:value="405.31" calcext:value-type="float">
            <text:p>405.31</text:p>
          </table:table-cell>
        </table:table-row>
        <table:table-row table:style-name="ro1">
          <table:table-cell office:value-type="string" calcext:value-type="string">
            <text:p>GOMA PIZZINI TECNICA BLANCA 65x23x12mm</text:p>
          </table:table-cell>
          <table:table-cell office:value-type="float" office:value="660.99" calcext:value-type="float">
            <text:p>660.99</text:p>
          </table:table-cell>
        </table:table-row>
        <table:table-row table:style-name="ro1">
          <table:table-cell office:value-type="string" calcext:value-type="string">
            <text:p>GOMA ROBOT SONG 28417</text:p>
          </table:table-cell>
          <table:table-cell office:value-type="float" office:value="167.96" calcext:value-type="float">
            <text:p>167.96</text:p>
          </table:table-cell>
        </table:table-row>
        <table:table-row table:style-name="ro1">
          <table:table-cell office:value-type="string" calcext:value-type="string">
            <text:p>GOMA SKYCOLOR LAPIZ x30u</text:p>
          </table:table-cell>
          <table:table-cell office:value-type="float" office:value="130.61" calcext:value-type="float">
            <text:p>130.61</text:p>
          </table:table-cell>
        </table:table-row>
        <table:table-row table:style-name="ro1">
          <table:table-cell office:value-type="string" calcext:value-type="string">
            <text:p>GRIP ERGONOMICO PARA LAPICES x2u</text:p>
          </table:table-cell>
          <table:table-cell office:value-type="float" office:value="1134.13" calcext:value-type="float">
            <text:p>1134.13</text:p>
          </table:table-cell>
        </table:table-row>
        <table:table-row table:style-name="ro1">
          <table:table-cell office:value-type="string" calcext:value-type="string">
            <text:p>GUBIAS IBI SETx6 PZAS</text:p>
          </table:table-cell>
          <table:table-cell office:value-type="float" office:value="296.6" calcext:value-type="float">
            <text:p>296.60</text:p>
          </table:table-cell>
        </table:table-row>
        <table:table-row table:style-name="ro1">
          <table:table-cell office:value-type="string" calcext:value-type="string">
            <text:p>GUILLOTINA IBI A PALANCA A4 300mm</text:p>
          </table:table-cell>
          <table:table-cell office:value-type="float" office:value="15189.69" calcext:value-type="float">
            <text:p>15189.69</text:p>
          </table:table-cell>
        </table:table-row>
        <table:table-row table:style-name="ro1">
          <table:table-cell office:value-type="string" calcext:value-type="string">
            <text:p>HILO ALGODON CRUDO BARRILETE 14m x10r 950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1">
          <table:table-cell office:value-type="string" calcext:value-type="string">
            <text:p>HILO ENCERADO N-7 50g NATURAL 1310</text:p>
          </table:table-cell>
          <table:table-cell office:value-type="float" office:value="374.81" calcext:value-type="float">
            <text:p>374.81</text:p>
          </table:table-cell>
        </table:table-row>
        <table:table-row table:style-name="ro1">
          <table:table-cell office:value-type="string" calcext:value-type="string">
            <text:p>HILO ENCERADO N-7 670m NATURAL 1304</text:p>
          </table:table-cell>
          <table:table-cell office:value-type="float" office:value="2742.61" calcext:value-type="float">
            <text:p>2742.61</text:p>
          </table:table-cell>
        </table:table-row>
        <table:table-row table:style-name="ro1">
          <table:table-cell office:value-type="string" calcext:value-type="string">
            <text:p>HILO SISAL MULTICOLOR FINO 20m x10 164</text:p>
          </table:table-cell>
          <table:table-cell office:value-type="float" office:value="1289.79" calcext:value-type="float">
            <text:p>1289.79</text:p>
          </table:table-cell>
        </table:table-row>
        <table:table-row table:style-name="ro1">
          <table:table-cell office:value-type="string" calcext:value-type="string">
            <text:p>HILO SISAL MULTICOLOR GRUESO 15mt 114</text:p>
          </table:table-cell>
          <table:table-cell office:value-type="float" office:value="1251.35" calcext:value-type="float">
            <text:p>1251.35</text:p>
          </table:table-cell>
        </table:table-row>
        <table:table-row table:style-name="ro1">
          <table:table-cell office:value-type="string" calcext:value-type="string">
            <text:p>HILO SISAL NATURAL FINO x10 ART-121</text:p>
          </table:table-cell>
          <table:table-cell office:value-type="float" office:value="1030.29" calcext:value-type="float">
            <text:p>1030.29</text:p>
          </table:table-cell>
        </table:table-row>
        <table:table-row table:style-name="ro1">
          <table:table-cell office:value-type="string" calcext:value-type="string">
            <text:p>HILO SISAL NATURAL GRUESO x30m 101</text:p>
          </table:table-cell>
          <table:table-cell office:value-type="float" office:value="991.85" calcext:value-type="float">
            <text:p>991.85</text:p>
          </table:table-cell>
        </table:table-row>
        <table:table-row table:style-name="ro1">
          <table:table-cell office:value-type="string" calcext:value-type="string">
            <text:p>HOJA DE BOPP CRISTAL 70X90 X10HJ</text:p>
          </table:table-cell>
          <table:table-cell office:value-type="float" office:value="711.2" calcext:value-type="float">
            <text:p>711.20</text:p>
          </table:table-cell>
        </table:table-row>
        <table:table-row table:style-name="ro1">
          <table:table-cell office:value-type="string" calcext:value-type="string">
            <text:p>IMAN A4 C/ADHESIVO x10h IBI</text:p>
          </table:table-cell>
          <table:table-cell office:value-type="float" office:value="10099.07" calcext:value-type="float">
            <text:p>10099.07</text:p>
          </table:table-cell>
        </table:table-row>
        <table:table-row table:style-name="ro1">
          <table:table-cell office:value-type="string" calcext:value-type="string">
            <text:p>IMAN EN TIRA IBI 1cm x1m</text:p>
          </table:table-cell>
          <table:table-cell office:value-type="float" office:value="1349.25" calcext:value-type="float">
            <text:p>1349.25</text:p>
          </table:table-cell>
        </table:table-row>
        <table:table-row table:style-name="ro1">
          <table:table-cell office:value-type="string" calcext:value-type="string">
            <text:p>IMAN FLEXIBLE A4 x10u</text:p>
          </table:table-cell>
          <table:table-cell office:value-type="float" office:value="9863.52" calcext:value-type="float">
            <text:p>9863.52</text:p>
          </table:table-cell>
        </table:table-row>
        <table:table-row table:style-name="ro1">
          <table:table-cell office:value-type="string" calcext:value-type="string">
            <text:p>IMAN FLEXIBLE SIFAP A4 AUTOADHESIVO x10u</text:p>
          </table:table-cell>
          <table:table-cell office:value-type="float" office:value="22681.35" calcext:value-type="float">
            <text:p>22681.35</text:p>
          </table:table-cell>
        </table:table-row>
        <table:table-row table:style-name="ro1">
          <table:table-cell office:value-type="string" calcext:value-type="string">
            <text:p>IMAN REDONDO 14x3mm x50u</text:p>
          </table:table-cell>
          <table:table-cell office:value-type="float" office:value="189.97" calcext:value-type="float">
            <text:p>189.97</text:p>
          </table:table-cell>
        </table:table-row>
        <table:table-row table:style-name="ro1">
          <table:table-cell office:value-type="string" calcext:value-type="string">
            <text:p>INDICE 11 PERFORACIONES A4 A-Z</text:p>
          </table:table-cell>
          <table:table-cell office:value-type="float" office:value="2125.17" calcext:value-type="float">
            <text:p>2125.17</text:p>
          </table:table-cell>
        </table:table-row>
        <table:table-row table:style-name="ro1">
          <table:table-cell office:value-type="string" calcext:value-type="string">
            <text:p>INDICE LAMA 20 POSICIONES A/Z A4 150A4</text:p>
          </table:table-cell>
          <table:table-cell office:value-type="float" office:value="2696.01" calcext:value-type="float">
            <text:p>2696.01</text:p>
          </table:table-cell>
        </table:table-row>
        <table:table-row table:style-name="ro1">
          <table:table-cell office:value-type="string" calcext:value-type="string">
            <text:p>INDICE LAMA 20 POSICIONES A/Z OFICIO 150FC</text:p>
          </table:table-cell>
          <table:table-cell office:value-type="float" office:value="2212.75" calcext:value-type="float">
            <text:p>2212.75</text:p>
          </table:table-cell>
        </table:table-row>
        <table:table-row table:style-name="ro1">
          <table:table-cell office:value-type="string" calcext:value-type="string">
            <text:p>JARRO ALUMINIO 12</text:p>
          </table:table-cell>
          <table:table-cell office:value-type="float" office:value="3452.74" calcext:value-type="float">
            <text:p>3452.74</text:p>
          </table:table-cell>
        </table:table-row>
        <table:table-row table:style-name="ro1">
          <table:table-cell office:value-type="string" calcext:value-type="string">
            <text:p>KEYROAD CINTA CORRECTORA x2,5mm x5m</text:p>
          </table:table-cell>
          <table:table-cell office:value-type="float" office:value="1463.39" calcext:value-type="float">
            <text:p>1463.39</text:p>
          </table:table-cell>
        </table:table-row>
        <table:table-row table:style-name="ro1">
          <table:table-cell office:value-type="string" calcext:value-type="string">
            <text:p>KIMELEKA 180g</text:p>
          </table:table-cell>
          <table:table-cell office:value-type="float" office:value="154.25" calcext:value-type="float">
            <text:p>154.25</text:p>
          </table:table-cell>
        </table:table-row>
        <table:table-row table:style-name="ro1">
          <table:table-cell office:value-type="string" calcext:value-type="string">
            <text:p>KIT BIC LETTERING x13u BLISTER</text:p>
          </table:table-cell>
          <table:table-cell office:value-type="float" office:value="10315.52" calcext:value-type="float">
            <text:p>10315.52</text:p>
          </table:table-cell>
        </table:table-row>
        <table:table-row table:style-name="ro1">
          <table:table-cell office:value-type="string" calcext:value-type="string">
            <text:p>KIT BIC PASTEL x12u</text:p>
          </table:table-cell>
          <table:table-cell office:value-type="float" office:value="12044.39" calcext:value-type="float">
            <text:p>12044.39</text:p>
          </table:table-cell>
        </table:table-row>
        <table:table-row table:style-name="ro1">
          <table:table-cell office:value-type="string" calcext:value-type="string">
            <text:p>KIT PINTAFAN MIX ACUA-GLITTER</text:p>
          </table:table-cell>
          <table:table-cell office:value-type="float" office:value="611.2" calcext:value-type="float">
            <text:p>611.20</text:p>
          </table:table-cell>
        </table:table-row>
        <table:table-row table:style-name="ro1">
          <table:table-cell office:value-type="string" calcext:value-type="string">
            <text:p>KIT PINTAFAN MY WORLD</text:p>
          </table:table-cell>
          <table:table-cell office:value-type="float" office:value="611.2" calcext:value-type="float">
            <text:p>611.20</text:p>
          </table:table-cell>
        </table:table-row>
        <table:table-row table:style-name="ro1">
          <table:table-cell office:value-type="string" calcext:value-type="string">
            <text:p>LA GOTITA 2ml</text:p>
          </table:table-cell>
          <table:table-cell office:value-type="float" office:value="1207.92" calcext:value-type="float">
            <text:p>1207.92</text:p>
          </table:table-cell>
        </table:table-row>
        <table:table-row table:style-name="ro1">
          <table:table-cell office:value-type="string" calcext:value-type="string">
            <text:p>LA GOTITA GEL 3g</text:p>
          </table:table-cell>
          <table:table-cell office:value-type="float" office:value="1528.23" calcext:value-type="float">
            <text:p>1528.23</text:p>
          </table:table-cell>
        </table:table-row>
        <table:table-row table:style-name="ro1">
          <table:table-cell office:value-type="string" calcext:value-type="string">
            <text:p>LAMINA DE BILLETES Y MONEDAS</text:p>
          </table:table-cell>
          <table:table-cell office:value-type="float" office:value="371" calcext:value-type="float">
            <text:p>371.00</text:p>
          </table:table-cell>
        </table:table-row>
        <table:table-row table:style-name="ro1">
          <table:table-cell office:value-type="string" calcext:value-type="string">
            <text:p>LAMINA DECOUPAGE A4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LAMINA PLASTIFICADO EN FRIO 37x50 200mic x10u</text:p>
          </table:table-cell>
          <table:table-cell office:value-type="float" office:value="1024.64" calcext:value-type="float">
            <text:p>1024.64</text:p>
          </table:table-cell>
        </table:table-row>
        <table:table-row table:style-name="ro1">
          <table:table-cell office:value-type="string" calcext:value-type="string">
            <text:p>LAMINAS MC 35x24 VARIOS MODELOS x10 u</text:p>
          </table:table-cell>
          <table:table-cell office:value-type="float" office:value="2526.48" calcext:value-type="float">
            <text:p>2526.48</text:p>
          </table:table-cell>
        </table:table-row>
        <table:table-row table:style-name="ro1">
          <table:table-cell office:value-type="string" calcext:value-type="string">
            <text:p>LANZA COHETE HM40174</text:p>
          </table:table-cell>
          <table:table-cell office:value-type="float" office:value="4403.3" calcext:value-type="float">
            <text:p>4403.30</text:p>
          </table:table-cell>
        </table:table-row>
        <table:table-row table:style-name="ro1">
          <table:table-cell office:value-type="string" calcext:value-type="string">
            <text:p>LAPICERA FUENTE FILGO JET PEN x24u</text:p>
          </table:table-cell>
          <table:table-cell office:value-type="float" office:value="589.58" calcext:value-type="float">
            <text:p>589.58</text:p>
          </table:table-cell>
        </table:table-row>
        <table:table-row table:style-name="ro1">
          <table:table-cell office:value-type="string" calcext:value-type="string">
            <text:p>LAPICERA SIMBALL FUENTE PLUMETTE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string" calcext:value-type="string">
            <text:p>LAPICES C/GOMA 2D HALOWEEN 41006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string" calcext:value-type="string">
            <text:p>LAPICES C/GOMA 2D UNICORNIO 41005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string" calcext:value-type="string">
            <text:p>LAPICES C/GOMA 2D ZOO 41008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string" calcext:value-type="string">
            <text:p>LAPIZ C/GOMA FANTASIA 513820</text:p>
          </table:table-cell>
          <table:table-cell office:value-type="float" office:value="153.05" calcext:value-type="float">
            <text:p>153.05</text:p>
          </table:table-cell>
        </table:table-row>
        <table:table-row table:style-name="ro1">
          <table:table-cell office:value-type="string" calcext:value-type="string">
            <text:p>LAPIZ C/GOMA FANTASIA x5u 513826</text:p>
          </table:table-cell>
          <table:table-cell office:value-type="float" office:value="1408.31" calcext:value-type="float">
            <text:p>1408.31</text:p>
          </table:table-cell>
        </table:table-row>
        <table:table-row table:style-name="ro1">
          <table:table-cell office:value-type="string" calcext:value-type="string">
            <text:p>LAPIZ C/GOMA FORMAS 15319</text:p>
          </table:table-cell>
          <table:table-cell office:value-type="float" office:value="215.03" calcext:value-type="float">
            <text:p>215.03</text:p>
          </table:table-cell>
        </table:table-row>
        <table:table-row table:style-name="ro1">
          <table:table-cell office:value-type="string" calcext:value-type="string">
            <text:p>LAPIZ C/GOMA TALBOT FLOWERS x36u 4117</text:p>
          </table:table-cell>
          <table:table-cell office:value-type="float" office:value="19253.52" calcext:value-type="float">
            <text:p>19253.52</text:p>
          </table:table-cell>
        </table:table-row>
        <table:table-row table:style-name="ro1">
          <table:table-cell office:value-type="string" calcext:value-type="string">
            <text:p>LAPIZ C/GOMA TALBOT HALLOWEEN x36u 4121</text:p>
          </table:table-cell>
          <table:table-cell office:value-type="float" office:value="19253.52" calcext:value-type="float">
            <text:p>19253.52</text:p>
          </table:table-cell>
        </table:table-row>
        <table:table-row table:style-name="ro1">
          <table:table-cell office:value-type="string" calcext:value-type="string">
            <text:p>LAPIZ C/GOMA TALBOT STARS x36u 4123</text:p>
          </table:table-cell>
          <table:table-cell office:value-type="float" office:value="19253.52" calcext:value-type="float">
            <text:p>19253.52</text:p>
          </table:table-cell>
        </table:table-row>
        <table:table-row table:style-name="ro1">
          <table:table-cell office:value-type="string" calcext:value-type="string">
            <text:p>LAPIZ CORRECTOR BIC SHAKE'N 8ml</text:p>
          </table:table-cell>
          <table:table-cell office:value-type="float" office:value="2242.95" calcext:value-type="float">
            <text:p>2242.95</text:p>
          </table:table-cell>
        </table:table-row>
        <table:table-row table:style-name="ro1">
          <table:table-cell office:value-type="string" calcext:value-type="string">
            <text:p>LAPIZ CORRECTOR EZCO 7ml x24u</text:p>
          </table:table-cell>
          <table:table-cell office:value-type="float" office:value="389.35" calcext:value-type="float">
            <text:p>389.35</text:p>
          </table:table-cell>
        </table:table-row>
        <table:table-row table:style-name="ro1">
          <table:table-cell office:value-type="string" calcext:value-type="string">
            <text:p>LAPIZ CORRECTOR EZCO GTS x12u</text:p>
          </table:table-cell>
          <table:table-cell office:value-type="float" office:value="389.35" calcext:value-type="float">
            <text:p>389.35</text:p>
          </table:table-cell>
        </table:table-row>
        <table:table-row table:style-name="ro1">
          <table:table-cell office:value-type="string" calcext:value-type="string">
            <text:p>LAPIZ CORRECTOR FABER 7ml</text:p>
          </table:table-cell>
          <table:table-cell office:value-type="float" office:value="851.91" calcext:value-type="float">
            <text:p>851.91</text:p>
          </table:table-cell>
        </table:table-row>
        <table:table-row table:style-name="ro1">
          <table:table-cell office:value-type="string" calcext:value-type="string">
            <text:p>LAPIZ CORRECTOR FILGO 7ml x12u PASTEL</text:p>
          </table:table-cell>
          <table:table-cell office:value-type="float" office:value="311.82" calcext:value-type="float">
            <text:p>311.82</text:p>
          </table:table-cell>
        </table:table-row>
        <table:table-row table:style-name="ro1">
          <table:table-cell office:value-type="string" calcext:value-type="string">
            <text:p>LAPIZ CORRECTOR FILGO 7ml x24u</text:p>
          </table:table-cell>
          <table:table-cell office:value-type="float" office:value="308.99" calcext:value-type="float">
            <text:p>308.99</text:p>
          </table:table-cell>
        </table:table-row>
        <table:table-row table:style-name="ro1">
          <table:table-cell office:value-type="string" calcext:value-type="string">
            <text:p>LAPIZ CORRECTOR FILGO x1 FLOW PACK</text:p>
          </table:table-cell>
          <table:table-cell office:value-type="float" office:value="557.62" calcext:value-type="float">
            <text:p>557.62</text:p>
          </table:table-cell>
        </table:table-row>
        <table:table-row table:style-name="ro1">
          <table:table-cell office:value-type="string" calcext:value-type="string">
            <text:p>LAPIZ CORRECTOR TAIKO 7ml CAJA x24u</text:p>
          </table:table-cell>
          <table:table-cell office:value-type="float" office:value="296.44" calcext:value-type="float">
            <text:p>296.44</text:p>
          </table:table-cell>
        </table:table-row>
        <table:table-row table:style-name="ro1">
          <table:table-cell office:value-type="string" calcext:value-type="string">
            <text:p>LAPIZ CORRECTOR TALBOT MINI PASTEL 3ml 4510</text:p>
          </table:table-cell>
          <table:table-cell office:value-type="float" office:value="340.29" calcext:value-type="float">
            <text:p>340.29</text:p>
          </table:table-cell>
        </table:table-row>
        <table:table-row table:style-name="ro1">
          <table:table-cell office:value-type="string" calcext:value-type="string">
            <text:p>LAPIZ CORRECTOR TEORIA 7ml</text:p>
          </table:table-cell>
          <table:table-cell office:value-type="float" office:value="228.99" calcext:value-type="float">
            <text:p>228.99</text:p>
          </table:table-cell>
        </table:table-row>
        <table:table-row table:style-name="ro1">
          <table:table-cell office:value-type="string" calcext:value-type="string">
            <text:p>LAPIZ GOMA C/CEPILLO STAEDTLER</text:p>
          </table:table-cell>
          <table:table-cell office:value-type="float" office:value="1937" calcext:value-type="float">
            <text:p>1937.00</text:p>
          </table:table-cell>
        </table:table-row>
        <table:table-row table:style-name="ro1">
          <table:table-cell office:value-type="string" calcext:value-type="string">
            <text:p>LAPIZ GRAFITO BEIFA C/GOMA x12u</text:p>
          </table:table-cell>
          <table:table-cell office:value-type="float" office:value="263.26" calcext:value-type="float">
            <text:p>263.26</text:p>
          </table:table-cell>
        </table:table-row>
        <table:table-row table:style-name="ro1">
          <table:table-cell office:value-type="string" calcext:value-type="string">
            <text:p>LAPIZ GRAFITO BIC EVOLUTION x12u C/GOMA</text:p>
          </table:table-cell>
          <table:table-cell office:value-type="float" office:value="375.61" calcext:value-type="float">
            <text:p>375.61</text:p>
          </table:table-cell>
        </table:table-row>
        <table:table-row table:style-name="ro1">
          <table:table-cell office:value-type="string" calcext:value-type="string">
            <text:p>LAPIZ GRAFITO BIC EVOLUTION x12u HB</text:p>
          </table:table-cell>
          <table:table-cell office:value-type="float" office:value="244.2" calcext:value-type="float">
            <text:p>244.20</text:p>
          </table:table-cell>
        </table:table-row>
        <table:table-row table:style-name="ro1">
          <table:table-cell office:value-type="string" calcext:value-type="string">
            <text:p>LAPIZ GRAFITO EZCO C/GOMA x12u</text:p>
          </table:table-cell>
          <table:table-cell office:value-type="float" office:value="1286.21" calcext:value-type="float">
            <text:p>1286.21</text:p>
          </table:table-cell>
        </table:table-row>
        <table:table-row table:style-name="ro1">
          <table:table-cell office:value-type="string" calcext:value-type="string">
            <text:p>LAPIZ GRAFITO EZCO MITO C/GOMA x12u</text:p>
          </table:table-cell>
          <table:table-cell office:value-type="float" office:value="962.25" calcext:value-type="float">
            <text:p>962.25</text:p>
          </table:table-cell>
        </table:table-row>
        <table:table-row table:style-name="ro1">
          <table:table-cell office:value-type="string" calcext:value-type="string">
            <text:p>LAPIZ GRAFITO EZCO MITO x12u</text:p>
          </table:table-cell>
          <table:table-cell office:value-type="float" office:value="874.16" calcext:value-type="float">
            <text:p>874.16</text:p>
          </table:table-cell>
        </table:table-row>
        <table:table-row table:style-name="ro1">
          <table:table-cell office:value-type="string" calcext:value-type="string">
            <text:p>LAPIZ GRAFITO FABER GRADUADO GOLD 1221</text:p>
          </table:table-cell>
          <table:table-cell office:value-type="float" office:value="705.96" calcext:value-type="float">
            <text:p>705.96</text:p>
          </table:table-cell>
        </table:table-row>
        <table:table-row table:style-name="ro1">
          <table:table-cell office:value-type="string" calcext:value-type="string">
            <text:p>LAPIZ GRAFITO FABER x12 HEXAGONAL 1205</text:p>
          </table:table-cell>
          <table:table-cell office:value-type="float" office:value="3459.8" calcext:value-type="float">
            <text:p>3459.80</text:p>
          </table:table-cell>
        </table:table-row>
        <table:table-row table:style-name="ro1">
          <table:table-cell office:value-type="string" calcext:value-type="string">
            <text:p>LAPIZ GRAFITO FILGO PINTO x12u C/GOMA</text:p>
          </table:table-cell>
          <table:table-cell office:value-type="float" office:value="102.43" calcext:value-type="float">
            <text:p>102.43</text:p>
          </table:table-cell>
        </table:table-row>
        <table:table-row table:style-name="ro1">
          <table:table-cell office:value-type="string" calcext:value-type="string">
            <text:p>LAPIZ GRAFITO FILGO PINTO x12u HB</text:p>
          </table:table-cell>
          <table:table-cell office:value-type="float" office:value="70.1" calcext:value-type="float">
            <text:p>70.10</text:p>
          </table:table-cell>
        </table:table-row>
        <table:table-row table:style-name="ro1">
          <table:table-cell office:value-type="string" calcext:value-type="string">
            <text:p>LAPIZ GRAFITO FILGO PINTO x12u JUMBO HB</text:p>
          </table:table-cell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string" calcext:value-type="string">
            <text:p>LAPIZ GRAFITO FILGO PINTO x12u PASTEL</text:p>
          </table:table-cell>
          <table:table-cell office:value-type="float" office:value="92.43" calcext:value-type="float">
            <text:p>92.43</text:p>
          </table:table-cell>
        </table:table-row>
        <table:table-row table:style-name="ro1">
          <table:table-cell office:value-type="string" calcext:value-type="string">
            <text:p>LAPIZ GRAFITO FILGO PINTO x4u FLOWPACK</text:p>
          </table:table-cell>
          <table:table-cell office:value-type="float" office:value="493.78" calcext:value-type="float">
            <text:p>493.78</text:p>
          </table:table-cell>
        </table:table-row>
        <table:table-row table:style-name="ro1">
          <table:table-cell office:value-type="string" calcext:value-type="string">
            <text:p>LAPIZ GRAFITO GIOTTO ROBERCOLOR x12u</text:p>
          </table:table-cell>
          <table:table-cell office:value-type="float" office:value="76.41" calcext:value-type="float">
            <text:p>76.41</text:p>
          </table:table-cell>
        </table:table-row>
        <table:table-row table:style-name="ro1">
          <table:table-cell office:value-type="string" calcext:value-type="string">
            <text:p>LAPIZ GRAFITO GIOTTO ROBERCOLOR x12u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office:value-type="string" calcext:value-type="string">
            <text:p>LAPIZ GRAFITO LYRA GRADUATE SET x12u</text:p>
          </table:table-cell>
          <table:table-cell office:value-type="float" office:value="6236.12" calcext:value-type="float">
            <text:p>6236.12</text:p>
          </table:table-cell>
        </table:table-row>
        <table:table-row table:style-name="ro1">
          <table:table-cell office:value-type="string" calcext:value-type="string">
            <text:p>LAPIZ GRAFITO LYRA GRADUATE x6u SERIE B</text:p>
          </table:table-cell>
          <table:table-cell office:value-type="float" office:value="3253.24" calcext:value-type="float">
            <text:p>3253.24</text:p>
          </table:table-cell>
        </table:table-row>
        <table:table-row table:style-name="ro1">
          <table:table-cell office:value-type="string" calcext:value-type="string">
            <text:p>LAPIZ GRAFITO LYRA GRADUATE x6u SERIE H</text:p>
          </table:table-cell>
          <table:table-cell office:value-type="float" office:value="3253.24" calcext:value-type="float">
            <text:p>3253.24</text:p>
          </table:table-cell>
        </table:table-row>
        <table:table-row table:style-name="ro1">
          <table:table-cell office:value-type="string" calcext:value-type="string">
            <text:p>LAPIZ GRAFITO LYRA REMBRANDT GRADUADO</text:p>
          </table:table-cell>
          <table:table-cell office:value-type="float" office:value="675.91" calcext:value-type="float">
            <text:p>675.91</text:p>
          </table:table-cell>
        </table:table-row>
        <table:table-row table:style-name="ro1">
          <table:table-cell office:value-type="string" calcext:value-type="string">
            <text:p>LAPIZ GRAFITO MAPED 2H</text:p>
          </table:table-cell>
          <table:table-cell office:value-type="float" office:value="454.95" calcext:value-type="float">
            <text:p>454.95</text:p>
          </table:table-cell>
        </table:table-row>
        <table:table-row table:style-name="ro1">
          <table:table-cell office:value-type="string" calcext:value-type="string">
            <text:p>LAPIZ GRAFITO MAPED C/GOMA x12 851821</text:p>
          </table:table-cell>
          <table:table-cell office:value-type="float" office:value="157.58" calcext:value-type="float">
            <text:p>157.58</text:p>
          </table:table-cell>
        </table:table-row>
        <table:table-row table:style-name="ro1">
          <table:table-cell office:value-type="string" calcext:value-type="string">
            <text:p>LAPIZ GRAFITO MAPED C/GOMA x12 PASTEL 851730</text:p>
          </table:table-cell>
          <table:table-cell office:value-type="float" office:value="251.44" calcext:value-type="float">
            <text:p>251.44</text:p>
          </table:table-cell>
        </table:table-row>
        <table:table-row table:style-name="ro1">
          <table:table-cell office:value-type="string" calcext:value-type="string">
            <text:p>LAPIZ GRAFITO MAPED C/GOMA x3</text:p>
          </table:table-cell>
          <table:table-cell office:value-type="float" office:value="1781.16" calcext:value-type="float">
            <text:p>1781.16</text:p>
          </table:table-cell>
        </table:table-row>
        <table:table-row table:style-name="ro1">
          <table:table-cell office:value-type="string" calcext:value-type="string">
            <text:p>LAPIZ GRAFITO MAPED HB x12 WOODFRE</text:p>
          </table:table-cell>
          <table:table-cell office:value-type="float" office:value="238.18" calcext:value-type="float">
            <text:p>238.18</text:p>
          </table:table-cell>
        </table:table-row>
        <table:table-row table:style-name="ro1">
          <table:table-cell office:value-type="string" calcext:value-type="string">
            <text:p>LAPIZ GRAFITO MAPED HB x3 FLOW PACK</text:p>
          </table:table-cell>
          <table:table-cell office:value-type="float" office:value="958.42" calcext:value-type="float">
            <text:p>958.42</text:p>
          </table:table-cell>
        </table:table-row>
        <table:table-row table:style-name="ro1">
          <table:table-cell office:value-type="string" calcext:value-type="string">
            <text:p>LAPIZ GRAFITO MAPED METALIZADO C/GOMA</text:p>
          </table:table-cell>
          <table:table-cell office:value-type="float" office:value="244.61" calcext:value-type="float">
            <text:p>244.61</text:p>
          </table:table-cell>
        </table:table-row>
        <table:table-row table:style-name="ro1">
          <table:table-cell office:value-type="string" calcext:value-type="string">
            <text:p>LAPIZ GRAFITO PENMAC N-2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string" calcext:value-type="string">
            <text:p>LAPIZ GRAFITO ROBERCOLOR HB</text:p>
          </table:table-cell>
          <table:table-cell office:value-type="float" office:value="123.47" calcext:value-type="float">
            <text:p>123.47</text:p>
          </table:table-cell>
        </table:table-row>
        <table:table-row table:style-name="ro1">
          <table:table-cell office:value-type="string" calcext:value-type="string">
            <text:p>LAPIZ INFINITO + GOMA Y REPUESTO</text:p>
          </table:table-cell>
          <table:table-cell office:value-type="float" office:value="965.99" calcext:value-type="float">
            <text:p>965.99</text:p>
          </table:table-cell>
        </table:table-row>
        <table:table-row table:style-name="ro1">
          <table:table-cell office:value-type="string" calcext:value-type="string">
            <text:p>LAPIZ INFINITO 513830</text:p>
          </table:table-cell>
          <table:table-cell office:value-type="float" office:value="329.23" calcext:value-type="float">
            <text:p>329.23</text:p>
          </table:table-cell>
        </table:table-row>
        <table:table-row table:style-name="ro1">
          <table:table-cell office:value-type="string" calcext:value-type="string">
            <text:p>LAPIZ INFINITO BENABI 42594</text:p>
          </table:table-cell>
          <table:table-cell office:value-type="float" office:value="302.39" calcext:value-type="float">
            <text:p>302.39</text:p>
          </table:table-cell>
        </table:table-row>
        <table:table-row table:style-name="ro1">
          <table:table-cell office:value-type="string" calcext:value-type="string">
            <text:p>LAPIZ INFINITO NG</text:p>
          </table:table-cell>
          <table:table-cell office:value-type="float" office:value="4573.8" calcext:value-type="float">
            <text:p>4573.80</text:p>
          </table:table-cell>
        </table:table-row>
        <table:table-row table:style-name="ro1">
          <table:table-cell office:value-type="string" calcext:value-type="string">
            <text:p>LAPIZ INFINITO OLAMI</text:p>
          </table:table-cell>
          <table:table-cell office:value-type="float" office:value="711.48" calcext:value-type="float">
            <text:p>711.48</text:p>
          </table:table-cell>
        </table:table-row>
        <table:table-row table:style-name="ro1">
          <table:table-cell office:value-type="string" calcext:value-type="string">
            <text:p>LAPIZ MINA INTERCAMBIABLE PATITA 515277</text:p>
          </table:table-cell>
          <table:table-cell office:value-type="float" office:value="351.25" calcext:value-type="float">
            <text:p>351.25</text:p>
          </table:table-cell>
        </table:table-row>
        <table:table-row table:style-name="ro1">
          <table:table-cell office:value-type="string" calcext:value-type="string">
            <text:p>LAPIZ MINA INTERCAMBIABLE UNICORNIO 515276</text:p>
          </table:table-cell>
          <table:table-cell office:value-type="float" office:value="351.25" calcext:value-type="float">
            <text:p>351.25</text:p>
          </table:table-cell>
        </table:table-row>
        <table:table-row table:style-name="ro1">
          <table:table-cell office:value-type="string" calcext:value-type="string">
            <text:p>LENTEJUELAS SIFAP DORADA x5u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5 AZUL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5 CELESTE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5 PLATA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5 ROJO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5 VERDE</text:p>
          </table:table-cell>
          <table:table-cell office:value-type="float" office:value="1410.64" calcext:value-type="float">
            <text:p>1410.64</text:p>
          </table:table-cell>
        </table:table-row>
        <table:table-row table:style-name="ro1">
          <table:table-cell office:value-type="string" calcext:value-type="string">
            <text:p>LENTEJUELAS SIFAP x9u</text:p>
          </table:table-cell>
          <table:table-cell office:value-type="float" office:value="2147.57" calcext:value-type="float">
            <text:p>2147.57</text:p>
          </table:table-cell>
        </table:table-row>
        <table:table-row table:style-name="ro1">
          <table:table-cell office:value-type="string" calcext:value-type="string">
            <text:p>LETRAS MAGNETICAS GRANDES FD1128-16</text:p>
          </table:table-cell>
          <table:table-cell office:value-type="float" office:value="2249.63" calcext:value-type="float">
            <text:p>2249.63</text:p>
          </table:table-cell>
        </table:table-row>
        <table:table-row table:style-name="ro1">
          <table:table-cell office:value-type="string" calcext:value-type="string">
            <text:p>LETROGRAFO PIZZINI 5880-12</text:p>
          </table:table-cell>
          <table:table-cell office:value-type="float" office:value="885.22" calcext:value-type="float">
            <text:p>885.22</text:p>
          </table:table-cell>
        </table:table-row>
        <table:table-row table:style-name="ro1">
          <table:table-cell office:value-type="string" calcext:value-type="string">
            <text:p>LETROGRAFO PIZZINI 5880-14</text:p>
          </table:table-cell>
          <table:table-cell office:value-type="float" office:value="3339.94" calcext:value-type="float">
            <text:p>3339.94</text:p>
          </table:table-cell>
        </table:table-row>
        <table:table-row table:style-name="ro1">
          <table:table-cell office:value-type="string" calcext:value-type="string">
            <text:p>LETROGRAFO PIZZINI 5880-17</text:p>
          </table:table-cell>
          <table:table-cell office:value-type="float" office:value="2174.22" calcext:value-type="float">
            <text:p>2174.22</text:p>
          </table:table-cell>
        </table:table-row>
        <table:table-row table:style-name="ro1">
          <table:table-cell office:value-type="string" calcext:value-type="string">
            <text:p>LETROGRAFO PIZZINI 5880-2</text:p>
          </table:table-cell>
          <table:table-cell office:value-type="float" office:value="274.22" calcext:value-type="float">
            <text:p>274.22</text:p>
          </table:table-cell>
        </table:table-row>
        <table:table-row table:style-name="ro1">
          <table:table-cell office:value-type="string" calcext:value-type="string">
            <text:p>LETROGRAFO PIZZINI 5880-20</text:p>
          </table:table-cell>
          <table:table-cell office:value-type="float" office:value="2174.22" calcext:value-type="float">
            <text:p>2174.22</text:p>
          </table:table-cell>
        </table:table-row>
        <table:table-row table:style-name="ro1">
          <table:table-cell office:value-type="string" calcext:value-type="string">
            <text:p>LETROGRAFO PIZZINI 5880-25</text:p>
          </table:table-cell>
          <table:table-cell office:value-type="float" office:value="3342.85" calcext:value-type="float">
            <text:p>3342.85</text:p>
          </table:table-cell>
        </table:table-row>
        <table:table-row table:style-name="ro1">
          <table:table-cell office:value-type="string" calcext:value-type="string">
            <text:p>LETROGRAFO PIZZINI 5880-3</text:p>
          </table:table-cell>
          <table:table-cell office:value-type="float" office:value="963.31" calcext:value-type="float">
            <text:p>963.31</text:p>
          </table:table-cell>
        </table:table-row>
        <table:table-row table:style-name="ro1">
          <table:table-cell office:value-type="string" calcext:value-type="string">
            <text:p>LETROGRAFO PIZZINI 5880-30</text:p>
          </table:table-cell>
          <table:table-cell office:value-type="float" office:value="3495.41" calcext:value-type="float">
            <text:p>3495.41</text:p>
          </table:table-cell>
        </table:table-row>
        <table:table-row table:style-name="ro1">
          <table:table-cell office:value-type="string" calcext:value-type="string">
            <text:p>LETROGRAFO PIZZINI 5880-4-5</text:p>
          </table:table-cell>
          <table:table-cell office:value-type="float" office:value="486.11" calcext:value-type="float">
            <text:p>486.11</text:p>
          </table:table-cell>
        </table:table-row>
        <table:table-row table:style-name="ro1">
          <table:table-cell office:value-type="string" calcext:value-type="string">
            <text:p>LETROGRAFO PIZZINI 5880-5</text:p>
          </table:table-cell>
          <table:table-cell office:value-type="float" office:value="497.16" calcext:value-type="float">
            <text:p>497.16</text:p>
          </table:table-cell>
        </table:table-row>
        <table:table-row table:style-name="ro1">
          <table:table-cell office:value-type="string" calcext:value-type="string">
            <text:p>LETROGRAFO PIZZINI 5880-6-7</text:p>
          </table:table-cell>
          <table:table-cell office:value-type="float" office:value="1202.86" calcext:value-type="float">
            <text:p>1202.86</text:p>
          </table:table-cell>
        </table:table-row>
        <table:table-row table:style-name="ro1">
          <table:table-cell office:value-type="string" calcext:value-type="string">
            <text:p>LETROGRAFO PIZZINI 5880-8-10</text:p>
          </table:table-cell>
          <table:table-cell office:value-type="float" office:value="1947.31" calcext:value-type="float">
            <text:p>1947.31</text:p>
          </table:table-cell>
        </table:table-row>
        <table:table-row table:style-name="ro1">
          <table:table-cell office:value-type="string" calcext:value-type="string">
            <text:p>LEZNA DE ACERO M/MADERA ART 5102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string" calcext:value-type="string">
            <text:p>LIBRETA FANTASIA 3D C/BIROME 218</text:p>
          </table:table-cell>
          <table:table-cell office:value-type="float" office:value="659.56" calcext:value-type="float">
            <text:p>659.56</text:p>
          </table:table-cell>
        </table:table-row>
        <table:table-row table:style-name="ro1">
          <table:table-cell office:value-type="string" calcext:value-type="string">
            <text:p>LIBRETA FANTASIA x3 UNICORNIO 355</text:p>
          </table:table-cell>
          <table:table-cell office:value-type="float" office:value="1309.21" calcext:value-type="float">
            <text:p>1309.21</text:p>
          </table:table-cell>
        </table:table-row>
        <table:table-row table:style-name="ro1">
          <table:table-cell office:value-type="string" calcext:value-type="string">
            <text:p>LIBRETA FANTASIA+BIROME 799-3/ 519808</text:p>
          </table:table-cell>
          <table:table-cell office:value-type="float" office:value="340.99" calcext:value-type="float">
            <text:p>340.99</text:p>
          </table:table-cell>
        </table:table-row>
        <table:table-row table:style-name="ro1">
          <table:table-cell office:value-type="string" calcext:value-type="string">
            <text:p>LIBRETA INKDROP COCIDA A5 61001-02-03</text:p>
          </table:table-cell>
          <table:table-cell office:value-type="float" office:value="3501.5" calcext:value-type="float">
            <text:p>3501.50</text:p>
          </table:table-cell>
        </table:table-row>
        <table:table-row table:style-name="ro1">
          <table:table-cell office:value-type="string" calcext:value-type="string">
            <text:p>LIBRETA INKDROP COCIDA A6 61005-61007</text:p>
          </table:table-cell>
          <table:table-cell office:value-type="float" office:value="2686.68" calcext:value-type="float">
            <text:p>2686.68</text:p>
          </table:table-cell>
        </table:table-row>
        <table:table-row table:style-name="ro1">
          <table:table-cell office:value-type="string" calcext:value-type="string">
            <text:p>LIBRETA LEDESMA NAT 16x21 80hj</text:p>
          </table:table-cell>
          <table:table-cell office:value-type="float" office:value="8120.5" calcext:value-type="float">
            <text:p>8120.50</text:p>
          </table:table-cell>
        </table:table-row>
        <table:table-row table:style-name="ro1">
          <table:table-cell office:value-type="string" calcext:value-type="string">
            <text:p>LIBRETA MOOVING A5 LOTSO 1245254</text:p>
          </table:table-cell>
          <table:table-cell office:value-type="float" office:value="8385.3" calcext:value-type="float">
            <text:p>8385.30</text:p>
          </table:table-cell>
        </table:table-row>
        <table:table-row table:style-name="ro1">
          <table:table-cell office:value-type="string" calcext:value-type="string">
            <text:p>LIBRETA NORTE T/HULE C/INDICE 100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string" calcext:value-type="string">
            <text:p>LIBRETA ORION 4010 x10u</text:p>
          </table:table-cell>
          <table:table-cell office:value-type="float" office:value="378.54" calcext:value-type="float">
            <text:p>378.54</text:p>
          </table:table-cell>
        </table:table-row>
        <table:table-row table:style-name="ro1">
          <table:table-cell office:value-type="string" calcext:value-type="string">
            <text:p>LIBRETA ORION 4020 C/INDICE</text:p>
          </table:table-cell>
          <table:table-cell office:value-type="float" office:value="95.77" calcext:value-type="float">
            <text:p>95.77</text:p>
          </table:table-cell>
        </table:table-row>
        <table:table-row table:style-name="ro1">
          <table:table-cell office:value-type="string" calcext:value-type="string">
            <text:p>LIBRETA ORION 4020 x10u</text:p>
          </table:table-cell>
          <table:table-cell office:value-type="float" office:value="506.86" calcext:value-type="float">
            <text:p>506.86</text:p>
          </table:table-cell>
        </table:table-row>
        <table:table-row table:style-name="ro1">
          <table:table-cell office:value-type="string" calcext:value-type="string">
            <text:p>LIBRETA ORION 4030 C/INDICE x10u</text:p>
          </table:table-cell>
          <table:table-cell office:value-type="float" office:value="280.25" calcext:value-type="float">
            <text:p>280.25</text:p>
          </table:table-cell>
        </table:table-row>
        <table:table-row table:style-name="ro1">
          <table:table-cell office:value-type="string" calcext:value-type="string">
            <text:p>LIBRETA ORION 4030 x10u</text:p>
          </table:table-cell>
          <table:table-cell office:value-type="float" office:value="656.35" calcext:value-type="float">
            <text:p>656.35</text:p>
          </table:table-cell>
        </table:table-row>
        <table:table-row table:style-name="ro1">
          <table:table-cell office:value-type="string" calcext:value-type="string">
            <text:p>LIBRETA ORION 4040 C/INDICE x10u</text:p>
          </table:table-cell>
          <table:table-cell office:value-type="float" office:value="314.89" calcext:value-type="float">
            <text:p>314.89</text:p>
          </table:table-cell>
        </table:table-row>
        <table:table-row table:style-name="ro1">
          <table:table-cell office:value-type="string" calcext:value-type="string">
            <text:p>LIBRETA ORION 4040 x10u</text:p>
          </table:table-cell>
          <table:table-cell office:value-type="float" office:value="790.89" calcext:value-type="float">
            <text:p>790.89</text:p>
          </table:table-cell>
        </table:table-row>
        <table:table-row table:style-name="ro1">
          <table:table-cell office:value-type="string" calcext:value-type="string">
            <text:p>LIBRETA ORION 4060 C/INDICE</text:p>
          </table:table-cell>
          <table:table-cell office:value-type="float" office:value="152.98" calcext:value-type="float">
            <text:p>152.98</text:p>
          </table:table-cell>
        </table:table-row>
        <table:table-row table:style-name="ro1">
          <table:table-cell office:value-type="string" calcext:value-type="string">
            <text:p>LIBRETA ORION 4060 x10u</text:p>
          </table:table-cell>
          <table:table-cell office:value-type="float" office:value="940.27" calcext:value-type="float">
            <text:p>940.27</text:p>
          </table:table-cell>
        </table:table-row>
        <table:table-row table:style-name="ro1">
          <table:table-cell office:value-type="string" calcext:value-type="string">
            <text:p>LIBRETA TRAYECTORIA ESCOLAR</text:p>
          </table:table-cell>
          <table:table-cell office:value-type="float" office:value="200.01" calcext:value-type="float">
            <text:p>200.01</text:p>
          </table:table-cell>
        </table:table-row>
        <table:table-row table:style-name="ro1">
          <table:table-cell office:value-type="string" calcext:value-type="string">
            <text:p>LIBRITO P/COLOREAR PERSONAJES</text:p>
          </table:table-cell>
          <table:table-cell office:value-type="float" office:value="373.8" calcext:value-type="float">
            <text:p>373.80</text:p>
          </table:table-cell>
        </table:table-row>
        <table:table-row table:style-name="ro1">
          <table:table-cell office:value-type="string" calcext:value-type="string">
            <text:p>LIBRO A COLOREAR</text:p>
          </table:table-cell>
          <table:table-cell office:value-type="float" office:value="1680" calcext:value-type="float">
            <text:p>1680.00</text:p>
          </table:table-cell>
        </table:table-row>
        <table:table-row table:style-name="ro1">
          <table:table-cell office:value-type="string" calcext:value-type="string">
            <text:p>LIBRO ACTAS POTOSI 2 MANOS</text:p>
          </table:table-cell>
          <table:table-cell office:value-type="float" office:value="5833.07" calcext:value-type="float">
            <text:p>5833.07</text:p>
          </table:table-cell>
        </table:table-row>
        <table:table-row table:style-name="ro1">
          <table:table-cell office:value-type="string" calcext:value-type="string">
            <text:p>LIBRO ACTAS POTOSI 2 MANOS C/INDICE</text:p>
          </table:table-cell>
          <table:table-cell office:value-type="float" office:value="10454.8" calcext:value-type="float">
            <text:p>10454.80</text:p>
          </table:table-cell>
        </table:table-row>
        <table:table-row table:style-name="ro1">
          <table:table-cell office:value-type="string" calcext:value-type="string">
            <text:p>LIBRO ACTAS POTOSI 2 MANOS CLOCHET</text:p>
          </table:table-cell>
          <table:table-cell office:value-type="float" office:value="4654.05" calcext:value-type="float">
            <text:p>4654.05</text:p>
          </table:table-cell>
        </table:table-row>
        <table:table-row table:style-name="ro1">
          <table:table-cell office:value-type="string" calcext:value-type="string">
            <text:p>LIBRO ACTAS POTOSI 3 MANOS</text:p>
          </table:table-cell>
          <table:table-cell office:value-type="float" office:value="10321" calcext:value-type="float">
            <text:p>10321.00</text:p>
          </table:table-cell>
        </table:table-row>
        <table:table-row table:style-name="ro1">
          <table:table-cell office:value-type="string" calcext:value-type="string">
            <text:p>LIBRO ACTAS POTOSI 4 MANOS</text:p>
          </table:table-cell>
          <table:table-cell office:value-type="float" office:value="11635.12" calcext:value-type="float">
            <text:p>11635.12</text:p>
          </table:table-cell>
        </table:table-row>
        <table:table-row table:style-name="ro1">
          <table:table-cell office:value-type="string" calcext:value-type="string">
            <text:p>LIBRO ACTAS POTOSI 4 MANOS C/INDICE</text:p>
          </table:table-cell>
          <table:table-cell office:value-type="float" office:value="22364.36" calcext:value-type="float">
            <text:p>22364.36</text:p>
          </table:table-cell>
        </table:table-row>
        <table:table-row table:style-name="ro1">
          <table:table-cell office:value-type="string" calcext:value-type="string">
            <text:p>LIBRO ARTEMISA ANIMALES DE LA GRANJA</text:p>
          </table:table-cell>
          <table:table-cell office:value-type="float" office:value="1113.75" calcext:value-type="float">
            <text:p>1113.75</text:p>
          </table:table-cell>
        </table:table-row>
        <table:table-row table:style-name="ro1">
          <table:table-cell office:value-type="string" calcext:value-type="string">
            <text:p>LIBRO ARTEMISA CLASICOS BABY</text:p>
          </table:table-cell>
          <table:table-cell office:value-type="float" office:value="587.25" calcext:value-type="float">
            <text:p>587.25</text:p>
          </table:table-cell>
        </table:table-row>
        <table:table-row table:style-name="ro1">
          <table:table-cell office:value-type="string" calcext:value-type="string">
            <text:p>LIBRO ARTEMISA PINTA Y ESCRIBE</text:p>
          </table:table-cell>
          <table:table-cell office:value-type="float" office:value="877.5" calcext:value-type="float">
            <text:p>877.50</text:p>
          </table:table-cell>
        </table:table-row>
        <table:table-row table:style-name="ro1">
          <table:table-cell office:value-type="string" calcext:value-type="string">
            <text:p>LIBRO ARTEMISA PINTANDO ANIMALES</text:p>
          </table:table-cell>
          <table:table-cell office:value-type="float" office:value="1343.25" calcext:value-type="float">
            <text:p>1343.25</text:p>
          </table:table-cell>
        </table:table-row>
        <table:table-row table:style-name="ro1">
          <table:table-cell office:value-type="string" calcext:value-type="string">
            <text:p>LIBRO ARTEMISA YO PINTO</text:p>
          </table:table-cell>
          <table:table-cell office:value-type="float" office:value="877.5" calcext:value-type="float">
            <text:p>877.50</text:p>
          </table:table-cell>
        </table:table-row>
        <table:table-row table:style-name="ro1">
          <table:table-cell office:value-type="string" calcext:value-type="string">
            <text:p>LIBRO DE COLOREAR C/STICKER</text:p>
          </table:table-cell>
          <table:table-cell office:value-type="float" office:value="610.31" calcext:value-type="float">
            <text:p>610.31</text:p>
          </table:table-cell>
        </table:table-row>
        <table:table-row table:style-name="ro1">
          <table:table-cell office:value-type="string" calcext:value-type="string">
            <text:p>LIBRO MINI CUENTOS FAVORITOS</text:p>
          </table:table-cell>
          <table:table-cell office:value-type="float" office:value="1533" calcext:value-type="float">
            <text:p>1533.00</text:p>
          </table:table-cell>
        </table:table-row>
        <table:table-row table:style-name="ro1">
          <table:table-cell office:value-type="string" calcext:value-type="string">
            <text:p>LIBRO MINI HADAS</text:p>
          </table:table-cell>
          <table:table-cell office:value-type="float" office:value="693" calcext:value-type="float">
            <text:p>693.00</text:p>
          </table:table-cell>
        </table:table-row>
        <table:table-row table:style-name="ro1">
          <table:table-cell office:value-type="string" calcext:value-type="string">
            <text:p>LIBRO MIS CLASICOS ENCANTADOS</text:p>
          </table:table-cell>
          <table:table-cell office:value-type="float" office:value="693" calcext:value-type="float">
            <text:p>693.00</text:p>
          </table:table-cell>
        </table:table-row>
        <table:table-row table:style-name="ro1">
          <table:table-cell office:value-type="string" calcext:value-type="string">
            <text:p>LIBRO PARA COLOREAR PEDRITO</text:p>
          </table:table-cell>
          <table:table-cell office:value-type="float" office:value="47.6" calcext:value-type="float">
            <text:p>47.60</text:p>
          </table:table-cell>
        </table:table-row>
        <table:table-row table:style-name="ro1">
          <table:table-cell office:value-type="string" calcext:value-type="string">
            <text:p>LIBRO PARA PINTAR PINTAME</text:p>
          </table:table-cell>
          <table:table-cell office:value-type="float" office:value="28" calcext:value-type="float">
            <text:p>28.00</text:p>
          </table:table-cell>
        </table:table-row>
        <table:table-row table:style-name="ro1">
          <table:table-cell office:value-type="string" calcext:value-type="string">
            <text:p>LIBRO PINTEMOS 2</text:p>
          </table:table-cell>
          <table:table-cell office:value-type="float" office:value="53.2" calcext:value-type="float">
            <text:p>53.20</text:p>
          </table:table-cell>
        </table:table-row>
        <table:table-row table:style-name="ro1">
          <table:table-cell office:value-type="string" calcext:value-type="string">
            <text:p>LIBRO PINTEMOS MINI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LIBRO PINTO Y LEO ZETA</text:p>
          </table:table-cell>
          <table:table-cell office:value-type="float" office:value="483" calcext:value-type="float">
            <text:p>483.00</text:p>
          </table:table-cell>
        </table:table-row>
        <table:table-row table:style-name="ro1">
          <table:table-cell office:value-type="string" calcext:value-type="string">
            <text:p>LIBRO SIGMAR CASTILLO AMARILLO</text:p>
          </table:table-cell>
          <table:table-cell office:value-type="float" office:value="160.93" calcext:value-type="float">
            <text:p>160.93</text:p>
          </table:table-cell>
        </table:table-row>
        <table:table-row table:style-name="ro1">
          <table:table-cell office:value-type="string" calcext:value-type="string">
            <text:p>LIBRO SIGMAR CLASICOS EN MAYUSCULA</text:p>
          </table:table-cell>
          <table:table-cell office:value-type="float" office:value="350.35" calcext:value-type="float">
            <text:p>350.35</text:p>
          </table:table-cell>
        </table:table-row>
        <table:table-row table:style-name="ro1">
          <table:table-cell office:value-type="string" calcext:value-type="string">
            <text:p>LIBRO SIGMAR DRA.JUGUETES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string" calcext:value-type="string">
            <text:p>LIBRO SIGMAR LEO CON FIG. AUTOADHESIVAS</text:p>
          </table:table-cell>
          <table:table-cell office:value-type="float" office:value="211.75" calcext:value-type="float">
            <text:p>211.75</text:p>
          </table:table-cell>
        </table:table-row>
        <table:table-row table:style-name="ro1">
          <table:table-cell office:value-type="string" calcext:value-type="string">
            <text:p>LIBRO SIGMAR LEO CON FIGURAS</text:p>
          </table:table-cell>
          <table:table-cell office:value-type="float" office:value="194.81" calcext:value-type="float">
            <text:p>194.81</text:p>
          </table:table-cell>
        </table:table-row>
        <table:table-row table:style-name="ro1">
          <table:table-cell office:value-type="string" calcext:value-type="string">
            <text:p>LIBRO SIGMAR MIS ANIMALITOS</text:p>
          </table:table-cell>
          <table:table-cell office:value-type="float" office:value="350.35" calcext:value-type="float">
            <text:p>350.35</text:p>
          </table:table-cell>
        </table:table-row>
        <table:table-row table:style-name="ro1">
          <table:table-cell office:value-type="string" calcext:value-type="string">
            <text:p>LIBRO SIGMAR MIS ANIMALITOS CARS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LIBRO SIGMAR MIS ANIMALITOS DISNEY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LIBRO SIGMAR MIS ANIMALITOS FROZEN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LIBRO SIGMAR MIS ANIMALITOS MAYUSCULA</text:p>
          </table:table-cell>
          <table:table-cell office:value-type="float" office:value="350.35" calcext:value-type="float">
            <text:p>350.35</text:p>
          </table:table-cell>
        </table:table-row>
        <table:table-row table:style-name="ro1">
          <table:table-cell office:value-type="string" calcext:value-type="string">
            <text:p>LIBRO SIGMAR MIS AVENTURAS CARS</text:p>
          </table:table-cell>
          <table:table-cell office:value-type="float" office:value="200.2" calcext:value-type="float">
            <text:p>200.20</text:p>
          </table:table-cell>
        </table:table-row>
        <table:table-row table:style-name="ro1">
          <table:table-cell office:value-type="string" calcext:value-type="string">
            <text:p>LIBRO SIGMAR MIS PRINCESAS</text:p>
          </table:table-cell>
          <table:table-cell office:value-type="float" office:value="200.2" calcext:value-type="float">
            <text:p>200.20</text:p>
          </table:table-cell>
        </table:table-row>
        <table:table-row table:style-name="ro1">
          <table:table-cell office:value-type="string" calcext:value-type="string">
            <text:p>LIBRO SIGMAR PEQUEÑOS CLASICOS</text:p>
          </table:table-cell>
          <table:table-cell office:value-type="float" office:value="170.17" calcext:value-type="float">
            <text:p>170.17</text:p>
          </table:table-cell>
        </table:table-row>
        <table:table-row table:style-name="ro1">
          <table:table-cell office:value-type="string" calcext:value-type="string">
            <text:p>LIBRO SIGMAR PINCELADAS</text:p>
          </table:table-cell>
          <table:table-cell office:value-type="float" office:value="200.2" calcext:value-type="float">
            <text:p>200.20</text:p>
          </table:table-cell>
        </table:table-row>
        <table:table-row table:style-name="ro1">
          <table:table-cell office:value-type="string" calcext:value-type="string">
            <text:p>LIBRO SIGMAR PINTA COLOR</text:p>
          </table:table-cell>
          <table:table-cell office:value-type="float" office:value="320.32" calcext:value-type="float">
            <text:p>320.32</text:p>
          </table:table-cell>
        </table:table-row>
        <table:table-row table:style-name="ro1">
          <table:table-cell office:value-type="string" calcext:value-type="string">
            <text:p>LIBRO SIGMAR PINTA PINTITA</text:p>
          </table:table-cell>
          <table:table-cell office:value-type="float" office:value="90.09" calcext:value-type="float">
            <text:p>90.09</text:p>
          </table:table-cell>
        </table:table-row>
        <table:table-row table:style-name="ro1">
          <table:table-cell office:value-type="string" calcext:value-type="string">
            <text:p>LIBRO SIGMAR POOH Y SUS AMIGOS</text:p>
          </table:table-cell>
          <table:table-cell office:value-type="float" office:value="200.2" calcext:value-type="float">
            <text:p>200.20</text:p>
          </table:table-cell>
        </table:table-row>
        <table:table-row table:style-name="ro1">
          <table:table-cell office:value-type="string" calcext:value-type="string">
            <text:p>LIBRO SIGMAR PRIMERA LECTURA</text:p>
          </table:table-cell>
          <table:table-cell office:value-type="float" office:value="228.69" calcext:value-type="float">
            <text:p>228.69</text:p>
          </table:table-cell>
        </table:table-row>
        <table:table-row table:style-name="ro1">
          <table:table-cell office:value-type="string" calcext:value-type="string">
            <text:p>LIBRO SIGMAR SE PINTAR</text:p>
          </table:table-cell>
          <table:table-cell office:value-type="float" office:value="38.5" calcext:value-type="float">
            <text:p>38.50</text:p>
          </table:table-cell>
        </table:table-row>
        <table:table-row table:style-name="ro1">
          <table:table-cell office:value-type="string" calcext:value-type="string">
            <text:p>LIBRO SUPER COLOREA</text:p>
          </table:table-cell>
          <table:table-cell office:value-type="float" office:value="132.87" calcext:value-type="float">
            <text:p>132.87</text:p>
          </table:table-cell>
        </table:table-row>
        <table:table-row table:style-name="ro1">
          <table:table-cell office:value-type="string" calcext:value-type="string">
            <text:p>LIBROS LEER Y PINTAR ACORDEON</text:p>
          </table:table-cell>
          <table:table-cell office:value-type="float" office:value="77.08" calcext:value-type="float">
            <text:p>77.08</text:p>
          </table:table-cell>
        </table:table-row>
        <table:table-row table:style-name="ro1">
          <table:table-cell office:value-type="string" calcext:value-type="string">
            <text:p>LIMPIA PIPAS COMUN x20u</text:p>
          </table:table-cell>
          <table:table-cell office:value-type="float" office:value="1617.17" calcext:value-type="float">
            <text:p>1617.17</text:p>
          </table:table-cell>
        </table:table-row>
        <table:table-row table:style-name="ro1">
          <table:table-cell office:value-type="string" calcext:value-type="string">
            <text:p>LIMPIA PIPAS LUREX x20u</text:p>
          </table:table-cell>
          <table:table-cell office:value-type="float" office:value="1863.4" calcext:value-type="float">
            <text:p>1863.40</text:p>
          </table:table-cell>
        </table:table-row>
        <table:table-row table:style-name="ro1">
          <table:table-cell office:value-type="string" calcext:value-type="string">
            <text:p>LLAVERO IDENTIFICADOR PLASTICO x50u</text:p>
          </table:table-cell>
          <table:table-cell office:value-type="float" office:value="5363.46" calcext:value-type="float">
            <text:p>5363.46</text:p>
          </table:table-cell>
        </table:table-row>
        <table:table-row table:style-name="ro1">
          <table:table-cell office:value-type="string" calcext:value-type="string">
            <text:p>LOMO P/BIBLIORATO x20u</text:p>
          </table:table-cell>
          <table:table-cell office:value-type="float" office:value="2100.35" calcext:value-type="float">
            <text:p>2100.35</text:p>
          </table:table-cell>
        </table:table-row>
        <table:table-row table:style-name="ro1">
          <table:table-cell office:value-type="string" calcext:value-type="string">
            <text:p>LONCHERA MAPED 870101 LILA</text:p>
          </table:table-cell>
          <table:table-cell office:value-type="float" office:value="12315.44" calcext:value-type="float">
            <text:p>12315.44</text:p>
          </table:table-cell>
        </table:table-row>
        <table:table-row table:style-name="ro1">
          <table:table-cell office:value-type="string" calcext:value-type="string">
            <text:p>LONCHERA MAPED 870102 TURQUESA</text:p>
          </table:table-cell>
          <table:table-cell office:value-type="float" office:value="12315.44" calcext:value-type="float">
            <text:p>12315.44</text:p>
          </table:table-cell>
        </table:table-row>
        <table:table-row table:style-name="ro1">
          <table:table-cell office:value-type="string" calcext:value-type="string">
            <text:p>LONCHERA MAPED 870104 AZUL-VERDE</text:p>
          </table:table-cell>
          <table:table-cell office:value-type="float" office:value="12315.44" calcext:value-type="float">
            <text:p>12315.44</text:p>
          </table:table-cell>
        </table:table-row>
        <table:table-row table:style-name="ro1">
          <table:table-cell office:value-type="string" calcext:value-type="string">
            <text:p>MALETIN PLASTICO PLANA 532x428x55mm</text:p>
          </table:table-cell>
          <table:table-cell office:value-type="float" office:value="223.26" calcext:value-type="float">
            <text:p>223.26</text:p>
          </table:table-cell>
        </table:table-row>
        <table:table-row table:style-name="ro1">
          <table:table-cell office:value-type="string" calcext:value-type="string">
            <text:p>MALETIN PLASTICO PLANA 625x510x55mm</text:p>
          </table:table-cell>
          <table:table-cell office:value-type="float" office:value="250.74" calcext:value-type="float">
            <text:p>250.74</text:p>
          </table:table-cell>
        </table:table-row>
        <table:table-row table:style-name="ro1">
          <table:table-cell office:value-type="string" calcext:value-type="string">
            <text:p>MAPA MC MURAL DOBLE FAZ</text:p>
          </table:table-cell>
          <table:table-cell office:value-type="float" office:value="19790.76" calcext:value-type="float">
            <text:p>19790.76</text:p>
          </table:table-cell>
        </table:table-row>
        <table:table-row table:style-name="ro1">
          <table:table-cell office:value-type="string" calcext:value-type="string">
            <text:p>MAPA MC MURAL DOBLE FAZ 85x130</text:p>
          </table:table-cell>
          <table:table-cell office:value-type="float" office:value="18562.37" calcext:value-type="float">
            <text:p>18562.37</text:p>
          </table:table-cell>
        </table:table-row>
        <table:table-row table:style-name="ro1">
          <table:table-cell office:value-type="string" calcext:value-type="string">
            <text:p>MAPA MC MURAL DOBLE FAZ MENDOZA 72x102</text:p>
          </table:table-cell>
          <table:table-cell office:value-type="float" office:value="17114.24" calcext:value-type="float">
            <text:p>17114.24</text:p>
          </table:table-cell>
        </table:table-row>
        <table:table-row table:style-name="ro1">
          <table:table-cell office:value-type="string" calcext:value-type="string">
            <text:p>MAPA MC MURAL F/P ARGENTINA DOBLE FAZ</text:p>
          </table:table-cell>
          <table:table-cell office:value-type="float" office:value="19108.32" calcext:value-type="float">
            <text:p>19108.32</text:p>
          </table:table-cell>
        </table:table-row>
        <table:table-row table:style-name="ro1">
          <table:table-cell office:value-type="string" calcext:value-type="string">
            <text:p>MAPA MC MURAL F/P PLANISFERIO</text:p>
          </table:table-cell>
          <table:table-cell office:value-type="float" office:value="19108.32" calcext:value-type="float">
            <text:p>19108.32</text:p>
          </table:table-cell>
        </table:table-row>
        <table:table-row table:style-name="ro1">
          <table:table-cell office:value-type="string" calcext:value-type="string">
            <text:p>MAPA MC N-3 o N-5</text:p>
          </table:table-cell>
          <table:table-cell office:value-type="float" office:value="2117.5" calcext:value-type="float">
            <text:p>2117.50</text:p>
          </table:table-cell>
        </table:table-row>
        <table:table-row table:style-name="ro1">
          <table:table-cell office:value-type="string" calcext:value-type="string">
            <text:p>MAPA MC N-6 CROMO</text:p>
          </table:table-cell>
          <table:table-cell office:value-type="float" office:value="459.41" calcext:value-type="float">
            <text:p>459.41</text:p>
          </table:table-cell>
        </table:table-row>
        <table:table-row table:style-name="ro1">
          <table:table-cell office:value-type="string" calcext:value-type="string">
            <text:p>MAPA RIVADAVIA CROMO</text:p>
          </table:table-cell>
          <table:table-cell office:value-type="float" office:value="16000.1" calcext:value-type="float">
            <text:p>16000.10</text:p>
          </table:table-cell>
        </table:table-row>
        <table:table-row table:style-name="ro1">
          <table:table-cell office:value-type="string" calcext:value-type="string">
            <text:p>MAPA RIVADAVIA N-3 y N-5</text:p>
          </table:table-cell>
          <table:table-cell office:value-type="float" office:value="3752.39" calcext:value-type="float">
            <text:p>3752.39</text:p>
          </table:table-cell>
        </table:table-row>
        <table:table-row table:style-name="ro1">
          <table:table-cell office:value-type="string" calcext:value-type="string">
            <text:p>MAPA TRIUNFANTE CROMO N-6</text:p>
          </table:table-cell>
          <table:table-cell office:value-type="float" office:value="11976.19" calcext:value-type="float">
            <text:p>11976.19</text:p>
          </table:table-cell>
        </table:table-row>
        <table:table-row table:style-name="ro1">
          <table:table-cell office:value-type="string" calcext:value-type="string">
            <text:p>MAPA TRIUNFANTE N-3 Y N-5</text:p>
          </table:table-cell>
          <table:table-cell office:value-type="float" office:value="2354.45" calcext:value-type="float">
            <text:p>2354.45</text:p>
          </table:table-cell>
        </table:table-row>
        <table:table-row table:style-name="ro1">
          <table:table-cell office:value-type="string" calcext:value-type="string">
            <text:p>MARCADOR BENABI x12 DOBLE PUNTA 33531</text:p>
          </table:table-cell>
          <table:table-cell office:value-type="float" office:value="3141.85" calcext:value-type="float">
            <text:p>3141.85</text:p>
          </table:table-cell>
        </table:table-row>
        <table:table-row table:style-name="ro1">
          <table:table-cell office:value-type="string" calcext:value-type="string">
            <text:p>MARCADOR BIC MARKING GRIP COLOR</text:p>
          </table:table-cell>
          <table:table-cell office:value-type="float" office:value="721.31" calcext:value-type="float">
            <text:p>721.31</text:p>
          </table:table-cell>
        </table:table-row>
        <table:table-row table:style-name="ro1">
          <table:table-cell office:value-type="string" calcext:value-type="string">
            <text:p>MARCADOR BIC MARKING GRIP TIERRA x6u</text:p>
          </table:table-cell>
          <table:table-cell office:value-type="float" office:value="4739.47" calcext:value-type="float">
            <text:p>4739.47</text:p>
          </table:table-cell>
        </table:table-row>
        <table:table-row table:style-name="ro1">
          <table:table-cell office:value-type="string" calcext:value-type="string">
            <text:p>MARCADOR BIC MARKING PERMANENTE AZUL</text:p>
          </table:table-cell>
          <table:table-cell office:value-type="float" office:value="1016.84" calcext:value-type="float">
            <text:p>1016.84</text:p>
          </table:table-cell>
        </table:table-row>
        <table:table-row table:style-name="ro1">
          <table:table-cell office:value-type="string" calcext:value-type="string">
            <text:p>MARCADOR BIC MARKING PERMANENTE NEGRO</text:p>
          </table:table-cell>
          <table:table-cell office:value-type="float" office:value="1026.3" calcext:value-type="float">
            <text:p>1026.30</text:p>
          </table:table-cell>
        </table:table-row>
        <table:table-row table:style-name="ro1">
          <table:table-cell office:value-type="string" calcext:value-type="string">
            <text:p>MARCADOR BIC MARKING PERMANENTE ROJO</text:p>
          </table:table-cell>
          <table:table-cell office:value-type="float" office:value="1016.84" calcext:value-type="float">
            <text:p>1016.84</text:p>
          </table:table-cell>
        </table:table-row>
        <table:table-row table:style-name="ro1">
          <table:table-cell office:value-type="string" calcext:value-type="string">
            <text:p>MARCADOR BIC MARKING PERMANENTE VERDE</text:p>
          </table:table-cell>
          <table:table-cell office:value-type="float" office:value="1016.84" calcext:value-type="float">
            <text:p>1016.84</text:p>
          </table:table-cell>
        </table:table-row>
        <table:table-row table:style-name="ro1">
          <table:table-cell office:value-type="string" calcext:value-type="string">
            <text:p>MARCADOR BIC MARKING x6 BLISTER</text:p>
          </table:table-cell>
          <table:table-cell office:value-type="float" office:value="7703.9" calcext:value-type="float">
            <text:p>7703.90</text:p>
          </table:table-cell>
        </table:table-row>
        <table:table-row table:style-name="ro1">
          <table:table-cell office:value-type="string" calcext:value-type="string">
            <text:p>MARCADOR BIC METALLIC GOLD</text:p>
          </table:table-cell>
          <table:table-cell office:value-type="float" office:value="1368.96" calcext:value-type="float">
            <text:p>1368.96</text:p>
          </table:table-cell>
        </table:table-row>
        <table:table-row table:style-name="ro1">
          <table:table-cell office:value-type="string" calcext:value-type="string">
            <text:p>MARCADOR BIC METALLIC SILVER</text:p>
          </table:table-cell>
          <table:table-cell office:value-type="float" office:value="1368.96" calcext:value-type="float">
            <text:p>1368.96</text:p>
          </table:table-cell>
        </table:table-row>
        <table:table-row table:style-name="ro1">
          <table:table-cell office:value-type="string" calcext:value-type="string">
            <text:p>MARCADOR BIC P/PIZARRA GREAT ERASE 1701-05</text:p>
          </table:table-cell>
          <table:table-cell office:value-type="float" office:value="746.64" calcext:value-type="float">
            <text:p>746.64</text:p>
          </table:table-cell>
        </table:table-row>
        <table:table-row table:style-name="ro1">
          <table:table-cell office:value-type="string" calcext:value-type="string">
            <text:p>MARCADOR BIC P/PIZARRA MARKING</text:p>
          </table:table-cell>
          <table:table-cell office:value-type="float" office:value="1534.96" calcext:value-type="float">
            <text:p>1534.96</text:p>
          </table:table-cell>
        </table:table-row>
        <table:table-row table:style-name="ro1">
          <table:table-cell office:value-type="string" calcext:value-type="string">
            <text:p>MARCADOR BIC P/PIZARRA x4u FASHION</text:p>
          </table:table-cell>
          <table:table-cell office:value-type="float" office:value="5235.13" calcext:value-type="float">
            <text:p>5235.13</text:p>
          </table:table-cell>
        </table:table-row>
        <table:table-row table:style-name="ro1">
          <table:table-cell office:value-type="string" calcext:value-type="string">
            <text:p>MARCADOR BIC PARAFE 580</text:p>
          </table:table-cell>
          <table:table-cell office:value-type="float" office:value="901.96" calcext:value-type="float">
            <text:p>901.96</text:p>
          </table:table-cell>
        </table:table-row>
        <table:table-row table:style-name="ro1">
          <table:table-cell office:value-type="string" calcext:value-type="string">
            <text:p>MARCADOR BIC PERMANENTE 2000-2305-2300</text:p>
          </table:table-cell>
          <table:table-cell office:value-type="float" office:value="1374.94" calcext:value-type="float">
            <text:p>1374.94</text:p>
          </table:table-cell>
        </table:table-row>
        <table:table-row table:style-name="ro1">
          <table:table-cell office:value-type="string" calcext:value-type="string">
            <text:p>MARCADOR BIC PERMANENTE ULTRA FINO</text:p>
          </table:table-cell>
          <table:table-cell office:value-type="float" office:value="801.43" calcext:value-type="float">
            <text:p>801.43</text:p>
          </table:table-cell>
        </table:table-row>
        <table:table-row table:style-name="ro1">
          <table:table-cell office:value-type="string" calcext:value-type="string">
            <text:p>MARCADOR BIC PERMGRIP TIERRA x6u</text:p>
          </table:table-cell>
          <table:table-cell office:value-type="float" office:value="4642.82" calcext:value-type="float">
            <text:p>4642.82</text:p>
          </table:table-cell>
        </table:table-row>
        <table:table-row table:style-name="ro1">
          <table:table-cell office:value-type="string" calcext:value-type="string">
            <text:p>MARCADOR BIC PIZARRA EN BLISTER 921991/92</text:p>
          </table:table-cell>
          <table:table-cell office:value-type="float" office:value="846.46" calcext:value-type="float">
            <text:p>846.46</text:p>
          </table:table-cell>
        </table:table-row>
        <table:table-row table:style-name="ro1">
          <table:table-cell office:value-type="string" calcext:value-type="string">
            <text:p>MARCADOR BIC ULTRAFINE BLACK</text:p>
          </table:table-cell>
          <table:table-cell office:value-type="float" office:value="1331.7" calcext:value-type="float">
            <text:p>1331.70</text:p>
          </table:table-cell>
        </table:table-row>
        <table:table-row table:style-name="ro1">
          <table:table-cell office:value-type="string" calcext:value-type="string">
            <text:p>MARCADOR BIC x4 MARKING METAL</text:p>
          </table:table-cell>
          <table:table-cell office:value-type="float" office:value="5392.92" calcext:value-type="float">
            <text:p>5392.92</text:p>
          </table:table-cell>
        </table:table-row>
        <table:table-row table:style-name="ro1">
          <table:table-cell office:value-type="string" calcext:value-type="string">
            <text:p>MARCADOR BIC x6 <text:s/>INTENSITY</text:p>
          </table:table-cell>
          <table:table-cell office:value-type="float" office:value="6113.16" calcext:value-type="float">
            <text:p>6113.16</text:p>
          </table:table-cell>
        </table:table-row>
        <table:table-row table:style-name="ro1">
          <table:table-cell office:value-type="string" calcext:value-type="string">
            <text:p>MARCADOR BIC x6 PERMANENTE PASTEL</text:p>
          </table:table-cell>
          <table:table-cell office:value-type="float" office:value="8089.06" calcext:value-type="float">
            <text:p>8089.06</text:p>
          </table:table-cell>
        </table:table-row>
        <table:table-row table:style-name="ro1">
          <table:table-cell office:value-type="string" calcext:value-type="string">
            <text:p>MARCADOR CONTE AL AGUA</text:p>
          </table:table-cell>
          <table:table-cell office:value-type="float" office:value="638.31" calcext:value-type="float">
            <text:p>638.31</text:p>
          </table:table-cell>
        </table:table-row>
        <table:table-row table:style-name="ro1">
          <table:table-cell office:value-type="string" calcext:value-type="string">
            <text:p>MARCADOR EZCO 210 PERMANENTE PTA BISESALDA x12u</text:p>
          </table:table-cell>
          <table:table-cell office:value-type="float" office:value="504.74" calcext:value-type="float">
            <text:p>504.74</text:p>
          </table:table-cell>
        </table:table-row>
        <table:table-row table:style-name="ro1">
          <table:table-cell office:value-type="string" calcext:value-type="string">
            <text:p>MARCADOR EZCO 211 PERMANENTE PTA RED x12u</text:p>
          </table:table-cell>
          <table:table-cell office:value-type="float" office:value="504.74" calcext:value-type="float">
            <text:p>504.74</text:p>
          </table:table-cell>
        </table:table-row>
        <table:table-row table:style-name="ro1">
          <table:table-cell office:value-type="string" calcext:value-type="string">
            <text:p>MARCADOR EZCO 250 PIZARRA</text:p>
          </table:table-cell>
          <table:table-cell office:value-type="float" office:value="597.46" calcext:value-type="float">
            <text:p>597.46</text:p>
          </table:table-cell>
        </table:table-row>
        <table:table-row table:style-name="ro1">
          <table:table-cell office:value-type="string" calcext:value-type="string">
            <text:p>MARCADOR EZCO BRUSH NEON x6</text:p>
          </table:table-cell>
          <table:table-cell office:value-type="float" office:value="4136.4" calcext:value-type="float">
            <text:p>4136.40</text:p>
          </table:table-cell>
        </table:table-row>
        <table:table-row table:style-name="ro1">
          <table:table-cell office:value-type="string" calcext:value-type="string">
            <text:p>MARCADOR EZCO DOBLE PUNTA DOPPIO x12u</text:p>
          </table:table-cell>
          <table:table-cell office:value-type="float" office:value="641.06" calcext:value-type="float">
            <text:p>641.06</text:p>
          </table:table-cell>
        </table:table-row>
        <table:table-row table:style-name="ro1">
          <table:table-cell office:value-type="string" calcext:value-type="string">
            <text:p>MARCADOR FABER 47 WINNER AL AGUA</text:p>
          </table:table-cell>
          <table:table-cell office:value-type="float" office:value="1445.24" calcext:value-type="float">
            <text:p>1445.24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093.19" calcext:value-type="float">
            <text:p>1093.19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093.19" calcext:value-type="float">
            <text:p>1093.19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093.19" calcext:value-type="float">
            <text:p>1093.19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093.19" calcext:value-type="float">
            <text:p>1093.19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109.03" calcext:value-type="float">
            <text:p>1109.03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109.03" calcext:value-type="float">
            <text:p>1109.03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109.03" calcext:value-type="float">
            <text:p>1109.03</text:p>
          </table:table-cell>
        </table:table-row>
        <table:table-row table:style-name="ro1">
          <table:table-cell office:value-type="string" calcext:value-type="string">
            <text:p>MARCADOR FABER 52 PERMANENTE P/RED.</text:p>
          </table:table-cell>
          <table:table-cell office:value-type="float" office:value="1109.03" calcext:value-type="float">
            <text:p>1109.03</text:p>
          </table:table-cell>
        </table:table-row>
        <table:table-row table:style-name="ro1">
          <table:table-cell office:value-type="string" calcext:value-type="string">
            <text:p>MARCADOR FABER 52/54 PERMANENTE x1u</text:p>
          </table:table-cell>
          <table:table-cell office:value-type="float" office:value="1107.88" calcext:value-type="float">
            <text:p>1107.88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715.53" calcext:value-type="float">
            <text:p>715.53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715.53" calcext:value-type="float">
            <text:p>715.53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715.53" calcext:value-type="float">
            <text:p>715.53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715.53" calcext:value-type="float">
            <text:p>715.53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907.39" calcext:value-type="float">
            <text:p>907.39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907.39" calcext:value-type="float">
            <text:p>907.39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907.39" calcext:value-type="float">
            <text:p>907.39</text:p>
          </table:table-cell>
        </table:table-row>
        <table:table-row table:style-name="ro1">
          <table:table-cell office:value-type="string" calcext:value-type="string">
            <text:p>MARCADOR FABER 54 PERMANENTE P/CHATA</text:p>
          </table:table-cell>
          <table:table-cell office:value-type="float" office:value="907.39" calcext:value-type="float">
            <text:p>907.39</text:p>
          </table:table-cell>
        </table:table-row>
        <table:table-row table:style-name="ro1">
          <table:table-cell office:value-type="string" calcext:value-type="string">
            <text:p>MARCADOR FILGO 036 x10u</text:p>
          </table:table-cell>
          <table:table-cell office:value-type="float" office:value="3451.74" calcext:value-type="float">
            <text:p>3451.74</text:p>
          </table:table-cell>
        </table:table-row>
        <table:table-row table:style-name="ro1">
          <table:table-cell office:value-type="string" calcext:value-type="string">
            <text:p>MARCADOR FILGO 036 x6 GALAXY</text:p>
          </table:table-cell>
          <table:table-cell office:value-type="float" office:value="2396.85" calcext:value-type="float">
            <text:p>2396.85</text:p>
          </table:table-cell>
        </table:table-row>
        <table:table-row table:style-name="ro1">
          <table:table-cell office:value-type="string" calcext:value-type="string">
            <text:p>MARCADOR FILGO 036 x6 PASTEL 1mm</text:p>
          </table:table-cell>
          <table:table-cell office:value-type="float" office:value="2267.29" calcext:value-type="float">
            <text:p>2267.29</text:p>
          </table:table-cell>
        </table:table-row>
        <table:table-row table:style-name="ro1">
          <table:table-cell office:value-type="string" calcext:value-type="string">
            <text:p>MARCADOR FILGO 036 x6 PINK UP</text:p>
          </table:table-cell>
          <table:table-cell office:value-type="float" office:value="2267.29" calcext:value-type="float">
            <text:p>2267.29</text:p>
          </table:table-cell>
        </table:table-row>
        <table:table-row table:style-name="ro1">
          <table:table-cell office:value-type="string" calcext:value-type="string">
            <text:p>MARCADOR FILGO 036 x6u FLUO</text:p>
          </table:table-cell>
          <table:table-cell office:value-type="float" office:value="2267.29" calcext:value-type="float">
            <text:p>2267.29</text:p>
          </table:table-cell>
        </table:table-row>
        <table:table-row table:style-name="ro1">
          <table:table-cell office:value-type="string" calcext:value-type="string">
            <text:p>MARCADOR FILGO 040 P/PORCELANA x10</text:p>
          </table:table-cell>
          <table:table-cell office:value-type="float" office:value="8002.86" calcext:value-type="float">
            <text:p>8002.86</text:p>
          </table:table-cell>
        </table:table-row>
        <table:table-row table:style-name="ro1">
          <table:table-cell office:value-type="string" calcext:value-type="string">
            <text:p>MARCADOR FILGO 040 PERMANENTE FINO</text:p>
          </table:table-cell>
          <table:table-cell office:value-type="float" office:value="490.05" calcext:value-type="float">
            <text:p>490.05</text:p>
          </table:table-cell>
        </table:table-row>
        <table:table-row table:style-name="ro1">
          <table:table-cell office:value-type="string" calcext:value-type="string">
            <text:p>MARCADOR FILGO 040 PERMANENTE METALIZADO</text:p>
          </table:table-cell>
          <table:table-cell office:value-type="float" office:value="855.07" calcext:value-type="float">
            <text:p>855.07</text:p>
          </table:table-cell>
        </table:table-row>
        <table:table-row table:style-name="ro1">
          <table:table-cell office:value-type="string" calcext:value-type="string">
            <text:p>MARCADOR FILGO 040 PERMANENTE x10 SURTIDO</text:p>
          </table:table-cell>
          <table:table-cell office:value-type="float" office:value="5528.08" calcext:value-type="float">
            <text:p>5528.08</text:p>
          </table:table-cell>
        </table:table-row>
        <table:table-row table:style-name="ro1">
          <table:table-cell office:value-type="string" calcext:value-type="string">
            <text:p>MARCADOR FILGO 040 PERMANENTE x18u</text:p>
          </table:table-cell>
          <table:table-cell office:value-type="float" office:value="8317.49" calcext:value-type="float">
            <text:p>8317.49</text:p>
          </table:table-cell>
        </table:table-row>
        <table:table-row table:style-name="ro1">
          <table:table-cell office:value-type="string" calcext:value-type="string">
            <text:p>MARCADOR FILGO 040 PERMANENTE x5u FLUO</text:p>
          </table:table-cell>
          <table:table-cell office:value-type="float" office:value="3672.25" calcext:value-type="float">
            <text:p>3672.25</text:p>
          </table:table-cell>
        </table:table-row>
        <table:table-row table:style-name="ro1">
          <table:table-cell office:value-type="string" calcext:value-type="string">
            <text:p>MARCADOR FILGO 040 PERMANENTE x5u PASTEL</text:p>
          </table:table-cell>
          <table:table-cell office:value-type="float" office:value="2656.35" calcext:value-type="float">
            <text:p>2656.35</text:p>
          </table:table-cell>
        </table:table-row>
        <table:table-row table:style-name="ro1">
          <table:table-cell office:value-type="string" calcext:value-type="string">
            <text:p>MARCADOR FILGO 040 PERMANENTE x6 BRILLANTE</text:p>
          </table:table-cell>
          <table:table-cell office:value-type="float" office:value="3316.88" calcext:value-type="float">
            <text:p>3316.88</text:p>
          </table:table-cell>
        </table:table-row>
        <table:table-row table:style-name="ro1">
          <table:table-cell office:value-type="string" calcext:value-type="string">
            <text:p>MARCADOR FILGO 040 PERMANENTE x6 METALIZADO</text:p>
          </table:table-cell>
          <table:table-cell office:value-type="float" office:value="5940.25" calcext:value-type="float">
            <text:p>5940.25</text:p>
          </table:table-cell>
        </table:table-row>
        <table:table-row table:style-name="ro1">
          <table:table-cell office:value-type="string" calcext:value-type="string">
            <text:p>MARCADOR FILGO 040 PERMENTE x4 CLASICO</text:p>
          </table:table-cell>
          <table:table-cell office:value-type="float" office:value="2059.72" calcext:value-type="float">
            <text:p>2059.72</text:p>
          </table:table-cell>
        </table:table-row>
        <table:table-row table:style-name="ro1">
          <table:table-cell office:value-type="string" calcext:value-type="string">
            <text:p>MARCADOR FILGO 040 STRONG CITRUS x10u</text:p>
          </table:table-cell>
          <table:table-cell office:value-type="float" office:value="6472.22" calcext:value-type="float">
            <text:p>6472.22</text:p>
          </table:table-cell>
        </table:table-row>
        <table:table-row table:style-name="ro1">
          <table:table-cell office:value-type="string" calcext:value-type="string">
            <text:p>MARCADOR FILGO 040 TEXTIL x10u</text:p>
          </table:table-cell>
          <table:table-cell office:value-type="float" office:value="7619.9" calcext:value-type="float">
            <text:p>7619.90</text:p>
          </table:table-cell>
        </table:table-row>
        <table:table-row table:style-name="ro1">
          <table:table-cell office:value-type="string" calcext:value-type="string">
            <text:p>MARCADOR FILGO 040 x4u DARK</text:p>
          </table:table-cell>
          <table:table-cell office:value-type="float" office:value="2100.63" calcext:value-type="float">
            <text:p>2100.63</text:p>
          </table:table-cell>
        </table:table-row>
        <table:table-row table:style-name="ro1">
          <table:table-cell office:value-type="string" calcext:value-type="string">
            <text:p>MARCADOR FILGO 041 PERMANENTE PTA EXTRA FINA</text:p>
          </table:table-cell>
          <table:table-cell office:value-type="float" office:value="691.22" calcext:value-type="float">
            <text:p>691.22</text:p>
          </table:table-cell>
        </table:table-row>
        <table:table-row table:style-name="ro1">
          <table:table-cell office:value-type="string" calcext:value-type="string">
            <text:p>MARCADOR FILGO 042 DOBLE PUNTA</text:p>
          </table:table-cell>
          <table:table-cell office:value-type="float" office:value="761.8" calcext:value-type="float">
            <text:p>761.80</text:p>
          </table:table-cell>
        </table:table-row>
        <table:table-row table:style-name="ro1">
          <table:table-cell office:value-type="string" calcext:value-type="string">
            <text:p>MARCADOR FILGO 050 PERMANENTE P/CHATA</text:p>
          </table:table-cell>
          <table:table-cell office:value-type="float" office:value="518.18" calcext:value-type="float">
            <text:p>518.18</text:p>
          </table:table-cell>
        </table:table-row>
        <table:table-row table:style-name="ro1">
          <table:table-cell office:value-type="string" calcext:value-type="string">
            <text:p>MARCADOR FILGO 051 PERMANENTE P/REDONDA</text:p>
          </table:table-cell>
          <table:table-cell office:value-type="float" office:value="518.18" calcext:value-type="float">
            <text:p>518.18</text:p>
          </table:table-cell>
        </table:table-row>
        <table:table-row table:style-name="ro1">
          <table:table-cell office:value-type="string" calcext:value-type="string">
            <text:p>MARCADOR FILGO 052 AL AGUA P/REDONDA</text:p>
          </table:table-cell>
          <table:table-cell office:value-type="float" office:value="435.5" calcext:value-type="float">
            <text:p>435.50</text:p>
          </table:table-cell>
        </table:table-row>
        <table:table-row table:style-name="ro1">
          <table:table-cell office:value-type="string" calcext:value-type="string">
            <text:p>MARCADOR FILGO 058 P/PIZARRA x6u</text:p>
          </table:table-cell>
          <table:table-cell office:value-type="float" office:value="4370.98" calcext:value-type="float">
            <text:p>4370.98</text:p>
          </table:table-cell>
        </table:table-row>
        <table:table-row table:style-name="ro1">
          <table:table-cell office:value-type="string" calcext:value-type="string">
            <text:p>MARCADOR FILGO 058 PIZARRA ESTUCHE x4u</text:p>
          </table:table-cell>
          <table:table-cell office:value-type="float" office:value="3034.49" calcext:value-type="float">
            <text:p>3034.49</text:p>
          </table:table-cell>
        </table:table-row>
        <table:table-row table:style-name="ro1">
          <table:table-cell office:value-type="string" calcext:value-type="string">
            <text:p>MARCADOR FILGO 058 PIZARRA PUNTA REDONDA</text:p>
          </table:table-cell>
          <table:table-cell office:value-type="float" office:value="612.59" calcext:value-type="float">
            <text:p>612.59</text:p>
          </table:table-cell>
        </table:table-row>
        <table:table-row table:style-name="ro1">
          <table:table-cell office:value-type="string" calcext:value-type="string">
            <text:p>MARCADOR FILGO 060 PERMANENTE P/CHATA</text:p>
          </table:table-cell>
          <table:table-cell office:value-type="float" office:value="396.77" calcext:value-type="float">
            <text:p>396.77</text:p>
          </table:table-cell>
        </table:table-row>
        <table:table-row table:style-name="ro1">
          <table:table-cell office:value-type="string" calcext:value-type="string">
            <text:p>MARCADOR FILGO 061 PERMANENTE P/REDONDA</text:p>
          </table:table-cell>
          <table:table-cell office:value-type="float" office:value="396.77" calcext:value-type="float">
            <text:p>396.77</text:p>
          </table:table-cell>
        </table:table-row>
        <table:table-row table:style-name="ro1">
          <table:table-cell office:value-type="string" calcext:value-type="string">
            <text:p>MARCADOR FILGO 062 AL AGUA P/REDONDA</text:p>
          </table:table-cell>
          <table:table-cell office:value-type="float" office:value="384.83" calcext:value-type="float">
            <text:p>384.83</text:p>
          </table:table-cell>
        </table:table-row>
        <table:table-row table:style-name="ro1">
          <table:table-cell office:value-type="string" calcext:value-type="string">
            <text:p>MARCADOR FILGO 068 PIZARRA PUNTA REDONDA</text:p>
          </table:table-cell>
          <table:table-cell office:value-type="float" office:value="512.28" calcext:value-type="float">
            <text:p>512.28</text:p>
          </table:table-cell>
        </table:table-row>
        <table:table-row table:style-name="ro1">
          <table:table-cell office:value-type="string" calcext:value-type="string">
            <text:p>MARCADOR FILGO ALLOY x12 DOBLE PUNTA CALIDOS</text:p>
          </table:table-cell>
          <table:table-cell office:value-type="float" office:value="5624.84" calcext:value-type="float">
            <text:p>5624.84</text:p>
          </table:table-cell>
        </table:table-row>
        <table:table-row table:style-name="ro1">
          <table:table-cell office:value-type="string" calcext:value-type="string">
            <text:p>MARCADOR FILGO ALLOY x12 DOBLE PUNTA CLASICOS</text:p>
          </table:table-cell>
          <table:table-cell office:value-type="float" office:value="5624.84" calcext:value-type="float">
            <text:p>5624.84</text:p>
          </table:table-cell>
        </table:table-row>
        <table:table-row table:style-name="ro1">
          <table:table-cell office:value-type="string" calcext:value-type="string">
            <text:p>MARCADOR FILGO ALLOY x12 DOBLE PUNTA FRIOS</text:p>
          </table:table-cell>
          <table:table-cell office:value-type="float" office:value="5624.84" calcext:value-type="float">
            <text:p>5624.84</text:p>
          </table:table-cell>
        </table:table-row>
        <table:table-row table:style-name="ro1">
          <table:table-cell office:value-type="string" calcext:value-type="string">
            <text:p>MARCADOR FILGO ALLOY x12 DOBLE PUNTA PASTEL</text:p>
          </table:table-cell>
          <table:table-cell office:value-type="float" office:value="5624.84" calcext:value-type="float">
            <text:p>5624.84</text:p>
          </table:table-cell>
        </table:table-row>
        <table:table-row table:style-name="ro1">
          <table:table-cell office:value-type="string" calcext:value-type="string">
            <text:p>MARCADOR FILGO ALLOY x12 DOBLE PUNTA SKIN TONES</text:p>
          </table:table-cell>
          <table:table-cell office:value-type="float" office:value="5754.64" calcext:value-type="float">
            <text:p>5754.64</text:p>
          </table:table-cell>
        </table:table-row>
        <table:table-row table:style-name="ro1">
          <table:table-cell office:value-type="string" calcext:value-type="string">
            <text:p>MARCADOR FILGO BRUSH 035 x10</text:p>
          </table:table-cell>
          <table:table-cell office:value-type="float" office:value="6168.69" calcext:value-type="float">
            <text:p>6168.69</text:p>
          </table:table-cell>
        </table:table-row>
        <table:table-row table:style-name="ro1">
          <table:table-cell office:value-type="string" calcext:value-type="string">
            <text:p>MARCADOR FILGO BRUSH 035 x10 PASTEL</text:p>
          </table:table-cell>
          <table:table-cell office:value-type="float" office:value="6168.69" calcext:value-type="float">
            <text:p>6168.69</text:p>
          </table:table-cell>
        </table:table-row>
        <table:table-row table:style-name="ro1">
          <table:table-cell office:value-type="string" calcext:value-type="string">
            <text:p>MARCADOR FILGO BRUSH 035 x6 METALIZADO</text:p>
          </table:table-cell>
          <table:table-cell office:value-type="float" office:value="5308.6" calcext:value-type="float">
            <text:p>5308.60</text:p>
          </table:table-cell>
        </table:table-row>
        <table:table-row table:style-name="ro1">
          <table:table-cell office:value-type="string" calcext:value-type="string">
            <text:p>MARCADOR FILGO BRUSH PEN NEGRO</text:p>
          </table:table-cell>
          <table:table-cell office:value-type="float" office:value="348.41" calcext:value-type="float">
            <text:p>348.41</text:p>
          </table:table-cell>
        </table:table-row>
        <table:table-row table:style-name="ro1">
          <table:table-cell office:value-type="string" calcext:value-type="string">
            <text:p>MARCADOR FILGO BRUSH PEN x10 PASTEL</text:p>
          </table:table-cell>
          <table:table-cell office:value-type="float" office:value="5632.61" calcext:value-type="float">
            <text:p>5632.61</text:p>
          </table:table-cell>
        </table:table-row>
        <table:table-row table:style-name="ro1">
          <table:table-cell office:value-type="string" calcext:value-type="string">
            <text:p>MARCADOR FILGO BRUSH PEN x10 SURTIDO</text:p>
          </table:table-cell>
          <table:table-cell office:value-type="float" office:value="4644.5" calcext:value-type="float">
            <text:p>4644.50</text:p>
          </table:table-cell>
        </table:table-row>
        <table:table-row table:style-name="ro1">
          <table:table-cell office:value-type="string" calcext:value-type="string">
            <text:p>MARCADOR FILGO JUMBO AMARILLO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AZUL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CELESTE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MARRON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NARANJA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NEGRO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ROJO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ROSA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VERDE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VIOLETA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string" calcext:value-type="string">
            <text:p>MARCADOR FILGO JUMBO x10u</text:p>
          </table:table-cell>
          <table:table-cell office:value-type="float" office:value="3053.54" calcext:value-type="float">
            <text:p>3053.54</text:p>
          </table:table-cell>
        </table:table-row>
        <table:table-row table:style-name="ro1">
          <table:table-cell office:value-type="string" calcext:value-type="string">
            <text:p>MARCADOR FILGO JUMBO x6 PASTEL</text:p>
          </table:table-cell>
          <table:table-cell office:value-type="float" office:value="2107.26" calcext:value-type="float">
            <text:p>2107.26</text:p>
          </table:table-cell>
        </table:table-row>
        <table:table-row table:style-name="ro1">
          <table:table-cell office:value-type="string" calcext:value-type="string">
            <text:p>MARCADOR FILGO JUMBO x6u</text:p>
          </table:table-cell>
          <table:table-cell office:value-type="float" office:value="1832.12" calcext:value-type="float">
            <text:p>1832.12</text:p>
          </table:table-cell>
        </table:table-row>
        <table:table-row table:style-name="ro1">
          <table:table-cell office:value-type="string" calcext:value-type="string">
            <text:p>MARCADOR FILGO NEGRO PINTO 2210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string" calcext:value-type="string">
            <text:p>MARCADOR FILGO OUTLINER x8</text:p>
          </table:table-cell>
          <table:table-cell office:value-type="float" office:value="5230.44" calcext:value-type="float">
            <text:p>5230.44</text:p>
          </table:table-cell>
        </table:table-row>
        <table:table-row table:style-name="ro1">
          <table:table-cell office:value-type="string" calcext:value-type="string">
            <text:p>MARCADOR FILGO TIZA LIQUIDA CHALK 3.0 x5u</text:p>
          </table:table-cell>
          <table:table-cell office:value-type="float" office:value="8825.09" calcext:value-type="float">
            <text:p>8825.09</text:p>
          </table:table-cell>
        </table:table-row>
        <table:table-row table:style-name="ro1">
          <table:table-cell office:value-type="string" calcext:value-type="string">
            <text:p>MARCADOR FILGO TNT AL AGUA 1.0 x8u</text:p>
          </table:table-cell>
          <table:table-cell office:value-type="float" office:value="9298.46" calcext:value-type="float">
            <text:p>9298.46</text:p>
          </table:table-cell>
        </table:table-row>
        <table:table-row table:style-name="ro1">
          <table:table-cell office:value-type="string" calcext:value-type="string">
            <text:p>MARCADOR FILGO TNT AL AGUA 3.0 x10u SURTIDO</text:p>
          </table:table-cell>
          <table:table-cell office:value-type="float" office:value="14302.72" calcext:value-type="float">
            <text:p>14302.72</text:p>
          </table:table-cell>
        </table:table-row>
        <table:table-row table:style-name="ro1">
          <table:table-cell office:value-type="string" calcext:value-type="string">
            <text:p>MARCADOR FILGO TNT AL AGUA 3.0 x2 METALIZADOS</text:p>
          </table:table-cell>
          <table:table-cell office:value-type="float" office:value="3597.66" calcext:value-type="float">
            <text:p>3597.66</text:p>
          </table:table-cell>
        </table:table-row>
        <table:table-row table:style-name="ro1">
          <table:table-cell office:value-type="string" calcext:value-type="string">
            <text:p>MARCADOR FILGO TNT AL AGUA 3.0 x6u PASTEL</text:p>
          </table:table-cell>
          <table:table-cell office:value-type="float" office:value="9298.46" calcext:value-type="float">
            <text:p>9298.46</text:p>
          </table:table-cell>
        </table:table-row>
        <table:table-row table:style-name="ro1">
          <table:table-cell office:value-type="string" calcext:value-type="string">
            <text:p>MARCADOR FILGO TNT AL AGUA 3.0 x6u PLATA</text:p>
          </table:table-cell>
          <table:table-cell office:value-type="float" office:value="1724.44" calcext:value-type="float">
            <text:p>1724.44</text:p>
          </table:table-cell>
        </table:table-row>
        <table:table-row table:style-name="ro1">
          <table:table-cell office:value-type="string" calcext:value-type="string">
            <text:p>MARCADOR FILGO TNT AL AGUA PINCEL x6u PASTEL</text:p>
          </table:table-cell>
          <table:table-cell office:value-type="float" office:value="6488.1" calcext:value-type="float">
            <text:p>6488.10</text:p>
          </table:table-cell>
        </table:table-row>
        <table:table-row table:style-name="ro1">
          <table:table-cell office:value-type="string" calcext:value-type="string">
            <text:p>MARCADOR FILGO TNT AL AGUA PINCEL x8u</text:p>
          </table:table-cell>
          <table:table-cell office:value-type="float" office:value="8650.59" calcext:value-type="float">
            <text:p>8650.59</text:p>
          </table:table-cell>
        </table:table-row>
        <table:table-row table:style-name="ro1">
          <table:table-cell office:value-type="string" calcext:value-type="string">
            <text:p>MARCADOR FILGO TNT AL AGUA x8 PASTEL</text:p>
          </table:table-cell>
          <table:table-cell office:value-type="float" office:value="3949.31" calcext:value-type="float">
            <text:p>3949.31</text:p>
          </table:table-cell>
        </table:table-row>
        <table:table-row table:style-name="ro1">
          <table:table-cell office:value-type="string" calcext:value-type="string">
            <text:p>MARCADOR FILGO x10 CONIC</text:p>
          </table:table-cell>
          <table:table-cell office:value-type="float" office:value="3957.01" calcext:value-type="float">
            <text:p>3957.01</text:p>
          </table:table-cell>
        </table:table-row>
        <table:table-row table:style-name="ro1">
          <table:table-cell office:value-type="string" calcext:value-type="string">
            <text:p>MARCADOR FILGO x10 CONIC PASTEL</text:p>
          </table:table-cell>
          <table:table-cell office:value-type="float" office:value="4384.51" calcext:value-type="float">
            <text:p>4384.51</text:p>
          </table:table-cell>
        </table:table-row>
        <table:table-row table:style-name="ro1">
          <table:table-cell office:value-type="string" calcext:value-type="string">
            <text:p>MARCADOR FILGO x10 PERFUMADAS</text:p>
          </table:table-cell>
          <table:table-cell office:value-type="float" office:value="1953.93" calcext:value-type="float">
            <text:p>1953.93</text:p>
          </table:table-cell>
        </table:table-row>
        <table:table-row table:style-name="ro1">
          <table:table-cell office:value-type="string" calcext:value-type="string">
            <text:p>MARCADOR FILGO x4 DUO BRUSH DOBLE PUNTA</text:p>
          </table:table-cell>
          <table:table-cell office:value-type="float" office:value="5956.13" calcext:value-type="float">
            <text:p>5956.13</text:p>
          </table:table-cell>
        </table:table-row>
        <table:table-row table:style-name="ro1">
          <table:table-cell office:value-type="string" calcext:value-type="string">
            <text:p>MARCADOR FILGO x6 DUO BRUSH DOBLE PTA</text:p>
          </table:table-cell>
          <table:table-cell office:value-type="float" office:value="8002.54" calcext:value-type="float">
            <text:p>8002.54</text:p>
          </table:table-cell>
        </table:table-row>
        <table:table-row table:style-name="ro1">
          <table:table-cell office:value-type="string" calcext:value-type="string">
            <text:p>MARCADOR GIOTTO BEBE x12 COLORES</text:p>
          </table:table-cell>
          <table:table-cell office:value-type="float" office:value="2158.1" calcext:value-type="float">
            <text:p>2158.10</text:p>
          </table:table-cell>
        </table:table-row>
        <table:table-row table:style-name="ro1">
          <table:table-cell office:value-type="string" calcext:value-type="string">
            <text:p>MARCADOR GIOTTO BEBE x6 COLORES</text:p>
          </table:table-cell>
          <table:table-cell office:value-type="float" office:value="1154.12" calcext:value-type="float">
            <text:p>1154.12</text:p>
          </table:table-cell>
        </table:table-row>
        <table:table-row table:style-name="ro1">
          <table:table-cell office:value-type="string" calcext:value-type="string">
            <text:p>MARCADOR GIOTTO TURBO MAXI</text:p>
          </table:table-cell>
          <table:table-cell office:value-type="float" office:value="330.84" calcext:value-type="float">
            <text:p>330.84</text:p>
          </table:table-cell>
        </table:table-row>
        <table:table-row table:style-name="ro1">
          <table:table-cell office:value-type="string" calcext:value-type="string">
            <text:p>MARCADOR GIOTTO TURBO MAXI x10u 454000</text:p>
          </table:table-cell>
          <table:table-cell office:value-type="float" office:value="5276.81" calcext:value-type="float">
            <text:p>5276.81</text:p>
          </table:table-cell>
        </table:table-row>
        <table:table-row table:style-name="ro1">
          <table:table-cell office:value-type="string" calcext:value-type="string">
            <text:p>MARCADOR GIOTTO TURBO MAXI x20u</text:p>
          </table:table-cell>
          <table:table-cell office:value-type="float" office:value="7488.33" calcext:value-type="float">
            <text:p>7488.33</text:p>
          </table:table-cell>
        </table:table-row>
        <table:table-row table:style-name="ro1">
          <table:table-cell office:value-type="string" calcext:value-type="string">
            <text:p>MARCADOR GIOTTO TURBO MAXI x6u</text:p>
          </table:table-cell>
          <table:table-cell office:value-type="float" office:value="2127.33" calcext:value-type="float">
            <text:p>2127.33</text:p>
          </table:table-cell>
        </table:table-row>
        <table:table-row table:style-name="ro1">
          <table:table-cell office:value-type="string" calcext:value-type="string">
            <text:p>MARCADOR GIOTTO TURBO x10u DOBLE 424600</text:p>
          </table:table-cell>
          <table:table-cell office:value-type="float" office:value="844.59" calcext:value-type="float">
            <text:p>844.59</text:p>
          </table:table-cell>
        </table:table-row>
        <table:table-row table:style-name="ro1">
          <table:table-cell office:value-type="string" calcext:value-type="string">
            <text:p>MARCADOR MAPED METAL x4 742000</text:p>
          </table:table-cell>
          <table:table-cell office:value-type="float" office:value="10525.38" calcext:value-type="float">
            <text:p>10525.38</text:p>
          </table:table-cell>
        </table:table-row>
        <table:table-row table:style-name="ro1">
          <table:table-cell office:value-type="string" calcext:value-type="string">
            <text:p>MARCADOR MAXI CONSUL AL AGUA</text:p>
          </table:table-cell>
          <table:table-cell office:value-type="float" office:value="471.44" calcext:value-type="float">
            <text:p>471.44</text:p>
          </table:table-cell>
        </table:table-row>
        <table:table-row table:style-name="ro1">
          <table:table-cell office:value-type="string" calcext:value-type="string">
            <text:p>MARCADOR MIO MAXI AL AGUA P/REDONDA</text:p>
          </table:table-cell>
          <table:table-cell office:value-type="float" office:value="359.08" calcext:value-type="float">
            <text:p>359.08</text:p>
          </table:table-cell>
        </table:table-row>
        <table:table-row table:style-name="ro1">
          <table:table-cell office:value-type="string" calcext:value-type="string">
            <text:p>MARCADOR MIO MAXI x10u 8110</text:p>
          </table:table-cell>
          <table:table-cell office:value-type="float" office:value="5320.38" calcext:value-type="float">
            <text:p>5320.38</text:p>
          </table:table-cell>
        </table:table-row>
        <table:table-row table:style-name="ro1">
          <table:table-cell office:value-type="string" calcext:value-type="string">
            <text:p>MARCADOR MIO MAXI x6u 8106</text:p>
          </table:table-cell>
          <table:table-cell office:value-type="float" office:value="3630.3" calcext:value-type="float">
            <text:p>3630.30</text:p>
          </table:table-cell>
        </table:table-row>
        <table:table-row table:style-name="ro1">
          <table:table-cell office:value-type="string" calcext:value-type="string">
            <text:p>MARCADOR MITSUBISHI POSCA 5M PTA GRUESA</text:p>
          </table:table-cell>
          <table:table-cell office:value-type="float" office:value="4242.96" calcext:value-type="float">
            <text:p>4242.96</text:p>
          </table:table-cell>
        </table:table-row>
        <table:table-row table:style-name="ro1">
          <table:table-cell office:value-type="string" calcext:value-type="string">
            <text:p>MARCADOR MITSUBISHI POSCA 5M PTA GRUESA x8</text:p>
          </table:table-cell>
          <table:table-cell office:value-type="float" office:value="30549.33" calcext:value-type="float">
            <text:p>30549.33</text:p>
          </table:table-cell>
        </table:table-row>
        <table:table-row table:style-name="ro1">
          <table:table-cell office:value-type="string" calcext:value-type="string">
            <text:p>MARCADOR MITSUBISHI POSCA 5M PTA GRUESA x8u METAL</text:p>
          </table:table-cell>
          <table:table-cell office:value-type="float" office:value="36046.72" calcext:value-type="float">
            <text:p>36046.72</text:p>
          </table:table-cell>
        </table:table-row>
        <table:table-row table:style-name="ro1">
          <table:table-cell office:value-type="string" calcext:value-type="string">
            <text:p>MARCADOR MITSUBISHI POSCA 5M PTA GRUESA x8u SOFT</text:p>
          </table:table-cell>
          <table:table-cell office:value-type="float" office:value="30549.33" calcext:value-type="float">
            <text:p>30549.33</text:p>
          </table:table-cell>
        </table:table-row>
        <table:table-row table:style-name="ro1">
          <table:table-cell office:value-type="string" calcext:value-type="string">
            <text:p>MARCADOR OLAMI PIZARRA MPI220</text:p>
          </table:table-cell>
          <table:table-cell office:value-type="float" office:value="616.62" calcext:value-type="float">
            <text:p>616.62</text:p>
          </table:table-cell>
        </table:table-row>
        <table:table-row table:style-name="ro1">
          <table:table-cell office:value-type="string" calcext:value-type="string">
            <text:p>MARCADOR PELIKAN 420 AL AGUA</text:p>
          </table:table-cell>
          <table:table-cell office:value-type="float" office:value="410.15" calcext:value-type="float">
            <text:p>410.15</text:p>
          </table:table-cell>
        </table:table-row>
        <table:table-row table:style-name="ro1">
          <table:table-cell office:value-type="string" calcext:value-type="string">
            <text:p>MARCADOR PELIKAN 420 PERMANENTE</text:p>
          </table:table-cell>
          <table:table-cell office:value-type="float" office:value="479.4" calcext:value-type="float">
            <text:p>479.40</text:p>
          </table:table-cell>
        </table:table-row>
        <table:table-row table:style-name="ro1">
          <table:table-cell office:value-type="string" calcext:value-type="string">
            <text:p>MARCADOR PELIKAN 440 PERMANENTE PUNTA BISELADA</text:p>
          </table:table-cell>
          <table:table-cell office:value-type="float" office:value="584.43" calcext:value-type="float">
            <text:p>584.43</text:p>
          </table:table-cell>
        </table:table-row>
        <table:table-row table:style-name="ro1">
          <table:table-cell office:value-type="string" calcext:value-type="string">
            <text:p>MARCADOR PELIKAN 441 PERMANENTE PUNTA REDONDA</text:p>
          </table:table-cell>
          <table:table-cell office:value-type="float" office:value="584.43" calcext:value-type="float">
            <text:p>584.43</text:p>
          </table:table-cell>
        </table:table-row>
        <table:table-row table:style-name="ro1">
          <table:table-cell office:value-type="string" calcext:value-type="string">
            <text:p>MARCADOR PELIKAN 710 PERMANENTE</text:p>
          </table:table-cell>
          <table:table-cell office:value-type="float" office:value="841.58" calcext:value-type="float">
            <text:p>841.58</text:p>
          </table:table-cell>
        </table:table-row>
        <table:table-row table:style-name="ro1">
          <table:table-cell office:value-type="string" calcext:value-type="string">
            <text:p>MARCADOR PELIKAN 711 PERMANENTE</text:p>
          </table:table-cell>
          <table:table-cell office:value-type="float" office:value="841.58" calcext:value-type="float">
            <text:p>841.58</text:p>
          </table:table-cell>
        </table:table-row>
        <table:table-row table:style-name="ro1">
          <table:table-cell office:value-type="string" calcext:value-type="string">
            <text:p>MARCADOR PELIKAN 720 AL AGUA</text:p>
          </table:table-cell>
          <table:table-cell office:value-type="float" office:value="540.39" calcext:value-type="float">
            <text:p>540.39</text:p>
          </table:table-cell>
        </table:table-row>
        <table:table-row table:style-name="ro1">
          <table:table-cell office:value-type="string" calcext:value-type="string">
            <text:p>MARCADOR PELIKAN 780 P/PIZARRA RECARGABLE</text:p>
          </table:table-cell>
          <table:table-cell office:value-type="float" office:value="212.61" calcext:value-type="float">
            <text:p>212.61</text:p>
          </table:table-cell>
        </table:table-row>
        <table:table-row table:style-name="ro1">
          <table:table-cell office:value-type="string" calcext:value-type="string">
            <text:p>MARCADOR PELIKAN JUMBO x8 COLORELLA</text:p>
          </table:table-cell>
          <table:table-cell office:value-type="float" office:value="2608.55" calcext:value-type="float">
            <text:p>2608.55</text:p>
          </table:table-cell>
        </table:table-row>
        <table:table-row table:style-name="ro1">
          <table:table-cell office:value-type="string" calcext:value-type="string">
            <text:p>MARCADOR PELIKAN JUMBO x8 COLORELLA PASTEL</text:p>
          </table:table-cell>
          <table:table-cell office:value-type="float" office:value="2605.67" calcext:value-type="float">
            <text:p>2605.67</text:p>
          </table:table-cell>
        </table:table-row>
        <table:table-row table:style-name="ro1">
          <table:table-cell office:value-type="string" calcext:value-type="string">
            <text:p>MARCADOR PELIKAN PINCEL x12</text:p>
          </table:table-cell>
          <table:table-cell office:value-type="float" office:value="5499.74" calcext:value-type="float">
            <text:p>5499.74</text:p>
          </table:table-cell>
        </table:table-row>
        <table:table-row table:style-name="ro1">
          <table:table-cell office:value-type="string" calcext:value-type="string">
            <text:p>MARCADOR PELIKAN PINCEL x12MARKNA PASTEL</text:p>
          </table:table-cell>
          <table:table-cell office:value-type="float" office:value="6048.79" calcext:value-type="float">
            <text:p>6048.79</text:p>
          </table:table-cell>
        </table:table-row>
        <table:table-row table:style-name="ro1">
          <table:table-cell office:value-type="string" calcext:value-type="string">
            <text:p>MARCADOR PELIKAN TEXTIL x12</text:p>
          </table:table-cell>
          <table:table-cell office:value-type="float" office:value="6676.61" calcext:value-type="float">
            <text:p>6676.61</text:p>
          </table:table-cell>
        </table:table-row>
        <table:table-row table:style-name="ro1">
          <table:table-cell office:value-type="string" calcext:value-type="string">
            <text:p>MARCADOR PELIKAN WINDOW x8</text:p>
          </table:table-cell>
          <table:table-cell office:value-type="float" office:value="4264.97" calcext:value-type="float">
            <text:p>4264.97</text:p>
          </table:table-cell>
        </table:table-row>
        <table:table-row table:style-name="ro1">
          <table:table-cell office:value-type="string" calcext:value-type="string">
            <text:p>MARCADOR PIZZINI CD FINO 1mm 1262</text:p>
          </table:table-cell>
          <table:table-cell office:value-type="float" office:value="442.03" calcext:value-type="float">
            <text:p>442.03</text:p>
          </table:table-cell>
        </table:table-row>
        <table:table-row table:style-name="ro1">
          <table:table-cell office:value-type="string" calcext:value-type="string">
            <text:p>MARCADOR PIZZINI PERMANENTE 1263</text:p>
          </table:table-cell>
          <table:table-cell office:value-type="float" office:value="705.85" calcext:value-type="float">
            <text:p>705.85</text:p>
          </table:table-cell>
        </table:table-row>
        <table:table-row table:style-name="ro1">
          <table:table-cell office:value-type="string" calcext:value-type="string">
            <text:p>MARCADOR PIZZINI PIZARRA 1150</text:p>
          </table:table-cell>
          <table:table-cell office:value-type="float" office:value="659.23" calcext:value-type="float">
            <text:p>659.23</text:p>
          </table:table-cell>
        </table:table-row>
        <table:table-row table:style-name="ro1">
          <table:table-cell office:value-type="string" calcext:value-type="string">
            <text:p>MARCADOR PIZZINI PIZARRA 1151</text:p>
          </table:table-cell>
          <table:table-cell office:value-type="float" office:value="391.39" calcext:value-type="float">
            <text:p>391.39</text:p>
          </table:table-cell>
        </table:table-row>
        <table:table-row table:style-name="ro1">
          <table:table-cell office:value-type="string" calcext:value-type="string">
            <text:p>MARCADOR PIZZINI PIZARRA 1250 P/REDONDA</text:p>
          </table:table-cell>
          <table:table-cell office:value-type="float" office:value="1358.56" calcext:value-type="float">
            <text:p>1358.56</text:p>
          </table:table-cell>
        </table:table-row>
        <table:table-row table:style-name="ro1">
          <table:table-cell office:value-type="string" calcext:value-type="string">
            <text:p>MARCADOR PIZZINI PUNTA PINCEL x10u</text:p>
          </table:table-cell>
          <table:table-cell office:value-type="float" office:value="6871.72" calcext:value-type="float">
            <text:p>6871.72</text:p>
          </table:table-cell>
        </table:table-row>
        <table:table-row table:style-name="ro1">
          <table:table-cell office:value-type="string" calcext:value-type="string">
            <text:p>MARCADOR PIZZINI PUNTA PINCEL x10u PASTEL</text:p>
          </table:table-cell>
          <table:table-cell office:value-type="float" office:value="6871.72" calcext:value-type="float">
            <text:p>6871.72</text:p>
          </table:table-cell>
        </table:table-row>
        <table:table-row table:style-name="ro1">
          <table:table-cell office:value-type="string" calcext:value-type="string">
            <text:p>MARCADOR PIZZINI URBAN x2u DUPLA</text:p>
          </table:table-cell>
          <table:table-cell office:value-type="float" office:value="1497.25" calcext:value-type="float">
            <text:p>1497.25</text:p>
          </table:table-cell>
        </table:table-row>
        <table:table-row table:style-name="ro1">
          <table:table-cell office:value-type="string" calcext:value-type="string">
            <text:p>MARCADOR PIZZINI URBAN x6u CAFE</text:p>
          </table:table-cell>
          <table:table-cell office:value-type="float" office:value="3583.16" calcext:value-type="float">
            <text:p>3583.16</text:p>
          </table:table-cell>
        </table:table-row>
        <table:table-row table:style-name="ro1">
          <table:table-cell office:value-type="string" calcext:value-type="string">
            <text:p>MARCADOR PIZZINI URBAN x6u EMPALAGOSO</text:p>
          </table:table-cell>
          <table:table-cell office:value-type="float" office:value="3583.19" calcext:value-type="float">
            <text:p>3583.19</text:p>
          </table:table-cell>
        </table:table-row>
        <table:table-row table:style-name="ro1">
          <table:table-cell office:value-type="string" calcext:value-type="string">
            <text:p>MARCADOR PIZZINI URBAN x6u NATURALEZA</text:p>
          </table:table-cell>
          <table:table-cell office:value-type="float" office:value="3583.19" calcext:value-type="float">
            <text:p>3583.19</text:p>
          </table:table-cell>
        </table:table-row>
        <table:table-row table:style-name="ro1">
          <table:table-cell office:value-type="string" calcext:value-type="string">
            <text:p>MARCADOR POSCA 3M</text:p>
          </table:table-cell>
          <table:table-cell office:value-type="float" office:value="3394.36" calcext:value-type="float">
            <text:p>3394.36</text:p>
          </table:table-cell>
        </table:table-row>
        <table:table-row table:style-name="ro1">
          <table:table-cell office:value-type="string" calcext:value-type="string">
            <text:p>MARCADOR SIMBALL MAXI AL AGUA</text:p>
          </table:table-cell>
          <table:table-cell office:value-type="float" office:value="313" calcext:value-type="float">
            <text:p>313.00</text:p>
          </table:table-cell>
        </table:table-row>
        <table:table-row table:style-name="ro1">
          <table:table-cell office:value-type="string" calcext:value-type="string">
            <text:p>MARCADOR TRABI 410 PERMANENTE</text:p>
          </table:table-cell>
          <table:table-cell office:value-type="float" office:value="540.14" calcext:value-type="float">
            <text:p>540.14</text:p>
          </table:table-cell>
        </table:table-row>
        <table:table-row table:style-name="ro1">
          <table:table-cell office:value-type="string" calcext:value-type="string">
            <text:p>MARCADOR TRABI 411 PERMANENTE</text:p>
          </table:table-cell>
          <table:table-cell office:value-type="float" office:value="540.14" calcext:value-type="float">
            <text:p>540.14</text:p>
          </table:table-cell>
        </table:table-row>
        <table:table-row table:style-name="ro1">
          <table:table-cell office:value-type="string" calcext:value-type="string">
            <text:p>MARCADOR TRABI 450 PIZARRA RECARGABLE</text:p>
          </table:table-cell>
          <table:table-cell office:value-type="float" office:value="717.7" calcext:value-type="float">
            <text:p>717.70</text:p>
          </table:table-cell>
        </table:table-row>
        <table:table-row table:style-name="ro1">
          <table:table-cell office:value-type="string" calcext:value-type="string">
            <text:p>MARCADOR TRATTO PERMANENTE CUERPO CHATO</text:p>
          </table:table-cell>
          <table:table-cell office:value-type="float" office:value="791.52" calcext:value-type="float">
            <text:p>791.52</text:p>
          </table:table-cell>
        </table:table-row>
        <table:table-row table:style-name="ro1">
          <table:table-cell office:value-type="string" calcext:value-type="string">
            <text:p>MARCADOR TRATTO PERMANENTE CUERPO REDONDO</text:p>
          </table:table-cell>
          <table:table-cell office:value-type="float" office:value="711.48" calcext:value-type="float">
            <text:p>711.48</text:p>
          </table:table-cell>
        </table:table-row>
        <table:table-row table:style-name="ro1">
          <table:table-cell office:value-type="string" calcext:value-type="string">
            <text:p>MARCADOR UNI PAINT PX-20</text:p>
          </table:table-cell>
          <table:table-cell office:value-type="float" office:value="3177.1" calcext:value-type="float">
            <text:p>3177.10</text:p>
          </table:table-cell>
        </table:table-row>
        <table:table-row table:style-name="ro1">
          <table:table-cell office:value-type="string" calcext:value-type="string">
            <text:p>MARCADOR UNI PAINT PX-203 FINO</text:p>
          </table:table-cell>
          <table:table-cell office:value-type="float" office:value="5165.34" calcext:value-type="float">
            <text:p>5165.34</text:p>
          </table:table-cell>
        </table:table-row>
        <table:table-row table:style-name="ro1">
          <table:table-cell office:value-type="string" calcext:value-type="string">
            <text:p>MARCADOR UNI PAINT PX-21 1.2mm</text:p>
          </table:table-cell>
          <table:table-cell office:value-type="float" office:value="3617.07" calcext:value-type="float">
            <text:p>3617.07</text:p>
          </table:table-cell>
        </table:table-row>
        <table:table-row table:style-name="ro1">
          <table:table-cell office:value-type="string" calcext:value-type="string">
            <text:p>MARCADORES ACRILICOS x12u 42312</text:p>
          </table:table-cell>
          <table:table-cell office:value-type="float" office:value="2954.02" calcext:value-type="float">
            <text:p>2954.02</text:p>
          </table:table-cell>
        </table:table-row>
        <table:table-row table:style-name="ro1">
          <table:table-cell office:value-type="string" calcext:value-type="string">
            <text:p>MARCADORES BIC COLORES URBANAS x6</text:p>
          </table:table-cell>
          <table:table-cell office:value-type="float" office:value="6946.13" calcext:value-type="float">
            <text:p>6946.13</text:p>
          </table:table-cell>
        </table:table-row>
        <table:table-row table:style-name="ro1">
          <table:table-cell office:value-type="string" calcext:value-type="string">
            <text:p>MARCADORES C/SELLITOS x6u 42565</text:p>
          </table:table-cell>
          <table:table-cell office:value-type="float" office:value="1993.11" calcext:value-type="float">
            <text:p>1993.11</text:p>
          </table:table-cell>
        </table:table-row>
        <table:table-row table:style-name="ro1">
          <table:table-cell office:value-type="string" calcext:value-type="string">
            <text:p>MARCADORES COLOUR PIZARRA x8u 28404</text:p>
          </table:table-cell>
          <table:table-cell office:value-type="float" office:value="2795.02" calcext:value-type="float">
            <text:p>2795.02</text:p>
          </table:table-cell>
        </table:table-row>
        <table:table-row table:style-name="ro1">
          <table:table-cell office:value-type="string" calcext:value-type="string">
            <text:p>MARCADORES CON SELLO x6u 515273</text:p>
          </table:table-cell>
          <table:table-cell office:value-type="float" office:value="1980.88" calcext:value-type="float">
            <text:p>1980.88</text:p>
          </table:table-cell>
        </table:table-row>
        <table:table-row table:style-name="ro1">
          <table:table-cell office:value-type="string" calcext:value-type="string">
            <text:p>MARCADORES DOBLE PUNTA x24u 33533</text:p>
          </table:table-cell>
          <table:table-cell office:value-type="float" office:value="6261.41" calcext:value-type="float">
            <text:p>6261.41</text:p>
          </table:table-cell>
        </table:table-row>
        <table:table-row table:style-name="ro1">
          <table:table-cell office:value-type="string" calcext:value-type="string">
            <text:p>MARCADORES EZCO ACRILICOS x12u</text:p>
          </table:table-cell>
          <table:table-cell office:value-type="float" office:value="4718.21" calcext:value-type="float">
            <text:p>4718.21</text:p>
          </table:table-cell>
        </table:table-row>
        <table:table-row table:style-name="ro1">
          <table:table-cell office:value-type="string" calcext:value-type="string">
            <text:p>MARCADORES EZCO TRIANGULAR x12</text:p>
          </table:table-cell>
          <table:table-cell office:value-type="float" office:value="2835.01" calcext:value-type="float">
            <text:p>2835.01</text:p>
          </table:table-cell>
        </table:table-row>
        <table:table-row table:style-name="ro1">
          <table:table-cell office:value-type="string" calcext:value-type="string">
            <text:p>MARCADORES EZCO TRIANGULAR x12 NEON+PASTEL</text:p>
          </table:table-cell>
          <table:table-cell office:value-type="float" office:value="3097.94" calcext:value-type="float">
            <text:p>3097.94</text:p>
          </table:table-cell>
        </table:table-row>
        <table:table-row table:style-name="ro1">
          <table:table-cell office:value-type="string" calcext:value-type="string">
            <text:p>MARCADORES MAGICOS 7+1 42303</text:p>
          </table:table-cell>
          <table:table-cell office:value-type="float" office:value="1262.3" calcext:value-type="float">
            <text:p>1262.30</text:p>
          </table:table-cell>
        </table:table-row>
        <table:table-row table:style-name="ro1">
          <table:table-cell office:value-type="string" calcext:value-type="string">
            <text:p>MARCADORES MAPED x10 DUO 847010</text:p>
          </table:table-cell>
          <table:table-cell office:value-type="float" office:value="390.26" calcext:value-type="float">
            <text:p>390.26</text:p>
          </table:table-cell>
        </table:table-row>
        <table:table-row table:style-name="ro1">
          <table:table-cell office:value-type="string" calcext:value-type="string">
            <text:p>MARCADORES SKYCOLOR PAINT ACRILICOS x10 METAL</text:p>
          </table:table-cell>
          <table:table-cell office:value-type="float" office:value="11499.43" calcext:value-type="float">
            <text:p>11499.43</text:p>
          </table:table-cell>
        </table:table-row>
        <table:table-row table:style-name="ro1">
          <table:table-cell office:value-type="string" calcext:value-type="string">
            <text:p>MASA DIDO BOLSA 50gr</text:p>
          </table:table-cell>
          <table:table-cell office:value-type="float" office:value="164.66" calcext:value-type="float">
            <text:p>164.66</text:p>
          </table:table-cell>
        </table:table-row>
        <table:table-row table:style-name="ro1">
          <table:table-cell office:value-type="string" calcext:value-type="string">
            <text:p>MASA DIDO BOSQUE</text:p>
          </table:table-cell>
          <table:table-cell office:value-type="float" office:value="1342.1" calcext:value-type="float">
            <text:p>1342.10</text:p>
          </table:table-cell>
        </table:table-row>
        <table:table-row table:style-name="ro1">
          <table:table-cell office:value-type="string" calcext:value-type="string">
            <text:p>MASA DIDO DIVER CACHORRO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COCINERITA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COOKIE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DINO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DRAGONE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FRUTA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HADA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MARCIANO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MARINO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MIS ANIMALES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MODA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DIVER TRANSPORTE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string" calcext:value-type="string">
            <text:p>MASA DIDO FARM</text:p>
          </table:table-cell>
          <table:table-cell office:value-type="float" office:value="6136.52" calcext:value-type="float">
            <text:p>6136.52</text:p>
          </table:table-cell>
        </table:table-row>
        <table:table-row table:style-name="ro1">
          <table:table-cell office:value-type="string" calcext:value-type="string">
            <text:p>MASA DIDO GLITTER 50g</text:p>
          </table:table-cell>
          <table:table-cell office:value-type="float" office:value="373.91" calcext:value-type="float">
            <text:p>373.91</text:p>
          </table:table-cell>
        </table:table-row>
        <table:table-row table:style-name="ro1">
          <table:table-cell office:value-type="string" calcext:value-type="string">
            <text:p>MASA DIDO POLO</text:p>
          </table:table-cell>
          <table:table-cell office:value-type="float" office:value="1342.1" calcext:value-type="float">
            <text:p>1342.10</text:p>
          </table:table-cell>
        </table:table-row>
        <table:table-row table:style-name="ro1">
          <table:table-cell office:value-type="string" calcext:value-type="string">
            <text:p>MASA DIDO POTE 100gr</text:p>
          </table:table-cell>
          <table:table-cell office:value-type="float" office:value="953.38" calcext:value-type="float">
            <text:p>953.38</text:p>
          </table:table-cell>
        </table:table-row>
        <table:table-row table:style-name="ro1">
          <table:table-cell office:value-type="string" calcext:value-type="string">
            <text:p>MASA DIDO POTE 220gr</text:p>
          </table:table-cell>
          <table:table-cell office:value-type="float" office:value="1575.93" calcext:value-type="float">
            <text:p>1575.93</text:p>
          </table:table-cell>
        </table:table-row>
        <table:table-row table:style-name="ro1">
          <table:table-cell office:value-type="string" calcext:value-type="string">
            <text:p>MASA DIDO POTE 220gr KIT x3</text:p>
          </table:table-cell>
          <table:table-cell office:value-type="float" office:value="5240.05" calcext:value-type="float">
            <text:p>5240.05</text:p>
          </table:table-cell>
        </table:table-row>
        <table:table-row table:style-name="ro1">
          <table:table-cell office:value-type="string" calcext:value-type="string">
            <text:p>MASA DIDO POTE 220gr KIT x3</text:p>
          </table:table-cell>
          <table:table-cell office:value-type="float" office:value="5240.05" calcext:value-type="float">
            <text:p>5240.05</text:p>
          </table:table-cell>
        </table:table-row>
        <table:table-row table:style-name="ro1">
          <table:table-cell office:value-type="string" calcext:value-type="string">
            <text:p>MASA DIDO POTE 220gr KIT x3</text:p>
          </table:table-cell>
          <table:table-cell office:value-type="float" office:value="6045.8" calcext:value-type="float">
            <text:p>6045.80</text:p>
          </table:table-cell>
        </table:table-row>
        <table:table-row table:style-name="ro1">
          <table:table-cell office:value-type="string" calcext:value-type="string">
            <text:p>MASA DIDO POTE 50gr</text:p>
          </table:table-cell>
          <table:table-cell office:value-type="float" office:value="495.07" calcext:value-type="float">
            <text:p>495.07</text:p>
          </table:table-cell>
        </table:table-row>
        <table:table-row table:style-name="ro1">
          <table:table-cell office:value-type="string" calcext:value-type="string">
            <text:p>MASA EN SOBRE VS COLORES 516015</text:p>
          </table:table-cell>
          <table:table-cell office:value-type="float" office:value="383.05" calcext:value-type="float">
            <text:p>383.05</text:p>
          </table:table-cell>
        </table:table-row>
        <table:table-row table:style-name="ro1">
          <table:table-cell office:value-type="string" calcext:value-type="string">
            <text:p>MASA MAPED CREATIV 120gr</text:p>
          </table:table-cell>
          <table:table-cell office:value-type="float" office:value="239.48" calcext:value-type="float">
            <text:p>239.48</text:p>
          </table:table-cell>
        </table:table-row>
        <table:table-row table:style-name="ro1">
          <table:table-cell office:value-type="string" calcext:value-type="string">
            <text:p>MASCARA AD LIQUIDA P/ARTESANATO 60ML</text:p>
          </table:table-cell>
          <table:table-cell office:value-type="float" office:value="282.79" calcext:value-type="float">
            <text:p>282.79</text:p>
          </table:table-cell>
        </table:table-row>
        <table:table-row table:style-name="ro1">
          <table:table-cell office:value-type="string" calcext:value-type="string">
            <text:p>MASCARA PROTECCION FACIAL MEDORO</text:p>
          </table:table-cell>
          <table:table-cell office:value-type="float" office:value="3721.2" calcext:value-type="float">
            <text:p>3721.20</text:p>
          </table:table-cell>
        </table:table-row>
        <table:table-row table:style-name="ro1">
          <table:table-cell office:value-type="string" calcext:value-type="string">
            <text:p>MASILINA BOLSA 500g</text:p>
          </table:table-cell>
          <table:table-cell office:value-type="float" office:value="130.91" calcext:value-type="float">
            <text:p>130.91</text:p>
          </table:table-cell>
        </table:table-row>
        <table:table-row table:style-name="ro1">
          <table:table-cell office:value-type="string" calcext:value-type="string">
            <text:p>MASILINA POTE 150g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string" calcext:value-type="string">
            <text:p>MASILINA SET STICKS + ACC ART-29</text:p>
          </table:table-cell>
          <table:table-cell office:value-type="float" office:value="169.88" calcext:value-type="float">
            <text:p>169.88</text:p>
          </table:table-cell>
        </table:table-row>
        <table:table-row table:style-name="ro1">
          <table:table-cell office:value-type="string" calcext:value-type="string">
            <text:p>MASILINA STICK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string" calcext:value-type="string">
            <text:p>MAWIS CONSTITUCION DE LA NACION ARGENTINA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string" calcext:value-type="string">
            <text:p>MAWIS REGLAMENTOS OFICIALES DEPORTIVOS</text:p>
          </table:table-cell>
          <table:table-cell office:value-type="float" office:value="7" calcext:value-type="float">
            <text:p>7.00</text:p>
          </table:table-cell>
        </table:table-row>
        <table:table-row table:style-name="ro1">
          <table:table-cell office:value-type="string" calcext:value-type="string">
            <text:p>MAXI APLICACIONES DIVERTIDAS 105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string" calcext:value-type="string">
            <text:p>MEGA ART PACK EMOJI</text:p>
          </table:table-cell>
          <table:table-cell office:value-type="float" office:value="40.5" calcext:value-type="float">
            <text:p>40.50</text:p>
          </table:table-cell>
        </table:table-row>
        <table:table-row table:style-name="ro1">
          <table:table-cell office:value-type="string" calcext:value-type="string">
            <text:p>MEGA ART PACK OLAF</text:p>
          </table:table-cell>
          <table:table-cell office:value-type="float" office:value="40.5" calcext:value-type="float">
            <text:p>40.50</text:p>
          </table:table-cell>
        </table:table-row>
        <table:table-row table:style-name="ro1">
          <table:table-cell office:value-type="string" calcext:value-type="string">
            <text:p>MESA DIDACTICA DESKY FUGI 7162</text:p>
          </table:table-cell>
          <table:table-cell office:value-type="float" office:value="10181.63" calcext:value-type="float">
            <text:p>10181.63</text:p>
          </table:table-cell>
        </table:table-row>
        <table:table-row table:style-name="ro1">
          <table:table-cell office:value-type="string" calcext:value-type="string">
            <text:p>MEZCLADOR SIFAP N-5 x10 CAVIDADES</text:p>
          </table:table-cell>
          <table:table-cell office:value-type="float" office:value="1012.32" calcext:value-type="float">
            <text:p>1012.32</text:p>
          </table:table-cell>
        </table:table-row>
        <table:table-row table:style-name="ro1">
          <table:table-cell office:value-type="string" calcext:value-type="string">
            <text:p>MEZCLADORA PLASTICA 9 CAVIDADES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 office:value-type="string" calcext:value-type="string">
            <text:p>MICROFIBRA BIC INTENSITY x5 PASTEL</text:p>
          </table:table-cell>
          <table:table-cell office:value-type="float" office:value="9880.33" calcext:value-type="float">
            <text:p>9880.33</text:p>
          </table:table-cell>
        </table:table-row>
        <table:table-row table:style-name="ro1">
          <table:table-cell office:value-type="string" calcext:value-type="string">
            <text:p>MICROFIBRA BIC PERMANENTE/PIZARRA FINO/UF</text:p>
          </table:table-cell>
          <table:table-cell office:value-type="float" office:value="931.8" calcext:value-type="float">
            <text:p>931.80</text:p>
          </table:table-cell>
        </table:table-row>
        <table:table-row table:style-name="ro1">
          <table:table-cell office:value-type="string" calcext:value-type="string">
            <text:p>MICROFIBRA FABER 460 FINEPEN GRIP</text:p>
          </table:table-cell>
          <table:table-cell office:value-type="float" office:value="240.98" calcext:value-type="float">
            <text:p>240.98</text:p>
          </table:table-cell>
        </table:table-row>
        <table:table-row table:style-name="ro1">
          <table:table-cell office:value-type="string" calcext:value-type="string">
            <text:p>MICROFIBRA FABER ECCO PIGMENTADA 0.5-0.7</text:p>
          </table:table-cell>
          <table:table-cell office:value-type="float" office:value="544.57" calcext:value-type="float">
            <text:p>544.57</text:p>
          </table:table-cell>
        </table:table-row>
        <table:table-row table:style-name="ro1">
          <table:table-cell office:value-type="string" calcext:value-type="string">
            <text:p>MICROFIBRA FABER FINEPEN 499</text:p>
          </table:table-cell>
          <table:table-cell office:value-type="float" office:value="298.79" calcext:value-type="float">
            <text:p>298.79</text:p>
          </table:table-cell>
        </table:table-row>
        <table:table-row table:style-name="ro1">
          <table:table-cell office:value-type="string" calcext:value-type="string">
            <text:p>MICROFIBRA FABER OHP-CD 421-M-F</text:p>
          </table:table-cell>
          <table:table-cell office:value-type="float" office:value="2182.51" calcext:value-type="float">
            <text:p>2182.51</text:p>
          </table:table-cell>
        </table:table-row>
        <table:table-row table:style-name="ro1">
          <table:table-cell office:value-type="string" calcext:value-type="string">
            <text:p>MICROFIBRA FABER OHP-CD 421-SUPER FINA</text:p>
          </table:table-cell>
          <table:table-cell office:value-type="float" office:value="1964.27" calcext:value-type="float">
            <text:p>1964.27</text:p>
          </table:table-cell>
        </table:table-row>
        <table:table-row table:style-name="ro1">
          <table:table-cell office:value-type="string" calcext:value-type="string">
            <text:p>MICROFIBRA FILGO 036 x6 FLUO</text:p>
          </table:table-cell>
          <table:table-cell office:value-type="float" office:value="1529.59" calcext:value-type="float">
            <text:p>1529.59</text:p>
          </table:table-cell>
        </table:table-row>
        <table:table-row table:style-name="ro1">
          <table:table-cell office:value-type="string" calcext:value-type="string">
            <text:p>MICROFIBRA FILGO 037 BROADLINER 0.8mm x10u</text:p>
          </table:table-cell>
          <table:table-cell office:value-type="float" office:value="4914.21" calcext:value-type="float">
            <text:p>4914.21</text:p>
          </table:table-cell>
        </table:table-row>
        <table:table-row table:style-name="ro1">
          <table:table-cell office:value-type="string" calcext:value-type="string">
            <text:p>MICROFIBRA FILGO 038 x10u SURTIDO 0.4mm</text:p>
          </table:table-cell>
          <table:table-cell office:value-type="float" office:value="3889.16" calcext:value-type="float">
            <text:p>3889.16</text:p>
          </table:table-cell>
        </table:table-row>
        <table:table-row table:style-name="ro1">
          <table:table-cell office:value-type="string" calcext:value-type="string">
            <text:p>MICROFIBRA FILGO 038 x15u SURTIDO</text:p>
          </table:table-cell>
          <table:table-cell office:value-type="float" office:value="3938.86" calcext:value-type="float">
            <text:p>3938.86</text:p>
          </table:table-cell>
        </table:table-row>
        <table:table-row table:style-name="ro1">
          <table:table-cell office:value-type="string" calcext:value-type="string">
            <text:p>MICROFIBRA FILGO 038 x1u 0.4mm</text:p>
          </table:table-cell>
          <table:table-cell office:value-type="float" office:value="388.64" calcext:value-type="float">
            <text:p>388.64</text:p>
          </table:table-cell>
        </table:table-row>
        <table:table-row table:style-name="ro1">
          <table:table-cell office:value-type="string" calcext:value-type="string">
            <text:p>MICROFIBRA FILGO 038 x4u CLASICO 0.4mm</text:p>
          </table:table-cell>
          <table:table-cell office:value-type="float" office:value="1555.59" calcext:value-type="float">
            <text:p>1555.59</text:p>
          </table:table-cell>
        </table:table-row>
        <table:table-row table:style-name="ro1">
          <table:table-cell office:value-type="string" calcext:value-type="string">
            <text:p>MICROFIBRA FILGO 038 x5u FLUO 0.4mm</text:p>
          </table:table-cell>
          <table:table-cell office:value-type="float" office:value="1885.8" calcext:value-type="float">
            <text:p>1885.80</text:p>
          </table:table-cell>
        </table:table-row>
        <table:table-row table:style-name="ro1">
          <table:table-cell office:value-type="string" calcext:value-type="string">
            <text:p>MICROFIBRA FILGO 038 x6 GALAXY</text:p>
          </table:table-cell>
          <table:table-cell office:value-type="float" office:value="2467.95" calcext:value-type="float">
            <text:p>2467.95</text:p>
          </table:table-cell>
        </table:table-row>
        <table:table-row table:style-name="ro1">
          <table:table-cell office:value-type="string" calcext:value-type="string">
            <text:p>MICROFIBRA FILGO 038 x6 PASTEL RETRO</text:p>
          </table:table-cell>
          <table:table-cell office:value-type="float" office:value="2100.96" calcext:value-type="float">
            <text:p>2100.96</text:p>
          </table:table-cell>
        </table:table-row>
        <table:table-row table:style-name="ro1">
          <table:table-cell office:value-type="string" calcext:value-type="string">
            <text:p>MICROFIBRA FILGO 038 x6u PASTEL</text:p>
          </table:table-cell>
          <table:table-cell office:value-type="float" office:value="2334.55" calcext:value-type="float">
            <text:p>2334.55</text:p>
          </table:table-cell>
        </table:table-row>
        <table:table-row table:style-name="ro1">
          <table:table-cell office:value-type="string" calcext:value-type="string">
            <text:p>MICROFIBRA FILGO DRAWING PEN 0.05mm</text:p>
          </table:table-cell>
          <table:table-cell office:value-type="float" office:value="1281.33" calcext:value-type="float">
            <text:p>1281.33</text:p>
          </table:table-cell>
        </table:table-row>
        <table:table-row table:style-name="ro1">
          <table:table-cell office:value-type="string" calcext:value-type="string">
            <text:p>MICROFIBRA FILGO DRAWING PEN 0.1-0.2mm</text:p>
          </table:table-cell>
          <table:table-cell office:value-type="float" office:value="943.58" calcext:value-type="float">
            <text:p>943.58</text:p>
          </table:table-cell>
        </table:table-row>
        <table:table-row table:style-name="ro1">
          <table:table-cell office:value-type="string" calcext:value-type="string">
            <text:p>MICROFIBRA FILGO LINER 038 0.4mm x4u SOFT</text:p>
          </table:table-cell>
          <table:table-cell office:value-type="float" office:value="809.08" calcext:value-type="float">
            <text:p>809.08</text:p>
          </table:table-cell>
        </table:table-row>
        <table:table-row table:style-name="ro1">
          <table:table-cell office:value-type="string" calcext:value-type="string">
            <text:p>MICROFIBRA FILGO LINER 038 x6 PINK UP</text:p>
          </table:table-cell>
          <table:table-cell office:value-type="float" office:value="2334.55" calcext:value-type="float">
            <text:p>2334.55</text:p>
          </table:table-cell>
        </table:table-row>
        <table:table-row table:style-name="ro1">
          <table:table-cell office:value-type="string" calcext:value-type="string">
            <text:p>MICROFIBRA ITO CD DOBLE PUNTA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MICROFIBRA ITO CD/DVD PERMANENTE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MICROFIBRA KATANA DOBLE PUNTA 513059</text:p>
          </table:table-cell>
          <table:table-cell office:value-type="float" office:value="329.58" calcext:value-type="float">
            <text:p>329.58</text:p>
          </table:table-cell>
        </table:table-row>
        <table:table-row table:style-name="ro1">
          <table:table-cell office:value-type="string" calcext:value-type="string">
            <text:p>MICROFIBRA KATANA DOBLE PUNTA PY-1082</text:p>
          </table:table-cell>
          <table:table-cell office:value-type="float" office:value="461.36" calcext:value-type="float">
            <text:p>461.36</text:p>
          </table:table-cell>
        </table:table-row>
        <table:table-row table:style-name="ro1">
          <table:table-cell office:value-type="string" calcext:value-type="string">
            <text:p>MICROFIBRA LUXUR 045</text:p>
          </table:table-cell>
          <table:table-cell office:value-type="float" office:value="94.03" calcext:value-type="float">
            <text:p>94.03</text:p>
          </table:table-cell>
        </table:table-row>
        <table:table-row table:style-name="ro1">
          <table:table-cell office:value-type="string" calcext:value-type="string">
            <text:p>MICROFIBRA MICRO KING 300UF PUNTA 0.4mm</text:p>
          </table:table-cell>
          <table:table-cell office:value-type="float" office:value="50.18" calcext:value-type="float">
            <text:p>50.18</text:p>
          </table:table-cell>
        </table:table-row>
        <table:table-row table:style-name="ro1">
          <table:table-cell office:value-type="string" calcext:value-type="string">
            <text:p>MICROFIBRA MICRO MARGI 200 F-UF</text:p>
          </table:table-cell>
          <table:table-cell office:value-type="float" office:value="168.89" calcext:value-type="float">
            <text:p>168.89</text:p>
          </table:table-cell>
        </table:table-row>
        <table:table-row table:style-name="ro1">
          <table:table-cell office:value-type="string" calcext:value-type="string">
            <text:p>MICROFIBRA MICRO MARGI 220 DOBLE PUNTA F-UF</text:p>
          </table:table-cell>
          <table:table-cell office:value-type="float" office:value="931.72" calcext:value-type="float">
            <text:p>931.72</text:p>
          </table:table-cell>
        </table:table-row>
        <table:table-row table:style-name="ro1">
          <table:table-cell office:value-type="string" calcext:value-type="string">
            <text:p>MICROFIBRA MICRO MARGI PLUS GRIP 200UF</text:p>
          </table:table-cell>
          <table:table-cell office:value-type="float" office:value="99.47" calcext:value-type="float">
            <text:p>99.47</text:p>
          </table:table-cell>
        </table:table-row>
        <table:table-row table:style-name="ro1">
          <table:table-cell office:value-type="string" calcext:value-type="string">
            <text:p>MICROFIBRA PELIKAN FINELINER 111 PERM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string" calcext:value-type="string">
            <text:p>MICROFIBRA PELIKAN FINELINER 96</text:p>
          </table:table-cell>
          <table:table-cell office:value-type="float" office:value="132.18" calcext:value-type="float">
            <text:p>132.18</text:p>
          </table:table-cell>
        </table:table-row>
        <table:table-row table:style-name="ro1">
          <table:table-cell office:value-type="string" calcext:value-type="string">
            <text:p>MICROFIBRA SAKURA PAINT KP7-02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MICROFIBRA SIPA TINTA AL AGUA <text:s text:c="20"/>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MICROFIBRA STABILO POINT 88</text:p>
          </table:table-cell>
          <table:table-cell office:value-type="float" office:value="382.84" calcext:value-type="float">
            <text:p>382.84</text:p>
          </table:table-cell>
        </table:table-row>
        <table:table-row table:style-name="ro1">
          <table:table-cell office:value-type="string" calcext:value-type="string">
            <text:p>MICROFIBRA TRATTO CD</text:p>
          </table:table-cell>
          <table:table-cell office:value-type="float" office:value="350.67" calcext:value-type="float">
            <text:p>350.67</text:p>
          </table:table-cell>
        </table:table-row>
        <table:table-row table:style-name="ro1">
          <table:table-cell office:value-type="string" calcext:value-type="string">
            <text:p>MICROFIBRA TRATTO CD P/FINA</text:p>
          </table:table-cell>
          <table:table-cell office:value-type="float" office:value="353.25" calcext:value-type="float">
            <text:p>353.25</text:p>
          </table:table-cell>
        </table:table-row>
        <table:table-row table:style-name="ro1">
          <table:table-cell office:value-type="string" calcext:value-type="string">
            <text:p>MICROFIBRA TRATTO CD P/SUPER FINA</text:p>
          </table:table-cell>
          <table:table-cell office:value-type="float" office:value="307.17" calcext:value-type="float">
            <text:p>307.17</text:p>
          </table:table-cell>
        </table:table-row>
        <table:table-row table:style-name="ro1">
          <table:table-cell office:value-type="string" calcext:value-type="string">
            <text:p>MICROFIBRA TRATTO PEN FINO 0.5mm</text:p>
          </table:table-cell>
          <table:table-cell office:value-type="float" office:value="42.45" calcext:value-type="float">
            <text:p>42.45</text:p>
          </table:table-cell>
        </table:table-row>
        <table:table-row table:style-name="ro1">
          <table:table-cell office:value-type="string" calcext:value-type="string">
            <text:p>MICROPUNTA PIZZINI 0.05mm</text:p>
          </table:table-cell>
          <table:table-cell office:value-type="float" office:value="1705.8" calcext:value-type="float">
            <text:p>1705.80</text:p>
          </table:table-cell>
        </table:table-row>
        <table:table-row table:style-name="ro1">
          <table:table-cell office:value-type="string" calcext:value-type="string">
            <text:p>MICROPUNTA PIZZINI 0.1 AL 1mm</text:p>
          </table:table-cell>
          <table:table-cell office:value-type="float" office:value="1484.56" calcext:value-type="float">
            <text:p>1484.56</text:p>
          </table:table-cell>
        </table:table-row>
        <table:table-row table:style-name="ro1">
          <table:table-cell office:value-type="string" calcext:value-type="string">
            <text:p>MINAS BIC HB 0.7mm x2u</text:p>
          </table:table-cell>
          <table:table-cell office:value-type="float" office:value="685.59" calcext:value-type="float">
            <text:p>685.59</text:p>
          </table:table-cell>
        </table:table-row>
        <table:table-row table:style-name="ro1">
          <table:table-cell office:value-type="string" calcext:value-type="string">
            <text:p>MINAS EZCO 0.5mm HB</text:p>
          </table:table-cell>
          <table:table-cell office:value-type="float" office:value="230.02" calcext:value-type="float">
            <text:p>230.02</text:p>
          </table:table-cell>
        </table:table-row>
        <table:table-row table:style-name="ro1">
          <table:table-cell office:value-type="string" calcext:value-type="string">
            <text:p>MINAS EZCO 0.7mm HB</text:p>
          </table:table-cell>
          <table:table-cell office:value-type="float" office:value="230.02" calcext:value-type="float">
            <text:p>230.02</text:p>
          </table:table-cell>
        </table:table-row>
        <table:table-row table:style-name="ro1">
          <table:table-cell office:value-type="string" calcext:value-type="string">
            <text:p>MINAS FABER 0.5mm</text:p>
          </table:table-cell>
          <table:table-cell office:value-type="float" office:value="1041.77" calcext:value-type="float">
            <text:p>1041.77</text:p>
          </table:table-cell>
        </table:table-row>
        <table:table-row table:style-name="ro1">
          <table:table-cell office:value-type="string" calcext:value-type="string">
            <text:p>MINAS FABER 0.7mm</text:p>
          </table:table-cell>
          <table:table-cell office:value-type="float" office:value="1041.77" calcext:value-type="float">
            <text:p>1041.77</text:p>
          </table:table-cell>
        </table:table-row>
        <table:table-row table:style-name="ro1">
          <table:table-cell office:value-type="string" calcext:value-type="string">
            <text:p>MINAS FILGO 0.5mm x2u</text:p>
          </table:table-cell>
          <table:table-cell office:value-type="float" office:value="519.03" calcext:value-type="float">
            <text:p>519.03</text:p>
          </table:table-cell>
        </table:table-row>
        <table:table-row table:style-name="ro1">
          <table:table-cell office:value-type="string" calcext:value-type="string">
            <text:p>MINAS FILGO GRAFITO 0.5mm HB</text:p>
          </table:table-cell>
          <table:table-cell office:value-type="float" office:value="238.84" calcext:value-type="float">
            <text:p>238.84</text:p>
          </table:table-cell>
        </table:table-row>
        <table:table-row table:style-name="ro1">
          <table:table-cell office:value-type="string" calcext:value-type="string">
            <text:p>MINAS FILGO GRAFITO 0.7mm HB</text:p>
          </table:table-cell>
          <table:table-cell office:value-type="float" office:value="238.84" calcext:value-type="float">
            <text:p>238.84</text:p>
          </table:table-cell>
        </table:table-row>
        <table:table-row table:style-name="ro1">
          <table:table-cell office:value-type="string" calcext:value-type="string">
            <text:p>MINAS FILGO GRAFITO 2mm</text:p>
          </table:table-cell>
          <table:table-cell office:value-type="float" office:value="299.75" calcext:value-type="float">
            <text:p>299.75</text:p>
          </table:table-cell>
        </table:table-row>
        <table:table-row table:style-name="ro1">
          <table:table-cell office:value-type="string" calcext:value-type="string">
            <text:p>MINAS IBI 0.5mm <text:s/>x12u</text:p>
          </table:table-cell>
          <table:table-cell office:value-type="float" office:value="241.42" calcext:value-type="float">
            <text:p>241.42</text:p>
          </table:table-cell>
        </table:table-row>
        <table:table-row table:style-name="ro1">
          <table:table-cell office:value-type="string" calcext:value-type="string">
            <text:p>MINAS PIZZINI 0.7mm HB-B-2B</text:p>
          </table:table-cell>
          <table:table-cell office:value-type="float" office:value="523.88" calcext:value-type="float">
            <text:p>523.88</text:p>
          </table:table-cell>
        </table:table-row>
        <table:table-row table:style-name="ro1">
          <table:table-cell office:value-type="string" calcext:value-type="string">
            <text:p>MINAS PIZZINI 2mm x6u</text:p>
          </table:table-cell>
          <table:table-cell office:value-type="float" office:value="1629.23" calcext:value-type="float">
            <text:p>1629.23</text:p>
          </table:table-cell>
        </table:table-row>
        <table:table-row table:style-name="ro1">
          <table:table-cell office:value-type="string" calcext:value-type="string">
            <text:p>MINIBOX DIDO BOSQUE ARDILLA SCOT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BOSQUE CARACOL-LUMA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BOSQUE LECHUZA-GUFY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GRANJA CHANCHO-PIGGY</text:p>
          </table:table-cell>
          <table:table-cell office:value-type="float" office:value="550.49" calcext:value-type="float">
            <text:p>550.49</text:p>
          </table:table-cell>
        </table:table-row>
        <table:table-row table:style-name="ro1">
          <table:table-cell office:value-type="string" calcext:value-type="string">
            <text:p>MINIBOX DIDO GRANJA OVEJA-LANY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GRANJA VACA-MANCHY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CEBRA RAYA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COCODRILO-DRILO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ELEFANTE-ELY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HIPOPOTAMO-HIPPO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JIRAFA-RAFA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JUNGLA TIGRE-TIGGY</text:p>
          </table:table-cell>
          <table:table-cell office:value-type="float" office:value="379.98" calcext:value-type="float">
            <text:p>379.98</text:p>
          </table:table-cell>
        </table:table-row>
        <table:table-row table:style-name="ro1">
          <table:table-cell office:value-type="string" calcext:value-type="string">
            <text:p>MINIBOX DIDO POLO MORSA-TRIK</text:p>
          </table:table-cell>
          <table:table-cell office:value-type="float" office:value="528.08" calcext:value-type="float">
            <text:p>528.08</text:p>
          </table:table-cell>
        </table:table-row>
        <table:table-row table:style-name="ro1">
          <table:table-cell office:value-type="string" calcext:value-type="string">
            <text:p>MINIBOX DIDO POLO OSO-ORSY</text:p>
          </table:table-cell>
          <table:table-cell office:value-type="float" office:value="487.91" calcext:value-type="float">
            <text:p>487.91</text:p>
          </table:table-cell>
        </table:table-row>
        <table:table-row table:style-name="ro1">
          <table:table-cell office:value-type="string" calcext:value-type="string">
            <text:p>MINIBOX DIDO POLO PINGUINO-PING</text:p>
          </table:table-cell>
          <table:table-cell office:value-type="float" office:value="487.91" calcext:value-type="float">
            <text:p>487.91</text:p>
          </table:table-cell>
        </table:table-row>
        <table:table-row table:style-name="ro1">
          <table:table-cell office:value-type="string" calcext:value-type="string">
            <text:p>MIS CUENTOS FAVORITOS CLASICOS</text:p>
          </table:table-cell>
          <table:table-cell office:value-type="float" office:value="111.13" calcext:value-type="float">
            <text:p>111.13</text:p>
          </table:table-cell>
        </table:table-row>
        <table:table-row table:style-name="ro1">
          <table:table-cell office:value-type="string" calcext:value-type="string">
            <text:p>MOCHILA ARTE CHICA LAU.VARSKY 821720</text:p>
          </table:table-cell>
          <table:table-cell office:value-type="float" office:value="14329.65" calcext:value-type="float">
            <text:p>14329.65</text:p>
          </table:table-cell>
        </table:table-row>
        <table:table-row table:style-name="ro1">
          <table:table-cell office:value-type="string" calcext:value-type="string">
            <text:p>MOCHILA ARTE MILAGROS 821953</text:p>
          </table:table-cell>
          <table:table-cell office:value-type="float" office:value="46035.13" calcext:value-type="float">
            <text:p>46035.13</text:p>
          </table:table-cell>
        </table:table-row>
        <table:table-row table:style-name="ro1">
          <table:table-cell office:value-type="string" calcext:value-type="string">
            <text:p>MOCHILA LAU VARSKY 821717</text:p>
          </table:table-cell>
          <table:table-cell office:value-type="float" office:value="14329.65" calcext:value-type="float">
            <text:p>14329.65</text:p>
          </table:table-cell>
        </table:table-row>
        <table:table-row table:style-name="ro1">
          <table:table-cell office:value-type="string" calcext:value-type="string">
            <text:p>MOCHILA LAU VARSKY 821718</text:p>
          </table:table-cell>
          <table:table-cell office:value-type="float" office:value="14329.65" calcext:value-type="float">
            <text:p>14329.65</text:p>
          </table:table-cell>
        </table:table-row>
        <table:table-row table:style-name="ro1">
          <table:table-cell office:value-type="string" calcext:value-type="string">
            <text:p>MOCHILA LAU VARSKY 821719</text:p>
          </table:table-cell>
          <table:table-cell office:value-type="float" office:value="14329.65" calcext:value-type="float">
            <text:p>14329.65</text:p>
          </table:table-cell>
        </table:table-row>
        <table:table-row table:style-name="ro1">
          <table:table-cell office:value-type="string" calcext:value-type="string">
            <text:p>MOJADEDO SIFAP PLASTICO <text:s/>"BLACK &amp; WHITE"</text:p>
          </table:table-cell>
          <table:table-cell office:value-type="float" office:value="1186.93" calcext:value-type="float">
            <text:p>1186.93</text:p>
          </table:table-cell>
        </table:table-row>
        <table:table-row table:style-name="ro1">
          <table:table-cell office:value-type="string" calcext:value-type="string">
            <text:p>MOJADEDOS SIFAP PASTEL</text:p>
          </table:table-cell>
          <table:table-cell office:value-type="float" office:value="1186.91" calcext:value-type="float">
            <text:p>1186.91</text:p>
          </table:table-cell>
        </table:table-row>
        <table:table-row table:style-name="ro1">
          <table:table-cell office:value-type="string" calcext:value-type="string">
            <text:p>MOLDES DIDO x72u</text:p>
          </table:table-cell>
          <table:table-cell office:value-type="float" office:value="21581.56" calcext:value-type="float">
            <text:p>21581.56</text:p>
          </table:table-cell>
        </table:table-row>
        <table:table-row table:style-name="ro1">
          <table:table-cell office:value-type="string" calcext:value-type="string">
            <text:p>MOÑO DIME ARGENTINA CORTO LINEA DORADA ART-162</text:p>
          </table:table-cell>
          <table:table-cell office:value-type="float" office:value="14222.62" calcext:value-type="float">
            <text:p>14222.62</text:p>
          </table:table-cell>
        </table:table-row>
        <table:table-row table:style-name="ro1">
          <table:table-cell office:value-type="string" calcext:value-type="string">
            <text:p>MOÑO DIME CEREMONIA MENDOZA GRANDE</text:p>
          </table:table-cell>
          <table:table-cell office:value-type="float" office:value="17531.21" calcext:value-type="float">
            <text:p>17531.21</text:p>
          </table:table-cell>
        </table:table-row>
        <table:table-row table:style-name="ro1">
          <table:table-cell office:value-type="string" calcext:value-type="string">
            <text:p>MOÑO DIME CORTO JARDIN ARGENTINA 168</text:p>
          </table:table-cell>
          <table:table-cell office:value-type="float" office:value="5893.5" calcext:value-type="float">
            <text:p>5893.50</text:p>
          </table:table-cell>
        </table:table-row>
        <table:table-row table:style-name="ro1">
          <table:table-cell office:value-type="string" calcext:value-type="string">
            <text:p>MOÑO MAGICO 2.7x48cm x10u 7730</text:p>
          </table:table-cell>
          <table:table-cell office:value-type="float" office:value="73.63" calcext:value-type="float">
            <text:p>73.63</text:p>
          </table:table-cell>
        </table:table-row>
        <table:table-row table:style-name="ro1">
          <table:table-cell office:value-type="string" calcext:value-type="string">
            <text:p>MOÑO MAGICO 30mm x10u 519004 HOLOGRAMA</text:p>
          </table:table-cell>
          <table:table-cell office:value-type="float" office:value="439.34" calcext:value-type="float">
            <text:p>439.34</text:p>
          </table:table-cell>
        </table:table-row>
        <table:table-row table:style-name="ro1">
          <table:table-cell office:value-type="string" calcext:value-type="string">
            <text:p>MOÑO MAGICO GRANDE 2x4.2cm x10u 7729-15385-773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MOÑO MAGICO MEDIANO 23mm x10u 519003</text:p>
          </table:table-cell>
          <table:table-cell office:value-type="float" office:value="307.21" calcext:value-type="float">
            <text:p>307.21</text:p>
          </table:table-cell>
        </table:table-row>
        <table:table-row table:style-name="ro1">
          <table:table-cell office:value-type="string" calcext:value-type="string">
            <text:p>MOÑO MAGICO MEDIANO x10u TG-5290-2094-7728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string" calcext:value-type="string">
            <text:p>MOÑO RAPIDO 20mm x410mm x50u AZUL</text:p>
          </table:table-cell>
          <table:table-cell office:value-type="float" office:value="285.6" calcext:value-type="float">
            <text:p>285.60</text:p>
          </table:table-cell>
        </table:table-row>
        <table:table-row table:style-name="ro1">
          <table:table-cell office:value-type="string" calcext:value-type="string">
            <text:p>MOÑO RAPIDO 20mm x410mm x50u BLANCO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CELESTE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FUCSIA</text:p>
          </table:table-cell>
          <table:table-cell office:value-type="float" office:value="285.6" calcext:value-type="float">
            <text:p>285.60</text:p>
          </table:table-cell>
        </table:table-row>
        <table:table-row table:style-name="ro1">
          <table:table-cell office:value-type="string" calcext:value-type="string">
            <text:p>MOÑO RAPIDO 20mm x410mm x50u LILA</text:p>
          </table:table-cell>
          <table:table-cell office:value-type="float" office:value="285.63" calcext:value-type="float">
            <text:p>285.63</text:p>
          </table:table-cell>
        </table:table-row>
        <table:table-row table:style-name="ro1">
          <table:table-cell office:value-type="string" calcext:value-type="string">
            <text:p>MOÑO RAPIDO 20mm x410mm x50u ORO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PLATA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ROJO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ROSA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string" calcext:value-type="string">
            <text:p>MOÑO RAPIDO 20mm x410mm x50u SALMON</text:p>
          </table:table-cell>
          <table:table-cell office:value-type="float" office:value="285.6" calcext:value-type="float">
            <text:p>285.60</text:p>
          </table:table-cell>
        </table:table-row>
        <table:table-row table:style-name="ro1">
          <table:table-cell office:value-type="string" calcext:value-type="string">
            <text:p>MOÑO RAPIDO 20mm x410mm x50u VERDE</text:p>
          </table:table-cell>
          <table:table-cell office:value-type="float" office:value="285.6" calcext:value-type="float">
            <text:p>285.60</text:p>
          </table:table-cell>
        </table:table-row>
        <table:table-row table:style-name="ro1">
          <table:table-cell office:value-type="string" calcext:value-type="string">
            <text:p>MOÑOS MAGICOS BENABI 5*70cm x10u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string" calcext:value-type="string">
            <text:p>MOOVING BOLIGRAFO ROLLER TINTA GEL RETRACTIL x6</text:p>
          </table:table-cell>
          <table:table-cell office:value-type="float" office:value="7903.53" calcext:value-type="float">
            <text:p>7903.53</text:p>
          </table:table-cell>
        </table:table-row>
        <table:table-row table:style-name="ro1">
          <table:table-cell office:value-type="string" calcext:value-type="string">
            <text:p>MOOVING BOLIGRAFO TINTA GEL RETRACTIL PASTEL x6u</text:p>
          </table:table-cell>
          <table:table-cell office:value-type="float" office:value="7903.53" calcext:value-type="float">
            <text:p>7903.53</text:p>
          </table:table-cell>
        </table:table-row>
        <table:table-row table:style-name="ro1">
          <table:table-cell office:value-type="string" calcext:value-type="string">
            <text:p>MOOVING CANOPLA 47 STREET TUBO 1510213</text:p>
          </table:table-cell>
          <table:table-cell office:value-type="float" office:value="1164.41" calcext:value-type="float">
            <text:p>1164.41</text:p>
          </table:table-cell>
        </table:table-row>
        <table:table-row table:style-name="ro1">
          <table:table-cell office:value-type="string" calcext:value-type="string">
            <text:p>MOOVING CANOPLA BOX BOCA 1527111</text:p>
          </table:table-cell>
          <table:table-cell office:value-type="float" office:value="5040.7" calcext:value-type="float">
            <text:p>5040.70</text:p>
          </table:table-cell>
        </table:table-row>
        <table:table-row table:style-name="ro1">
          <table:table-cell office:value-type="string" calcext:value-type="string">
            <text:p>MOOVING CANOPLA BOX KEVINGSTON 1527214</text:p>
          </table:table-cell>
          <table:table-cell office:value-type="float" office:value="1354.51" calcext:value-type="float">
            <text:p>1354.51</text:p>
          </table:table-cell>
        </table:table-row>
        <table:table-row table:style-name="ro1">
          <table:table-cell office:value-type="string" calcext:value-type="string">
            <text:p>MOOVING CANOPLA BOX MAGNIFIQUE 7226</text:p>
          </table:table-cell>
          <table:table-cell office:value-type="float" office:value="2121.48" calcext:value-type="float">
            <text:p>2121.48</text:p>
          </table:table-cell>
        </table:table-row>
        <table:table-row table:style-name="ro1">
          <table:table-cell office:value-type="string" calcext:value-type="string">
            <text:p>MOOVING CANOPLA BOX RIVER 1527125</text:p>
          </table:table-cell>
          <table:table-cell office:value-type="float" office:value="2121.48" calcext:value-type="float">
            <text:p>2121.48</text:p>
          </table:table-cell>
        </table:table-row>
        <table:table-row table:style-name="ro1">
          <table:table-cell office:value-type="string" calcext:value-type="string">
            <text:p>MOOVING CANOPLA C/BOLSILLO LAS OREIRO 1508192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C/CIERRE CAR PINTOS 1504176</text:p>
          </table:table-cell>
          <table:table-cell office:value-type="float" office:value="749.4" calcext:value-type="float">
            <text:p>749.40</text:p>
          </table:table-cell>
        </table:table-row>
        <table:table-row table:style-name="ro1">
          <table:table-cell office:value-type="string" calcext:value-type="string">
            <text:p>MOOVING CANOPLA CAR PINTOS 1508176</text:p>
          </table:table-cell>
          <table:table-cell office:value-type="float" office:value="1464.55" calcext:value-type="float">
            <text:p>1464.55</text:p>
          </table:table-cell>
        </table:table-row>
        <table:table-row table:style-name="ro1">
          <table:table-cell office:value-type="string" calcext:value-type="string">
            <text:p>MOOVING CANOPLA CHICA COMO QUIERES 1504136</text:p>
          </table:table-cell>
          <table:table-cell office:value-type="float" office:value="749.4" calcext:value-type="float">
            <text:p>749.40</text:p>
          </table:table-cell>
        </table:table-row>
        <table:table-row table:style-name="ro1">
          <table:table-cell office:value-type="string" calcext:value-type="string">
            <text:p>MOOVING CANOPLA COLORS 1504108</text:p>
          </table:table-cell>
          <table:table-cell office:value-type="float" office:value="749.4" calcext:value-type="float">
            <text:p>749.40</text:p>
          </table:table-cell>
        </table:table-row>
        <table:table-row table:style-name="ro1">
          <table:table-cell office:value-type="string" calcext:value-type="string">
            <text:p>MOOVING CANOPLA COMO QUIERES 1507136</text:p>
          </table:table-cell>
          <table:table-cell office:value-type="float" office:value="743.9" calcext:value-type="float">
            <text:p>743.90</text:p>
          </table:table-cell>
        </table:table-row>
        <table:table-row table:style-name="ro1">
          <table:table-cell office:value-type="string" calcext:value-type="string">
            <text:p>MOOVING CANOPLA COMO QUIERES 1508136</text:p>
          </table:table-cell>
          <table:table-cell office:value-type="float" office:value="1464.55" calcext:value-type="float">
            <text:p>1464.55</text:p>
          </table:table-cell>
        </table:table-row>
        <table:table-row table:style-name="ro1">
          <table:table-cell office:value-type="string" calcext:value-type="string">
            <text:p>MOOVING CANOPLA DESPLEGABLE BARCELONA 1505156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DESPLEGABLE BOCA 1505111</text:p>
          </table:table-cell>
          <table:table-cell office:value-type="float" office:value="1663.44" calcext:value-type="float">
            <text:p>1663.44</text:p>
          </table:table-cell>
        </table:table-row>
        <table:table-row table:style-name="ro1">
          <table:table-cell office:value-type="string" calcext:value-type="string">
            <text:p>MOOVING CANOPLA DESPLEGABLE CAMARON 1505163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DESPLEGABLE CAR PINTOS 1505176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DESPLEGABLE COMO QUIERES 1505136</text:p>
          </table:table-cell>
          <table:table-cell office:value-type="float" office:value="1663.44" calcext:value-type="float">
            <text:p>1663.44</text:p>
          </table:table-cell>
        </table:table-row>
        <table:table-row table:style-name="ro1">
          <table:table-cell office:value-type="string" calcext:value-type="string">
            <text:p>MOOVING CANOPLA DESPLEGABLE EMOJI 1505179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DESPLEGABLE LOVE 1505107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DOBLE EVA 47 STREET 4213</text:p>
          </table:table-cell>
          <table:table-cell office:value-type="float" office:value="25613.28" calcext:value-type="float">
            <text:p>25613.28</text:p>
          </table:table-cell>
        </table:table-row>
        <table:table-row table:style-name="ro1">
          <table:table-cell office:value-type="string" calcext:value-type="string">
            <text:p>MOOVING CANOPLA ESTUCHE C/BOLSILL FORTNITE 1508209</text:p>
          </table:table-cell>
          <table:table-cell office:value-type="float" office:value="1566.01" calcext:value-type="float">
            <text:p>1566.01</text:p>
          </table:table-cell>
        </table:table-row>
        <table:table-row table:style-name="ro1">
          <table:table-cell office:value-type="string" calcext:value-type="string">
            <text:p>MOOVING CANOPLA EVA GOLDEN 6210</text:p>
          </table:table-cell>
          <table:table-cell office:value-type="float" office:value="3857.24" calcext:value-type="float">
            <text:p>3857.24</text:p>
          </table:table-cell>
        </table:table-row>
        <table:table-row table:style-name="ro1">
          <table:table-cell office:value-type="string" calcext:value-type="string">
            <text:p>MOOVING CANOPLA GINGERBREAD 1507189</text:p>
          </table:table-cell>
          <table:table-cell office:value-type="float" office:value="1511.04" calcext:value-type="float">
            <text:p>1511.04</text:p>
          </table:table-cell>
        </table:table-row>
        <table:table-row table:style-name="ro1">
          <table:table-cell office:value-type="string" calcext:value-type="string">
            <text:p>MOOVING CANOPLA HOJALATA 1 PISO 1512197</text:p>
          </table:table-cell>
          <table:table-cell office:value-type="float" office:value="1053.85" calcext:value-type="float">
            <text:p>1053.85</text:p>
          </table:table-cell>
        </table:table-row>
        <table:table-row table:style-name="ro1">
          <table:table-cell office:value-type="string" calcext:value-type="string">
            <text:p>MOOVING CANOPLA HOJALATA BARCELONA 1503156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BARCELONA 1513156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BOCA 1513111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C/CIERRE 1503117</text:p>
          </table:table-cell>
          <table:table-cell office:value-type="float" office:value="725.3" calcext:value-type="float">
            <text:p>725.30</text:p>
          </table:table-cell>
        </table:table-row>
        <table:table-row table:style-name="ro1">
          <table:table-cell office:value-type="string" calcext:value-type="string">
            <text:p>MOOVING CANOPLA HOJALATA C/CIERRE 1503139</text:p>
          </table:table-cell>
          <table:table-cell office:value-type="float" office:value="709.18" calcext:value-type="float">
            <text:p>709.18</text:p>
          </table:table-cell>
        </table:table-row>
        <table:table-row table:style-name="ro1">
          <table:table-cell office:value-type="string" calcext:value-type="string">
            <text:p>MOOVING CANOPLA HOJALATA C/CIERRE 1503144</text:p>
          </table:table-cell>
          <table:table-cell office:value-type="float" office:value="709.18" calcext:value-type="float">
            <text:p>709.18</text:p>
          </table:table-cell>
        </table:table-row>
        <table:table-row table:style-name="ro1">
          <table:table-cell office:value-type="string" calcext:value-type="string">
            <text:p>MOOVING CANOPLA HOJALATA C/CIERRE 1503148</text:p>
          </table:table-cell>
          <table:table-cell office:value-type="float" office:value="725.3" calcext:value-type="float">
            <text:p>725.30</text:p>
          </table:table-cell>
        </table:table-row>
        <table:table-row table:style-name="ro1">
          <table:table-cell office:value-type="string" calcext:value-type="string">
            <text:p>MOOVING CANOPLA HOJALATA C/CIERRE 1503149</text:p>
          </table:table-cell>
          <table:table-cell office:value-type="float" office:value="709.18" calcext:value-type="float">
            <text:p>709.18</text:p>
          </table:table-cell>
        </table:table-row>
        <table:table-row table:style-name="ro1">
          <table:table-cell office:value-type="string" calcext:value-type="string">
            <text:p>MOOVING CANOPLA HOJALATA C/CIERRE 1503150</text:p>
          </table:table-cell>
          <table:table-cell office:value-type="float" office:value="709.18" calcext:value-type="float">
            <text:p>709.18</text:p>
          </table:table-cell>
        </table:table-row>
        <table:table-row table:style-name="ro1">
          <table:table-cell office:value-type="string" calcext:value-type="string">
            <text:p>MOOVING CANOPLA HOJALATA CAMARON 1503163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CAR PINTOS 1503176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FORTNITE 1512209</text:p>
          </table:table-cell>
          <table:table-cell office:value-type="float" office:value="1053.85" calcext:value-type="float">
            <text:p>1053.85</text:p>
          </table:table-cell>
        </table:table-row>
        <table:table-row table:style-name="ro1">
          <table:table-cell office:value-type="string" calcext:value-type="string">
            <text:p>MOOVING CANOPLA HOJALATA JUSTICIA 1513190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LOVE 1504107</text:p>
          </table:table-cell>
          <table:table-cell office:value-type="float" office:value="730.67" calcext:value-type="float">
            <text:p>730.67</text:p>
          </table:table-cell>
        </table:table-row>
        <table:table-row table:style-name="ro1">
          <table:table-cell office:value-type="string" calcext:value-type="string">
            <text:p>MOOVING CANOPLA HOJALATA RIVER 1503125</text:p>
          </table:table-cell>
          <table:table-cell office:value-type="float" office:value="1053.85" calcext:value-type="float">
            <text:p>1053.85</text:p>
          </table:table-cell>
        </table:table-row>
        <table:table-row table:style-name="ro1">
          <table:table-cell office:value-type="string" calcext:value-type="string">
            <text:p>MOOVING CANOPLA HOJALATA RIVER 1513125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string" calcext:value-type="string">
            <text:p>MOOVING CANOPLA HOJALATA SIMONES 1504148</text:p>
          </table:table-cell>
          <table:table-cell office:value-type="float" office:value="1053.85" calcext:value-type="float">
            <text:p>1053.85</text:p>
          </table:table-cell>
        </table:table-row>
        <table:table-row table:style-name="ro1">
          <table:table-cell office:value-type="string" calcext:value-type="string">
            <text:p>MOOVING CANOPLA HOJALATA ZOMBIES 1503186</text:p>
          </table:table-cell>
          <table:table-cell office:value-type="float" office:value="741.42" calcext:value-type="float">
            <text:p>741.42</text:p>
          </table:table-cell>
        </table:table-row>
        <table:table-row table:style-name="ro1">
          <table:table-cell office:value-type="string" calcext:value-type="string">
            <text:p>MOOVING CANOPLA METALIZADA TUBO COMO QUIER 1510136</text:p>
          </table:table-cell>
          <table:table-cell office:value-type="float" office:value="8232.84" calcext:value-type="float">
            <text:p>8232.84</text:p>
          </table:table-cell>
        </table:table-row>
        <table:table-row table:style-name="ro1">
          <table:table-cell office:value-type="string" calcext:value-type="string">
            <text:p>MOOVING CANOPLA METALIZADA TUBO RIVER 1510125</text:p>
          </table:table-cell>
          <table:table-cell office:value-type="float" office:value="1164.41" calcext:value-type="float">
            <text:p>1164.41</text:p>
          </table:table-cell>
        </table:table-row>
        <table:table-row table:style-name="ro1">
          <table:table-cell office:value-type="string" calcext:value-type="string">
            <text:p>MOOVING CANOPLA SOBRE GLITTER 1525199</text:p>
          </table:table-cell>
          <table:table-cell office:value-type="float" office:value="1288.05" calcext:value-type="float">
            <text:p>1288.05</text:p>
          </table:table-cell>
        </table:table-row>
        <table:table-row table:style-name="ro1">
          <table:table-cell office:value-type="string" calcext:value-type="string">
            <text:p>MOOVING CANOPLA SOBRE GLITTER 1525207</text:p>
          </table:table-cell>
          <table:table-cell office:value-type="float" office:value="1288.05" calcext:value-type="float">
            <text:p>1288.05</text:p>
          </table:table-cell>
        </table:table-row>
        <table:table-row table:style-name="ro1">
          <table:table-cell office:value-type="string" calcext:value-type="string">
            <text:p>MOOVING CARPETA 3 SOLAPAS OFICIO BOCA 1005111</text:p>
          </table:table-cell>
          <table:table-cell office:value-type="float" office:value="1339.39" calcext:value-type="float">
            <text:p>1339.39</text:p>
          </table:table-cell>
        </table:table-row>
        <table:table-row table:style-name="ro1">
          <table:table-cell office:value-type="string" calcext:value-type="string">
            <text:p>MOOVING CARPETA 3x40 AFA 1001229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COMO QUIERES 1001136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MOOVING CARPETA 3x40 HARRY POTTER 1001222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LOTSO 1001254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MERLINA 1001249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MICKEY 1001121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MINECRFAFT 1001248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3X40 STAR 1245</text:p>
          </table:table-cell>
          <table:table-cell office:value-type="float" office:value="7432.43" calcext:value-type="float">
            <text:p>7432.43</text:p>
          </table:table-cell>
        </table:table-row>
        <table:table-row table:style-name="ro1">
          <table:table-cell office:value-type="string" calcext:value-type="string">
            <text:p>MOOVING CARPETA A4 2x40 47 STREET 1002213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AFA 1002229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COMO QUIERES 1002136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GARDEN 1002241</text:p>
          </table:table-cell>
          <table:table-cell office:value-type="float" office:value="8639.4" calcext:value-type="float">
            <text:p>8639.40</text:p>
          </table:table-cell>
        </table:table-row>
        <table:table-row table:style-name="ro1">
          <table:table-cell office:value-type="string" calcext:value-type="string">
            <text:p>MOOVING CARPETA A4 2x40 HARRY POTTER 1002222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HELLO KITTY 1002165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MERLINA 1002249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PLAYSTATION 1002219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RIVER 1002125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A4 2x40 STICH 1002244</text:p>
          </table:table-cell>
          <table:table-cell office:value-type="float" office:value="10036.95" calcext:value-type="float">
            <text:p>10036.95</text:p>
          </table:table-cell>
        </table:table-row>
        <table:table-row table:style-name="ro1">
          <table:table-cell office:value-type="string" calcext:value-type="string">
            <text:p>MOOVING CARPETA CARTONE 3x40 47 STREET 1001213</text:p>
          </table:table-cell>
          <table:table-cell office:value-type="float" office:value="5951.17" calcext:value-type="float">
            <text:p>5951.17</text:p>
          </table:table-cell>
        </table:table-row>
        <table:table-row table:style-name="ro1">
          <table:table-cell office:value-type="string" calcext:value-type="string">
            <text:p>MOOVING CARPETA CARTONE 3x40 BOCA 1001111</text:p>
          </table:table-cell>
          <table:table-cell office:value-type="float" office:value="1301.81" calcext:value-type="float">
            <text:p>1301.81</text:p>
          </table:table-cell>
        </table:table-row>
        <table:table-row table:style-name="ro1">
          <table:table-cell office:value-type="string" calcext:value-type="string">
            <text:p>MOOVING CARPETA CARTONE 3x40 BOCA 1001111</text:p>
          </table:table-cell>
          <table:table-cell office:value-type="float" office:value="2851.59" calcext:value-type="float">
            <text:p>2851.59</text:p>
          </table:table-cell>
        </table:table-row>
        <table:table-row table:style-name="ro1">
          <table:table-cell office:value-type="string" calcext:value-type="string">
            <text:p>MOOVING CARPETA CARTONE 3x40 COSMOPOLITAN 1001151</text:p>
          </table:table-cell>
          <table:table-cell office:value-type="float" office:value="6762.69" calcext:value-type="float">
            <text:p>6762.69</text:p>
          </table:table-cell>
        </table:table-row>
        <table:table-row table:style-name="ro1">
          <table:table-cell office:value-type="string" calcext:value-type="string">
            <text:p>MOOVING CARPETA CARTONE 3x40 EMOJI 1001179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FORNITE 1001209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MOOVING CARPETA CARTONE 3x40 GOLDEN 1001193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JOVENES TITANES 10012</text:p>
          </table:table-cell>
          <table:table-cell office:value-type="float" office:value="5951.17" calcext:value-type="float">
            <text:p>5951.17</text:p>
          </table:table-cell>
        </table:table-row>
        <table:table-row table:style-name="ro1">
          <table:table-cell office:value-type="string" calcext:value-type="string">
            <text:p>MOOVING CARPETA CARTONE 3x40 LIGA 1001190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LOVE 1001107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MARVEL 1001208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MOOVING CARPETA CARTONE 3x40 MINIONS 1001159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PUSHEEN 1001207</text:p>
          </table:table-cell>
          <table:table-cell office:value-type="float" office:value="8258.25" calcext:value-type="float">
            <text:p>8258.25</text:p>
          </table:table-cell>
        </table:table-row>
        <table:table-row table:style-name="ro1">
          <table:table-cell office:value-type="string" calcext:value-type="string">
            <text:p>MOOVING CARPETA CARTONE 3x40 RAP Y FUR 1001140</text:p>
          </table:table-cell>
          <table:table-cell office:value-type="float" office:value="5951.17" calcext:value-type="float">
            <text:p>5951.17</text:p>
          </table:table-cell>
        </table:table-row>
        <table:table-row table:style-name="ro1">
          <table:table-cell office:value-type="string" calcext:value-type="string">
            <text:p>MOOVING CARPETA CARTONE 3x40 RIVER 1001125</text:p>
          </table:table-cell>
          <table:table-cell office:value-type="float" office:value="1283.22" calcext:value-type="float">
            <text:p>1283.22</text:p>
          </table:table-cell>
        </table:table-row>
        <table:table-row table:style-name="ro1">
          <table:table-cell office:value-type="string" calcext:value-type="string">
            <text:p>MOOVING CARPETA CARTONE 3x40 RIVER 1001125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SIMONES 1001148</text:p>
          </table:table-cell>
          <table:table-cell office:value-type="float" office:value="798.44" calcext:value-type="float">
            <text:p>798.44</text:p>
          </table:table-cell>
        </table:table-row>
        <table:table-row table:style-name="ro1">
          <table:table-cell office:value-type="string" calcext:value-type="string">
            <text:p>MOOVING CARPETA CARTONE 3x40 SIMONES 1001186</text:p>
          </table:table-cell>
          <table:table-cell office:value-type="float" office:value="5951.17" calcext:value-type="float">
            <text:p>5951.17</text:p>
          </table:table-cell>
        </table:table-row>
        <table:table-row table:style-name="ro1">
          <table:table-cell office:value-type="string" calcext:value-type="string">
            <text:p>MOOVING CARPETA CARTONE 3x40 SPIDERMAN 1001101</text:p>
          </table:table-cell>
          <table:table-cell office:value-type="float" office:value="6037.42" calcext:value-type="float">
            <text:p>6037.42</text:p>
          </table:table-cell>
        </table:table-row>
        <table:table-row table:style-name="ro1">
          <table:table-cell office:value-type="string" calcext:value-type="string">
            <text:p>MOOVING CARPETA CARTONE A4 2x40 1002138</text:p>
          </table:table-cell>
          <table:table-cell office:value-type="float" office:value="4432.51" calcext:value-type="float">
            <text:p>4432.51</text:p>
          </table:table-cell>
        </table:table-row>
        <table:table-row table:style-name="ro1">
          <table:table-cell office:value-type="string" calcext:value-type="string">
            <text:p>MOOVING CARPETA CARTONE A4 2x40 CHIC 1002227</text:p>
          </table:table-cell>
          <table:table-cell office:value-type="float" office:value="7699.23" calcext:value-type="float">
            <text:p>7699.23</text:p>
          </table:table-cell>
        </table:table-row>
        <table:table-row table:style-name="ro1">
          <table:table-cell office:value-type="string" calcext:value-type="string">
            <text:p>MOOVING CARPETA CARTONE A4 2x40 COLORS 1002108</text:p>
          </table:table-cell>
          <table:table-cell office:value-type="float" office:value="4432.51" calcext:value-type="float">
            <text:p>4432.51</text:p>
          </table:table-cell>
        </table:table-row>
        <table:table-row table:style-name="ro1">
          <table:table-cell office:value-type="string" calcext:value-type="string">
            <text:p>MOOVING CARPETA CARTONE A4 2x40 MINIONS 1002159</text:p>
          </table:table-cell>
          <table:table-cell office:value-type="float" office:value="2831.87" calcext:value-type="float">
            <text:p>2831.87</text:p>
          </table:table-cell>
        </table:table-row>
        <table:table-row table:style-name="ro1">
          <table:table-cell office:value-type="string" calcext:value-type="string">
            <text:p>MOOVING CARPETA CARTONE A4 2x40 PASTEL 1002210</text:p>
          </table:table-cell>
          <table:table-cell office:value-type="float" office:value="7699.23" calcext:value-type="float">
            <text:p>7699.23</text:p>
          </table:table-cell>
        </table:table-row>
        <table:table-row table:style-name="ro1">
          <table:table-cell office:value-type="string" calcext:value-type="string">
            <text:p>MOOVING CARPETA CARTONE A4 2x40 RAPIDO 1002140</text:p>
          </table:table-cell>
          <table:table-cell office:value-type="float" office:value="4869.14" calcext:value-type="float">
            <text:p>4869.14</text:p>
          </table:table-cell>
        </table:table-row>
        <table:table-row table:style-name="ro1">
          <table:table-cell office:value-type="string" calcext:value-type="string">
            <text:p>MOOVING CARPETA CARTONE A4 2x40 TROPICAL 1002198</text:p>
          </table:table-cell>
          <table:table-cell office:value-type="float" office:value="6128.89" calcext:value-type="float">
            <text:p>6128.89</text:p>
          </table:table-cell>
        </table:table-row>
        <table:table-row table:style-name="ro1">
          <table:table-cell office:value-type="string" calcext:value-type="string">
            <text:p>MOOVING CARPETA CARTONE A4 2x40 URBAN 1002225</text:p>
          </table:table-cell>
          <table:table-cell office:value-type="float" office:value="2936.75" calcext:value-type="float">
            <text:p>2936.75</text:p>
          </table:table-cell>
        </table:table-row>
        <table:table-row table:style-name="ro1">
          <table:table-cell office:value-type="string" calcext:value-type="string">
            <text:p>MOOVING CARPETA DIBUJO N-5 LICENCIAS</text:p>
          </table:table-cell>
          <table:table-cell office:value-type="float" office:value="5971.35" calcext:value-type="float">
            <text:p>5971.35</text:p>
          </table:table-cell>
        </table:table-row>
        <table:table-row table:style-name="ro1">
          <table:table-cell office:value-type="string" calcext:value-type="string">
            <text:p>MOOVING CARPETA OFICIO 3 SOLAPAS AFA</text:p>
          </table:table-cell>
          <table:table-cell office:value-type="float" office:value="1339.39" calcext:value-type="float">
            <text:p>1339.39</text:p>
          </table:table-cell>
        </table:table-row>
        <table:table-row table:style-name="ro1">
          <table:table-cell office:value-type="string" calcext:value-type="string">
            <text:p>MOOVING CARTUCHERA 1 PISO BOCA 1520111</text:p>
          </table:table-cell>
          <table:table-cell office:value-type="float" office:value="1544.61" calcext:value-type="float">
            <text:p>1544.61</text:p>
          </table:table-cell>
        </table:table-row>
        <table:table-row table:style-name="ro1">
          <table:table-cell office:value-type="string" calcext:value-type="string">
            <text:p>MOOVING CARTUCHERA 1 PISO FORTNITE 1520209</text:p>
          </table:table-cell>
          <table:table-cell office:value-type="float" office:value="11434.5" calcext:value-type="float">
            <text:p>11434.50</text:p>
          </table:table-cell>
        </table:table-row>
        <table:table-row table:style-name="ro1">
          <table:table-cell office:value-type="string" calcext:value-type="string">
            <text:p>MOOVING CARTUCHERA 1 PISO RAPIDO 1520140</text:p>
          </table:table-cell>
          <table:table-cell office:value-type="float" office:value="11271.15" calcext:value-type="float">
            <text:p>11271.15</text:p>
          </table:table-cell>
        </table:table-row>
        <table:table-row table:style-name="ro1">
          <table:table-cell office:value-type="string" calcext:value-type="string">
            <text:p>MOOVING CARTUCHERA 1 PISO RIVER 1520125</text:p>
          </table:table-cell>
          <table:table-cell office:value-type="float" office:value="1544.61" calcext:value-type="float">
            <text:p>1544.61</text:p>
          </table:table-cell>
        </table:table-row>
        <table:table-row table:style-name="ro1">
          <table:table-cell office:value-type="string" calcext:value-type="string">
            <text:p>MOOVING CARTUCHERA 2 PISOS JURASSIC 1521232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2 PISOS LOL 1521197</text:p>
          </table:table-cell>
          <table:table-cell office:value-type="float" office:value="3350.64" calcext:value-type="float">
            <text:p>3350.64</text:p>
          </table:table-cell>
        </table:table-row>
        <table:table-row table:style-name="ro1">
          <table:table-cell office:value-type="string" calcext:value-type="string">
            <text:p>MOOVING CARTUCHERA 2 PISOS MERLINA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2 PISOS MINECRAFT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2 PISOS QUITAPESARES COOL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2 PISOS RIVER 1521125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2 PISOS STAR WARS 1521245</text:p>
          </table:table-cell>
          <table:table-cell office:value-type="float" office:value="22869" calcext:value-type="float">
            <text:p>22869.00</text:p>
          </table:table-cell>
        </table:table-row>
        <table:table-row table:style-name="ro1">
          <table:table-cell office:value-type="string" calcext:value-type="string">
            <text:p>MOOVING CARTUCHERA EVA AFA 1506229</text:p>
          </table:table-cell>
          <table:table-cell office:value-type="float" office:value="23504.25" calcext:value-type="float">
            <text:p>23504.25</text:p>
          </table:table-cell>
        </table:table-row>
        <table:table-row table:style-name="ro1">
          <table:table-cell office:value-type="string" calcext:value-type="string">
            <text:p>MOOVING CARTUCHERA EVA HEART 1506206</text:p>
          </table:table-cell>
          <table:table-cell office:value-type="float" office:value="21852.6" calcext:value-type="float">
            <text:p>21852.60</text:p>
          </table:table-cell>
        </table:table-row>
        <table:table-row table:style-name="ro1">
          <table:table-cell office:value-type="string" calcext:value-type="string">
            <text:p>MOOVING CARTUCHERA EVA MINECRAFT 1506248</text:p>
          </table:table-cell>
          <table:table-cell office:value-type="float" office:value="23504.25" calcext:value-type="float">
            <text:p>23504.25</text:p>
          </table:table-cell>
        </table:table-row>
        <table:table-row table:style-name="ro1">
          <table:table-cell office:value-type="string" calcext:value-type="string">
            <text:p>MOOVING CARTUCHERA EVA STAR WARS 1506245</text:p>
          </table:table-cell>
          <table:table-cell office:value-type="float" office:value="23504.25" calcext:value-type="float">
            <text:p>23504.25</text:p>
          </table:table-cell>
        </table:table-row>
        <table:table-row table:style-name="ro1">
          <table:table-cell office:value-type="string" calcext:value-type="string">
            <text:p>MOOVING CARTUCHERA EVA STICH 1506244</text:p>
          </table:table-cell>
          <table:table-cell office:value-type="float" office:value="23504.25" calcext:value-type="float">
            <text:p>23504.25</text:p>
          </table:table-cell>
        </table:table-row>
        <table:table-row table:style-name="ro1">
          <table:table-cell office:value-type="string" calcext:value-type="string">
            <text:p>MOOVING CARTUCHERA RECTANGULAR 1523150</text:p>
          </table:table-cell>
          <table:table-cell office:value-type="float" office:value="8004.15" calcext:value-type="float">
            <text:p>8004.15</text:p>
          </table:table-cell>
        </table:table-row>
        <table:table-row table:style-name="ro1">
          <table:table-cell office:value-type="string" calcext:value-type="string">
            <text:p>MOOVING CARTUCHERA RECTANGULAR CORDEROY</text:p>
          </table:table-cell>
          <table:table-cell office:value-type="float" office:value="11688.6" calcext:value-type="float">
            <text:p>11688.60</text:p>
          </table:table-cell>
        </table:table-row>
        <table:table-row table:style-name="ro1">
          <table:table-cell office:value-type="string" calcext:value-type="string">
            <text:p>MOOVING CARTUCHERA RECTANGULAR MINECRAFT</text:p>
          </table:table-cell>
          <table:table-cell office:value-type="float" office:value="12705" calcext:value-type="float">
            <text:p>12705.00</text:p>
          </table:table-cell>
        </table:table-row>
        <table:table-row table:style-name="ro1">
          <table:table-cell office:value-type="string" calcext:value-type="string">
            <text:p>MOOVING COLORES NEON x6u</text:p>
          </table:table-cell>
          <table:table-cell office:value-type="float" office:value="2609.61" calcext:value-type="float">
            <text:p>2609.61</text:p>
          </table:table-cell>
        </table:table-row>
        <table:table-row table:style-name="ro1">
          <table:table-cell office:value-type="string" calcext:value-type="string">
            <text:p>MOOVING COLORES PASTELES x10u</text:p>
          </table:table-cell>
          <table:table-cell office:value-type="float" office:value="3570.11" calcext:value-type="float">
            <text:p>3570.11</text:p>
          </table:table-cell>
        </table:table-row>
        <table:table-row table:style-name="ro1">
          <table:table-cell office:value-type="string" calcext:value-type="string">
            <text:p>MOOVING COLORES x12</text:p>
          </table:table-cell>
          <table:table-cell office:value-type="float" office:value="3547.24" calcext:value-type="float">
            <text:p>3547.24</text:p>
          </table:table-cell>
        </table:table-row>
        <table:table-row table:style-name="ro1">
          <table:table-cell office:value-type="string" calcext:value-type="string">
            <text:p>MOOVING CUADERNO 16x21 ESPIRAL 80h MINNIE 1205131</text:p>
          </table:table-cell>
          <table:table-cell office:value-type="float" office:value="7368.9" calcext:value-type="float">
            <text:p>7368.90</text:p>
          </table:table-cell>
        </table:table-row>
        <table:table-row table:style-name="ro1">
          <table:table-cell office:value-type="string" calcext:value-type="string">
            <text:p>MOOVING CUADERNO 16x21 ESPIRAL x80h GARDEN 1205241</text:p>
          </table:table-cell>
          <table:table-cell office:value-type="float" office:value="6606.6" calcext:value-type="float">
            <text:p>6606.60</text:p>
          </table:table-cell>
        </table:table-row>
        <table:table-row table:style-name="ro1">
          <table:table-cell office:value-type="string" calcext:value-type="string">
            <text:p>MOOVING CUADERNO 16x21 TAPA FLEX x48H</text:p>
          </table:table-cell>
          <table:table-cell office:value-type="float" office:value="2032.8" calcext:value-type="float">
            <text:p>2032.80</text:p>
          </table:table-cell>
        </table:table-row>
        <table:table-row table:style-name="ro1">
          <table:table-cell office:value-type="string" calcext:value-type="string">
            <text:p>MOOVING CUADERNO ESPIRAL 12x21 80h PUSHEEN</text:p>
          </table:table-cell>
          <table:table-cell office:value-type="float" office:value="7263.63" calcext:value-type="float">
            <text:p>7263.63</text:p>
          </table:table-cell>
        </table:table-row>
        <table:table-row table:style-name="ro1">
          <table:table-cell office:value-type="string" calcext:value-type="string">
            <text:p>MOOVING CUADERNO ESPIRAL 16x21 80h HARRY POTTER</text:p>
          </table:table-cell>
          <table:table-cell office:value-type="float" office:value="7263.63" calcext:value-type="float">
            <text:p>7263.63</text:p>
          </table:table-cell>
        </table:table-row>
        <table:table-row table:style-name="ro1">
          <table:table-cell office:value-type="string" calcext:value-type="string">
            <text:p>MOOVING CUADERNO ESPIRAL 16x21 80h LOTSO</text:p>
          </table:table-cell>
          <table:table-cell office:value-type="float" office:value="7263.63" calcext:value-type="float">
            <text:p>7263.63</text:p>
          </table:table-cell>
        </table:table-row>
        <table:table-row table:style-name="ro1">
          <table:table-cell office:value-type="string" calcext:value-type="string">
            <text:p>MOOVING CUADERNO ESPIRAL 16x21 80h QUITAPESARES</text:p>
          </table:table-cell>
          <table:table-cell office:value-type="float" office:value="7263.63" calcext:value-type="float">
            <text:p>7263.63</text:p>
          </table:table-cell>
        </table:table-row>
        <table:table-row table:style-name="ro1">
          <table:table-cell office:value-type="string" calcext:value-type="string">
            <text:p>MOOVING CUADERNO ESPIRAL 16x21 80h STITCH</text:p>
          </table:table-cell>
          <table:table-cell office:value-type="float" office:value="7263.63" calcext:value-type="float">
            <text:p>7263.63</text:p>
          </table:table-cell>
        </table:table-row>
        <table:table-row table:style-name="ro1">
          <table:table-cell office:value-type="string" calcext:value-type="string">
            <text:p>MOOVING INSPIRARTE BOX x40 9940</text:p>
          </table:table-cell>
          <table:table-cell office:value-type="float" office:value="24809.05" calcext:value-type="float">
            <text:p>24809.05</text:p>
          </table:table-cell>
        </table:table-row>
        <table:table-row table:style-name="ro1">
          <table:table-cell office:value-type="string" calcext:value-type="string">
            <text:p>MOOVING LIBRETA A5 MINNIE</text:p>
          </table:table-cell>
          <table:table-cell office:value-type="float" office:value="8265.51" calcext:value-type="float">
            <text:p>8265.51</text:p>
          </table:table-cell>
        </table:table-row>
        <table:table-row table:style-name="ro1">
          <table:table-cell office:value-type="string" calcext:value-type="string">
            <text:p>MOOVING LIBRETA A5 STITCH</text:p>
          </table:table-cell>
          <table:table-cell office:value-type="float" office:value="8265.51" calcext:value-type="float">
            <text:p>8265.51</text:p>
          </table:table-cell>
        </table:table-row>
        <table:table-row table:style-name="ro1">
          <table:table-cell office:value-type="string" calcext:value-type="string">
            <text:p>MOOVING MARCADORES ACRILICOS P/PINCEL x12</text:p>
          </table:table-cell>
          <table:table-cell office:value-type="float" office:value="17787" calcext:value-type="float">
            <text:p>17787.00</text:p>
          </table:table-cell>
        </table:table-row>
        <table:table-row table:style-name="ro1">
          <table:table-cell office:value-type="string" calcext:value-type="string">
            <text:p>MOOVING MARCADORES ACRILICOS P/PINCEL x24</text:p>
          </table:table-cell>
          <table:table-cell office:value-type="float" office:value="31762.5" calcext:value-type="float">
            <text:p>31762.50</text:p>
          </table:table-cell>
        </table:table-row>
        <table:table-row table:style-name="ro1">
          <table:table-cell office:value-type="string" calcext:value-type="string">
            <text:p>MOOVING MARCADORES ACRILICOS x10 2110</text:p>
          </table:table-cell>
          <table:table-cell office:value-type="float" office:value="13721.4" calcext:value-type="float">
            <text:p>13721.40</text:p>
          </table:table-cell>
        </table:table-row>
        <table:table-row table:style-name="ro1">
          <table:table-cell office:value-type="string" calcext:value-type="string">
            <text:p>MOOVING MARCADORES DE COLORES x10u 3021010</text:p>
          </table:table-cell>
          <table:table-cell office:value-type="float" office:value="3567.56" calcext:value-type="float">
            <text:p>3567.56</text:p>
          </table:table-cell>
        </table:table-row>
        <table:table-row table:style-name="ro1">
          <table:table-cell office:value-type="string" calcext:value-type="string">
            <text:p>MOOVING MARCADORES DOBLE PUNTA GRISES x6u</text:p>
          </table:table-cell>
          <table:table-cell office:value-type="float" office:value="6261.02" calcext:value-type="float">
            <text:p>6261.02</text:p>
          </table:table-cell>
        </table:table-row>
        <table:table-row table:style-name="ro1">
          <table:table-cell office:value-type="string" calcext:value-type="string">
            <text:p>MOOVING MARCADORES DOBLE PUNTA x6u ACUARELABLES</text:p>
          </table:table-cell>
          <table:table-cell office:value-type="float" office:value="7281.16" calcext:value-type="float">
            <text:p>7281.16</text:p>
          </table:table-cell>
        </table:table-row>
        <table:table-row table:style-name="ro1">
          <table:table-cell office:value-type="string" calcext:value-type="string">
            <text:p>MOOVING MARCADORES GLITTER PASTEL x6</text:p>
          </table:table-cell>
          <table:table-cell office:value-type="float" office:value="7903.53" calcext:value-type="float">
            <text:p>7903.53</text:p>
          </table:table-cell>
        </table:table-row>
        <table:table-row table:style-name="ro1">
          <table:table-cell office:value-type="string" calcext:value-type="string">
            <text:p>MOOVING MARCADORES METALICOS x5u</text:p>
          </table:table-cell>
          <table:table-cell office:value-type="float" office:value="4956.8" calcext:value-type="float">
            <text:p>4956.80</text:p>
          </table:table-cell>
        </table:table-row>
        <table:table-row table:style-name="ro1">
          <table:table-cell office:value-type="string" calcext:value-type="string">
            <text:p>MOOVING MARCADORES OUTLINE x6u 3022006</text:p>
          </table:table-cell>
          <table:table-cell office:value-type="float" office:value="13172.54" calcext:value-type="float">
            <text:p>13172.54</text:p>
          </table:table-cell>
        </table:table-row>
        <table:table-row table:style-name="ro1">
          <table:table-cell office:value-type="string" calcext:value-type="string">
            <text:p>MOOVING MARCADORES PASTEL x8u</text:p>
          </table:table-cell>
          <table:table-cell office:value-type="float" office:value="4084.4" calcext:value-type="float">
            <text:p>4084.40</text:p>
          </table:table-cell>
        </table:table-row>
        <table:table-row table:style-name="ro1">
          <table:table-cell office:value-type="string" calcext:value-type="string">
            <text:p>MOOVING MARCADORES PINCEL DOBLE PUNTA x8u 3031308</text:p>
          </table:table-cell>
          <table:table-cell office:value-type="float" office:value="12519.51" calcext:value-type="float">
            <text:p>12519.51</text:p>
          </table:table-cell>
        </table:table-row>
        <table:table-row table:style-name="ro1">
          <table:table-cell office:value-type="string" calcext:value-type="string">
            <text:p>MOOVING MARCADORES PUNTA PINCEL PASTEL x6u</text:p>
          </table:table-cell>
          <table:table-cell office:value-type="float" office:value="5138.66" calcext:value-type="float">
            <text:p>5138.66</text:p>
          </table:table-cell>
        </table:table-row>
        <table:table-row table:style-name="ro1">
          <table:table-cell office:value-type="string" calcext:value-type="string">
            <text:p>MOOVING MARCADORES PUNTA PINCEL x10u</text:p>
          </table:table-cell>
          <table:table-cell office:value-type="float" office:value="7574.21" calcext:value-type="float">
            <text:p>7574.21</text:p>
          </table:table-cell>
        </table:table-row>
        <table:table-row table:style-name="ro1">
          <table:table-cell office:value-type="string" calcext:value-type="string">
            <text:p>MOOVING MICROFIBRA PASTEL x5u</text:p>
          </table:table-cell>
          <table:table-cell office:value-type="float" office:value="4150.72" calcext:value-type="float">
            <text:p>4150.72</text:p>
          </table:table-cell>
        </table:table-row>
        <table:table-row table:style-name="ro1">
          <table:table-cell office:value-type="string" calcext:value-type="string">
            <text:p>MOOVING MICROFIBRA x10u</text:p>
          </table:table-cell>
          <table:table-cell office:value-type="float" office:value="7903.53" calcext:value-type="float">
            <text:p>7903.53</text:p>
          </table:table-cell>
        </table:table-row>
        <table:table-row table:style-name="ro1">
          <table:table-cell office:value-type="string" calcext:value-type="string">
            <text:p>MOOVING MICROFIBRAS LUMINOSAS x5u</text:p>
          </table:table-cell>
          <table:table-cell office:value-type="float" office:value="4150.72" calcext:value-type="float">
            <text:p>4150.72</text:p>
          </table:table-cell>
        </table:table-row>
        <table:table-row table:style-name="ro1">
          <table:table-cell office:value-type="string" calcext:value-type="string">
            <text:p>MOOVING RESALTADOR DUO x4 3051204</text:p>
          </table:table-cell>
          <table:table-cell office:value-type="float" office:value="4217.04" calcext:value-type="float">
            <text:p>4217.04</text:p>
          </table:table-cell>
        </table:table-row>
        <table:table-row table:style-name="ro1">
          <table:table-cell office:value-type="string" calcext:value-type="string">
            <text:p>MOOVING RESALTADOR GEL x4u 3051704</text:p>
          </table:table-cell>
          <table:table-cell office:value-type="float" office:value="4279.04" calcext:value-type="float">
            <text:p>4279.04</text:p>
          </table:table-cell>
        </table:table-row>
        <table:table-row table:style-name="ro1">
          <table:table-cell office:value-type="string" calcext:value-type="string">
            <text:p>MOOVING RESALTADOR PASTEL x8u</text:p>
          </table:table-cell>
          <table:table-cell office:value-type="float" office:value="8168.81" calcext:value-type="float">
            <text:p>8168.81</text:p>
          </table:table-cell>
        </table:table-row>
        <table:table-row table:style-name="ro1">
          <table:table-cell office:value-type="string" calcext:value-type="string">
            <text:p>MOOVING RESALTADORES CHIC x5u</text:p>
          </table:table-cell>
          <table:table-cell office:value-type="float" office:value="5202.7" calcext:value-type="float">
            <text:p>5202.70</text:p>
          </table:table-cell>
        </table:table-row>
        <table:table-row table:style-name="ro1">
          <table:table-cell office:value-type="string" calcext:value-type="string">
            <text:p>MOOVING RESALTADORES DOBLE PUNTA x5u 3051405</text:p>
          </table:table-cell>
          <table:table-cell office:value-type="float" office:value="8562.15" calcext:value-type="float">
            <text:p>8562.15</text:p>
          </table:table-cell>
        </table:table-row>
        <table:table-row table:style-name="ro1">
          <table:table-cell office:value-type="string" calcext:value-type="string">
            <text:p>MOOVING RESALTADORES PASTEL x5u</text:p>
          </table:table-cell>
          <table:table-cell office:value-type="float" office:value="5202.7" calcext:value-type="float">
            <text:p>5202.70</text:p>
          </table:table-cell>
        </table:table-row>
        <table:table-row table:style-name="ro1">
          <table:table-cell office:value-type="string" calcext:value-type="string">
            <text:p>MOOVING RESALTADORES x4 GLITTER</text:p>
          </table:table-cell>
          <table:table-cell office:value-type="float" office:value="7244.9" calcext:value-type="float">
            <text:p>7244.90</text:p>
          </table:table-cell>
        </table:table-row>
        <table:table-row table:style-name="ro1">
          <table:table-cell office:value-type="string" calcext:value-type="string">
            <text:p>MOOVING RESALTADORES x5u NEON</text:p>
          </table:table-cell>
          <table:table-cell office:value-type="float" office:value="5202.7" calcext:value-type="float">
            <text:p>5202.70</text:p>
          </table:table-cell>
        </table:table-row>
        <table:table-row table:style-name="ro1">
          <table:table-cell office:value-type="string" calcext:value-type="string">
            <text:p>MOOVING ROLLER TINTA GEL GLITTER x5u 3071605</text:p>
          </table:table-cell>
          <table:table-cell office:value-type="float" office:value="5467.98" calcext:value-type="float">
            <text:p>5467.98</text:p>
          </table:table-cell>
        </table:table-row>
        <table:table-row table:style-name="ro1">
          <table:table-cell office:value-type="string" calcext:value-type="string">
            <text:p>MOOVING ROLLER TINTA GEL PASTEL x5</text:p>
          </table:table-cell>
          <table:table-cell office:value-type="float" office:value="4268.01" calcext:value-type="float">
            <text:p>4268.01</text:p>
          </table:table-cell>
        </table:table-row>
        <table:table-row table:style-name="ro1">
          <table:table-cell office:value-type="string" calcext:value-type="string">
            <text:p>MOOVING ROLLER TINTA GEL x10u 3071010</text:p>
          </table:table-cell>
          <table:table-cell office:value-type="float" office:value="10972.55" calcext:value-type="float">
            <text:p>10972.55</text:p>
          </table:table-cell>
        </table:table-row>
        <table:table-row table:style-name="ro1">
          <table:table-cell office:value-type="string" calcext:value-type="string">
            <text:p>MOOVING ROTULOS x12 LICENCIAS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string" calcext:value-type="string">
            <text:p>MOOVING SEPARADOR A4 LICENCIAS</text:p>
          </table:table-cell>
          <table:table-cell office:value-type="float" office:value="2922.15" calcext:value-type="float">
            <text:p>2922.15</text:p>
          </table:table-cell>
        </table:table-row>
        <table:table-row table:style-name="ro1">
          <table:table-cell office:value-type="string" calcext:value-type="string">
            <text:p>MOOVING SEPARADOR N-3 LICENCIAS</text:p>
          </table:table-cell>
          <table:table-cell office:value-type="float" office:value="2159.85" calcext:value-type="float">
            <text:p>2159.85</text:p>
          </table:table-cell>
        </table:table-row>
        <table:table-row table:style-name="ro1">
          <table:table-cell office:value-type="string" calcext:value-type="string">
            <text:p>MOUSE GTC OPTICO USB MOG-107</text:p>
          </table:table-cell>
          <table:table-cell office:value-type="float" office:value="2712.39" calcext:value-type="float">
            <text:p>2712.39</text:p>
          </table:table-cell>
        </table:table-row>
        <table:table-row table:style-name="ro1">
          <table:table-cell office:value-type="string" calcext:value-type="string">
            <text:p>MULTIESCUADRA PIZZINI 20X45 373020</text:p>
          </table:table-cell>
          <table:table-cell office:value-type="float" office:value="2179.65" calcext:value-type="float">
            <text:p>2179.65</text:p>
          </table:table-cell>
        </table:table-row>
        <table:table-row table:style-name="ro1">
          <table:table-cell office:value-type="string" calcext:value-type="string">
            <text:p>MULTISCOPE CANOPLA 1 PISO CARS 27101</text:p>
          </table:table-cell>
          <table:table-cell office:value-type="float" office:value="561.05" calcext:value-type="float">
            <text:p>561.05</text:p>
          </table:table-cell>
        </table:table-row>
        <table:table-row table:style-name="ro1">
          <table:table-cell office:value-type="string" calcext:value-type="string">
            <text:p>MULTISCOPE CANOPLA 1 PISO VAMPIRINA 91101</text:p>
          </table:table-cell>
          <table:table-cell office:value-type="float" office:value="801.5" calcext:value-type="float">
            <text:p>801.50</text:p>
          </table:table-cell>
        </table:table-row>
        <table:table-row table:style-name="ro1">
          <table:table-cell office:value-type="string" calcext:value-type="string">
            <text:p>MULTISCOPE CANOPLA 2 PISOS KAD 5902L</text:p>
          </table:table-cell>
          <table:table-cell office:value-type="float" office:value="785.47" calcext:value-type="float">
            <text:p>785.47</text:p>
          </table:table-cell>
        </table:table-row>
        <table:table-row table:style-name="ro1">
          <table:table-cell office:value-type="string" calcext:value-type="string">
            <text:p>MULTISCOPE CANOPLA 2 PISOS KEEP IT SIMPLE 69102</text:p>
          </table:table-cell>
          <table:table-cell office:value-type="float" office:value="1007.93" calcext:value-type="float">
            <text:p>1007.93</text:p>
          </table:table-cell>
        </table:table-row>
        <table:table-row table:style-name="ro1">
          <table:table-cell office:value-type="string" calcext:value-type="string">
            <text:p>MULTISCOPE CANOPLA 2 PISOS LATA KAD 5926</text:p>
          </table:table-cell>
          <table:table-cell office:value-type="float" office:value="889.35" calcext:value-type="float">
            <text:p>889.35</text:p>
          </table:table-cell>
        </table:table-row>
        <table:table-row table:style-name="ro1">
          <table:table-cell office:value-type="string" calcext:value-type="string">
            <text:p>MULTISCOPE CANOPLA 2 PISOS M. L. PONY 40102</text:p>
          </table:table-cell>
          <table:table-cell office:value-type="float" office:value="1660.12" calcext:value-type="float">
            <text:p>1660.12</text:p>
          </table:table-cell>
        </table:table-row>
        <table:table-row table:style-name="ro1">
          <table:table-cell office:value-type="string" calcext:value-type="string">
            <text:p>MULTISCOPE CANOPLA 2 PISOS METALICA SPIDERMAN 8126</text:p>
          </table:table-cell>
          <table:table-cell office:value-type="float" office:value="1202.26" calcext:value-type="float">
            <text:p>1202.26</text:p>
          </table:table-cell>
        </table:table-row>
        <table:table-row table:style-name="ro1">
          <table:table-cell office:value-type="string" calcext:value-type="string">
            <text:p>MULTISCOPE CANOPLA 2 PISOS PRINCESAS LENT. 1347L</text:p>
          </table:table-cell>
          <table:table-cell office:value-type="float" office:value="1609.3" calcext:value-type="float">
            <text:p>1609.30</text:p>
          </table:table-cell>
        </table:table-row>
        <table:table-row table:style-name="ro1">
          <table:table-cell office:value-type="string" calcext:value-type="string">
            <text:p>MULTISCOPE CANOPLA 2 PISOS PRINCESAS PLUSH 1342L</text:p>
          </table:table-cell>
          <table:table-cell office:value-type="float" office:value="1090.04" calcext:value-type="float">
            <text:p>1090.04</text:p>
          </table:table-cell>
        </table:table-row>
        <table:table-row table:style-name="ro1">
          <table:table-cell office:value-type="string" calcext:value-type="string">
            <text:p>MULTISCOPE CANOPLA 2 PISOS SLIME FURY 30102</text:p>
          </table:table-cell>
          <table:table-cell office:value-type="float" office:value="1007.93" calcext:value-type="float">
            <text:p>1007.93</text:p>
          </table:table-cell>
        </table:table-row>
        <table:table-row table:style-name="ro1">
          <table:table-cell office:value-type="string" calcext:value-type="string">
            <text:p>MULTISCOPE CANOPLA 2 PISOS TOY STORY4 444102</text:p>
          </table:table-cell>
          <table:table-cell office:value-type="float" office:value="1524.6" calcext:value-type="float">
            <text:p>1524.60</text:p>
          </table:table-cell>
        </table:table-row>
        <table:table-row table:style-name="ro1">
          <table:table-cell office:value-type="string" calcext:value-type="string">
            <text:p>MULTISCOPE CANOPLA 2 PISOS VAMPIRINA 91102</text:p>
          </table:table-cell>
          <table:table-cell office:value-type="float" office:value="958.32" calcext:value-type="float">
            <text:p>958.32</text:p>
          </table:table-cell>
        </table:table-row>
        <table:table-row table:style-name="ro1">
          <table:table-cell office:value-type="string" calcext:value-type="string">
            <text:p>MULTISCOPE CANOPLA 2 PISOS WHATEVER 6302</text:p>
          </table:table-cell>
          <table:table-cell office:value-type="float" office:value="2236.08" calcext:value-type="float">
            <text:p>2236.08</text:p>
          </table:table-cell>
        </table:table-row>
        <table:table-row table:style-name="ro1">
          <table:table-cell office:value-type="string" calcext:value-type="string">
            <text:p>MULTISCOPE CANOPLA CORDURA HOT WHEELS 11445</text:p>
          </table:table-cell>
          <table:table-cell office:value-type="float" office:value="1168.86" calcext:value-type="float">
            <text:p>1168.86</text:p>
          </table:table-cell>
        </table:table-row>
        <table:table-row table:style-name="ro1">
          <table:table-cell office:value-type="string" calcext:value-type="string">
            <text:p>MULTISCOPE CANOPLA DESPLEGABLE CHILL VIBES 68132</text:p>
          </table:table-cell>
          <table:table-cell office:value-type="float" office:value="1524.6" calcext:value-type="float">
            <text:p>1524.60</text:p>
          </table:table-cell>
        </table:table-row>
        <table:table-row table:style-name="ro1">
          <table:table-cell office:value-type="string" calcext:value-type="string">
            <text:p>MULTISCOPE CANOPLA DESPLEGABLE FROZEN 4632</text:p>
          </table:table-cell>
          <table:table-cell office:value-type="float" office:value="1469.42" calcext:value-type="float">
            <text:p>1469.42</text:p>
          </table:table-cell>
        </table:table-row>
        <table:table-row table:style-name="ro1">
          <table:table-cell office:value-type="string" calcext:value-type="string">
            <text:p>MULTISCOPE CANOPLA DESPLEGABLE FROZEN 4648-04</text:p>
          </table:table-cell>
          <table:table-cell office:value-type="float" office:value="11790.24" calcext:value-type="float">
            <text:p>11790.24</text:p>
          </table:table-cell>
        </table:table-row>
        <table:table-row table:style-name="ro1">
          <table:table-cell office:value-type="string" calcext:value-type="string">
            <text:p>MULTISCOPE CANOPLA DESPLEGABLE HORIZONTAL AVENGERS</text:p>
          </table:table-cell>
          <table:table-cell office:value-type="float" office:value="3116.96" calcext:value-type="float">
            <text:p>3116.96</text:p>
          </table:table-cell>
        </table:table-row>
        <table:table-row table:style-name="ro1">
          <table:table-cell office:value-type="string" calcext:value-type="string">
            <text:p>MULTISCOPE CANOPLA DESPLEGABLE HOT 114132</text:p>
          </table:table-cell>
          <table:table-cell office:value-type="float" office:value="1863.4" calcext:value-type="float">
            <text:p>1863.40</text:p>
          </table:table-cell>
        </table:table-row>
        <table:table-row table:style-name="ro1">
          <table:table-cell office:value-type="string" calcext:value-type="string">
            <text:p>MULTISCOPE CANOPLA DESPLEGABLE KEEP SIMPLE 69132</text:p>
          </table:table-cell>
          <table:table-cell office:value-type="float" office:value="1067.22" calcext:value-type="float">
            <text:p>1067.22</text:p>
          </table:table-cell>
        </table:table-row>
        <table:table-row table:style-name="ro1">
          <table:table-cell office:value-type="string" calcext:value-type="string">
            <text:p>MULTISCOPE CANOPLA DESPLEGABLE M L PONY 40132L</text:p>
          </table:table-cell>
          <table:table-cell office:value-type="float" office:value="1322.48" calcext:value-type="float">
            <text:p>1322.48</text:p>
          </table:table-cell>
        </table:table-row>
        <table:table-row table:style-name="ro1">
          <table:table-cell office:value-type="string" calcext:value-type="string">
            <text:p>MULTISCOPE CANOPLA DESPLEGABLE PREINCESAS 13132</text:p>
          </table:table-cell>
          <table:table-cell office:value-type="float" office:value="1694" calcext:value-type="float">
            <text:p>1694.00</text:p>
          </table:table-cell>
        </table:table-row>
        <table:table-row table:style-name="ro1">
          <table:table-cell office:value-type="string" calcext:value-type="string">
            <text:p>MULTISCOPE CANOPLA DESPLEGABLE SLIME 30132</text:p>
          </table:table-cell>
          <table:table-cell office:value-type="float" office:value="762.3" calcext:value-type="float">
            <text:p>762.30</text:p>
          </table:table-cell>
        </table:table-row>
        <table:table-row table:style-name="ro1">
          <table:table-cell office:value-type="string" calcext:value-type="string">
            <text:p>MULTISCOPE CANOPLA DESPLEGABLE SPIDERMAN 1848-04</text:p>
          </table:table-cell>
          <table:table-cell office:value-type="float" office:value="3184.72" calcext:value-type="float">
            <text:p>3184.72</text:p>
          </table:table-cell>
        </table:table-row>
        <table:table-row table:style-name="ro1">
          <table:table-cell office:value-type="string" calcext:value-type="string">
            <text:p>MULTISCOPE CANOPLA DOBLE CIERRE MINNIE 1546</text:p>
          </table:table-cell>
          <table:table-cell office:value-type="float" office:value="1028.6" calcext:value-type="float">
            <text:p>1028.60</text:p>
          </table:table-cell>
        </table:table-row>
        <table:table-row table:style-name="ro1">
          <table:table-cell office:value-type="string" calcext:value-type="string">
            <text:p>MULTISCOPE CANOPLA PLANA AVENGERS 8504L</text:p>
          </table:table-cell>
          <table:table-cell office:value-type="float" office:value="280.53" calcext:value-type="float">
            <text:p>280.53</text:p>
          </table:table-cell>
        </table:table-row>
        <table:table-row table:style-name="ro1">
          <table:table-cell office:value-type="string" calcext:value-type="string">
            <text:p>MULTISCOPE CANOPLA PLANA C/CIERRE PRINCESAS 304</text:p>
          </table:table-cell>
          <table:table-cell office:value-type="float" office:value="696.96" calcext:value-type="float">
            <text:p>696.96</text:p>
          </table:table-cell>
        </table:table-row>
        <table:table-row table:style-name="ro1">
          <table:table-cell office:value-type="string" calcext:value-type="string">
            <text:p>MULTISCOPE CANOPLA PLANA C/CIERRE SPIDER 1894</text:p>
          </table:table-cell>
          <table:table-cell office:value-type="float" office:value="280.53" calcext:value-type="float">
            <text:p>280.53</text:p>
          </table:table-cell>
        </table:table-row>
        <table:table-row table:style-name="ro1">
          <table:table-cell office:value-type="string" calcext:value-type="string">
            <text:p>MULTISCOPE CANOPLA PLANA FROZEN 4694L</text:p>
          </table:table-cell>
          <table:table-cell office:value-type="float" office:value="280.53" calcext:value-type="float">
            <text:p>280.53</text:p>
          </table:table-cell>
        </table:table-row>
        <table:table-row table:style-name="ro1">
          <table:table-cell office:value-type="string" calcext:value-type="string">
            <text:p>MULTISCOPE CANOPLA PLANA KAD 5994L</text:p>
          </table:table-cell>
          <table:table-cell office:value-type="float" office:value="196.37" calcext:value-type="float">
            <text:p>196.37</text:p>
          </table:table-cell>
        </table:table-row>
        <table:table-row table:style-name="ro1">
          <table:table-cell office:value-type="string" calcext:value-type="string">
            <text:p>MULTISCOPE CANOPLA PLANA SLIME FURY 3094</text:p>
          </table:table-cell>
          <table:table-cell office:value-type="float" office:value="196.37" calcext:value-type="float">
            <text:p>196.37</text:p>
          </table:table-cell>
        </table:table-row>
        <table:table-row table:style-name="ro1">
          <table:table-cell office:value-type="string" calcext:value-type="string">
            <text:p>MULTISCOPE CANOPLA PRINCESAS 1346</text:p>
          </table:table-cell>
          <table:table-cell office:value-type="float" office:value="1304.38" calcext:value-type="float">
            <text:p>1304.38</text:p>
          </table:table-cell>
        </table:table-row>
        <table:table-row table:style-name="ro1">
          <table:table-cell office:value-type="string" calcext:value-type="string">
            <text:p>MULTISCOPE CANOPLA RECTANGULAR 6855</text:p>
          </table:table-cell>
          <table:table-cell office:value-type="float" office:value="1609.3" calcext:value-type="float">
            <text:p>1609.30</text:p>
          </table:table-cell>
        </table:table-row>
        <table:table-row table:style-name="ro1">
          <table:table-cell office:value-type="string" calcext:value-type="string">
            <text:p>MULTISCOPE CANOPLA RECTANGULAR FROZEN 4616</text:p>
          </table:table-cell>
          <table:table-cell office:value-type="float" office:value="1802.42" calcext:value-type="float">
            <text:p>1802.42</text:p>
          </table:table-cell>
        </table:table-row>
        <table:table-row table:style-name="ro1">
          <table:table-cell office:value-type="string" calcext:value-type="string">
            <text:p>MULTISCOPE CANOPLA RECTANGULAR PRINCESAS 1355L</text:p>
          </table:table-cell>
          <table:table-cell office:value-type="float" office:value="1269.05" calcext:value-type="float">
            <text:p>1269.05</text:p>
          </table:table-cell>
        </table:table-row>
        <table:table-row table:style-name="ro1">
          <table:table-cell office:value-type="string" calcext:value-type="string">
            <text:p>MULTISCOPE CANOPLA VERTICAL AVENGERS 8534</text:p>
          </table:table-cell>
          <table:table-cell office:value-type="float" office:value="1304.38" calcext:value-type="float">
            <text:p>1304.38</text:p>
          </table:table-cell>
        </table:table-row>
        <table:table-row table:style-name="ro1">
          <table:table-cell office:value-type="string" calcext:value-type="string">
            <text:p>MULTISCOPE CANOPLA VERTICAL C/MANIJA 9434</text:p>
          </table:table-cell>
          <table:table-cell office:value-type="float" office:value="629.2" calcext:value-type="float">
            <text:p>629.20</text:p>
          </table:table-cell>
        </table:table-row>
        <table:table-row table:style-name="ro1">
          <table:table-cell office:value-type="string" calcext:value-type="string">
            <text:p>MULTISCOPE CANOPLA VERTICAL SPIDERMAN 1834L</text:p>
          </table:table-cell>
          <table:table-cell office:value-type="float" office:value="1028.6" calcext:value-type="float">
            <text:p>1028.60</text:p>
          </table:table-cell>
        </table:table-row>
        <table:table-row table:style-name="ro1">
          <table:table-cell office:value-type="string" calcext:value-type="string">
            <text:p>MULTISCOPE CARPETA CARTONE 3x40 CHILL VIBES 6814</text:p>
          </table:table-cell>
          <table:table-cell office:value-type="float" office:value="607.13" calcext:value-type="float">
            <text:p>607.13</text:p>
          </table:table-cell>
        </table:table-row>
        <table:table-row table:style-name="ro1">
          <table:table-cell office:value-type="string" calcext:value-type="string">
            <text:p>MULTISCOPE CARPETA CARTONE 3x40 HOT WHEELS 1414</text:p>
          </table:table-cell>
          <table:table-cell office:value-type="float" office:value="1517.82" calcext:value-type="float">
            <text:p>1517.82</text:p>
          </table:table-cell>
        </table:table-row>
        <table:table-row table:style-name="ro1">
          <table:table-cell office:value-type="string" calcext:value-type="string">
            <text:p>MULTISCOPE CARPETA CARTONE A4 2x40 KAD 5917L</text:p>
          </table:table-cell>
          <table:table-cell office:value-type="float" office:value="4085.93" calcext:value-type="float">
            <text:p>4085.93</text:p>
          </table:table-cell>
        </table:table-row>
        <table:table-row table:style-name="ro1">
          <table:table-cell office:value-type="string" calcext:value-type="string">
            <text:p>MULTISCOPE CARTUCHERA 1 PISO HOT WHEELS 114101</text:p>
          </table:table-cell>
          <table:table-cell office:value-type="float" office:value="1355.2" calcext:value-type="float">
            <text:p>1355.20</text:p>
          </table:table-cell>
        </table:table-row>
        <table:table-row table:style-name="ro1">
          <table:table-cell office:value-type="string" calcext:value-type="string">
            <text:p>MULTISCOPE CARTUCHERA 2 PISOS HOT WHEELS 114102L</text:p>
          </table:table-cell>
          <table:table-cell office:value-type="float" office:value="1524.6" calcext:value-type="float">
            <text:p>1524.60</text:p>
          </table:table-cell>
        </table:table-row>
        <table:table-row table:style-name="ro1">
          <table:table-cell office:value-type="string" calcext:value-type="string">
            <text:p>MULTISCOPE CARTUCHERA 3 PISOS HOT WHEELS 14103</text:p>
          </table:table-cell>
          <table:table-cell office:value-type="float" office:value="1897.28" calcext:value-type="float">
            <text:p>1897.28</text:p>
          </table:table-cell>
        </table:table-row>
        <table:table-row table:style-name="ro1">
          <table:table-cell office:value-type="string" calcext:value-type="string">
            <text:p>MULTISCOPE ROTULO x9u 711</text:p>
          </table:table-cell>
          <table:table-cell office:value-type="float" office:value="189.73" calcext:value-type="float">
            <text:p>189.73</text:p>
          </table:table-cell>
        </table:table-row>
        <table:table-row table:style-name="ro1">
          <table:table-cell office:value-type="string" calcext:value-type="string">
            <text:p>NOTAS ADHESIVAS EZCO 38x50 x4 NEON E-701</text:p>
          </table:table-cell>
          <table:table-cell office:value-type="float" office:value="666.38" calcext:value-type="float">
            <text:p>666.38</text:p>
          </table:table-cell>
        </table:table-row>
        <table:table-row table:style-name="ro1">
          <table:table-cell office:value-type="string" calcext:value-type="string">
            <text:p>NOTAS ADHESIVAS EZCO 38x50mm E-653</text:p>
          </table:table-cell>
          <table:table-cell office:value-type="float" office:value="256.12" calcext:value-type="float">
            <text:p>256.12</text:p>
          </table:table-cell>
        </table:table-row>
        <table:table-row table:style-name="ro1">
          <table:table-cell office:value-type="string" calcext:value-type="string">
            <text:p>NOTAS ADHESIVAS EZCO 75x100mm E-657</text:p>
          </table:table-cell>
          <table:table-cell office:value-type="float" office:value="706.91" calcext:value-type="float">
            <text:p>706.91</text:p>
          </table:table-cell>
        </table:table-row>
        <table:table-row table:style-name="ro1">
          <table:table-cell office:value-type="string" calcext:value-type="string">
            <text:p>NOTAS ADHESIVAS EZCO 75x125mm E-655</text:p>
          </table:table-cell>
          <table:table-cell office:value-type="float" office:value="875.81" calcext:value-type="float">
            <text:p>875.81</text:p>
          </table:table-cell>
        </table:table-row>
        <table:table-row table:style-name="ro1">
          <table:table-cell office:value-type="string" calcext:value-type="string">
            <text:p>NOTAS ADHESIVAS EZCO 75x50mm</text:p>
          </table:table-cell>
          <table:table-cell office:value-type="float" office:value="397.71" calcext:value-type="float">
            <text:p>397.71</text:p>
          </table:table-cell>
        </table:table-row>
        <table:table-row table:style-name="ro1">
          <table:table-cell office:value-type="string" calcext:value-type="string">
            <text:p>NOTAS ADHESIVAS EZCO 75x75 NEON E-725</text:p>
          </table:table-cell>
          <table:table-cell office:value-type="float" office:value="2351.95" calcext:value-type="float">
            <text:p>2351.95</text:p>
          </table:table-cell>
        </table:table-row>
        <table:table-row table:style-name="ro1">
          <table:table-cell office:value-type="string" calcext:value-type="string">
            <text:p>NOTAS ADHESIVAS EZCO 75x75mm E-654</text:p>
          </table:table-cell>
          <table:table-cell office:value-type="float" office:value="507.39" calcext:value-type="float">
            <text:p>507.39</text:p>
          </table:table-cell>
        </table:table-row>
        <table:table-row table:style-name="ro1">
          <table:table-cell office:value-type="string" calcext:value-type="string">
            <text:p>NOTAS AUTOADHESIVAS UO 75*100 M1040</text:p>
          </table:table-cell>
          <table:table-cell office:value-type="float" office:value="703.01" calcext:value-type="float">
            <text:p>703.01</text:p>
          </table:table-cell>
        </table:table-row>
        <table:table-row table:style-name="ro1">
          <table:table-cell office:value-type="string" calcext:value-type="string">
            <text:p>NUBECITA CANOPLA 1112 JEAN x6u</text:p>
          </table:table-cell>
          <table:table-cell office:value-type="float" office:value="1020.5" calcext:value-type="float">
            <text:p>1020.50</text:p>
          </table:table-cell>
        </table:table-row>
        <table:table-row table:style-name="ro1">
          <table:table-cell office:value-type="string" calcext:value-type="string">
            <text:p>NUBECITA CANOPLA 1116 x6</text:p>
          </table:table-cell>
          <table:table-cell office:value-type="float" office:value="154.69" calcext:value-type="float">
            <text:p>154.69</text:p>
          </table:table-cell>
        </table:table-row>
        <table:table-row table:style-name="ro1">
          <table:table-cell office:value-type="string" calcext:value-type="string">
            <text:p>NUBECITA CANOPLA 1118 PLANA x6</text:p>
          </table:table-cell>
          <table:table-cell office:value-type="float" office:value="148.1" calcext:value-type="float">
            <text:p>148.10</text:p>
          </table:table-cell>
        </table:table-row>
        <table:table-row table:style-name="ro1">
          <table:table-cell office:value-type="string" calcext:value-type="string">
            <text:p>NUBECITA CANOPLA 1427 CUERINA x3</text:p>
          </table:table-cell>
          <table:table-cell office:value-type="float" office:value="279.75" calcext:value-type="float">
            <text:p>279.75</text:p>
          </table:table-cell>
        </table:table-row>
        <table:table-row table:style-name="ro1">
          <table:table-cell office:value-type="string" calcext:value-type="string">
            <text:p>NUMEROS Y SIGNOS SIFAP MAGNETICOS 15PZAS.</text:p>
          </table:table-cell>
          <table:table-cell office:value-type="float" office:value="5449.02" calcext:value-type="float">
            <text:p>5449.02</text:p>
          </table:table-cell>
        </table:table-row>
        <table:table-row table:style-name="ro1">
          <table:table-cell office:value-type="string" calcext:value-type="string">
            <text:p>OJALILLOS MAUGER A6 5hj</text:p>
          </table:table-cell>
          <table:table-cell office:value-type="float" office:value="990.69" calcext:value-type="float">
            <text:p>990.69</text:p>
          </table:table-cell>
        </table:table-row>
        <table:table-row table:style-name="ro1">
          <table:table-cell office:value-type="string" calcext:value-type="string">
            <text:p>OJALILLOS ORI-TEC 14mm BOLSA</text:p>
          </table:table-cell>
          <table:table-cell office:value-type="float" office:value="2678.86" calcext:value-type="float">
            <text:p>2678.86</text:p>
          </table:table-cell>
        </table:table-row>
        <table:table-row table:style-name="ro1">
          <table:table-cell office:value-type="string" calcext:value-type="string">
            <text:p>OJALILLOS SIFAP x210u</text:p>
          </table:table-cell>
          <table:table-cell office:value-type="float" office:value="727.37" calcext:value-type="float">
            <text:p>727.37</text:p>
          </table:table-cell>
        </table:table-row>
        <table:table-row table:style-name="ro1">
          <table:table-cell office:value-type="string" calcext:value-type="string">
            <text:p>OLAMI ABROCHADORA CHICA N-10 ABR103</text:p>
          </table:table-cell>
          <table:table-cell office:value-type="float" office:value="4076.07" calcext:value-type="float">
            <text:p>4076.07</text:p>
          </table:table-cell>
        </table:table-row>
        <table:table-row table:style-name="ro1">
          <table:table-cell office:value-type="string" calcext:value-type="string">
            <text:p>OLAMI ABROCHADORA MESA 26/6 ABR203</text:p>
          </table:table-cell>
          <table:table-cell office:value-type="float" office:value="6994.78" calcext:value-type="float">
            <text:p>6994.78</text:p>
          </table:table-cell>
        </table:table-row>
        <table:table-row table:style-name="ro1">
          <table:table-cell office:value-type="string" calcext:value-type="string">
            <text:p>OLAMI ABROCHADORA MINI 24/6 POTE</text:p>
          </table:table-cell>
          <table:table-cell office:value-type="float" office:value="1512.32" calcext:value-type="float">
            <text:p>1512.32</text:p>
          </table:table-cell>
        </table:table-row>
        <table:table-row table:style-name="ro1">
          <table:table-cell office:value-type="string" calcext:value-type="string">
            <text:p>OLAMI ABROCHADORA PASTEL 10/50 +BROCHE ABR251</text:p>
          </table:table-cell>
          <table:table-cell office:value-type="float" office:value="3110.68" calcext:value-type="float">
            <text:p>3110.68</text:p>
          </table:table-cell>
        </table:table-row>
        <table:table-row table:style-name="ro1">
          <table:table-cell office:value-type="string" calcext:value-type="string">
            <text:p>OLAMI ABROCHADORA PASTEL 24/6 +BROCHE ABR357</text:p>
          </table:table-cell>
          <table:table-cell office:value-type="float" office:value="1807.87" calcext:value-type="float">
            <text:p>1807.87</text:p>
          </table:table-cell>
        </table:table-row>
        <table:table-row table:style-name="ro1">
          <table:table-cell office:value-type="string" calcext:value-type="string">
            <text:p>OLAMI ABROCHADORA PASTEL 26/6 ABR224</text:p>
          </table:table-cell>
          <table:table-cell office:value-type="float" office:value="3213.99" calcext:value-type="float">
            <text:p>3213.99</text:p>
          </table:table-cell>
        </table:table-row>
        <table:table-row table:style-name="ro1">
          <table:table-cell office:value-type="string" calcext:value-type="string">
            <text:p>OLAMI ABROCHADORA PINZA 24/6-26/6 ABR202</text:p>
          </table:table-cell>
          <table:table-cell office:value-type="float" office:value="7334.15" calcext:value-type="float">
            <text:p>7334.15</text:p>
          </table:table-cell>
        </table:table-row>
        <table:table-row table:style-name="ro1">
          <table:table-cell office:value-type="string" calcext:value-type="string">
            <text:p>OLAMI ABROCHADORA PINZA MINI 26/6</text:p>
          </table:table-cell>
          <table:table-cell office:value-type="float" office:value="4521.48" calcext:value-type="float">
            <text:p>4521.48</text:p>
          </table:table-cell>
        </table:table-row>
        <table:table-row table:style-name="ro1">
          <table:table-cell office:value-type="string" calcext:value-type="string">
            <text:p>OLAMI ABROCHADORA PINZA MINI N-10/50 ABR500</text:p>
          </table:table-cell>
          <table:table-cell office:value-type="float" office:value="3321.63" calcext:value-type="float">
            <text:p>3321.63</text:p>
          </table:table-cell>
        </table:table-row>
        <table:table-row table:style-name="ro1">
          <table:table-cell office:value-type="string" calcext:value-type="string">
            <text:p>OLAMI ABROCHADORA PINZA N-10 ABR101</text:p>
          </table:table-cell>
          <table:table-cell office:value-type="float" office:value="6409.72" calcext:value-type="float">
            <text:p>6409.72</text:p>
          </table:table-cell>
        </table:table-row>
        <table:table-row table:style-name="ro1">
          <table:table-cell office:value-type="string" calcext:value-type="string">
            <text:p>OLAMI BROCHE N-10/50 x1000u</text:p>
          </table:table-cell>
          <table:table-cell office:value-type="float" office:value="296.53" calcext:value-type="float">
            <text:p>296.53</text:p>
          </table:table-cell>
        </table:table-row>
        <table:table-row table:style-name="ro1">
          <table:table-cell office:value-type="string" calcext:value-type="string">
            <text:p>OLAMI CUTTER MINI x20u</text:p>
          </table:table-cell>
          <table:table-cell office:value-type="float" office:value="848.49" calcext:value-type="float">
            <text:p>848.49</text:p>
          </table:table-cell>
        </table:table-row>
        <table:table-row table:style-name="ro1">
          <table:table-cell office:value-type="string" calcext:value-type="string">
            <text:p>OLAMI PERFORADORA 10Hjs</text:p>
          </table:table-cell>
          <table:table-cell office:value-type="float" office:value="3218.6" calcext:value-type="float">
            <text:p>3218.60</text:p>
          </table:table-cell>
        </table:table-row>
        <table:table-row table:style-name="ro1">
          <table:table-cell office:value-type="string" calcext:value-type="string">
            <text:p>OLAMI PERFORADORA 15/20HJ PER508</text:p>
          </table:table-cell>
          <table:table-cell office:value-type="float" office:value="3835.03" calcext:value-type="float">
            <text:p>3835.03</text:p>
          </table:table-cell>
        </table:table-row>
        <table:table-row table:style-name="ro1">
          <table:table-cell office:value-type="string" calcext:value-type="string">
            <text:p>OLAMI PERFORADORA 16HJ</text:p>
          </table:table-cell>
          <table:table-cell office:value-type="float" office:value="4382.72" calcext:value-type="float">
            <text:p>4382.72</text:p>
          </table:table-cell>
        </table:table-row>
        <table:table-row table:style-name="ro1">
          <table:table-cell office:value-type="string" calcext:value-type="string">
            <text:p>OLAMI PERFORADORA 20Hjs</text:p>
          </table:table-cell>
          <table:table-cell office:value-type="float" office:value="5335.47" calcext:value-type="float">
            <text:p>5335.47</text:p>
          </table:table-cell>
        </table:table-row>
        <table:table-row table:style-name="ro1">
          <table:table-cell office:value-type="string" calcext:value-type="string">
            <text:p>OLAMI PERFORADORA 30HJ</text:p>
          </table:table-cell>
          <table:table-cell office:value-type="float" office:value="9019.64" calcext:value-type="float">
            <text:p>9019.64</text:p>
          </table:table-cell>
        </table:table-row>
        <table:table-row table:style-name="ro1">
          <table:table-cell office:value-type="string" calcext:value-type="string">
            <text:p>OLAMI PERFORADORA COLORES PASTEL 10HJ</text:p>
          </table:table-cell>
          <table:table-cell office:value-type="float" office:value="3130.51" calcext:value-type="float">
            <text:p>3130.51</text:p>
          </table:table-cell>
        </table:table-row>
        <table:table-row table:style-name="ro1">
          <table:table-cell office:value-type="string" calcext:value-type="string">
            <text:p>OLAMI PINCEL 120 N-0 x6 REDONDO</text:p>
          </table:table-cell>
          <table:table-cell office:value-type="float" office:value="2662.15" calcext:value-type="float">
            <text:p>2662.15</text:p>
          </table:table-cell>
        </table:table-row>
        <table:table-row table:style-name="ro1">
          <table:table-cell office:value-type="string" calcext:value-type="string">
            <text:p>OLAMI PINCEL 120 N-00 x6 REDONDO</text:p>
          </table:table-cell>
          <table:table-cell office:value-type="float" office:value="2662.15" calcext:value-type="float">
            <text:p>2662.15</text:p>
          </table:table-cell>
        </table:table-row>
        <table:table-row table:style-name="ro1">
          <table:table-cell office:value-type="string" calcext:value-type="string">
            <text:p>OLAMI PINCEL 120 N-000 x6 REDONDO</text:p>
          </table:table-cell>
          <table:table-cell office:value-type="float" office:value="2580.23" calcext:value-type="float">
            <text:p>2580.23</text:p>
          </table:table-cell>
        </table:table-row>
        <table:table-row table:style-name="ro1">
          <table:table-cell office:value-type="string" calcext:value-type="string">
            <text:p>OLAMI PINCEL 120 N-1 x6 REDONDO</text:p>
          </table:table-cell>
          <table:table-cell office:value-type="float" office:value="2866.93" calcext:value-type="float">
            <text:p>2866.93</text:p>
          </table:table-cell>
        </table:table-row>
        <table:table-row table:style-name="ro1">
          <table:table-cell office:value-type="string" calcext:value-type="string">
            <text:p>OLAMI PINCEL 120 N-10 x6 REDONDO</text:p>
          </table:table-cell>
          <table:table-cell office:value-type="float" office:value="6348.18" calcext:value-type="float">
            <text:p>6348.18</text:p>
          </table:table-cell>
        </table:table-row>
        <table:table-row table:style-name="ro1">
          <table:table-cell office:value-type="string" calcext:value-type="string">
            <text:p>OLAMI PINCEL 120 N-12 x6 REDONDO</text:p>
          </table:table-cell>
          <table:table-cell office:value-type="float" office:value="7986.42" calcext:value-type="float">
            <text:p>7986.42</text:p>
          </table:table-cell>
        </table:table-row>
        <table:table-row table:style-name="ro1">
          <table:table-cell office:value-type="string" calcext:value-type="string">
            <text:p>OLAMI PINCEL 120 N-2 x6 REDONDO</text:p>
          </table:table-cell>
          <table:table-cell office:value-type="float" office:value="3276.49" calcext:value-type="float">
            <text:p>3276.49</text:p>
          </table:table-cell>
        </table:table-row>
        <table:table-row table:style-name="ro1">
          <table:table-cell office:value-type="string" calcext:value-type="string">
            <text:p>OLAMI PINCEL 120 N-3 x6 REDONDO</text:p>
          </table:table-cell>
          <table:table-cell office:value-type="float" office:value="3481.25" calcext:value-type="float">
            <text:p>3481.25</text:p>
          </table:table-cell>
        </table:table-row>
        <table:table-row table:style-name="ro1">
          <table:table-cell office:value-type="string" calcext:value-type="string">
            <text:p>OLAMI PINCEL 120 N-4 x6 REDONDO</text:p>
          </table:table-cell>
          <table:table-cell office:value-type="float" office:value="3583.66" calcext:value-type="float">
            <text:p>3583.66</text:p>
          </table:table-cell>
        </table:table-row>
        <table:table-row table:style-name="ro1">
          <table:table-cell office:value-type="string" calcext:value-type="string">
            <text:p>OLAMI PINCEL 120 N-6 x6 REDONDO</text:p>
          </table:table-cell>
          <table:table-cell office:value-type="float" office:value="4300.39" calcext:value-type="float">
            <text:p>4300.39</text:p>
          </table:table-cell>
        </table:table-row>
        <table:table-row table:style-name="ro1">
          <table:table-cell office:value-type="string" calcext:value-type="string">
            <text:p>OLAMI PINCEL 120 N-8 x6 REDONDO</text:p>
          </table:table-cell>
          <table:table-cell office:value-type="float" office:value="5119.5" calcext:value-type="float">
            <text:p>5119.50</text:p>
          </table:table-cell>
        </table:table-row>
        <table:table-row table:style-name="ro1">
          <table:table-cell office:value-type="string" calcext:value-type="string">
            <text:p>OLAMI PINCEL 138 N-0 x6 LINER</text:p>
          </table:table-cell>
          <table:table-cell office:value-type="float" office:value="3071.71" calcext:value-type="float">
            <text:p>3071.71</text:p>
          </table:table-cell>
        </table:table-row>
        <table:table-row table:style-name="ro1">
          <table:table-cell office:value-type="string" calcext:value-type="string">
            <text:p>OLAMI PINCEL 138 N-00 x6 LINER</text:p>
          </table:table-cell>
          <table:table-cell office:value-type="float" office:value="2866.93" calcext:value-type="float">
            <text:p>2866.93</text:p>
          </table:table-cell>
        </table:table-row>
        <table:table-row table:style-name="ro1">
          <table:table-cell office:value-type="string" calcext:value-type="string">
            <text:p>OLAMI PINCEL 138 N-000 x6 LINER</text:p>
          </table:table-cell>
          <table:table-cell office:value-type="float" office:value="2764.54" calcext:value-type="float">
            <text:p>2764.54</text:p>
          </table:table-cell>
        </table:table-row>
        <table:table-row table:style-name="ro1">
          <table:table-cell office:value-type="string" calcext:value-type="string">
            <text:p>OLAMI PINCEL 138 N-2 x6 LINER</text:p>
          </table:table-cell>
          <table:table-cell office:value-type="float" office:value="3276.49" calcext:value-type="float">
            <text:p>3276.49</text:p>
          </table:table-cell>
        </table:table-row>
        <table:table-row table:style-name="ro1">
          <table:table-cell office:value-type="string" calcext:value-type="string">
            <text:p>OLAMI PINCEL 139 N-00 x6 LINER CORTO</text:p>
          </table:table-cell>
          <table:table-cell office:value-type="float" office:value="471.83" calcext:value-type="float">
            <text:p>471.83</text:p>
          </table:table-cell>
        </table:table-row>
        <table:table-row table:style-name="ro1">
          <table:table-cell office:value-type="string" calcext:value-type="string">
            <text:p>OLAMI PINCEL 139 N-000 x6 LINER CORTO</text:p>
          </table:table-cell>
          <table:table-cell office:value-type="float" office:value="1046.64" calcext:value-type="float">
            <text:p>1046.64</text:p>
          </table:table-cell>
        </table:table-row>
        <table:table-row table:style-name="ro1">
          <table:table-cell office:value-type="string" calcext:value-type="string">
            <text:p>OLAMI PINCEL 139 N-1 6 LINER CORTO</text:p>
          </table:table-cell>
          <table:table-cell office:value-type="float" office:value="500.87" calcext:value-type="float">
            <text:p>500.87</text:p>
          </table:table-cell>
        </table:table-row>
        <table:table-row table:style-name="ro1">
          <table:table-cell office:value-type="string" calcext:value-type="string">
            <text:p>OLAMI PINCEL 139 N-2 x6 LINER CORTO</text:p>
          </table:table-cell>
          <table:table-cell office:value-type="float" office:value="544.43" calcext:value-type="float">
            <text:p>544.43</text:p>
          </table:table-cell>
        </table:table-row>
        <table:table-row table:style-name="ro1">
          <table:table-cell office:value-type="string" calcext:value-type="string">
            <text:p>OLAMI PINCEL 139-0 x6u LINER CORTO</text:p>
          </table:table-cell>
          <table:table-cell office:value-type="float" office:value="471.83" calcext:value-type="float">
            <text:p>471.83</text:p>
          </table:table-cell>
        </table:table-row>
        <table:table-row table:style-name="ro1">
          <table:table-cell office:value-type="string" calcext:value-type="string">
            <text:p>OLAMI PINCEL 140 N-0 x6 CHATO</text:p>
          </table:table-cell>
          <table:table-cell office:value-type="float" office:value="2621.19" calcext:value-type="float">
            <text:p>2621.19</text:p>
          </table:table-cell>
        </table:table-row>
        <table:table-row table:style-name="ro1">
          <table:table-cell office:value-type="string" calcext:value-type="string">
            <text:p>OLAMI PINCEL 140 N-1 x6 CHATO</text:p>
          </table:table-cell>
          <table:table-cell office:value-type="float" office:value="2764.54" calcext:value-type="float">
            <text:p>2764.54</text:p>
          </table:table-cell>
        </table:table-row>
        <table:table-row table:style-name="ro1">
          <table:table-cell office:value-type="string" calcext:value-type="string">
            <text:p>OLAMI PINCEL 140 N-10 x6 CHATO</text:p>
          </table:table-cell>
          <table:table-cell office:value-type="float" office:value="5529.07" calcext:value-type="float">
            <text:p>5529.07</text:p>
          </table:table-cell>
        </table:table-row>
        <table:table-row table:style-name="ro1">
          <table:table-cell office:value-type="string" calcext:value-type="string">
            <text:p>OLAMI PINCEL 140 N-12 x6 CHATO</text:p>
          </table:table-cell>
          <table:table-cell office:value-type="float" office:value="6552.97" calcext:value-type="float">
            <text:p>6552.97</text:p>
          </table:table-cell>
        </table:table-row>
        <table:table-row table:style-name="ro1">
          <table:table-cell office:value-type="string" calcext:value-type="string">
            <text:p>OLAMI PINCEL 140 N-14 x6 CHATO</text:p>
          </table:table-cell>
          <table:table-cell office:value-type="float" office:value="7707.18" calcext:value-type="float">
            <text:p>7707.18</text:p>
          </table:table-cell>
        </table:table-row>
        <table:table-row table:style-name="ro1">
          <table:table-cell office:value-type="string" calcext:value-type="string">
            <text:p>OLAMI PINCEL 140 N-2 x6 CHATO</text:p>
          </table:table-cell>
          <table:table-cell office:value-type="float" office:value="2866.93" calcext:value-type="float">
            <text:p>2866.93</text:p>
          </table:table-cell>
        </table:table-row>
        <table:table-row table:style-name="ro1">
          <table:table-cell office:value-type="string" calcext:value-type="string">
            <text:p>OLAMI PINCEL 140 N-3 x6 CHATO</text:p>
          </table:table-cell>
          <table:table-cell office:value-type="float" office:value="2969.32" calcext:value-type="float">
            <text:p>2969.32</text:p>
          </table:table-cell>
        </table:table-row>
        <table:table-row table:style-name="ro1">
          <table:table-cell office:value-type="string" calcext:value-type="string">
            <text:p>OLAMI PINCEL 140 N-4 x6 CHATO</text:p>
          </table:table-cell>
          <table:table-cell office:value-type="float" office:value="3071.71" calcext:value-type="float">
            <text:p>3071.71</text:p>
          </table:table-cell>
        </table:table-row>
        <table:table-row table:style-name="ro1">
          <table:table-cell office:value-type="string" calcext:value-type="string">
            <text:p>OLAMI PINCEL 140 N-5 x6 CHATO</text:p>
          </table:table-cell>
          <table:table-cell office:value-type="float" office:value="3583.66" calcext:value-type="float">
            <text:p>3583.66</text:p>
          </table:table-cell>
        </table:table-row>
        <table:table-row table:style-name="ro1">
          <table:table-cell office:value-type="string" calcext:value-type="string">
            <text:p>OLAMI PINCEL 140 N-6 x6 CHATO</text:p>
          </table:table-cell>
          <table:table-cell office:value-type="float" office:value="3686.05" calcext:value-type="float">
            <text:p>3686.05</text:p>
          </table:table-cell>
        </table:table-row>
        <table:table-row table:style-name="ro1">
          <table:table-cell office:value-type="string" calcext:value-type="string">
            <text:p>OLAMI PINCEL 140 N-8 x6 CHATO</text:p>
          </table:table-cell>
          <table:table-cell office:value-type="float" office:value="4505.16" calcext:value-type="float">
            <text:p>4505.16</text:p>
          </table:table-cell>
        </table:table-row>
        <table:table-row table:style-name="ro1">
          <table:table-cell office:value-type="string" calcext:value-type="string">
            <text:p>OLAMI PINCEL 146 N-0 x6 CHANFLE</text:p>
          </table:table-cell>
          <table:table-cell office:value-type="float" office:value="2680.77" calcext:value-type="float">
            <text:p>2680.77</text:p>
          </table:table-cell>
        </table:table-row>
        <table:table-row table:style-name="ro1">
          <table:table-cell office:value-type="string" calcext:value-type="string">
            <text:p>OLAMI PINCEL 146 N-00 x6 CHANFLE</text:p>
          </table:table-cell>
          <table:table-cell office:value-type="float" office:value="2680.77" calcext:value-type="float">
            <text:p>2680.77</text:p>
          </table:table-cell>
        </table:table-row>
        <table:table-row table:style-name="ro1">
          <table:table-cell office:value-type="string" calcext:value-type="string">
            <text:p>OLAMI PINCEL 146 N-10 x6 CHANFLE</text:p>
          </table:table-cell>
          <table:table-cell office:value-type="float" office:value="4421.39" calcext:value-type="float">
            <text:p>4421.39</text:p>
          </table:table-cell>
        </table:table-row>
        <table:table-row table:style-name="ro1">
          <table:table-cell office:value-type="string" calcext:value-type="string">
            <text:p>OLAMI PINCEL 146 N-2 x6 CHANFLE</text:p>
          </table:table-cell>
          <table:table-cell office:value-type="float" office:value="2680.77" calcext:value-type="float">
            <text:p>2680.77</text:p>
          </table:table-cell>
        </table:table-row>
        <table:table-row table:style-name="ro1">
          <table:table-cell office:value-type="string" calcext:value-type="string">
            <text:p>OLAMI PINCEL 146 N-4 x6 CHANFLE</text:p>
          </table:table-cell>
          <table:table-cell office:value-type="float" office:value="2792.45" calcext:value-type="float">
            <text:p>2792.45</text:p>
          </table:table-cell>
        </table:table-row>
        <table:table-row table:style-name="ro1">
          <table:table-cell office:value-type="string" calcext:value-type="string">
            <text:p>OLAMI PINCEL 146 N-6 x6 CHANFLE</text:p>
          </table:table-cell>
          <table:table-cell office:value-type="float" office:value="3490.57" calcext:value-type="float">
            <text:p>3490.57</text:p>
          </table:table-cell>
        </table:table-row>
        <table:table-row table:style-name="ro1">
          <table:table-cell office:value-type="string" calcext:value-type="string">
            <text:p>OLAMI PINCEL 146 N-8 x6 CHANFLE</text:p>
          </table:table-cell>
          <table:table-cell office:value-type="float" office:value="3955.99" calcext:value-type="float">
            <text:p>3955.99</text:p>
          </table:table-cell>
        </table:table-row>
        <table:table-row table:style-name="ro1">
          <table:table-cell office:value-type="string" calcext:value-type="string">
            <text:p>OLAMI PINCEL 150 N-0 x6u L. GATO</text:p>
          </table:table-cell>
          <table:table-cell office:value-type="float" office:value="2764.54" calcext:value-type="float">
            <text:p>2764.54</text:p>
          </table:table-cell>
        </table:table-row>
        <table:table-row table:style-name="ro1">
          <table:table-cell office:value-type="string" calcext:value-type="string">
            <text:p>OLAMI PINCEL 150 N-10 x6 L. GATO</text:p>
          </table:table-cell>
          <table:table-cell office:value-type="float" office:value="6348.18" calcext:value-type="float">
            <text:p>6348.18</text:p>
          </table:table-cell>
        </table:table-row>
        <table:table-row table:style-name="ro1">
          <table:table-cell office:value-type="string" calcext:value-type="string">
            <text:p>OLAMI PINCEL 150 N-12 x6 <text:s/>L. GATO</text:p>
          </table:table-cell>
          <table:table-cell office:value-type="float" office:value="7372.08" calcext:value-type="float">
            <text:p>7372.08</text:p>
          </table:table-cell>
        </table:table-row>
        <table:table-row table:style-name="ro1">
          <table:table-cell office:value-type="string" calcext:value-type="string">
            <text:p>OLAMI PINCEL 150 N-2 x6 L. GATO</text:p>
          </table:table-cell>
          <table:table-cell office:value-type="float" office:value="3071.71" calcext:value-type="float">
            <text:p>3071.71</text:p>
          </table:table-cell>
        </table:table-row>
        <table:table-row table:style-name="ro1">
          <table:table-cell office:value-type="string" calcext:value-type="string">
            <text:p>OLAMI PINCEL 150 N-4 x6 L. GATO</text:p>
          </table:table-cell>
          <table:table-cell office:value-type="float" office:value="3276.49" calcext:value-type="float">
            <text:p>3276.49</text:p>
          </table:table-cell>
        </table:table-row>
        <table:table-row table:style-name="ro1">
          <table:table-cell office:value-type="string" calcext:value-type="string">
            <text:p>OLAMI PINCEL 150 N-6 x6 L. GATO</text:p>
          </table:table-cell>
          <table:table-cell office:value-type="float" office:value="3788.43" calcext:value-type="float">
            <text:p>3788.43</text:p>
          </table:table-cell>
        </table:table-row>
        <table:table-row table:style-name="ro1">
          <table:table-cell office:value-type="string" calcext:value-type="string">
            <text:p>OLAMI PINCEL 150 N-8 x6 L. GATO</text:p>
          </table:table-cell>
          <table:table-cell office:value-type="float" office:value="5324.29" calcext:value-type="float">
            <text:p>5324.29</text:p>
          </table:table-cell>
        </table:table-row>
        <table:table-row table:style-name="ro1">
          <table:table-cell office:value-type="string" calcext:value-type="string">
            <text:p>OLAMI PINCEL 589-4 x6u ABANICO</text:p>
          </table:table-cell>
          <table:table-cell office:value-type="float" office:value="1082.65" calcext:value-type="float">
            <text:p>1082.65</text:p>
          </table:table-cell>
        </table:table-row>
        <table:table-row table:style-name="ro1">
          <table:table-cell office:value-type="string" calcext:value-type="string">
            <text:p>OLAMI PINCEL 589-8 x6u ABANICO</text:p>
          </table:table-cell>
          <table:table-cell office:value-type="float" office:value="1368.7" calcext:value-type="float">
            <text:p>1368.70</text:p>
          </table:table-cell>
        </table:table-row>
        <table:table-row table:style-name="ro1">
          <table:table-cell office:value-type="string" calcext:value-type="string">
            <text:p>OLAMI PINCEL x5u SURTIDOS PI 900</text:p>
          </table:table-cell>
          <table:table-cell office:value-type="float" office:value="3013.12" calcext:value-type="float">
            <text:p>3013.12</text:p>
          </table:table-cell>
        </table:table-row>
        <table:table-row table:style-name="ro1">
          <table:table-cell office:value-type="string" calcext:value-type="string">
            <text:p>OLAMI PINCEL x5u SURTIDOS PI 905</text:p>
          </table:table-cell>
          <table:table-cell office:value-type="float" office:value="3381.9" calcext:value-type="float">
            <text:p>3381.90</text:p>
          </table:table-cell>
        </table:table-row>
        <table:table-row table:style-name="ro1">
          <table:table-cell office:value-type="string" calcext:value-type="string">
            <text:p>OLAMI PINCEL x5u SURTIDOS PI 910</text:p>
          </table:table-cell>
          <table:table-cell office:value-type="float" office:value="2847.11" calcext:value-type="float">
            <text:p>2847.11</text:p>
          </table:table-cell>
        </table:table-row>
        <table:table-row table:style-name="ro1">
          <table:table-cell office:value-type="string" calcext:value-type="string">
            <text:p>OLAMI PINCEL x5u SURTIDOS PI 915</text:p>
          </table:table-cell>
          <table:table-cell office:value-type="float" office:value="2779.52" calcext:value-type="float">
            <text:p>2779.52</text:p>
          </table:table-cell>
        </table:table-row>
        <table:table-row table:style-name="ro1">
          <table:table-cell office:value-type="string" calcext:value-type="string">
            <text:p>OLAMI PINCEL x5u SURTIDOS PI 920</text:p>
          </table:table-cell>
          <table:table-cell office:value-type="float" office:value="4304.45" calcext:value-type="float">
            <text:p>4304.45</text:p>
          </table:table-cell>
        </table:table-row>
        <table:table-row table:style-name="ro1">
          <table:table-cell office:value-type="string" calcext:value-type="string">
            <text:p>OLAMI PINCELETA SINTETICA N-1 14mm PI 601</text:p>
          </table:table-cell>
          <table:table-cell office:value-type="float" office:value="250.12" calcext:value-type="float">
            <text:p>250.12</text:p>
          </table:table-cell>
        </table:table-row>
        <table:table-row table:style-name="ro1">
          <table:table-cell office:value-type="string" calcext:value-type="string">
            <text:p>OLAMI PINCELETA SINTETICA N-10 60mm PI 610</text:p>
          </table:table-cell>
          <table:table-cell office:value-type="float" office:value="1183.65" calcext:value-type="float">
            <text:p>1183.65</text:p>
          </table:table-cell>
        </table:table-row>
        <table:table-row table:style-name="ro1">
          <table:table-cell office:value-type="string" calcext:value-type="string">
            <text:p>OLAMI PINCELETA SINTETICA N-11 65mm PI 611</text:p>
          </table:table-cell>
          <table:table-cell office:value-type="float" office:value="1274.7" calcext:value-type="float">
            <text:p>1274.70</text:p>
          </table:table-cell>
        </table:table-row>
        <table:table-row table:style-name="ro1">
          <table:table-cell office:value-type="string" calcext:value-type="string">
            <text:p>OLAMI PINCELETA SINTETICA N-12 70mm PI 612</text:p>
          </table:table-cell>
          <table:table-cell office:value-type="float" office:value="1390.37" calcext:value-type="float">
            <text:p>1390.37</text:p>
          </table:table-cell>
        </table:table-row>
        <table:table-row table:style-name="ro1">
          <table:table-cell office:value-type="string" calcext:value-type="string">
            <text:p>OLAMI PINCELETA SINTETICA N-2 17mm PI 602</text:p>
          </table:table-cell>
          <table:table-cell office:value-type="float" office:value="282.04" calcext:value-type="float">
            <text:p>282.04</text:p>
          </table:table-cell>
        </table:table-row>
        <table:table-row table:style-name="ro1">
          <table:table-cell office:value-type="string" calcext:value-type="string">
            <text:p>OLAMI PINCELETA SINTETICA N-3 21mm PI 603</text:p>
          </table:table-cell>
          <table:table-cell office:value-type="float" office:value="351.49" calcext:value-type="float">
            <text:p>351.49</text:p>
          </table:table-cell>
        </table:table-row>
        <table:table-row table:style-name="ro1">
          <table:table-cell office:value-type="string" calcext:value-type="string">
            <text:p>OLAMI PINCELETA SINTETICA N-4 24mm PI 604</text:p>
          </table:table-cell>
          <table:table-cell office:value-type="float" office:value="461.6" calcext:value-type="float">
            <text:p>461.60</text:p>
          </table:table-cell>
        </table:table-row>
        <table:table-row table:style-name="ro1">
          <table:table-cell office:value-type="string" calcext:value-type="string">
            <text:p>OLAMI PINCELETA SINTETICA N-5 30mm PI 605</text:p>
          </table:table-cell>
          <table:table-cell office:value-type="float" office:value="567.48" calcext:value-type="float">
            <text:p>567.48</text:p>
          </table:table-cell>
        </table:table-row>
        <table:table-row table:style-name="ro1">
          <table:table-cell office:value-type="string" calcext:value-type="string">
            <text:p>OLAMI PINCELETA SINTETICA N-6 34mm PI 606</text:p>
          </table:table-cell>
          <table:table-cell office:value-type="float" office:value="707.02" calcext:value-type="float">
            <text:p>707.02</text:p>
          </table:table-cell>
        </table:table-row>
        <table:table-row table:style-name="ro1">
          <table:table-cell office:value-type="string" calcext:value-type="string">
            <text:p>OLAMI PINCELETA SINTETICA N-7 40mm PI 607</text:p>
          </table:table-cell>
          <table:table-cell office:value-type="float" office:value="818.18" calcext:value-type="float">
            <text:p>818.18</text:p>
          </table:table-cell>
        </table:table-row>
        <table:table-row table:style-name="ro1">
          <table:table-cell office:value-type="string" calcext:value-type="string">
            <text:p>OLAMI PINCELETA SINTETICA N-8 46mm PI 608</text:p>
          </table:table-cell>
          <table:table-cell office:value-type="float" office:value="929.34" calcext:value-type="float">
            <text:p>929.34</text:p>
          </table:table-cell>
        </table:table-row>
        <table:table-row table:style-name="ro1">
          <table:table-cell office:value-type="string" calcext:value-type="string">
            <text:p>OLAMI PINCELETA SINTETICA N-9 55mm PI 609</text:p>
          </table:table-cell>
          <table:table-cell office:value-type="float" office:value="1044.96" calcext:value-type="float">
            <text:p>1044.96</text:p>
          </table:table-cell>
        </table:table-row>
        <table:table-row table:style-name="ro1">
          <table:table-cell office:value-type="string" calcext:value-type="string">
            <text:p>OLAMI RACIONADOR CHICO MT902</text:p>
          </table:table-cell>
          <table:table-cell office:value-type="float" office:value="2205.77" calcext:value-type="float">
            <text:p>2205.77</text:p>
          </table:table-cell>
        </table:table-row>
        <table:table-row table:style-name="ro1">
          <table:table-cell office:value-type="string" calcext:value-type="string">
            <text:p>OLAMI RACIONADOR CINTA GRANDE MT903</text:p>
          </table:table-cell>
          <table:table-cell office:value-type="float" office:value="5471.41" calcext:value-type="float">
            <text:p>5471.41</text:p>
          </table:table-cell>
        </table:table-row>
        <table:table-row table:style-name="ro1">
          <table:table-cell office:value-type="string" calcext:value-type="string">
            <text:p>OLAMI RACIONADOR MEDIANO MT901</text:p>
          </table:table-cell>
          <table:table-cell office:value-type="float" office:value="3235.23" calcext:value-type="float">
            <text:p>3235.23</text:p>
          </table:table-cell>
        </table:table-row>
        <table:table-row table:style-name="ro1">
          <table:table-cell office:value-type="string" calcext:value-type="string">
            <text:p>OLAMI TIJERA 16cm</text:p>
          </table:table-cell>
          <table:table-cell office:value-type="float" office:value="1031.05" calcext:value-type="float">
            <text:p>1031.05</text:p>
          </table:table-cell>
        </table:table-row>
        <table:table-row table:style-name="ro1">
          <table:table-cell office:value-type="string" calcext:value-type="string">
            <text:p>OLAMI TIJERA 17.5cm</text:p>
          </table:table-cell>
          <table:table-cell office:value-type="float" office:value="1397.84" calcext:value-type="float">
            <text:p>1397.84</text:p>
          </table:table-cell>
        </table:table-row>
        <table:table-row table:style-name="ro1">
          <table:table-cell office:value-type="string" calcext:value-type="string">
            <text:p>OLAMI TIJERA 17cm</text:p>
          </table:table-cell>
          <table:table-cell office:value-type="float" office:value="268.81" calcext:value-type="float">
            <text:p>268.81</text:p>
          </table:table-cell>
        </table:table-row>
        <table:table-row table:style-name="ro1">
          <table:table-cell office:value-type="string" calcext:value-type="string">
            <text:p>OLAMI TIJERA 21cm</text:p>
          </table:table-cell>
          <table:table-cell office:value-type="float" office:value="1715.53" calcext:value-type="float">
            <text:p>1715.53</text:p>
          </table:table-cell>
        </table:table-row>
        <table:table-row table:style-name="ro1">
          <table:table-cell office:value-type="string" calcext:value-type="string">
            <text:p>OLEOS ACRILEX x20ml</text:p>
          </table:table-cell>
          <table:table-cell office:value-type="float" office:value="432.64" calcext:value-type="float">
            <text:p>432.64</text:p>
          </table:table-cell>
        </table:table-row>
        <table:table-row table:style-name="ro1">
          <table:table-cell office:value-type="string" calcext:value-type="string">
            <text:p>ONIX ABROCHADORA DE MANO N-10 5151B</text:p>
          </table:table-cell>
          <table:table-cell office:value-type="float" office:value="51.22" calcext:value-type="float">
            <text:p>51.22</text:p>
          </table:table-cell>
        </table:table-row>
        <table:table-row table:style-name="ro1">
          <table:table-cell office:value-type="string" calcext:value-type="string">
            <text:p>ONIX ABROCHADORA MINI N-10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string" calcext:value-type="string">
            <text:p>ONIX BROCHE 23/6 x1000u</text:p>
          </table:table-cell>
          <table:table-cell office:value-type="float" office:value="643.71" calcext:value-type="float">
            <text:p>643.71</text:p>
          </table:table-cell>
        </table:table-row>
        <table:table-row table:style-name="ro1">
          <table:table-cell office:value-type="string" calcext:value-type="string">
            <text:p>ONIX BROCHE 23/8 x1000u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string" calcext:value-type="string">
            <text:p>ONIX CUTTER GRANDE REFORZADO SX70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string" calcext:value-type="string">
            <text:p>ONIX CUTTER METALICO CHICO SX96</text:p>
          </table:table-cell>
          <table:table-cell office:value-type="float" office:value="29" calcext:value-type="float">
            <text:p>29.00</text:p>
          </table:table-cell>
        </table:table-row>
        <table:table-row table:style-name="ro1">
          <table:table-cell office:value-type="string" calcext:value-type="string">
            <text:p>ONIX CUTTER PLASTICO GRANDE 18mm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ONIX ROTULOS x12</text:p>
          </table:table-cell>
          <table:table-cell office:value-type="float" office:value="844.54" calcext:value-type="float">
            <text:p>844.54</text:p>
          </table:table-cell>
        </table:table-row>
        <table:table-row table:style-name="ro1">
          <table:table-cell office:value-type="string" calcext:value-type="string">
            <text:p>ONIX SEPARADOR A4</text:p>
          </table:table-cell>
          <table:table-cell office:value-type="float" office:value="2158.16" calcext:value-type="float">
            <text:p>2158.16</text:p>
          </table:table-cell>
        </table:table-row>
        <table:table-row table:style-name="ro1">
          <table:table-cell office:value-type="string" calcext:value-type="string">
            <text:p>ONIX SEPARADOR ESCOLAR</text:p>
          </table:table-cell>
          <table:table-cell office:value-type="float" office:value="1461.16" calcext:value-type="float">
            <text:p>1461.16</text:p>
          </table:table-cell>
        </table:table-row>
        <table:table-row table:style-name="ro1">
          <table:table-cell office:value-type="string" calcext:value-type="string">
            <text:p>ORGANIZADOR RIVADAVIA ABC 2018</text:p>
          </table:table-cell>
          <table:table-cell office:value-type="float" office:value="3503.69" calcext:value-type="float">
            <text:p>3503.69</text:p>
          </table:table-cell>
        </table:table-row>
        <table:table-row table:style-name="ro1">
          <table:table-cell office:value-type="string" calcext:value-type="string">
            <text:p>PALITO BROCHETE 30CM 14035</text:p>
          </table:table-cell>
          <table:table-cell office:value-type="float" office:value="509.14" calcext:value-type="float">
            <text:p>509.14</text:p>
          </table:table-cell>
        </table:table-row>
        <table:table-row table:style-name="ro1">
          <table:table-cell office:value-type="string" calcext:value-type="string">
            <text:p>PALITO BROCHETTE EZCO 25cm x50u</text:p>
          </table:table-cell>
          <table:table-cell office:value-type="float" office:value="608.03" calcext:value-type="float">
            <text:p>608.03</text:p>
          </table:table-cell>
        </table:table-row>
        <table:table-row table:style-name="ro1">
          <table:table-cell office:value-type="string" calcext:value-type="string">
            <text:p>PALITO HELADO EZCO COLOR x50u</text:p>
          </table:table-cell>
          <table:table-cell office:value-type="float" office:value="676.08" calcext:value-type="float">
            <text:p>676.08</text:p>
          </table:table-cell>
        </table:table-row>
        <table:table-row table:style-name="ro1">
          <table:table-cell office:value-type="string" calcext:value-type="string">
            <text:p>PALITO HELADO EZCO NATURAL x50u</text:p>
          </table:table-cell>
          <table:table-cell office:value-type="float" office:value="599.33" calcext:value-type="float">
            <text:p>599.33</text:p>
          </table:table-cell>
        </table:table-row>
        <table:table-row table:style-name="ro1">
          <table:table-cell office:value-type="string" calcext:value-type="string">
            <text:p>PALITO HELADO JUMBO NATURAL x30u</text:p>
          </table:table-cell>
          <table:table-cell office:value-type="float" office:value="1037.78" calcext:value-type="float">
            <text:p>1037.78</text:p>
          </table:table-cell>
        </table:table-row>
        <table:table-row table:style-name="ro1">
          <table:table-cell office:value-type="string" calcext:value-type="string">
            <text:p>PALITO HELADO TALBOT JUMBO COLOR x50 3952</text:p>
          </table:table-cell>
          <table:table-cell office:value-type="float" office:value="1462.39" calcext:value-type="float">
            <text:p>1462.39</text:p>
          </table:table-cell>
        </table:table-row>
        <table:table-row table:style-name="ro1">
          <table:table-cell office:value-type="string" calcext:value-type="string">
            <text:p>PANAMINA/ARPILLERA</text:p>
          </table:table-cell>
          <table:table-cell office:value-type="float" office:value="200" calcext:value-type="float">
            <text:p>200.00</text:p>
          </table:table-cell>
        </table:table-row>
        <table:table-row table:style-name="ro1">
          <table:table-cell office:value-type="string" calcext:value-type="string">
            <text:p>PAPEL AFICHE BANDERA x5h</text:p>
          </table:table-cell>
          <table:table-cell office:value-type="float" office:value="513.1" calcext:value-type="float">
            <text:p>513.10</text:p>
          </table:table-cell>
        </table:table-row>
        <table:table-row table:style-name="ro1">
          <table:table-cell office:value-type="string" calcext:value-type="string">
            <text:p>PAPEL AFICHE BLANCO x1u</text:p>
          </table:table-cell>
          <table:table-cell office:value-type="float" office:value="405.31" calcext:value-type="float">
            <text:p>405.31</text:p>
          </table:table-cell>
        </table:table-row>
        <table:table-row table:style-name="ro1">
          <table:table-cell office:value-type="string" calcext:value-type="string">
            <text:p>PAPEL AFICHE COLOR 70x100cm x1u x5u</text:p>
          </table:table-cell>
          <table:table-cell office:value-type="float" office:value="470.88" calcext:value-type="float">
            <text:p>470.88</text:p>
          </table:table-cell>
        </table:table-row>
        <table:table-row table:style-name="ro1">
          <table:table-cell office:value-type="string" calcext:value-type="string">
            <text:p>PAPEL AFICHE COLOR 70x100cm x50h SURTIDAS</text:p>
          </table:table-cell>
          <table:table-cell office:value-type="float" office:value="608.15" calcext:value-type="float">
            <text:p>608.15</text:p>
          </table:table-cell>
        </table:table-row>
        <table:table-row table:style-name="ro1">
          <table:table-cell office:value-type="string" calcext:value-type="string">
            <text:p>PAPEL AFICHE FLUO x1u</text:p>
          </table:table-cell>
          <table:table-cell office:value-type="float" office:value="1059.46" calcext:value-type="float">
            <text:p>1059.46</text:p>
          </table:table-cell>
        </table:table-row>
        <table:table-row table:style-name="ro1">
          <table:table-cell office:value-type="string" calcext:value-type="string">
            <text:p>PAPEL ARAÑA 70x50cm x1h</text:p>
          </table:table-cell>
          <table:table-cell office:value-type="float" office:value="398.34" calcext:value-type="float">
            <text:p>398.34</text:p>
          </table:table-cell>
        </table:table-row>
        <table:table-row table:style-name="ro1">
          <table:table-cell office:value-type="string" calcext:value-type="string">
            <text:p>PAPEL CREPE BANDERA 50cm x2m x10u</text:p>
          </table:table-cell>
          <table:table-cell office:value-type="float" office:value="4268.37" calcext:value-type="float">
            <text:p>4268.37</text:p>
          </table:table-cell>
        </table:table-row>
        <table:table-row table:style-name="ro1">
          <table:table-cell office:value-type="string" calcext:value-type="string">
            <text:p>PAPEL CREPE LUMA LISO 50cm x2m x10u</text:p>
          </table:table-cell>
          <table:table-cell office:value-type="float" office:value="3201.66" calcext:value-type="float">
            <text:p>3201.66</text:p>
          </table:table-cell>
        </table:table-row>
        <table:table-row table:style-name="ro1">
          <table:table-cell office:value-type="string" calcext:value-type="string">
            <text:p>PAPEL CREPE LUMA LUNARES x10u</text:p>
          </table:table-cell>
          <table:table-cell office:value-type="float" office:value="4170.29" calcext:value-type="float">
            <text:p>4170.29</text:p>
          </table:table-cell>
        </table:table-row>
        <table:table-row table:style-name="ro1">
          <table:table-cell office:value-type="string" calcext:value-type="string">
            <text:p>PAPEL CREPE OLAMI FANTASIA x10u</text:p>
          </table:table-cell>
          <table:table-cell office:value-type="float" office:value="2295.65" calcext:value-type="float">
            <text:p>2295.65</text:p>
          </table:table-cell>
        </table:table-row>
        <table:table-row table:style-name="ro1">
          <table:table-cell office:value-type="string" calcext:value-type="string">
            <text:p>PAPEL CREPE OLAMI FLUO x10u</text:p>
          </table:table-cell>
          <table:table-cell office:value-type="float" office:value="2702.39" calcext:value-type="float">
            <text:p>2702.39</text:p>
          </table:table-cell>
        </table:table-row>
        <table:table-row table:style-name="ro1">
          <table:table-cell office:value-type="string" calcext:value-type="string">
            <text:p>PAPEL CREPE OLAMI METALIZADO 50cm x2m x5</text:p>
          </table:table-cell>
          <table:table-cell office:value-type="float" office:value="2393.28" calcext:value-type="float">
            <text:p>2393.28</text:p>
          </table:table-cell>
        </table:table-row>
        <table:table-row table:style-name="ro1">
          <table:table-cell office:value-type="string" calcext:value-type="string">
            <text:p>PAPEL FEDRIGONI A4 180G x10H</text:p>
          </table:table-cell>
          <table:table-cell office:value-type="float" office:value="1219.26" calcext:value-type="float">
            <text:p>1219.26</text:p>
          </table:table-cell>
        </table:table-row>
        <table:table-row table:style-name="ro1">
          <table:table-cell office:value-type="string" calcext:value-type="string">
            <text:p>PAPEL FEDRIGONI A4 80G x20H</text:p>
          </table:table-cell>
          <table:table-cell office:value-type="float" office:value="1696.54" calcext:value-type="float">
            <text:p>1696.54</text:p>
          </table:table-cell>
        </table:table-row>
        <table:table-row table:style-name="ro1">
          <table:table-cell office:value-type="string" calcext:value-type="string">
            <text:p>PAPEL FORRO FANTASIA INFANTIL x10h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string" calcext:value-type="string">
            <text:p>PAPEL FORRO LUNARES 70x50cm</text:p>
          </table:table-cell>
          <table:table-cell office:value-type="float" office:value="358.5" calcext:value-type="float">
            <text:p>358.50</text:p>
          </table:table-cell>
        </table:table-row>
        <table:table-row table:style-name="ro1">
          <table:table-cell office:value-type="string" calcext:value-type="string">
            <text:p>PAPEL FORRO PEQUE PACK x10h SURTIDO</text:p>
          </table:table-cell>
          <table:table-cell office:value-type="float" office:value="683.02" calcext:value-type="float">
            <text:p>683.02</text:p>
          </table:table-cell>
        </table:table-row>
        <table:table-row table:style-name="ro1">
          <table:table-cell office:value-type="string" calcext:value-type="string">
            <text:p>PAPEL FOTOGRAFICO IBI A4 AUTOADHESIVO 120g x20h</text:p>
          </table:table-cell>
          <table:table-cell office:value-type="float" office:value="5610.52" calcext:value-type="float">
            <text:p>5610.52</text:p>
          </table:table-cell>
        </table:table-row>
        <table:table-row table:style-name="ro1">
          <table:table-cell office:value-type="string" calcext:value-type="string">
            <text:p>PAPEL FOTOGRAFICO REXON ADHESIVO x20h 135gr</text:p>
          </table:table-cell>
          <table:table-cell office:value-type="float" office:value="4155.29" calcext:value-type="float">
            <text:p>4155.29</text:p>
          </table:table-cell>
        </table:table-row>
        <table:table-row table:style-name="ro1">
          <table:table-cell office:value-type="string" calcext:value-type="string">
            <text:p>PAPEL FOTOGRAFICO REXON x20h 150gr</text:p>
          </table:table-cell>
          <table:table-cell office:value-type="float" office:value="2189.27" calcext:value-type="float">
            <text:p>2189.27</text:p>
          </table:table-cell>
        </table:table-row>
        <table:table-row table:style-name="ro1">
          <table:table-cell office:value-type="string" calcext:value-type="string">
            <text:p>PAPEL FOTOGRAFICO REXON x20h 180gr</text:p>
          </table:table-cell>
          <table:table-cell office:value-type="float" office:value="2337.27" calcext:value-type="float">
            <text:p>2337.27</text:p>
          </table:table-cell>
        </table:table-row>
        <table:table-row table:style-name="ro1">
          <table:table-cell office:value-type="string" calcext:value-type="string">
            <text:p>PAPEL FOTOGRAFICO REXON x20h 230gr</text:p>
          </table:table-cell>
          <table:table-cell office:value-type="float" office:value="3122.94" calcext:value-type="float">
            <text:p>3122.94</text:p>
          </table:table-cell>
        </table:table-row>
        <table:table-row table:style-name="ro1">
          <table:table-cell office:value-type="string" calcext:value-type="string">
            <text:p>PAPEL GLACE FLUOR 10x10cm x5h x50u</text:p>
          </table:table-cell>
          <table:table-cell office:value-type="float" office:value="6938.42" calcext:value-type="float">
            <text:p>6938.42</text:p>
          </table:table-cell>
        </table:table-row>
        <table:table-row table:style-name="ro1">
          <table:table-cell office:value-type="string" calcext:value-type="string">
            <text:p>PAPEL GLACE LUSTRE 10x10cm x10h x50u</text:p>
          </table:table-cell>
          <table:table-cell office:value-type="float" office:value="5788.75" calcext:value-type="float">
            <text:p>5788.75</text:p>
          </table:table-cell>
        </table:table-row>
        <table:table-row table:style-name="ro1">
          <table:table-cell office:value-type="string" calcext:value-type="string">
            <text:p>PAPEL GLACE METALIZADO 10x10cm x10h x50u</text:p>
          </table:table-cell>
          <table:table-cell office:value-type="float" office:value="9458.24" calcext:value-type="float">
            <text:p>9458.24</text:p>
          </table:table-cell>
        </table:table-row>
        <table:table-row table:style-name="ro1">
          <table:table-cell office:value-type="string" calcext:value-type="string">
            <text:p>PAPEL GLACE TACO LUSTRE x100h</text:p>
          </table:table-cell>
          <table:table-cell office:value-type="float" office:value="730.5" calcext:value-type="float">
            <text:p>730.50</text:p>
          </table:table-cell>
        </table:table-row>
        <table:table-row table:style-name="ro1">
          <table:table-cell office:value-type="string" calcext:value-type="string">
            <text:p>PAPEL GLACE TACO LUSTRE x200hj</text:p>
          </table:table-cell>
          <table:table-cell office:value-type="float" office:value="1299.98" calcext:value-type="float">
            <text:p>1299.98</text:p>
          </table:table-cell>
        </table:table-row>
        <table:table-row table:style-name="ro1">
          <table:table-cell office:value-type="string" calcext:value-type="string">
            <text:p>PAPEL GLACE TACO LUSTRE x50h</text:p>
          </table:table-cell>
          <table:table-cell office:value-type="float" office:value="923.58" calcext:value-type="float">
            <text:p>923.58</text:p>
          </table:table-cell>
        </table:table-row>
        <table:table-row table:style-name="ro1">
          <table:table-cell office:value-type="string" calcext:value-type="string">
            <text:p>PAPEL GLACE TACO METALIZADO x100h</text:p>
          </table:table-cell>
          <table:table-cell office:value-type="float" office:value="1617.1" calcext:value-type="float">
            <text:p>1617.10</text:p>
          </table:table-cell>
        </table:table-row>
        <table:table-row table:style-name="ro1">
          <table:table-cell office:value-type="string" calcext:value-type="string">
            <text:p>PAPEL GLACE TACO METALIZADO x200h</text:p>
          </table:table-cell>
          <table:table-cell office:value-type="float" office:value="3070.38" calcext:value-type="float">
            <text:p>3070.38</text:p>
          </table:table-cell>
        </table:table-row>
        <table:table-row table:style-name="ro1">
          <table:table-cell office:value-type="string" calcext:value-type="string">
            <text:p>PAPEL GLACE TACO METALIZADO x50h</text:p>
          </table:table-cell>
          <table:table-cell office:value-type="float" office:value="841.46" calcext:value-type="float">
            <text:p>841.46</text:p>
          </table:table-cell>
        </table:table-row>
        <table:table-row table:style-name="ro1">
          <table:table-cell office:value-type="string" calcext:value-type="string">
            <text:p>PAPEL ILUSTRACION 115g A4 x25h</text:p>
          </table:table-cell>
          <table:table-cell office:value-type="float" office:value="987.99" calcext:value-type="float">
            <text:p>987.99</text:p>
          </table:table-cell>
        </table:table-row>
        <table:table-row table:style-name="ro1">
          <table:table-cell office:value-type="string" calcext:value-type="string">
            <text:p>PAPEL ILUSTRACION 130g A4 x25h</text:p>
          </table:table-cell>
          <table:table-cell office:value-type="float" office:value="1122.09" calcext:value-type="float">
            <text:p>1122.09</text:p>
          </table:table-cell>
        </table:table-row>
        <table:table-row table:style-name="ro1">
          <table:table-cell office:value-type="string" calcext:value-type="string">
            <text:p>PAPEL ILUSTRACION 150g A4 x20h</text:p>
          </table:table-cell>
          <table:table-cell office:value-type="float" office:value="1269.88" calcext:value-type="float">
            <text:p>1269.88</text:p>
          </table:table-cell>
        </table:table-row>
        <table:table-row table:style-name="ro1">
          <table:table-cell office:value-type="string" calcext:value-type="string">
            <text:p>PAPEL ILUSTRACION 275G A4 x10h</text:p>
          </table:table-cell>
          <table:table-cell office:value-type="float" office:value="966.1" calcext:value-type="float">
            <text:p>966.10</text:p>
          </table:table-cell>
        </table:table-row>
        <table:table-row table:style-name="ro1">
          <table:table-cell office:value-type="string" calcext:value-type="string">
            <text:p>PAPEL ILUSTRACION 300g A4 x10h</text:p>
          </table:table-cell>
          <table:table-cell office:value-type="float" office:value="1040" calcext:value-type="float">
            <text:p>1040.00</text:p>
          </table:table-cell>
        </table:table-row>
        <table:table-row table:style-name="ro1">
          <table:table-cell office:value-type="string" calcext:value-type="string">
            <text:p>PAPEL MADERA 85*120cm x10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PAPEL MANTECA 75x100cm 10h DISEÑO</text:p>
          </table:table-cell>
          <table:table-cell office:value-type="float" office:value="677.43" calcext:value-type="float">
            <text:p>677.43</text:p>
          </table:table-cell>
        </table:table-row>
        <table:table-row table:style-name="ro1">
          <table:table-cell office:value-type="string" calcext:value-type="string">
            <text:p>PAPEL MISIONERO A4 125g x20H IBI</text:p>
          </table:table-cell>
          <table:table-cell office:value-type="float" office:value="1007.14" calcext:value-type="float">
            <text:p>1007.14</text:p>
          </table:table-cell>
        </table:table-row>
        <table:table-row table:style-name="ro1">
          <table:table-cell office:value-type="string" calcext:value-type="string">
            <text:p>PAPEL MISIONERO A4 130g x100h</text:p>
          </table:table-cell>
          <table:table-cell office:value-type="float" office:value="156.21" calcext:value-type="float">
            <text:p>156.21</text:p>
          </table:table-cell>
        </table:table-row>
        <table:table-row table:style-name="ro1">
          <table:table-cell office:value-type="string" calcext:value-type="string">
            <text:p>PAPEL MISIONERO A4 200g X20h</text:p>
          </table:table-cell>
          <table:table-cell office:value-type="float" office:value="1219.26" calcext:value-type="float">
            <text:p>1219.26</text:p>
          </table:table-cell>
        </table:table-row>
        <table:table-row table:style-name="ro1">
          <table:table-cell office:value-type="string" calcext:value-type="string">
            <text:p>PAPEL MISIONERO A4 300g X10h</text:p>
          </table:table-cell>
          <table:table-cell office:value-type="float" office:value="918.2" calcext:value-type="float">
            <text:p>918.20</text:p>
          </table:table-cell>
        </table:table-row>
        <table:table-row table:style-name="ro1">
          <table:table-cell office:value-type="string" calcext:value-type="string">
            <text:p>PAPEL MISIONERO A4 400g x10h</text:p>
          </table:table-cell>
          <table:table-cell office:value-type="float" office:value="1246.61" calcext:value-type="float">
            <text:p>1246.61</text:p>
          </table:table-cell>
        </table:table-row>
        <table:table-row table:style-name="ro1">
          <table:table-cell office:value-type="string" calcext:value-type="string">
            <text:p>PAPEL MOLDE 70x100cm 40g x10h</text:p>
          </table:table-cell>
          <table:table-cell office:value-type="float" office:value="590.29" calcext:value-type="float">
            <text:p>590.29</text:p>
          </table:table-cell>
        </table:table-row>
        <table:table-row table:style-name="ro1">
          <table:table-cell office:value-type="string" calcext:value-type="string">
            <text:p>PAPEL P/IMPRESORA PAPER A4 x10u OPALINA LISA 200g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string" calcext:value-type="string">
            <text:p>PAPEL P/IMPRESORA PEQUE A4 ESPECIALES 90/120g x10h</text:p>
          </table:table-cell>
          <table:table-cell office:value-type="float" office:value="1233.23" calcext:value-type="float">
            <text:p>1233.23</text:p>
          </table:table-cell>
        </table:table-row>
        <table:table-row table:style-name="ro1">
          <table:table-cell office:value-type="string" calcext:value-type="string">
            <text:p>PAPEL P/IMPRESORA PEQUE A4 KRAF 125g x10u</text:p>
          </table:table-cell>
          <table:table-cell office:value-type="float" office:value="968.97" calcext:value-type="float">
            <text:p>968.97</text:p>
          </table:table-cell>
        </table:table-row>
        <table:table-row table:style-name="ro1">
          <table:table-cell office:value-type="string" calcext:value-type="string">
            <text:p>PAPEL P/IMPRESORA PEQUE A4 KRAF 125g x50u</text:p>
          </table:table-cell>
          <table:table-cell office:value-type="float" office:value="3420.52" calcext:value-type="float">
            <text:p>3420.52</text:p>
          </table:table-cell>
        </table:table-row>
        <table:table-row table:style-name="ro1">
          <table:table-cell office:value-type="string" calcext:value-type="string">
            <text:p>PAPEL P/IMPRESORA PEQUE A4 KRAF 80g x10h</text:p>
          </table:table-cell>
          <table:table-cell office:value-type="float" office:value="807.7" calcext:value-type="float">
            <text:p>807.70</text:p>
          </table:table-cell>
        </table:table-row>
        <table:table-row table:style-name="ro1">
          <table:table-cell office:value-type="string" calcext:value-type="string">
            <text:p>PAPEL P/IMPRESORA PEQUE A4 KRAF 80g x50u</text:p>
          </table:table-cell>
          <table:table-cell office:value-type="float" office:value="2610.12" calcext:value-type="float">
            <text:p>2610.12</text:p>
          </table:table-cell>
        </table:table-row>
        <table:table-row table:style-name="ro1">
          <table:table-cell office:value-type="string" calcext:value-type="string">
            <text:p>PAPEL P/IMPRESORA PEQUE A4 KRAFT 220g x10u</text:p>
          </table:table-cell>
          <table:table-cell office:value-type="float" office:value="684.42" calcext:value-type="float">
            <text:p>684.42</text:p>
          </table:table-cell>
        </table:table-row>
        <table:table-row table:style-name="ro1">
          <table:table-cell office:value-type="string" calcext:value-type="string">
            <text:p>PAPEL P/IMPRESORA PEQUE A4 METALIZADO 120g x10h</text:p>
          </table:table-cell>
          <table:table-cell office:value-type="float" office:value="3958.85" calcext:value-type="float">
            <text:p>3958.85</text:p>
          </table:table-cell>
        </table:table-row>
        <table:table-row table:style-name="ro1">
          <table:table-cell office:value-type="string" calcext:value-type="string">
            <text:p>PAPEL P/IMPRESORA PEQUE A4 OPALINA 180g x10h LISA</text:p>
          </table:table-cell>
          <table:table-cell office:value-type="float" office:value="1360.62" calcext:value-type="float">
            <text:p>1360.62</text:p>
          </table:table-cell>
        </table:table-row>
        <table:table-row table:style-name="ro1">
          <table:table-cell office:value-type="string" calcext:value-type="string">
            <text:p>PAPEL P/IMPRESORA PEQUE A4 OPALINA 180g x10h TEXTU</text:p>
          </table:table-cell>
          <table:table-cell office:value-type="float" office:value="1738.72" calcext:value-type="float">
            <text:p>1738.72</text:p>
          </table:table-cell>
        </table:table-row>
        <table:table-row table:style-name="ro1">
          <table:table-cell office:value-type="string" calcext:value-type="string">
            <text:p>PAPEL P/IMPRESORA PEQUE A4 OPALINA 180g x50h</text:p>
          </table:table-cell>
          <table:table-cell office:value-type="float" office:value="5176.86" calcext:value-type="float">
            <text:p>5176.86</text:p>
          </table:table-cell>
        </table:table-row>
        <table:table-row table:style-name="ro1">
          <table:table-cell office:value-type="string" calcext:value-type="string">
            <text:p>PAPEL P/IMPRESORA PEQUE A4 OPALINA 210g x10h LISA</text:p>
          </table:table-cell>
          <table:table-cell office:value-type="float" office:value="1520.53" calcext:value-type="float">
            <text:p>1520.53</text:p>
          </table:table-cell>
        </table:table-row>
        <table:table-row table:style-name="ro1">
          <table:table-cell office:value-type="string" calcext:value-type="string">
            <text:p>PAPEL P/IMPRESORA PEQUE A4 OPALINA 210g x50u</text:p>
          </table:table-cell>
          <table:table-cell office:value-type="float" office:value="5971.01" calcext:value-type="float">
            <text:p>5971.01</text:p>
          </table:table-cell>
        </table:table-row>
        <table:table-row table:style-name="ro1">
          <table:table-cell office:value-type="string" calcext:value-type="string">
            <text:p>PAPEL P/IMPRESORA TOYO VIVALDI A4 120gr x10H</text:p>
          </table:table-cell>
          <table:table-cell office:value-type="float" office:value="226.42" calcext:value-type="float">
            <text:p>226.42</text:p>
          </table:table-cell>
        </table:table-row>
        <table:table-row table:style-name="ro1">
          <table:table-cell office:value-type="string" calcext:value-type="string">
            <text:p>PAPEL PIZZINI DIBUJO 320x440mm 106g x10h</text:p>
          </table:table-cell>
          <table:table-cell office:value-type="float" office:value="1591.15" calcext:value-type="float">
            <text:p>1591.15</text:p>
          </table:table-cell>
        </table:table-row>
        <table:table-row table:style-name="ro1">
          <table:table-cell office:value-type="string" calcext:value-type="string">
            <text:p>PAPEL PIZZINI DIBUJO 35x50cm 106g x10h</text:p>
          </table:table-cell>
          <table:table-cell office:value-type="float" office:value="1785.97" calcext:value-type="float">
            <text:p>1785.97</text:p>
          </table:table-cell>
        </table:table-row>
        <table:table-row table:style-name="ro1">
          <table:table-cell office:value-type="string" calcext:value-type="string">
            <text:p>PAPEL PIZZINI DIBUJO A3 29,7x42cm 106g x10h</text:p>
          </table:table-cell>
          <table:table-cell office:value-type="float" office:value="1493.27" calcext:value-type="float">
            <text:p>1493.27</text:p>
          </table:table-cell>
        </table:table-row>
        <table:table-row table:style-name="ro1">
          <table:table-cell office:value-type="string" calcext:value-type="string">
            <text:p>PAPEL REGALO METALIZADO x 46hj 519826</text:p>
          </table:table-cell>
          <table:table-cell office:value-type="float" office:value="5284.18" calcext:value-type="float">
            <text:p>5284.18</text:p>
          </table:table-cell>
        </table:table-row>
        <table:table-row table:style-name="ro1">
          <table:table-cell office:value-type="string" calcext:value-type="string">
            <text:p>PAPEL REGALO MURESCO 70*100 x10h</text:p>
          </table:table-cell>
          <table:table-cell office:value-type="float" office:value="30.61" calcext:value-type="float">
            <text:p>30.61</text:p>
          </table:table-cell>
        </table:table-row>
        <table:table-row table:style-name="ro1">
          <table:table-cell office:value-type="string" calcext:value-type="string">
            <text:p>PAPEL REGALO MURESCO 70*100 x20h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string" calcext:value-type="string">
            <text:p>PAPEL REGALO OCASION 70x100 x10h</text:p>
          </table:table-cell>
          <table:table-cell office:value-type="float" office:value="4929.54" calcext:value-type="float">
            <text:p>4929.54</text:p>
          </table:table-cell>
        </table:table-row>
        <table:table-row table:style-name="ro1">
          <table:table-cell office:value-type="string" calcext:value-type="string">
            <text:p>PAPEL SEDA BLANCO 50x70cm x50u</text:p>
          </table:table-cell>
          <table:table-cell office:value-type="float" office:value="68.26" calcext:value-type="float">
            <text:p>68.26</text:p>
          </table:table-cell>
        </table:table-row>
        <table:table-row table:style-name="ro1">
          <table:table-cell office:value-type="string" calcext:value-type="string">
            <text:p>PAPEL SEDA COLOR 50x70cm x50u</text:p>
          </table:table-cell>
          <table:table-cell office:value-type="float" office:value="104.86" calcext:value-type="float">
            <text:p>104.86</text:p>
          </table:table-cell>
        </table:table-row>
        <table:table-row table:style-name="ro1">
          <table:table-cell office:value-type="string" calcext:value-type="string">
            <text:p>PAPEL SEDA FLUO 50x70cm x50u</text:p>
          </table:table-cell>
          <table:table-cell office:value-type="float" office:value="106.3" calcext:value-type="float">
            <text:p>106.30</text:p>
          </table:table-cell>
        </table:table-row>
        <table:table-row table:style-name="ro1">
          <table:table-cell office:value-type="string" calcext:value-type="string">
            <text:p>PAPEL SEDA LUNARES 50x70cm x50u</text:p>
          </table:table-cell>
          <table:table-cell office:value-type="float" office:value="103.96" calcext:value-type="float">
            <text:p>103.96</text:p>
          </table:table-cell>
        </table:table-row>
        <table:table-row table:style-name="ro1">
          <table:table-cell office:value-type="string" calcext:value-type="string">
            <text:p>PAPEL SEDA PASTEL x50H</text:p>
          </table:table-cell>
          <table:table-cell office:value-type="float" office:value="109.43" calcext:value-type="float">
            <text:p>109.43</text:p>
          </table:table-cell>
        </table:table-row>
        <table:table-row table:style-name="ro1">
          <table:table-cell office:value-type="string" calcext:value-type="string">
            <text:p>PARTY SET FILGO COLORES PINTO MINI</text:p>
          </table:table-cell>
          <table:table-cell office:value-type="float" office:value="8541.05" calcext:value-type="float">
            <text:p>8541.05</text:p>
          </table:table-cell>
        </table:table-row>
        <table:table-row table:style-name="ro1">
          <table:table-cell office:value-type="string" calcext:value-type="string">
            <text:p>PARTY SET FILGO CRAYONES 6 SET x10</text:p>
          </table:table-cell>
          <table:table-cell office:value-type="float" office:value="8541.05" calcext:value-type="float">
            <text:p>8541.05</text:p>
          </table:table-cell>
        </table:table-row>
        <table:table-row table:style-name="ro1">
          <table:table-cell office:value-type="string" calcext:value-type="string">
            <text:p>PARTY SET FILGO MARCADOR PINTO 2210</text:p>
          </table:table-cell>
          <table:table-cell office:value-type="float" office:value="8541.05" calcext:value-type="float">
            <text:p>8541.05</text:p>
          </table:table-cell>
        </table:table-row>
        <table:table-row table:style-name="ro1">
          <table:table-cell office:value-type="string" calcext:value-type="string">
            <text:p>PASTELES AL OLEO x12 518-12</text:p>
          </table:table-cell>
          <table:table-cell office:value-type="float" office:value="31.06" calcext:value-type="float">
            <text:p>31.06</text:p>
          </table:table-cell>
        </table:table-row>
        <table:table-row table:style-name="ro1">
          <table:table-cell office:value-type="string" calcext:value-type="string">
            <text:p>PAT DOUGH MAPED 9 POTES+12 ACCESOROS</text:p>
          </table:table-cell>
          <table:table-cell office:value-type="float" office:value="28859.14" calcext:value-type="float">
            <text:p>28859.14</text:p>
          </table:table-cell>
        </table:table-row>
        <table:table-row table:style-name="ro1">
          <table:table-cell office:value-type="string" calcext:value-type="string">
            <text:p>PATINA A LA CERA AD BLANCO 60cc</text:p>
          </table:table-cell>
          <table:table-cell office:value-type="float" office:value="284.83" calcext:value-type="float">
            <text:p>284.83</text:p>
          </table:table-cell>
        </table:table-row>
        <table:table-row table:style-name="ro1">
          <table:table-cell office:value-type="string" calcext:value-type="string">
            <text:p>PAULINDA FLOSSY CLAY 125ml 4141</text:p>
          </table:table-cell>
          <table:table-cell office:value-type="float" office:value="331.7" calcext:value-type="float">
            <text:p>331.70</text:p>
          </table:table-cell>
        </table:table-row>
        <table:table-row table:style-name="ro1">
          <table:table-cell office:value-type="string" calcext:value-type="string">
            <text:p>PAULINDA MASA POTE 125ml</text:p>
          </table:table-cell>
          <table:table-cell office:value-type="float" office:value="173.41" calcext:value-type="float">
            <text:p>173.41</text:p>
          </table:table-cell>
        </table:table-row>
        <table:table-row table:style-name="ro1">
          <table:table-cell office:value-type="string" calcext:value-type="string">
            <text:p>PAULINDA MASA POTE 40g</text:p>
          </table:table-cell>
          <table:table-cell office:value-type="float" office:value="173.41" calcext:value-type="float">
            <text:p>173.41</text:p>
          </table:table-cell>
        </table:table-row>
        <table:table-row table:style-name="ro1">
          <table:table-cell office:value-type="string" calcext:value-type="string">
            <text:p>PAULINDA MASA POTE 75ml</text:p>
          </table:table-cell>
          <table:table-cell office:value-type="float" office:value="88.68" calcext:value-type="float">
            <text:p>88.68</text:p>
          </table:table-cell>
        </table:table-row>
        <table:table-row table:style-name="ro1">
          <table:table-cell office:value-type="string" calcext:value-type="string">
            <text:p>PAULINDA MASA SLIME 125ML</text:p>
          </table:table-cell>
          <table:table-cell office:value-type="float" office:value="272.92" calcext:value-type="float">
            <text:p>272.92</text:p>
          </table:table-cell>
        </table:table-row>
        <table:table-row table:style-name="ro1">
          <table:table-cell office:value-type="string" calcext:value-type="string">
            <text:p>PAULINDA SET MASA FLOSSY CARS 4143</text:p>
          </table:table-cell>
          <table:table-cell office:value-type="float" office:value="1171.43" calcext:value-type="float">
            <text:p>1171.43</text:p>
          </table:table-cell>
        </table:table-row>
        <table:table-row table:style-name="ro1">
          <table:table-cell office:value-type="string" calcext:value-type="string">
            <text:p>PAULINDA SET MASA FLOSSY DINOSAURS 4142</text:p>
          </table:table-cell>
          <table:table-cell office:value-type="float" office:value="1171.43" calcext:value-type="float">
            <text:p>1171.43</text:p>
          </table:table-cell>
        </table:table-row>
        <table:table-row table:style-name="ro1">
          <table:table-cell office:value-type="string" calcext:value-type="string">
            <text:p>PAULINDA SET MASA FLOSSY FRUIT 4145</text:p>
          </table:table-cell>
          <table:table-cell office:value-type="float" office:value="2225.29" calcext:value-type="float">
            <text:p>2225.29</text:p>
          </table:table-cell>
        </table:table-row>
        <table:table-row table:style-name="ro1">
          <table:table-cell office:value-type="string" calcext:value-type="string">
            <text:p>PAULINDA SET MASA FLOSSY PARTY 4146</text:p>
          </table:table-cell>
          <table:table-cell office:value-type="float" office:value="2225.29" calcext:value-type="float">
            <text:p>2225.29</text:p>
          </table:table-cell>
        </table:table-row>
        <table:table-row table:style-name="ro1">
          <table:table-cell office:value-type="string" calcext:value-type="string">
            <text:p>PAULINDA SET MASA FLOSSY PRINCESS 4144</text:p>
          </table:table-cell>
          <table:table-cell office:value-type="float" office:value="1255.4" calcext:value-type="float">
            <text:p>1255.40</text:p>
          </table:table-cell>
        </table:table-row>
        <table:table-row table:style-name="ro1">
          <table:table-cell office:value-type="string" calcext:value-type="string">
            <text:p>PEGA GLOBOS SILICONA CBX 15mm x5m</text:p>
          </table:table-cell>
          <table:table-cell office:value-type="float" office:value="2231.51" calcext:value-type="float">
            <text:p>2231.51</text:p>
          </table:table-cell>
        </table:table-row>
        <table:table-row table:style-name="ro1">
          <table:table-cell office:value-type="string" calcext:value-type="string">
            <text:p>PEGAMENTO BARRA PELIKAN 10gr</text:p>
          </table:table-cell>
          <table:table-cell office:value-type="float" office:value="786.35" calcext:value-type="float">
            <text:p>786.35</text:p>
          </table:table-cell>
        </table:table-row>
        <table:table-row table:style-name="ro1">
          <table:table-cell office:value-type="string" calcext:value-type="string">
            <text:p>PEGAMENTO BARRA PELIKAN 20gr</text:p>
          </table:table-cell>
          <table:table-cell office:value-type="float" office:value="1596.93" calcext:value-type="float">
            <text:p>1596.93</text:p>
          </table:table-cell>
        </table:table-row>
        <table:table-row table:style-name="ro1">
          <table:table-cell office:value-type="string" calcext:value-type="string">
            <text:p>PEGAMENTO BARRA PELIKAN 40gr</text:p>
          </table:table-cell>
          <table:table-cell office:value-type="float" office:value="2510" calcext:value-type="float">
            <text:p>2510.00</text:p>
          </table:table-cell>
        </table:table-row>
        <table:table-row table:style-name="ro1">
          <table:table-cell office:value-type="string" calcext:value-type="string">
            <text:p>PEGAMENTO BARRA SIFAP COLOR 8g</text:p>
          </table:table-cell>
          <table:table-cell office:value-type="float" office:value="553.76" calcext:value-type="float">
            <text:p>553.76</text:p>
          </table:table-cell>
        </table:table-row>
        <table:table-row table:style-name="ro1">
          <table:table-cell office:value-type="string" calcext:value-type="string">
            <text:p>PEGAMENTO BARRA SIFAP GLOW 8g</text:p>
          </table:table-cell>
          <table:table-cell office:value-type="float" office:value="700.77" calcext:value-type="float">
            <text:p>700.77</text:p>
          </table:table-cell>
        </table:table-row>
        <table:table-row table:style-name="ro1">
          <table:table-cell office:value-type="string" calcext:value-type="string">
            <text:p>PEGAMENTO BARRA SIFAP LAPIZ 6g</text:p>
          </table:table-cell>
          <table:table-cell office:value-type="float" office:value="1011.14" calcext:value-type="float">
            <text:p>1011.14</text:p>
          </table:table-cell>
        </table:table-row>
        <table:table-row table:style-name="ro1">
          <table:table-cell office:value-type="string" calcext:value-type="string">
            <text:p>PEGAMENTO EZCO BARRA 21g</text:p>
          </table:table-cell>
          <table:table-cell office:value-type="float" office:value="392.43" calcext:value-type="float">
            <text:p>392.43</text:p>
          </table:table-cell>
        </table:table-row>
        <table:table-row table:style-name="ro1">
          <table:table-cell office:value-type="string" calcext:value-type="string">
            <text:p>PEGAMENTO EZCO BARRA 36g</text:p>
          </table:table-cell>
          <table:table-cell office:value-type="float" office:value="579.07" calcext:value-type="float">
            <text:p>579.07</text:p>
          </table:table-cell>
        </table:table-row>
        <table:table-row table:style-name="ro1">
          <table:table-cell office:value-type="string" calcext:value-type="string">
            <text:p>PEGAMENTO EZCO BARRA 9g x24u</text:p>
          </table:table-cell>
          <table:table-cell office:value-type="float" office:value="233.43" calcext:value-type="float">
            <text:p>233.43</text:p>
          </table:table-cell>
        </table:table-row>
        <table:table-row table:style-name="ro1">
          <table:table-cell office:value-type="string" calcext:value-type="string">
            <text:p>PEGAMENTO GIOTTO BARRA 36g</text:p>
          </table:table-cell>
          <table:table-cell office:value-type="float" office:value="1719.41" calcext:value-type="float">
            <text:p>1719.41</text:p>
          </table:table-cell>
        </table:table-row>
        <table:table-row table:style-name="ro1">
          <table:table-cell office:value-type="string" calcext:value-type="string">
            <text:p>PEGAMENTO PIZZINI BARRA 21gr</text:p>
          </table:table-cell>
          <table:table-cell office:value-type="float" office:value="976.8" calcext:value-type="float">
            <text:p>976.80</text:p>
          </table:table-cell>
        </table:table-row>
        <table:table-row table:style-name="ro1">
          <table:table-cell office:value-type="string" calcext:value-type="string">
            <text:p>PEGAMENTO PIZZINI BARRA 36gr</text:p>
          </table:table-cell>
          <table:table-cell office:value-type="float" office:value="1734.16" calcext:value-type="float">
            <text:p>1734.16</text:p>
          </table:table-cell>
        </table:table-row>
        <table:table-row table:style-name="ro1">
          <table:table-cell office:value-type="string" calcext:value-type="string">
            <text:p>PEGAMENTO PIZZINI BARRA 8gr</text:p>
          </table:table-cell>
          <table:table-cell office:value-type="float" office:value="515.57" calcext:value-type="float">
            <text:p>515.57</text:p>
          </table:table-cell>
        </table:table-row>
        <table:table-row table:style-name="ro1">
          <table:table-cell office:value-type="string" calcext:value-type="string">
            <text:p>PEGAMENTO SIMBALL BARRA 21gr</text:p>
          </table:table-cell>
          <table:table-cell office:value-type="float" office:value="714.89" calcext:value-type="float">
            <text:p>714.89</text:p>
          </table:table-cell>
        </table:table-row>
        <table:table-row table:style-name="ro1">
          <table:table-cell office:value-type="string" calcext:value-type="string">
            <text:p>PEGAMENTO SIMBALL BARRA 36gr</text:p>
          </table:table-cell>
          <table:table-cell office:value-type="float" office:value="1040.19" calcext:value-type="float">
            <text:p>1040.19</text:p>
          </table:table-cell>
        </table:table-row>
        <table:table-row table:style-name="ro1">
          <table:table-cell office:value-type="string" calcext:value-type="string">
            <text:p>PEGAMENTO SIMBALL BARRA 8 gr</text:p>
          </table:table-cell>
          <table:table-cell office:value-type="float" office:value="381.15" calcext:value-type="float">
            <text:p>381.15</text:p>
          </table:table-cell>
        </table:table-row>
        <table:table-row table:style-name="ro1">
          <table:table-cell office:value-type="string" calcext:value-type="string">
            <text:p>PEGAMENTO SKYCOLOR BARRA 15g</text:p>
          </table:table-cell>
          <table:table-cell office:value-type="float" office:value="313.09" calcext:value-type="float">
            <text:p>313.09</text:p>
          </table:table-cell>
        </table:table-row>
        <table:table-row table:style-name="ro1">
          <table:table-cell office:value-type="string" calcext:value-type="string">
            <text:p>PEGAMENTO SKYCOLOR BARRA 21g</text:p>
          </table:table-cell>
          <table:table-cell office:value-type="float" office:value="388.45" calcext:value-type="float">
            <text:p>388.45</text:p>
          </table:table-cell>
        </table:table-row>
        <table:table-row table:style-name="ro1">
          <table:table-cell office:value-type="string" calcext:value-type="string">
            <text:p>PEGAMENTO SKYCOLOR BARRA 9g</text:p>
          </table:table-cell>
          <table:table-cell office:value-type="float" office:value="223.91" calcext:value-type="float">
            <text:p>223.91</text:p>
          </table:table-cell>
        </table:table-row>
        <table:table-row table:style-name="ro1">
          <table:table-cell office:value-type="string" calcext:value-type="string">
            <text:p>PEGAMENTO UHU BARRA x 8,2g</text:p>
          </table:table-cell>
          <table:table-cell office:value-type="float" office:value="1060.2" calcext:value-type="float">
            <text:p>1060.20</text:p>
          </table:table-cell>
        </table:table-row>
        <table:table-row table:style-name="ro1">
          <table:table-cell office:value-type="string" calcext:value-type="string">
            <text:p>PEGAMENTO UHU POR x50ml</text:p>
          </table:table-cell>
          <table:table-cell office:value-type="float" office:value="4335.5" calcext:value-type="float">
            <text:p>4335.50</text:p>
          </table:table-cell>
        </table:table-row>
        <table:table-row table:style-name="ro1">
          <table:table-cell office:value-type="string" calcext:value-type="string">
            <text:p>PEGAMENTO UHU UNIVERSAL 60ml</text:p>
          </table:table-cell>
          <table:table-cell office:value-type="float" office:value="1920.03" calcext:value-type="float">
            <text:p>1920.03</text:p>
          </table:table-cell>
        </table:table-row>
        <table:table-row table:style-name="ro1">
          <table:table-cell office:value-type="string" calcext:value-type="string">
            <text:p>PEGAMENTO UHU UNIVERSAL GEL 31ml</text:p>
          </table:table-cell>
          <table:table-cell office:value-type="float" office:value="1964.64" calcext:value-type="float">
            <text:p>1964.64</text:p>
          </table:table-cell>
        </table:table-row>
        <table:table-row table:style-name="ro1">
          <table:table-cell office:value-type="string" calcext:value-type="string">
            <text:p>PEGAMENTO UHU UNIVERSAL x20ml</text:p>
          </table:table-cell>
          <table:table-cell office:value-type="float" office:value="1546.97" calcext:value-type="float">
            <text:p>1546.97</text:p>
          </table:table-cell>
        </table:table-row>
        <table:table-row table:style-name="ro1">
          <table:table-cell office:value-type="string" calcext:value-type="string">
            <text:p>PEGAMENTO UHU UNIVERSAL x35ml</text:p>
          </table:table-cell>
          <table:table-cell office:value-type="float" office:value="1964.77" calcext:value-type="float">
            <text:p>1964.77</text:p>
          </table:table-cell>
        </table:table-row>
        <table:table-row table:style-name="ro1">
          <table:table-cell office:value-type="string" calcext:value-type="string">
            <text:p>PEGAMENTO UHU UNIVERSAL x90gr FRASCO FACIL</text:p>
          </table:table-cell>
          <table:table-cell office:value-type="float" office:value="5607.38" calcext:value-type="float">
            <text:p>5607.38</text:p>
          </table:table-cell>
        </table:table-row>
        <table:table-row table:style-name="ro1">
          <table:table-cell office:value-type="string" calcext:value-type="string">
            <text:p>PEN DRIVE VERBATIM 32Gb</text:p>
          </table:table-cell>
          <table:table-cell office:value-type="float" office:value="7772.29" calcext:value-type="float">
            <text:p>7772.29</text:p>
          </table:table-cell>
        </table:table-row>
        <table:table-row table:style-name="ro1">
          <table:table-cell office:value-type="string" calcext:value-type="string">
            <text:p>PEN DRIVE VERBATIM 64Gb</text:p>
          </table:table-cell>
          <table:table-cell office:value-type="float" office:value="8451.43" calcext:value-type="float">
            <text:p>8451.43</text:p>
          </table:table-cell>
        </table:table-row>
        <table:table-row table:style-name="ro1">
          <table:table-cell office:value-type="string" calcext:value-type="string">
            <text:p>PERCHAS AUTOADHESIVAS DE PVC x12u</text:p>
          </table:table-cell>
          <table:table-cell office:value-type="float" office:value="11.2" calcext:value-type="float">
            <text:p>11.20</text:p>
          </table:table-cell>
        </table:table-row>
        <table:table-row table:style-name="ro1">
          <table:table-cell office:value-type="string" calcext:value-type="string">
            <text:p>PERFORADORA BENABI C/FORMAS x3 34791</text:p>
          </table:table-cell>
          <table:table-cell office:value-type="float" office:value="1903.64" calcext:value-type="float">
            <text:p>1903.64</text:p>
          </table:table-cell>
        </table:table-row>
        <table:table-row table:style-name="ro1">
          <table:table-cell office:value-type="string" calcext:value-type="string">
            <text:p>PERFORADORA IBI 1 PERFORACION 650080</text:p>
          </table:table-cell>
          <table:table-cell office:value-type="float" office:value="1558.98" calcext:value-type="float">
            <text:p>1558.98</text:p>
          </table:table-cell>
        </table:table-row>
        <table:table-row table:style-name="ro1">
          <table:table-cell office:value-type="string" calcext:value-type="string">
            <text:p>PERFORADORA IBI 1 PERFORACION 8 HOJAS 650040</text:p>
          </table:table-cell>
          <table:table-cell office:value-type="float" office:value="1724.2" calcext:value-type="float">
            <text:p>1724.20</text:p>
          </table:table-cell>
        </table:table-row>
        <table:table-row table:style-name="ro1">
          <table:table-cell office:value-type="string" calcext:value-type="string">
            <text:p>PERFORADORA IBI 10Hj</text:p>
          </table:table-cell>
          <table:table-cell office:value-type="float" office:value="4540" calcext:value-type="float">
            <text:p>4540.00</text:p>
          </table:table-cell>
        </table:table-row>
        <table:table-row table:style-name="ro1">
          <table:table-cell office:value-type="string" calcext:value-type="string">
            <text:p>PERFORADORA IBI 15Hj</text:p>
          </table:table-cell>
          <table:table-cell office:value-type="float" office:value="3857.55" calcext:value-type="float">
            <text:p>3857.55</text:p>
          </table:table-cell>
        </table:table-row>
        <table:table-row table:style-name="ro1">
          <table:table-cell office:value-type="string" calcext:value-type="string">
            <text:p>PERFORADORA IBI 20Hj</text:p>
          </table:table-cell>
          <table:table-cell office:value-type="float" office:value="4205.21" calcext:value-type="float">
            <text:p>4205.21</text:p>
          </table:table-cell>
        </table:table-row>
        <table:table-row table:style-name="ro1">
          <table:table-cell office:value-type="string" calcext:value-type="string">
            <text:p>PERFORADORA IBI 8Hj</text:p>
          </table:table-cell>
          <table:table-cell office:value-type="float" office:value="1908.93" calcext:value-type="float">
            <text:p>1908.93</text:p>
          </table:table-cell>
        </table:table-row>
        <table:table-row table:style-name="ro1">
          <table:table-cell office:value-type="string" calcext:value-type="string">
            <text:p>PERFORADORA IBI ARTISTICA 16mm 3/4</text:p>
          </table:table-cell>
          <table:table-cell office:value-type="float" office:value="4200.72" calcext:value-type="float">
            <text:p>4200.72</text:p>
          </table:table-cell>
        </table:table-row>
        <table:table-row table:style-name="ro1">
          <table:table-cell office:value-type="string" calcext:value-type="string">
            <text:p>PERFORADORA IBI ARTISTICA 26mm 1"</text:p>
          </table:table-cell>
          <table:table-cell office:value-type="float" office:value="6730.56" calcext:value-type="float">
            <text:p>6730.56</text:p>
          </table:table-cell>
        </table:table-row>
        <table:table-row table:style-name="ro1">
          <table:table-cell office:value-type="string" calcext:value-type="string">
            <text:p>PERFORADORA KANGARO 520</text:p>
          </table:table-cell>
          <table:table-cell office:value-type="float" office:value="7157.69" calcext:value-type="float">
            <text:p>7157.69</text:p>
          </table:table-cell>
        </table:table-row>
        <table:table-row table:style-name="ro1">
          <table:table-cell office:value-type="string" calcext:value-type="string">
            <text:p>PERFORADORA KANGARO DP-480</text:p>
          </table:table-cell>
          <table:table-cell office:value-type="float" office:value="3246.79" calcext:value-type="float">
            <text:p>3246.79</text:p>
          </table:table-cell>
        </table:table-row>
        <table:table-row table:style-name="ro1">
          <table:table-cell office:value-type="string" calcext:value-type="string">
            <text:p>PERFORADORA KANGARO DP-482</text:p>
          </table:table-cell>
          <table:table-cell office:value-type="float" office:value="5220.69" calcext:value-type="float">
            <text:p>5220.69</text:p>
          </table:table-cell>
        </table:table-row>
        <table:table-row table:style-name="ro1">
          <table:table-cell office:value-type="string" calcext:value-type="string">
            <text:p>PERFORADORA KANGARO DP-52 P/10Hj</text:p>
          </table:table-cell>
          <table:table-cell office:value-type="float" office:value="2674.91" calcext:value-type="float">
            <text:p>2674.91</text:p>
          </table:table-cell>
        </table:table-row>
        <table:table-row table:style-name="ro1">
          <table:table-cell office:value-type="string" calcext:value-type="string">
            <text:p>PERFORADORA KANGARO PERFO-10</text:p>
          </table:table-cell>
          <table:table-cell office:value-type="float" office:value="3560.4" calcext:value-type="float">
            <text:p>3560.40</text:p>
          </table:table-cell>
        </table:table-row>
        <table:table-row table:style-name="ro1">
          <table:table-cell office:value-type="string" calcext:value-type="string">
            <text:p>PERFORADORA KATANA CHICA 514458</text:p>
          </table:table-cell>
          <table:table-cell office:value-type="float" office:value="2586.48" calcext:value-type="float">
            <text:p>2586.48</text:p>
          </table:table-cell>
        </table:table-row>
        <table:table-row table:style-name="ro1">
          <table:table-cell office:value-type="string" calcext:value-type="string">
            <text:p>PERFORADORA MAPED 6/8h 452211</text:p>
          </table:table-cell>
          <table:table-cell office:value-type="float" office:value="3280.85" calcext:value-type="float">
            <text:p>3280.85</text:p>
          </table:table-cell>
        </table:table-row>
        <table:table-row table:style-name="ro1">
          <table:table-cell office:value-type="string" calcext:value-type="string">
            <text:p>PERFORADORA MAPED ESSENTIALS 10/12hj 401111</text:p>
          </table:table-cell>
          <table:table-cell office:value-type="float" office:value="3709.73" calcext:value-type="float">
            <text:p>3709.73</text:p>
          </table:table-cell>
        </table:table-row>
        <table:table-row table:style-name="ro1">
          <table:table-cell office:value-type="string" calcext:value-type="string">
            <text:p>PERFORADORA MAPED ESSENTIALS 20/25h 402411</text:p>
          </table:table-cell>
          <table:table-cell office:value-type="float" office:value="14954.11" calcext:value-type="float">
            <text:p>14954.11</text:p>
          </table:table-cell>
        </table:table-row>
        <table:table-row table:style-name="ro1">
          <table:table-cell office:value-type="string" calcext:value-type="string">
            <text:p>PERFORADORA MIT CHICO 32</text:p>
          </table:table-cell>
          <table:table-cell office:value-type="float" office:value="16156.28" calcext:value-type="float">
            <text:p>16156.28</text:p>
          </table:table-cell>
        </table:table-row>
        <table:table-row table:style-name="ro1">
          <table:table-cell office:value-type="string" calcext:value-type="string">
            <text:p>PERFORADORA MIT MEDIANA 34</text:p>
          </table:table-cell>
          <table:table-cell office:value-type="float" office:value="21846.1" calcext:value-type="float">
            <text:p>21846.10</text:p>
          </table:table-cell>
        </table:table-row>
        <table:table-row table:style-name="ro1">
          <table:table-cell office:value-type="string" calcext:value-type="string">
            <text:p>PERFORADORA SIFAP BASE MADERA</text:p>
          </table:table-cell>
          <table:table-cell office:value-type="float" office:value="27742.67" calcext:value-type="float">
            <text:p>27742.67</text:p>
          </table:table-cell>
        </table:table-row>
        <table:table-row table:style-name="ro1">
          <table:table-cell office:value-type="string" calcext:value-type="string">
            <text:p>PERFORADORA SKYCOLOR MEDIANA 20H</text:p>
          </table:table-cell>
          <table:table-cell office:value-type="float" office:value="4002.4" calcext:value-type="float">
            <text:p>4002.40</text:p>
          </table:table-cell>
        </table:table-row>
        <table:table-row table:style-name="ro1">
          <table:table-cell office:value-type="string" calcext:value-type="string">
            <text:p>PERFORADORA TALBOT METAL 10/12HJ T-912</text:p>
          </table:table-cell>
          <table:table-cell office:value-type="float" office:value="5217.52" calcext:value-type="float">
            <text:p>5217.52</text:p>
          </table:table-cell>
        </table:table-row>
        <table:table-row table:style-name="ro1">
          <table:table-cell office:value-type="string" calcext:value-type="string">
            <text:p>PIE Y BARRAL P/EXPENDEDORA DE TURNOS</text:p>
          </table:table-cell>
          <table:table-cell office:value-type="float" office:value="11158.77" calcext:value-type="float">
            <text:p>11158.77</text:p>
          </table:table-cell>
        </table:table-row>
        <table:table-row table:style-name="ro1">
          <table:table-cell office:value-type="string" calcext:value-type="string">
            <text:p>PIINCEL KATANA X12 PTA REDONDO 514887</text:p>
          </table:table-cell>
          <table:table-cell office:value-type="float" office:value="1980.88" calcext:value-type="float">
            <text:p>1980.88</text:p>
          </table:table-cell>
        </table:table-row>
        <table:table-row table:style-name="ro1">
          <table:table-cell office:value-type="string" calcext:value-type="string">
            <text:p>PIN DIME ARGENTINA</text:p>
          </table:table-cell>
          <table:table-cell office:value-type="float" office:value="1611.51" calcext:value-type="float">
            <text:p>1611.51</text:p>
          </table:table-cell>
        </table:table-row>
        <table:table-row table:style-name="ro1">
          <table:table-cell office:value-type="string" calcext:value-type="string">
            <text:p>PINCEL CBX <text:s/>ARTISTICO x5u</text:p>
          </table:table-cell>
          <table:table-cell office:value-type="float" office:value="411.5" calcext:value-type="float">
            <text:p>411.50</text:p>
          </table:table-cell>
        </table:table-row>
        <table:table-row table:style-name="ro1">
          <table:table-cell office:value-type="string" calcext:value-type="string">
            <text:p>PINCEL CBX CHATO x6u LINEA ECO 1</text:p>
          </table:table-cell>
          <table:table-cell office:value-type="float" office:value="153.23" calcext:value-type="float">
            <text:p>153.23</text:p>
          </table:table-cell>
        </table:table-row>
        <table:table-row table:style-name="ro1">
          <table:table-cell office:value-type="string" calcext:value-type="string">
            <text:p>PINCEL CHATO N-1 x12u 253</text:p>
          </table:table-cell>
          <table:table-cell office:value-type="float" office:value="135.73" calcext:value-type="float">
            <text:p>135.73</text:p>
          </table:table-cell>
        </table:table-row>
        <table:table-row table:style-name="ro1">
          <table:table-cell office:value-type="string" calcext:value-type="string">
            <text:p>PINCEL CHATO N-10 x12u</text:p>
          </table:table-cell>
          <table:table-cell office:value-type="float" office:value="1702.74" calcext:value-type="float">
            <text:p>1702.74</text:p>
          </table:table-cell>
        </table:table-row>
        <table:table-row table:style-name="ro1">
          <table:table-cell office:value-type="string" calcext:value-type="string">
            <text:p>PINCEL CHATO N-11 x12u 5569</text:p>
          </table:table-cell>
          <table:table-cell office:value-type="float" office:value="1633.12" calcext:value-type="float">
            <text:p>1633.12</text:p>
          </table:table-cell>
        </table:table-row>
        <table:table-row table:style-name="ro1">
          <table:table-cell office:value-type="string" calcext:value-type="string">
            <text:p>PINCEL CHATO N-12 x12u 5569</text:p>
          </table:table-cell>
          <table:table-cell office:value-type="float" office:value="1743.91" calcext:value-type="float">
            <text:p>1743.91</text:p>
          </table:table-cell>
        </table:table-row>
        <table:table-row table:style-name="ro1">
          <table:table-cell office:value-type="string" calcext:value-type="string">
            <text:p>PINCEL CHATO N-3 x12 5569</text:p>
          </table:table-cell>
          <table:table-cell office:value-type="float" office:value="853" calcext:value-type="float">
            <text:p>853.00</text:p>
          </table:table-cell>
        </table:table-row>
        <table:table-row table:style-name="ro1">
          <table:table-cell office:value-type="string" calcext:value-type="string">
            <text:p>PINCEL CHATO N-5 x12u 5569</text:p>
          </table:table-cell>
          <table:table-cell office:value-type="float" office:value="1120.99" calcext:value-type="float">
            <text:p>1120.99</text:p>
          </table:table-cell>
        </table:table-row>
        <table:table-row table:style-name="ro1">
          <table:table-cell office:value-type="string" calcext:value-type="string">
            <text:p>PINCEL CHATO N-6 x12u 5569</text:p>
          </table:table-cell>
          <table:table-cell office:value-type="float" office:value="1150.08" calcext:value-type="float">
            <text:p>1150.08</text:p>
          </table:table-cell>
        </table:table-row>
        <table:table-row table:style-name="ro1">
          <table:table-cell office:value-type="string" calcext:value-type="string">
            <text:p>PINCEL CHATO N-7 x12u 5569</text:p>
          </table:table-cell>
          <table:table-cell office:value-type="float" office:value="1225.57" calcext:value-type="float">
            <text:p>1225.57</text:p>
          </table:table-cell>
        </table:table-row>
        <table:table-row table:style-name="ro1">
          <table:table-cell office:value-type="string" calcext:value-type="string">
            <text:p>PINCEL CHATO N-8 x12u 5569</text:p>
          </table:table-cell>
          <table:table-cell office:value-type="float" office:value="1493.56" calcext:value-type="float">
            <text:p>1493.56</text:p>
          </table:table-cell>
        </table:table-row>
        <table:table-row table:style-name="ro1">
          <table:table-cell office:value-type="string" calcext:value-type="string">
            <text:p>PINCEL CHATO N-9 x12u 5569</text:p>
          </table:table-cell>
          <table:table-cell office:value-type="float" office:value="1617.76" calcext:value-type="float">
            <text:p>1617.76</text:p>
          </table:table-cell>
        </table:table-row>
        <table:table-row table:style-name="ro1">
          <table:table-cell office:value-type="string" calcext:value-type="string">
            <text:p>PINCEL GIOTTO PLANO S600 TAKLON C/96 PINCELES</text:p>
          </table:table-cell>
          <table:table-cell office:value-type="float" office:value="86800.56" calcext:value-type="float">
            <text:p>86800.56</text:p>
          </table:table-cell>
        </table:table-row>
        <table:table-row table:style-name="ro1">
          <table:table-cell office:value-type="string" calcext:value-type="string">
            <text:p>PINCEL GIOTTO PLANO S600 TAKLON N°14 670600</text:p>
          </table:table-cell>
          <table:table-cell office:value-type="float" office:value="1280.66" calcext:value-type="float">
            <text:p>1280.66</text:p>
          </table:table-cell>
        </table:table-row>
        <table:table-row table:style-name="ro1">
          <table:table-cell office:value-type="string" calcext:value-type="string">
            <text:p>PINCEL GIOTTO PLANO S600 TAKLON N°16 670700</text:p>
          </table:table-cell>
          <table:table-cell office:value-type="float" office:value="1470.39" calcext:value-type="float">
            <text:p>1470.39</text:p>
          </table:table-cell>
        </table:table-row>
        <table:table-row table:style-name="ro1">
          <table:table-cell office:value-type="string" calcext:value-type="string">
            <text:p>PINCEL GIOTTO PLANO S600 TAKLON N°6 670200</text:p>
          </table:table-cell>
          <table:table-cell office:value-type="float" office:value="675.91" calcext:value-type="float">
            <text:p>675.91</text:p>
          </table:table-cell>
        </table:table-row>
        <table:table-row table:style-name="ro1">
          <table:table-cell office:value-type="string" calcext:value-type="string">
            <text:p>PINCEL GIOTTO PLANO S600 TAKLON N-10 670400</text:p>
          </table:table-cell>
          <table:table-cell office:value-type="float" office:value="913.07" calcext:value-type="float">
            <text:p>913.07</text:p>
          </table:table-cell>
        </table:table-row>
        <table:table-row table:style-name="ro1">
          <table:table-cell office:value-type="string" calcext:value-type="string">
            <text:p>PINCEL GIOTTO PLANO S600 TAKLON N-12 670500</text:p>
          </table:table-cell>
          <table:table-cell office:value-type="float" office:value="1185.8" calcext:value-type="float">
            <text:p>1185.80</text:p>
          </table:table-cell>
        </table:table-row>
        <table:table-row table:style-name="ro1">
          <table:table-cell office:value-type="string" calcext:value-type="string">
            <text:p>PINCEL GIOTTO PLANO S600 TAKLON N-2 670000</text:p>
          </table:table-cell>
          <table:table-cell office:value-type="float" office:value="521.75" calcext:value-type="float">
            <text:p>521.75</text:p>
          </table:table-cell>
        </table:table-row>
        <table:table-row table:style-name="ro1">
          <table:table-cell office:value-type="string" calcext:value-type="string">
            <text:p>PINCEL GIOTTO PLANO S600 TAKLON N-4 670100</text:p>
          </table:table-cell>
          <table:table-cell office:value-type="float" office:value="545.47" calcext:value-type="float">
            <text:p>545.47</text:p>
          </table:table-cell>
        </table:table-row>
        <table:table-row table:style-name="ro1">
          <table:table-cell office:value-type="string" calcext:value-type="string">
            <text:p>PINCEL GIOTTO PLANO S600 TAKLON N-8 670300</text:p>
          </table:table-cell>
          <table:table-cell office:value-type="float" office:value="747.05" calcext:value-type="float">
            <text:p>747.05</text:p>
          </table:table-cell>
        </table:table-row>
        <table:table-row table:style-name="ro1">
          <table:table-cell office:value-type="string" calcext:value-type="string">
            <text:p>PINCEL GIOTTO REDONDO S500 TAKLON C/84 PINCELES</text:p>
          </table:table-cell>
          <table:table-cell office:value-type="float" office:value="75298.3" calcext:value-type="float">
            <text:p>75298.30</text:p>
          </table:table-cell>
        </table:table-row>
        <table:table-row table:style-name="ro1">
          <table:table-cell office:value-type="string" calcext:value-type="string">
            <text:p>PINCEL GIOTTO REDONDO S500 TAKLON N°0 560000</text:p>
          </table:table-cell>
          <table:table-cell office:value-type="float" office:value="521.75" calcext:value-type="float">
            <text:p>521.75</text:p>
          </table:table-cell>
        </table:table-row>
        <table:table-row table:style-name="ro1">
          <table:table-cell office:value-type="string" calcext:value-type="string">
            <text:p>PINCEL GIOTTO REDONDO S500 TAKLON N°10 561000</text:p>
          </table:table-cell>
          <table:table-cell office:value-type="float" office:value="1363.67" calcext:value-type="float">
            <text:p>1363.67</text:p>
          </table:table-cell>
        </table:table-row>
        <table:table-row table:style-name="ro1">
          <table:table-cell office:value-type="string" calcext:value-type="string">
            <text:p>PINCEL GIOTTO REDONDO S500 TAKLON N°6 560600</text:p>
          </table:table-cell>
          <table:table-cell office:value-type="float" office:value="747.05" calcext:value-type="float">
            <text:p>747.05</text:p>
          </table:table-cell>
        </table:table-row>
        <table:table-row table:style-name="ro1">
          <table:table-cell office:value-type="string" calcext:value-type="string">
            <text:p>PINCEL GIOTTO REDONDO S500 TAKLON N-12 561200</text:p>
          </table:table-cell>
          <table:table-cell office:value-type="float" office:value="1719.41" calcext:value-type="float">
            <text:p>1719.41</text:p>
          </table:table-cell>
        </table:table-row>
        <table:table-row table:style-name="ro1">
          <table:table-cell office:value-type="string" calcext:value-type="string">
            <text:p>PINCEL GIOTTO REDONDO S500 TAKLON N-2 560200</text:p>
          </table:table-cell>
          <table:table-cell office:value-type="float" office:value="545.47" calcext:value-type="float">
            <text:p>545.47</text:p>
          </table:table-cell>
        </table:table-row>
        <table:table-row table:style-name="ro1">
          <table:table-cell office:value-type="string" calcext:value-type="string">
            <text:p>PINCEL GIOTTO REDONDO S500 TAKLON N-4 560400</text:p>
          </table:table-cell>
          <table:table-cell office:value-type="float" office:value="628.47" calcext:value-type="float">
            <text:p>628.47</text:p>
          </table:table-cell>
        </table:table-row>
        <table:table-row table:style-name="ro1">
          <table:table-cell office:value-type="string" calcext:value-type="string">
            <text:p>PINCEL GIOTTO REDONDO S500 TAKLON N-8 560800</text:p>
          </table:table-cell>
          <table:table-cell office:value-type="float" office:value="1019.79" calcext:value-type="float">
            <text:p>1019.79</text:p>
          </table:table-cell>
        </table:table-row>
        <table:table-row table:style-name="ro1">
          <table:table-cell office:value-type="string" calcext:value-type="string">
            <text:p>PINCEL IBI ESCOLAR N-2 x12</text:p>
          </table:table-cell>
          <table:table-cell office:value-type="float" office:value="1590.9" calcext:value-type="float">
            <text:p>1590.90</text:p>
          </table:table-cell>
        </table:table-row>
        <table:table-row table:style-name="ro1">
          <table:table-cell office:value-type="string" calcext:value-type="string">
            <text:p>PINCEL IBI ESCOLAR N-3 x12</text:p>
          </table:table-cell>
          <table:table-cell office:value-type="float" office:value="1693.59" calcext:value-type="float">
            <text:p>1693.59</text:p>
          </table:table-cell>
        </table:table-row>
        <table:table-row table:style-name="ro1">
          <table:table-cell office:value-type="string" calcext:value-type="string">
            <text:p>PINCEL IBI ESCOLAR N-4 x12</text:p>
          </table:table-cell>
          <table:table-cell office:value-type="float" office:value="1949.98" calcext:value-type="float">
            <text:p>1949.98</text:p>
          </table:table-cell>
        </table:table-row>
        <table:table-row table:style-name="ro1">
          <table:table-cell office:value-type="string" calcext:value-type="string">
            <text:p>PINCEL IBI ESCOLAR N-6 x12</text:p>
          </table:table-cell>
          <table:table-cell office:value-type="float" office:value="2053.75" calcext:value-type="float">
            <text:p>2053.75</text:p>
          </table:table-cell>
        </table:table-row>
        <table:table-row table:style-name="ro1">
          <table:table-cell office:value-type="string" calcext:value-type="string">
            <text:p>PINCEL IBI SET x3 CHATO</text:p>
          </table:table-cell>
          <table:table-cell office:value-type="float" office:value="1328.93" calcext:value-type="float">
            <text:p>1328.93</text:p>
          </table:table-cell>
        </table:table-row>
        <table:table-row table:style-name="ro1">
          <table:table-cell office:value-type="string" calcext:value-type="string">
            <text:p>PINCEL IBI SET x3 REDONDO</text:p>
          </table:table-cell>
          <table:table-cell office:value-type="float" office:value="1018.09" calcext:value-type="float">
            <text:p>1018.09</text:p>
          </table:table-cell>
        </table:table-row>
        <table:table-row table:style-name="ro1">
          <table:table-cell office:value-type="string" calcext:value-type="string">
            <text:p>PINCEL JADES CHATO x12u M/MADERA 514893</text:p>
          </table:table-cell>
          <table:table-cell office:value-type="float" office:value="901.8" calcext:value-type="float">
            <text:p>901.80</text:p>
          </table:table-cell>
        </table:table-row>
        <table:table-row table:style-name="ro1">
          <table:table-cell office:value-type="string" calcext:value-type="string">
            <text:p>PINCEL LAMA VAN ORLEY x12u</text:p>
          </table:table-cell>
          <table:table-cell office:value-type="float" office:value="4078.92" calcext:value-type="float">
            <text:p>4078.92</text:p>
          </table:table-cell>
        </table:table-row>
        <table:table-row table:style-name="ro1">
          <table:table-cell office:value-type="string" calcext:value-type="string">
            <text:p>PINCEL MADERA CHATO x12 514891</text:p>
          </table:table-cell>
          <table:table-cell office:value-type="float" office:value="227.53" calcext:value-type="float">
            <text:p>227.53</text:p>
          </table:table-cell>
        </table:table-row>
        <table:table-row table:style-name="ro1">
          <table:table-cell office:value-type="string" calcext:value-type="string">
            <text:p>PINCEL MADERA CHATO x6u 514889</text:p>
          </table:table-cell>
          <table:table-cell office:value-type="float" office:value="65.7" calcext:value-type="float">
            <text:p>65.70</text:p>
          </table:table-cell>
        </table:table-row>
        <table:table-row table:style-name="ro1">
          <table:table-cell office:value-type="string" calcext:value-type="string">
            <text:p>PINCEL MADERA CHATO x6u 514894</text:p>
          </table:table-cell>
          <table:table-cell office:value-type="float" office:value="824.72" calcext:value-type="float">
            <text:p>824.72</text:p>
          </table:table-cell>
        </table:table-row>
        <table:table-row table:style-name="ro1">
          <table:table-cell office:value-type="string" calcext:value-type="string">
            <text:p>PINCEL MADERA REDONDO x6u 514891</text:p>
          </table:table-cell>
          <table:table-cell office:value-type="float" office:value="227.53" calcext:value-type="float">
            <text:p>227.53</text:p>
          </table:table-cell>
        </table:table-row>
        <table:table-row table:style-name="ro1">
          <table:table-cell office:value-type="string" calcext:value-type="string">
            <text:p>PINCEL MANGO PLASTICO PUNTA RED x12u 514890</text:p>
          </table:table-cell>
          <table:table-cell office:value-type="float" office:value="294.78" calcext:value-type="float">
            <text:p>294.78</text:p>
          </table:table-cell>
        </table:table-row>
        <table:table-row table:style-name="ro1">
          <table:table-cell office:value-type="string" calcext:value-type="string">
            <text:p>PINCEL MANGO PLASTICO REDONDO X12 514897</text:p>
          </table:table-cell>
          <table:table-cell office:value-type="float" office:value="1628.53" calcext:value-type="float">
            <text:p>1628.53</text:p>
          </table:table-cell>
        </table:table-row>
        <table:table-row table:style-name="ro1">
          <table:table-cell office:value-type="string" calcext:value-type="string">
            <text:p>PINCEL OLAMI ESC.REDONDO PELO PONY N-10x12</text:p>
          </table:table-cell>
          <table:table-cell office:value-type="float" office:value="4819.13" calcext:value-type="float">
            <text:p>4819.13</text:p>
          </table:table-cell>
        </table:table-row>
        <table:table-row table:style-name="ro1">
          <table:table-cell office:value-type="string" calcext:value-type="string">
            <text:p>PINCEL OLAMI ESC.REDONDO PELO PONY N-12 x12</text:p>
          </table:table-cell>
          <table:table-cell office:value-type="float" office:value="6763.8" calcext:value-type="float">
            <text:p>6763.80</text:p>
          </table:table-cell>
        </table:table-row>
        <table:table-row table:style-name="ro1">
          <table:table-cell office:value-type="string" calcext:value-type="string">
            <text:p>PINCEL OLAMI ESC.REDONDO PELO PONY N-8 x12</text:p>
          </table:table-cell>
          <table:table-cell office:value-type="float" office:value="349.48" calcext:value-type="float">
            <text:p>349.48</text:p>
          </table:table-cell>
        </table:table-row>
        <table:table-row table:style-name="ro1">
          <table:table-cell office:value-type="string" calcext:value-type="string">
            <text:p>PINCEL OLAMI N-4 CHATO P.CERDA x12</text:p>
          </table:table-cell>
          <table:table-cell office:value-type="float" office:value="220.17" calcext:value-type="float">
            <text:p>220.17</text:p>
          </table:table-cell>
        </table:table-row>
        <table:table-row table:style-name="ro1">
          <table:table-cell office:value-type="string" calcext:value-type="string">
            <text:p>PINCEL OLAMI N-6 CHATO P.CERDA x12</text:p>
          </table:table-cell>
          <table:table-cell office:value-type="float" office:value="234.15" calcext:value-type="float">
            <text:p>234.15</text:p>
          </table:table-cell>
        </table:table-row>
        <table:table-row table:style-name="ro1">
          <table:table-cell office:value-type="string" calcext:value-type="string">
            <text:p>PINCEL OLAMI N-8 CHATO P.CERDA x12</text:p>
          </table:table-cell>
          <table:table-cell office:value-type="float" office:value="286.58" calcext:value-type="float">
            <text:p>286.58</text:p>
          </table:table-cell>
        </table:table-row>
        <table:table-row table:style-name="ro1">
          <table:table-cell office:value-type="string" calcext:value-type="string">
            <text:p>PINCEL OLAMI x3 PELO CERDA 2/6/10</text:p>
          </table:table-cell>
          <table:table-cell office:value-type="float" office:value="1315.16" calcext:value-type="float">
            <text:p>1315.16</text:p>
          </table:table-cell>
        </table:table-row>
        <table:table-row table:style-name="ro1">
          <table:table-cell office:value-type="string" calcext:value-type="string">
            <text:p>PINCEL OLAMI x3 PELO PONY N-2/6/10</text:p>
          </table:table-cell>
          <table:table-cell office:value-type="float" office:value="1195.61" calcext:value-type="float">
            <text:p>1195.61</text:p>
          </table:table-cell>
        </table:table-row>
        <table:table-row table:style-name="ro1">
          <table:table-cell office:value-type="string" calcext:value-type="string">
            <text:p>PINCEL PICASO PELO PONY CHATO x3u</text:p>
          </table:table-cell>
          <table:table-cell office:value-type="float" office:value="1361.01" calcext:value-type="float">
            <text:p>1361.01</text:p>
          </table:table-cell>
        </table:table-row>
        <table:table-row table:style-name="ro1">
          <table:table-cell office:value-type="string" calcext:value-type="string">
            <text:p>PINCEL PICASSO PELO PONY RED C/MADERA x3u</text:p>
          </table:table-cell>
          <table:table-cell office:value-type="float" office:value="1361.14" calcext:value-type="float">
            <text:p>1361.14</text:p>
          </table:table-cell>
        </table:table-row>
        <table:table-row table:style-name="ro1">
          <table:table-cell office:value-type="string" calcext:value-type="string">
            <text:p>PINCEL PICCASITO JUNIOR x6</text:p>
          </table:table-cell>
          <table:table-cell office:value-type="float" office:value="783.63" calcext:value-type="float">
            <text:p>783.63</text:p>
          </table:table-cell>
        </table:table-row>
        <table:table-row table:style-name="ro1">
          <table:table-cell office:value-type="string" calcext:value-type="string">
            <text:p>PINCEL PICCASO ECO 1-6</text:p>
          </table:table-cell>
          <table:table-cell office:value-type="float" office:value="1054.58" calcext:value-type="float">
            <text:p>1054.58</text:p>
          </table:table-cell>
        </table:table-row>
        <table:table-row table:style-name="ro1">
          <table:table-cell office:value-type="string" calcext:value-type="string">
            <text:p>PINCEL PICCASO N-0 x12u</text:p>
          </table:table-cell>
          <table:table-cell office:value-type="float" office:value="2463.62" calcext:value-type="float">
            <text:p>2463.62</text:p>
          </table:table-cell>
        </table:table-row>
        <table:table-row table:style-name="ro1">
          <table:table-cell office:value-type="string" calcext:value-type="string">
            <text:p>PINCEL PICCASO N-1 x12u</text:p>
          </table:table-cell>
          <table:table-cell office:value-type="float" office:value="2598.52" calcext:value-type="float">
            <text:p>2598.52</text:p>
          </table:table-cell>
        </table:table-row>
        <table:table-row table:style-name="ro1">
          <table:table-cell office:value-type="string" calcext:value-type="string">
            <text:p>PINCEL PICCASO N-10 x12u</text:p>
          </table:table-cell>
          <table:table-cell office:value-type="float" office:value="4858.09" calcext:value-type="float">
            <text:p>4858.09</text:p>
          </table:table-cell>
        </table:table-row>
        <table:table-row table:style-name="ro1">
          <table:table-cell office:value-type="string" calcext:value-type="string">
            <text:p>PINCEL PICCASO N-11 x12u</text:p>
          </table:table-cell>
          <table:table-cell office:value-type="float" office:value="3089.24" calcext:value-type="float">
            <text:p>3089.24</text:p>
          </table:table-cell>
        </table:table-row>
        <table:table-row table:style-name="ro1">
          <table:table-cell office:value-type="string" calcext:value-type="string">
            <text:p>PINCEL PICCASO N-12 x12u</text:p>
          </table:table-cell>
          <table:table-cell office:value-type="float" office:value="5800.38" calcext:value-type="float">
            <text:p>5800.38</text:p>
          </table:table-cell>
        </table:table-row>
        <table:table-row table:style-name="ro1">
          <table:table-cell office:value-type="string" calcext:value-type="string">
            <text:p>PINCEL PICCASO N-2 x12u</text:p>
          </table:table-cell>
          <table:table-cell office:value-type="float" office:value="2696.27" calcext:value-type="float">
            <text:p>2696.27</text:p>
          </table:table-cell>
        </table:table-row>
        <table:table-row table:style-name="ro1">
          <table:table-cell office:value-type="string" calcext:value-type="string">
            <text:p>PINCEL PICCASO N-3 x12u</text:p>
          </table:table-cell>
          <table:table-cell office:value-type="float" office:value="2799.78" calcext:value-type="float">
            <text:p>2799.78</text:p>
          </table:table-cell>
        </table:table-row>
        <table:table-row table:style-name="ro1">
          <table:table-cell office:value-type="string" calcext:value-type="string">
            <text:p>PINCEL PICCASO N-4 x12u</text:p>
          </table:table-cell>
          <table:table-cell office:value-type="float" office:value="3001.28" calcext:value-type="float">
            <text:p>3001.28</text:p>
          </table:table-cell>
        </table:table-row>
        <table:table-row table:style-name="ro1">
          <table:table-cell office:value-type="string" calcext:value-type="string">
            <text:p>PINCEL PICCASO N-5 x12u</text:p>
          </table:table-cell>
          <table:table-cell office:value-type="float" office:value="3547.82" calcext:value-type="float">
            <text:p>3547.82</text:p>
          </table:table-cell>
        </table:table-row>
        <table:table-row table:style-name="ro1">
          <table:table-cell office:value-type="string" calcext:value-type="string">
            <text:p>PINCEL PICCASO N-6 x12u</text:p>
          </table:table-cell>
          <table:table-cell office:value-type="float" office:value="3547.82" calcext:value-type="float">
            <text:p>3547.82</text:p>
          </table:table-cell>
        </table:table-row>
        <table:table-row table:style-name="ro1">
          <table:table-cell office:value-type="string" calcext:value-type="string">
            <text:p>PINCEL PICCASO N-7 x12u</text:p>
          </table:table-cell>
          <table:table-cell office:value-type="float" office:value="2120.55" calcext:value-type="float">
            <text:p>2120.55</text:p>
          </table:table-cell>
        </table:table-row>
        <table:table-row table:style-name="ro1">
          <table:table-cell office:value-type="string" calcext:value-type="string">
            <text:p>PINCEL PICCASO N-8 x12u</text:p>
          </table:table-cell>
          <table:table-cell office:value-type="float" office:value="4066.25" calcext:value-type="float">
            <text:p>4066.25</text:p>
          </table:table-cell>
        </table:table-row>
        <table:table-row table:style-name="ro1">
          <table:table-cell office:value-type="string" calcext:value-type="string">
            <text:p>PINCEL PICCASO N-9 x12u</text:p>
          </table:table-cell>
          <table:table-cell office:value-type="float" office:value="2511.83" calcext:value-type="float">
            <text:p>2511.83</text:p>
          </table:table-cell>
        </table:table-row>
        <table:table-row table:style-name="ro1">
          <table:table-cell office:value-type="string" calcext:value-type="string">
            <text:p>PINCEL REDONDO x12u 514888</text:p>
          </table:table-cell>
          <table:table-cell office:value-type="float" office:value="681.12" calcext:value-type="float">
            <text:p>681.12</text:p>
          </table:table-cell>
        </table:table-row>
        <table:table-row table:style-name="ro1">
          <table:table-cell office:value-type="string" calcext:value-type="string">
            <text:p>PINCEL SIFAP x3u</text:p>
          </table:table-cell>
          <table:table-cell office:value-type="float" office:value="1504.22" calcext:value-type="float">
            <text:p>1504.22</text:p>
          </table:table-cell>
        </table:table-row>
        <table:table-row table:style-name="ro1">
          <table:table-cell office:value-type="string" calcext:value-type="string">
            <text:p>PINCEL VAN ORLEY CHATO x6u</text:p>
          </table:table-cell>
          <table:table-cell office:value-type="float" office:value="2333.13" calcext:value-type="float">
            <text:p>2333.13</text:p>
          </table:table-cell>
        </table:table-row>
        <table:table-row table:style-name="ro1">
          <table:table-cell office:value-type="string" calcext:value-type="string">
            <text:p>PINCEL VAN ORLEY LINER CORTO x6</text:p>
          </table:table-cell>
          <table:table-cell office:value-type="float" office:value="3392.2" calcext:value-type="float">
            <text:p>3392.20</text:p>
          </table:table-cell>
        </table:table-row>
        <table:table-row table:style-name="ro1">
          <table:table-cell office:value-type="string" calcext:value-type="string">
            <text:p>PINCEL VAN ORLEY REDONDO x6</text:p>
          </table:table-cell>
          <table:table-cell office:value-type="float" office:value="4482.48" calcext:value-type="float">
            <text:p>4482.48</text:p>
          </table:table-cell>
        </table:table-row>
        <table:table-row table:style-name="ro1">
          <table:table-cell office:value-type="string" calcext:value-type="string">
            <text:p>PINCELES ABANICO x5u 13501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office:value-type="string" calcext:value-type="string">
            <text:p>PINCELES BENABI x6 CHATO 9232</text:p>
          </table:table-cell>
          <table:table-cell office:value-type="float" office:value="742.75" calcext:value-type="float">
            <text:p>742.75</text:p>
          </table:table-cell>
        </table:table-row>
        <table:table-row table:style-name="ro1">
          <table:table-cell office:value-type="string" calcext:value-type="string">
            <text:p>PINCELES BENABI x6 PTA.REDONDA 9235</text:p>
          </table:table-cell>
          <table:table-cell office:value-type="float" office:value="887.39" calcext:value-type="float">
            <text:p>887.39</text:p>
          </table:table-cell>
        </table:table-row>
        <table:table-row table:style-name="ro1">
          <table:table-cell office:value-type="string" calcext:value-type="string">
            <text:p>PINCELES D/MADERA x12 REDONDO 7530</text:p>
          </table:table-cell>
          <table:table-cell office:value-type="float" office:value="3.9" calcext:value-type="float">
            <text:p>3.90</text:p>
          </table:table-cell>
        </table:table-row>
        <table:table-row table:style-name="ro1">
          <table:table-cell office:value-type="string" calcext:value-type="string">
            <text:p>PINCELETA N-1 x10u IBI</text:p>
          </table:table-cell>
          <table:table-cell office:value-type="float" office:value="3206.28" calcext:value-type="float">
            <text:p>3206.28</text:p>
          </table:table-cell>
        </table:table-row>
        <table:table-row table:style-name="ro1">
          <table:table-cell office:value-type="string" calcext:value-type="string">
            <text:p>PINCELETA N-2 x10u IBI</text:p>
          </table:table-cell>
          <table:table-cell office:value-type="float" office:value="3467.56" calcext:value-type="float">
            <text:p>3467.56</text:p>
          </table:table-cell>
        </table:table-row>
        <table:table-row table:style-name="ro1">
          <table:table-cell office:value-type="string" calcext:value-type="string">
            <text:p>PINCELETA OLAMI DE CERDA N-4 PI 403</text:p>
          </table:table-cell>
          <table:table-cell office:value-type="float" office:value="1819.84" calcext:value-type="float">
            <text:p>1819.84</text:p>
          </table:table-cell>
        </table:table-row>
        <table:table-row table:style-name="ro1">
          <table:table-cell office:value-type="string" calcext:value-type="string">
            <text:p>PINCELETA OLAMI DE CERDA N-5 PI404</text:p>
          </table:table-cell>
          <table:table-cell office:value-type="float" office:value="2159.14" calcext:value-type="float">
            <text:p>2159.14</text:p>
          </table:table-cell>
        </table:table-row>
        <table:table-row table:style-name="ro1">
          <table:table-cell office:value-type="string" calcext:value-type="string">
            <text:p>PINCELETA OLAMI DE CERDA N-6 PI405</text:p>
          </table:table-cell>
          <table:table-cell office:value-type="float" office:value="2961.1" calcext:value-type="float">
            <text:p>2961.10</text:p>
          </table:table-cell>
        </table:table-row>
        <table:table-row table:style-name="ro1">
          <table:table-cell office:value-type="string" calcext:value-type="string">
            <text:p>PINCELETA OLAMI N-1</text:p>
          </table:table-cell>
          <table:table-cell office:value-type="float" office:value="987.03" calcext:value-type="float">
            <text:p>987.03</text:p>
          </table:table-cell>
        </table:table-row>
        <table:table-row table:style-name="ro1">
          <table:table-cell office:value-type="string" calcext:value-type="string">
            <text:p>PINCELETA OLAMI N-2</text:p>
          </table:table-cell>
          <table:table-cell office:value-type="float" office:value="1141.26" calcext:value-type="float">
            <text:p>1141.26</text:p>
          </table:table-cell>
        </table:table-row>
        <table:table-row table:style-name="ro1">
          <table:table-cell office:value-type="string" calcext:value-type="string">
            <text:p>PINCELETA OLAMI N-3</text:p>
          </table:table-cell>
          <table:table-cell office:value-type="float" office:value="1418.86" calcext:value-type="float">
            <text:p>1418.86</text:p>
          </table:table-cell>
        </table:table-row>
        <table:table-row table:style-name="ro1">
          <table:table-cell office:value-type="string" calcext:value-type="string">
            <text:p>PINCELETA SINTETICO N-3 3.4cm 80083</text:p>
          </table:table-cell>
          <table:table-cell office:value-type="float" office:value="347.33" calcext:value-type="float">
            <text:p>347.33</text:p>
          </table:table-cell>
        </table:table-row>
        <table:table-row table:style-name="ro1">
          <table:table-cell office:value-type="string" calcext:value-type="string">
            <text:p>PINCELETA SINTETICO N-4 4cm 80084</text:p>
          </table:table-cell>
          <table:table-cell office:value-type="float" office:value="370.74" calcext:value-type="float">
            <text:p>370.74</text:p>
          </table:table-cell>
        </table:table-row>
        <table:table-row table:style-name="ro1">
          <table:table-cell office:value-type="string" calcext:value-type="string">
            <text:p>PINTAFAN GLITTER FORMAS</text:p>
          </table:table-cell>
          <table:table-cell office:value-type="float" office:value="180.24" calcext:value-type="float">
            <text:p>180.24</text:p>
          </table:table-cell>
        </table:table-row>
        <table:table-row table:style-name="ro1">
          <table:table-cell office:value-type="string" calcext:value-type="string">
            <text:p>PINTAFAN KIT CAJA JUEGO DEL TERROR</text:p>
          </table:table-cell>
          <table:table-cell office:value-type="float" office:value="5152.47" calcext:value-type="float">
            <text:p>5152.47</text:p>
          </table:table-cell>
        </table:table-row>
        <table:table-row table:style-name="ro1">
          <table:table-cell office:value-type="string" calcext:value-type="string">
            <text:p>PINTAFAN KIT CAJA PERSONAJES</text:p>
          </table:table-cell>
          <table:table-cell office:value-type="float" office:value="1984.15" calcext:value-type="float">
            <text:p>1984.15</text:p>
          </table:table-cell>
        </table:table-row>
        <table:table-row table:style-name="ro1">
          <table:table-cell office:value-type="string" calcext:value-type="string">
            <text:p>PINTAFAN KIT JUEGO ANIMALES</text:p>
          </table:table-cell>
          <table:table-cell office:value-type="float" office:value="1984.15" calcext:value-type="float">
            <text:p>1984.15</text:p>
          </table:table-cell>
        </table:table-row>
        <table:table-row table:style-name="ro1">
          <table:table-cell office:value-type="string" calcext:value-type="string">
            <text:p>PINTAFAN KIT JUEGO FANTASIA</text:p>
          </table:table-cell>
          <table:table-cell office:value-type="float" office:value="1984.15" calcext:value-type="float">
            <text:p>1984.15</text:p>
          </table:table-cell>
        </table:table-row>
        <table:table-row table:style-name="ro1">
          <table:table-cell office:value-type="string" calcext:value-type="string">
            <text:p>PINTAFAN KITS MIX ARGENTINA ACUA</text:p>
          </table:table-cell>
          <table:table-cell office:value-type="float" office:value="1955.55" calcext:value-type="float">
            <text:p>1955.55</text:p>
          </table:table-cell>
        </table:table-row>
        <table:table-row table:style-name="ro1">
          <table:table-cell office:value-type="string" calcext:value-type="string">
            <text:p>PINTAFAN KITS MIX ARGENTINA GLAM GLITTER</text:p>
          </table:table-cell>
          <table:table-cell office:value-type="float" office:value="2137.15" calcext:value-type="float">
            <text:p>2137.15</text:p>
          </table:table-cell>
        </table:table-row>
        <table:table-row table:style-name="ro1">
          <table:table-cell office:value-type="string" calcext:value-type="string">
            <text:p>PINTAFAN KITS MIX FLUO FACE</text:p>
          </table:table-cell>
          <table:table-cell office:value-type="float" office:value="1965.04" calcext:value-type="float">
            <text:p>1965.04</text:p>
          </table:table-cell>
        </table:table-row>
        <table:table-row table:style-name="ro1">
          <table:table-cell office:value-type="string" calcext:value-type="string">
            <text:p>PINTAFAN KITS MIX GLITTER ARGENTINA</text:p>
          </table:table-cell>
          <table:table-cell office:value-type="float" office:value="1483.94" calcext:value-type="float">
            <text:p>1483.94</text:p>
          </table:table-cell>
        </table:table-row>
        <table:table-row table:style-name="ro1">
          <table:table-cell office:value-type="string" calcext:value-type="string">
            <text:p>PINTAFAN KITS MIX INFANTIL</text:p>
          </table:table-cell>
          <table:table-cell office:value-type="float" office:value="994.85" calcext:value-type="float">
            <text:p>994.85</text:p>
          </table:table-cell>
        </table:table-row>
        <table:table-row table:style-name="ro1">
          <table:table-cell office:value-type="string" calcext:value-type="string">
            <text:p>PINTAFAN KITS MIX SUPERHEROE 3ACUA+STENCIL+ESPONJA</text:p>
          </table:table-cell>
          <table:table-cell office:value-type="float" office:value="994.85" calcext:value-type="float">
            <text:p>994.85</text:p>
          </table:table-cell>
        </table:table-row>
        <table:table-row table:style-name="ro1">
          <table:table-cell office:value-type="string" calcext:value-type="string">
            <text:p>PINTAFAN KITS MIX UNICORNIO ACUA</text:p>
          </table:table-cell>
          <table:table-cell office:value-type="float" office:value="994.85" calcext:value-type="float">
            <text:p>994.85</text:p>
          </table:table-cell>
        </table:table-row>
        <table:table-row table:style-name="ro1">
          <table:table-cell office:value-type="string" calcext:value-type="string">
            <text:p>PINTAFAN KITS MIX UNICORNIO GLAM</text:p>
          </table:table-cell>
          <table:table-cell office:value-type="float" office:value="1145.77" calcext:value-type="float">
            <text:p>1145.77</text:p>
          </table:table-cell>
        </table:table-row>
        <table:table-row table:style-name="ro1">
          <table:table-cell office:value-type="string" calcext:value-type="string">
            <text:p>PINTAFAN MAQUILLAJE ACUA 2gr ARGENTINA CARAMELERA</text:p>
          </table:table-cell>
          <table:table-cell office:value-type="float" office:value="524.46" calcext:value-type="float">
            <text:p>524.46</text:p>
          </table:table-cell>
        </table:table-row>
        <table:table-row table:style-name="ro1">
          <table:table-cell office:value-type="string" calcext:value-type="string">
            <text:p>PINTAFAN MAQUILLAJE ACUA 2gr BRILLANTE</text:p>
          </table:table-cell>
          <table:table-cell office:value-type="float" office:value="548.21" calcext:value-type="float">
            <text:p>548.21</text:p>
          </table:table-cell>
        </table:table-row>
        <table:table-row table:style-name="ro1">
          <table:table-cell office:value-type="string" calcext:value-type="string">
            <text:p>PINTAFAN MAQUILLAJE ACUA 2gr FLUO</text:p>
          </table:table-cell>
          <table:table-cell office:value-type="float" office:value="548.21" calcext:value-type="float">
            <text:p>548.21</text:p>
          </table:table-cell>
        </table:table-row>
        <table:table-row table:style-name="ro1">
          <table:table-cell office:value-type="string" calcext:value-type="string">
            <text:p>PINTAFAN MAQUILLAJE ARTISTICO 9.2g FLUO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1">
          <table:table-cell office:value-type="string" calcext:value-type="string">
            <text:p>PINTAFAN MAQUILLAJE ARTISTICO BARRA 4g FLUO</text:p>
          </table:table-cell>
          <table:table-cell office:value-type="float" office:value="552.92" calcext:value-type="float">
            <text:p>552.92</text:p>
          </table:table-cell>
        </table:table-row>
        <table:table-row table:style-name="ro1">
          <table:table-cell office:value-type="string" calcext:value-type="string">
            <text:p>PINTAFAN MAQUILLAJE ARTISTICO BARRA 4gr GLITTER</text:p>
          </table:table-cell>
          <table:table-cell office:value-type="float" office:value="552.92" calcext:value-type="float">
            <text:p>552.92</text:p>
          </table:table-cell>
        </table:table-row>
        <table:table-row table:style-name="ro1">
          <table:table-cell office:value-type="string" calcext:value-type="string">
            <text:p>PINTAFAN MAQUILLAJE ARTISTICO BARRA DUO 4g</text:p>
          </table:table-cell>
          <table:table-cell office:value-type="float" office:value="507.04" calcext:value-type="float">
            <text:p>507.04</text:p>
          </table:table-cell>
        </table:table-row>
        <table:table-row table:style-name="ro1">
          <table:table-cell office:value-type="string" calcext:value-type="string">
            <text:p>PINTAFAN MAQUILLAJE ARTISTICO CREMA DUO x12 TERROR</text:p>
          </table:table-cell>
          <table:table-cell office:value-type="float" office:value="261.29" calcext:value-type="float">
            <text:p>261.29</text:p>
          </table:table-cell>
        </table:table-row>
        <table:table-row table:style-name="ro1">
          <table:table-cell office:value-type="string" calcext:value-type="string">
            <text:p>PINTAFAN MAQUILLAJE ARTISTICO SET x4 FLUO</text:p>
          </table:table-cell>
          <table:table-cell office:value-type="float" office:value="402.49" calcext:value-type="float">
            <text:p>402.49</text:p>
          </table:table-cell>
        </table:table-row>
        <table:table-row table:style-name="ro1">
          <table:table-cell office:value-type="string" calcext:value-type="string">
            <text:p>PINTAFAN MAQUILLAJE BARRA BRILLANTE 4GR</text:p>
          </table:table-cell>
          <table:table-cell office:value-type="float" office:value="226.58" calcext:value-type="float">
            <text:p>226.58</text:p>
          </table:table-cell>
        </table:table-row>
        <table:table-row table:style-name="ro1">
          <table:table-cell office:value-type="string" calcext:value-type="string">
            <text:p>PINTAFAN MAQUILLAJE CREMA 10gr ARGENTINA</text:p>
          </table:table-cell>
          <table:table-cell office:value-type="float" office:value="760.27" calcext:value-type="float">
            <text:p>760.27</text:p>
          </table:table-cell>
        </table:table-row>
        <table:table-row table:style-name="ro1">
          <table:table-cell office:value-type="string" calcext:value-type="string">
            <text:p>PINTAFAN MAQUILLAJE CREMA DUO 2.6g x12u ARGENTINA</text:p>
          </table:table-cell>
          <table:table-cell office:value-type="float" office:value="232.55" calcext:value-type="float">
            <text:p>232.55</text:p>
          </table:table-cell>
        </table:table-row>
        <table:table-row table:style-name="ro1">
          <table:table-cell office:value-type="string" calcext:value-type="string">
            <text:p>PINTAFAN MAQUILLAJE EN BARRA DUO CELESTE-BLANCO</text:p>
          </table:table-cell>
          <table:table-cell office:value-type="float" office:value="578.34" calcext:value-type="float">
            <text:p>578.34</text:p>
          </table:table-cell>
        </table:table-row>
        <table:table-row table:style-name="ro1">
          <table:table-cell office:value-type="string" calcext:value-type="string">
            <text:p>PINTAFAN MAQUILLAJE GLITTER EN PASTA 2gr</text:p>
          </table:table-cell>
          <table:table-cell office:value-type="float" office:value="496" calcext:value-type="float">
            <text:p>496.00</text:p>
          </table:table-cell>
        </table:table-row>
        <table:table-row table:style-name="ro1">
          <table:table-cell office:value-type="string" calcext:value-type="string">
            <text:p>PINTAFAN PINTA TU PELO 4g CELESTE</text:p>
          </table:table-cell>
          <table:table-cell office:value-type="float" office:value="1857.98" calcext:value-type="float">
            <text:p>1857.98</text:p>
          </table:table-cell>
        </table:table-row>
        <table:table-row table:style-name="ro1">
          <table:table-cell office:value-type="string" calcext:value-type="string">
            <text:p>PINTAFAN PINTA TU PELO x4g</text:p>
          </table:table-cell>
          <table:table-cell office:value-type="float" office:value="1857.98" calcext:value-type="float">
            <text:p>1857.98</text:p>
          </table:table-cell>
        </table:table-row>
        <table:table-row table:style-name="ro1">
          <table:table-cell office:value-type="string" calcext:value-type="string">
            <text:p>PINTAFAN SANGRE PROFESIONAL 20ml</text:p>
          </table:table-cell>
          <table:table-cell office:value-type="float" office:value="642.36" calcext:value-type="float">
            <text:p>642.36</text:p>
          </table:table-cell>
        </table:table-row>
        <table:table-row table:style-name="ro1">
          <table:table-cell office:value-type="string" calcext:value-type="string">
            <text:p>PINTAFAN SET GLITTER x2 ARG.</text:p>
          </table:table-cell>
          <table:table-cell office:value-type="float" office:value="894.02" calcext:value-type="float">
            <text:p>894.02</text:p>
          </table:table-cell>
        </table:table-row>
        <table:table-row table:style-name="ro1">
          <table:table-cell office:value-type="string" calcext:value-type="string">
            <text:p>PINTAFAN SET x2 ACUA EVENTO ARG. 150-01</text:p>
          </table:table-cell>
          <table:table-cell office:value-type="float" office:value="928.31" calcext:value-type="float">
            <text:p>928.31</text:p>
          </table:table-cell>
        </table:table-row>
        <table:table-row table:style-name="ro1">
          <table:table-cell office:value-type="string" calcext:value-type="string">
            <text:p>PINTAFAN SET x4 ACUA Y GLITTER EVENTO ARG. 151-01</text:p>
          </table:table-cell>
          <table:table-cell office:value-type="float" office:value="1260.34" calcext:value-type="float">
            <text:p>1260.34</text:p>
          </table:table-cell>
        </table:table-row>
        <table:table-row table:style-name="ro1">
          <table:table-cell office:value-type="string" calcext:value-type="string">
            <text:p>PINTAFAN SET x4 ACUARELABLE DEPORTE</text:p>
          </table:table-cell>
          <table:table-cell office:value-type="float" office:value="2026.02" calcext:value-type="float">
            <text:p>2026.02</text:p>
          </table:table-cell>
        </table:table-row>
        <table:table-row table:style-name="ro1">
          <table:table-cell office:value-type="string" calcext:value-type="string">
            <text:p>PINTURA ACRILEX ACRIPUFF 35ml</text:p>
          </table:table-cell>
          <table:table-cell office:value-type="float" office:value="1000.07" calcext:value-type="float">
            <text:p>1000.07</text:p>
          </table:table-cell>
        </table:table-row>
        <table:table-row table:style-name="ro1">
          <table:table-cell office:value-type="string" calcext:value-type="string">
            <text:p>PINTURA ACRILEX BEBE 37ml</text:p>
          </table:table-cell>
          <table:table-cell office:value-type="float" office:value="102.87" calcext:value-type="float">
            <text:p>102.87</text:p>
          </table:table-cell>
        </table:table-row>
        <table:table-row table:style-name="ro1">
          <table:table-cell office:value-type="string" calcext:value-type="string">
            <text:p>PINTURA ACRILEX DIMEN. GLITTER 35ML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>
          <table:table-cell office:value-type="string" calcext:value-type="string">
            <text:p>PINTURA ACRILEX DIMEN. METAL/ACQUA 35ml</text:p>
          </table:table-cell>
          <table:table-cell office:value-type="float" office:value="188.98" calcext:value-type="float">
            <text:p>188.98</text:p>
          </table:table-cell>
        </table:table-row>
        <table:table-row table:style-name="ro1">
          <table:table-cell office:value-type="string" calcext:value-type="string">
            <text:p>PINTURA ACRILEX METALIZADA</text:p>
          </table:table-cell>
          <table:table-cell office:value-type="float" office:value="301.59" calcext:value-type="float">
            <text:p>301.59</text:p>
          </table:table-cell>
        </table:table-row>
        <table:table-row table:style-name="ro1">
          <table:table-cell office:value-type="string" calcext:value-type="string">
            <text:p>PINTURA ACRILEX P/TELA MATE 37ml</text:p>
          </table:table-cell>
          <table:table-cell office:value-type="float" office:value="1007.93" calcext:value-type="float">
            <text:p>1007.93</text:p>
          </table:table-cell>
        </table:table-row>
        <table:table-row table:style-name="ro1">
          <table:table-cell office:value-type="string" calcext:value-type="string">
            <text:p>PINTURA ACRILEX P/TELA METAL 37ml</text:p>
          </table:table-cell>
          <table:table-cell office:value-type="float" office:value="806.76" calcext:value-type="float">
            <text:p>806.76</text:p>
          </table:table-cell>
        </table:table-row>
        <table:table-row table:style-name="ro1">
          <table:table-cell office:value-type="string" calcext:value-type="string">
            <text:p>PINTURA ACRILEX VITRAL 37ML</text:p>
          </table:table-cell>
          <table:table-cell office:value-type="float" office:value="122.2" calcext:value-type="float">
            <text:p>122.20</text:p>
          </table:table-cell>
        </table:table-row>
        <table:table-row table:style-name="ro1">
          <table:table-cell office:value-type="string" calcext:value-type="string">
            <text:p>PINTURA ACRILEX VITRAL INCOLORO X100ML</text:p>
          </table:table-cell>
          <table:table-cell office:value-type="float" office:value="266.3" calcext:value-type="float">
            <text:p>266.30</text:p>
          </table:table-cell>
        </table:table-row>
        <table:table-row table:style-name="ro1">
          <table:table-cell office:value-type="string" calcext:value-type="string">
            <text:p>PINTURA AD A LA TIZA 200ml</text:p>
          </table:table-cell>
          <table:table-cell office:value-type="float" office:value="2696.85" calcext:value-type="float">
            <text:p>2696.85</text:p>
          </table:table-cell>
        </table:table-row>
        <table:table-row table:style-name="ro1">
          <table:table-cell office:value-type="string" calcext:value-type="string">
            <text:p>PINTURA AD CERAMICA AL HORNO 40ml</text:p>
          </table:table-cell>
          <table:table-cell office:value-type="float" office:value="451.83" calcext:value-type="float">
            <text:p>451.83</text:p>
          </table:table-cell>
        </table:table-row>
        <table:table-row table:style-name="ro1">
          <table:table-cell office:value-type="string" calcext:value-type="string">
            <text:p>PINTURA AD P/TELA 40ml COMUN-PERLA-METAL</text:p>
          </table:table-cell>
          <table:table-cell office:value-type="float" office:value="865.97" calcext:value-type="float">
            <text:p>865.97</text:p>
          </table:table-cell>
        </table:table-row>
        <table:table-row table:style-name="ro1">
          <table:table-cell office:value-type="string" calcext:value-type="string">
            <text:p>PINTURA AD P/TELA 40ml GLITTER-FLUO</text:p>
          </table:table-cell>
          <table:table-cell office:value-type="float" office:value="1054.3" calcext:value-type="float">
            <text:p>1054.30</text:p>
          </table:table-cell>
        </table:table-row>
        <table:table-row table:style-name="ro1">
          <table:table-cell office:value-type="string" calcext:value-type="string">
            <text:p>PINTURA ARTISTICA ACRILICA x12u 514533</text:p>
          </table:table-cell>
          <table:table-cell office:value-type="float" office:value="1870.77" calcext:value-type="float">
            <text:p>1870.77</text:p>
          </table:table-cell>
        </table:table-row>
        <table:table-row table:style-name="ro1">
          <table:table-cell office:value-type="string" calcext:value-type="string">
            <text:p>PINTURA ARTISTICA GOUACHE x12u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PINTURA ARTISTICA OLEO x12u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PISO GOMA EVA TALBOT ANIM Y NUMEROS x9u 30.5x30.5</text:p>
          </table:table-cell>
          <table:table-cell office:value-type="float" office:value="22990.97" calcext:value-type="float">
            <text:p>22990.97</text:p>
          </table:table-cell>
        </table:table-row>
        <table:table-row table:style-name="ro1">
          <table:table-cell office:value-type="string" calcext:value-type="string">
            <text:p>PISO GOMA EVA TALBOT ANIMALS x9u 31.5x31.5cm 5135</text:p>
          </table:table-cell>
          <table:table-cell office:value-type="float" office:value="17227.98" calcext:value-type="float">
            <text:p>17227.98</text:p>
          </table:table-cell>
        </table:table-row>
        <table:table-row table:style-name="ro1">
          <table:table-cell office:value-type="string" calcext:value-type="string">
            <text:p>PISO GOMA EVA TALBOT NUM Y FORMAS x10u 5137</text:p>
          </table:table-cell>
          <table:table-cell office:value-type="float" office:value="26511.1" calcext:value-type="float">
            <text:p>26511.10</text:p>
          </table:table-cell>
        </table:table-row>
        <table:table-row table:style-name="ro1">
          <table:table-cell office:value-type="string" calcext:value-type="string">
            <text:p>PISO GOMA EVA TALBOT NUMEROS 0-9 x10u 5133</text:p>
          </table:table-cell>
          <table:table-cell office:value-type="float" office:value="26511.1" calcext:value-type="float">
            <text:p>26511.10</text:p>
          </table:table-cell>
        </table:table-row>
        <table:table-row table:style-name="ro1">
          <table:table-cell office:value-type="string" calcext:value-type="string">
            <text:p>PISO GOMA EVA TALBOT RAYUELA x12u 5138</text:p>
          </table:table-cell>
          <table:table-cell office:value-type="float" office:value="22539.69" calcext:value-type="float">
            <text:p>22539.69</text:p>
          </table:table-cell>
        </table:table-row>
        <table:table-row table:style-name="ro1">
          <table:table-cell office:value-type="string" calcext:value-type="string">
            <text:p>PISO GOMA EVA TALBOT TRANSPORTE x10u <text:s/>5136</text:p>
          </table:table-cell>
          <table:table-cell office:value-type="float" office:value="26511.1" calcext:value-type="float">
            <text:p>26511.10</text:p>
          </table:table-cell>
        </table:table-row>
        <table:table-row table:style-name="ro1">
          <table:table-cell office:value-type="string" calcext:value-type="string">
            <text:p>PISTOLA SILICONA EZCO 11mm</text:p>
          </table:table-cell>
          <table:table-cell office:value-type="float" office:value="12952.67" calcext:value-type="float">
            <text:p>12952.67</text:p>
          </table:table-cell>
        </table:table-row>
        <table:table-row table:style-name="ro1">
          <table:table-cell office:value-type="string" calcext:value-type="string">
            <text:p>PISTOLA SILICONA EZCO 7mm</text:p>
          </table:table-cell>
          <table:table-cell office:value-type="float" office:value="8850.86" calcext:value-type="float">
            <text:p>8850.86</text:p>
          </table:table-cell>
        </table:table-row>
        <table:table-row table:style-name="ro1">
          <table:table-cell office:value-type="string" calcext:value-type="string">
            <text:p>PISTOLA SILICONA HIGH TECH CHICA HGG002</text:p>
          </table:table-cell>
          <table:table-cell office:value-type="float" office:value="404.73" calcext:value-type="float">
            <text:p>404.73</text:p>
          </table:table-cell>
        </table:table-row>
        <table:table-row table:style-name="ro1">
          <table:table-cell office:value-type="string" calcext:value-type="string">
            <text:p>PISTOLA SILICONA STA CHICA 10W</text:p>
          </table:table-cell>
          <table:table-cell office:value-type="float" office:value="8340.92" calcext:value-type="float">
            <text:p>8340.92</text:p>
          </table:table-cell>
        </table:table-row>
        <table:table-row table:style-name="ro1">
          <table:table-cell office:value-type="string" calcext:value-type="string">
            <text:p>PISTOLETES PIZZINI 3 PZAS ART-458</text:p>
          </table:table-cell>
          <table:table-cell office:value-type="float" office:value="2837.53" calcext:value-type="float">
            <text:p>2837.53</text:p>
          </table:table-cell>
        </table:table-row>
        <table:table-row table:style-name="ro1">
          <table:table-cell office:value-type="string" calcext:value-type="string">
            <text:p>PIZARRA ATRIL INFANTIL</text:p>
          </table:table-cell>
          <table:table-cell office:value-type="float" office:value="931.7" calcext:value-type="float">
            <text:p>931.70</text:p>
          </table:table-cell>
        </table:table-row>
        <table:table-row table:style-name="ro1">
          <table:table-cell office:value-type="string" calcext:value-type="string">
            <text:p>PIZARRA CARRO FUGI 6998</text:p>
          </table:table-cell>
          <table:table-cell office:value-type="float" office:value="15314.67" calcext:value-type="float">
            <text:p>15314.67</text:p>
          </table:table-cell>
        </table:table-row>
        <table:table-row table:style-name="ro1">
          <table:table-cell office:value-type="string" calcext:value-type="string">
            <text:p>PIZARRA CORCHO IBI 45x60cm</text:p>
          </table:table-cell>
          <table:table-cell office:value-type="float" office:value="9708.69" calcext:value-type="float">
            <text:p>9708.69</text:p>
          </table:table-cell>
        </table:table-row>
        <table:table-row table:style-name="ro1">
          <table:table-cell office:value-type="string" calcext:value-type="string">
            <text:p>PIZARRA CORCHO IBI 60x90cm</text:p>
          </table:table-cell>
          <table:table-cell office:value-type="float" office:value="17429.67" calcext:value-type="float">
            <text:p>17429.67</text:p>
          </table:table-cell>
        </table:table-row>
        <table:table-row table:style-name="ro1">
          <table:table-cell office:value-type="string" calcext:value-type="string">
            <text:p>PIZARRA CORCHO IBI 90x120cm</text:p>
          </table:table-cell>
          <table:table-cell office:value-type="float" office:value="43999.98" calcext:value-type="float">
            <text:p>43999.98</text:p>
          </table:table-cell>
        </table:table-row>
        <table:table-row table:style-name="ro1">
          <table:table-cell office:value-type="string" calcext:value-type="string">
            <text:p>PIZARRA DOBLE 1.20</text:p>
          </table:table-cell>
          <table:table-cell office:value-type="float" office:value="4489.1" calcext:value-type="float">
            <text:p>4489.10</text:p>
          </table:table-cell>
        </table:table-row>
        <table:table-row table:style-name="ro1">
          <table:table-cell office:value-type="string" calcext:value-type="string">
            <text:p>PIZARRA EZCO BLANCA LAMINADA 30x45cm</text:p>
          </table:table-cell>
          <table:table-cell office:value-type="float" office:value="9598.29" calcext:value-type="float">
            <text:p>9598.29</text:p>
          </table:table-cell>
        </table:table-row>
        <table:table-row table:style-name="ro1">
          <table:table-cell office:value-type="string" calcext:value-type="string">
            <text:p>PIZARRA GALAXIA LAMINADO BLANCO 120x240cm</text:p>
          </table:table-cell>
          <table:table-cell office:value-type="float" office:value="107546.98" calcext:value-type="float">
            <text:p>107546.98</text:p>
          </table:table-cell>
        </table:table-row>
        <table:table-row table:style-name="ro1">
          <table:table-cell office:value-type="string" calcext:value-type="string">
            <text:p>PIZARRA GALAXIA LAMINADO BLANCO 40x60cm</text:p>
          </table:table-cell>
          <table:table-cell office:value-type="float" office:value="14268.56" calcext:value-type="float">
            <text:p>14268.56</text:p>
          </table:table-cell>
        </table:table-row>
        <table:table-row table:style-name="ro1">
          <table:table-cell office:value-type="string" calcext:value-type="string">
            <text:p>PIZARRA GALAXIA LAMINADO BLANCO 50x70cm</text:p>
          </table:table-cell>
          <table:table-cell office:value-type="float" office:value="19191.33" calcext:value-type="float">
            <text:p>19191.33</text:p>
          </table:table-cell>
        </table:table-row>
        <table:table-row table:style-name="ro1">
          <table:table-cell office:value-type="string" calcext:value-type="string">
            <text:p>PIZARRA GALAXIA LAMINADO BLANCO 60x80cm</text:p>
          </table:table-cell>
          <table:table-cell office:value-type="float" office:value="21441.97" calcext:value-type="float">
            <text:p>21441.97</text:p>
          </table:table-cell>
        </table:table-row>
        <table:table-row table:style-name="ro1">
          <table:table-cell office:value-type="string" calcext:value-type="string">
            <text:p>PIZARRA GALAXIA LAMINADO BLANCO 75x100cm</text:p>
          </table:table-cell>
          <table:table-cell office:value-type="float" office:value="34584.03" calcext:value-type="float">
            <text:p>34584.03</text:p>
          </table:table-cell>
        </table:table-row>
        <table:table-row table:style-name="ro1">
          <table:table-cell office:value-type="string" calcext:value-type="string">
            <text:p>PIZARRA GALAXIA LAMINADO BLANCO 80x120cm</text:p>
          </table:table-cell>
          <table:table-cell office:value-type="float" office:value="43182.77" calcext:value-type="float">
            <text:p>43182.77</text:p>
          </table:table-cell>
        </table:table-row>
        <table:table-row table:style-name="ro1">
          <table:table-cell office:value-type="string" calcext:value-type="string">
            <text:p>PIZARRA GALAXIA MAGNETICA 30x40cm</text:p>
          </table:table-cell>
          <table:table-cell office:value-type="float" office:value="9370.58" calcext:value-type="float">
            <text:p>9370.58</text:p>
          </table:table-cell>
        </table:table-row>
        <table:table-row table:style-name="ro1">
          <table:table-cell office:value-type="string" calcext:value-type="string">
            <text:p>PIZARRA GALAXIA MAGNETICA 40x60cm</text:p>
          </table:table-cell>
          <table:table-cell office:value-type="float" office:value="14302.97" calcext:value-type="float">
            <text:p>14302.97</text:p>
          </table:table-cell>
        </table:table-row>
        <table:table-row table:style-name="ro1">
          <table:table-cell office:value-type="string" calcext:value-type="string">
            <text:p>PIZARRA MAGNETICA 30x40cm 514070</text:p>
          </table:table-cell>
          <table:table-cell office:value-type="float" office:value="7597.59" calcext:value-type="float">
            <text:p>7597.59</text:p>
          </table:table-cell>
        </table:table-row>
        <table:table-row table:style-name="ro1">
          <table:table-cell office:value-type="string" calcext:value-type="string">
            <text:p>PIZARRA MAGNETICA EZCO 21x28cm</text:p>
          </table:table-cell>
          <table:table-cell office:value-type="float" office:value="5797.29" calcext:value-type="float">
            <text:p>5797.29</text:p>
          </table:table-cell>
        </table:table-row>
        <table:table-row table:style-name="ro1">
          <table:table-cell office:value-type="string" calcext:value-type="string">
            <text:p>PIZARRA MAGNETICA EZCO 28x35cm</text:p>
          </table:table-cell>
          <table:table-cell office:value-type="float" office:value="7978.9" calcext:value-type="float">
            <text:p>7978.90</text:p>
          </table:table-cell>
        </table:table-row>
        <table:table-row table:style-name="ro1">
          <table:table-cell office:value-type="string" calcext:value-type="string">
            <text:p>PIZARRA MAGNETICA EZCO 30x45cm</text:p>
          </table:table-cell>
          <table:table-cell office:value-type="float" office:value="11409.71" calcext:value-type="float">
            <text:p>11409.71</text:p>
          </table:table-cell>
        </table:table-row>
        <table:table-row table:style-name="ro1">
          <table:table-cell office:value-type="string" calcext:value-type="string">
            <text:p>PIZARRA MAGNETICA FD9965</text:p>
          </table:table-cell>
          <table:table-cell office:value-type="float" office:value="8121.28" calcext:value-type="float">
            <text:p>8121.28</text:p>
          </table:table-cell>
        </table:table-row>
        <table:table-row table:style-name="ro1">
          <table:table-cell office:value-type="string" calcext:value-type="string">
            <text:p>PIZARRA MAGNETICA FIRST</text:p>
          </table:table-cell>
          <table:table-cell office:value-type="float" office:value="5831.14" calcext:value-type="float">
            <text:p>5831.14</text:p>
          </table:table-cell>
        </table:table-row>
        <table:table-row table:style-name="ro1">
          <table:table-cell office:value-type="string" calcext:value-type="string">
            <text:p>PIZZINI BANDEJA PAPELERA OFICIO 2 PISOS</text:p>
          </table:table-cell>
          <table:table-cell office:value-type="float" office:value="17323.03" calcext:value-type="float">
            <text:p>17323.03</text:p>
          </table:table-cell>
        </table:table-row>
        <table:table-row table:style-name="ro1">
          <table:table-cell office:value-type="string" calcext:value-type="string">
            <text:p>PIZZINI BANDEJA PAPELERA PLASTICA A4 PASTEL</text:p>
          </table:table-cell>
          <table:table-cell office:value-type="float" office:value="2212.18" calcext:value-type="float">
            <text:p>2212.18</text:p>
          </table:table-cell>
        </table:table-row>
        <table:table-row table:style-name="ro1">
          <table:table-cell office:value-type="string" calcext:value-type="string">
            <text:p>PLANTILLA PIZZINI 5806</text:p>
          </table:table-cell>
          <table:table-cell office:value-type="float" office:value="1953.58" calcext:value-type="float">
            <text:p>1953.58</text:p>
          </table:table-cell>
        </table:table-row>
        <table:table-row table:style-name="ro1">
          <table:table-cell office:value-type="string" calcext:value-type="string">
            <text:p>PLANTILLA PIZZINI 5813 SANITARIOS</text:p>
          </table:table-cell>
          <table:table-cell office:value-type="float" office:value="1757.62" calcext:value-type="float">
            <text:p>1757.62</text:p>
          </table:table-cell>
        </table:table-row>
        <table:table-row table:style-name="ro1">
          <table:table-cell office:value-type="string" calcext:value-type="string">
            <text:p>PLANTILLA PIZZINI CIRCULOS 5801</text:p>
          </table:table-cell>
          <table:table-cell office:value-type="float" office:value="1886.51" calcext:value-type="float">
            <text:p>1886.51</text:p>
          </table:table-cell>
        </table:table-row>
        <table:table-row table:style-name="ro1">
          <table:table-cell office:value-type="string" calcext:value-type="string">
            <text:p>PLANTILLA PIZZINI ELIPSES 5807</text:p>
          </table:table-cell>
          <table:table-cell office:value-type="float" office:value="1953.58" calcext:value-type="float">
            <text:p>1953.58</text:p>
          </table:table-cell>
        </table:table-row>
        <table:table-row table:style-name="ro1">
          <table:table-cell office:value-type="string" calcext:value-type="string">
            <text:p>PLANTILLA PIZZINI ELIPSES 5818</text:p>
          </table:table-cell>
          <table:table-cell office:value-type="float" office:value="1939.22" calcext:value-type="float">
            <text:p>1939.22</text:p>
          </table:table-cell>
        </table:table-row>
        <table:table-row table:style-name="ro1">
          <table:table-cell office:value-type="string" calcext:value-type="string">
            <text:p>PLANTILLA PIZZINI FIG.GEOMETRICAS 5804</text:p>
          </table:table-cell>
          <table:table-cell office:value-type="float" office:value="1886.51" calcext:value-type="float">
            <text:p>1886.51</text:p>
          </table:table-cell>
        </table:table-row>
        <table:table-row table:style-name="ro1">
          <table:table-cell office:value-type="string" calcext:value-type="string">
            <text:p>PLASTILINA ALBAMAGIC x10 SURTIDA</text:p>
          </table:table-cell>
          <table:table-cell office:value-type="float" office:value="1682.13" calcext:value-type="float">
            <text:p>1682.13</text:p>
          </table:table-cell>
        </table:table-row>
        <table:table-row table:style-name="ro1">
          <table:table-cell office:value-type="string" calcext:value-type="string">
            <text:p>PLASTILINA ALBAMAGIC x24 SURTIDA</text:p>
          </table:table-cell>
          <table:table-cell office:value-type="float" office:value="3030.38" calcext:value-type="float">
            <text:p>3030.38</text:p>
          </table:table-cell>
        </table:table-row>
        <table:table-row table:style-name="ro1">
          <table:table-cell office:value-type="string" calcext:value-type="string">
            <text:p>PLASTILINA GIOTTO x12</text:p>
          </table:table-cell>
          <table:table-cell office:value-type="float" office:value="1707.55" calcext:value-type="float">
            <text:p>1707.55</text:p>
          </table:table-cell>
        </table:table-row>
        <table:table-row table:style-name="ro1">
          <table:table-cell office:value-type="string" calcext:value-type="string">
            <text:p>PLASTILINA KEYROAD x6 PASTEL</text:p>
          </table:table-cell>
          <table:table-cell office:value-type="float" office:value="1349.74" calcext:value-type="float">
            <text:p>1349.74</text:p>
          </table:table-cell>
        </table:table-row>
        <table:table-row table:style-name="ro1">
          <table:table-cell office:value-type="string" calcext:value-type="string">
            <text:p>PLASTILINA KEYROAD x6 SURTIDO</text:p>
          </table:table-cell>
          <table:table-cell office:value-type="float" office:value="988.44" calcext:value-type="float">
            <text:p>988.44</text:p>
          </table:table-cell>
        </table:table-row>
        <table:table-row table:style-name="ro1">
          <table:table-cell office:value-type="string" calcext:value-type="string">
            <text:p>PLASTILINA MAPED x6u 27101</text:p>
          </table:table-cell>
          <table:table-cell office:value-type="float" office:value="1022.9" calcext:value-type="float">
            <text:p>1022.90</text:p>
          </table:table-cell>
        </table:table-row>
        <table:table-row table:style-name="ro1">
          <table:table-cell office:value-type="string" calcext:value-type="string">
            <text:p>PLASTILINA MODEL x10 SURTIDA</text:p>
          </table:table-cell>
          <table:table-cell office:value-type="float" office:value="1286.13" calcext:value-type="float">
            <text:p>1286.13</text:p>
          </table:table-cell>
        </table:table-row>
        <table:table-row table:style-name="ro1">
          <table:table-cell office:value-type="string" calcext:value-type="string">
            <text:p>PLASTILINA MODEL x6u SURTIDA</text:p>
          </table:table-cell>
          <table:table-cell office:value-type="float" office:value="852.26" calcext:value-type="float">
            <text:p>852.26</text:p>
          </table:table-cell>
        </table:table-row>
        <table:table-row table:style-name="ro1">
          <table:table-cell office:value-type="string" calcext:value-type="string">
            <text:p>PLASTILINA PELIKAN 180g</text:p>
          </table:table-cell>
          <table:table-cell office:value-type="float" office:value="1391.08" calcext:value-type="float">
            <text:p>1391.08</text:p>
          </table:table-cell>
        </table:table-row>
        <table:table-row table:style-name="ro1">
          <table:table-cell office:value-type="string" calcext:value-type="string">
            <text:p>PLASTILINA PELIKAN PASTEL x4</text:p>
          </table:table-cell>
          <table:table-cell office:value-type="float" office:value="3869.81" calcext:value-type="float">
            <text:p>3869.81</text:p>
          </table:table-cell>
        </table:table-row>
        <table:table-row table:style-name="ro1">
          <table:table-cell office:value-type="string" calcext:value-type="string">
            <text:p>PLASTILINA PELIKAN x10 GLITTER</text:p>
          </table:table-cell>
          <table:table-cell office:value-type="float" office:value="1501.2" calcext:value-type="float">
            <text:p>1501.20</text:p>
          </table:table-cell>
        </table:table-row>
        <table:table-row table:style-name="ro1">
          <table:table-cell office:value-type="string" calcext:value-type="string">
            <text:p>PLASTILINA PELIKAN x10 NEON</text:p>
          </table:table-cell>
          <table:table-cell office:value-type="float" office:value="1146.74" calcext:value-type="float">
            <text:p>1146.74</text:p>
          </table:table-cell>
        </table:table-row>
        <table:table-row table:style-name="ro1">
          <table:table-cell office:value-type="string" calcext:value-type="string">
            <text:p>PLASTILINA PELIKAN x10 PASTEL</text:p>
          </table:table-cell>
          <table:table-cell office:value-type="float" office:value="1146.74" calcext:value-type="float">
            <text:p>1146.74</text:p>
          </table:table-cell>
        </table:table-row>
        <table:table-row table:style-name="ro1">
          <table:table-cell office:value-type="string" calcext:value-type="string">
            <text:p>PLASTILINA PLAYCOLOR BARRITA x10u</text:p>
          </table:table-cell>
          <table:table-cell office:value-type="float" office:value="1319.47" calcext:value-type="float">
            <text:p>1319.47</text:p>
          </table:table-cell>
        </table:table-row>
        <table:table-row table:style-name="ro1">
          <table:table-cell office:value-type="string" calcext:value-type="string">
            <text:p>PLASTILINA PLAYCOLOR BARRITA x6u</text:p>
          </table:table-cell>
          <table:table-cell office:value-type="float" office:value="854.05" calcext:value-type="float">
            <text:p>854.05</text:p>
          </table:table-cell>
        </table:table-row>
        <table:table-row table:style-name="ro1">
          <table:table-cell office:value-type="string" calcext:value-type="string">
            <text:p>PLASTILINA PLAYCOLOR BARRITA x6u FLUO</text:p>
          </table:table-cell>
          <table:table-cell office:value-type="float" office:value="1006.82" calcext:value-type="float">
            <text:p>1006.82</text:p>
          </table:table-cell>
        </table:table-row>
        <table:table-row table:style-name="ro1">
          <table:table-cell office:value-type="string" calcext:value-type="string">
            <text:p>PLASTILINA PLAYCOLOR PANCITO x24u</text:p>
          </table:table-cell>
          <table:table-cell office:value-type="float" office:value="3237.94" calcext:value-type="float">
            <text:p>3237.94</text:p>
          </table:table-cell>
        </table:table-row>
        <table:table-row table:style-name="ro1">
          <table:table-cell office:value-type="string" calcext:value-type="string">
            <text:p>PLASTILINA PLAYCOLOR x6 PASTEL</text:p>
          </table:table-cell>
          <table:table-cell office:value-type="float" office:value="855.09" calcext:value-type="float">
            <text:p>855.09</text:p>
          </table:table-cell>
        </table:table-row>
        <table:table-row table:style-name="ro1">
          <table:table-cell office:value-type="string" calcext:value-type="string">
            <text:p>PLASTILINA TINTORETTO BARRITA x10u</text:p>
          </table:table-cell>
          <table:table-cell office:value-type="float" office:value="1106.41" calcext:value-type="float">
            <text:p>1106.41</text:p>
          </table:table-cell>
        </table:table-row>
        <table:table-row table:style-name="ro1">
          <table:table-cell office:value-type="string" calcext:value-type="string">
            <text:p>PLASTILINA TINTORETTO BARRITA x6u</text:p>
          </table:table-cell>
          <table:table-cell office:value-type="float" office:value="725.69" calcext:value-type="float">
            <text:p>725.69</text:p>
          </table:table-cell>
        </table:table-row>
        <table:table-row table:style-name="ro1">
          <table:table-cell office:value-type="string" calcext:value-type="string">
            <text:p>PLASTILINA TINTORETTO PANCITO x24u</text:p>
          </table:table-cell>
          <table:table-cell office:value-type="float" office:value="2629.61" calcext:value-type="float">
            <text:p>2629.61</text:p>
          </table:table-cell>
        </table:table-row>
        <table:table-row table:style-name="ro1">
          <table:table-cell office:value-type="string" calcext:value-type="string">
            <text:p>PLASTIPINTURITAS MAPED x12 862011</text:p>
          </table:table-cell>
          <table:table-cell office:value-type="float" office:value="4064.9" calcext:value-type="float">
            <text:p>4064.90</text:p>
          </table:table-cell>
        </table:table-row>
        <table:table-row table:style-name="ro1">
          <table:table-cell office:value-type="string" calcext:value-type="string">
            <text:p>PLUMA FILGO S-MILE A CARTUCHO</text:p>
          </table:table-cell>
          <table:table-cell office:value-type="float" office:value="743.87" calcext:value-type="float">
            <text:p>743.87</text:p>
          </table:table-cell>
        </table:table-row>
        <table:table-row table:style-name="ro1">
          <table:table-cell office:value-type="string" calcext:value-type="string">
            <text:p>PLUMA MAPED GIRLY 222510</text:p>
          </table:table-cell>
          <table:table-cell office:value-type="float" office:value="328.2" calcext:value-type="float">
            <text:p>328.20</text:p>
          </table:table-cell>
        </table:table-row>
        <table:table-row table:style-name="ro1">
          <table:table-cell office:value-type="string" calcext:value-type="string">
            <text:p>PLUMA MAPED GIRLY 222512</text:p>
          </table:table-cell>
          <table:table-cell office:value-type="float" office:value="290.07" calcext:value-type="float">
            <text:p>290.07</text:p>
          </table:table-cell>
        </table:table-row>
        <table:table-row table:style-name="ro1">
          <table:table-cell office:value-type="string" calcext:value-type="string">
            <text:p>PORCELANA EN FRIO DELARTE 1Kg</text:p>
          </table:table-cell>
          <table:table-cell office:value-type="float" office:value="6198.76" calcext:value-type="float">
            <text:p>6198.76</text:p>
          </table:table-cell>
        </table:table-row>
        <table:table-row table:style-name="ro1">
          <table:table-cell office:value-type="string" calcext:value-type="string">
            <text:p>PORCELANA EN FRIO DELARTE 250gr</text:p>
          </table:table-cell>
          <table:table-cell office:value-type="float" office:value="1751.78" calcext:value-type="float">
            <text:p>1751.78</text:p>
          </table:table-cell>
        </table:table-row>
        <table:table-row table:style-name="ro1">
          <table:table-cell office:value-type="string" calcext:value-type="string">
            <text:p>PORCELANA EN FRIO DELARTE 500gr</text:p>
          </table:table-cell>
          <table:table-cell office:value-type="float" office:value="3431.11" calcext:value-type="float">
            <text:p>3431.11</text:p>
          </table:table-cell>
        </table:table-row>
        <table:table-row table:style-name="ro1">
          <table:table-cell office:value-type="string" calcext:value-type="string">
            <text:p>PORCELANA FRIA DAS BLANCA 250GR</text:p>
          </table:table-cell>
          <table:table-cell office:value-type="float" office:value="1170.38" calcext:value-type="float">
            <text:p>1170.38</text:p>
          </table:table-cell>
        </table:table-row>
        <table:table-row table:style-name="ro1">
          <table:table-cell office:value-type="string" calcext:value-type="string">
            <text:p>PORTA BANNER ROLL UP 0.85x2m</text:p>
          </table:table-cell>
          <table:table-cell office:value-type="float" office:value="2837.56" calcext:value-type="float">
            <text:p>2837.56</text:p>
          </table:table-cell>
        </table:table-row>
        <table:table-row table:style-name="ro1">
          <table:table-cell office:value-type="string" calcext:value-type="string">
            <text:p>PORTA CINTA DE EMBALAJE KATANA T15001</text:p>
          </table:table-cell>
          <table:table-cell office:value-type="float" office:value="312.36" calcext:value-type="float">
            <text:p>312.36</text:p>
          </table:table-cell>
        </table:table-row>
        <table:table-row table:style-name="ro1">
          <table:table-cell office:value-type="string" calcext:value-type="string">
            <text:p>PORTA CLIPS SIFAP C/IMAN</text:p>
          </table:table-cell>
          <table:table-cell office:value-type="float" office:value="1409.78" calcext:value-type="float">
            <text:p>1409.78</text:p>
          </table:table-cell>
        </table:table-row>
        <table:table-row table:style-name="ro1">
          <table:table-cell office:value-type="string" calcext:value-type="string">
            <text:p>PORTA LAPICES SIFAP</text:p>
          </table:table-cell>
          <table:table-cell office:value-type="float" office:value="2002.97" calcext:value-type="float">
            <text:p>2002.97</text:p>
          </table:table-cell>
        </table:table-row>
        <table:table-row table:style-name="ro1">
          <table:table-cell office:value-type="string" calcext:value-type="string">
            <text:p>PORTA MINAS BEIFA C/GOMA x24u</text:p>
          </table:table-cell>
          <table:table-cell office:value-type="float" office:value="137.89" calcext:value-type="float">
            <text:p>137.89</text:p>
          </table:table-cell>
        </table:table-row>
        <table:table-row table:style-name="ro1">
          <table:table-cell office:value-type="string" calcext:value-type="string">
            <text:p>PORTA MINAS BIC AI 0.5mm</text:p>
          </table:table-cell>
          <table:table-cell office:value-type="float" office:value="2217.42" calcext:value-type="float">
            <text:p>2217.42</text:p>
          </table:table-cell>
        </table:table-row>
        <table:table-row table:style-name="ro1">
          <table:table-cell office:value-type="string" calcext:value-type="string">
            <text:p>PORTA MINAS BIC REACTION 0.5mm</text:p>
          </table:table-cell>
          <table:table-cell office:value-type="float" office:value="2290.26" calcext:value-type="float">
            <text:p>2290.26</text:p>
          </table:table-cell>
        </table:table-row>
        <table:table-row table:style-name="ro1">
          <table:table-cell office:value-type="string" calcext:value-type="string">
            <text:p>PORTA MINAS EZCO LM225-0.5MM x30u</text:p>
          </table:table-cell>
          <table:table-cell office:value-type="float" office:value="11443.18" calcext:value-type="float">
            <text:p>11443.18</text:p>
          </table:table-cell>
        </table:table-row>
        <table:table-row table:style-name="ro1">
          <table:table-cell office:value-type="string" calcext:value-type="string">
            <text:p>PORTA MINAS EZCO LM425 0.5mm x12u</text:p>
          </table:table-cell>
          <table:table-cell office:value-type="float" office:value="8502.48" calcext:value-type="float">
            <text:p>8502.48</text:p>
          </table:table-cell>
        </table:table-row>
        <table:table-row table:style-name="ro1">
          <table:table-cell office:value-type="string" calcext:value-type="string">
            <text:p>PORTA MINAS FILGO 0.5mm H105 FLOW</text:p>
          </table:table-cell>
          <table:table-cell office:value-type="float" office:value="586.16" calcext:value-type="float">
            <text:p>586.16</text:p>
          </table:table-cell>
        </table:table-row>
        <table:table-row table:style-name="ro1">
          <table:table-cell office:value-type="string" calcext:value-type="string">
            <text:p>PORTA MINAS FILGO 0.5mm H-205 x12u</text:p>
          </table:table-cell>
          <table:table-cell office:value-type="float" office:value="1023.78" calcext:value-type="float">
            <text:p>1023.78</text:p>
          </table:table-cell>
        </table:table-row>
        <table:table-row table:style-name="ro1">
          <table:table-cell office:value-type="string" calcext:value-type="string">
            <text:p>PORTA MINAS FILGO 0.7mm H-207</text:p>
          </table:table-cell>
          <table:table-cell office:value-type="float" office:value="1023.78" calcext:value-type="float">
            <text:p>1023.78</text:p>
          </table:table-cell>
        </table:table-row>
        <table:table-row table:style-name="ro1">
          <table:table-cell office:value-type="string" calcext:value-type="string">
            <text:p>PORTA MINAS FILGO REALGRIP 0.5mm x36u H-105</text:p>
          </table:table-cell>
          <table:table-cell office:value-type="float" office:value="386.27" calcext:value-type="float">
            <text:p>386.27</text:p>
          </table:table-cell>
        </table:table-row>
        <table:table-row table:style-name="ro1">
          <table:table-cell office:value-type="string" calcext:value-type="string">
            <text:p>PORTA MINAS FILGO REALGRIP 0.7mm x36u H-107</text:p>
          </table:table-cell>
          <table:table-cell office:value-type="float" office:value="386.27" calcext:value-type="float">
            <text:p>386.27</text:p>
          </table:table-cell>
        </table:table-row>
        <table:table-row table:style-name="ro1">
          <table:table-cell office:value-type="string" calcext:value-type="string">
            <text:p>PORTA MINAS MICRO CHEKY 0.5mm</text:p>
          </table:table-cell>
          <table:table-cell office:value-type="float" office:value="452.65" calcext:value-type="float">
            <text:p>452.65</text:p>
          </table:table-cell>
        </table:table-row>
        <table:table-row table:style-name="ro1">
          <table:table-cell office:value-type="string" calcext:value-type="string">
            <text:p>PORTA MINAS MICRO EXECUTIVE 0.5mm</text:p>
          </table:table-cell>
          <table:table-cell office:value-type="float" office:value="225.92" calcext:value-type="float">
            <text:p>225.92</text:p>
          </table:table-cell>
        </table:table-row>
        <table:table-row table:style-name="ro1">
          <table:table-cell office:value-type="string" calcext:value-type="string">
            <text:p>PORTA MINAS PIZZINI 1431F 0.5mm</text:p>
          </table:table-cell>
          <table:table-cell office:value-type="float" office:value="2802.11" calcext:value-type="float">
            <text:p>2802.11</text:p>
          </table:table-cell>
        </table:table-row>
        <table:table-row table:style-name="ro1">
          <table:table-cell office:value-type="string" calcext:value-type="string">
            <text:p>PORTA MINAS PIZZINI 1432 0.7mm PUNTA FIJA</text:p>
          </table:table-cell>
          <table:table-cell office:value-type="float" office:value="2795.29" calcext:value-type="float">
            <text:p>2795.29</text:p>
          </table:table-cell>
        </table:table-row>
        <table:table-row table:style-name="ro1">
          <table:table-cell office:value-type="string" calcext:value-type="string">
            <text:p>PORTA MINAS PIZZINI 1435R 0.5mm CUERPO METAL</text:p>
          </table:table-cell>
          <table:table-cell office:value-type="float" office:value="3421.47" calcext:value-type="float">
            <text:p>3421.47</text:p>
          </table:table-cell>
        </table:table-row>
        <table:table-row table:style-name="ro1">
          <table:table-cell office:value-type="string" calcext:value-type="string">
            <text:p>PORTA MINAS PIZZINI 1436R RETRACTIL 0.7mm</text:p>
          </table:table-cell>
          <table:table-cell office:value-type="float" office:value="3421.47" calcext:value-type="float">
            <text:p>3421.47</text:p>
          </table:table-cell>
        </table:table-row>
        <table:table-row table:style-name="ro1">
          <table:table-cell office:value-type="string" calcext:value-type="string">
            <text:p>PORTA MINAS PIZZINI 1461 0.5mm GRIP Y GOMA</text:p>
          </table:table-cell>
          <table:table-cell office:value-type="float" office:value="1562.74" calcext:value-type="float">
            <text:p>1562.74</text:p>
          </table:table-cell>
        </table:table-row>
        <table:table-row table:style-name="ro1">
          <table:table-cell office:value-type="string" calcext:value-type="string">
            <text:p>PORTA MINAS PIZZINI 1462 0.7mm</text:p>
          </table:table-cell>
          <table:table-cell office:value-type="float" office:value="1562.74" calcext:value-type="float">
            <text:p>1562.74</text:p>
          </table:table-cell>
        </table:table-row>
        <table:table-row table:style-name="ro1">
          <table:table-cell office:value-type="string" calcext:value-type="string">
            <text:p>PORTA MINAS PIZZINI 1468 2mm</text:p>
          </table:table-cell>
          <table:table-cell office:value-type="float" office:value="1773.75" calcext:value-type="float">
            <text:p>1773.75</text:p>
          </table:table-cell>
        </table:table-row>
        <table:table-row table:style-name="ro1">
          <table:table-cell office:value-type="string" calcext:value-type="string">
            <text:p>PORTA MINAS PIZZINI 1475F 0.5mm</text:p>
          </table:table-cell>
          <table:table-cell office:value-type="float" office:value="2695.02" calcext:value-type="float">
            <text:p>2695.02</text:p>
          </table:table-cell>
        </table:table-row>
        <table:table-row table:style-name="ro1">
          <table:table-cell office:value-type="string" calcext:value-type="string">
            <text:p>PORTA MINAS PIZZINI 1476F 0.7mm</text:p>
          </table:table-cell>
          <table:table-cell office:value-type="float" office:value="2695.02" calcext:value-type="float">
            <text:p>2695.02</text:p>
          </table:table-cell>
        </table:table-row>
        <table:table-row table:style-name="ro1">
          <table:table-cell office:value-type="string" calcext:value-type="string">
            <text:p>PORTA MINAS PIZZINI 1478 2mm METALICO</text:p>
          </table:table-cell>
          <table:table-cell office:value-type="float" office:value="6852.51" calcext:value-type="float">
            <text:p>6852.51</text:p>
          </table:table-cell>
        </table:table-row>
        <table:table-row table:style-name="ro1">
          <table:table-cell office:value-type="string" calcext:value-type="string">
            <text:p>PORTA MINAS TALBOT DELTA 0.5mm</text:p>
          </table:table-cell>
          <table:table-cell office:value-type="float" office:value="543.9" calcext:value-type="float">
            <text:p>543.90</text:p>
          </table:table-cell>
        </table:table-row>
        <table:table-row table:style-name="ro1">
          <table:table-cell office:value-type="string" calcext:value-type="string">
            <text:p>PORTA SOBRES SIFAP NIQUELADO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1">
          <table:table-cell office:value-type="string" calcext:value-type="string">
            <text:p>PORTA TABLERO PIZZINI 40*50cm</text:p>
          </table:table-cell>
          <table:table-cell office:value-type="float" office:value="10773.63" calcext:value-type="float">
            <text:p>10773.63</text:p>
          </table:table-cell>
        </table:table-row>
        <table:table-row table:style-name="ro1">
          <table:table-cell office:value-type="string" calcext:value-type="string">
            <text:p>PORTA TABLERO PIZZINI 50*60cm</text:p>
          </table:table-cell>
          <table:table-cell office:value-type="float" office:value="14338.15" calcext:value-type="float">
            <text:p>14338.15</text:p>
          </table:table-cell>
        </table:table-row>
        <table:table-row table:style-name="ro1">
          <table:table-cell office:value-type="string" calcext:value-type="string">
            <text:p>PORTA TACO ACRILICO 9,5*9,5*4,5cm 8001</text:p>
          </table:table-cell>
          <table:table-cell office:value-type="float" office:value="43.21" calcext:value-type="float">
            <text:p>43.21</text:p>
          </table:table-cell>
        </table:table-row>
        <table:table-row table:style-name="ro1">
          <table:table-cell office:value-type="string" calcext:value-type="string">
            <text:p>PORTA TACO BAJO CON TACO 9x9</text:p>
          </table:table-cell>
          <table:table-cell office:value-type="float" office:value="5219.31" calcext:value-type="float">
            <text:p>5219.31</text:p>
          </table:table-cell>
        </table:table-row>
        <table:table-row table:style-name="ro1">
          <table:table-cell office:value-type="string" calcext:value-type="string">
            <text:p>PORTA TACO LIGGO 9x9 CRISTAL</text:p>
          </table:table-cell>
          <table:table-cell office:value-type="float" office:value="1135.72" calcext:value-type="float">
            <text:p>1135.72</text:p>
          </table:table-cell>
        </table:table-row>
        <table:table-row table:style-name="ro1">
          <table:table-cell office:value-type="string" calcext:value-type="string">
            <text:p>PORTA TACO MULTIUSO ACRILICO CON TACO 9x9</text:p>
          </table:table-cell>
          <table:table-cell office:value-type="float" office:value="2022.62" calcext:value-type="float">
            <text:p>2022.62</text:p>
          </table:table-cell>
        </table:table-row>
        <table:table-row table:style-name="ro1">
          <table:table-cell office:value-type="string" calcext:value-type="string">
            <text:p>PORTA TACO PIZZINI 9x9cm</text:p>
          </table:table-cell>
          <table:table-cell office:value-type="float" office:value="1584.31" calcext:value-type="float">
            <text:p>1584.31</text:p>
          </table:table-cell>
        </table:table-row>
        <table:table-row table:style-name="ro1">
          <table:table-cell office:value-type="string" calcext:value-type="string">
            <text:p>PORTA TARJETA IDENTIFICACION C/GANCHO x50u</text:p>
          </table:table-cell>
          <table:table-cell office:value-type="float" office:value="146.26" calcext:value-type="float">
            <text:p>146.26</text:p>
          </table:table-cell>
        </table:table-row>
        <table:table-row table:style-name="ro1">
          <table:table-cell office:value-type="string" calcext:value-type="string">
            <text:p>PORTABLOCK EZCO A4</text:p>
          </table:table-cell>
          <table:table-cell office:value-type="float" office:value="4006.79" calcext:value-type="float">
            <text:p>4006.79</text:p>
          </table:table-cell>
        </table:table-row>
        <table:table-row table:style-name="ro1">
          <table:table-cell office:value-type="string" calcext:value-type="string">
            <text:p>PORTABLOCK EZCO OFICIO</text:p>
          </table:table-cell>
          <table:table-cell office:value-type="float" office:value="4150.05" calcext:value-type="float">
            <text:p>4150.05</text:p>
          </table:table-cell>
        </table:table-row>
        <table:table-row table:style-name="ro1">
          <table:table-cell office:value-type="string" calcext:value-type="string">
            <text:p>PORTACOSMETICO TALBOT 3925 SAVANNAH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COSMETICO TALBOT 3926 TOGO</text:p>
          </table:table-cell>
          <table:table-cell office:value-type="float" office:value="1372.89" calcext:value-type="float">
            <text:p>1372.89</text:p>
          </table:table-cell>
        </table:table-row>
        <table:table-row table:style-name="ro1">
          <table:table-cell office:value-type="string" calcext:value-type="string">
            <text:p>PORTACOSMETICO TALBOT 4381 CITY</text:p>
          </table:table-cell>
          <table:table-cell office:value-type="float" office:value="2075.9" calcext:value-type="float">
            <text:p>2075.90</text:p>
          </table:table-cell>
        </table:table-row>
        <table:table-row table:style-name="ro1">
          <table:table-cell office:value-type="string" calcext:value-type="string">
            <text:p>PORTACOSMETICO TALBOT 4382 FLAMINGO</text:p>
          </table:table-cell>
          <table:table-cell office:value-type="float" office:value="3957.86" calcext:value-type="float">
            <text:p>3957.86</text:p>
          </table:table-cell>
        </table:table-row>
        <table:table-row table:style-name="ro1">
          <table:table-cell office:value-type="string" calcext:value-type="string">
            <text:p>PORTACOSMETICO TALBOT 4383 FLOWER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COSMETICO TALBOT 4384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COSMETICO TALBOT 4385 LLAMA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COSMETICO TALBOT 4386 LOVE</text:p>
          </table:table-cell>
          <table:table-cell office:value-type="float" office:value="857.27" calcext:value-type="float">
            <text:p>857.27</text:p>
          </table:table-cell>
        </table:table-row>
        <table:table-row table:style-name="ro1">
          <table:table-cell office:value-type="string" calcext:value-type="string">
            <text:p>PORTACOSMETICO TALBOT 4387 STRIPES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COSMETICO TALBOT CATS 3919</text:p>
          </table:table-cell>
          <table:table-cell office:value-type="float" office:value="1372.89" calcext:value-type="float">
            <text:p>1372.89</text:p>
          </table:table-cell>
        </table:table-row>
        <table:table-row table:style-name="ro1">
          <table:table-cell office:value-type="string" calcext:value-type="string">
            <text:p>PORTACOSMETICO TALBOT LOVE 3920</text:p>
          </table:table-cell>
          <table:table-cell office:value-type="float" office:value="1372.89" calcext:value-type="float">
            <text:p>1372.89</text:p>
          </table:table-cell>
        </table:table-row>
        <table:table-row table:style-name="ro1">
          <table:table-cell office:value-type="string" calcext:value-type="string">
            <text:p>PORTACOSMETICO TALBOT SHE 3921</text:p>
          </table:table-cell>
          <table:table-cell office:value-type="float" office:value="5497.03" calcext:value-type="float">
            <text:p>5497.03</text:p>
          </table:table-cell>
        </table:table-row>
        <table:table-row table:style-name="ro1">
          <table:table-cell office:value-type="string" calcext:value-type="string">
            <text:p>PORTADOCUMENTOS LAMA OFICIO C/CIERRE</text:p>
          </table:table-cell>
          <table:table-cell office:value-type="float" office:value="717.94" calcext:value-type="float">
            <text:p>717.94</text:p>
          </table:table-cell>
        </table:table-row>
        <table:table-row table:style-name="ro1">
          <table:table-cell office:value-type="string" calcext:value-type="string">
            <text:p>PORTADOCUMENTOS PP A4 C/CIERRE 001A4</text:p>
          </table:table-cell>
          <table:table-cell office:value-type="float" office:value="484.5" calcext:value-type="float">
            <text:p>484.50</text:p>
          </table:table-cell>
        </table:table-row>
        <table:table-row table:style-name="ro1">
          <table:table-cell office:value-type="string" calcext:value-type="string">
            <text:p>PORTAMINAS 2mm TY-210 42597</text:p>
          </table:table-cell>
          <table:table-cell office:value-type="float" office:value="438.66" calcext:value-type="float">
            <text:p>438.66</text:p>
          </table:table-cell>
        </table:table-row>
        <table:table-row table:style-name="ro1">
          <table:table-cell office:value-type="string" calcext:value-type="string">
            <text:p>PORTAMINAS IBI SHAKER 0.5mm</text:p>
          </table:table-cell>
          <table:table-cell office:value-type="float" office:value="734.95" calcext:value-type="float">
            <text:p>734.95</text:p>
          </table:table-cell>
        </table:table-row>
        <table:table-row table:style-name="ro1">
          <table:table-cell office:value-type="string" calcext:value-type="string">
            <text:p>PORTAMINAS IBI TWENNY 0.5mm</text:p>
          </table:table-cell>
          <table:table-cell office:value-type="float" office:value="610.95" calcext:value-type="float">
            <text:p>610.95</text:p>
          </table:table-cell>
        </table:table-row>
        <table:table-row table:style-name="ro1">
          <table:table-cell office:value-type="string" calcext:value-type="string">
            <text:p>POTE DIDO MOLDES x60 NUMEROS 390560</text:p>
          </table:table-cell>
          <table:table-cell office:value-type="float" office:value="19565.7" calcext:value-type="float">
            <text:p>19565.70</text:p>
          </table:table-cell>
        </table:table-row>
        <table:table-row table:style-name="ro1">
          <table:table-cell office:value-type="string" calcext:value-type="string">
            <text:p>POUCH 68x100 x100u P303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string" calcext:value-type="string">
            <text:p>POUCH 76x110 x100u P304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string" calcext:value-type="string">
            <text:p>POUCH 83x120mm x100u</text:p>
          </table:table-cell>
          <table:table-cell office:value-type="float" office:value="44.38" calcext:value-type="float">
            <text:p>44.38</text:p>
          </table:table-cell>
        </table:table-row>
        <table:table-row table:style-name="ro1">
          <table:table-cell office:value-type="string" calcext:value-type="string">
            <text:p>POUCH 90x130mm x100u P306 PAMI</text:p>
          </table:table-cell>
          <table:table-cell office:value-type="float" office:value="54.8" calcext:value-type="float">
            <text:p>54.80</text:p>
          </table:table-cell>
        </table:table-row>
        <table:table-row table:style-name="ro1">
          <table:table-cell office:value-type="string" calcext:value-type="string">
            <text:p>POUCH A3 303x426mm P311</text:p>
          </table:table-cell>
          <table:table-cell office:value-type="float" office:value="554.13" calcext:value-type="float">
            <text:p>554.13</text:p>
          </table:table-cell>
        </table:table-row>
        <table:table-row table:style-name="ro1">
          <table:table-cell office:value-type="string" calcext:value-type="string">
            <text:p>POUCH A4 225x305mm P309</text:p>
          </table:table-cell>
          <table:table-cell office:value-type="float" office:value="279.28" calcext:value-type="float">
            <text:p>279.28</text:p>
          </table:table-cell>
        </table:table-row>
        <table:table-row table:style-name="ro1">
          <table:table-cell office:value-type="string" calcext:value-type="string">
            <text:p>POUCH OFICIO 225x362mm P310</text:p>
          </table:table-cell>
          <table:table-cell office:value-type="float" office:value="270.96" calcext:value-type="float">
            <text:p>270.96</text:p>
          </table:table-cell>
        </table:table-row>
        <table:table-row table:style-name="ro1">
          <table:table-cell office:value-type="string" calcext:value-type="string">
            <text:p>POXILINA 10min 70g</text:p>
          </table:table-cell>
          <table:table-cell office:value-type="float" office:value="3750.89" calcext:value-type="float">
            <text:p>3750.89</text:p>
          </table:table-cell>
        </table:table-row>
        <table:table-row table:style-name="ro1">
          <table:table-cell office:value-type="string" calcext:value-type="string">
            <text:p>POXI-RAN 23g</text:p>
          </table:table-cell>
          <table:table-cell office:value-type="float" office:value="2493.85" calcext:value-type="float">
            <text:p>2493.85</text:p>
          </table:table-cell>
        </table:table-row>
        <table:table-row table:style-name="ro1">
          <table:table-cell office:value-type="string" calcext:value-type="string">
            <text:p>PUNZON ESCOLAR OTA ART-5101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PUNZON SIFAP ESCOLAR x3</text:p>
          </table:table-cell>
          <table:table-cell office:value-type="float" office:value="279.51" calcext:value-type="float">
            <text:p>279.51</text:p>
          </table:table-cell>
        </table:table-row>
        <table:table-row table:style-name="ro1">
          <table:table-cell office:value-type="string" calcext:value-type="string">
            <text:p>RAB LIBRO ACTAS CLOCHETTE 2 MANOS T/NEGRA</text:p>
          </table:table-cell>
          <table:table-cell office:value-type="float" office:value="8043.64" calcext:value-type="float">
            <text:p>8043.64</text:p>
          </table:table-cell>
        </table:table-row>
        <table:table-row table:style-name="ro1">
          <table:table-cell office:value-type="string" calcext:value-type="string">
            <text:p>RAB LIBRO ACTAS CORONA 2 MANOS</text:p>
          </table:table-cell>
          <table:table-cell office:value-type="float" office:value="6576.47" calcext:value-type="float">
            <text:p>6576.47</text:p>
          </table:table-cell>
        </table:table-row>
        <table:table-row table:style-name="ro1">
          <table:table-cell office:value-type="string" calcext:value-type="string">
            <text:p>RAB LIBRO ACTAS DE ASAMBLEA 2 MANOS 2314</text:p>
          </table:table-cell>
          <table:table-cell office:value-type="float" office:value="10343.6" calcext:value-type="float">
            <text:p>10343.60</text:p>
          </table:table-cell>
        </table:table-row>
        <table:table-row table:style-name="ro1">
          <table:table-cell office:value-type="string" calcext:value-type="string">
            <text:p>RAB LIBRO ACTAS DE DIRECTORIO 2 MANOS 2312</text:p>
          </table:table-cell>
          <table:table-cell office:value-type="float" office:value="10343.6" calcext:value-type="float">
            <text:p>10343.60</text:p>
          </table:table-cell>
        </table:table-row>
        <table:table-row table:style-name="ro1">
          <table:table-cell office:value-type="string" calcext:value-type="string">
            <text:p>RAB LIBRO ASISTENCIA A ASAMBLEAS TD 96PAG 2330</text:p>
          </table:table-cell>
          <table:table-cell office:value-type="float" office:value="25844.66" calcext:value-type="float">
            <text:p>25844.66</text:p>
          </table:table-cell>
        </table:table-row>
        <table:table-row table:style-name="ro1">
          <table:table-cell office:value-type="string" calcext:value-type="string">
            <text:p>RAB LIBRO BANCOS T/DURA 2 MANOS 19x26 2307</text:p>
          </table:table-cell>
          <table:table-cell office:value-type="float" office:value="8510.32" calcext:value-type="float">
            <text:p>8510.32</text:p>
          </table:table-cell>
        </table:table-row>
        <table:table-row table:style-name="ro1">
          <table:table-cell office:value-type="string" calcext:value-type="string">
            <text:p>RAB LIBRO BANCOS T/FLEX 40PAG 19x26 2305</text:p>
          </table:table-cell>
          <table:table-cell office:value-type="float" office:value="2184.46" calcext:value-type="float">
            <text:p>2184.46</text:p>
          </table:table-cell>
        </table:table-row>
        <table:table-row table:style-name="ro1">
          <table:table-cell office:value-type="string" calcext:value-type="string">
            <text:p>RAB LIBRO CONTROL DE PERSONAL T/FLEX 48h 2308/P</text:p>
          </table:table-cell>
          <table:table-cell office:value-type="float" office:value="1192.83" calcext:value-type="float">
            <text:p>1192.83</text:p>
          </table:table-cell>
        </table:table-row>
        <table:table-row table:style-name="ro1">
          <table:table-cell office:value-type="string" calcext:value-type="string">
            <text:p>RAB LIBRO COPIADOR 100 PAG 2636/100</text:p>
          </table:table-cell>
          <table:table-cell office:value-type="float" office:value="10004.29" calcext:value-type="float">
            <text:p>10004.29</text:p>
          </table:table-cell>
        </table:table-row>
        <table:table-row table:style-name="ro1">
          <table:table-cell office:value-type="string" calcext:value-type="string">
            <text:p>RAB LIBRO COPIADOR 250 PAG 2636/250</text:p>
          </table:table-cell>
          <table:table-cell office:value-type="float" office:value="19218.05" calcext:value-type="float">
            <text:p>19218.05</text:p>
          </table:table-cell>
        </table:table-row>
        <table:table-row table:style-name="ro1">
          <table:table-cell office:value-type="string" calcext:value-type="string">
            <text:p>RAB LIBRO DEP. ACCIONES Y REG ASIST. ASAMBLEA 2313</text:p>
          </table:table-cell>
          <table:table-cell office:value-type="float" office:value="23555.07" calcext:value-type="float">
            <text:p>23555.07</text:p>
          </table:table-cell>
        </table:table-row>
        <table:table-row table:style-name="ro1">
          <table:table-cell office:value-type="string" calcext:value-type="string">
            <text:p>RAB LIBRO DIARIO 2 COL. FLEX.1726/D2</text:p>
          </table:table-cell>
          <table:table-cell office:value-type="float" office:value="2377.6" calcext:value-type="float">
            <text:p>2377.60</text:p>
          </table:table-cell>
        </table:table-row>
        <table:table-row table:style-name="ro1">
          <table:table-cell office:value-type="string" calcext:value-type="string">
            <text:p>RAB LIBRO DIARIO 2 COLUMNAS FLEX. 2233/D2</text:p>
          </table:table-cell>
          <table:table-cell office:value-type="float" office:value="4708.88" calcext:value-type="float">
            <text:p>4708.88</text:p>
          </table:table-cell>
        </table:table-row>
        <table:table-row table:style-name="ro1">
          <table:table-cell office:value-type="string" calcext:value-type="string">
            <text:p>RAB LIBRO DIARIO 3 COLUMNAS T/FLEX 2233/D3</text:p>
          </table:table-cell>
          <table:table-cell office:value-type="float" office:value="3464.29" calcext:value-type="float">
            <text:p>3464.29</text:p>
          </table:table-cell>
        </table:table-row>
        <table:table-row table:style-name="ro1">
          <table:table-cell office:value-type="string" calcext:value-type="string">
            <text:p>RAB LIBRO DIARIO CORONA 2 MANOS 2 COLUMNAS 2225</text:p>
          </table:table-cell>
          <table:table-cell office:value-type="float" office:value="14241.1" calcext:value-type="float">
            <text:p>14241.10</text:p>
          </table:table-cell>
        </table:table-row>
        <table:table-row table:style-name="ro1">
          <table:table-cell office:value-type="string" calcext:value-type="string">
            <text:p>RAB LIBRO INVENTARIO 2 COL T/FLEX 2233/I2/1726</text:p>
          </table:table-cell>
          <table:table-cell office:value-type="float" office:value="4708.88" calcext:value-type="float">
            <text:p>4708.88</text:p>
          </table:table-cell>
        </table:table-row>
        <table:table-row table:style-name="ro1">
          <table:table-cell office:value-type="string" calcext:value-type="string">
            <text:p>RAB LIBRO INVENTARIO 2 COL. 1726/I2</text:p>
          </table:table-cell>
          <table:table-cell office:value-type="float" office:value="3911.51" calcext:value-type="float">
            <text:p>3911.51</text:p>
          </table:table-cell>
        </table:table-row>
        <table:table-row table:style-name="ro1">
          <table:table-cell office:value-type="string" calcext:value-type="string">
            <text:p>RAB LIBRO INVENTARIO 3 COLUMNAS 2MANOS 2228</text:p>
          </table:table-cell>
          <table:table-cell office:value-type="float" office:value="8565.59" calcext:value-type="float">
            <text:p>8565.59</text:p>
          </table:table-cell>
        </table:table-row>
        <table:table-row table:style-name="ro1">
          <table:table-cell office:value-type="string" calcext:value-type="string">
            <text:p>RAB LIBRO INVENTARIO CORONA 2M 2 COL 2227</text:p>
          </table:table-cell>
          <table:table-cell office:value-type="float" office:value="14241.1" calcext:value-type="float">
            <text:p>14241.10</text:p>
          </table:table-cell>
        </table:table-row>
        <table:table-row table:style-name="ro1">
          <table:table-cell office:value-type="string" calcext:value-type="string">
            <text:p>RAB LIBRO IVA COMPRAS CHICO 29F 2295</text:p>
          </table:table-cell>
          <table:table-cell office:value-type="float" office:value="3718.17" calcext:value-type="float">
            <text:p>3718.17</text:p>
          </table:table-cell>
        </table:table-row>
        <table:table-row table:style-name="ro1">
          <table:table-cell office:value-type="string" calcext:value-type="string">
            <text:p>RAB LIBRO IVA VENTAS T/FLEX <text:s/>29 FOLIOS 2291</text:p>
          </table:table-cell>
          <table:table-cell office:value-type="float" office:value="3718.17" calcext:value-type="float">
            <text:p>3718.17</text:p>
          </table:table-cell>
        </table:table-row>
        <table:table-row table:style-name="ro1">
          <table:table-cell office:value-type="string" calcext:value-type="string">
            <text:p>RAB LIBRO IVA VENTAS T/FLEX 48 PAG 2291</text:p>
          </table:table-cell>
          <table:table-cell office:value-type="float" office:value="3961.12" calcext:value-type="float">
            <text:p>3961.12</text:p>
          </table:table-cell>
        </table:table-row>
        <table:table-row table:style-name="ro1">
          <table:table-cell office:value-type="string" calcext:value-type="string">
            <text:p>RAB LIBRO QUEJAS Y SUGERENCIAS 2224/Q</text:p>
          </table:table-cell>
          <table:table-cell office:value-type="float" office:value="7034.26" calcext:value-type="float">
            <text:p>7034.26</text:p>
          </table:table-cell>
        </table:table-row>
        <table:table-row table:style-name="ro1">
          <table:table-cell office:value-type="string" calcext:value-type="string">
            <text:p>RAB LIBRO REGISTRO ACCIONES 1 MANO 22x33 2311</text:p>
          </table:table-cell>
          <table:table-cell office:value-type="float" office:value="23555.71" calcext:value-type="float">
            <text:p>23555.71</text:p>
          </table:table-cell>
        </table:table-row>
        <table:table-row table:style-name="ro1">
          <table:table-cell office:value-type="string" calcext:value-type="string">
            <text:p>RAB LIBRO REGISTRO ASOC.T/FLEX 1/2 MANO 2316</text:p>
          </table:table-cell>
          <table:table-cell office:value-type="float" office:value="7519.91" calcext:value-type="float">
            <text:p>7519.91</text:p>
          </table:table-cell>
        </table:table-row>
        <table:table-row table:style-name="ro1">
          <table:table-cell office:value-type="string" calcext:value-type="string">
            <text:p>RAB LIBRO REGISTRO ASOCIADOS T/DURA 1 MANO 2317</text:p>
          </table:table-cell>
          <table:table-cell office:value-type="float" office:value="25954.16" calcext:value-type="float">
            <text:p>25954.16</text:p>
          </table:table-cell>
        </table:table-row>
        <table:table-row table:style-name="ro1">
          <table:table-cell office:value-type="string" calcext:value-type="string">
            <text:p>RAB LIBRO REGISTRO CHEQUES T/FLEXIBLE 48PAG 2299</text:p>
          </table:table-cell>
          <table:table-cell office:value-type="float" office:value="1738.52" calcext:value-type="float">
            <text:p>1738.52</text:p>
          </table:table-cell>
        </table:table-row>
        <table:table-row table:style-name="ro1">
          <table:table-cell office:value-type="string" calcext:value-type="string">
            <text:p>RAB LIBRO REGISTRO DE ACCIONISTAS 1M 50F 2311/1</text:p>
          </table:table-cell>
          <table:table-cell office:value-type="float" office:value="20098.32" calcext:value-type="float">
            <text:p>20098.32</text:p>
          </table:table-cell>
        </table:table-row>
        <table:table-row table:style-name="ro1">
          <table:table-cell office:value-type="string" calcext:value-type="string">
            <text:p>RAB LIBRO REGISTRO DE PASAJEROS 100F 2318/P</text:p>
          </table:table-cell>
          <table:table-cell office:value-type="float" office:value="24833.62" calcext:value-type="float">
            <text:p>24833.62</text:p>
          </table:table-cell>
        </table:table-row>
        <table:table-row table:style-name="ro1">
          <table:table-cell office:value-type="string" calcext:value-type="string">
            <text:p>RAB LIBRO REGISTRO DE PASAJEROS 2317/P</text:p>
          </table:table-cell>
          <table:table-cell office:value-type="float" office:value="18801.81" calcext:value-type="float">
            <text:p>18801.81</text:p>
          </table:table-cell>
        </table:table-row>
        <table:table-row table:style-name="ro1">
          <table:table-cell office:value-type="string" calcext:value-type="string">
            <text:p>RAB LIBRO SUELDOS T/FLEX. ESPECIAL 2308V</text:p>
          </table:table-cell>
          <table:table-cell office:value-type="float" office:value="5310.52" calcext:value-type="float">
            <text:p>5310.52</text:p>
          </table:table-cell>
        </table:table-row>
        <table:table-row table:style-name="ro1">
          <table:table-cell office:value-type="string" calcext:value-type="string">
            <text:p>RAB LIBRO TRAVES 2 MANOS 902</text:p>
          </table:table-cell>
          <table:table-cell office:value-type="float" office:value="15826.45" calcext:value-type="float">
            <text:p>15826.45</text:p>
          </table:table-cell>
        </table:table-row>
        <table:table-row table:style-name="ro1">
          <table:table-cell office:value-type="string" calcext:value-type="string">
            <text:p>RACIONADOR C/MANGO P/CINTA 48mm</text:p>
          </table:table-cell>
          <table:table-cell office:value-type="float" office:value="7044.58" calcext:value-type="float">
            <text:p>7044.58</text:p>
          </table:table-cell>
        </table:table-row>
        <table:table-row table:style-name="ro1">
          <table:table-cell office:value-type="string" calcext:value-type="string">
            <text:p>RACIONADOR CINTA PESADO 12a24 x30/60m</text:p>
          </table:table-cell>
          <table:table-cell office:value-type="float" office:value="4922.82" calcext:value-type="float">
            <text:p>4922.82</text:p>
          </table:table-cell>
        </table:table-row>
        <table:table-row table:style-name="ro1">
          <table:table-cell office:value-type="string" calcext:value-type="string">
            <text:p>RACIONADOR DE MESA IBI 12x30m</text:p>
          </table:table-cell>
          <table:table-cell office:value-type="float" office:value="2523.89" calcext:value-type="float">
            <text:p>2523.89</text:p>
          </table:table-cell>
        </table:table-row>
        <table:table-row table:style-name="ro1">
          <table:table-cell office:value-type="string" calcext:value-type="string">
            <text:p>RACIONADOR EZCO 8898-L</text:p>
          </table:table-cell>
          <table:table-cell office:value-type="float" office:value="5773.73" calcext:value-type="float">
            <text:p>5773.73</text:p>
          </table:table-cell>
        </table:table-row>
        <table:table-row table:style-name="ro1">
          <table:table-cell office:value-type="string" calcext:value-type="string">
            <text:p>RACIONADOR EZCO 8898-M</text:p>
          </table:table-cell>
          <table:table-cell office:value-type="float" office:value="2931.79" calcext:value-type="float">
            <text:p>2931.79</text:p>
          </table:table-cell>
        </table:table-row>
        <table:table-row table:style-name="ro1">
          <table:table-cell office:value-type="string" calcext:value-type="string">
            <text:p>RACIONADOR EZCO CHICO 8898-S</text:p>
          </table:table-cell>
          <table:table-cell office:value-type="float" office:value="2088.46" calcext:value-type="float">
            <text:p>2088.46</text:p>
          </table:table-cell>
        </table:table-row>
        <table:table-row table:style-name="ro1">
          <table:table-cell office:value-type="string" calcext:value-type="string">
            <text:p>RACIONADOR IBI ESCOLAR 12x30mt <text:s/>20052</text:p>
          </table:table-cell>
          <table:table-cell office:value-type="float" office:value="1131.08" calcext:value-type="float">
            <text:p>1131.08</text:p>
          </table:table-cell>
        </table:table-row>
        <table:table-row table:style-name="ro1">
          <table:table-cell office:value-type="string" calcext:value-type="string">
            <text:p>RECIBO SUELDO DUPLICADO 25HJ.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REGLA ACERO GRADUADA P/CORTE 1m</text:p>
          </table:table-cell>
          <table:table-cell office:value-type="float" office:value="6307" calcext:value-type="float">
            <text:p>6307.00</text:p>
          </table:table-cell>
        </table:table-row>
        <table:table-row table:style-name="ro1">
          <table:table-cell office:value-type="string" calcext:value-type="string">
            <text:p>REGLA ACERO GRADUADA P/CORTE 30cm</text:p>
          </table:table-cell>
          <table:table-cell office:value-type="float" office:value="1666.73" calcext:value-type="float">
            <text:p>1666.73</text:p>
          </table:table-cell>
        </table:table-row>
        <table:table-row table:style-name="ro1">
          <table:table-cell office:value-type="string" calcext:value-type="string">
            <text:p>REGLA ACERO GRADUADA P/CORTE 60cm</text:p>
          </table:table-cell>
          <table:table-cell office:value-type="float" office:value="3425.13" calcext:value-type="float">
            <text:p>3425.13</text:p>
          </table:table-cell>
        </table:table-row>
        <table:table-row table:style-name="ro1">
          <table:table-cell office:value-type="string" calcext:value-type="string">
            <text:p>REGLA ACRILICA GEO 20cm</text:p>
          </table:table-cell>
          <table:table-cell office:value-type="float" office:value="143.99" calcext:value-type="float">
            <text:p>143.99</text:p>
          </table:table-cell>
        </table:table-row>
        <table:table-row table:style-name="ro1">
          <table:table-cell office:value-type="string" calcext:value-type="string">
            <text:p>REGLA ACRILICA GEO 30cm</text:p>
          </table:table-cell>
          <table:table-cell office:value-type="float" office:value="254.1" calcext:value-type="float">
            <text:p>254.10</text:p>
          </table:table-cell>
        </table:table-row>
        <table:table-row table:style-name="ro1">
          <table:table-cell office:value-type="string" calcext:value-type="string">
            <text:p>REGLA EZCO ACRILICA 15cm x20u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office:value-type="string" calcext:value-type="string">
            <text:p>REGLA EZCO ACRILICA 20cm x20u</text:p>
          </table:table-cell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string" calcext:value-type="string">
            <text:p>REGLA EZCO ACRILICA 30cm x20u</text:p>
          </table:table-cell>
          <table:table-cell office:value-type="float" office:value="296.41" calcext:value-type="float">
            <text:p>296.41</text:p>
          </table:table-cell>
        </table:table-row>
        <table:table-row table:style-name="ro1">
          <table:table-cell office:value-type="string" calcext:value-type="string">
            <text:p>REGLA FLEXIBLE 20cm 15321</text:p>
          </table:table-cell>
          <table:table-cell office:value-type="float" office:value="325.79" calcext:value-type="float">
            <text:p>325.79</text:p>
          </table:table-cell>
        </table:table-row>
        <table:table-row table:style-name="ro1">
          <table:table-cell office:value-type="string" calcext:value-type="string">
            <text:p>REGLA FLEXIBLE 30cm 15322</text:p>
          </table:table-cell>
          <table:table-cell office:value-type="float" office:value="470.61" calcext:value-type="float">
            <text:p>470.61</text:p>
          </table:table-cell>
        </table:table-row>
        <table:table-row table:style-name="ro1">
          <table:table-cell office:value-type="string" calcext:value-type="string">
            <text:p>REGLA IBI ESCOLAR CRISTAL 20mc DOBLE ESCALA</text:p>
          </table:table-cell>
          <table:table-cell office:value-type="float" office:value="254.49" calcext:value-type="float">
            <text:p>254.49</text:p>
          </table:table-cell>
        </table:table-row>
        <table:table-row table:style-name="ro1">
          <table:table-cell office:value-type="string" calcext:value-type="string">
            <text:p>REGLA KATANA ACRILICA 20cm IMPRESA x12</text:p>
          </table:table-cell>
          <table:table-cell office:value-type="float" office:value="165.36" calcext:value-type="float">
            <text:p>165.36</text:p>
          </table:table-cell>
        </table:table-row>
        <table:table-row table:style-name="ro1">
          <table:table-cell office:value-type="string" calcext:value-type="string">
            <text:p>REGLA KATANA FLEXIBLE 20cm 514800</text:p>
          </table:table-cell>
          <table:table-cell office:value-type="float" office:value="359.24" calcext:value-type="float">
            <text:p>359.24</text:p>
          </table:table-cell>
        </table:table-row>
        <table:table-row table:style-name="ro1">
          <table:table-cell office:value-type="string" calcext:value-type="string">
            <text:p>REGLA KATANA FLEXIBLE 30cm YQ-R0024 514801</text:p>
          </table:table-cell>
          <table:table-cell office:value-type="float" office:value="505.4" calcext:value-type="float">
            <text:p>505.40</text:p>
          </table:table-cell>
        </table:table-row>
        <table:table-row table:style-name="ro1">
          <table:table-cell office:value-type="string" calcext:value-type="string">
            <text:p>REGLA KEYROAD FLEXIBLE 20cm</text:p>
          </table:table-cell>
          <table:table-cell office:value-type="float" office:value="613.98" calcext:value-type="float">
            <text:p>613.98</text:p>
          </table:table-cell>
        </table:table-row>
        <table:table-row table:style-name="ro1">
          <table:table-cell office:value-type="string" calcext:value-type="string">
            <text:p>REGLA KEYROAD FLEXIBLE 30cm</text:p>
          </table:table-cell>
          <table:table-cell office:value-type="float" office:value="922.12" calcext:value-type="float">
            <text:p>922.12</text:p>
          </table:table-cell>
        </table:table-row>
        <table:table-row table:style-name="ro1">
          <table:table-cell office:value-type="string" calcext:value-type="string">
            <text:p>REGLA MAPED 30cm FLEX FLOWPACK</text:p>
          </table:table-cell>
          <table:table-cell office:value-type="float" office:value="1569.85" calcext:value-type="float">
            <text:p>1569.85</text:p>
          </table:table-cell>
        </table:table-row>
        <table:table-row table:style-name="ro1">
          <table:table-cell office:value-type="string" calcext:value-type="string">
            <text:p>REGLA MAPED ALUMINIO 30CM PROTECT SYS</text:p>
          </table:table-cell>
          <table:table-cell office:value-type="float" office:value="691.13" calcext:value-type="float">
            <text:p>691.13</text:p>
          </table:table-cell>
        </table:table-row>
        <table:table-row table:style-name="ro1">
          <table:table-cell office:value-type="string" calcext:value-type="string">
            <text:p>REGLA MAPED CRISTAL 15cm x20u</text:p>
          </table:table-cell>
          <table:table-cell office:value-type="float" office:value="224.41" calcext:value-type="float">
            <text:p>224.41</text:p>
          </table:table-cell>
        </table:table-row>
        <table:table-row table:style-name="ro1">
          <table:table-cell office:value-type="string" calcext:value-type="string">
            <text:p>REGLA MAPED CRISTAL 20cm x20u</text:p>
          </table:table-cell>
          <table:table-cell office:value-type="float" office:value="198.27" calcext:value-type="float">
            <text:p>198.27</text:p>
          </table:table-cell>
        </table:table-row>
        <table:table-row table:style-name="ro1">
          <table:table-cell office:value-type="string" calcext:value-type="string">
            <text:p>REGLA MAPED CRISTAL 30cm x20u</text:p>
          </table:table-cell>
          <table:table-cell office:value-type="float" office:value="344.43" calcext:value-type="float">
            <text:p>344.43</text:p>
          </table:table-cell>
        </table:table-row>
        <table:table-row table:style-name="ro1">
          <table:table-cell office:value-type="string" calcext:value-type="string">
            <text:p>REGLA MAPED PLANA 30cm BOLSA 146119</text:p>
          </table:table-cell>
          <table:table-cell office:value-type="float" office:value="659.16" calcext:value-type="float">
            <text:p>659.16</text:p>
          </table:table-cell>
        </table:table-row>
        <table:table-row table:style-name="ro1">
          <table:table-cell office:value-type="string" calcext:value-type="string">
            <text:p>REGLA PIZZINI 15 cm</text:p>
          </table:table-cell>
          <table:table-cell office:value-type="float" office:value="179.62" calcext:value-type="float">
            <text:p>179.62</text:p>
          </table:table-cell>
        </table:table-row>
        <table:table-row table:style-name="ro1">
          <table:table-cell office:value-type="string" calcext:value-type="string">
            <text:p>REGLA PIZZINI 15cm PASTEL</text:p>
          </table:table-cell>
          <table:table-cell office:value-type="float" office:value="517.05" calcext:value-type="float">
            <text:p>517.05</text:p>
          </table:table-cell>
        </table:table-row>
        <table:table-row table:style-name="ro1">
          <table:table-cell office:value-type="string" calcext:value-type="string">
            <text:p>REGLA PIZZINI 15CM x10u 171215</text:p>
          </table:table-cell>
          <table:table-cell office:value-type="float" office:value="2274.35" calcext:value-type="float">
            <text:p>2274.35</text:p>
          </table:table-cell>
        </table:table-row>
        <table:table-row table:style-name="ro1">
          <table:table-cell office:value-type="string" calcext:value-type="string">
            <text:p>REGLA PIZZINI 20cm ESCUELITA GRABADA x25u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string" calcext:value-type="string">
            <text:p>REGLA PIZZINI 20CM PINTADA x10u 171220</text:p>
          </table:table-cell>
          <table:table-cell office:value-type="float" office:value="2508.26" calcext:value-type="float">
            <text:p>2508.26</text:p>
          </table:table-cell>
        </table:table-row>
        <table:table-row table:style-name="ro1">
          <table:table-cell office:value-type="string" calcext:value-type="string">
            <text:p>REGLA PIZZINI 30CM ESCOLAR 171230</text:p>
          </table:table-cell>
          <table:table-cell office:value-type="float" office:value="365.48" calcext:value-type="float">
            <text:p>365.48</text:p>
          </table:table-cell>
        </table:table-row>
        <table:table-row table:style-name="ro1">
          <table:table-cell office:value-type="string" calcext:value-type="string">
            <text:p>REGLA PIZZINI 30cm ESCUELITA GRABADA x25u</text:p>
          </table:table-cell>
          <table:table-cell office:value-type="float" office:value="272.56" calcext:value-type="float">
            <text:p>272.56</text:p>
          </table:table-cell>
        </table:table-row>
        <table:table-row table:style-name="ro1">
          <table:table-cell office:value-type="string" calcext:value-type="string">
            <text:p>REGLA PIZZINI 30CM PINTADA x10u 171230</text:p>
          </table:table-cell>
          <table:table-cell office:value-type="float" office:value="3820.13" calcext:value-type="float">
            <text:p>3820.13</text:p>
          </table:table-cell>
        </table:table-row>
        <table:table-row table:style-name="ro1">
          <table:table-cell office:value-type="string" calcext:value-type="string">
            <text:p>REGLA PIZZINI ESTUDIO VERDE 40cm 173240</text:p>
          </table:table-cell>
          <table:table-cell office:value-type="float" office:value="1914.12" calcext:value-type="float">
            <text:p>1914.12</text:p>
          </table:table-cell>
        </table:table-row>
        <table:table-row table:style-name="ro1">
          <table:table-cell office:value-type="string" calcext:value-type="string">
            <text:p>REGLA PIZZINI ESTUDIO VERDE 50cm 173250</text:p>
          </table:table-cell>
          <table:table-cell office:value-type="float" office:value="2554.14" calcext:value-type="float">
            <text:p>2554.14</text:p>
          </table:table-cell>
        </table:table-row>
        <table:table-row table:style-name="ro1">
          <table:table-cell office:value-type="string" calcext:value-type="string">
            <text:p>REGLA PIZZINI FLEXIBLE 20cm 181220</text:p>
          </table:table-cell>
          <table:table-cell office:value-type="float" office:value="741.67" calcext:value-type="float">
            <text:p>741.67</text:p>
          </table:table-cell>
        </table:table-row>
        <table:table-row table:style-name="ro1">
          <table:table-cell office:value-type="string" calcext:value-type="string">
            <text:p>REGLA PIZZINI FLEXIBLE 30cm 181230</text:p>
          </table:table-cell>
          <table:table-cell office:value-type="float" office:value="872.81" calcext:value-type="float">
            <text:p>872.81</text:p>
          </table:table-cell>
        </table:table-row>
        <table:table-row table:style-name="ro1">
          <table:table-cell office:value-type="string" calcext:value-type="string">
            <text:p>REGLA PIZZINI VERDE 20cm ESTUDIO 173220</text:p>
          </table:table-cell>
          <table:table-cell office:value-type="float" office:value="745.02" calcext:value-type="float">
            <text:p>745.02</text:p>
          </table:table-cell>
        </table:table-row>
        <table:table-row table:style-name="ro1">
          <table:table-cell office:value-type="string" calcext:value-type="string">
            <text:p>REGLA PIZZINI VERDE 30cm ESTUDIO 173230</text:p>
          </table:table-cell>
          <table:table-cell office:value-type="float" office:value="1145.48" calcext:value-type="float">
            <text:p>1145.48</text:p>
          </table:table-cell>
        </table:table-row>
        <table:table-row table:style-name="ro1">
          <table:table-cell office:value-type="string" calcext:value-type="string">
            <text:p>REGLA PIZZINI VERDE 60cm ESTUDIO 173260</text:p>
          </table:table-cell>
          <table:table-cell office:value-type="float" office:value="2819.57" calcext:value-type="float">
            <text:p>2819.57</text:p>
          </table:table-cell>
        </table:table-row>
        <table:table-row table:style-name="ro1">
          <table:table-cell office:value-type="string" calcext:value-type="string">
            <text:p>REGLA T PIZZINI 50cm DOBLE BISEL GRABADA</text:p>
          </table:table-cell>
          <table:table-cell office:value-type="float" office:value="4929.9" calcext:value-type="float">
            <text:p>4929.90</text:p>
          </table:table-cell>
        </table:table-row>
        <table:table-row table:style-name="ro1">
          <table:table-cell office:value-type="string" calcext:value-type="string">
            <text:p>REGLA T PIZZINI 60cm DOBLE BISEL GRABADA</text:p>
          </table:table-cell>
          <table:table-cell office:value-type="float" office:value="5342.79" calcext:value-type="float">
            <text:p>5342.79</text:p>
          </table:table-cell>
        </table:table-row>
        <table:table-row table:style-name="ro1">
          <table:table-cell office:value-type="string" calcext:value-type="string">
            <text:p>REGLAS KATANA LETRAS Y NUMEROS 4 PZAS. 514818</text:p>
          </table:table-cell>
          <table:table-cell office:value-type="float" office:value="1485.38" calcext:value-type="float">
            <text:p>1485.38</text:p>
          </table:table-cell>
        </table:table-row>
        <table:table-row table:style-name="ro1">
          <table:table-cell office:value-type="string" calcext:value-type="string">
            <text:p>REPUESTO AMERICA 400H C/BANDA</text:p>
          </table:table-cell>
          <table:table-cell office:value-type="float" office:value="9073.58" calcext:value-type="float">
            <text:p>9073.58</text:p>
          </table:table-cell>
        </table:table-row>
        <table:table-row table:style-name="ro1">
          <table:table-cell office:value-type="string" calcext:value-type="string">
            <text:p>REPUESTO AMERICA 480H C/BANDA</text:p>
          </table:table-cell>
          <table:table-cell office:value-type="float" office:value="11447.06" calcext:value-type="float">
            <text:p>11447.06</text:p>
          </table:table-cell>
        </table:table-row>
        <table:table-row table:style-name="ro1">
          <table:table-cell office:value-type="string" calcext:value-type="string">
            <text:p>REPUESTO AMERICA 48H C/BANDA</text:p>
          </table:table-cell>
          <table:table-cell office:value-type="float" office:value="1228.84" calcext:value-type="float">
            <text:p>1228.84</text:p>
          </table:table-cell>
        </table:table-row>
        <table:table-row table:style-name="ro1">
          <table:table-cell office:value-type="string" calcext:value-type="string">
            <text:p>REPUESTO AMERICA 96H C/BANDA</text:p>
          </table:table-cell>
          <table:table-cell office:value-type="float" office:value="2403.67" calcext:value-type="float">
            <text:p>2403.67</text:p>
          </table:table-cell>
        </table:table-row>
        <table:table-row table:style-name="ro1">
          <table:table-cell office:value-type="string" calcext:value-type="string">
            <text:p>REPUESTO ARTE A4 120h</text:p>
          </table:table-cell>
          <table:table-cell office:value-type="float" office:value="8898.19" calcext:value-type="float">
            <text:p>8898.19</text:p>
          </table:table-cell>
        </table:table-row>
        <table:table-row table:style-name="ro1">
          <table:table-cell office:value-type="string" calcext:value-type="string">
            <text:p>REPUESTO ASAMBLEA PREMIUM x96H</text:p>
          </table:table-cell>
          <table:table-cell office:value-type="float" office:value="23.6" calcext:value-type="float">
            <text:p>23.60</text:p>
          </table:table-cell>
        </table:table-row>
        <table:table-row table:style-name="ro1">
          <table:table-cell office:value-type="string" calcext:value-type="string">
            <text:p>REPUESTO BOLIGRAFO BIC ILLUSION BORRABLE</text:p>
          </table:table-cell>
          <table:table-cell office:value-type="float" office:value="1197.78" calcext:value-type="float">
            <text:p>1197.78</text:p>
          </table:table-cell>
        </table:table-row>
        <table:table-row table:style-name="ro1">
          <table:table-cell office:value-type="string" calcext:value-type="string">
            <text:p>REPUESTO BORRABLE PELIKAN LOCORRIJO</text:p>
          </table:table-cell>
          <table:table-cell office:value-type="float" office:value="575.98" calcext:value-type="float">
            <text:p>575.98</text:p>
          </table:table-cell>
        </table:table-row>
        <table:table-row table:style-name="ro1">
          <table:table-cell office:value-type="string" calcext:value-type="string">
            <text:p>REPUESTO CANSON M. ANGEL N-3 8h</text:p>
          </table:table-cell>
          <table:table-cell office:value-type="float" office:value="684.85" calcext:value-type="float">
            <text:p>684.85</text:p>
          </table:table-cell>
        </table:table-row>
        <table:table-row table:style-name="ro1">
          <table:table-cell office:value-type="string" calcext:value-type="string">
            <text:p>REPUESTO CUTTER 18mm x10u BEIFA</text:p>
          </table:table-cell>
          <table:table-cell office:value-type="float" office:value="956.86" calcext:value-type="float">
            <text:p>956.86</text:p>
          </table:table-cell>
        </table:table-row>
        <table:table-row table:style-name="ro1">
          <table:table-cell office:value-type="string" calcext:value-type="string">
            <text:p>REPUESTO CUTTER EZCO CHICO 9mm x10u</text:p>
          </table:table-cell>
          <table:table-cell office:value-type="float" office:value="533.6" calcext:value-type="float">
            <text:p>533.60</text:p>
          </table:table-cell>
        </table:table-row>
        <table:table-row table:style-name="ro1">
          <table:table-cell office:value-type="string" calcext:value-type="string">
            <text:p>REPUESTO CUTTER EZCO GRANDE 18mm x10u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string" calcext:value-type="string">
            <text:p>REPUESTO CUTTER NC 18mm TUBO x10u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string" calcext:value-type="string">
            <text:p>REPUESTO CUTTER NC 9mm TUBO x10u</text:p>
          </table:table-cell>
          <table:table-cell office:value-type="float" office:value="533.6" calcext:value-type="float">
            <text:p>533.60</text:p>
          </table:table-cell>
        </table:table-row>
        <table:table-row table:style-name="ro1">
          <table:table-cell office:value-type="string" calcext:value-type="string">
            <text:p>REPUESTO DE CALCAR LUMA N-3 x8h PROFESIONAL</text:p>
          </table:table-cell>
          <table:table-cell office:value-type="float" office:value="691.16" calcext:value-type="float">
            <text:p>691.16</text:p>
          </table:table-cell>
        </table:table-row>
        <table:table-row table:style-name="ro1">
          <table:table-cell office:value-type="string" calcext:value-type="string">
            <text:p>REPUESTO DE CALCAR LUMA N-5 x8h PROFESIONAL</text:p>
          </table:table-cell>
          <table:table-cell office:value-type="float" office:value="1131.83" calcext:value-type="float">
            <text:p>1131.83</text:p>
          </table:table-cell>
        </table:table-row>
        <table:table-row table:style-name="ro1">
          <table:table-cell office:value-type="string" calcext:value-type="string">
            <text:p>REPUESTO DIBUJO MARATON N-5 BLANCO 8h</text:p>
          </table:table-cell>
          <table:table-cell office:value-type="float" office:value="568.48" calcext:value-type="float">
            <text:p>568.48</text:p>
          </table:table-cell>
        </table:table-row>
        <table:table-row table:style-name="ro1">
          <table:table-cell office:value-type="string" calcext:value-type="string">
            <text:p>REPUESTO DIBUJO MIS APUNTES N-3 8h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string" calcext:value-type="string">
            <text:p>REPUESTO DIBUJO TASMAN BLANCO N-5 x8h</text:p>
          </table:table-cell>
          <table:table-cell office:value-type="float" office:value="314.59" calcext:value-type="float">
            <text:p>314.59</text:p>
          </table:table-cell>
        </table:table-row>
        <table:table-row table:style-name="ro1">
          <table:table-cell office:value-type="string" calcext:value-type="string">
            <text:p>REPUESTO DIBUJO TRIUNFANTE BLANCO N-3 8H</text:p>
          </table:table-cell>
          <table:table-cell office:value-type="float" office:value="350.85" calcext:value-type="float">
            <text:p>350.85</text:p>
          </table:table-cell>
        </table:table-row>
        <table:table-row table:style-name="ro1">
          <table:table-cell office:value-type="string" calcext:value-type="string">
            <text:p>REPUESTO DIBUJO TRIUNFANTE BLANCO N-5 8H</text:p>
          </table:table-cell>
          <table:table-cell office:value-type="float" office:value="591.21" calcext:value-type="float">
            <text:p>591.21</text:p>
          </table:table-cell>
        </table:table-row>
        <table:table-row table:style-name="ro1">
          <table:table-cell office:value-type="string" calcext:value-type="string">
            <text:p>REPUESTO DIBUJO TRIUNFANTE BLANCO N-6 8H</text:p>
          </table:table-cell>
          <table:table-cell office:value-type="float" office:value="1238.73" calcext:value-type="float">
            <text:p>1238.73</text:p>
          </table:table-cell>
        </table:table-row>
        <table:table-row table:style-name="ro1">
          <table:table-cell office:value-type="string" calcext:value-type="string">
            <text:p>REPUESTO EPICA N-3 x480h</text:p>
          </table:table-cell>
          <table:table-cell office:value-type="float" office:value="14826.37" calcext:value-type="float">
            <text:p>14826.37</text:p>
          </table:table-cell>
        </table:table-row>
        <table:table-row table:style-name="ro1">
          <table:table-cell office:value-type="string" calcext:value-type="string">
            <text:p>REPUESTO EPICA N-3 x48h</text:p>
          </table:table-cell>
          <table:table-cell office:value-type="float" office:value="1993.41" calcext:value-type="float">
            <text:p>1993.41</text:p>
          </table:table-cell>
        </table:table-row>
        <table:table-row table:style-name="ro1">
          <table:table-cell office:value-type="string" calcext:value-type="string">
            <text:p>REPUESTO EXITO 24h</text:p>
          </table:table-cell>
          <table:table-cell office:value-type="float" office:value="687.55" calcext:value-type="float">
            <text:p>687.55</text:p>
          </table:table-cell>
        </table:table-row>
        <table:table-row table:style-name="ro1">
          <table:table-cell office:value-type="string" calcext:value-type="string">
            <text:p>REPUESTO EXITO 24h C/BANDA</text:p>
          </table:table-cell>
          <table:table-cell office:value-type="float" office:value="1275.05" calcext:value-type="float">
            <text:p>1275.05</text:p>
          </table:table-cell>
        </table:table-row>
        <table:table-row table:style-name="ro1">
          <table:table-cell office:value-type="string" calcext:value-type="string">
            <text:p>REPUESTO EXITO 480h</text:p>
          </table:table-cell>
          <table:table-cell office:value-type="float" office:value="11198.31" calcext:value-type="float">
            <text:p>11198.31</text:p>
          </table:table-cell>
        </table:table-row>
        <table:table-row table:style-name="ro1">
          <table:table-cell office:value-type="string" calcext:value-type="string">
            <text:p>REPUESTO EXITO 480h C/BANDA</text:p>
          </table:table-cell>
          <table:table-cell office:value-type="float" office:value="22811.66" calcext:value-type="float">
            <text:p>22811.66</text:p>
          </table:table-cell>
        </table:table-row>
        <table:table-row table:style-name="ro1">
          <table:table-cell office:value-type="string" calcext:value-type="string">
            <text:p>REPUESTO EXITO 48h</text:p>
          </table:table-cell>
          <table:table-cell office:value-type="float" office:value="1675.98" calcext:value-type="float">
            <text:p>1675.98</text:p>
          </table:table-cell>
        </table:table-row>
        <table:table-row table:style-name="ro1">
          <table:table-cell office:value-type="string" calcext:value-type="string">
            <text:p>REPUESTO EXITO 48h C/BANDA</text:p>
          </table:table-cell>
          <table:table-cell office:value-type="float" office:value="3259.49" calcext:value-type="float">
            <text:p>3259.49</text:p>
          </table:table-cell>
        </table:table-row>
        <table:table-row table:style-name="ro1">
          <table:table-cell office:value-type="string" calcext:value-type="string">
            <text:p>REPUESTO EXITO 96h C/BANDA</text:p>
          </table:table-cell>
          <table:table-cell office:value-type="float" office:value="4816.49" calcext:value-type="float">
            <text:p>4816.49</text:p>
          </table:table-cell>
        </table:table-row>
        <table:table-row table:style-name="ro1">
          <table:table-cell office:value-type="string" calcext:value-type="string">
            <text:p>REPUESTO EXITO A4 48h C/BANDA</text:p>
          </table:table-cell>
          <table:table-cell office:value-type="float" office:value="5290.17" calcext:value-type="float">
            <text:p>5290.17</text:p>
          </table:table-cell>
        </table:table-row>
        <table:table-row table:style-name="ro1">
          <table:table-cell office:value-type="string" calcext:value-type="string">
            <text:p>REPUESTO EXITO A4 96h C/BANDA</text:p>
          </table:table-cell>
          <table:table-cell office:value-type="float" office:value="5306.62" calcext:value-type="float">
            <text:p>5306.62</text:p>
          </table:table-cell>
        </table:table-row>
        <table:table-row table:style-name="ro1">
          <table:table-cell office:value-type="string" calcext:value-type="string">
            <text:p>REPUESTO EXITO DIBUJO BLANCO N-5 x8h</text:p>
          </table:table-cell>
          <table:table-cell office:value-type="float" office:value="395.62" calcext:value-type="float">
            <text:p>395.62</text:p>
          </table:table-cell>
        </table:table-row>
        <table:table-row table:style-name="ro1">
          <table:table-cell office:value-type="string" calcext:value-type="string">
            <text:p>REPUESTO EXITO DIBUJO COLOR N-5 x6h</text:p>
          </table:table-cell>
          <table:table-cell office:value-type="float" office:value="436.79" calcext:value-type="float">
            <text:p>436.79</text:p>
          </table:table-cell>
        </table:table-row>
        <table:table-row table:style-name="ro1">
          <table:table-cell office:value-type="string" calcext:value-type="string">
            <text:p>REPUESTO EXITO LEDESMA NAT A4 x96h</text:p>
          </table:table-cell>
          <table:table-cell office:value-type="float" office:value="4563.16" calcext:value-type="float">
            <text:p>4563.16</text:p>
          </table:table-cell>
        </table:table-row>
        <table:table-row table:style-name="ro1">
          <table:table-cell office:value-type="string" calcext:value-type="string">
            <text:p>REPUESTO EXITO NAT N-3 19x24 x288h C/BANDA</text:p>
          </table:table-cell>
          <table:table-cell office:value-type="float" office:value="9346.58" calcext:value-type="float">
            <text:p>9346.58</text:p>
          </table:table-cell>
        </table:table-row>
        <table:table-row table:style-name="ro1">
          <table:table-cell office:value-type="string" calcext:value-type="string">
            <text:p>REPUESTO EXITO NAT N-3 19x24 x48h C/BANDA</text:p>
          </table:table-cell>
          <table:table-cell office:value-type="float" office:value="1685.38" calcext:value-type="float">
            <text:p>1685.38</text:p>
          </table:table-cell>
        </table:table-row>
        <table:table-row table:style-name="ro1">
          <table:table-cell office:value-type="string" calcext:value-type="string">
            <text:p>REPUESTO FILGO GEL BORRABLE BORRAX SE x3u</text:p>
          </table:table-cell>
          <table:table-cell office:value-type="float" office:value="1075.88" calcext:value-type="float">
            <text:p>1075.88</text:p>
          </table:table-cell>
        </table:table-row>
        <table:table-row table:style-name="ro1">
          <table:table-cell office:value-type="string" calcext:value-type="string">
            <text:p>REPUESTO FILGO GEL BORRAX 0.7mm</text:p>
          </table:table-cell>
          <table:table-cell office:value-type="float" office:value="541.86" calcext:value-type="float">
            <text:p>541.86</text:p>
          </table:table-cell>
        </table:table-row>
        <table:table-row table:style-name="ro1">
          <table:table-cell office:value-type="string" calcext:value-type="string">
            <text:p>REPUESTO FILGO GEL BORRAX SE</text:p>
          </table:table-cell>
          <table:table-cell office:value-type="float" office:value="340.7" calcext:value-type="float">
            <text:p>340.70</text:p>
          </table:table-cell>
        </table:table-row>
        <table:table-row table:style-name="ro1">
          <table:table-cell office:value-type="string" calcext:value-type="string">
            <text:p>REPUESTO FILGO THE BLACK</text:p>
          </table:table-cell>
          <table:table-cell office:value-type="float" office:value="1008.17" calcext:value-type="float">
            <text:p>1008.17</text:p>
          </table:table-cell>
        </table:table-row>
        <table:table-row table:style-name="ro1">
          <table:table-cell office:value-type="string" calcext:value-type="string">
            <text:p>REPUESTO GLORIA 480H</text:p>
          </table:table-cell>
          <table:table-cell office:value-type="float" office:value="8979.08" calcext:value-type="float">
            <text:p>8979.08</text:p>
          </table:table-cell>
        </table:table-row>
        <table:table-row table:style-name="ro1">
          <table:table-cell office:value-type="string" calcext:value-type="string">
            <text:p>REPUESTO GLORIA 96H</text:p>
          </table:table-cell>
          <table:table-cell office:value-type="float" office:value="1849.11" calcext:value-type="float">
            <text:p>1849.11</text:p>
          </table:table-cell>
        </table:table-row>
        <table:table-row table:style-name="ro1">
          <table:table-cell office:value-type="string" calcext:value-type="string">
            <text:p>REPUESTO GLORIA A4 x96H</text:p>
          </table:table-cell>
          <table:table-cell office:value-type="float" office:value="1718.56" calcext:value-type="float">
            <text:p>1718.56</text:p>
          </table:table-cell>
        </table:table-row>
        <table:table-row table:style-name="ro1">
          <table:table-cell office:value-type="string" calcext:value-type="string">
            <text:p>REPUESTO GLORIA ESCOLAR x100h</text:p>
          </table:table-cell>
          <table:table-cell office:value-type="float" office:value="2386.93" calcext:value-type="float">
            <text:p>2386.93</text:p>
          </table:table-cell>
        </table:table-row>
        <table:table-row table:style-name="ro1">
          <table:table-cell office:value-type="string" calcext:value-type="string">
            <text:p>REPUESTO LAPRIDA 24h</text:p>
          </table:table-cell>
          <table:table-cell office:value-type="float" office:value="1221.31" calcext:value-type="float">
            <text:p>1221.31</text:p>
          </table:table-cell>
        </table:table-row>
        <table:table-row table:style-name="ro1">
          <table:table-cell office:value-type="string" calcext:value-type="string">
            <text:p>REPUESTO LAPRIDA 400h</text:p>
          </table:table-cell>
          <table:table-cell office:value-type="float" office:value="226.88" calcext:value-type="float">
            <text:p>226.88</text:p>
          </table:table-cell>
        </table:table-row>
        <table:table-row table:style-name="ro1">
          <table:table-cell office:value-type="string" calcext:value-type="string">
            <text:p>REPUESTO LAPRIDA 480h</text:p>
          </table:table-cell>
          <table:table-cell office:value-type="float" office:value="20711.93" calcext:value-type="float">
            <text:p>20711.93</text:p>
          </table:table-cell>
        </table:table-row>
        <table:table-row table:style-name="ro1">
          <table:table-cell office:value-type="string" calcext:value-type="string">
            <text:p>REPUESTO LAPRIDA 48h</text:p>
          </table:table-cell>
          <table:table-cell office:value-type="float" office:value="2172.57" calcext:value-type="float">
            <text:p>2172.57</text:p>
          </table:table-cell>
        </table:table-row>
        <table:table-row table:style-name="ro1">
          <table:table-cell office:value-type="string" calcext:value-type="string">
            <text:p>REPUESTO LAPRIDA 96h</text:p>
          </table:table-cell>
          <table:table-cell office:value-type="float" office:value="3959.65" calcext:value-type="float">
            <text:p>3959.65</text:p>
          </table:table-cell>
        </table:table-row>
        <table:table-row table:style-name="ro1">
          <table:table-cell office:value-type="string" calcext:value-type="string">
            <text:p>REPUESTO LAPRIDA A4 48h</text:p>
          </table:table-cell>
          <table:table-cell office:value-type="float" office:value="4670.32" calcext:value-type="float">
            <text:p>4670.32</text:p>
          </table:table-cell>
        </table:table-row>
        <table:table-row table:style-name="ro1">
          <table:table-cell office:value-type="string" calcext:value-type="string">
            <text:p>REPUESTO LAPRIDA A4 96h</text:p>
          </table:table-cell>
          <table:table-cell office:value-type="float" office:value="8088.11" calcext:value-type="float">
            <text:p>8088.11</text:p>
          </table:table-cell>
        </table:table-row>
        <table:table-row table:style-name="ro1">
          <table:table-cell office:value-type="string" calcext:value-type="string">
            <text:p>REPUESTO LUMA DIBUJO BLANCO N-3 x8h</text:p>
          </table:table-cell>
          <table:table-cell office:value-type="float" office:value="401.48" calcext:value-type="float">
            <text:p>401.48</text:p>
          </table:table-cell>
        </table:table-row>
        <table:table-row table:style-name="ro1">
          <table:table-cell office:value-type="string" calcext:value-type="string">
            <text:p>REPUESTO LUMA DIBUJO BLANCO N-5 x8h</text:p>
          </table:table-cell>
          <table:table-cell office:value-type="float" office:value="489.72" calcext:value-type="float">
            <text:p>489.72</text:p>
          </table:table-cell>
        </table:table-row>
        <table:table-row table:style-name="ro1">
          <table:table-cell office:value-type="string" calcext:value-type="string">
            <text:p>REPUESTO LUMA DIBUJO BLANCO N-6 x8h</text:p>
          </table:table-cell>
          <table:table-cell office:value-type="float" office:value="954.22" calcext:value-type="float">
            <text:p>954.22</text:p>
          </table:table-cell>
        </table:table-row>
        <table:table-row table:style-name="ro1">
          <table:table-cell office:value-type="string" calcext:value-type="string">
            <text:p>REPUESTO LUMA DIBUJO COLOR N-3 x6h</text:p>
          </table:table-cell>
          <table:table-cell office:value-type="float" office:value="437.98" calcext:value-type="float">
            <text:p>437.98</text:p>
          </table:table-cell>
        </table:table-row>
        <table:table-row table:style-name="ro1">
          <table:table-cell office:value-type="string" calcext:value-type="string">
            <text:p>REPUESTO LUMA DIBUJO COLOR N-5 x6h</text:p>
          </table:table-cell>
          <table:table-cell office:value-type="float" office:value="662.2" calcext:value-type="float">
            <text:p>662.20</text:p>
          </table:table-cell>
        </table:table-row>
        <table:table-row table:style-name="ro1">
          <table:table-cell office:value-type="string" calcext:value-type="string">
            <text:p>REPUESTO LUMA DIBUJO COLOR N-6 6H</text:p>
          </table:table-cell>
          <table:table-cell office:value-type="float" office:value="1169.45" calcext:value-type="float">
            <text:p>1169.45</text:p>
          </table:table-cell>
        </table:table-row>
        <table:table-row table:style-name="ro1">
          <table:table-cell office:value-type="string" calcext:value-type="string">
            <text:p>REPUESTO LUMA DIBUJO FLUO N-3 5H</text:p>
          </table:table-cell>
          <table:table-cell office:value-type="float" office:value="797.38" calcext:value-type="float">
            <text:p>797.38</text:p>
          </table:table-cell>
        </table:table-row>
        <table:table-row table:style-name="ro1">
          <table:table-cell office:value-type="string" calcext:value-type="string">
            <text:p>REPUESTO LUMA DIBUJO FLUO N-5 5H</text:p>
          </table:table-cell>
          <table:table-cell office:value-type="float" office:value="1158.71" calcext:value-type="float">
            <text:p>1158.71</text:p>
          </table:table-cell>
        </table:table-row>
        <table:table-row table:style-name="ro1">
          <table:table-cell office:value-type="string" calcext:value-type="string">
            <text:p>REPUESTO LUMA DIBUJO FLUO N-6 5H</text:p>
          </table:table-cell>
          <table:table-cell office:value-type="float" office:value="1559.96" calcext:value-type="float">
            <text:p>1559.96</text:p>
          </table:table-cell>
        </table:table-row>
        <table:table-row table:style-name="ro1">
          <table:table-cell office:value-type="string" calcext:value-type="string">
            <text:p>REPUESTO LUMA DIBUJO NEGRO N-3 5H</text:p>
          </table:table-cell>
          <table:table-cell office:value-type="float" office:value="393.92" calcext:value-type="float">
            <text:p>393.92</text:p>
          </table:table-cell>
        </table:table-row>
        <table:table-row table:style-name="ro1">
          <table:table-cell office:value-type="string" calcext:value-type="string">
            <text:p>REPUESTO LUMA DIBUJO NEGRO N-5 5H</text:p>
          </table:table-cell>
          <table:table-cell office:value-type="float" office:value="592.52" calcext:value-type="float">
            <text:p>592.52</text:p>
          </table:table-cell>
        </table:table-row>
        <table:table-row table:style-name="ro1">
          <table:table-cell office:value-type="string" calcext:value-type="string">
            <text:p>REPUESTO LUMA DIBUJO NEGRO N-6 5H</text:p>
          </table:table-cell>
          <table:table-cell office:value-type="float" office:value="957.75" calcext:value-type="float">
            <text:p>957.75</text:p>
          </table:table-cell>
        </table:table-row>
        <table:table-row table:style-name="ro1">
          <table:table-cell office:value-type="string" calcext:value-type="string">
            <text:p>REPUESTO LUMA DIBUJO PASTEL N-3 x6h</text:p>
          </table:table-cell>
          <table:table-cell office:value-type="float" office:value="448.98" calcext:value-type="float">
            <text:p>448.98</text:p>
          </table:table-cell>
        </table:table-row>
        <table:table-row table:style-name="ro1">
          <table:table-cell office:value-type="string" calcext:value-type="string">
            <text:p>REPUESTO LUMA DIBUJO PASTEL N-5 x6h</text:p>
          </table:table-cell>
          <table:table-cell office:value-type="float" office:value="662.2" calcext:value-type="float">
            <text:p>662.20</text:p>
          </table:table-cell>
        </table:table-row>
        <table:table-row table:style-name="ro1">
          <table:table-cell office:value-type="string" calcext:value-type="string">
            <text:p>REPUESTO LUMA DIBUJO PASTEL N-6 x6h</text:p>
          </table:table-cell>
          <table:table-cell office:value-type="float" office:value="1198.84" calcext:value-type="float">
            <text:p>1198.84</text:p>
          </table:table-cell>
        </table:table-row>
        <table:table-row table:style-name="ro1">
          <table:table-cell office:value-type="string" calcext:value-type="string">
            <text:p>REPUESTO P/BOLIGRAFO DIPLOMAT T/CROSS 1mm AZUL</text:p>
          </table:table-cell>
          <table:table-cell office:value-type="float" office:value="639.93" calcext:value-type="float">
            <text:p>639.93</text:p>
          </table:table-cell>
        </table:table-row>
        <table:table-row table:style-name="ro1">
          <table:table-cell office:value-type="string" calcext:value-type="string">
            <text:p>REPUESTO P/BOLIGRAFO DIPLOMAT T/CROSS 1mm NEGRO</text:p>
          </table:table-cell>
          <table:table-cell office:value-type="float" office:value="639.93" calcext:value-type="float">
            <text:p>639.93</text:p>
          </table:table-cell>
        </table:table-row>
        <table:table-row table:style-name="ro1">
          <table:table-cell office:value-type="string" calcext:value-type="string">
            <text:p>REPUESTO P/BOLIGRAFO DIPLOMAT T/PARKER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>
          <table:table-cell office:value-type="string" calcext:value-type="string">
            <text:p>REPUESTO P/BOLIGRAFO IBI 1mm AZUL PLASTICO</text:p>
          </table:table-cell>
          <table:table-cell office:value-type="float" office:value="193.47" calcext:value-type="float">
            <text:p>193.47</text:p>
          </table:table-cell>
        </table:table-row>
        <table:table-row table:style-name="ro1">
          <table:table-cell office:value-type="string" calcext:value-type="string">
            <text:p>REPUESTO P/BOLIGRAFO IBI T/PARKER 1mm AZUL</text:p>
          </table:table-cell>
          <table:table-cell office:value-type="float" office:value="556.19" calcext:value-type="float">
            <text:p>556.19</text:p>
          </table:table-cell>
        </table:table-row>
        <table:table-row table:style-name="ro1">
          <table:table-cell office:value-type="string" calcext:value-type="string">
            <text:p>REPUESTO P/BOLIGRAFO IBI T/PARKER 1mm NEGRO</text:p>
          </table:table-cell>
          <table:table-cell office:value-type="float" office:value="556.19" calcext:value-type="float">
            <text:p>556.19</text:p>
          </table:table-cell>
        </table:table-row>
        <table:table-row table:style-name="ro1">
          <table:table-cell office:value-type="string" calcext:value-type="string">
            <text:p>REPUESTO P/BOLIGRAFO LUXOR T/CROSS x2u</text:p>
          </table:table-cell>
          <table:table-cell office:value-type="float" office:value="542.56" calcext:value-type="float">
            <text:p>542.56</text:p>
          </table:table-cell>
        </table:table-row>
        <table:table-row table:style-name="ro1">
          <table:table-cell office:value-type="string" calcext:value-type="string">
            <text:p>REPUESTO P/BOLIGRAFO LUXOR T/PARKER AZUL x2u</text:p>
          </table:table-cell>
          <table:table-cell office:value-type="float" office:value="417.14" calcext:value-type="float">
            <text:p>417.14</text:p>
          </table:table-cell>
        </table:table-row>
        <table:table-row table:style-name="ro1">
          <table:table-cell office:value-type="string" calcext:value-type="string">
            <text:p>REPUESTO P/BOLIGRAFO LUXOR T/PARKER NEGRO x2u</text:p>
          </table:table-cell>
          <table:table-cell office:value-type="float" office:value="479.72" calcext:value-type="float">
            <text:p>479.72</text:p>
          </table:table-cell>
        </table:table-row>
        <table:table-row table:style-name="ro1">
          <table:table-cell office:value-type="string" calcext:value-type="string">
            <text:p>REPUESTO P/BOLIGRAFO NC T/PARKER x1u x5u</text:p>
          </table:table-cell>
          <table:table-cell office:value-type="float" office:value="71.79" calcext:value-type="float">
            <text:p>71.79</text:p>
          </table:table-cell>
        </table:table-row>
        <table:table-row table:style-name="ro1">
          <table:table-cell office:value-type="string" calcext:value-type="string">
            <text:p>REPUESTO PARKER REFILL BP AZUL 91861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1">
          <table:table-cell office:value-type="string" calcext:value-type="string">
            <text:p>REPUESTO PARKER REFILL BP NEGRO 91863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1">
          <table:table-cell office:value-type="string" calcext:value-type="string">
            <text:p>REPUESTO PARKER REFILL RB AZUL 91881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1">
          <table:table-cell office:value-type="string" calcext:value-type="string">
            <text:p>REPUESTO PARKER REFILL RB NEGRO 91883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1">
          <table:table-cell office:value-type="string" calcext:value-type="string">
            <text:p>REPUESTO PIZZINI BOLIGRAFO BORRABLE</text:p>
          </table:table-cell>
          <table:table-cell office:value-type="float" office:value="322.14" calcext:value-type="float">
            <text:p>322.14</text:p>
          </table:table-cell>
        </table:table-row>
        <table:table-row table:style-name="ro1">
          <table:table-cell office:value-type="string" calcext:value-type="string">
            <text:p>REPUESTO POTOSI 48H</text:p>
          </table:table-cell>
          <table:table-cell office:value-type="float" office:value="784.99" calcext:value-type="float">
            <text:p>784.99</text:p>
          </table:table-cell>
        </table:table-row>
        <table:table-row table:style-name="ro1">
          <table:table-cell office:value-type="string" calcext:value-type="string">
            <text:p>REPUESTO POTOSI 96H</text:p>
          </table:table-cell>
          <table:table-cell office:value-type="float" office:value="1532.61" calcext:value-type="float">
            <text:p>1532.61</text:p>
          </table:table-cell>
        </table:table-row>
        <table:table-row table:style-name="ro1">
          <table:table-cell office:value-type="string" calcext:value-type="string">
            <text:p>REPUESTO RIVADAVIA 480H C/BANDA</text:p>
          </table:table-cell>
          <table:table-cell office:value-type="float" office:value="30805.95" calcext:value-type="float">
            <text:p>30805.95</text:p>
          </table:table-cell>
        </table:table-row>
        <table:table-row table:style-name="ro1">
          <table:table-cell office:value-type="string" calcext:value-type="string">
            <text:p>REPUESTO RIVADAVIA 48H C/BANDA</text:p>
          </table:table-cell>
          <table:table-cell office:value-type="float" office:value="3311.75" calcext:value-type="float">
            <text:p>3311.75</text:p>
          </table:table-cell>
        </table:table-row>
        <table:table-row table:style-name="ro1">
          <table:table-cell office:value-type="string" calcext:value-type="string">
            <text:p>REPUESTO RIVADAVIA 96H C/BANDA</text:p>
          </table:table-cell>
          <table:table-cell office:value-type="float" office:value="6685.66" calcext:value-type="float">
            <text:p>6685.66</text:p>
          </table:table-cell>
        </table:table-row>
        <table:table-row table:style-name="ro1">
          <table:table-cell office:value-type="string" calcext:value-type="string">
            <text:p>REPUESTO RIVADAVIA A4 48H C/BANDA</text:p>
          </table:table-cell>
          <table:table-cell office:value-type="float" office:value="5999.08" calcext:value-type="float">
            <text:p>5999.08</text:p>
          </table:table-cell>
        </table:table-row>
        <table:table-row table:style-name="ro1">
          <table:table-cell office:value-type="string" calcext:value-type="string">
            <text:p>REPUESTO RIVADAVIA A4 96H C/BANDA</text:p>
          </table:table-cell>
          <table:table-cell office:value-type="float" office:value="10544.15" calcext:value-type="float">
            <text:p>10544.15</text:p>
          </table:table-cell>
        </table:table-row>
        <table:table-row table:style-name="ro1">
          <table:table-cell office:value-type="string" calcext:value-type="string">
            <text:p>REPUESTO RIVADAVIA OFICIO 48H</text:p>
          </table:table-cell>
          <table:table-cell office:value-type="float" office:value="6320.46" calcext:value-type="float">
            <text:p>6320.46</text:p>
          </table:table-cell>
        </table:table-row>
        <table:table-row table:style-name="ro1">
          <table:table-cell office:value-type="string" calcext:value-type="string">
            <text:p>REPUESTO SIMBALL GENIO 2G</text:p>
          </table:table-cell>
          <table:table-cell office:value-type="float" office:value="370.51" calcext:value-type="float">
            <text:p>370.51</text:p>
          </table:table-cell>
        </table:table-row>
        <table:table-row table:style-name="ro1">
          <table:table-cell office:value-type="string" calcext:value-type="string">
            <text:p>REPUESTO TRIUNFANTE 24h</text:p>
          </table:table-cell>
          <table:table-cell office:value-type="float" office:value="1165.54" calcext:value-type="float">
            <text:p>1165.54</text:p>
          </table:table-cell>
        </table:table-row>
        <table:table-row table:style-name="ro1">
          <table:table-cell office:value-type="string" calcext:value-type="string">
            <text:p>REPUESTO TRIUNFANTE 288h</text:p>
          </table:table-cell>
          <table:table-cell office:value-type="float" office:value="9965.37" calcext:value-type="float">
            <text:p>9965.37</text:p>
          </table:table-cell>
        </table:table-row>
        <table:table-row table:style-name="ro1">
          <table:table-cell office:value-type="string" calcext:value-type="string">
            <text:p>REPUESTO TRIUNFANTE 480h</text:p>
          </table:table-cell>
          <table:table-cell office:value-type="float" office:value="19883.39" calcext:value-type="float">
            <text:p>19883.39</text:p>
          </table:table-cell>
        </table:table-row>
        <table:table-row table:style-name="ro1">
          <table:table-cell office:value-type="string" calcext:value-type="string">
            <text:p>REPUESTO TRIUNFANTE 48h</text:p>
          </table:table-cell>
          <table:table-cell office:value-type="float" office:value="2175.7" calcext:value-type="float">
            <text:p>2175.70</text:p>
          </table:table-cell>
        </table:table-row>
        <table:table-row table:style-name="ro1">
          <table:table-cell office:value-type="string" calcext:value-type="string">
            <text:p>REPUESTO TRIUNFANTE 96h</text:p>
          </table:table-cell>
          <table:table-cell office:value-type="float" office:value="3971.37" calcext:value-type="float">
            <text:p>3971.37</text:p>
          </table:table-cell>
        </table:table-row>
        <table:table-row table:style-name="ro1">
          <table:table-cell office:value-type="string" calcext:value-type="string">
            <text:p>REPUESTO TRIUNFANTE A4 48h</text:p>
          </table:table-cell>
          <table:table-cell office:value-type="float" office:value="3000.22" calcext:value-type="float">
            <text:p>3000.22</text:p>
          </table:table-cell>
        </table:table-row>
        <table:table-row table:style-name="ro1">
          <table:table-cell office:value-type="string" calcext:value-type="string">
            <text:p>REPUESTO TRIUNFANTE A4 48h</text:p>
          </table:table-cell>
          <table:table-cell office:value-type="float" office:value="3000.3" calcext:value-type="float">
            <text:p>3000.30</text:p>
          </table:table-cell>
        </table:table-row>
        <table:table-row table:style-name="ro1">
          <table:table-cell office:value-type="string" calcext:value-type="string">
            <text:p>REPUESTO TRIUNFANTE A4 96h</text:p>
          </table:table-cell>
          <table:table-cell office:value-type="float" office:value="3410.36" calcext:value-type="float">
            <text:p>3410.36</text:p>
          </table:table-cell>
        </table:table-row>
        <table:table-row table:style-name="ro1">
          <table:table-cell office:value-type="string" calcext:value-type="string">
            <text:p>REPUESTO TRIUNFANTE ESPECIAL N-3 x8h</text:p>
          </table:table-cell>
          <table:table-cell office:value-type="float" office:value="420.87" calcext:value-type="float">
            <text:p>420.87</text:p>
          </table:table-cell>
        </table:table-row>
        <table:table-row table:style-name="ro1">
          <table:table-cell office:value-type="string" calcext:value-type="string">
            <text:p>REPUESTO TRIUNFANTE ESPECIAL N-5 x8h</text:p>
          </table:table-cell>
          <table:table-cell office:value-type="float" office:value="837.77" calcext:value-type="float">
            <text:p>837.77</text:p>
          </table:table-cell>
        </table:table-row>
        <table:table-row table:style-name="ro1">
          <table:table-cell office:value-type="string" calcext:value-type="string">
            <text:p>RESALTADOR BENABI MINI x4 28399</text:p>
          </table:table-cell>
          <table:table-cell office:value-type="float" office:value="1007.81" calcext:value-type="float">
            <text:p>1007.81</text:p>
          </table:table-cell>
        </table:table-row>
        <table:table-row table:style-name="ro1">
          <table:table-cell office:value-type="string" calcext:value-type="string">
            <text:p>RESALTADOR BENABI x2u 25811</text:p>
          </table:table-cell>
          <table:table-cell office:value-type="float" office:value="170.36" calcext:value-type="float">
            <text:p>170.36</text:p>
          </table:table-cell>
        </table:table-row>
        <table:table-row table:style-name="ro1">
          <table:table-cell office:value-type="string" calcext:value-type="string">
            <text:p>RESALTADOR BENABI x4 MINI 33487</text:p>
          </table:table-cell>
          <table:table-cell office:value-type="float" office:value="951.82" calcext:value-type="float">
            <text:p>951.82</text:p>
          </table:table-cell>
        </table:table-row>
        <table:table-row table:style-name="ro1">
          <table:table-cell office:value-type="string" calcext:value-type="string">
            <text:p>RESALTADOR BENABI x5 MINI 33485</text:p>
          </table:table-cell>
          <table:table-cell office:value-type="float" office:value="1259.76" calcext:value-type="float">
            <text:p>1259.76</text:p>
          </table:table-cell>
        </table:table-row>
        <table:table-row table:style-name="ro1">
          <table:table-cell office:value-type="string" calcext:value-type="string">
            <text:p>RESALTADOR BIC BRITE LINER TEXT CHATO</text:p>
          </table:table-cell>
          <table:table-cell office:value-type="float" office:value="1002.35" calcext:value-type="float">
            <text:p>1002.35</text:p>
          </table:table-cell>
        </table:table-row>
        <table:table-row table:style-name="ro1">
          <table:table-cell office:value-type="string" calcext:value-type="string">
            <text:p>RESALTADOR BIC DUALTIP x6 INTENSITY</text:p>
          </table:table-cell>
          <table:table-cell office:value-type="float" office:value="7038.18" calcext:value-type="float">
            <text:p>7038.18</text:p>
          </table:table-cell>
        </table:table-row>
        <table:table-row table:style-name="ro1">
          <table:table-cell office:value-type="string" calcext:value-type="string">
            <text:p>RESALTADOR BIC MANAOS CUERPO REDONDO</text:p>
          </table:table-cell>
          <table:table-cell office:value-type="float" office:value="633.81" calcext:value-type="float">
            <text:p>633.81</text:p>
          </table:table-cell>
        </table:table-row>
        <table:table-row table:style-name="ro1">
          <table:table-cell office:value-type="string" calcext:value-type="string">
            <text:p>RESALTADOR BIC MARKING PASTEL</text:p>
          </table:table-cell>
          <table:table-cell office:value-type="float" office:value="1275.11" calcext:value-type="float">
            <text:p>1275.11</text:p>
          </table:table-cell>
        </table:table-row>
        <table:table-row table:style-name="ro1">
          <table:table-cell office:value-type="string" calcext:value-type="string">
            <text:p>RESALTADOR BIC TEXT x4 PASTEL</text:p>
          </table:table-cell>
          <table:table-cell office:value-type="float" office:value="4153.14" calcext:value-type="float">
            <text:p>4153.14</text:p>
          </table:table-cell>
        </table:table-row>
        <table:table-row table:style-name="ro1">
          <table:table-cell office:value-type="string" calcext:value-type="string">
            <text:p>RESALTADOR DOBLE PUNTA PASTEL x6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RESALTADOR EZCO CHATO FLUO x12</text:p>
          </table:table-cell>
          <table:table-cell office:value-type="float" office:value="455.86" calcext:value-type="float">
            <text:p>455.86</text:p>
          </table:table-cell>
        </table:table-row>
        <table:table-row table:style-name="ro1">
          <table:table-cell office:value-type="string" calcext:value-type="string">
            <text:p>RESALTADOR EZCO CIRCULAR FINO x12u</text:p>
          </table:table-cell>
          <table:table-cell office:value-type="float" office:value="266.68" calcext:value-type="float">
            <text:p>266.68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50.9" calcext:value-type="float">
            <text:p>1250.90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33.03" calcext:value-type="float">
            <text:p>1233.03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33.03" calcext:value-type="float">
            <text:p>1233.03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33.03" calcext:value-type="float">
            <text:p>1233.03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33.03" calcext:value-type="float">
            <text:p>1233.03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33.03" calcext:value-type="float">
            <text:p>1233.03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50.9" calcext:value-type="float">
            <text:p>1250.90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50.9" calcext:value-type="float">
            <text:p>1250.90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50.9" calcext:value-type="float">
            <text:p>1250.90</text:p>
          </table:table-cell>
        </table:table-row>
        <table:table-row table:style-name="ro1">
          <table:table-cell office:value-type="string" calcext:value-type="string">
            <text:p>RESALTADOR FABER T-48</text:p>
          </table:table-cell>
          <table:table-cell office:value-type="float" office:value="1250.9" calcext:value-type="float">
            <text:p>1250.90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090.74" calcext:value-type="float">
            <text:p>1090.74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090.74" calcext:value-type="float">
            <text:p>1090.74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090.74" calcext:value-type="float">
            <text:p>1090.74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090.74" calcext:value-type="float">
            <text:p>1090.74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090.74" calcext:value-type="float">
            <text:p>1090.74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ABER T-49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RESALTADOR FILGO FINE AM+RO</text:p>
          </table:table-cell>
          <table:table-cell office:value-type="float" office:value="619.48" calcext:value-type="float">
            <text:p>619.48</text:p>
          </table:table-cell>
        </table:table-row>
        <table:table-row table:style-name="ro1">
          <table:table-cell office:value-type="string" calcext:value-type="string">
            <text:p>RESALTADOR FILGO FINE AMARILLO x1u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CELESTE x1u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ESMERALDA x12u</text:p>
          </table:table-cell>
          <table:table-cell office:value-type="float" office:value="270.13" calcext:value-type="float">
            <text:p>270.13</text:p>
          </table:table-cell>
        </table:table-row>
        <table:table-row table:style-name="ro1">
          <table:table-cell office:value-type="string" calcext:value-type="string">
            <text:p>RESALTADOR FILGO FINE LIGHTER FUN x12u</text:p>
          </table:table-cell>
          <table:table-cell office:value-type="float" office:value="5107.3" calcext:value-type="float">
            <text:p>5107.30</text:p>
          </table:table-cell>
        </table:table-row>
        <table:table-row table:style-name="ro1">
          <table:table-cell office:value-type="string" calcext:value-type="string">
            <text:p>RESALTADOR FILGO FINE LILA x12u</text:p>
          </table:table-cell>
          <table:table-cell office:value-type="float" office:value="270.13" calcext:value-type="float">
            <text:p>270.13</text:p>
          </table:table-cell>
        </table:table-row>
        <table:table-row table:style-name="ro1">
          <table:table-cell office:value-type="string" calcext:value-type="string">
            <text:p>RESALTADOR FILGO FINE METALIZADO ORO x1</text:p>
          </table:table-cell>
          <table:table-cell office:value-type="float" office:value="504.91" calcext:value-type="float">
            <text:p>504.91</text:p>
          </table:table-cell>
        </table:table-row>
        <table:table-row table:style-name="ro1">
          <table:table-cell office:value-type="string" calcext:value-type="string">
            <text:p>RESALTADOR FILGO FINE METALIZADO PLATA x1</text:p>
          </table:table-cell>
          <table:table-cell office:value-type="float" office:value="498.05" calcext:value-type="float">
            <text:p>498.05</text:p>
          </table:table-cell>
        </table:table-row>
        <table:table-row table:style-name="ro1">
          <table:table-cell office:value-type="string" calcext:value-type="string">
            <text:p>RESALTADOR FILGO FINE METALIZADO ROSA x1</text:p>
          </table:table-cell>
          <table:table-cell office:value-type="float" office:value="504.91" calcext:value-type="float">
            <text:p>504.91</text:p>
          </table:table-cell>
        </table:table-row>
        <table:table-row table:style-name="ro1">
          <table:table-cell office:value-type="string" calcext:value-type="string">
            <text:p>RESALTADOR FILGO FINE NARANJA x1u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PASTEL x1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ROSA x1u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VERDE x1u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VIOLETA x12u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string" calcext:value-type="string">
            <text:p>RESALTADOR FILGO FINE x18 PASTEL</text:p>
          </table:table-cell>
          <table:table-cell office:value-type="float" office:value="5667.34" calcext:value-type="float">
            <text:p>5667.34</text:p>
          </table:table-cell>
        </table:table-row>
        <table:table-row table:style-name="ro1">
          <table:table-cell office:value-type="string" calcext:value-type="string">
            <text:p>RESALTADOR FILGO FINE x2u AM+AM</text:p>
          </table:table-cell>
          <table:table-cell office:value-type="float" office:value="644.57" calcext:value-type="float">
            <text:p>644.57</text:p>
          </table:table-cell>
        </table:table-row>
        <table:table-row table:style-name="ro1">
          <table:table-cell office:value-type="string" calcext:value-type="string">
            <text:p>RESALTADOR FILGO FINE x2u AM+NAR</text:p>
          </table:table-cell>
          <table:table-cell office:value-type="float" office:value="595.38" calcext:value-type="float">
            <text:p>595.38</text:p>
          </table:table-cell>
        </table:table-row>
        <table:table-row table:style-name="ro1">
          <table:table-cell office:value-type="string" calcext:value-type="string">
            <text:p>RESALTADOR FILGO FINE x2u AM+VE</text:p>
          </table:table-cell>
          <table:table-cell office:value-type="float" office:value="595.38" calcext:value-type="float">
            <text:p>595.38</text:p>
          </table:table-cell>
        </table:table-row>
        <table:table-row table:style-name="ro1">
          <table:table-cell office:value-type="string" calcext:value-type="string">
            <text:p>RESALTADOR FILGO FINE x4 SOFT</text:p>
          </table:table-cell>
          <table:table-cell office:value-type="float" office:value="1147.95" calcext:value-type="float">
            <text:p>1147.95</text:p>
          </table:table-cell>
        </table:table-row>
        <table:table-row table:style-name="ro1">
          <table:table-cell office:value-type="string" calcext:value-type="string">
            <text:p>RESALTADOR FILGO FINE x4u CANDY</text:p>
          </table:table-cell>
          <table:table-cell office:value-type="float" office:value="1159.89" calcext:value-type="float">
            <text:p>1159.89</text:p>
          </table:table-cell>
        </table:table-row>
        <table:table-row table:style-name="ro1">
          <table:table-cell office:value-type="string" calcext:value-type="string">
            <text:p>RESALTADOR FILGO FINE x4u ESSENTIAL</text:p>
          </table:table-cell>
          <table:table-cell office:value-type="float" office:value="1317.53" calcext:value-type="float">
            <text:p>1317.53</text:p>
          </table:table-cell>
        </table:table-row>
        <table:table-row table:style-name="ro1">
          <table:table-cell office:value-type="string" calcext:value-type="string">
            <text:p>RESALTADOR FILGO FINE x4u FLUO</text:p>
          </table:table-cell>
          <table:table-cell office:value-type="float" office:value="1039.44" calcext:value-type="float">
            <text:p>1039.44</text:p>
          </table:table-cell>
        </table:table-row>
        <table:table-row table:style-name="ro1">
          <table:table-cell office:value-type="string" calcext:value-type="string">
            <text:p>RESALTADOR FILGO FINE x4u GALAXY</text:p>
          </table:table-cell>
          <table:table-cell office:value-type="float" office:value="1159.89" calcext:value-type="float">
            <text:p>1159.89</text:p>
          </table:table-cell>
        </table:table-row>
        <table:table-row table:style-name="ro1">
          <table:table-cell office:value-type="string" calcext:value-type="string">
            <text:p>RESALTADOR FILGO FINE x4u PASTEL</text:p>
          </table:table-cell>
          <table:table-cell office:value-type="float" office:value="1039.44" calcext:value-type="float">
            <text:p>1039.44</text:p>
          </table:table-cell>
        </table:table-row>
        <table:table-row table:style-name="ro1">
          <table:table-cell office:value-type="string" calcext:value-type="string">
            <text:p>RESALTADOR FILGO FINE x6u PASTEL</text:p>
          </table:table-cell>
          <table:table-cell office:value-type="float" office:value="1558.49" calcext:value-type="float">
            <text:p>1558.49</text:p>
          </table:table-cell>
        </table:table-row>
        <table:table-row table:style-name="ro1">
          <table:table-cell office:value-type="string" calcext:value-type="string">
            <text:p>RESALTADOR FILGO LIGHTER FINE 300 FLUO</text:p>
          </table:table-cell>
          <table:table-cell office:value-type="float" office:value="121.67" calcext:value-type="float">
            <text:p>121.67</text:p>
          </table:table-cell>
        </table:table-row>
        <table:table-row table:style-name="ro1">
          <table:table-cell office:value-type="string" calcext:value-type="string">
            <text:p>RESALTADOR FILGO LIGHTER FINE 300 PASTEL</text:p>
          </table:table-cell>
          <table:table-cell office:value-type="float" office:value="121.67" calcext:value-type="float">
            <text:p>121.67</text:p>
          </table:table-cell>
        </table:table-row>
        <table:table-row table:style-name="ro1">
          <table:table-cell office:value-type="string" calcext:value-type="string">
            <text:p>RESALTADOR FILGO LIGHTER FINE 300 VERDE FLUO</text:p>
          </table:table-cell>
          <table:table-cell office:value-type="float" office:value="190.53" calcext:value-type="float">
            <text:p>190.53</text:p>
          </table:table-cell>
        </table:table-row>
        <table:table-row table:style-name="ro1">
          <table:table-cell office:value-type="string" calcext:value-type="string">
            <text:p>RESALTADOR FILGO LIGHTER FINE x10 FLUO</text:p>
          </table:table-cell>
          <table:table-cell office:value-type="float" office:value="2518.72" calcext:value-type="float">
            <text:p>2518.72</text:p>
          </table:table-cell>
        </table:table-row>
        <table:table-row table:style-name="ro1">
          <table:table-cell office:value-type="string" calcext:value-type="string">
            <text:p>RESALTADOR FILGO LIGHTER FINE x10 PASTEL</text:p>
          </table:table-cell>
          <table:table-cell office:value-type="float" office:value="2854.15" calcext:value-type="float">
            <text:p>2854.15</text:p>
          </table:table-cell>
        </table:table-row>
        <table:table-row table:style-name="ro1">
          <table:table-cell office:value-type="string" calcext:value-type="string">
            <text:p>RESALTADOR FILGO MULTIGHTER FIT DOBLE x4 FLUO</text:p>
          </table:table-cell>
          <table:table-cell office:value-type="float" office:value="2415.47" calcext:value-type="float">
            <text:p>2415.47</text:p>
          </table:table-cell>
        </table:table-row>
        <table:table-row table:style-name="ro1">
          <table:table-cell office:value-type="string" calcext:value-type="string">
            <text:p>RESALTADOR FILGO MULTILIGHTER DOBLE PUNTA x10</text:p>
          </table:table-cell>
          <table:table-cell office:value-type="float" office:value="5422.93" calcext:value-type="float">
            <text:p>5422.93</text:p>
          </table:table-cell>
        </table:table-row>
        <table:table-row table:style-name="ro1">
          <table:table-cell office:value-type="string" calcext:value-type="string">
            <text:p>RESALTADOR FILGO MULTILIGHTER DOBLE PUNTA x10</text:p>
          </table:table-cell>
          <table:table-cell office:value-type="float" office:value="5423.95" calcext:value-type="float">
            <text:p>5423.95</text:p>
          </table:table-cell>
        </table:table-row>
        <table:table-row table:style-name="ro1">
          <table:table-cell office:value-type="string" calcext:value-type="string">
            <text:p>RESALTADOR FILGO MULTILIGHTER DOBLE x4 CD</text:p>
          </table:table-cell>
          <table:table-cell office:value-type="float" office:value="2454.11" calcext:value-type="float">
            <text:p>2454.11</text:p>
          </table:table-cell>
        </table:table-row>
        <table:table-row table:style-name="ro1">
          <table:table-cell office:value-type="string" calcext:value-type="string">
            <text:p>RESALTADOR FILGO MULTILIGHTER DOBLE x4 ES</text:p>
          </table:table-cell>
          <table:table-cell office:value-type="float" office:value="2454.11" calcext:value-type="float">
            <text:p>2454.11</text:p>
          </table:table-cell>
        </table:table-row>
        <table:table-row table:style-name="ro1">
          <table:table-cell office:value-type="string" calcext:value-type="string">
            <text:p>RESALTADOR FILGO MULTILIGHTER DOBLE x4 GXY</text:p>
          </table:table-cell>
          <table:table-cell office:value-type="float" office:value="2454.11" calcext:value-type="float">
            <text:p>2454.11</text:p>
          </table:table-cell>
        </table:table-row>
        <table:table-row table:style-name="ro1">
          <table:table-cell office:value-type="string" calcext:value-type="string">
            <text:p>RESALTADOR FILGO MULTILIGHTER FIT DOBLE x4 PASTEL</text:p>
          </table:table-cell>
          <table:table-cell office:value-type="float" office:value="2415.47" calcext:value-type="float">
            <text:p>2415.47</text:p>
          </table:table-cell>
        </table:table-row>
        <table:table-row table:style-name="ro1">
          <table:table-cell office:value-type="string" calcext:value-type="string">
            <text:p>RESALTADOR FILGO TEXT AMARILLO x1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CELESTE x1u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GALAXY x4u</text:p>
          </table:table-cell>
          <table:table-cell office:value-type="float" office:value="1561.51" calcext:value-type="float">
            <text:p>1561.51</text:p>
          </table:table-cell>
        </table:table-row>
        <table:table-row table:style-name="ro1">
          <table:table-cell office:value-type="string" calcext:value-type="string">
            <text:p>RESALTADOR FILGO TEXT LILA x1 x12u</text:p>
          </table:table-cell>
          <table:table-cell office:value-type="float" office:value="391.87" calcext:value-type="float">
            <text:p>391.87</text:p>
          </table:table-cell>
        </table:table-row>
        <table:table-row table:style-name="ro1">
          <table:table-cell office:value-type="string" calcext:value-type="string">
            <text:p>RESALTADOR FILGO TEXT METALIZADO ORO x1</text:p>
          </table:table-cell>
          <table:table-cell office:value-type="float" office:value="833" calcext:value-type="float">
            <text:p>833.00</text:p>
          </table:table-cell>
        </table:table-row>
        <table:table-row table:style-name="ro1">
          <table:table-cell office:value-type="string" calcext:value-type="string">
            <text:p>RESALTADOR FILGO TEXT METALIZADO PLATA x1</text:p>
          </table:table-cell>
          <table:table-cell office:value-type="float" office:value="833" calcext:value-type="float">
            <text:p>833.00</text:p>
          </table:table-cell>
        </table:table-row>
        <table:table-row table:style-name="ro1">
          <table:table-cell office:value-type="string" calcext:value-type="string">
            <text:p>RESALTADOR FILGO TEXT METALIZADO ROSA x1</text:p>
          </table:table-cell>
          <table:table-cell office:value-type="float" office:value="833" calcext:value-type="float">
            <text:p>833.00</text:p>
          </table:table-cell>
        </table:table-row>
        <table:table-row table:style-name="ro1">
          <table:table-cell office:value-type="string" calcext:value-type="string">
            <text:p>RESALTADOR FILGO TEXT NARANJA x1u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PASTEL</text:p>
          </table:table-cell>
          <table:table-cell office:value-type="float" office:value="397.7" calcext:value-type="float">
            <text:p>397.70</text:p>
          </table:table-cell>
        </table:table-row>
        <table:table-row table:style-name="ro1">
          <table:table-cell office:value-type="string" calcext:value-type="string">
            <text:p>RESALTADOR FILGO TEXT ROSA x1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VERDE x1u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VIOLETA x1u x12u</text:p>
          </table:table-cell>
          <table:table-cell office:value-type="float" office:value="397.55" calcext:value-type="float">
            <text:p>397.55</text:p>
          </table:table-cell>
        </table:table-row>
        <table:table-row table:style-name="ro1">
          <table:table-cell office:value-type="string" calcext:value-type="string">
            <text:p>RESALTADOR FILGO TEXT x4 FLUO</text:p>
          </table:table-cell>
          <table:table-cell office:value-type="float" office:value="1826.07" calcext:value-type="float">
            <text:p>1826.07</text:p>
          </table:table-cell>
        </table:table-row>
        <table:table-row table:style-name="ro1">
          <table:table-cell office:value-type="string" calcext:value-type="string">
            <text:p>RESALTADOR FILGO TEXT x4u CANDY</text:p>
          </table:table-cell>
          <table:table-cell office:value-type="float" office:value="1971.47" calcext:value-type="float">
            <text:p>1971.47</text:p>
          </table:table-cell>
        </table:table-row>
        <table:table-row table:style-name="ro1">
          <table:table-cell office:value-type="string" calcext:value-type="string">
            <text:p>RESALTADOR FILGO TEXT x4u ESSENTIAL</text:p>
          </table:table-cell>
          <table:table-cell office:value-type="float" office:value="1779.24" calcext:value-type="float">
            <text:p>1779.24</text:p>
          </table:table-cell>
        </table:table-row>
        <table:table-row table:style-name="ro1">
          <table:table-cell office:value-type="string" calcext:value-type="string">
            <text:p>RESALTADOR FILGO TEXT x4u PASTEL</text:p>
          </table:table-cell>
          <table:table-cell office:value-type="float" office:value="1826.07" calcext:value-type="float">
            <text:p>1826.07</text:p>
          </table:table-cell>
        </table:table-row>
        <table:table-row table:style-name="ro1">
          <table:table-cell office:value-type="string" calcext:value-type="string">
            <text:p>RESALTADOR FILGO TEXT x4u PASTEL RETRO</text:p>
          </table:table-cell>
          <table:table-cell office:value-type="float" office:value="1992.59" calcext:value-type="float">
            <text:p>1992.59</text:p>
          </table:table-cell>
        </table:table-row>
        <table:table-row table:style-name="ro1">
          <table:table-cell office:value-type="string" calcext:value-type="string">
            <text:p>RESALTADOR FILGO TEXT x6u PASTEL</text:p>
          </table:table-cell>
          <table:table-cell office:value-type="float" office:value="2739.75" calcext:value-type="float">
            <text:p>2739.75</text:p>
          </table:table-cell>
        </table:table-row>
        <table:table-row table:style-name="ro1">
          <table:table-cell office:value-type="string" calcext:value-type="string">
            <text:p>RESALTADOR MAPED CLASSIC PASTEL</text:p>
          </table:table-cell>
          <table:table-cell office:value-type="float" office:value="1101.41" calcext:value-type="float">
            <text:p>1101.41</text:p>
          </table:table-cell>
        </table:table-row>
        <table:table-row table:style-name="ro1">
          <table:table-cell office:value-type="string" calcext:value-type="string">
            <text:p>RESALTADOR MAPED CLASSIC PASTEL x4</text:p>
          </table:table-cell>
          <table:table-cell office:value-type="float" office:value="5831.41" calcext:value-type="float">
            <text:p>5831.41</text:p>
          </table:table-cell>
        </table:table-row>
        <table:table-row table:style-name="ro1">
          <table:table-cell office:value-type="string" calcext:value-type="string">
            <text:p>RESALTADOR MAPED FINO AMARILLO x12u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string" calcext:value-type="string">
            <text:p>RESALTADOR MAPED FINO CELESTE x12u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string" calcext:value-type="string">
            <text:p>RESALTADOR MAPED FINO NARANJA x12u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string" calcext:value-type="string">
            <text:p>RESALTADOR MAPED FINO ROSA x12u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string" calcext:value-type="string">
            <text:p>RESALTADOR MAPED PASTEL GLITTER x12</text:p>
          </table:table-cell>
          <table:table-cell office:value-type="float" office:value="2255.43" calcext:value-type="float">
            <text:p>2255.43</text:p>
          </table:table-cell>
        </table:table-row>
        <table:table-row table:style-name="ro1">
          <table:table-cell office:value-type="string" calcext:value-type="string">
            <text:p>RESALTADOR MAPED PASTEL GLITTER x4</text:p>
          </table:table-cell>
          <table:table-cell office:value-type="float" office:value="10525.32" calcext:value-type="float">
            <text:p>10525.32</text:p>
          </table:table-cell>
        </table:table-row>
        <table:table-row table:style-name="ro1">
          <table:table-cell office:value-type="string" calcext:value-type="string">
            <text:p>RESALTADOR MAPED POCKET AMARILLO x12u</text:p>
          </table:table-cell>
          <table:table-cell office:value-type="float" office:value="446.22" calcext:value-type="float">
            <text:p>446.22</text:p>
          </table:table-cell>
        </table:table-row>
        <table:table-row table:style-name="ro1">
          <table:table-cell office:value-type="string" calcext:value-type="string">
            <text:p>RESALTADOR MAPED POCKET CELESTE x12u</text:p>
          </table:table-cell>
          <table:table-cell office:value-type="float" office:value="1220.29" calcext:value-type="float">
            <text:p>1220.29</text:p>
          </table:table-cell>
        </table:table-row>
        <table:table-row table:style-name="ro1">
          <table:table-cell office:value-type="string" calcext:value-type="string">
            <text:p>RESALTADOR MAPED POCKET NARANJA x12u</text:p>
          </table:table-cell>
          <table:table-cell office:value-type="float" office:value="446.22" calcext:value-type="float">
            <text:p>446.22</text:p>
          </table:table-cell>
        </table:table-row>
        <table:table-row table:style-name="ro1">
          <table:table-cell office:value-type="string" calcext:value-type="string">
            <text:p>RESALTADOR MAPED POCKET ROSA x12u</text:p>
          </table:table-cell>
          <table:table-cell office:value-type="float" office:value="446.22" calcext:value-type="float">
            <text:p>446.22</text:p>
          </table:table-cell>
        </table:table-row>
        <table:table-row table:style-name="ro1">
          <table:table-cell office:value-type="string" calcext:value-type="string">
            <text:p>RESALTADOR MAPED POCKET VERDE x12u</text:p>
          </table:table-cell>
          <table:table-cell office:value-type="float" office:value="205.11" calcext:value-type="float">
            <text:p>205.11</text:p>
          </table:table-cell>
        </table:table-row>
        <table:table-row table:style-name="ro1">
          <table:table-cell office:value-type="string" calcext:value-type="string">
            <text:p>RESALTADOR MINI x3u 25534</text:p>
          </table:table-cell>
          <table:table-cell office:value-type="float" office:value="478.8" calcext:value-type="float">
            <text:p>478.80</text:p>
          </table:table-cell>
        </table:table-row>
        <table:table-row table:style-name="ro1">
          <table:table-cell office:value-type="string" calcext:value-type="string">
            <text:p>RESALTADOR PELIKAN FLASH</text:p>
          </table:table-cell>
          <table:table-cell office:value-type="float" office:value="491.33" calcext:value-type="float">
            <text:p>491.33</text:p>
          </table:table-cell>
        </table:table-row>
        <table:table-row table:style-name="ro1">
          <table:table-cell office:value-type="string" calcext:value-type="string">
            <text:p>RESALTADOR PELIKAN FLASH x10 PASTEL</text:p>
          </table:table-cell>
          <table:table-cell office:value-type="float" office:value="5914.43" calcext:value-type="float">
            <text:p>5914.43</text:p>
          </table:table-cell>
        </table:table-row>
        <table:table-row table:style-name="ro1">
          <table:table-cell office:value-type="string" calcext:value-type="string">
            <text:p>RESALTADOR PELIKAN FLASH x6 PASTEL</text:p>
          </table:table-cell>
          <table:table-cell office:value-type="float" office:value="3551.43" calcext:value-type="float">
            <text:p>3551.43</text:p>
          </table:table-cell>
        </table:table-row>
        <table:table-row table:style-name="ro1">
          <table:table-cell office:value-type="string" calcext:value-type="string">
            <text:p>RESALTADOR PELIKAN MARK2</text:p>
          </table:table-cell>
          <table:table-cell office:value-type="float" office:value="423.54" calcext:value-type="float">
            <text:p>423.54</text:p>
          </table:table-cell>
        </table:table-row>
        <table:table-row table:style-name="ro1">
          <table:table-cell office:value-type="string" calcext:value-type="string">
            <text:p>RESALTADOR PELIKAN x4 FLASH PASTEL</text:p>
          </table:table-cell>
          <table:table-cell office:value-type="float" office:value="2824.01" calcext:value-type="float">
            <text:p>2824.01</text:p>
          </table:table-cell>
        </table:table-row>
        <table:table-row table:style-name="ro1">
          <table:table-cell office:value-type="string" calcext:value-type="string">
            <text:p>RESALTADOR PIZZINI DOBLE PUNTA</text:p>
          </table:table-cell>
          <table:table-cell office:value-type="float" office:value="1065.72" calcext:value-type="float">
            <text:p>1065.72</text:p>
          </table:table-cell>
        </table:table-row>
        <table:table-row table:style-name="ro1">
          <table:table-cell office:value-type="string" calcext:value-type="string">
            <text:p>RESALTADOR PIZZINI MINI x6 1290</text:p>
          </table:table-cell>
          <table:table-cell office:value-type="float" office:value="2786.27" calcext:value-type="float">
            <text:p>2786.27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533.61" calcext:value-type="float">
            <text:p>533.61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466.53" calcext:value-type="float">
            <text:p>466.53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518.36" calcext:value-type="float">
            <text:p>518.36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518.36" calcext:value-type="float">
            <text:p>518.36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518.36" calcext:value-type="float">
            <text:p>518.36</text:p>
          </table:table-cell>
        </table:table-row>
        <table:table-row table:style-name="ro1">
          <table:table-cell office:value-type="string" calcext:value-type="string">
            <text:p>RESALTADOR TRATTO FLUO</text:p>
          </table:table-cell>
          <table:table-cell office:value-type="float" office:value="518.36" calcext:value-type="float">
            <text:p>518.36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888.33" calcext:value-type="float">
            <text:p>888.33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</text:p>
          </table:table-cell>
          <table:table-cell office:value-type="float" office:value="487.5" calcext:value-type="float">
            <text:p>487.50</text:p>
          </table:table-cell>
        </table:table-row>
        <table:table-row table:style-name="ro1">
          <table:table-cell office:value-type="string" calcext:value-type="string">
            <text:p>RESALTADOR TRATTO VIDEO EMOTION</text:p>
          </table:table-cell>
          <table:table-cell office:value-type="float" office:value="679.28" calcext:value-type="float">
            <text:p>679.28</text:p>
          </table:table-cell>
        </table:table-row>
        <table:table-row table:style-name="ro1">
          <table:table-cell office:value-type="string" calcext:value-type="string">
            <text:p>RESALTADOR x6 DOBLE PUNTA + SELLO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RESALTADOR Y MARCADOR DOBLE PUNTA x6</text:p>
          </table:table-cell>
          <table:table-cell office:value-type="float" office:value="3302.2" calcext:value-type="float">
            <text:p>3302.20</text:p>
          </table:table-cell>
        </table:table-row>
        <table:table-row table:style-name="ro1">
          <table:table-cell office:value-type="string" calcext:value-type="string">
            <text:p>RESMA LUMA A4 MULTICOLOR x100h 70g</text:p>
          </table:table-cell>
          <table:table-cell office:value-type="float" office:value="5372.06" calcext:value-type="float">
            <text:p>5372.06</text:p>
          </table:table-cell>
        </table:table-row>
        <table:table-row table:style-name="ro1">
          <table:table-cell office:value-type="string" calcext:value-type="string">
            <text:p>RESMA LUMA OFICIO MULTICOLOR x100h 70g</text:p>
          </table:table-cell>
          <table:table-cell office:value-type="float" office:value="6234.74" calcext:value-type="float">
            <text:p>6234.74</text:p>
          </table:table-cell>
        </table:table-row>
        <table:table-row table:style-name="ro1">
          <table:table-cell office:value-type="string" calcext:value-type="string">
            <text:p>RESMA TRIUNFANTE A4 MULTICOLOR 100h</text:p>
          </table:table-cell>
          <table:table-cell office:value-type="float" office:value="4529.78" calcext:value-type="float">
            <text:p>4529.78</text:p>
          </table:table-cell>
        </table:table-row>
        <table:table-row table:style-name="ro1">
          <table:table-cell office:value-type="string" calcext:value-type="string">
            <text:p>RODILLO ENTINTADOR P/CODIFICADORA</text:p>
          </table:table-cell>
          <table:table-cell office:value-type="float" office:value="554.36" calcext:value-type="float">
            <text:p>554.36</text:p>
          </table:table-cell>
        </table:table-row>
        <table:table-row table:style-name="ro1">
          <table:table-cell office:value-type="string" calcext:value-type="string">
            <text:p>RODILLO P/MANUALIDADES 2.5cm</text:p>
          </table:table-cell>
          <table:table-cell office:value-type="float" office:value="651.26" calcext:value-type="float">
            <text:p>651.26</text:p>
          </table:table-cell>
        </table:table-row>
        <table:table-row table:style-name="ro1">
          <table:table-cell office:value-type="string" calcext:value-type="string">
            <text:p>RODILLO P/MANUALIDADES 4cm</text:p>
          </table:table-cell>
          <table:table-cell office:value-type="float" office:value="727.88" calcext:value-type="float">
            <text:p>727.88</text:p>
          </table:table-cell>
        </table:table-row>
        <table:table-row table:style-name="ro1">
          <table:table-cell office:value-type="string" calcext:value-type="string">
            <text:p>RODILLO P/MANUALIDADES 7.50cm</text:p>
          </table:table-cell>
          <table:table-cell office:value-type="float" office:value="740.01" calcext:value-type="float">
            <text:p>740.01</text:p>
          </table:table-cell>
        </table:table-row>
        <table:table-row table:style-name="ro1">
          <table:table-cell office:value-type="string" calcext:value-type="string">
            <text:p>ROLLO FAX HUSARES x25m</text:p>
          </table:table-cell>
          <table:table-cell office:value-type="float" office:value="707.1" calcext:value-type="float">
            <text:p>707.10</text:p>
          </table:table-cell>
        </table:table-row>
        <table:table-row table:style-name="ro1">
          <table:table-cell office:value-type="string" calcext:value-type="string">
            <text:p>ROLLO FAX HUSARES x30m</text:p>
          </table:table-cell>
          <table:table-cell office:value-type="float" office:value="829.16" calcext:value-type="float">
            <text:p>829.16</text:p>
          </table:table-cell>
        </table:table-row>
        <table:table-row table:style-name="ro1">
          <table:table-cell office:value-type="string" calcext:value-type="string">
            <text:p>ROLLO LUMA METALIZADO 40cm x5m</text:p>
          </table:table-cell>
          <table:table-cell office:value-type="float" office:value="2804.7" calcext:value-type="float">
            <text:p>2804.70</text:p>
          </table:table-cell>
        </table:table-row>
        <table:table-row table:style-name="ro1">
          <table:table-cell office:value-type="string" calcext:value-type="string">
            <text:p>ROLLO P/CODIFICADORA BLANCO x1 x10u</text:p>
          </table:table-cell>
          <table:table-cell office:value-type="float" office:value="387.59" calcext:value-type="float">
            <text:p>387.59</text:p>
          </table:table-cell>
        </table:table-row>
        <table:table-row table:style-name="ro1">
          <table:table-cell office:value-type="string" calcext:value-type="string">
            <text:p>ROLLO P/CODIFICADORA FLUO x1 x10u</text:p>
          </table:table-cell>
          <table:table-cell office:value-type="float" office:value="519.05" calcext:value-type="float">
            <text:p>519.05</text:p>
          </table:table-cell>
        </table:table-row>
        <table:table-row table:style-name="ro1">
          <table:table-cell office:value-type="string" calcext:value-type="string">
            <text:p>ROLLO P/ETIQUETADORA ORI-TEC FLUO <text:s/>x600u</text:p>
          </table:table-cell>
          <table:table-cell office:value-type="float" office:value="3341.46" calcext:value-type="float">
            <text:p>3341.46</text:p>
          </table:table-cell>
        </table:table-row>
        <table:table-row table:style-name="ro1">
          <table:table-cell office:value-type="string" calcext:value-type="string">
            <text:p>ROLLO P/EXPENDEDORA SIFAP x1000</text:p>
          </table:table-cell>
          <table:table-cell office:value-type="float" office:value="1476.24" calcext:value-type="float">
            <text:p>1476.24</text:p>
          </table:table-cell>
        </table:table-row>
        <table:table-row table:style-name="ro1">
          <table:table-cell office:value-type="string" calcext:value-type="string">
            <text:p>ROLLO P/EXPENDEDORA SIFAP x2000</text:p>
          </table:table-cell>
          <table:table-cell office:value-type="float" office:value="2495.23" calcext:value-type="float">
            <text:p>2495.23</text:p>
          </table:table-cell>
        </table:table-row>
        <table:table-row table:style-name="ro1">
          <table:table-cell office:value-type="string" calcext:value-type="string">
            <text:p>ROLLO PAPEL OBRA 37mm x50m x10u 1137</text:p>
          </table:table-cell>
          <table:table-cell office:value-type="float" office:value="7203.61" calcext:value-type="float">
            <text:p>7203.61</text:p>
          </table:table-cell>
        </table:table-row>
        <table:table-row table:style-name="ro1">
          <table:table-cell office:value-type="string" calcext:value-type="string">
            <text:p>ROLLO PAPEL OBRA 44mm x50m x10u 1144</text:p>
          </table:table-cell>
          <table:table-cell office:value-type="float" office:value="8536.05" calcext:value-type="float">
            <text:p>8536.05</text:p>
          </table:table-cell>
        </table:table-row>
        <table:table-row table:style-name="ro1">
          <table:table-cell office:value-type="string" calcext:value-type="string">
            <text:p>ROLLO PAPEL OBRA 57mm x30m x10u 1157</text:p>
          </table:table-cell>
          <table:table-cell office:value-type="float" office:value="6404.26" calcext:value-type="float">
            <text:p>6404.26</text:p>
          </table:table-cell>
        </table:table-row>
        <table:table-row table:style-name="ro1">
          <table:table-cell office:value-type="string" calcext:value-type="string">
            <text:p>ROLLO PAPEL OBRA 57mm x30m x10u MEDORO</text:p>
          </table:table-cell>
          <table:table-cell office:value-type="float" office:value="6459.5" calcext:value-type="float">
            <text:p>6459.50</text:p>
          </table:table-cell>
        </table:table-row>
        <table:table-row table:style-name="ro1">
          <table:table-cell office:value-type="string" calcext:value-type="string">
            <text:p>ROLLO PAPEL OBRA 70mm x40m x10u 1170</text:p>
          </table:table-cell>
          <table:table-cell office:value-type="float" office:value="10677.34" calcext:value-type="float">
            <text:p>10677.34</text:p>
          </table:table-cell>
        </table:table-row>
        <table:table-row table:style-name="ro1">
          <table:table-cell office:value-type="string" calcext:value-type="string">
            <text:p>ROLLO PAPEL OBRA 75mm x40m x10u 1175</text:p>
          </table:table-cell>
          <table:table-cell office:value-type="float" office:value="10905.33" calcext:value-type="float">
            <text:p>10905.33</text:p>
          </table:table-cell>
        </table:table-row>
        <table:table-row table:style-name="ro1">
          <table:table-cell office:value-type="string" calcext:value-type="string">
            <text:p>ROLLO PAPEL QUIMICO 113mm x20m ORIGINAL+COPIA</text:p>
          </table:table-cell>
          <table:table-cell office:value-type="float" office:value="268.34" calcext:value-type="float">
            <text:p>268.34</text:p>
          </table:table-cell>
        </table:table-row>
        <table:table-row table:style-name="ro1">
          <table:table-cell office:value-type="string" calcext:value-type="string">
            <text:p>ROLLO PAPEL QUIMICO 75mm x20m ORIG+2COPIAS x10u</text:p>
          </table:table-cell>
          <table:table-cell office:value-type="float" office:value="1100.51" calcext:value-type="float">
            <text:p>1100.51</text:p>
          </table:table-cell>
        </table:table-row>
        <table:table-row table:style-name="ro1">
          <table:table-cell office:value-type="string" calcext:value-type="string">
            <text:p>ROLLO PAPEL QUIMICO 76mm x26m DUPLICADO 262 x3u</text:p>
          </table:table-cell>
          <table:table-cell office:value-type="float" office:value="5508.63" calcext:value-type="float">
            <text:p>5508.63</text:p>
          </table:table-cell>
        </table:table-row>
        <table:table-row table:style-name="ro1">
          <table:table-cell office:value-type="string" calcext:value-type="string">
            <text:p>ROLLO PAPEL QUIMICO 76mmx30m x10u DUPLICADO MEDORO</text:p>
          </table:table-cell>
          <table:table-cell office:value-type="float" office:value="27516.62" calcext:value-type="float">
            <text:p>27516.62</text:p>
          </table:table-cell>
        </table:table-row>
        <table:table-row table:style-name="ro1">
          <table:table-cell office:value-type="string" calcext:value-type="string">
            <text:p>ROLLO PAPEL TERMICO 37mm x30m x10u 1133</text:p>
          </table:table-cell>
          <table:table-cell office:value-type="float" office:value="3693.86" calcext:value-type="float">
            <text:p>3693.86</text:p>
          </table:table-cell>
        </table:table-row>
        <table:table-row table:style-name="ro1">
          <table:table-cell office:value-type="string" calcext:value-type="string">
            <text:p>ROLLO PAPEL TERMICO 37mm x50m x10u 1136</text:p>
          </table:table-cell>
          <table:table-cell office:value-type="float" office:value="3903.35" calcext:value-type="float">
            <text:p>3903.35</text:p>
          </table:table-cell>
        </table:table-row>
        <table:table-row table:style-name="ro1">
          <table:table-cell office:value-type="string" calcext:value-type="string">
            <text:p>ROLLO PAPEL TERMICO 44mm x50m x10u 1143</text:p>
          </table:table-cell>
          <table:table-cell office:value-type="float" office:value="7253.33" calcext:value-type="float">
            <text:p>7253.33</text:p>
          </table:table-cell>
        </table:table-row>
        <table:table-row table:style-name="ro1">
          <table:table-cell office:value-type="string" calcext:value-type="string">
            <text:p>ROLLO PAPEL TERMICO 57mm x20m x10u 1120</text:p>
          </table:table-cell>
          <table:table-cell office:value-type="float" office:value="3870.54" calcext:value-type="float">
            <text:p>3870.54</text:p>
          </table:table-cell>
        </table:table-row>
        <table:table-row table:style-name="ro1">
          <table:table-cell office:value-type="string" calcext:value-type="string">
            <text:p>ROLLO PAPEL TERMICO 57mm x20m x10u MAUGER</text:p>
          </table:table-cell>
          <table:table-cell office:value-type="float" office:value="345.26" calcext:value-type="float">
            <text:p>345.26</text:p>
          </table:table-cell>
        </table:table-row>
        <table:table-row table:style-name="ro1">
          <table:table-cell office:value-type="string" calcext:value-type="string">
            <text:p>ROLLO PAPEL TERMICO 57mm x30m x10u 1156</text:p>
          </table:table-cell>
          <table:table-cell office:value-type="float" office:value="5375.95" calcext:value-type="float">
            <text:p>5375.95</text:p>
          </table:table-cell>
        </table:table-row>
        <table:table-row table:style-name="ro1">
          <table:table-cell office:value-type="string" calcext:value-type="string">
            <text:p>ROLLO PAPEL TERMICO 57mm x30m x10u MAUGER</text:p>
          </table:table-cell>
          <table:table-cell office:value-type="float" office:value="438.49" calcext:value-type="float">
            <text:p>438.49</text:p>
          </table:table-cell>
        </table:table-row>
        <table:table-row table:style-name="ro1">
          <table:table-cell office:value-type="string" calcext:value-type="string">
            <text:p>ROLLO PAPEL TERMICO 75mm x20m x10u 1176</text:p>
          </table:table-cell>
          <table:table-cell office:value-type="float" office:value="7933.9" calcext:value-type="float">
            <text:p>7933.90</text:p>
          </table:table-cell>
        </table:table-row>
        <table:table-row table:style-name="ro1">
          <table:table-cell office:value-type="string" calcext:value-type="string">
            <text:p>ROLLO PAPEL TERMICO 80mm x30m x10u MEDORO</text:p>
          </table:table-cell>
          <table:table-cell office:value-type="float" office:value="9350.41" calcext:value-type="float">
            <text:p>9350.41</text:p>
          </table:table-cell>
        </table:table-row>
        <table:table-row table:style-name="ro1">
          <table:table-cell office:value-type="string" calcext:value-type="string">
            <text:p>ROLLO PAPEL TERMICO 80mm x30mx10 1182</text:p>
          </table:table-cell>
          <table:table-cell office:value-type="float" office:value="7633.66" calcext:value-type="float">
            <text:p>7633.66</text:p>
          </table:table-cell>
        </table:table-row>
        <table:table-row table:style-name="ro1">
          <table:table-cell office:value-type="string" calcext:value-type="string">
            <text:p>ROLLO PAPEL TERMICO 80mm x45m x10u MEDORO</text:p>
          </table:table-cell>
          <table:table-cell office:value-type="float" office:value="26366.07" calcext:value-type="float">
            <text:p>26366.07</text:p>
          </table:table-cell>
        </table:table-row>
        <table:table-row table:style-name="ro1">
          <table:table-cell office:value-type="string" calcext:value-type="string">
            <text:p>ROLLO PAPEL TERMICO 80mm x45m x8u 1180</text:p>
          </table:table-cell>
          <table:table-cell office:value-type="float" office:value="8664.54" calcext:value-type="float">
            <text:p>8664.54</text:p>
          </table:table-cell>
        </table:table-row>
        <table:table-row table:style-name="ro1">
          <table:table-cell office:value-type="string" calcext:value-type="string">
            <text:p>ROLLO PAPEL TERMICO 80mm x60m x8u 1181</text:p>
          </table:table-cell>
          <table:table-cell office:value-type="float" office:value="11348.18" calcext:value-type="float">
            <text:p>11348.18</text:p>
          </table:table-cell>
        </table:table-row>
        <table:table-row table:style-name="ro1">
          <table:table-cell office:value-type="string" calcext:value-type="string">
            <text:p>ROLLO PAPEL TERMICO 80mm x60mt x10u MEDORO</text:p>
          </table:table-cell>
          <table:table-cell office:value-type="float" office:value="32601.03" calcext:value-type="float">
            <text:p>32601.03</text:p>
          </table:table-cell>
        </table:table-row>
        <table:table-row table:style-name="ro1">
          <table:table-cell office:value-type="string" calcext:value-type="string">
            <text:p>ROLLO PAPEL TERMICO 80mm x70m x10u</text:p>
          </table:table-cell>
          <table:table-cell office:value-type="float" office:value="840.24" calcext:value-type="float">
            <text:p>840.24</text:p>
          </table:table-cell>
        </table:table-row>
        <table:table-row table:style-name="ro1">
          <table:table-cell office:value-type="string" calcext:value-type="string">
            <text:p>ROLLO POLIETILENO 0.70cm x1m</text:p>
          </table:table-cell>
          <table:table-cell office:value-type="float" office:value="808.72" calcext:value-type="float">
            <text:p>808.72</text:p>
          </table:table-cell>
        </table:table-row>
        <table:table-row table:style-name="ro1">
          <table:table-cell office:value-type="string" calcext:value-type="string">
            <text:p>ROLLO POLIETILENO 0.70cm x1m x24u</text:p>
          </table:table-cell>
          <table:table-cell office:value-type="float" office:value="797.16" calcext:value-type="float">
            <text:p>797.16</text:p>
          </table:table-cell>
        </table:table-row>
        <table:table-row table:style-name="ro1">
          <table:table-cell office:value-type="string" calcext:value-type="string">
            <text:p>ROTOYS PIZARRA BUS SIMPLE CON PATA 2016</text:p>
          </table:table-cell>
          <table:table-cell office:value-type="float" office:value="54071.88" calcext:value-type="float">
            <text:p>54071.88</text:p>
          </table:table-cell>
        </table:table-row>
        <table:table-row table:style-name="ro1">
          <table:table-cell office:value-type="string" calcext:value-type="string">
            <text:p>ROTULOS ESCOLAR FANTASIA x180u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string" calcext:value-type="string">
            <text:p>ROTULOS ESCOLARES ORI-TEC BOLSA</text:p>
          </table:table-cell>
          <table:table-cell office:value-type="float" office:value="2779.04" calcext:value-type="float">
            <text:p>2779.04</text:p>
          </table:table-cell>
        </table:table-row>
        <table:table-row table:style-name="ro1">
          <table:table-cell office:value-type="string" calcext:value-type="string">
            <text:p>ROTULOS ESCOLARES ORI-TEC CAJA</text:p>
          </table:table-cell>
          <table:table-cell office:value-type="float" office:value="3062.62" calcext:value-type="float">
            <text:p>3062.62</text:p>
          </table:table-cell>
        </table:table-row>
        <table:table-row table:style-name="ro1">
          <table:table-cell office:value-type="string" calcext:value-type="string">
            <text:p>ROTULOS FANTASIA x20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ROTULOS MAUGER x5hj</text:p>
          </table:table-cell>
          <table:table-cell office:value-type="float" office:value="990.69" calcext:value-type="float">
            <text:p>990.69</text:p>
          </table:table-cell>
        </table:table-row>
        <table:table-row table:style-name="ro1">
          <table:table-cell office:value-type="string" calcext:value-type="string">
            <text:p>ROTULOS PPR LICENCIAS x16u</text:p>
          </table:table-cell>
          <table:table-cell office:value-type="float" office:value="844.54" calcext:value-type="float">
            <text:p>844.54</text:p>
          </table:table-cell>
        </table:table-row>
        <table:table-row table:style-name="ro1">
          <table:table-cell office:value-type="string" calcext:value-type="string">
            <text:p>SACABROCHE MAPED START 370111</text:p>
          </table:table-cell>
          <table:table-cell office:value-type="float" office:value="2482.68" calcext:value-type="float">
            <text:p>2482.68</text:p>
          </table:table-cell>
        </table:table-row>
        <table:table-row table:style-name="ro1">
          <table:table-cell office:value-type="string" calcext:value-type="string">
            <text:p>SACABROCHE SIFAP METAL</text:p>
          </table:table-cell>
          <table:table-cell office:value-type="float" office:value="3332.27" calcext:value-type="float">
            <text:p>3332.27</text:p>
          </table:table-cell>
        </table:table-row>
        <table:table-row table:style-name="ro1">
          <table:table-cell office:value-type="string" calcext:value-type="string">
            <text:p>SACABROCHE SIFAP PASTEL</text:p>
          </table:table-cell>
          <table:table-cell office:value-type="float" office:value="404.35" calcext:value-type="float">
            <text:p>404.35</text:p>
          </table:table-cell>
        </table:table-row>
        <table:table-row table:style-name="ro1">
          <table:table-cell office:value-type="string" calcext:value-type="string">
            <text:p>SACABROCHE SIFAP PLASTICO ECO</text:p>
          </table:table-cell>
          <table:table-cell office:value-type="float" office:value="1550.42" calcext:value-type="float">
            <text:p>1550.42</text:p>
          </table:table-cell>
        </table:table-row>
        <table:table-row table:style-name="ro1">
          <table:table-cell office:value-type="string" calcext:value-type="string">
            <text:p>SACABROCHES MIT 39</text:p>
          </table:table-cell>
          <table:table-cell office:value-type="float" office:value="15800.7" calcext:value-type="float">
            <text:p>15800.70</text:p>
          </table:table-cell>
        </table:table-row>
        <table:table-row table:style-name="ro1">
          <table:table-cell office:value-type="string" calcext:value-type="string">
            <text:p>SACABROCHES SIFAP PLASTICO "BLACK &amp; WHITE"</text:p>
          </table:table-cell>
          <table:table-cell office:value-type="float" office:value="1550.42" calcext:value-type="float">
            <text:p>1550.42</text:p>
          </table:table-cell>
        </table:table-row>
        <table:table-row table:style-name="ro1">
          <table:table-cell office:value-type="string" calcext:value-type="string">
            <text:p>SACAPUNTAS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SACAPUNTAS BENABI METAL x2 34743</text:p>
          </table:table-cell>
          <table:table-cell office:value-type="float" office:value="419.99" calcext:value-type="float">
            <text:p>419.99</text:p>
          </table:table-cell>
        </table:table-row>
        <table:table-row table:style-name="ro1">
          <table:table-cell office:value-type="string" calcext:value-type="string">
            <text:p>SACAPUNTAS EZCO PLASTICO x24u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1">
          <table:table-cell office:value-type="string" calcext:value-type="string">
            <text:p>SACAPUNTAS FILGO C/DEPOSITO CIRCUS x12u</text:p>
          </table:table-cell>
          <table:table-cell office:value-type="float" office:value="330.6" calcext:value-type="float">
            <text:p>330.60</text:p>
          </table:table-cell>
        </table:table-row>
        <table:table-row table:style-name="ro1">
          <table:table-cell office:value-type="string" calcext:value-type="string">
            <text:p>SACAPUNTAS FILGO METALICO x24u</text:p>
          </table:table-cell>
          <table:table-cell office:value-type="float" office:value="191.3" calcext:value-type="float">
            <text:p>191.30</text:p>
          </table:table-cell>
        </table:table-row>
        <table:table-row table:style-name="ro1">
          <table:table-cell office:value-type="string" calcext:value-type="string">
            <text:p>SACAPUNTAS FILGO PINTO BLOCK x72u</text:p>
          </table:table-cell>
          <table:table-cell office:value-type="float" office:value="47.54" calcext:value-type="float">
            <text:p>47.54</text:p>
          </table:table-cell>
        </table:table-row>
        <table:table-row table:style-name="ro1">
          <table:table-cell office:value-type="string" calcext:value-type="string">
            <text:p>SACAPUNTAS FILGO PINTO BLOCK x72u PASTEL</text:p>
          </table:table-cell>
          <table:table-cell office:value-type="float" office:value="47.54" calcext:value-type="float">
            <text:p>47.54</text:p>
          </table:table-cell>
        </table:table-row>
        <table:table-row table:style-name="ro1">
          <table:table-cell office:value-type="string" calcext:value-type="string">
            <text:p>SACAPUNTAS FILGO TUB C/DEPOSITO x24u</text:p>
          </table:table-cell>
          <table:table-cell office:value-type="float" office:value="276.26" calcext:value-type="float">
            <text:p>276.26</text:p>
          </table:table-cell>
        </table:table-row>
        <table:table-row table:style-name="ro1">
          <table:table-cell office:value-type="string" calcext:value-type="string">
            <text:p>SACAPUNTAS FORMAS x24u 1920</text:p>
          </table:table-cell>
          <table:table-cell office:value-type="float" office:value="41.87" calcext:value-type="float">
            <text:p>41.87</text:p>
          </table:table-cell>
        </table:table-row>
        <table:table-row table:style-name="ro1">
          <table:table-cell office:value-type="string" calcext:value-type="string">
            <text:p>SACAPUNTAS FORMAS x48u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string" calcext:value-type="string">
            <text:p>SACAPUNTAS KATANA CON DEPOSITO x36u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string" calcext:value-type="string">
            <text:p>SACAPUNTAS KATANA CON FORMITAS 514190</text:p>
          </table:table-cell>
          <table:table-cell office:value-type="float" office:value="53.95" calcext:value-type="float">
            <text:p>53.95</text:p>
          </table:table-cell>
        </table:table-row>
        <table:table-row table:style-name="ro1">
          <table:table-cell office:value-type="string" calcext:value-type="string">
            <text:p>SACAPUNTAS KATANA CURVO x160u 514158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SACAPUNTAS KATANA DOBLE x48u 514165</text:p>
          </table:table-cell>
          <table:table-cell office:value-type="float" office:value="197.1" calcext:value-type="float">
            <text:p>197.10</text:p>
          </table:table-cell>
        </table:table-row>
        <table:table-row table:style-name="ro1">
          <table:table-cell office:value-type="string" calcext:value-type="string">
            <text:p>SACAPUNTAS KATANA METAL x24u</text:p>
          </table:table-cell>
          <table:table-cell office:value-type="float" office:value="142.04" calcext:value-type="float">
            <text:p>142.04</text:p>
          </table:table-cell>
        </table:table-row>
        <table:table-row table:style-name="ro1">
          <table:table-cell office:value-type="string" calcext:value-type="string">
            <text:p>SACAPUNTAS KATANA PLASTICO x16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SACAPUNTAS KATANA REDONDO 514188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string" calcext:value-type="string">
            <text:p>SACAPUNTAS KATANA x120u 514160</text:p>
          </table:table-cell>
          <table:table-cell office:value-type="float" office:value="71.57" calcext:value-type="float">
            <text:p>71.57</text:p>
          </table:table-cell>
        </table:table-row>
        <table:table-row table:style-name="ro1">
          <table:table-cell office:value-type="string" calcext:value-type="string">
            <text:p>SACAPUNTAS KATANA x48u 514149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SACAPUNTAS KATANA x72 514158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string" calcext:value-type="string">
            <text:p>SACAPUNTAS KEYROAD METAL 1 ORIFICIO</text:p>
          </table:table-cell>
          <table:table-cell office:value-type="float" office:value="340.74" calcext:value-type="float">
            <text:p>340.74</text:p>
          </table:table-cell>
        </table:table-row>
        <table:table-row table:style-name="ro1">
          <table:table-cell office:value-type="string" calcext:value-type="string">
            <text:p>SACAPUNTAS KEYROAD PLASTICO SLIM 2 ORIF</text:p>
          </table:table-cell>
          <table:table-cell office:value-type="float" office:value="859.35" calcext:value-type="float">
            <text:p>859.35</text:p>
          </table:table-cell>
        </table:table-row>
        <table:table-row table:style-name="ro1">
          <table:table-cell office:value-type="string" calcext:value-type="string">
            <text:p>SACAPUNTAS KEYROAD SLIM x3u</text:p>
          </table:table-cell>
          <table:table-cell office:value-type="float" office:value="542.64" calcext:value-type="float">
            <text:p>542.64</text:p>
          </table:table-cell>
        </table:table-row>
        <table:table-row table:style-name="ro1">
          <table:table-cell office:value-type="string" calcext:value-type="string">
            <text:p>SACAPUNTAS KEYROAD STARFISH</text:p>
          </table:table-cell>
          <table:table-cell office:value-type="float" office:value="693.21" calcext:value-type="float">
            <text:p>693.21</text:p>
          </table:table-cell>
        </table:table-row>
        <table:table-row table:style-name="ro1">
          <table:table-cell office:value-type="string" calcext:value-type="string">
            <text:p>SACAPUNTAS KEYROAD x24u 970972</text:p>
          </table:table-cell>
          <table:table-cell office:value-type="float" office:value="459.15" calcext:value-type="float">
            <text:p>459.15</text:p>
          </table:table-cell>
        </table:table-row>
        <table:table-row table:style-name="ro1">
          <table:table-cell office:value-type="string" calcext:value-type="string">
            <text:p>SACAPUNTAS MAPED BOOGY 1 ORIFICIO x1 063310</text:p>
          </table:table-cell>
          <table:table-cell office:value-type="float" office:value="1205.23" calcext:value-type="float">
            <text:p>1205.23</text:p>
          </table:table-cell>
        </table:table-row>
        <table:table-row table:style-name="ro1">
          <table:table-cell office:value-type="string" calcext:value-type="string">
            <text:p>SACAPUNTAS MAPED BOOGY 2 ORIF x1 BLISTER</text:p>
          </table:table-cell>
          <table:table-cell office:value-type="float" office:value="1522.79" calcext:value-type="float">
            <text:p>1522.79</text:p>
          </table:table-cell>
        </table:table-row>
        <table:table-row table:style-name="ro1">
          <table:table-cell office:value-type="string" calcext:value-type="string">
            <text:p>SACAPUNTAS MAPED BOOGY BOLSA x3 063210</text:p>
          </table:table-cell>
          <table:table-cell office:value-type="float" office:value="798.22" calcext:value-type="float">
            <text:p>798.22</text:p>
          </table:table-cell>
        </table:table-row>
        <table:table-row table:style-name="ro1">
          <table:table-cell office:value-type="string" calcext:value-type="string">
            <text:p>SACAPUNTAS MAPED BOOGY C/DEPOSITO x30u</text:p>
          </table:table-cell>
          <table:table-cell office:value-type="float" office:value="574.01" calcext:value-type="float">
            <text:p>574.01</text:p>
          </table:table-cell>
        </table:table-row>
        <table:table-row table:style-name="ro1">
          <table:table-cell office:value-type="string" calcext:value-type="string">
            <text:p>SACAPUNTAS MAPED BOOGY x75 063211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string" calcext:value-type="string">
            <text:p>SACAPUNTAS MAPED BULBO C/DEPOSITO</text:p>
          </table:table-cell>
          <table:table-cell office:value-type="float" office:value="804.61" calcext:value-type="float">
            <text:p>804.61</text:p>
          </table:table-cell>
        </table:table-row>
        <table:table-row table:style-name="ro1">
          <table:table-cell office:value-type="string" calcext:value-type="string">
            <text:p>SACAPUNTAS MAPED CROC CROC 018113</text:p>
          </table:table-cell>
          <table:table-cell office:value-type="float" office:value="1564.02" calcext:value-type="float">
            <text:p>1564.02</text:p>
          </table:table-cell>
        </table:table-row>
        <table:table-row table:style-name="ro1">
          <table:table-cell office:value-type="string" calcext:value-type="string">
            <text:p>SACAPUNTAS MAPED CROC CROC EASY CATARINA 018114</text:p>
          </table:table-cell>
          <table:table-cell office:value-type="float" office:value="1959.15" calcext:value-type="float">
            <text:p>1959.15</text:p>
          </table:table-cell>
        </table:table-row>
        <table:table-row table:style-name="ro1">
          <table:table-cell office:value-type="string" calcext:value-type="string">
            <text:p>SACAPUNTAS MAPED CROC CROC INNOVATION 017610</text:p>
          </table:table-cell>
          <table:table-cell office:value-type="float" office:value="2466.29" calcext:value-type="float">
            <text:p>2466.29</text:p>
          </table:table-cell>
        </table:table-row>
        <table:table-row table:style-name="ro1">
          <table:table-cell office:value-type="string" calcext:value-type="string">
            <text:p>SACAPUNTAS MAPED CROC CROC INNOVATION 017611</text:p>
          </table:table-cell>
          <table:table-cell office:value-type="float" office:value="3173.12" calcext:value-type="float">
            <text:p>3173.12</text:p>
          </table:table-cell>
        </table:table-row>
        <table:table-row table:style-name="ro1">
          <table:table-cell office:value-type="string" calcext:value-type="string">
            <text:p>SACAPUNTAS MAPED METALICO ECO 600 x20u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>
          <table:table-cell office:value-type="string" calcext:value-type="string">
            <text:p>SACAPUNTAS MAPED VIVO MONSTER 63511</text:p>
          </table:table-cell>
          <table:table-cell office:value-type="float" office:value="246.83" calcext:value-type="float">
            <text:p>246.83</text:p>
          </table:table-cell>
        </table:table-row>
        <table:table-row table:style-name="ro1">
          <table:table-cell office:value-type="string" calcext:value-type="string">
            <text:p>SACAPUNTAS MAPED VIVO PASTEL x75u</text:p>
          </table:table-cell>
          <table:table-cell office:value-type="float" office:value="247" calcext:value-type="float">
            <text:p>247.00</text:p>
          </table:table-cell>
        </table:table-row>
        <table:table-row table:style-name="ro1">
          <table:table-cell office:value-type="string" calcext:value-type="string">
            <text:p>SACAPUNTAS PLASTICO FANTASIA HOROSC/FORMAS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SACAPUNTAS PLASTICO KATANA 514157</text:p>
          </table:table-cell>
          <table:table-cell office:value-type="float" office:value="67.29" calcext:value-type="float">
            <text:p>67.29</text:p>
          </table:table-cell>
        </table:table-row>
        <table:table-row table:style-name="ro1">
          <table:table-cell office:value-type="string" calcext:value-type="string">
            <text:p>SACAPUNTAS PLASTICO x12u</text:p>
          </table:table-cell>
          <table:table-cell office:value-type="float" office:value="8.3" calcext:value-type="float">
            <text:p>8.30</text:p>
          </table:table-cell>
        </table:table-row>
        <table:table-row table:style-name="ro1">
          <table:table-cell office:value-type="string" calcext:value-type="string">
            <text:p>SACAPUNTAS STARFISH 2 ORIFICIOS</text:p>
          </table:table-cell>
          <table:table-cell office:value-type="float" office:value="774.8" calcext:value-type="float">
            <text:p>774.80</text:p>
          </table:table-cell>
        </table:table-row>
        <table:table-row table:style-name="ro1">
          <table:table-cell office:value-type="string" calcext:value-type="string">
            <text:p>SD ROTULOS FANTASIA x30u</text:p>
          </table:table-cell>
          <table:table-cell office:value-type="float" office:value="26.74" calcext:value-type="float">
            <text:p>26.74</text:p>
          </table:table-cell>
        </table:table-row>
        <table:table-row table:style-name="ro1">
          <table:table-cell office:value-type="string" calcext:value-type="string">
            <text:p>SELLITO CARITAS x1 514112</text:p>
          </table:table-cell>
          <table:table-cell office:value-type="float" office:value="261.15" calcext:value-type="float">
            <text:p>261.15</text:p>
          </table:table-cell>
        </table:table-row>
        <table:table-row table:style-name="ro1">
          <table:table-cell office:value-type="string" calcext:value-type="string">
            <text:p>SELLITO FRASES 514111</text:p>
          </table:table-cell>
          <table:table-cell office:value-type="float" office:value="249.76" calcext:value-type="float">
            <text:p>249.76</text:p>
          </table:table-cell>
        </table:table-row>
        <table:table-row table:style-name="ro1">
          <table:table-cell office:value-type="string" calcext:value-type="string">
            <text:p>SELLITO FRASES MENSAJE 514113</text:p>
          </table:table-cell>
          <table:table-cell office:value-type="float" office:value="489.24" calcext:value-type="float">
            <text:p>489.24</text:p>
          </table:table-cell>
        </table:table-row>
        <table:table-row table:style-name="ro1">
          <table:table-cell office:value-type="string" calcext:value-type="string">
            <text:p>SELLITOS LETRAS x26u 514204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SELLITOS NUMEROS x26u 514203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SELLO BIN-BIN FECHADOR 4mm YT-400</text:p>
          </table:table-cell>
          <table:table-cell office:value-type="float" office:value="1871.85" calcext:value-type="float">
            <text:p>1871.85</text:p>
          </table:table-cell>
        </table:table-row>
        <table:table-row table:style-name="ro1">
          <table:table-cell office:value-type="string" calcext:value-type="string">
            <text:p>SELLO BIN-BIN FECHADOR 5mm YT-906 840452</text:p>
          </table:table-cell>
          <table:table-cell office:value-type="float" office:value="1961.14" calcext:value-type="float">
            <text:p>1961.14</text:p>
          </table:table-cell>
        </table:table-row>
        <table:table-row table:style-name="ro1">
          <table:table-cell office:value-type="string" calcext:value-type="string">
            <text:p>SELLO BIN-BIN FECHADOR PLACA PAGADO 4mm</text:p>
          </table:table-cell>
          <table:table-cell office:value-type="float" office:value="3125.27" calcext:value-type="float">
            <text:p>3125.27</text:p>
          </table:table-cell>
        </table:table-row>
        <table:table-row table:style-name="ro1">
          <table:table-cell office:value-type="string" calcext:value-type="string">
            <text:p>SELLO BIN-BIN FECHADOR PLACA RECIBIDO D-4R</text:p>
          </table:table-cell>
          <table:table-cell office:value-type="float" office:value="319.62" calcext:value-type="float">
            <text:p>319.62</text:p>
          </table:table-cell>
        </table:table-row>
        <table:table-row table:style-name="ro1">
          <table:table-cell office:value-type="string" calcext:value-type="string">
            <text:p>SELLO FECHADOR AUTOMATICO PLACA 4mm</text:p>
          </table:table-cell>
          <table:table-cell office:value-type="float" office:value="3407.48" calcext:value-type="float">
            <text:p>3407.48</text:p>
          </table:table-cell>
        </table:table-row>
        <table:table-row table:style-name="ro1">
          <table:table-cell office:value-type="string" calcext:value-type="string">
            <text:p>SELLO IBI FECHADOR PLACA RECIBIDO 45*30mm</text:p>
          </table:table-cell>
          <table:table-cell office:value-type="float" office:value="2625.74" calcext:value-type="float">
            <text:p>2625.74</text:p>
          </table:table-cell>
        </table:table-row>
        <table:table-row table:style-name="ro1">
          <table:table-cell office:value-type="string" calcext:value-type="string">
            <text:p>SELLO IBICO NUMERADOR 5mm 6 BANDAS</text:p>
          </table:table-cell>
          <table:table-cell office:value-type="float" office:value="1468.81" calcext:value-type="float">
            <text:p>1468.81</text:p>
          </table:table-cell>
        </table:table-row>
        <table:table-row table:style-name="ro1">
          <table:table-cell office:value-type="string" calcext:value-type="string">
            <text:p>SELLO PIZZINI AUTOMATICO 40*15mm NEGRO</text:p>
          </table:table-cell>
          <table:table-cell office:value-type="float" office:value="6563.85" calcext:value-type="float">
            <text:p>6563.85</text:p>
          </table:table-cell>
        </table:table-row>
        <table:table-row table:style-name="ro1">
          <table:table-cell office:value-type="string" calcext:value-type="string">
            <text:p>SELLO PIZZINI AUTOMATICO 40*15mm ROJO</text:p>
          </table:table-cell>
          <table:table-cell office:value-type="float" office:value="1351.93" calcext:value-type="float">
            <text:p>1351.93</text:p>
          </table:table-cell>
        </table:table-row>
        <table:table-row table:style-name="ro1">
          <table:table-cell office:value-type="string" calcext:value-type="string">
            <text:p>SELLO PIZZINI AUTOMATICO 40*15mm VERDE</text:p>
          </table:table-cell>
          <table:table-cell office:value-type="float" office:value="1351.93" calcext:value-type="float">
            <text:p>1351.93</text:p>
          </table:table-cell>
        </table:table-row>
        <table:table-row table:style-name="ro1">
          <table:table-cell office:value-type="string" calcext:value-type="string">
            <text:p>SELLO PIZZINI AUTOMATICO 46*18mm</text:p>
          </table:table-cell>
          <table:table-cell office:value-type="float" office:value="8679.17" calcext:value-type="float">
            <text:p>8679.17</text:p>
          </table:table-cell>
        </table:table-row>
        <table:table-row table:style-name="ro1">
          <table:table-cell office:value-type="string" calcext:value-type="string">
            <text:p>SELLO SHINY AUTOMATICO 47x18mm S-823-843</text:p>
          </table:table-cell>
          <table:table-cell office:value-type="float" office:value="6036.19" calcext:value-type="float">
            <text:p>6036.19</text:p>
          </table:table-cell>
        </table:table-row>
        <table:table-row table:style-name="ro1">
          <table:table-cell office:value-type="string" calcext:value-type="string">
            <text:p>SELLO SHINY AUTOMATICO S-822-842 38x14mm</text:p>
          </table:table-cell>
          <table:table-cell office:value-type="float" office:value="2392" calcext:value-type="float">
            <text:p>2392.00</text:p>
          </table:table-cell>
        </table:table-row>
        <table:table-row table:style-name="ro1">
          <table:table-cell office:value-type="string" calcext:value-type="string">
            <text:p>SELLO SHINY FECHADOR AUTOMATICO PAGADO S-401</text:p>
          </table:table-cell>
          <table:table-cell office:value-type="float" office:value="1389.73" calcext:value-type="float">
            <text:p>1389.73</text:p>
          </table:table-cell>
        </table:table-row>
        <table:table-row table:style-name="ro1">
          <table:table-cell office:value-type="string" calcext:value-type="string">
            <text:p>SELLO SHINY FECHADOR PLACA 40x55mm S-3600</text:p>
          </table:table-cell>
          <table:table-cell office:value-type="float" office:value="751.41" calcext:value-type="float">
            <text:p>751.41</text:p>
          </table:table-cell>
        </table:table-row>
        <table:table-row table:style-name="ro1">
          <table:table-cell office:value-type="string" calcext:value-type="string">
            <text:p>SELLO SHINY NUMERADOR AUTOMATICO 4mm S-409</text:p>
          </table:table-cell>
          <table:table-cell office:value-type="float" office:value="1170.97" calcext:value-type="float">
            <text:p>1170.97</text:p>
          </table:table-cell>
        </table:table-row>
        <table:table-row table:style-name="ro1">
          <table:table-cell office:value-type="string" calcext:value-type="string">
            <text:p>SELLO SHINY PO35 FELIZ</text:p>
          </table:table-cell>
          <table:table-cell office:value-type="float" office:value="185.21" calcext:value-type="float">
            <text:p>185.21</text:p>
          </table:table-cell>
        </table:table-row>
        <table:table-row table:style-name="ro1">
          <table:table-cell office:value-type="string" calcext:value-type="string">
            <text:p>SELLOS CARITAS BLISTER x12u 514199</text:p>
          </table:table-cell>
          <table:table-cell office:value-type="float" office:value="2641.54" calcext:value-type="float">
            <text:p>2641.54</text:p>
          </table:table-cell>
        </table:table-row>
        <table:table-row table:style-name="ro1">
          <table:table-cell office:value-type="string" calcext:value-type="string">
            <text:p>SELLOS x10u 514210</text:p>
          </table:table-cell>
          <table:table-cell office:value-type="float" office:value="2201.1" calcext:value-type="float">
            <text:p>2201.10</text:p>
          </table:table-cell>
        </table:table-row>
        <table:table-row table:style-name="ro1">
          <table:table-cell office:value-type="string" calcext:value-type="string">
            <text:p>SEÑALADOR GALERA SIFAP x50u</text:p>
          </table:table-cell>
          <table:table-cell office:value-type="float" office:value="1117.94" calcext:value-type="float">
            <text:p>1117.94</text:p>
          </table:table-cell>
        </table:table-row>
        <table:table-row table:style-name="ro1">
          <table:table-cell office:value-type="string" calcext:value-type="string">
            <text:p>SEÑALADOR SIFAP GALERA EN CAJA x50u</text:p>
          </table:table-cell>
          <table:table-cell office:value-type="float" office:value="995.55" calcext:value-type="float">
            <text:p>995.55</text:p>
          </table:table-cell>
        </table:table-row>
        <table:table-row table:style-name="ro1">
          <table:table-cell office:value-type="string" calcext:value-type="string">
            <text:p>SEPARADOR 4 YOU PVC C/10 DIVISIONES</text:p>
          </table:table-cell>
          <table:table-cell office:value-type="float" office:value="2041.27" calcext:value-type="float">
            <text:p>2041.27</text:p>
          </table:table-cell>
        </table:table-row>
        <table:table-row table:style-name="ro1">
          <table:table-cell office:value-type="string" calcext:value-type="string">
            <text:p>SEPARADOR APE CARTULINA A4</text:p>
          </table:table-cell>
          <table:table-cell office:value-type="float" office:value="894.27" calcext:value-type="float">
            <text:p>894.27</text:p>
          </table:table-cell>
        </table:table-row>
        <table:table-row table:style-name="ro1">
          <table:table-cell office:value-type="string" calcext:value-type="string">
            <text:p>SEPARADOR APE CARTULINA A4 x1 JUEGO</text:p>
          </table:table-cell>
          <table:table-cell office:value-type="float" office:value="894.27" calcext:value-type="float">
            <text:p>894.27</text:p>
          </table:table-cell>
        </table:table-row>
        <table:table-row table:style-name="ro1">
          <table:table-cell office:value-type="string" calcext:value-type="string">
            <text:p>SEPARADOR APE CARTULINA A4 x5 JUEGOS</text:p>
          </table:table-cell>
          <table:table-cell office:value-type="float" office:value="3624.64" calcext:value-type="float">
            <text:p>3624.64</text:p>
          </table:table-cell>
        </table:table-row>
        <table:table-row table:style-name="ro1">
          <table:table-cell office:value-type="string" calcext:value-type="string">
            <text:p>SEPARADOR CONGRESO A4 COLOR 5H</text:p>
          </table:table-cell>
          <table:table-cell office:value-type="float" office:value="1061.68" calcext:value-type="float">
            <text:p>1061.68</text:p>
          </table:table-cell>
        </table:table-row>
        <table:table-row table:style-name="ro1">
          <table:table-cell office:value-type="string" calcext:value-type="string">
            <text:p>SEPARADOR IBI A4 10 TABULACIONES</text:p>
          </table:table-cell>
          <table:table-cell office:value-type="float" office:value="1155.49" calcext:value-type="float">
            <text:p>1155.49</text:p>
          </table:table-cell>
        </table:table-row>
        <table:table-row table:style-name="ro1">
          <table:table-cell office:value-type="string" calcext:value-type="string">
            <text:p>SEPARADOR IBI A4 5 TABULACIONES</text:p>
          </table:table-cell>
          <table:table-cell office:value-type="float" office:value="664.34" calcext:value-type="float">
            <text:p>664.34</text:p>
          </table:table-cell>
        </table:table-row>
        <table:table-row table:style-name="ro1">
          <table:table-cell office:value-type="string" calcext:value-type="string">
            <text:p>SEPARADOR INKDROP ESCOLAR 570114-118-122</text:p>
          </table:table-cell>
          <table:table-cell office:value-type="float" office:value="1046.05" calcext:value-type="float">
            <text:p>1046.05</text:p>
          </table:table-cell>
        </table:table-row>
        <table:table-row table:style-name="ro1">
          <table:table-cell office:value-type="string" calcext:value-type="string">
            <text:p>SEPARADOR LAMA 12 POSICIONES A4</text:p>
          </table:table-cell>
          <table:table-cell office:value-type="float" office:value="1740.63" calcext:value-type="float">
            <text:p>1740.63</text:p>
          </table:table-cell>
        </table:table-row>
        <table:table-row table:style-name="ro1">
          <table:table-cell office:value-type="string" calcext:value-type="string">
            <text:p>SEPARADOR LAMA 12 POSICIONES OFICIO</text:p>
          </table:table-cell>
          <table:table-cell office:value-type="float" office:value="1399.28" calcext:value-type="float">
            <text:p>1399.28</text:p>
          </table:table-cell>
        </table:table-row>
        <table:table-row table:style-name="ro1">
          <table:table-cell office:value-type="string" calcext:value-type="string">
            <text:p>SEPARADOR LAMA A4 5 POSICIONES NEON</text:p>
          </table:table-cell>
          <table:table-cell office:value-type="float" office:value="802.29" calcext:value-type="float">
            <text:p>802.29</text:p>
          </table:table-cell>
        </table:table-row>
        <table:table-row table:style-name="ro1">
          <table:table-cell office:value-type="string" calcext:value-type="string">
            <text:p>SEPARADOR LAMA A4 5 POSICIONES PASTEL 150mic</text:p>
          </table:table-cell>
          <table:table-cell office:value-type="float" office:value="726.51" calcext:value-type="float">
            <text:p>726.51</text:p>
          </table:table-cell>
        </table:table-row>
        <table:table-row table:style-name="ro1">
          <table:table-cell office:value-type="string" calcext:value-type="string">
            <text:p>SEPARADOR LAMA A4 PVC 5 POSICIONES 150mic</text:p>
          </table:table-cell>
          <table:table-cell office:value-type="float" office:value="726.51" calcext:value-type="float">
            <text:p>726.51</text:p>
          </table:table-cell>
        </table:table-row>
        <table:table-row table:style-name="ro1">
          <table:table-cell office:value-type="string" calcext:value-type="string">
            <text:p>SEPARADOR LAMA PVC 5 POSICIONES OFICIO 150m</text:p>
          </table:table-cell>
          <table:table-cell office:value-type="float" office:value="2251.75" calcext:value-type="float">
            <text:p>2251.75</text:p>
          </table:table-cell>
        </table:table-row>
        <table:table-row table:style-name="ro1">
          <table:table-cell office:value-type="string" calcext:value-type="string">
            <text:p>SEPARADOR LAMA PVC A4 31 POSICIONES 31TB150A4</text:p>
          </table:table-cell>
          <table:table-cell office:value-type="float" office:value="4156.42" calcext:value-type="float">
            <text:p>4156.42</text:p>
          </table:table-cell>
        </table:table-row>
        <table:table-row table:style-name="ro1">
          <table:table-cell office:value-type="string" calcext:value-type="string">
            <text:p>SEPARADOR LAMA PVC A4 MENSUAL 12 MES A4</text:p>
          </table:table-cell>
          <table:table-cell office:value-type="float" office:value="1740.63" calcext:value-type="float">
            <text:p>1740.63</text:p>
          </table:table-cell>
        </table:table-row>
        <table:table-row table:style-name="ro1">
          <table:table-cell office:value-type="string" calcext:value-type="string">
            <text:p>SEPARADOR PPR ESCOLAR LICENCIAS</text:p>
          </table:table-cell>
          <table:table-cell office:value-type="float" office:value="712.88" calcext:value-type="float">
            <text:p>712.88</text:p>
          </table:table-cell>
        </table:table-row>
        <table:table-row table:style-name="ro1">
          <table:table-cell office:value-type="string" calcext:value-type="string">
            <text:p>SEPARADOR REXON N-3 x5u</text:p>
          </table:table-cell>
          <table:table-cell office:value-type="float" office:value="1573.25" calcext:value-type="float">
            <text:p>1573.25</text:p>
          </table:table-cell>
        </table:table-row>
        <table:table-row table:style-name="ro1">
          <table:table-cell office:value-type="string" calcext:value-type="string">
            <text:p>SEPARADOR UO CARTULINA 5 Pos BOLSA</text:p>
          </table:table-cell>
          <table:table-cell office:value-type="float" office:value="757.85" calcext:value-type="float">
            <text:p>757.85</text:p>
          </table:table-cell>
        </table:table-row>
        <table:table-row table:style-name="ro1">
          <table:table-cell office:value-type="string" calcext:value-type="string">
            <text:p>SEPARADOR UO CARTULINA 5 POSICIONES GRANEL</text:p>
          </table:table-cell>
          <table:table-cell office:value-type="float" office:value="381.38" calcext:value-type="float">
            <text:p>381.38</text:p>
          </table:table-cell>
        </table:table-row>
        <table:table-row table:style-name="ro1">
          <table:table-cell office:value-type="string" calcext:value-type="string">
            <text:p>SET 2 GOMAS + 2 SACAPUNAS 515350</text:p>
          </table:table-cell>
          <table:table-cell office:value-type="float" office:value="506.12" calcext:value-type="float">
            <text:p>506.12</text:p>
          </table:table-cell>
        </table:table-row>
        <table:table-row table:style-name="ro1">
          <table:table-cell office:value-type="string" calcext:value-type="string">
            <text:p>SET ABROCHADORA BENABI C/BROCHE N.10 9072</text:p>
          </table:table-cell>
          <table:table-cell office:value-type="float" office:value="1080.28" calcext:value-type="float">
            <text:p>1080.28</text:p>
          </table:table-cell>
        </table:table-row>
        <table:table-row table:style-name="ro1">
          <table:table-cell office:value-type="string" calcext:value-type="string">
            <text:p>SET BIC COLORES Y SENTIMIENTOS</text:p>
          </table:table-cell>
          <table:table-cell office:value-type="float" office:value="5513.07" calcext:value-type="float">
            <text:p>5513.07</text:p>
          </table:table-cell>
        </table:table-row>
        <table:table-row table:style-name="ro1">
          <table:table-cell office:value-type="string" calcext:value-type="string">
            <text:p>SET BIC EL PODER LOS COLORES</text:p>
          </table:table-cell>
          <table:table-cell office:value-type="float" office:value="15430.37" calcext:value-type="float">
            <text:p>15430.37</text:p>
          </table:table-cell>
        </table:table-row>
        <table:table-row table:style-name="ro1">
          <table:table-cell office:value-type="string" calcext:value-type="string">
            <text:p>SET BIC ESCRITORIO x12uni</text:p>
          </table:table-cell>
          <table:table-cell office:value-type="float" office:value="10952.41" calcext:value-type="float">
            <text:p>10952.41</text:p>
          </table:table-cell>
        </table:table-row>
        <table:table-row table:style-name="ro1">
          <table:table-cell office:value-type="string" calcext:value-type="string">
            <text:p>SET BIC FASHION 2711</text:p>
          </table:table-cell>
          <table:table-cell office:value-type="float" office:value="2656.56" calcext:value-type="float">
            <text:p>2656.56</text:p>
          </table:table-cell>
        </table:table-row>
        <table:table-row table:style-name="ro1">
          <table:table-cell office:value-type="string" calcext:value-type="string">
            <text:p>SET BIC INTENSITY BULLET JORNAL</text:p>
          </table:table-cell>
          <table:table-cell office:value-type="float" office:value="10594.18" calcext:value-type="float">
            <text:p>10594.18</text:p>
          </table:table-cell>
        </table:table-row>
        <table:table-row table:style-name="ro1">
          <table:table-cell office:value-type="string" calcext:value-type="string">
            <text:p>SET BIC LIBERA TU LADO CREATIVO</text:p>
          </table:table-cell>
          <table:table-cell office:value-type="float" office:value="29480.27" calcext:value-type="float">
            <text:p>29480.27</text:p>
          </table:table-cell>
        </table:table-row>
        <table:table-row table:style-name="ro1">
          <table:table-cell office:value-type="string" calcext:value-type="string">
            <text:p>SET DIDO VOCALES 620505</text:p>
          </table:table-cell>
          <table:table-cell office:value-type="float" office:value="3320.24" calcext:value-type="float">
            <text:p>3320.24</text:p>
          </table:table-cell>
        </table:table-row>
        <table:table-row table:style-name="ro1">
          <table:table-cell office:value-type="string" calcext:value-type="string">
            <text:p>SET ESCOLAR BIC INFANTIL x16pzs</text:p>
          </table:table-cell>
          <table:table-cell office:value-type="float" office:value="5619.41" calcext:value-type="float">
            <text:p>5619.41</text:p>
          </table:table-cell>
        </table:table-row>
        <table:table-row table:style-name="ro1">
          <table:table-cell office:value-type="string" calcext:value-type="string">
            <text:p>SET GEOMETRIA 30cm 4Pzas.</text:p>
          </table:table-cell>
          <table:table-cell office:value-type="float" office:value="741.34" calcext:value-type="float">
            <text:p>741.34</text:p>
          </table:table-cell>
        </table:table-row>
        <table:table-row table:style-name="ro1">
          <table:table-cell office:value-type="string" calcext:value-type="string">
            <text:p>SET GEOMETRIA BENABI 4 PZAS. 11795</text:p>
          </table:table-cell>
          <table:table-cell office:value-type="float" office:value="557.06" calcext:value-type="float">
            <text:p>557.06</text:p>
          </table:table-cell>
        </table:table-row>
        <table:table-row table:style-name="ro1">
          <table:table-cell office:value-type="string" calcext:value-type="string">
            <text:p>SET GEOMETRIA KEYROAD FLEXIBLE 3 PZAS</text:p>
          </table:table-cell>
          <table:table-cell office:value-type="float" office:value="1580.14" calcext:value-type="float">
            <text:p>1580.14</text:p>
          </table:table-cell>
        </table:table-row>
        <table:table-row table:style-name="ro1">
          <table:table-cell office:value-type="string" calcext:value-type="string">
            <text:p>SET GEOMETRIA MAPED 3 PZAS 242793</text:p>
          </table:table-cell>
          <table:table-cell office:value-type="float" office:value="826.21" calcext:value-type="float">
            <text:p>826.21</text:p>
          </table:table-cell>
        </table:table-row>
        <table:table-row table:style-name="ro1">
          <table:table-cell office:value-type="string" calcext:value-type="string">
            <text:p>SET GEOMETRIA MAPED TWISTN FLEXIBLE 3 PZAS 895024</text:p>
          </table:table-cell>
          <table:table-cell office:value-type="float" office:value="3712.89" calcext:value-type="float">
            <text:p>3712.89</text:p>
          </table:table-cell>
        </table:table-row>
        <table:table-row table:style-name="ro1">
          <table:table-cell office:value-type="string" calcext:value-type="string">
            <text:p>SET GEOMETRIA PIZZINI 3 PZAS ESCUELITA 4203</text:p>
          </table:table-cell>
          <table:table-cell office:value-type="float" office:value="852.74" calcext:value-type="float">
            <text:p>852.74</text:p>
          </table:table-cell>
        </table:table-row>
        <table:table-row table:style-name="ro1">
          <table:table-cell office:value-type="string" calcext:value-type="string">
            <text:p>SET GEOMETRICO GEO 3 PZAS</text:p>
          </table:table-cell>
          <table:table-cell office:value-type="float" office:value="865.15" calcext:value-type="float">
            <text:p>865.15</text:p>
          </table:table-cell>
        </table:table-row>
        <table:table-row table:style-name="ro1">
          <table:table-cell office:value-type="string" calcext:value-type="string">
            <text:p>SILICONA EZCO BARRA 11mm x1Kg</text:p>
          </table:table-cell>
          <table:table-cell office:value-type="float" office:value="12373.06" calcext:value-type="float">
            <text:p>12373.06</text:p>
          </table:table-cell>
        </table:table-row>
        <table:table-row table:style-name="ro1">
          <table:table-cell office:value-type="string" calcext:value-type="string">
            <text:p>SILICONA EZCO BARRA 7mm x1Kg</text:p>
          </table:table-cell>
          <table:table-cell office:value-type="float" office:value="12373.06" calcext:value-type="float">
            <text:p>12373.06</text:p>
          </table:table-cell>
        </table:table-row>
        <table:table-row table:style-name="ro1">
          <table:table-cell office:value-type="string" calcext:value-type="string">
            <text:p>SILICONA IBI GLITER BARRA 7.2mm x10u</text:p>
          </table:table-cell>
          <table:table-cell office:value-type="float" office:value="2670.4" calcext:value-type="float">
            <text:p>2670.40</text:p>
          </table:table-cell>
        </table:table-row>
        <table:table-row table:style-name="ro1">
          <table:table-cell office:value-type="string" calcext:value-type="string">
            <text:p>SILICONA LIQUIDA CBX 100ml</text:p>
          </table:table-cell>
          <table:table-cell office:value-type="float" office:value="1421.13" calcext:value-type="float">
            <text:p>1421.13</text:p>
          </table:table-cell>
        </table:table-row>
        <table:table-row table:style-name="ro1">
          <table:table-cell office:value-type="string" calcext:value-type="string">
            <text:p>SILICONA LIQUIDA CBX 30ml</text:p>
          </table:table-cell>
          <table:table-cell office:value-type="float" office:value="589.46" calcext:value-type="float">
            <text:p>589.46</text:p>
          </table:table-cell>
        </table:table-row>
        <table:table-row table:style-name="ro1">
          <table:table-cell office:value-type="string" calcext:value-type="string">
            <text:p>SILICONA LIQUIDA CBX 500ml</text:p>
          </table:table-cell>
          <table:table-cell office:value-type="float" office:value="5850.06" calcext:value-type="float">
            <text:p>5850.06</text:p>
          </table:table-cell>
        </table:table-row>
        <table:table-row table:style-name="ro1">
          <table:table-cell office:value-type="string" calcext:value-type="string">
            <text:p>SILICONA LIQUIDA IBI x100ml</text:p>
          </table:table-cell>
          <table:table-cell office:value-type="float" office:value="1193.25" calcext:value-type="float">
            <text:p>1193.25</text:p>
          </table:table-cell>
        </table:table-row>
        <table:table-row table:style-name="ro1">
          <table:table-cell office:value-type="string" calcext:value-type="string">
            <text:p>SILICONA LIQUIDA IBI x250ml</text:p>
          </table:table-cell>
          <table:table-cell office:value-type="float" office:value="2619.13" calcext:value-type="float">
            <text:p>2619.13</text:p>
          </table:table-cell>
        </table:table-row>
        <table:table-row table:style-name="ro1">
          <table:table-cell office:value-type="string" calcext:value-type="string">
            <text:p>SILICONA LIQUIDA IBI x30ml</text:p>
          </table:table-cell>
          <table:table-cell office:value-type="float" office:value="515.15" calcext:value-type="float">
            <text:p>515.15</text:p>
          </table:table-cell>
        </table:table-row>
        <table:table-row table:style-name="ro1">
          <table:table-cell office:value-type="string" calcext:value-type="string">
            <text:p>SILICONA LIQUIDA IBI x60ml</text:p>
          </table:table-cell>
          <table:table-cell office:value-type="float" office:value="965.56" calcext:value-type="float">
            <text:p>965.56</text:p>
          </table:table-cell>
        </table:table-row>
        <table:table-row table:style-name="ro1">
          <table:table-cell office:value-type="string" calcext:value-type="string">
            <text:p>SILICONA LIQUIDA IBICO 500ml</text:p>
          </table:table-cell>
          <table:table-cell office:value-type="float" office:value="5527.43" calcext:value-type="float">
            <text:p>5527.43</text:p>
          </table:table-cell>
        </table:table-row>
        <table:table-row table:style-name="ro1">
          <table:table-cell office:value-type="string" calcext:value-type="string">
            <text:p>SILICONA LIQUIDA PELIKAN 30ml</text:p>
          </table:table-cell>
          <table:table-cell office:value-type="float" office:value="769.34" calcext:value-type="float">
            <text:p>769.34</text:p>
          </table:table-cell>
        </table:table-row>
        <table:table-row table:style-name="ro1">
          <table:table-cell office:value-type="string" calcext:value-type="string">
            <text:p>SILICONA LIQUIDA SKYCOLOR x100cc</text:p>
          </table:table-cell>
          <table:table-cell office:value-type="float" office:value="1455.41" calcext:value-type="float">
            <text:p>1455.41</text:p>
          </table:table-cell>
        </table:table-row>
        <table:table-row table:style-name="ro1">
          <table:table-cell office:value-type="string" calcext:value-type="string">
            <text:p>SILICONA LIQUIDA SKYCOLOR x250cc</text:p>
          </table:table-cell>
          <table:table-cell office:value-type="float" office:value="3078.76" calcext:value-type="float">
            <text:p>3078.76</text:p>
          </table:table-cell>
        </table:table-row>
        <table:table-row table:style-name="ro1">
          <table:table-cell office:value-type="string" calcext:value-type="string">
            <text:p>SILICONA LIQUIDA SKYCOLOR x30cc</text:p>
          </table:table-cell>
          <table:table-cell office:value-type="float" office:value="615.76" calcext:value-type="float">
            <text:p>615.76</text:p>
          </table:table-cell>
        </table:table-row>
        <table:table-row table:style-name="ro1">
          <table:table-cell office:value-type="string" calcext:value-type="string">
            <text:p>SOBRE BENABI A4 PVC C/BOTON 34942</text:p>
          </table:table-cell>
          <table:table-cell office:value-type="float" office:value="565.49" calcext:value-type="float">
            <text:p>565.49</text:p>
          </table:table-cell>
        </table:table-row>
        <table:table-row table:style-name="ro1">
          <table:table-cell office:value-type="string" calcext:value-type="string">
            <text:p>SOBRE C/BOTON PASTEL A4</text:p>
          </table:table-cell>
          <table:table-cell office:value-type="float" office:value="524.33" calcext:value-type="float">
            <text:p>524.33</text:p>
          </table:table-cell>
        </table:table-row>
        <table:table-row table:style-name="ro1">
          <table:table-cell office:value-type="string" calcext:value-type="string">
            <text:p>SOBRE CON HILO HORIZONTAL A4</text:p>
          </table:table-cell>
          <table:table-cell office:value-type="float" office:value="732.98" calcext:value-type="float">
            <text:p>732.98</text:p>
          </table:table-cell>
        </table:table-row>
        <table:table-row table:style-name="ro1">
          <table:table-cell office:value-type="string" calcext:value-type="string">
            <text:p>SOBRE FARMACIA 12x18 x100u</text:p>
          </table:table-cell>
          <table:table-cell office:value-type="float" office:value="2610.74" calcext:value-type="float">
            <text:p>2610.74</text:p>
          </table:table-cell>
        </table:table-row>
        <table:table-row table:style-name="ro1">
          <table:table-cell office:value-type="string" calcext:value-type="string">
            <text:p>SOBRE FARMACIA 7x13 x100u</text:p>
          </table:table-cell>
          <table:table-cell office:value-type="float" office:value="1607.82" calcext:value-type="float">
            <text:p>1607.82</text:p>
          </table:table-cell>
        </table:table-row>
        <table:table-row table:style-name="ro1">
          <table:table-cell office:value-type="string" calcext:value-type="string">
            <text:p>SOBRE IBI PLASTICO C/CIERRE ZIP ESQUELA</text:p>
          </table:table-cell>
          <table:table-cell office:value-type="float" office:value="287.23" calcext:value-type="float">
            <text:p>287.23</text:p>
          </table:table-cell>
        </table:table-row>
        <table:table-row table:style-name="ro1">
          <table:table-cell office:value-type="string" calcext:value-type="string">
            <text:p>SOBRE IBI PLASTICO C/CIERRE ZIP OF</text:p>
          </table:table-cell>
          <table:table-cell office:value-type="float" office:value="744.56" calcext:value-type="float">
            <text:p>744.56</text:p>
          </table:table-cell>
        </table:table-row>
        <table:table-row table:style-name="ro1">
          <table:table-cell office:value-type="string" calcext:value-type="string">
            <text:p>SOBRE IBI PLASTICO C/HILO A4 CRISTAL</text:p>
          </table:table-cell>
          <table:table-cell office:value-type="float" office:value="574.45" calcext:value-type="float">
            <text:p>574.45</text:p>
          </table:table-cell>
        </table:table-row>
        <table:table-row table:style-name="ro1">
          <table:table-cell office:value-type="string" calcext:value-type="string">
            <text:p>SOBRE IBI PLASTICO L A4 CRISTAL</text:p>
          </table:table-cell>
          <table:table-cell office:value-type="float" office:value="209.37" calcext:value-type="float">
            <text:p>209.37</text:p>
          </table:table-cell>
        </table:table-row>
        <table:table-row table:style-name="ro1">
          <table:table-cell office:value-type="string" calcext:value-type="string">
            <text:p>SOBRE LAMA A4 C/BOTON OFICIO</text:p>
          </table:table-cell>
          <table:table-cell office:value-type="float" office:value="283.93" calcext:value-type="float">
            <text:p>283.93</text:p>
          </table:table-cell>
        </table:table-row>
        <table:table-row table:style-name="ro1">
          <table:table-cell office:value-type="string" calcext:value-type="string">
            <text:p>SOBRE LAMA A4 DOBLE BOTON</text:p>
          </table:table-cell>
          <table:table-cell office:value-type="float" office:value="258.08" calcext:value-type="float">
            <text:p>258.08</text:p>
          </table:table-cell>
        </table:table-row>
        <table:table-row table:style-name="ro1">
          <table:table-cell office:value-type="string" calcext:value-type="string">
            <text:p>SOBRE LAMA A4 PVC ZIP CRISTAL</text:p>
          </table:table-cell>
          <table:table-cell office:value-type="float" office:value="482.08" calcext:value-type="float">
            <text:p>482.08</text:p>
          </table:table-cell>
        </table:table-row>
        <table:table-row table:style-name="ro1">
          <table:table-cell office:value-type="string" calcext:value-type="string">
            <text:p>SOBRE LAMA A5 PVC ZIP CRISTAL</text:p>
          </table:table-cell>
          <table:table-cell office:value-type="float" office:value="234.01" calcext:value-type="float">
            <text:p>234.01</text:p>
          </table:table-cell>
        </table:table-row>
        <table:table-row table:style-name="ro1">
          <table:table-cell office:value-type="string" calcext:value-type="string">
            <text:p>SOBRE LAMA C/BOTON 45x32 318A3</text:p>
          </table:table-cell>
          <table:table-cell office:value-type="float" office:value="260.83" calcext:value-type="float">
            <text:p>260.83</text:p>
          </table:table-cell>
        </table:table-row>
        <table:table-row table:style-name="ro1">
          <table:table-cell office:value-type="string" calcext:value-type="string">
            <text:p>SOBRE LAMA C/BOTON BRILLANTE A4</text:p>
          </table:table-cell>
          <table:table-cell office:value-type="float" office:value="582.39" calcext:value-type="float">
            <text:p>582.39</text:p>
          </table:table-cell>
        </table:table-row>
        <table:table-row table:style-name="ro1">
          <table:table-cell office:value-type="string" calcext:value-type="string">
            <text:p>SOBRE LAMA C/BOTON BRILLANTE OFICIO</text:p>
          </table:table-cell>
          <table:table-cell office:value-type="float" office:value="715.94" calcext:value-type="float">
            <text:p>715.94</text:p>
          </table:table-cell>
        </table:table-row>
        <table:table-row table:style-name="ro1">
          <table:table-cell office:value-type="string" calcext:value-type="string">
            <text:p>SOBRE LAMA C/BOTON OFICIO VS COLORES</text:p>
          </table:table-cell>
          <table:table-cell office:value-type="float" office:value="641.78" calcext:value-type="float">
            <text:p>641.78</text:p>
          </table:table-cell>
        </table:table-row>
        <table:table-row table:style-name="ro1">
          <table:table-cell office:value-type="string" calcext:value-type="string">
            <text:p>SOBRE LAMA C/BOTON TRANSP OFICIO</text:p>
          </table:table-cell>
          <table:table-cell office:value-type="float" office:value="364.44" calcext:value-type="float">
            <text:p>364.44</text:p>
          </table:table-cell>
        </table:table-row>
        <table:table-row table:style-name="ro1">
          <table:table-cell office:value-type="string" calcext:value-type="string">
            <text:p>SOBRE LAMA CON HILO HORIZONTAL OFICIO</text:p>
          </table:table-cell>
          <table:table-cell office:value-type="float" office:value="754.13" calcext:value-type="float">
            <text:p>754.13</text:p>
          </table:table-cell>
        </table:table-row>
        <table:table-row table:style-name="ro1">
          <table:table-cell office:value-type="string" calcext:value-type="string">
            <text:p>SOBRE LAMA CON HILO VERTICAL A4 118A</text:p>
          </table:table-cell>
          <table:table-cell office:value-type="float" office:value="645.03" calcext:value-type="float">
            <text:p>645.03</text:p>
          </table:table-cell>
        </table:table-row>
        <table:table-row table:style-name="ro1">
          <table:table-cell office:value-type="string" calcext:value-type="string">
            <text:p>SOBRE LAMA CON HILO VERTICAL A4 COLOR</text:p>
          </table:table-cell>
          <table:table-cell office:value-type="float" office:value="392.11" calcext:value-type="float">
            <text:p>392.11</text:p>
          </table:table-cell>
        </table:table-row>
        <table:table-row table:style-name="ro1">
          <table:table-cell office:value-type="string" calcext:value-type="string">
            <text:p>SOBRE LAMA CON HILO VERTICAL A5 118A5</text:p>
          </table:table-cell>
          <table:table-cell office:value-type="float" office:value="519.89" calcext:value-type="float">
            <text:p>519.89</text:p>
          </table:table-cell>
        </table:table-row>
        <table:table-row table:style-name="ro1">
          <table:table-cell office:value-type="string" calcext:value-type="string">
            <text:p>SOBRE LAMA CON HILO VERTICAL OFICIO 119A</text:p>
          </table:table-cell>
          <table:table-cell office:value-type="float" office:value="762.3" calcext:value-type="float">
            <text:p>762.30</text:p>
          </table:table-cell>
        </table:table-row>
        <table:table-row table:style-name="ro1">
          <table:table-cell office:value-type="string" calcext:value-type="string">
            <text:p>SOBRE LAMA CON HILO VERTICAL OFICIO COLOR</text:p>
          </table:table-cell>
          <table:table-cell office:value-type="float" office:value="428.75" calcext:value-type="float">
            <text:p>428.75</text:p>
          </table:table-cell>
        </table:table-row>
        <table:table-row table:style-name="ro1">
          <table:table-cell office:value-type="string" calcext:value-type="string">
            <text:p>SOBRE LAMA CON SOLAPA A4</text:p>
          </table:table-cell>
          <table:table-cell office:value-type="float" office:value="757.7" calcext:value-type="float">
            <text:p>757.70</text:p>
          </table:table-cell>
        </table:table-row>
        <table:table-row table:style-name="ro1">
          <table:table-cell office:value-type="string" calcext:value-type="string">
            <text:p>SOBRE LAMA CON SOLAPA OFICIO</text:p>
          </table:table-cell>
          <table:table-cell office:value-type="float" office:value="757.7" calcext:value-type="float">
            <text:p>757.70</text:p>
          </table:table-cell>
        </table:table-row>
        <table:table-row table:style-name="ro1">
          <table:table-cell office:value-type="string" calcext:value-type="string">
            <text:p>SOBRE LAMA OFICIO PVC ZIP CRISTAL</text:p>
          </table:table-cell>
          <table:table-cell office:value-type="float" office:value="624.65" calcext:value-type="float">
            <text:p>624.65</text:p>
          </table:table-cell>
        </table:table-row>
        <table:table-row table:style-name="ro1">
          <table:table-cell office:value-type="string" calcext:value-type="string">
            <text:p>SOBRE MANILA 12,5x19 x100u 2521</text:p>
          </table:table-cell>
          <table:table-cell office:value-type="float" office:value="3755.96" calcext:value-type="float">
            <text:p>3755.96</text:p>
          </table:table-cell>
        </table:table-row>
        <table:table-row table:style-name="ro1">
          <table:table-cell office:value-type="string" calcext:value-type="string">
            <text:p>SOBRE MANILA 13x25.5 x100u 2522</text:p>
          </table:table-cell>
          <table:table-cell office:value-type="float" office:value="4603.11" calcext:value-type="float">
            <text:p>4603.11</text:p>
          </table:table-cell>
        </table:table-row>
        <table:table-row table:style-name="ro1">
          <table:table-cell office:value-type="string" calcext:value-type="string">
            <text:p>SOBRE MANILA 14x21 x100u 2523</text:p>
          </table:table-cell>
          <table:table-cell office:value-type="float" office:value="4603.11" calcext:value-type="float">
            <text:p>4603.11</text:p>
          </table:table-cell>
        </table:table-row>
        <table:table-row table:style-name="ro1">
          <table:table-cell office:value-type="string" calcext:value-type="string">
            <text:p>SOBRE MANILA 16,2x22.9 x100u 2524</text:p>
          </table:table-cell>
          <table:table-cell office:value-type="float" office:value="4406.83" calcext:value-type="float">
            <text:p>4406.83</text:p>
          </table:table-cell>
        </table:table-row>
        <table:table-row table:style-name="ro1">
          <table:table-cell office:value-type="string" calcext:value-type="string">
            <text:p>SOBRE MANILA 19x24 x100u 2525</text:p>
          </table:table-cell>
          <table:table-cell office:value-type="float" office:value="7327.53" calcext:value-type="float">
            <text:p>7327.53</text:p>
          </table:table-cell>
        </table:table-row>
        <table:table-row table:style-name="ro1">
          <table:table-cell office:value-type="string" calcext:value-type="string">
            <text:p>SOBRE MANILA 20.5x28 x100u 2526</text:p>
          </table:table-cell>
          <table:table-cell office:value-type="float" office:value="6873.79" calcext:value-type="float">
            <text:p>6873.79</text:p>
          </table:table-cell>
        </table:table-row>
        <table:table-row table:style-name="ro1">
          <table:table-cell office:value-type="string" calcext:value-type="string">
            <text:p>SOBRE MANILA 22,9x32,4 x100u 2532</text:p>
          </table:table-cell>
          <table:table-cell office:value-type="float" office:value="8357.69" calcext:value-type="float">
            <text:p>8357.69</text:p>
          </table:table-cell>
        </table:table-row>
        <table:table-row table:style-name="ro1">
          <table:table-cell office:value-type="string" calcext:value-type="string">
            <text:p>SOBRE MANILA 24x30 x100u 2527</text:p>
          </table:table-cell>
          <table:table-cell office:value-type="float" office:value="7534.83" calcext:value-type="float">
            <text:p>7534.83</text:p>
          </table:table-cell>
        </table:table-row>
        <table:table-row table:style-name="ro1">
          <table:table-cell office:value-type="string" calcext:value-type="string">
            <text:p>SOBRE MANILA 25x35,3 x100u 2528</text:p>
          </table:table-cell>
          <table:table-cell office:value-type="float" office:value="9039.61" calcext:value-type="float">
            <text:p>9039.61</text:p>
          </table:table-cell>
        </table:table-row>
        <table:table-row table:style-name="ro1">
          <table:table-cell office:value-type="string" calcext:value-type="string">
            <text:p>SOBRE MANILA 27x37 x100u 2529</text:p>
          </table:table-cell>
          <table:table-cell office:value-type="float" office:value="10270.69" calcext:value-type="float">
            <text:p>10270.69</text:p>
          </table:table-cell>
        </table:table-row>
        <table:table-row table:style-name="ro1">
          <table:table-cell office:value-type="string" calcext:value-type="string">
            <text:p>SOBRE MANILA 30x40 x100u 2530</text:p>
          </table:table-cell>
          <table:table-cell office:value-type="float" office:value="16163.59" calcext:value-type="float">
            <text:p>16163.59</text:p>
          </table:table-cell>
        </table:table-row>
        <table:table-row table:style-name="ro1">
          <table:table-cell office:value-type="string" calcext:value-type="string">
            <text:p>SOBRE MANILA 37x45 x100u 2531</text:p>
          </table:table-cell>
          <table:table-cell office:value-type="float" office:value="17860.85" calcext:value-type="float">
            <text:p>17860.85</text:p>
          </table:table-cell>
        </table:table-row>
        <table:table-row table:style-name="ro1">
          <table:table-cell office:value-type="string" calcext:value-type="string">
            <text:p>SOBRE MEDORO COMERCIAL 63g x500u 114x162mm 1500</text:p>
          </table:table-cell>
          <table:table-cell office:value-type="float" office:value="18225.7" calcext:value-type="float">
            <text:p>18225.70</text:p>
          </table:table-cell>
        </table:table-row>
        <table:table-row table:style-name="ro1">
          <table:table-cell office:value-type="string" calcext:value-type="string">
            <text:p>SOBRE MEDORO COMERCIAL 70g x20u 1670</text:p>
          </table:table-cell>
          <table:table-cell office:value-type="float" office:value="1104.65" calcext:value-type="float">
            <text:p>1104.65</text:p>
          </table:table-cell>
        </table:table-row>
        <table:table-row table:style-name="ro1">
          <table:table-cell office:value-type="string" calcext:value-type="string">
            <text:p>SOBRE MEDORO COMERCIAL 90gr x20 1690</text:p>
          </table:table-cell>
          <table:table-cell office:value-type="float" office:value="1740.31" calcext:value-type="float">
            <text:p>1740.31</text:p>
          </table:table-cell>
        </table:table-row>
        <table:table-row table:style-name="ro1">
          <table:table-cell office:value-type="string" calcext:value-type="string">
            <text:p>SOBRE MEDORO MANILA 22.9x32.4 x10u 2732</text:p>
          </table:table-cell>
          <table:table-cell office:value-type="float" office:value="2980.17" calcext:value-type="float">
            <text:p>2980.17</text:p>
          </table:table-cell>
        </table:table-row>
        <table:table-row table:style-name="ro1">
          <table:table-cell office:value-type="string" calcext:value-type="string">
            <text:p>SOBRE MEDORO MANILA 24x30 x10u 2727</text:p>
          </table:table-cell>
          <table:table-cell office:value-type="float" office:value="2646.49" calcext:value-type="float">
            <text:p>2646.49</text:p>
          </table:table-cell>
        </table:table-row>
        <table:table-row table:style-name="ro1">
          <table:table-cell office:value-type="string" calcext:value-type="string">
            <text:p>SOBRE MEDORO MANILA 25x35.3 x10u 2728</text:p>
          </table:table-cell>
          <table:table-cell office:value-type="float" office:value="3091.16" calcext:value-type="float">
            <text:p>3091.16</text:p>
          </table:table-cell>
        </table:table-row>
        <table:table-row table:style-name="ro1">
          <table:table-cell office:value-type="string" calcext:value-type="string">
            <text:p>SOBRE MEDORO MANILA 27x37 x10u 2729</text:p>
          </table:table-cell>
          <table:table-cell office:value-type="float" office:value="3491.35" calcext:value-type="float">
            <text:p>3491.35</text:p>
          </table:table-cell>
        </table:table-row>
        <table:table-row table:style-name="ro1">
          <table:table-cell office:value-type="string" calcext:value-type="string">
            <text:p>SOBRE MEDORO OBRA 13x25,5 x100u 2782</text:p>
          </table:table-cell>
          <table:table-cell office:value-type="float" office:value="8401.32" calcext:value-type="float">
            <text:p>8401.32</text:p>
          </table:table-cell>
        </table:table-row>
        <table:table-row table:style-name="ro1">
          <table:table-cell office:value-type="string" calcext:value-type="string">
            <text:p>SOBRE MEDORO OBRA 14x21 x100u 2783</text:p>
          </table:table-cell>
          <table:table-cell office:value-type="float" office:value="7316.79" calcext:value-type="float">
            <text:p>7316.79</text:p>
          </table:table-cell>
        </table:table-row>
        <table:table-row table:style-name="ro1">
          <table:table-cell office:value-type="string" calcext:value-type="string">
            <text:p>SOBRE MEDORO OBRA 16.2x22.9 x100u 2674</text:p>
          </table:table-cell>
          <table:table-cell office:value-type="float" office:value="9462.72" calcext:value-type="float">
            <text:p>9462.72</text:p>
          </table:table-cell>
        </table:table-row>
        <table:table-row table:style-name="ro1">
          <table:table-cell office:value-type="string" calcext:value-type="string">
            <text:p>SOBRE MEDORO OBRA 19x24 x100u 2675</text:p>
          </table:table-cell>
          <table:table-cell office:value-type="float" office:value="8700.41" calcext:value-type="float">
            <text:p>8700.41</text:p>
          </table:table-cell>
        </table:table-row>
        <table:table-row table:style-name="ro1">
          <table:table-cell office:value-type="string" calcext:value-type="string">
            <text:p>SOBRE MEDORO OBRA 20.5x28 x100u 2676</text:p>
          </table:table-cell>
          <table:table-cell office:value-type="float" office:value="12979.98" calcext:value-type="float">
            <text:p>12979.98</text:p>
          </table:table-cell>
        </table:table-row>
        <table:table-row table:style-name="ro1">
          <table:table-cell office:value-type="string" calcext:value-type="string">
            <text:p>SOBRE MEDORO OBRA 22,9x32,4 x100u 2682</text:p>
          </table:table-cell>
          <table:table-cell office:value-type="float" office:value="15623.21" calcext:value-type="float">
            <text:p>15623.21</text:p>
          </table:table-cell>
        </table:table-row>
        <table:table-row table:style-name="ro1">
          <table:table-cell office:value-type="string" calcext:value-type="string">
            <text:p>SOBRE MEDORO OBRA 24x30 x100u 2677</text:p>
          </table:table-cell>
          <table:table-cell office:value-type="float" office:value="14129.5" calcext:value-type="float">
            <text:p>14129.50</text:p>
          </table:table-cell>
        </table:table-row>
        <table:table-row table:style-name="ro1">
          <table:table-cell office:value-type="string" calcext:value-type="string">
            <text:p>SOBRE MEDORO OBRA 25x35,3 x100u 2678</text:p>
          </table:table-cell>
          <table:table-cell office:value-type="float" office:value="18667.63" calcext:value-type="float">
            <text:p>18667.63</text:p>
          </table:table-cell>
        </table:table-row>
        <table:table-row table:style-name="ro1">
          <table:table-cell office:value-type="string" calcext:value-type="string">
            <text:p>SOBRE MEDORO OBRA 27x37 x100u 2679</text:p>
          </table:table-cell>
          <table:table-cell office:value-type="float" office:value="21591.76" calcext:value-type="float">
            <text:p>21591.76</text:p>
          </table:table-cell>
        </table:table-row>
        <table:table-row table:style-name="ro1">
          <table:table-cell office:value-type="string" calcext:value-type="string">
            <text:p>SOBRE MEDORO OBRA 30x40 x100u 2680</text:p>
          </table:table-cell>
          <table:table-cell office:value-type="float" office:value="26920.08" calcext:value-type="float">
            <text:p>26920.08</text:p>
          </table:table-cell>
        </table:table-row>
        <table:table-row table:style-name="ro1">
          <table:table-cell office:value-type="string" calcext:value-type="string">
            <text:p>SOBRE MEDORO OBRA 37x45 x100u 2681</text:p>
          </table:table-cell>
          <table:table-cell office:value-type="float" office:value="35518.05" calcext:value-type="float">
            <text:p>35518.05</text:p>
          </table:table-cell>
        </table:table-row>
        <table:table-row table:style-name="ro1">
          <table:table-cell office:value-type="string" calcext:value-type="string">
            <text:p>SOBRE MEDORO OFICIO INGLES 63g x500u 120x235m 1300</text:p>
          </table:table-cell>
          <table:table-cell office:value-type="float" office:value="29296.13" calcext:value-type="float">
            <text:p>29296.13</text:p>
          </table:table-cell>
        </table:table-row>
        <table:table-row table:style-name="ro1">
          <table:table-cell office:value-type="string" calcext:value-type="string">
            <text:p>SOBRE MEDORO OFICIO INGLES 70g x20u 1707</text:p>
          </table:table-cell>
          <table:table-cell office:value-type="float" office:value="1161.77" calcext:value-type="float">
            <text:p>1161.77</text:p>
          </table:table-cell>
        </table:table-row>
        <table:table-row table:style-name="ro1">
          <table:table-cell office:value-type="string" calcext:value-type="string">
            <text:p>SOBRE MEDORO RETRATO 125x190 x10u</text:p>
          </table:table-cell>
          <table:table-cell office:value-type="float" office:value="3581.85" calcext:value-type="float">
            <text:p>3581.85</text:p>
          </table:table-cell>
        </table:table-row>
        <table:table-row table:style-name="ro1">
          <table:table-cell office:value-type="string" calcext:value-type="string">
            <text:p>SOBRE MEDORO RETRATO 125x190 x10u METALIZADO</text:p>
          </table:table-cell>
          <table:table-cell office:value-type="float" office:value="4686.28" calcext:value-type="float">
            <text:p>4686.28</text:p>
          </table:table-cell>
        </table:table-row>
        <table:table-row table:style-name="ro1">
          <table:table-cell office:value-type="string" calcext:value-type="string">
            <text:p>SOBRE MEDORO TARJETA 70g x250u 1240</text:p>
          </table:table-cell>
          <table:table-cell office:value-type="float" office:value="7182.08" calcext:value-type="float">
            <text:p>7182.08</text:p>
          </table:table-cell>
        </table:table-row>
        <table:table-row table:style-name="ro1">
          <table:table-cell office:value-type="string" calcext:value-type="string">
            <text:p>SOBRE P/CD MEDORO x250u C/VENTANA 1106</text:p>
          </table:table-cell>
          <table:table-cell office:value-type="float" office:value="15655.23" calcext:value-type="float">
            <text:p>15655.23</text:p>
          </table:table-cell>
        </table:table-row>
        <table:table-row table:style-name="ro1">
          <table:table-cell office:value-type="string" calcext:value-type="string">
            <text:p>SOBRE PEQUE METALIZADO COMERCIAL x10u</text:p>
          </table:table-cell>
          <table:table-cell office:value-type="float" office:value="5071.49" calcext:value-type="float">
            <text:p>5071.49</text:p>
          </table:table-cell>
        </table:table-row>
        <table:table-row table:style-name="ro1">
          <table:table-cell office:value-type="string" calcext:value-type="string">
            <text:p>SOBRE PEQUE METALIZADO COMERCIAL x10u</text:p>
          </table:table-cell>
          <table:table-cell office:value-type="float" office:value="5071.49" calcext:value-type="float">
            <text:p>5071.49</text:p>
          </table:table-cell>
        </table:table-row>
        <table:table-row table:style-name="ro1">
          <table:table-cell office:value-type="string" calcext:value-type="string">
            <text:p>SOBRE PEQUE PACK COMERCIAL x20u COLOR</text:p>
          </table:table-cell>
          <table:table-cell office:value-type="float" office:value="1889.04" calcext:value-type="float">
            <text:p>1889.04</text:p>
          </table:table-cell>
        </table:table-row>
        <table:table-row table:style-name="ro1">
          <table:table-cell office:value-type="string" calcext:value-type="string">
            <text:p>SOBRE PEQUE PACK TARJETA x100u COLOR</text:p>
          </table:table-cell>
          <table:table-cell office:value-type="float" office:value="6462.14" calcext:value-type="float">
            <text:p>6462.14</text:p>
          </table:table-cell>
        </table:table-row>
        <table:table-row table:style-name="ro1">
          <table:table-cell office:value-type="string" calcext:value-type="string">
            <text:p>SOBRE POLIETILENO JARDIN COLOR</text:p>
          </table:table-cell>
          <table:table-cell office:value-type="float" office:value="2148.03" calcext:value-type="float">
            <text:p>2148.03</text:p>
          </table:table-cell>
        </table:table-row>
        <table:table-row table:style-name="ro1">
          <table:table-cell office:value-type="string" calcext:value-type="string">
            <text:p>TABLA PERIODICA ARTEMISA</text:p>
          </table:table-cell>
          <table:table-cell office:value-type="float" office:value="343" calcext:value-type="float">
            <text:p>343.00</text:p>
          </table:table-cell>
        </table:table-row>
        <table:table-row table:style-name="ro1">
          <table:table-cell office:value-type="string" calcext:value-type="string">
            <text:p>TABLA PERIODICA TRIUNFANTE N-5</text:p>
          </table:table-cell>
          <table:table-cell office:value-type="float" office:value="615.81" calcext:value-type="float">
            <text:p>615.81</text:p>
          </table:table-cell>
        </table:table-row>
        <table:table-row table:style-name="ro1">
          <table:table-cell office:value-type="string" calcext:value-type="string">
            <text:p>TABLERO PIZZINI 40x50cm C/REGLA PARALELA BOLSA</text:p>
          </table:table-cell>
          <table:table-cell office:value-type="float" office:value="18761.84" calcext:value-type="float">
            <text:p>18761.84</text:p>
          </table:table-cell>
        </table:table-row>
        <table:table-row table:style-name="ro1">
          <table:table-cell office:value-type="string" calcext:value-type="string">
            <text:p>TABLERO PIZZINI 50x60cm C/REGLA PARALELA BOLSA</text:p>
          </table:table-cell>
          <table:table-cell office:value-type="float" office:value="25875.49" calcext:value-type="float">
            <text:p>25875.49</text:p>
          </table:table-cell>
        </table:table-row>
        <table:table-row table:style-name="ro1">
          <table:table-cell office:value-type="string" calcext:value-type="string">
            <text:p>TACO CALENDARIO MEDORO 2024</text:p>
          </table:table-cell>
          <table:table-cell office:value-type="float" office:value="3870.75" calcext:value-type="float">
            <text:p>3870.75</text:p>
          </table:table-cell>
        </table:table-row>
        <table:table-row table:style-name="ro1">
          <table:table-cell office:value-type="string" calcext:value-type="string">
            <text:p>TACO FINANCIERO MEDORO 2024</text:p>
          </table:table-cell>
          <table:table-cell office:value-type="float" office:value="6929.14" calcext:value-type="float">
            <text:p>6929.14</text:p>
          </table:table-cell>
        </table:table-row>
        <table:table-row table:style-name="ro1">
          <table:table-cell office:value-type="string" calcext:value-type="string">
            <text:p>TACO LUMA BLANCO 9x9 400h</text:p>
          </table:table-cell>
          <table:table-cell office:value-type="float" office:value="1548.03" calcext:value-type="float">
            <text:p>1548.03</text:p>
          </table:table-cell>
        </table:table-row>
        <table:table-row table:style-name="ro1">
          <table:table-cell office:value-type="string" calcext:value-type="string">
            <text:p>TACO LUMA COLOR 9x9 400h</text:p>
          </table:table-cell>
          <table:table-cell office:value-type="float" office:value="2698.41" calcext:value-type="float">
            <text:p>2698.41</text:p>
          </table:table-cell>
        </table:table-row>
        <table:table-row table:style-name="ro1">
          <table:table-cell office:value-type="string" calcext:value-type="string">
            <text:p>TAG PIN P/PRENDAS REGULAR 25mm x5000u</text:p>
          </table:table-cell>
          <table:table-cell office:value-type="float" office:value="2943.85" calcext:value-type="float">
            <text:p>2943.85</text:p>
          </table:table-cell>
        </table:table-row>
        <table:table-row table:style-name="ro1">
          <table:table-cell office:value-type="string" calcext:value-type="string">
            <text:p>TAG PIN P/PRENDAS REGULAR 50mmX5000</text:p>
          </table:table-cell>
          <table:table-cell office:value-type="float" office:value="2986.51" calcext:value-type="float">
            <text:p>2986.51</text:p>
          </table:table-cell>
        </table:table-row>
        <table:table-row table:style-name="ro1">
          <table:table-cell office:value-type="string" calcext:value-type="string">
            <text:p>TAG-PIN P/PRENDAS FINO 25mm x5000u</text:p>
          </table:table-cell>
          <table:table-cell office:value-type="float" office:value="4744.13" calcext:value-type="float">
            <text:p>4744.13</text:p>
          </table:table-cell>
        </table:table-row>
        <table:table-row table:style-name="ro1">
          <table:table-cell office:value-type="string" calcext:value-type="string">
            <text:p>TAG-PIN PERCHAS P/PRENDAS 35mm x5000u</text:p>
          </table:table-cell>
          <table:table-cell office:value-type="float" office:value="10383.51" calcext:value-type="float">
            <text:p>10383.51</text:p>
          </table:table-cell>
        </table:table-row>
        <table:table-row table:style-name="ro1">
          <table:table-cell office:value-type="string" calcext:value-type="string">
            <text:p>TAHALI DIME ARGENTINA FORRADO C/CUJA ART-165</text:p>
          </table:table-cell>
          <table:table-cell office:value-type="float" office:value="21901.51" calcext:value-type="float">
            <text:p>21901.51</text:p>
          </table:table-cell>
        </table:table-row>
        <table:table-row table:style-name="ro1">
          <table:table-cell office:value-type="string" calcext:value-type="string">
            <text:p>TALONARIO 1-100 LIGGO</text:p>
          </table:table-cell>
          <table:table-cell office:value-type="float" office:value="223.45" calcext:value-type="float">
            <text:p>223.45</text:p>
          </table:table-cell>
        </table:table-row>
        <table:table-row table:style-name="ro1">
          <table:table-cell office:value-type="string" calcext:value-type="string">
            <text:p>TALONARIO 1-1000 LIGGO</text:p>
          </table:table-cell>
          <table:table-cell office:value-type="float" office:value="2293.58" calcext:value-type="float">
            <text:p>2293.58</text:p>
          </table:table-cell>
        </table:table-row>
        <table:table-row table:style-name="ro1">
          <table:table-cell office:value-type="string" calcext:value-type="string">
            <text:p>TALONARIO 1-200 LIGGO</text:p>
          </table:table-cell>
          <table:table-cell office:value-type="float" office:value="421.13" calcext:value-type="float">
            <text:p>421.13</text:p>
          </table:table-cell>
        </table:table-row>
        <table:table-row table:style-name="ro1">
          <table:table-cell office:value-type="string" calcext:value-type="string">
            <text:p>TALONARIO 1-300 LIGGO</text:p>
          </table:table-cell>
          <table:table-cell office:value-type="float" office:value="633.33" calcext:value-type="float">
            <text:p>633.33</text:p>
          </table:table-cell>
        </table:table-row>
        <table:table-row table:style-name="ro1">
          <table:table-cell office:value-type="string" calcext:value-type="string">
            <text:p>TALONARIO ALIANZA GRANDE DUPLICADO 8206</text:p>
          </table:table-cell>
          <table:table-cell office:value-type="float" office:value="1289.38" calcext:value-type="float">
            <text:p>1289.38</text:p>
          </table:table-cell>
        </table:table-row>
        <table:table-row table:style-name="ro1">
          <table:table-cell office:value-type="string" calcext:value-type="string">
            <text:p>TALONARIO GUARDARROPA 1-100</text:p>
          </table:table-cell>
          <table:table-cell office:value-type="float" office:value="342.04" calcext:value-type="float">
            <text:p>342.04</text:p>
          </table:table-cell>
        </table:table-row>
        <table:table-row table:style-name="ro1">
          <table:table-cell office:value-type="string" calcext:value-type="string">
            <text:p>TALONARIO GUARDARROPA 1-1000</text:p>
          </table:table-cell>
          <table:table-cell office:value-type="float" office:value="3720.06" calcext:value-type="float">
            <text:p>3720.06</text:p>
          </table:table-cell>
        </table:table-row>
        <table:table-row table:style-name="ro1">
          <table:table-cell office:value-type="string" calcext:value-type="string">
            <text:p>TALONARIO GUARDARROPA 1-200</text:p>
          </table:table-cell>
          <table:table-cell office:value-type="float" office:value="461.41" calcext:value-type="float">
            <text:p>461.41</text:p>
          </table:table-cell>
        </table:table-row>
        <table:table-row table:style-name="ro1">
          <table:table-cell office:value-type="string" calcext:value-type="string">
            <text:p>TALONARIO GUARDARROPA 1-300</text:p>
          </table:table-cell>
          <table:table-cell office:value-type="float" office:value="1030.33" calcext:value-type="float">
            <text:p>1030.33</text:p>
          </table:table-cell>
        </table:table-row>
        <table:table-row table:style-name="ro1">
          <table:table-cell office:value-type="string" calcext:value-type="string">
            <text:p>TALONARIO HUSARES ALQUILER 1903</text:p>
          </table:table-cell>
          <table:table-cell office:value-type="float" office:value="2045.01" calcext:value-type="float">
            <text:p>2045.01</text:p>
          </table:table-cell>
        </table:table-row>
        <table:table-row table:style-name="ro1">
          <table:table-cell office:value-type="string" calcext:value-type="string">
            <text:p>TALONARIO HUSARES CONTROL DUPLICADO 1831</text:p>
          </table:table-cell>
          <table:table-cell office:value-type="float" office:value="1680.97" calcext:value-type="float">
            <text:p>1680.97</text:p>
          </table:table-cell>
        </table:table-row>
        <table:table-row table:style-name="ro1">
          <table:table-cell office:value-type="string" calcext:value-type="string">
            <text:p>TALONARIO HUSARES MULTIUSO DUPLICADO 1929</text:p>
          </table:table-cell>
          <table:table-cell office:value-type="float" office:value="1816.52" calcext:value-type="float">
            <text:p>1816.52</text:p>
          </table:table-cell>
        </table:table-row>
        <table:table-row table:style-name="ro1">
          <table:table-cell office:value-type="string" calcext:value-type="string">
            <text:p>TALONARIO HUSARES NEUTRO CHICO 1819</text:p>
          </table:table-cell>
          <table:table-cell office:value-type="float" office:value="2231.89" calcext:value-type="float">
            <text:p>2231.89</text:p>
          </table:table-cell>
        </table:table-row>
        <table:table-row table:style-name="ro1">
          <table:table-cell office:value-type="string" calcext:value-type="string">
            <text:p>TALONARIO HUSARES NEUTRO GRANDE 1815</text:p>
          </table:table-cell>
          <table:table-cell office:value-type="float" office:value="3714.53" calcext:value-type="float">
            <text:p>3714.53</text:p>
          </table:table-cell>
        </table:table-row>
        <table:table-row table:style-name="ro1">
          <table:table-cell office:value-type="string" calcext:value-type="string">
            <text:p>TALONARIO HUSARES PAGARE ORIGINAL 1900</text:p>
          </table:table-cell>
          <table:table-cell office:value-type="float" office:value="3136.37" calcext:value-type="float">
            <text:p>3136.37</text:p>
          </table:table-cell>
        </table:table-row>
        <table:table-row table:style-name="ro1">
          <table:table-cell office:value-type="string" calcext:value-type="string">
            <text:p>TALONARIO HUSARES PRESUP. DUPLICADO 1813</text:p>
          </table:table-cell>
          <table:table-cell office:value-type="float" office:value="3714.53" calcext:value-type="float">
            <text:p>3714.53</text:p>
          </table:table-cell>
        </table:table-row>
        <table:table-row table:style-name="ro1">
          <table:table-cell office:value-type="string" calcext:value-type="string">
            <text:p>TALONARIO HUSARES PRESUP. DUPLICADO CHICO 1817</text:p>
          </table:table-cell>
          <table:table-cell office:value-type="float" office:value="2231.88" calcext:value-type="float">
            <text:p>2231.88</text:p>
          </table:table-cell>
        </table:table-row>
        <table:table-row table:style-name="ro1">
          <table:table-cell office:value-type="string" calcext:value-type="string">
            <text:p>TALONARIO HUSARES RECIBI CHICO 7.5x22 1902</text:p>
          </table:table-cell>
          <table:table-cell office:value-type="float" office:value="1284.77" calcext:value-type="float">
            <text:p>1284.77</text:p>
          </table:table-cell>
        </table:table-row>
        <table:table-row table:style-name="ro1">
          <table:table-cell office:value-type="string" calcext:value-type="string">
            <text:p>TALONARIO HUSARES RECIBI GRANDE 10x22 1901</text:p>
          </table:table-cell>
          <table:table-cell office:value-type="float" office:value="2045.01" calcext:value-type="float">
            <text:p>2045.01</text:p>
          </table:table-cell>
        </table:table-row>
        <table:table-row table:style-name="ro1">
          <table:table-cell office:value-type="string" calcext:value-type="string">
            <text:p>TALONARIO HUSARES RECIBI MIGNON 7.5x14.5 1909</text:p>
          </table:table-cell>
          <table:table-cell office:value-type="float" office:value="963.41" calcext:value-type="float">
            <text:p>963.41</text:p>
          </table:table-cell>
        </table:table-row>
        <table:table-row table:style-name="ro1">
          <table:table-cell office:value-type="string" calcext:value-type="string">
            <text:p>TALONARIO HUSARES RECIBO ALQUILER DUPLICADO 1824</text:p>
          </table:table-cell>
          <table:table-cell office:value-type="float" office:value="3142.12" calcext:value-type="float">
            <text:p>3142.12</text:p>
          </table:table-cell>
        </table:table-row>
        <table:table-row table:style-name="ro1">
          <table:table-cell office:value-type="string" calcext:value-type="string">
            <text:p>TALONARIO HUSARES RECIBO DUPLIC. AUTORIZADO 1823</text:p>
          </table:table-cell>
          <table:table-cell office:value-type="float" office:value="3142.13" calcext:value-type="float">
            <text:p>3142.13</text:p>
          </table:table-cell>
        </table:table-row>
        <table:table-row table:style-name="ro1">
          <table:table-cell office:value-type="string" calcext:value-type="string">
            <text:p>TALONARIO HUSARES RECIBO DUPLICADO 1825</text:p>
          </table:table-cell>
          <table:table-cell office:value-type="float" office:value="2985.01" calcext:value-type="float">
            <text:p>2985.01</text:p>
          </table:table-cell>
        </table:table-row>
        <table:table-row table:style-name="ro1">
          <table:table-cell office:value-type="string" calcext:value-type="string">
            <text:p>TALONARIO HUSARES RECIBO DUPLICADO LEY 17250 1820</text:p>
          </table:table-cell>
          <table:table-cell office:value-type="float" office:value="5075.42" calcext:value-type="float">
            <text:p>5075.42</text:p>
          </table:table-cell>
        </table:table-row>
        <table:table-row table:style-name="ro1">
          <table:table-cell office:value-type="string" calcext:value-type="string">
            <text:p>TALONARIO HUSARES TRIPLICADO 1615</text:p>
          </table:table-cell>
          <table:table-cell office:value-type="float" office:value="3707.55" calcext:value-type="float">
            <text:p>3707.55</text:p>
          </table:table-cell>
        </table:table-row>
        <table:table-row table:style-name="ro1">
          <table:table-cell office:value-type="string" calcext:value-type="string">
            <text:p>TALONARIO HUSARES VALE DE CAJA 1910</text:p>
          </table:table-cell>
          <table:table-cell office:value-type="float" office:value="963.41" calcext:value-type="float">
            <text:p>963.41</text:p>
          </table:table-cell>
        </table:table-row>
        <table:table-row table:style-name="ro1">
          <table:table-cell office:value-type="string" calcext:value-type="string">
            <text:p>TALONARIO HUSARES VALE POR 1908</text:p>
          </table:table-cell>
          <table:table-cell office:value-type="float" office:value="963.41" calcext:value-type="float">
            <text:p>963.41</text:p>
          </table:table-cell>
        </table:table-row>
        <table:table-row table:style-name="ro1">
          <table:table-cell office:value-type="string" calcext:value-type="string">
            <text:p>TALONARIO IGNEO RECIBO COMERCIAL NUMERADO 1019</text:p>
          </table:table-cell>
          <table:table-cell office:value-type="float" office:value="1439.9" calcext:value-type="float">
            <text:p>1439.90</text:p>
          </table:table-cell>
        </table:table-row>
        <table:table-row table:style-name="ro1">
          <table:table-cell office:value-type="string" calcext:value-type="string">
            <text:p>TALONARIO IGNEO RECIBO DUPLICADO 1018</text:p>
          </table:table-cell>
          <table:table-cell office:value-type="float" office:value="935.86" calcext:value-type="float">
            <text:p>935.86</text:p>
          </table:table-cell>
        </table:table-row>
        <table:table-row table:style-name="ro1">
          <table:table-cell office:value-type="string" calcext:value-type="string">
            <text:p>TALONARIO IGNEO RECIBO SUELDOS LEY 20744 50H</text:p>
          </table:table-cell>
          <table:table-cell office:value-type="float" office:value="1321.32" calcext:value-type="float">
            <text:p>1321.32</text:p>
          </table:table-cell>
        </table:table-row>
        <table:table-row table:style-name="ro1">
          <table:table-cell office:value-type="string" calcext:value-type="string">
            <text:p>TALONARIO SUTAL NEUTRO DUPLICADO 10x15cm ART-5855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string" calcext:value-type="string">
            <text:p>TALONARIO SUTAL NEUTRO DUPLICADO 15x20cm ART-5875</text:p>
          </table:table-cell>
          <table:table-cell office:value-type="float" office:value="66.8" calcext:value-type="float">
            <text:p>66.80</text:p>
          </table:table-cell>
        </table:table-row>
        <table:table-row table:style-name="ro1">
          <table:table-cell office:value-type="string" calcext:value-type="string">
            <text:p>TAPAS ENCUADERNACION A4 x50u LUMA</text:p>
          </table:table-cell>
          <table:table-cell office:value-type="float" office:value="7190.26" calcext:value-type="float">
            <text:p>7190.26</text:p>
          </table:table-cell>
        </table:table-row>
        <table:table-row table:style-name="ro1">
          <table:table-cell office:value-type="string" calcext:value-type="string">
            <text:p>TAPAS P/ENCUADERNACION A3 350mic</text:p>
          </table:table-cell>
          <table:table-cell office:value-type="float" office:value="267.91" calcext:value-type="float">
            <text:p>267.91</text:p>
          </table:table-cell>
        </table:table-row>
        <table:table-row table:style-name="ro1">
          <table:table-cell office:value-type="string" calcext:value-type="string">
            <text:p>TAPAS P/ENCUADERNACION A4 350mic</text:p>
          </table:table-cell>
          <table:table-cell office:value-type="float" office:value="133.9" calcext:value-type="float">
            <text:p>133.90</text:p>
          </table:table-cell>
        </table:table-row>
        <table:table-row table:style-name="ro1">
          <table:table-cell office:value-type="string" calcext:value-type="string">
            <text:p>TAPAS P/ENCUADERNACION OFICIO 350mic</text:p>
          </table:table-cell>
          <table:table-cell office:value-type="float" office:value="167.84" calcext:value-type="float">
            <text:p>167.84</text:p>
          </table:table-cell>
        </table:table-row>
        <table:table-row table:style-name="ro1">
          <table:table-cell office:value-type="string" calcext:value-type="string">
            <text:p>TARJETA PERSONAL OPALINA N-3 <text:s/>CAJA x100u</text:p>
          </table:table-cell>
          <table:table-cell office:value-type="float" office:value="1136.12" calcext:value-type="float">
            <text:p>1136.12</text:p>
          </table:table-cell>
        </table:table-row>
        <table:table-row table:style-name="ro1">
          <table:table-cell office:value-type="string" calcext:value-type="string">
            <text:p>TECLADO GTC STANDARD USB KBG-204</text:p>
          </table:table-cell>
          <table:table-cell office:value-type="float" office:value="4691.7" calcext:value-type="float">
            <text:p>4691.70</text:p>
          </table:table-cell>
        </table:table-row>
        <table:table-row table:style-name="ro1">
          <table:table-cell office:value-type="string" calcext:value-type="string">
            <text:p>TEMPERA ALBAMAGIC 8cc x10u</text:p>
          </table:table-cell>
          <table:table-cell office:value-type="float" office:value="1467.74" calcext:value-type="float">
            <text:p>1467.74</text:p>
          </table:table-cell>
        </table:table-row>
        <table:table-row table:style-name="ro1">
          <table:table-cell office:value-type="string" calcext:value-type="string">
            <text:p>TEMPERA MAPED EFFECT POTE 200ml</text:p>
          </table:table-cell>
          <table:table-cell office:value-type="float" office:value="399.94" calcext:value-type="float">
            <text:p>399.94</text:p>
          </table:table-cell>
        </table:table-row>
        <table:table-row table:style-name="ro1">
          <table:table-cell office:value-type="string" calcext:value-type="string">
            <text:p>TEMPERA MAPED PASTEL 15ml x4u</text:p>
          </table:table-cell>
          <table:table-cell office:value-type="float" office:value="1237.32" calcext:value-type="float">
            <text:p>1237.32</text:p>
          </table:table-cell>
        </table:table-row>
        <table:table-row table:style-name="ro1">
          <table:table-cell office:value-type="string" calcext:value-type="string">
            <text:p>TEMPERA MAPED POTE 200ml METAL</text:p>
          </table:table-cell>
          <table:table-cell office:value-type="float" office:value="2203.41" calcext:value-type="float">
            <text:p>2203.41</text:p>
          </table:table-cell>
        </table:table-row>
        <table:table-row table:style-name="ro1">
          <table:table-cell office:value-type="string" calcext:value-type="string">
            <text:p>TEMPERA MAPED POTE 60ml x4 PASTEL</text:p>
          </table:table-cell>
          <table:table-cell office:value-type="float" office:value="390.38" calcext:value-type="float">
            <text:p>390.38</text:p>
          </table:table-cell>
        </table:table-row>
        <table:table-row table:style-name="ro1">
          <table:table-cell office:value-type="string" calcext:value-type="string">
            <text:p>TEMPERA MODEL 8ml x10u SURTIDA</text:p>
          </table:table-cell>
          <table:table-cell office:value-type="float" office:value="1327.06" calcext:value-type="float">
            <text:p>1327.06</text:p>
          </table:table-cell>
        </table:table-row>
        <table:table-row table:style-name="ro1">
          <table:table-cell office:value-type="string" calcext:value-type="string">
            <text:p>TEMPERA PELIKAN METALICA SURTIDA x6</text:p>
          </table:table-cell>
          <table:table-cell office:value-type="float" office:value="2006.23" calcext:value-type="float">
            <text:p>2006.23</text:p>
          </table:table-cell>
        </table:table-row>
        <table:table-row table:style-name="ro1">
          <table:table-cell office:value-type="string" calcext:value-type="string">
            <text:p>TEMPERA PLAYCOLOR 8cc x10u</text:p>
          </table:table-cell>
          <table:table-cell office:value-type="float" office:value="1432.23" calcext:value-type="float">
            <text:p>1432.23</text:p>
          </table:table-cell>
        </table:table-row>
        <table:table-row table:style-name="ro1">
          <table:table-cell office:value-type="string" calcext:value-type="string">
            <text:p>TEMPERA PLAYCOLOR 8cc x6 PASTEL</text:p>
          </table:table-cell>
          <table:table-cell office:value-type="float" office:value="787.07" calcext:value-type="float">
            <text:p>787.07</text:p>
          </table:table-cell>
        </table:table-row>
        <table:table-row table:style-name="ro1">
          <table:table-cell office:value-type="string" calcext:value-type="string">
            <text:p>TEMPERA PLAYCOLOR 8cc x6u FLUO</text:p>
          </table:table-cell>
          <table:table-cell office:value-type="float" office:value="858.97" calcext:value-type="float">
            <text:p>858.97</text:p>
          </table:table-cell>
        </table:table-row>
        <table:table-row table:style-name="ro1">
          <table:table-cell office:value-type="string" calcext:value-type="string">
            <text:p>TEMPERA PLAYCOLOR 8cc x6u SURTIDA</text:p>
          </table:table-cell>
          <table:table-cell office:value-type="float" office:value="754.07" calcext:value-type="float">
            <text:p>754.07</text:p>
          </table:table-cell>
        </table:table-row>
        <table:table-row table:style-name="ro1">
          <table:table-cell office:value-type="string" calcext:value-type="string">
            <text:p>TEMPERA PLAYCOLOR x250g FRASCO FLUO</text:p>
          </table:table-cell>
          <table:table-cell office:value-type="float" office:value="1619.89" calcext:value-type="float">
            <text:p>1619.89</text:p>
          </table:table-cell>
        </table:table-row>
        <table:table-row table:style-name="ro1">
          <table:table-cell office:value-type="string" calcext:value-type="string">
            <text:p>TEMPERA PLAYCOLOR x250g FRASCO METALIZADO</text:p>
          </table:table-cell>
          <table:table-cell office:value-type="float" office:value="1654.49" calcext:value-type="float">
            <text:p>1654.49</text:p>
          </table:table-cell>
        </table:table-row>
        <table:table-row table:style-name="ro1">
          <table:table-cell office:value-type="string" calcext:value-type="string">
            <text:p>TEMPERA PLAYCOLOR x250g FRASCO PASTEL</text:p>
          </table:table-cell>
          <table:table-cell office:value-type="float" office:value="1099.96" calcext:value-type="float">
            <text:p>1099.96</text:p>
          </table:table-cell>
        </table:table-row>
        <table:table-row table:style-name="ro1">
          <table:table-cell office:value-type="string" calcext:value-type="string">
            <text:p>TEMPERA SIFAP LAPIZ x2 BW</text:p>
          </table:table-cell>
          <table:table-cell office:value-type="float" office:value="2721.41" calcext:value-type="float">
            <text:p>2721.41</text:p>
          </table:table-cell>
        </table:table-row>
        <table:table-row table:style-name="ro1">
          <table:table-cell office:value-type="string" calcext:value-type="string">
            <text:p>TEMPERA SIFAP LAPIZ x2 CLASICA</text:p>
          </table:table-cell>
          <table:table-cell office:value-type="float" office:value="2721.41" calcext:value-type="float">
            <text:p>2721.41</text:p>
          </table:table-cell>
        </table:table-row>
        <table:table-row table:style-name="ro1">
          <table:table-cell office:value-type="string" calcext:value-type="string">
            <text:p>TEMPERA SIFAP LAPIZ x2 FLUO</text:p>
          </table:table-cell>
          <table:table-cell office:value-type="float" office:value="2856.99" calcext:value-type="float">
            <text:p>2856.99</text:p>
          </table:table-cell>
        </table:table-row>
        <table:table-row table:style-name="ro1">
          <table:table-cell office:value-type="string" calcext:value-type="string">
            <text:p>TEMPERA SIFAP LAPIZ x2 METAL</text:p>
          </table:table-cell>
          <table:table-cell office:value-type="float" office:value="2803.09" calcext:value-type="float">
            <text:p>2803.09</text:p>
          </table:table-cell>
        </table:table-row>
        <table:table-row table:style-name="ro1">
          <table:table-cell office:value-type="string" calcext:value-type="string">
            <text:p>TEMPERA SIFAP LAPIZ x2 PASTEL</text:p>
          </table:table-cell>
          <table:table-cell office:value-type="float" office:value="2937.03" calcext:value-type="float">
            <text:p>2937.03</text:p>
          </table:table-cell>
        </table:table-row>
        <table:table-row table:style-name="ro1">
          <table:table-cell office:value-type="string" calcext:value-type="string">
            <text:p>TEMPERA SIFAP SOLIDA x6 CLASICA</text:p>
          </table:table-cell>
          <table:table-cell office:value-type="float" office:value="6281.68" calcext:value-type="float">
            <text:p>6281.68</text:p>
          </table:table-cell>
        </table:table-row>
        <table:table-row table:style-name="ro1">
          <table:table-cell office:value-type="string" calcext:value-type="string">
            <text:p>TEMPERA SIFAP SOLIDA x6 METAL</text:p>
          </table:table-cell>
          <table:table-cell office:value-type="float" office:value="6595.88" calcext:value-type="float">
            <text:p>6595.88</text:p>
          </table:table-cell>
        </table:table-row>
        <table:table-row table:style-name="ro1">
          <table:table-cell office:value-type="string" calcext:value-type="string">
            <text:p>TEMPERA TINTORETTO 8cc x10u</text:p>
          </table:table-cell>
          <table:table-cell office:value-type="float" office:value="1202.74" calcext:value-type="float">
            <text:p>1202.74</text:p>
          </table:table-cell>
        </table:table-row>
        <table:table-row table:style-name="ro1">
          <table:table-cell office:value-type="string" calcext:value-type="string">
            <text:p>TEMPERA TINTORETTO POMO 250gr</text:p>
          </table:table-cell>
          <table:table-cell office:value-type="float" office:value="1463.62" calcext:value-type="float">
            <text:p>1463.62</text:p>
          </table:table-cell>
        </table:table-row>
        <table:table-row table:style-name="ro1">
          <table:table-cell office:value-type="string" calcext:value-type="string">
            <text:p>TEMPERAS PELIKAN COLOR x24 POTES</text:p>
          </table:table-cell>
          <table:table-cell office:value-type="float" office:value="10919.05" calcext:value-type="float">
            <text:p>10919.05</text:p>
          </table:table-cell>
        </table:table-row>
        <table:table-row table:style-name="ro1">
          <table:table-cell office:value-type="string" calcext:value-type="string">
            <text:p>TIJERA BENABI 28037</text:p>
          </table:table-cell>
          <table:table-cell office:value-type="float" office:value="1330.31" calcext:value-type="float">
            <text:p>1330.31</text:p>
          </table:table-cell>
        </table:table-row>
        <table:table-row table:style-name="ro1">
          <table:table-cell office:value-type="string" calcext:value-type="string">
            <text:p>TIJERA DUBI 13CM EN POTE x24u</text:p>
          </table:table-cell>
          <table:table-cell office:value-type="float" office:value="574.37" calcext:value-type="float">
            <text:p>574.37</text:p>
          </table:table-cell>
        </table:table-row>
        <table:table-row table:style-name="ro1">
          <table:table-cell office:value-type="string" calcext:value-type="string">
            <text:p>TIJERA ESCOLAR 10cm x12u 514880</text:p>
          </table:table-cell>
          <table:table-cell office:value-type="float" office:value="197.1" calcext:value-type="float">
            <text:p>197.10</text:p>
          </table:table-cell>
        </table:table-row>
        <table:table-row table:style-name="ro1">
          <table:table-cell office:value-type="string" calcext:value-type="string">
            <text:p>TIJERA ESCOLAR 12cm x24u 21004</text:p>
          </table:table-cell>
          <table:table-cell office:value-type="float" office:value="495.51" calcext:value-type="float">
            <text:p>495.51</text:p>
          </table:table-cell>
        </table:table-row>
        <table:table-row table:style-name="ro1">
          <table:table-cell office:value-type="string" calcext:value-type="string">
            <text:p>TIJERA ESCOLAR 13cm x12u 514882</text:p>
          </table:table-cell>
          <table:table-cell office:value-type="float" office:value="160.18" calcext:value-type="float">
            <text:p>160.18</text:p>
          </table:table-cell>
        </table:table-row>
        <table:table-row table:style-name="ro1">
          <table:table-cell office:value-type="string" calcext:value-type="string">
            <text:p>TIJERA ESCOLAR 5" 514865</text:p>
          </table:table-cell>
          <table:table-cell office:value-type="float" office:value="604.5" calcext:value-type="float">
            <text:p>604.50</text:p>
          </table:table-cell>
        </table:table-row>
        <table:table-row table:style-name="ro1">
          <table:table-cell office:value-type="string" calcext:value-type="string">
            <text:p>TIJERA EZCO ETERNA 17cm</text:p>
          </table:table-cell>
          <table:table-cell office:value-type="float" office:value="1234.01" calcext:value-type="float">
            <text:p>1234.01</text:p>
          </table:table-cell>
        </table:table-row>
        <table:table-row table:style-name="ro1">
          <table:table-cell office:value-type="string" calcext:value-type="string">
            <text:p>TIJERA EZCO ETERNA ZURDOS 17cm</text:p>
          </table:table-cell>
          <table:table-cell office:value-type="float" office:value="1234.01" calcext:value-type="float">
            <text:p>1234.01</text:p>
          </table:table-cell>
        </table:table-row>
        <table:table-row table:style-name="ro1">
          <table:table-cell office:value-type="string" calcext:value-type="string">
            <text:p>TIJERA EZCO INNOVA 21cm</text:p>
          </table:table-cell>
          <table:table-cell office:value-type="float" office:value="1854.25" calcext:value-type="float">
            <text:p>1854.25</text:p>
          </table:table-cell>
        </table:table-row>
        <table:table-row table:style-name="ro1">
          <table:table-cell office:value-type="string" calcext:value-type="string">
            <text:p>TIJERA EZCO KIDS 12cm</text:p>
          </table:table-cell>
          <table:table-cell office:value-type="float" office:value="624.82" calcext:value-type="float">
            <text:p>624.82</text:p>
          </table:table-cell>
        </table:table-row>
        <table:table-row table:style-name="ro1">
          <table:table-cell office:value-type="string" calcext:value-type="string">
            <text:p>TIJERA EZCO KROM 17.5cm</text:p>
          </table:table-cell>
          <table:table-cell office:value-type="float" office:value="7900.94" calcext:value-type="float">
            <text:p>7900.94</text:p>
          </table:table-cell>
        </table:table-row>
        <table:table-row table:style-name="ro1">
          <table:table-cell office:value-type="string" calcext:value-type="string">
            <text:p>TIJERA EZCO LOTUS 13cm</text:p>
          </table:table-cell>
          <table:table-cell office:value-type="float" office:value="842.12" calcext:value-type="float">
            <text:p>842.12</text:p>
          </table:table-cell>
        </table:table-row>
        <table:table-row table:style-name="ro1">
          <table:table-cell office:value-type="string" calcext:value-type="string">
            <text:p>TIJERA EZCO LOTUS 18cm</text:p>
          </table:table-cell>
          <table:table-cell office:value-type="float" office:value="1410.94" calcext:value-type="float">
            <text:p>1410.94</text:p>
          </table:table-cell>
        </table:table-row>
        <table:table-row table:style-name="ro1">
          <table:table-cell office:value-type="string" calcext:value-type="string">
            <text:p>TIJERA EZCO LOTUS 22cm</text:p>
          </table:table-cell>
          <table:table-cell office:value-type="float" office:value="1929.13" calcext:value-type="float">
            <text:p>1929.13</text:p>
          </table:table-cell>
        </table:table-row>
        <table:table-row table:style-name="ro1">
          <table:table-cell office:value-type="string" calcext:value-type="string">
            <text:p>TIJERA EZCO PEQUES 12cm x24u</text:p>
          </table:table-cell>
          <table:table-cell office:value-type="float" office:value="12906.21" calcext:value-type="float">
            <text:p>12906.21</text:p>
          </table:table-cell>
        </table:table-row>
        <table:table-row table:style-name="ro1">
          <table:table-cell office:value-type="string" calcext:value-type="string">
            <text:p>TIJERA EZCO ZONA Z P/ZURDOS 13cm</text:p>
          </table:table-cell>
          <table:table-cell office:value-type="float" office:value="751.49" calcext:value-type="float">
            <text:p>751.49</text:p>
          </table:table-cell>
        </table:table-row>
        <table:table-row table:style-name="ro1">
          <table:table-cell office:value-type="string" calcext:value-type="string">
            <text:p>TIJERA IBI 16.5cm</text:p>
          </table:table-cell>
          <table:table-cell office:value-type="float" office:value="1064.58" calcext:value-type="float">
            <text:p>1064.58</text:p>
          </table:table-cell>
        </table:table-row>
        <table:table-row table:style-name="ro1">
          <table:table-cell office:value-type="string" calcext:value-type="string">
            <text:p>TIJERA KATANA ESCOLAR 514870 13cm x24u</text:p>
          </table:table-cell>
          <table:table-cell office:value-type="float" office:value="137.89" calcext:value-type="float">
            <text:p>137.89</text:p>
          </table:table-cell>
        </table:table-row>
        <table:table-row table:style-name="ro1">
          <table:table-cell office:value-type="string" calcext:value-type="string">
            <text:p>TIJERA KATANA MANGO GOMA 19cm</text:p>
          </table:table-cell>
          <table:table-cell office:value-type="float" office:value="1100" calcext:value-type="float">
            <text:p>1100.00</text:p>
          </table:table-cell>
        </table:table-row>
        <table:table-row table:style-name="ro1">
          <table:table-cell office:value-type="string" calcext:value-type="string">
            <text:p>TIJERA KEYROAD ESCOLAR PUNTA REDONDA</text:p>
          </table:table-cell>
          <table:table-cell office:value-type="float" office:value="1012.66" calcext:value-type="float">
            <text:p>1012.66</text:p>
          </table:table-cell>
        </table:table-row>
        <table:table-row table:style-name="ro1">
          <table:table-cell office:value-type="string" calcext:value-type="string">
            <text:p>TIJERA KEYROAD ZIG ZAG 14CM</text:p>
          </table:table-cell>
          <table:table-cell office:value-type="float" office:value="1529.85" calcext:value-type="float">
            <text:p>1529.85</text:p>
          </table:table-cell>
        </table:table-row>
        <table:table-row table:style-name="ro1">
          <table:table-cell office:value-type="string" calcext:value-type="string">
            <text:p>TIJERA MANGO GOMA 24cm</text:p>
          </table:table-cell>
          <table:table-cell office:value-type="float" office:value="1320.22" calcext:value-type="float">
            <text:p>1320.22</text:p>
          </table:table-cell>
        </table:table-row>
        <table:table-row table:style-name="ro1">
          <table:table-cell office:value-type="string" calcext:value-type="string">
            <text:p>TIJERA MAPED 13cm 464210</text:p>
          </table:table-cell>
          <table:table-cell office:value-type="float" office:value="1349.43" calcext:value-type="float">
            <text:p>1349.43</text:p>
          </table:table-cell>
        </table:table-row>
        <table:table-row table:style-name="ro1">
          <table:table-cell office:value-type="string" calcext:value-type="string">
            <text:p>TIJERA MAPED 13cm x24u 464212</text:p>
          </table:table-cell>
          <table:table-cell office:value-type="float" office:value="719.95" calcext:value-type="float">
            <text:p>719.95</text:p>
          </table:table-cell>
        </table:table-row>
        <table:table-row table:style-name="ro1">
          <table:table-cell office:value-type="string" calcext:value-type="string">
            <text:p>TIJERA MAPED 21cm ESSENTIALS COLOR</text:p>
          </table:table-cell>
          <table:table-cell office:value-type="float" office:value="2872.76" calcext:value-type="float">
            <text:p>2872.76</text:p>
          </table:table-cell>
        </table:table-row>
        <table:table-row table:style-name="ro1">
          <table:table-cell office:value-type="string" calcext:value-type="string">
            <text:p>TIJERA MAPED ESSENTIALS COLOR 17cm 468011</text:p>
          </table:table-cell>
          <table:table-cell office:value-type="float" office:value="1979.69" calcext:value-type="float">
            <text:p>1979.69</text:p>
          </table:table-cell>
        </table:table-row>
        <table:table-row table:style-name="ro1">
          <table:table-cell office:value-type="string" calcext:value-type="string">
            <text:p>TIJERA MAPED ESSENTIALS GREEN 17cm</text:p>
          </table:table-cell>
          <table:table-cell office:value-type="float" office:value="1514.47" calcext:value-type="float">
            <text:p>1514.47</text:p>
          </table:table-cell>
        </table:table-row>
        <table:table-row table:style-name="ro1">
          <table:table-cell office:value-type="string" calcext:value-type="string">
            <text:p>TIJERA MAPED ESSENTIALS GREEN 21cm 468110</text:p>
          </table:table-cell>
          <table:table-cell office:value-type="float" office:value="2197.66" calcext:value-type="float">
            <text:p>2197.66</text:p>
          </table:table-cell>
        </table:table-row>
        <table:table-row table:style-name="ro1">
          <table:table-cell office:value-type="string" calcext:value-type="string">
            <text:p>TIJERA MAPED ESSENTIALS ZURDOS 13cm 464310</text:p>
          </table:table-cell>
          <table:table-cell office:value-type="float" office:value="2377.71" calcext:value-type="float">
            <text:p>2377.71</text:p>
          </table:table-cell>
        </table:table-row>
        <table:table-row table:style-name="ro1">
          <table:table-cell office:value-type="string" calcext:value-type="string">
            <text:p>TIJERA PIZZINI 17cm PS70</text:p>
          </table:table-cell>
          <table:table-cell office:value-type="float" office:value="1331.85" calcext:value-type="float">
            <text:p>1331.85</text:p>
          </table:table-cell>
        </table:table-row>
        <table:table-row table:style-name="ro1">
          <table:table-cell office:value-type="string" calcext:value-type="string">
            <text:p>TIJERA PIZZINI 21cm PS72</text:p>
          </table:table-cell>
          <table:table-cell office:value-type="float" office:value="1861.06" calcext:value-type="float">
            <text:p>1861.06</text:p>
          </table:table-cell>
        </table:table-row>
        <table:table-row table:style-name="ro1">
          <table:table-cell office:value-type="string" calcext:value-type="string">
            <text:p>TIJERA PIZZINI C/FORMAS 14cm PS80C</text:p>
          </table:table-cell>
          <table:table-cell office:value-type="float" office:value="2152.86" calcext:value-type="float">
            <text:p>2152.86</text:p>
          </table:table-cell>
        </table:table-row>
        <table:table-row table:style-name="ro1">
          <table:table-cell office:value-type="string" calcext:value-type="string">
            <text:p>TIJERA PIZZINI ESCOLAR 11cm PS50 P/REDONDA</text:p>
          </table:table-cell>
          <table:table-cell office:value-type="float" office:value="819.29" calcext:value-type="float">
            <text:p>819.29</text:p>
          </table:table-cell>
        </table:table-row>
        <table:table-row table:style-name="ro1">
          <table:table-cell office:value-type="string" calcext:value-type="string">
            <text:p>TIJERA PIZZINI ESCOLAR 13.5cm PS52</text:p>
          </table:table-cell>
          <table:table-cell office:value-type="float" office:value="1071.85" calcext:value-type="float">
            <text:p>1071.85</text:p>
          </table:table-cell>
        </table:table-row>
        <table:table-row table:style-name="ro1">
          <table:table-cell office:value-type="string" calcext:value-type="string">
            <text:p>TIJERA SIMBALL SMILE 12cm x24u</text:p>
          </table:table-cell>
          <table:table-cell office:value-type="float" office:value="448.67" calcext:value-type="float">
            <text:p>448.67</text:p>
          </table:table-cell>
        </table:table-row>
        <table:table-row table:style-name="ro1">
          <table:table-cell office:value-type="string" calcext:value-type="string">
            <text:p>TIJERA ZIG ZAG 28419</text:p>
          </table:table-cell>
          <table:table-cell office:value-type="float" office:value="753.66" calcext:value-type="float">
            <text:p>753.66</text:p>
          </table:table-cell>
        </table:table-row>
        <table:table-row table:style-name="ro1">
          <table:table-cell office:value-type="string" calcext:value-type="string">
            <text:p>TIJERA ZIG ZAG 34536</text:p>
          </table:table-cell>
          <table:table-cell office:value-type="float" office:value="823.72" calcext:value-type="float">
            <text:p>823.72</text:p>
          </table:table-cell>
        </table:table-row>
        <table:table-row table:style-name="ro1">
          <table:table-cell office:value-type="string" calcext:value-type="string">
            <text:p>TIJERA ZIG-ZAG 514875</text:p>
          </table:table-cell>
          <table:table-cell office:value-type="float" office:value="604.5" calcext:value-type="float">
            <text:p>604.50</text:p>
          </table:table-cell>
        </table:table-row>
        <table:table-row table:style-name="ro1">
          <table:table-cell office:value-type="string" calcext:value-type="string">
            <text:p>TINTA DIBUJO SEÑORITA COLOR 15cc</text:p>
          </table:table-cell>
          <table:table-cell office:value-type="float" office:value="618.06" calcext:value-type="float">
            <text:p>618.06</text:p>
          </table:table-cell>
        </table:table-row>
        <table:table-row table:style-name="ro1">
          <table:table-cell office:value-type="string" calcext:value-type="string">
            <text:p>TINTA EDDING BT-30 P/PIZARRA 30ml</text:p>
          </table:table-cell>
          <table:table-cell office:value-type="float" office:value="251.91" calcext:value-type="float">
            <text:p>251.91</text:p>
          </table:table-cell>
        </table:table-row>
        <table:table-row table:style-name="ro1">
          <table:table-cell office:value-type="string" calcext:value-type="string">
            <text:p>TINTA IBI SELLOS x24ml</text:p>
          </table:table-cell>
          <table:table-cell office:value-type="float" office:value="604.83" calcext:value-type="float">
            <text:p>604.83</text:p>
          </table:table-cell>
        </table:table-row>
        <table:table-row table:style-name="ro1">
          <table:table-cell office:value-type="string" calcext:value-type="string">
            <text:p>TINTA OLAMI P/PIZARRA TPI180</text:p>
          </table:table-cell>
          <table:table-cell office:value-type="float" office:value="1517.82" calcext:value-type="float">
            <text:p>1517.82</text:p>
          </table:table-cell>
        </table:table-row>
        <table:table-row table:style-name="ro1">
          <table:table-cell office:value-type="string" calcext:value-type="string">
            <text:p>TINTA P/SELLO STA 30cc</text:p>
          </table:table-cell>
          <table:table-cell office:value-type="float" office:value="1265.39" calcext:value-type="float">
            <text:p>1265.39</text:p>
          </table:table-cell>
        </table:table-row>
        <table:table-row table:style-name="ro1">
          <table:table-cell office:value-type="string" calcext:value-type="string">
            <text:p>TINTA P/SELLO STA 50cc</text:p>
          </table:table-cell>
          <table:table-cell office:value-type="float" office:value="1716.71" calcext:value-type="float">
            <text:p>1716.71</text:p>
          </table:table-cell>
        </table:table-row>
        <table:table-row table:style-name="ro1">
          <table:table-cell office:value-type="string" calcext:value-type="string">
            <text:p>TINTA PELIKAN P/SELLO 4K 28cc</text:p>
          </table:table-cell>
          <table:table-cell office:value-type="float" office:value="1675.91" calcext:value-type="float">
            <text:p>1675.91</text:p>
          </table:table-cell>
        </table:table-row>
        <table:table-row table:style-name="ro1">
          <table:table-cell office:value-type="string" calcext:value-type="string">
            <text:p>TINTA PELIKAN ROLL ON 60ml</text:p>
          </table:table-cell>
          <table:table-cell office:value-type="float" office:value="7962.22" calcext:value-type="float">
            <text:p>7962.22</text:p>
          </table:table-cell>
        </table:table-row>
        <table:table-row table:style-name="ro1">
          <table:table-cell office:value-type="string" calcext:value-type="string">
            <text:p>TINTA TRABI MARCADOR PERMANENTE 30cc</text:p>
          </table:table-cell>
          <table:table-cell office:value-type="float" office:value="1716.61" calcext:value-type="float">
            <text:p>1716.61</text:p>
          </table:table-cell>
        </table:table-row>
        <table:table-row table:style-name="ro1">
          <table:table-cell office:value-type="string" calcext:value-type="string">
            <text:p>TINTA TRABI MARCADOR PIZARRA 30cc</text:p>
          </table:table-cell>
          <table:table-cell office:value-type="float" office:value="3453.09" calcext:value-type="float">
            <text:p>3453.09</text:p>
          </table:table-cell>
        </table:table-row>
        <table:table-row table:style-name="ro1">
          <table:table-cell office:value-type="string" calcext:value-type="string">
            <text:p>TIZA COLOR JUMBO x8u</text:p>
          </table:table-cell>
          <table:table-cell office:value-type="float" office:value="1375.27" calcext:value-type="float">
            <text:p>1375.27</text:p>
          </table:table-cell>
        </table:table-row>
        <table:table-row table:style-name="ro1">
          <table:table-cell office:value-type="string" calcext:value-type="string">
            <text:p>TIZA GIOTTO BEBE 6 COLORES</text:p>
          </table:table-cell>
          <table:table-cell office:value-type="float" office:value="3836.66" calcext:value-type="float">
            <text:p>3836.66</text:p>
          </table:table-cell>
        </table:table-row>
        <table:table-row table:style-name="ro1">
          <table:table-cell office:value-type="string" calcext:value-type="string">
            <text:p>TIZA GIOTTO ROBERCOLOR x10 BLANCA</text:p>
          </table:table-cell>
          <table:table-cell office:value-type="float" office:value="830.06" calcext:value-type="float">
            <text:p>830.06</text:p>
          </table:table-cell>
        </table:table-row>
        <table:table-row table:style-name="ro1">
          <table:table-cell office:value-type="string" calcext:value-type="string">
            <text:p>TIZA GIOTTO ROBERCOLOR x10 COLOR</text:p>
          </table:table-cell>
          <table:table-cell office:value-type="float" office:value="1256.95" calcext:value-type="float">
            <text:p>1256.95</text:p>
          </table:table-cell>
        </table:table-row>
        <table:table-row table:style-name="ro1">
          <table:table-cell office:value-type="string" calcext:value-type="string">
            <text:p>TIZA GIOTTO ROBERCOLOR x100u BLANCA</text:p>
          </table:table-cell>
          <table:table-cell office:value-type="float" office:value="3361.74" calcext:value-type="float">
            <text:p>3361.74</text:p>
          </table:table-cell>
        </table:table-row>
        <table:table-row table:style-name="ro1">
          <table:table-cell office:value-type="string" calcext:value-type="string">
            <text:p>TIZA GIOTTO ROBERCOLOR x100u COLOR</text:p>
          </table:table-cell>
          <table:table-cell office:value-type="float" office:value="8774.92" calcext:value-type="float">
            <text:p>8774.92</text:p>
          </table:table-cell>
        </table:table-row>
        <table:table-row table:style-name="ro1">
          <table:table-cell office:value-type="string" calcext:value-type="string">
            <text:p>TIZA JUMBO COLOR x6u</text:p>
          </table:table-cell>
          <table:table-cell office:value-type="float" office:value="923.82" calcext:value-type="float">
            <text:p>923.82</text:p>
          </table:table-cell>
        </table:table-row>
        <table:table-row table:style-name="ro1">
          <table:table-cell office:value-type="string" calcext:value-type="string">
            <text:p>TIZA KATANA BLANCA x12u 514631</text:p>
          </table:table-cell>
          <table:table-cell office:value-type="float" office:value="384.28" calcext:value-type="float">
            <text:p>384.28</text:p>
          </table:table-cell>
        </table:table-row>
        <table:table-row table:style-name="ro1">
          <table:table-cell office:value-type="string" calcext:value-type="string">
            <text:p>TIZA KATANA COLOR x12u 514632</text:p>
          </table:table-cell>
          <table:table-cell office:value-type="float" office:value="389.62" calcext:value-type="float">
            <text:p>389.62</text:p>
          </table:table-cell>
        </table:table-row>
        <table:table-row table:style-name="ro1">
          <table:table-cell office:value-type="string" calcext:value-type="string">
            <text:p>TIZA PLAYCOLOR x100u COLOR</text:p>
          </table:table-cell>
          <table:table-cell office:value-type="float" office:value="3631.95" calcext:value-type="float">
            <text:p>3631.95</text:p>
          </table:table-cell>
        </table:table-row>
        <table:table-row table:style-name="ro1">
          <table:table-cell office:value-type="string" calcext:value-type="string">
            <text:p>TIZA PLAYCOLOR x12u BLANCA</text:p>
          </table:table-cell>
          <table:table-cell office:value-type="float" office:value="679.02" calcext:value-type="float">
            <text:p>679.02</text:p>
          </table:table-cell>
        </table:table-row>
        <table:table-row table:style-name="ro1">
          <table:table-cell office:value-type="string" calcext:value-type="string">
            <text:p>TIZA PLAYCOLOR x12u COLOR</text:p>
          </table:table-cell>
          <table:table-cell office:value-type="float" office:value="1121.36" calcext:value-type="float">
            <text:p>1121.36</text:p>
          </table:table-cell>
        </table:table-row>
        <table:table-row table:style-name="ro1">
          <table:table-cell office:value-type="string" calcext:value-type="string">
            <text:p>TIZA PLAYCOLOR x144u BLANCA</text:p>
          </table:table-cell>
          <table:table-cell office:value-type="float" office:value="3240.26" calcext:value-type="float">
            <text:p>3240.26</text:p>
          </table:table-cell>
        </table:table-row>
        <table:table-row table:style-name="ro1">
          <table:table-cell office:value-type="string" calcext:value-type="string">
            <text:p>TIZAS FILGO JUMBO PINTO x12 PASTEL</text:p>
          </table:table-cell>
          <table:table-cell office:value-type="float" office:value="3292.43" calcext:value-type="float">
            <text:p>3292.43</text:p>
          </table:table-cell>
        </table:table-row>
        <table:table-row table:style-name="ro1">
          <table:table-cell office:value-type="string" calcext:value-type="string">
            <text:p>TIZAS FILGO JUMBO PINTO x5 PASTEL</text:p>
          </table:table-cell>
          <table:table-cell office:value-type="float" office:value="1238.07" calcext:value-type="float">
            <text:p>1238.07</text:p>
          </table:table-cell>
        </table:table-row>
        <table:table-row table:style-name="ro1">
          <table:table-cell office:value-type="string" calcext:value-type="string">
            <text:p>TONER GTC P/BROTHER TN-1060</text:p>
          </table:table-cell>
          <table:table-cell office:value-type="float" office:value="4087.67" calcext:value-type="float">
            <text:p>4087.67</text:p>
          </table:table-cell>
        </table:table-row>
        <table:table-row table:style-name="ro1">
          <table:table-cell office:value-type="string" calcext:value-type="string">
            <text:p>TONER GTC P/HP 105A SIN CHIP</text:p>
          </table:table-cell>
          <table:table-cell office:value-type="float" office:value="10496.87" calcext:value-type="float">
            <text:p>10496.87</text:p>
          </table:table-cell>
        </table:table-row>
        <table:table-row table:style-name="ro1">
          <table:table-cell office:value-type="string" calcext:value-type="string">
            <text:p>TONER GTC P/HP CE283A</text:p>
          </table:table-cell>
          <table:table-cell office:value-type="float" office:value="8079.94" calcext:value-type="float">
            <text:p>8079.94</text:p>
          </table:table-cell>
        </table:table-row>
        <table:table-row table:style-name="ro1">
          <table:table-cell office:value-type="string" calcext:value-type="string">
            <text:p>TONER GTC P/HP Q-435A/285A/278A</text:p>
          </table:table-cell>
          <table:table-cell office:value-type="float" office:value="6220.37" calcext:value-type="float">
            <text:p>6220.37</text:p>
          </table:table-cell>
        </table:table-row>
        <table:table-row table:style-name="ro1">
          <table:table-cell office:value-type="string" calcext:value-type="string">
            <text:p>TONER GTC P/SAMSUNG MLT-D101</text:p>
          </table:table-cell>
          <table:table-cell office:value-type="float" office:value="11983.36" calcext:value-type="float">
            <text:p>11983.36</text:p>
          </table:table-cell>
        </table:table-row>
        <table:table-row table:style-name="ro1">
          <table:table-cell office:value-type="string" calcext:value-type="string">
            <text:p>TRANSPORTADOR ACRILICO GEO 180g</text:p>
          </table:table-cell>
          <table:table-cell office:value-type="float" office:value="142.3" calcext:value-type="float">
            <text:p>142.30</text:p>
          </table:table-cell>
        </table:table-row>
        <table:table-row table:style-name="ro1">
          <table:table-cell office:value-type="string" calcext:value-type="string">
            <text:p>TRANSPORTADOR MAPED 180g CLASSIC BOLSA</text:p>
          </table:table-cell>
          <table:table-cell office:value-type="float" office:value="588.04" calcext:value-type="float">
            <text:p>588.04</text:p>
          </table:table-cell>
        </table:table-row>
        <table:table-row table:style-name="ro1">
          <table:table-cell office:value-type="string" calcext:value-type="string">
            <text:p>TRANSPORTADOR MAPED 180g CRISTAL ECO x20u</text:p>
          </table:table-cell>
          <table:table-cell office:value-type="float" office:value="270.05" calcext:value-type="float">
            <text:p>270.05</text:p>
          </table:table-cell>
        </table:table-row>
        <table:table-row table:style-name="ro1">
          <table:table-cell office:value-type="string" calcext:value-type="string">
            <text:p>TRANSPORTADOR PIZZINI 180g GRABADO <text:s/>670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string" calcext:value-type="string">
            <text:p>TRANSPORTADOR PIZZINI 180g GRABADO 6710</text:p>
          </table:table-cell>
          <table:table-cell office:value-type="float" office:value="267.83" calcext:value-type="float">
            <text:p>267.83</text:p>
          </table:table-cell>
        </table:table-row>
        <table:table-row table:style-name="ro1">
          <table:table-cell office:value-type="string" calcext:value-type="string">
            <text:p>TRANSPORTADOR PIZZINI ESTUDIO VERDE 360º 10cm 6722</text:p>
          </table:table-cell>
          <table:table-cell office:value-type="float" office:value="1475.06" calcext:value-type="float">
            <text:p>1475.06</text:p>
          </table:table-cell>
        </table:table-row>
        <table:table-row table:style-name="ro1">
          <table:table-cell office:value-type="string" calcext:value-type="string">
            <text:p>TRANSPORTADOR PIZZINI VERDE 180g ESTUDIO GRAB.6712</text:p>
          </table:table-cell>
          <table:table-cell office:value-type="float" office:value="627.11" calcext:value-type="float">
            <text:p>627.11</text:p>
          </table:table-cell>
        </table:table-row>
        <table:table-row table:style-name="ro1">
          <table:table-cell office:value-type="string" calcext:value-type="string">
            <text:p>TROMPO C/DISPARADOR HM40150</text:p>
          </table:table-cell>
          <table:table-cell office:value-type="float" office:value="2079.98" calcext:value-type="float">
            <text:p>2079.98</text:p>
          </table:table-cell>
        </table:table-row>
        <table:table-row table:style-name="ro1">
          <table:table-cell office:value-type="string" calcext:value-type="string">
            <text:p>TUBO PORTA PLANO 72mm X570-850mm</text:p>
          </table:table-cell>
          <table:table-cell office:value-type="float" office:value="5689.86" calcext:value-type="float">
            <text:p>5689.86</text:p>
          </table:table-cell>
        </table:table-row>
        <table:table-row table:style-name="ro1">
          <table:table-cell office:value-type="string" calcext:value-type="string">
            <text:p>TUBO PORTALAMINAS 40mm x400-780mm LARGO</text:p>
          </table:table-cell>
          <table:table-cell office:value-type="float" office:value="3017.35" calcext:value-type="float">
            <text:p>3017.35</text:p>
          </table:table-cell>
        </table:table-row>
        <table:table-row table:style-name="ro1">
          <table:table-cell office:value-type="string" calcext:value-type="string">
            <text:p>UHU SUPER GLUE 3g</text:p>
          </table:table-cell>
          <table:table-cell office:value-type="float" office:value="803.52" calcext:value-type="float">
            <text:p>803.52</text:p>
          </table:table-cell>
        </table:table-row>
        <table:table-row table:style-name="ro1">
          <table:table-cell office:value-type="string" calcext:value-type="string">
            <text:p>UNIPOX 25ml</text:p>
          </table:table-cell>
          <table:table-cell office:value-type="float" office:value="1372.65" calcext:value-type="float">
            <text:p>1372.65</text:p>
          </table:table-cell>
        </table:table-row>
        <table:table-row table:style-name="ro1">
          <table:table-cell office:value-type="string" calcext:value-type="string">
            <text:p>VIRUTA DE MADERA SIFAP NATURAL 40g</text:p>
          </table:table-cell>
          <table:table-cell office:value-type="float" office:value="864.79" calcext:value-type="float">
            <text:p>864.79</text:p>
          </table:table-cell>
        </table:table-row>
        <table:table-row table:style-name="ro1">
          <table:table-cell office:value-type="string" calcext:value-type="string">
            <text:p>VOLIBARRA 10g</text:p>
          </table:table-cell>
          <table:table-cell office:value-type="float" office:value="1079.21" calcext:value-type="float">
            <text:p>1079.21</text:p>
          </table:table-cell>
        </table:table-row>
        <table:table-row table:style-name="ro1">
          <table:table-cell office:value-type="string" calcext:value-type="string">
            <text:p>VOLIBARRA 22g</text:p>
          </table:table-cell>
          <table:table-cell office:value-type="float" office:value="1722.37" calcext:value-type="float">
            <text:p>1722.37</text:p>
          </table:table-cell>
        </table:table-row>
        <table:table-row table:style-name="ro1">
          <table:table-cell office:value-type="string" calcext:value-type="string">
            <text:p>VOLIBARRA 40g</text:p>
          </table:table-cell>
          <table:table-cell office:value-type="float" office:value="2639.66" calcext:value-type="float">
            <text:p>2639.66</text:p>
          </table:table-cell>
        </table:table-row>
        <table:table-row table:style-name="ro1">
          <table:table-cell office:value-type="string" calcext:value-type="string">
            <text:p>VOLIGOMA 30ml</text:p>
          </table:table-cell>
          <table:table-cell office:value-type="float" office:value="871.44" calcext:value-type="float">
            <text:p>871.44</text:p>
          </table:table-cell>
        </table:table-row>
        <table:table-row table:style-name="ro1">
          <table:table-cell office:value-type="string" calcext:value-type="string">
            <text:p>VOLIGOMA 50ml</text:p>
          </table:table-cell>
          <table:table-cell office:value-type="float" office:value="1418.83" calcext:value-type="float">
            <text:p>1418.83</text:p>
          </table:table-cell>
        </table:table-row>
        <table:table-row table:style-name="ro1">
          <table:table-cell office:value-type="string" calcext:value-type="string">
            <text:p>WERO GOMA 3D FANTASIA</text:p>
          </table:table-cell>
          <table:table-cell office:value-type="float" office:value="2359.74" calcext:value-type="float">
            <text:p>2359.74</text:p>
          </table:table-cell>
        </table:table-row>
        <table:table-row table:style-name="ro1">
          <table:table-cell office:value-type="string" calcext:value-type="string">
            <text:p>WERO GOMA 3D HELLO</text:p>
          </table:table-cell>
          <table:table-cell office:value-type="float" office:value="5705.82" calcext:value-type="float">
            <text:p>5705.82</text:p>
          </table:table-cell>
        </table:table-row>
        <table:table-row table:style-name="ro1">
          <table:table-cell office:value-type="string" calcext:value-type="string">
            <text:p>WERO GOMA 3D POLAR OCEAN</text:p>
          </table:table-cell>
          <table:table-cell office:value-type="float" office:value="5705.82" calcext:value-type="float">
            <text:p>5705.82</text:p>
          </table:table-cell>
        </table:table-row>
        <table:table-row table:style-name="ro1">
          <table:table-cell office:value-type="string" calcext:value-type="string">
            <text:p>WERO GOMA RIVER</text:p>
          </table:table-cell>
          <table:table-cell office:value-type="float" office:value="936.78" calcext:value-type="float">
            <text:p>936.78</text:p>
          </table:table-cell>
        </table:table-row>
        <table:table-row table:style-name="ro1">
          <table:table-cell office:value-type="string" calcext:value-type="string">
            <text:p>WERO GOMA SUPER COOL DINO</text:p>
          </table:table-cell>
          <table:table-cell office:value-type="float" office:value="889.35" calcext:value-type="float">
            <text:p>889.35</text:p>
          </table:table-cell>
        </table:table-row>
        <table:table-row table:style-name="ro1">
          <table:table-cell office:value-type="string" calcext:value-type="string">
            <text:p>WERO LAPIZ C/GOMA x5u</text:p>
          </table:table-cell>
          <table:table-cell office:value-type="float" office:value="2241.16" calcext:value-type="float">
            <text:p>2241.16</text:p>
          </table:table-cell>
        </table:table-row>
        <table:table-row table:style-name="ro1">
          <table:table-cell office:value-type="string" calcext:value-type="string">
            <text:p>WERO LAPIZ CON GOMA FANTASIA</text:p>
          </table:table-cell>
          <table:table-cell office:value-type="float" office:value="415.03" calcext:value-type="float">
            <text:p>415.03</text:p>
          </table:table-cell>
        </table:table-row>
        <table:table-row table:style-name="ro1">
          <table:table-cell office:value-type="string" calcext:value-type="string">
            <text:p>WERO LAPIZ CON GOMA RIVER PLATE</text:p>
          </table:table-cell>
          <table:table-cell office:value-type="float" office:value="533.61" calcext:value-type="float">
            <text:p>533.61</text:p>
          </table:table-cell>
        </table:table-row>
        <table:table-row table:style-name="ro1">
          <table:table-cell office:value-type="string" calcext:value-type="string">
            <text:p>WERO LAPIZ CON TOPPER FANTASIA</text:p>
          </table:table-cell>
          <table:table-cell office:value-type="float" office:value="1292.52" calcext:value-type="float">
            <text:p>1292.52</text:p>
          </table:table-cell>
        </table:table-row>
        <table:table-row table:style-name="ro1">
          <table:table-cell office:value-type="string" calcext:value-type="string">
            <text:p>WERO LAPIZ CON TOPPER RIVER</text:p>
          </table:table-cell>
          <table:table-cell office:value-type="float" office:value="1411.1" calcext:value-type="float">
            <text:p>1411.10</text:p>
          </table:table-cell>
        </table:table-row>
        <table:table-row table:style-name="ro1">
          <table:table-cell office:value-type="string" calcext:value-type="string">
            <text:p>WERO LAPIZ INFINITO FANTASIA</text:p>
          </table:table-cell>
          <table:table-cell office:value-type="float" office:value="2359.74" calcext:value-type="float">
            <text:p>2359.74</text:p>
          </table:table-cell>
        </table:table-row>
        <table:table-row table:style-name="ro1">
          <table:table-cell office:value-type="string" calcext:value-type="string">
            <text:p>WERO RESALTADOR MINI CATS</text:p>
          </table:table-cell>
          <table:table-cell office:value-type="float" office:value="1648.26" calcext:value-type="float">
            <text:p>1648.26</text:p>
          </table:table-cell>
        </table:table-row>
        <table:table-row table:style-name="ro1">
          <table:table-cell office:value-type="string" calcext:value-type="string">
            <text:p>WERO RESALTADOR MINI MONSTER</text:p>
          </table:table-cell>
          <table:table-cell office:value-type="float" office:value="1648.26" calcext:value-type="float">
            <text:p>1648.26</text:p>
          </table:table-cell>
        </table:table-row>
        <table:table-row table:style-name="ro1">
          <table:table-cell office:value-type="string" calcext:value-type="string">
            <text:p>WERO ROLLER BORRABLE CAT</text:p>
          </table:table-cell>
          <table:table-cell office:value-type="float" office:value="2834.06" calcext:value-type="float">
            <text:p>2834.06</text:p>
          </table:table-cell>
        </table:table-row>
        <table:table-row table:style-name="ro1">
          <table:table-cell office:value-type="string" calcext:value-type="string">
            <text:p>WERO ROLLER BORRABLE FANTASIA</text:p>
          </table:table-cell>
          <table:table-cell office:value-type="float" office:value="2596.9" calcext:value-type="float">
            <text:p>2596.90</text:p>
          </table:table-cell>
        </table:table-row>
        <table:table-row table:style-name="ro1">
          <table:table-cell office:value-type="string" calcext:value-type="string">
            <text:p>WERO ROLLER PAW x3u</text:p>
          </table:table-cell>
          <table:table-cell office:value-type="float" office:value="5824.82" calcext:value-type="float">
            <text:p>5824.82</text:p>
          </table:table-cell>
        </table:table-row>
        <table:table-row table:style-name="ro1">
          <table:table-cell office:value-type="string" calcext:value-type="string">
            <text:p>RESMA AUTOR A3 80g 297x420 x500h</text:p>
          </table:table-cell>
          <table:table-cell office:value-type="float" office:value="14043.11" calcext:value-type="float">
            <text:p>14043.11</text:p>
          </table:table-cell>
        </table:table-row>
        <table:table-row table:style-name="ro1">
          <table:table-cell office:value-type="string" calcext:value-type="string">
            <text:p>RESMA AUTOR A4 70g 210x297 x500h</text:p>
          </table:table-cell>
          <table:table-cell office:value-type="float" office:value="5976.63" calcext:value-type="float">
            <text:p>5976.63</text:p>
          </table:table-cell>
        </table:table-row>
        <table:table-row table:style-name="ro1">
          <table:table-cell office:value-type="string" calcext:value-type="string">
            <text:p>RESMA AUTOR A4 75g 210x297 x500h</text:p>
          </table:table-cell>
          <table:table-cell office:value-type="float" office:value="6530.88" calcext:value-type="float">
            <text:p>6530.88</text:p>
          </table:table-cell>
        </table:table-row>
        <table:table-row table:style-name="ro1">
          <table:table-cell office:value-type="string" calcext:value-type="string">
            <text:p>RESMA AUTOR A4 80g 210x297 x500h</text:p>
          </table:table-cell>
          <table:table-cell office:value-type="float" office:value="6966.27" calcext:value-type="float">
            <text:p>6966.27</text:p>
          </table:table-cell>
        </table:table-row>
        <table:table-row table:style-name="ro1">
          <table:table-cell office:value-type="string" calcext:value-type="string">
            <text:p>RESMA AUTOR A4 90g LASER x500h</text:p>
          </table:table-cell>
          <table:table-cell office:value-type="float" office:value="8817.31" calcext:value-type="float">
            <text:p>8817.31</text:p>
          </table:table-cell>
        </table:table-row>
        <table:table-row table:style-name="ro1">
          <table:table-cell office:value-type="string" calcext:value-type="string">
            <text:p>RESMA AUTOR OFICIO 75g 216x356 x500h</text:p>
          </table:table-cell>
          <table:table-cell office:value-type="float" office:value="8102.96" calcext:value-type="float">
            <text:p>8102.96</text:p>
          </table:table-cell>
        </table:table-row>
        <table:table-row table:style-name="ro1">
          <table:table-cell office:value-type="string" calcext:value-type="string">
            <text:p>RESMA AUTOR OFICIO 80g 216x356 x500h</text:p>
          </table:table-cell>
          <table:table-cell office:value-type="float" office:value="9320.76" calcext:value-type="float">
            <text:p>9320.76</text:p>
          </table:table-cell>
        </table:table-row>
        <table:table-row table:style-name="ro1">
          <table:table-cell office:value-type="string" calcext:value-type="string">
            <text:p>RESMA HUSARES A4 120g x100h 7880</text:p>
          </table:table-cell>
          <table:table-cell office:value-type="float" office:value="4944.71" calcext:value-type="float">
            <text:p>4944.71</text:p>
          </table:table-cell>
        </table:table-row>
        <table:table-row table:style-name="ro1">
          <table:table-cell office:value-type="string" calcext:value-type="string">
            <text:p>RESMA HUSARES A4 150g x100h 7858</text:p>
          </table:table-cell>
          <table:table-cell office:value-type="float" office:value="6399.64" calcext:value-type="float">
            <text:p>6399.64</text:p>
          </table:table-cell>
        </table:table-row>
        <table:table-row table:style-name="ro1">
          <table:table-cell office:value-type="string" calcext:value-type="string">
            <text:p>RESMA HUSARES A4 75g COLOR x100h AMARILLO 7852</text:p>
          </table:table-cell>
          <table:table-cell office:value-type="float" office:value="4724.2" calcext:value-type="float">
            <text:p>4724.20</text:p>
          </table:table-cell>
        </table:table-row>
        <table:table-row table:style-name="ro1">
          <table:table-cell office:value-type="string" calcext:value-type="string">
            <text:p>RESMA HUSARES A4 75g COLOR x100h CELESTE 7851</text:p>
          </table:table-cell>
          <table:table-cell office:value-type="float" office:value="4724.2" calcext:value-type="float">
            <text:p>4724.20</text:p>
          </table:table-cell>
        </table:table-row>
        <table:table-row table:style-name="ro1">
          <table:table-cell office:value-type="string" calcext:value-type="string">
            <text:p>RESMA HUSARES A4 75g COLOR x100h ROSA 7854</text:p>
          </table:table-cell>
          <table:table-cell office:value-type="float" office:value="4724.2" calcext:value-type="float">
            <text:p>4724.20</text:p>
          </table:table-cell>
        </table:table-row>
        <table:table-row table:style-name="ro1">
          <table:table-cell office:value-type="string" calcext:value-type="string">
            <text:p>RESMA HUSARES A4 75g COLOR x100h VERDE 7853</text:p>
          </table:table-cell>
          <table:table-cell office:value-type="float" office:value="4724.2" calcext:value-type="float">
            <text:p>4724.20</text:p>
          </table:table-cell>
        </table:table-row>
        <table:table-row table:style-name="ro1">
          <table:table-cell office:value-type="string" calcext:value-type="string">
            <text:p>RESMA HUSARES A4 75gr MULTICOLOR x100h 7855</text:p>
          </table:table-cell>
          <table:table-cell office:value-type="float" office:value="4521.24" calcext:value-type="float">
            <text:p>4521.24</text:p>
          </table:table-cell>
        </table:table-row>
        <table:table-row table:style-name="ro1">
          <table:table-cell office:value-type="string" calcext:value-type="string">
            <text:p>RESMA HUSARES A4 MICROPERFORADA EN DOS 7844</text:p>
          </table:table-cell>
          <table:table-cell office:value-type="float" office:value="13558.82" calcext:value-type="float">
            <text:p>13558.82</text:p>
          </table:table-cell>
        </table:table-row>
        <table:table-row table:style-name="ro1">
          <table:table-cell office:value-type="string" calcext:value-type="string">
            <text:p>RESMA HUSARES A4 MICROPERFORADA EN TRES 7845</text:p>
          </table:table-cell>
          <table:table-cell office:value-type="float" office:value="11532.49" calcext:value-type="float">
            <text:p>11532.49</text:p>
          </table:table-cell>
        </table:table-row>
        <table:table-row table:style-name="ro1">
          <table:table-cell office:value-type="string" calcext:value-type="string">
            <text:p>RESMA LEDESMA NAT A3 75gr x500h</text:p>
          </table:table-cell>
          <table:table-cell office:value-type="float" office:value="15900.2" calcext:value-type="float">
            <text:p>15900.20</text:p>
          </table:table-cell>
        </table:table-row>
        <table:table-row table:style-name="ro1">
          <table:table-cell office:value-type="string" calcext:value-type="string">
            <text:p>RESMA LEDESMA NAT A4 75gr x250h</text:p>
          </table:table-cell>
          <table:table-cell office:value-type="float" office:value="4587.74" calcext:value-type="float">
            <text:p>4587.74</text:p>
          </table:table-cell>
        </table:table-row>
        <table:table-row table:style-name="ro1">
          <table:table-cell office:value-type="string" calcext:value-type="string">
            <text:p>RESMA LEDESMA NAT A4 75gr x500h</text:p>
          </table:table-cell>
          <table:table-cell office:value-type="float" office:value="6092.13" calcext:value-type="float">
            <text:p>6092.13</text:p>
          </table:table-cell>
        </table:table-row>
        <table:table-row table:style-name="ro1">
          <table:table-cell office:value-type="string" calcext:value-type="string">
            <text:p>RESMA LEDESMA NAT A7 x200h</text:p>
          </table:table-cell>
          <table:table-cell office:value-type="float" office:value="1196.42" calcext:value-type="float">
            <text:p>1196.42</text:p>
          </table:table-cell>
        </table:table-row>
        <table:table-row table:style-name="ro1">
          <table:table-cell office:value-type="string" calcext:value-type="string">
            <text:p>RESMA LEDESMA NAT LEGAL 75gr x500h</text:p>
          </table:table-cell>
          <table:table-cell office:value-type="float" office:value="9709.09" calcext:value-type="float">
            <text:p>9709.09</text:p>
          </table:table-cell>
        </table:table-row>
        <table:table-row table:style-name="ro1">
          <table:table-cell office:value-type="string" calcext:value-type="string">
            <text:p>RESMA PAPEL CONTINUO 12x25 QUIMICO DUPLICADO 3220</text:p>
          </table:table-cell>
          <table:table-cell office:value-type="float" office:value="41315.05" calcext:value-type="float">
            <text:p>41315.05</text:p>
          </table:table-cell>
        </table:table-row>
        <table:table-row table:style-name="ro1">
          <table:table-cell office:value-type="string" calcext:value-type="string">
            <text:p>RESMA PAPEL CONTINUO 12x25 TROQ.EN CRUZ 3129</text:p>
          </table:table-cell>
          <table:table-cell office:value-type="float" office:value="28738.88" calcext:value-type="float">
            <text:p>28738.88</text:p>
          </table:table-cell>
        </table:table-row>
        <table:table-row table:style-name="ro1">
          <table:table-cell office:value-type="string" calcext:value-type="string">
            <text:p>RESMA PAPEL CONTINUO 8 1/2 x25 x3030h</text:p>
          </table:table-cell>
          <table:table-cell office:value-type="float" office:value="206.64" calcext:value-type="float">
            <text:p>206.64</text:p>
          </table:table-cell>
        </table:table-row>
        <table:table-row table:style-name="ro1">
          <table:table-cell office:value-type="string" calcext:value-type="string">
            <text:p>RESMA PAPEL CONTINUO HUSARES 12x25 70g x1000h 3135</text:p>
          </table:table-cell>
          <table:table-cell office:value-type="float" office:value="25862.87" calcext:value-type="float">
            <text:p>25862.87</text:p>
          </table:table-cell>
        </table:table-row>
        <table:table-row table:style-name="ro1">
          <table:table-cell office:value-type="string" calcext:value-type="string">
            <text:p>RESMA PAPEL CONTINUO HUSARES 12x25 PLECA 3" 3122</text:p>
          </table:table-cell>
          <table:table-cell office:value-type="float" office:value="9391.97" calcext:value-type="float">
            <text:p>9391.97</text:p>
          </table:table-cell>
        </table:table-row>
        <table:table-row table:style-name="ro1">
          <table:table-cell office:value-type="string" calcext:value-type="string">
            <text:p>RESMA PAPEL CONTINUO HUSARES 12x25 PLECA 4" 3126</text:p>
          </table:table-cell>
          <table:table-cell office:value-type="float" office:value="28738.88" calcext:value-type="float">
            <text:p>28738.88</text:p>
          </table:table-cell>
        </table:table-row>
        <table:table-row table:style-name="ro1">
          <table:table-cell office:value-type="string" calcext:value-type="string">
            <text:p>RESMA PAPEL CONTINUO LEDESMA 12*25 70g x1000h</text:p>
          </table:table-cell>
          <table:table-cell office:value-type="float" office:value="17717.8" calcext:value-type="float">
            <text:p>17717.80</text:p>
          </table:table-cell>
        </table:table-row>
        <table:table-row table:style-name="ro1">
          <table:table-cell office:value-type="string" calcext:value-type="string">
            <text:p>RESMA PUNAX A4 75gr 210x297 x500h</text:p>
          </table:table-cell>
          <table:table-cell office:value-type="float" office:value="6043.8" calcext:value-type="float">
            <text:p>6043.80</text:p>
          </table:table-cell>
        </table:table-row>
      </table:table>
      <table:table table:name="Verduleria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ANANA x 12 KG.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ARANDANOS x 2 KG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BANANA x 20 KG.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EREZA x 5 KG.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IRUELA NEGRA x 14 KG.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IRUELA ROJA x 12 KG.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DURAZNO AMARILLO SELECCION x 10 KG.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FRUTILLA SELECCION x 5 KG.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KIWI x 11 KG.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IMA x 1 KG.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LIMON x 18 KG.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MANGO x 12 UNIDADES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ANZANA COMERCIAL x 20 KG.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MANZANA ELEGIDA x 18 KG.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MANZANA GRANEL x 18 KG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ANZANA SUPERIOR x 18 KG.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ANZANA VERDE GOLDEN x 18 KG.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MELON BLANCO x 7 UNIDADES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NARANJA JUGO x 18 KG.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ERA PACKAM S x 18 KG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ERA WILLIAMS x 18 KG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PIÑA x 14 UNIDADES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PLATANO x 15 KG.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SANDIA POSTRE x 1 KG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UVA BLANCA x 9 KG.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UVA BLANCA SELECCION x 8 KG.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UVA CEREZA x 14 KG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UVA NEGRA x 15 KG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UVA ROSADA x 12 KG.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ACELGA x 10 PAQUETE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ALBAHACA x UNIDAD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LBAHACA x 24 PAQUETE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PIO x 10 UNIDADE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ROCOLI x 12 PAQUETES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EBOLLA DE VERDEO x 20 PAQUETES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LECHUGA CAPUCHINA x 10 KG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ECHUGA CRESPA x 5 KG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LECHUGA MORADA x 5 KG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ECHUGA REPOLLADA x 10 KG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PEREJIL x 20 PAQUETES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PUERRO x 20 PAQUETE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RADICHETA CORTE x 36 PAQUET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EMOLACHA x 10 PAQUETE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REPOLLO BLANCO x 10 UNIDADE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REPOLLO BRUSELLAS x 250 GRS.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REPOLLO COLORADO x 10 UNIDADE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RUCULA x 20 PAQUETE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JO CHICO x 50 CABEZAS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AJO GRANDE x 50 CABEZAS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AJO MEDIANO x 50 CABEZA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BATATA x 16 KG.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BERENJENA NEGRA x 9 KG.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ERENJENA RAYADA x 9 KG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EBOLLA CHICA x 18 KG.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EBOLLA GRANDE x 18 KG.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EBOLLA GRANDE x 18 KG.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EBOLLA MEDIANA x 18 KG.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CHAUCHA FINA x 10 KG.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HOCLO x 14 KG.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MORRON AMARILLO x 9 KG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ORRON ROJO x 9 KG.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MORRON VERDE x 9 KG.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ALTA HASS x 10 KG.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PAPA CEPILLADA x 25 KG.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PAPA CHINA x 1 KG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PAPA DE SEGUNDA x 1 KG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PAPA NEGRA x 25 KG.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PEPINO x 15 KG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TOMATE CHERRY x 10 KG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OMATE PERITA x 18 KG.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TOMATE REDONDO x 18 KG.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TOMATE REDONDO SELECCION x 18 KG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ZANAHORIA x 14 KG.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ZANAHORIA CUBITO x 11 KG.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ZANAHORIA ELEGIDA x 18 KG.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ZAPALLO ANCO x 20 KG.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ZAPALLO CABUCCI x 18 KG.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ZAPALLO PRINCESA x 16 KG.</text:p>
          </table:table-cell>
          <table:table-cell office:value-type="float" office:value="8000" calcext:value-type="float">
            <text:p>8000</text:p>
          </table:table-cell>
        </table:table-row>
      </table:table>
      <table:named-expressions/>
      <table:database-ranges>
        <table:database-range table:name="__Anonymous_Sheet_DB__1" table:target-range-address="Computacion.A1:Computacion.B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0:39:06.392885715</meta:creation-date>
    <dc:date>2025-03-29T22:17:52.537902666</dc:date>
    <meta:editing-duration>P1DT1H17M30S</meta:editing-duration>
    <meta:editing-cycles>8</meta:editing-cycles>
    <meta:generator>LibreOffice/24.8.4.2$MacOSX_AARCH64 LibreOffice_project/bb3cfa12c7b1bf994ecc5649a80400d06cd71002</meta:generator>
    <meta:document-statistic meta:table-count="4" meta:cell-count="8852" meta:object-count="0"/>
    <meta:user-defined meta:name=""/>
  </office:meta>
</office:document-meta>
</file>